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yslivka and Berestove of Kharkiv region. Russian ...</text:span>
</text:h>
      <text:p text:style-name="P4">
Authors: liveuamap (Language: en)</text:p>
      <text:p text:style-name="P4">
Time: 2023-06-30T-22:09:00</text:p>
      <text:p text:style-name="P4">
Location: Svatove (Latitude:49.54058 Longtitude:37.89167)</text:p>
      <text:p text:style-name="P4">
Videos: []</text:p>
      <text:p text:style-name="P4">
Images: []</text:p>
      <text:p text:style-name="P4">
Tags: ["Russia"]</text:p>
      <text:p text:style-name="P4">
ID: 22572705</text:p>
      <!--METADATA-->
      <text:p text:style-name="P4">
At Kupiansk direction Russian army shelled Kyslivka and Berestove of Kharkivregion. Russian aviation conducted airstrikes at Kyslivka, - General Staff ofArmed Forces of Ukraine says in the morning report</text:p>
      <text:p text:style-name="P4">
News Collection Link: <text:a xlink:type="simple" xlink:href="https:\/\/liveuamap.com\/en\/2023\/30-june-at-kupiansk-direction-russian-army-shelled-kyslivka" text:style-name="Internet_20_link" text:visited-style-name="Visited_20_Internet_20_Link">
https:\/\/liveuamap.com\/en\/2023\/30-june-at-kupiansk-direction-russian-army-shelled-kyslivka</text:a>
</text:p>
      <text:p text:style-name="P4">
Source: <text:a xlink:type="simple" xlink:href="https://t.me/lumsrc/5228" text:style-name="Internet_20_link" text:visited-style-name="Visited_20_Internet_20_Link">
https://t.me/lumsrc/5228</text:a>
</text:p>
      <!--NEWS-->
      <text:h text:style-name="P10" text:outline-level="1">
<text:span text:style-name="T4">
At Lyman direction Russian army shelled Nevske, Bilohorivka of Luhansk region and Verkhnokamy...</text:span>
</text:h>
      <text:p text:style-name="P4">
Authors: liveuamap (Language: en)</text:p>
      <text:p text:style-name="P4">
Time: 2023-06-30T-24:09:00</text:p>
      <text:p text:style-name="P4">
Location: Lyman (Latitude:48.98385 Longtitude:37.81706)</text:p>
      <text:p text:style-name="P4">
Videos: []</text:p>
      <text:p text:style-name="P4">
Images: []</text:p>
      <text:p text:style-name="P4">
Tags: ["Russia"]</text:p>
      <text:p text:style-name="P4">
ID: 22572704</text:p>
      <!--METADATA-->
      <text:p text:style-name="P4">
At Lyman direction Russian army shelled Nevske, Bilohorivka of Luhansk regionand Verkhnokamyanske, Rozdolivka of Donetsk region. Russian aviation conductedairstrikes at Bilohorivka of Luhansk region and Lyman and Rozdolivka ofDonetsk region, - General Staff of Armed Forces of Ukraine says in the morningreport</text:p>
      <text:p text:style-name="P4">
News Collection Link: <text:a xlink:type="simple" xlink:href="https:\/\/liveuamap.com\/en\/2023\/30-june-at-lyman-direction-russian-army-shelled-nevske-bilohorivka" text:style-name="Internet_20_link" text:visited-style-name="Visited_20_Internet_20_Link">
https:\/\/liveuamap.com\/en\/2023\/30-june-at-lyman-direction-russian-army-shelled-nevske-bilohorivka</text:a>
</text:p>
      <text:p text:style-name="P4">
Source: <text:a xlink:type="simple" xlink:href="https://t.me/lumsrc/5229" text:style-name="Internet_20_link" text:visited-style-name="Visited_20_Internet_20_Link">
https://t.me/lumsrc/5229</text:a>
</text:p>
      <!--NEWS-->
      <text:h text:style-name="P10" text:outline-level="1">
<text:span text:style-name="T4">
At Bakhmut direction Russian army shelled Vasukivka, Khromove, Chasiv Yar and Ivanivske of Do...</text:span>
</text:h>
      <text:p text:style-name="P4">
Authors: liveuamap (Language: en)</text:p>
      <text:p text:style-name="P4">
Time: 2023-06-30T-26:09:00</text:p>
      <text:p text:style-name="P4">
Location: Bakhmut (Latitude:48.45767 Longtitude:37.88841)</text:p>
      <text:p text:style-name="P4">
Videos: []</text:p>
      <text:p text:style-name="P4">
Images: []</text:p>
      <text:p text:style-name="P4">
Tags: ["Russia"]</text:p>
      <text:p text:style-name="P4">
ID: 22572703</text:p>
      <!--METADATA-->
      <text:p text:style-name="P4">
At Bakhmut direction Russian army shelled Vasukivka, Khromove, Chasiv Yar andIvanivske of Donetsk region. Russian aviation conducted airstrikes at BilaHora and Dyliyivka, - General Staff of Armed Forces of Ukraine says in themorning report</text:p>
      <text:p text:style-name="P4">
News Collection Link: <text:a xlink:type="simple" xlink:href="https:\/\/liveuamap.com\/en\/2023\/30-june-at-bakhmut-direction-russian-army-shelled-vasukivka" text:style-name="Internet_20_link" text:visited-style-name="Visited_20_Internet_20_Link">
https:\/\/liveuamap.com\/en\/2023\/30-june-at-bakhmut-direction-russian-army-shelled-vasukivka</text:a>
</text:p>
      <text:p text:style-name="P4">
Source: <text:a xlink:type="simple" xlink:href="https://t.me/lumsrc/5230" text:style-name="Internet_20_link" text:visited-style-name="Visited_20_Internet_20_Link">
https://t.me/lumsrc/5230</text:a>
</text:p>
      <!--NEWS-->
      <text:h text:style-name="P10" text:outline-level="1">
<text:span text:style-name="T4">
At Avdiyivka direction Russian army shelled Stepove, Avdiyivka and Vodyane of Donetsk region,...</text:span>
</text:h>
      <text:p text:style-name="P4">
Authors: liveuamap (Language: en)</text:p>
      <text:p text:style-name="P4">
Time: 2023-06-30T-28:09:00</text:p>
      <text:p text:style-name="P4">
Location: Pisky, Donetsk Oblast (Latitude:48.09482 Longtitude:37.66216)</text:p>
      <text:p text:style-name="P4">
Videos: []</text:p>
      <text:p text:style-name="P4">
Images: []</text:p>
      <text:p text:style-name="P4">
Tags: ["Russia"]</text:p>
      <text:p text:style-name="P4">
ID: 22572702</text:p>
      <!--METADATA-->
      <text:p text:style-name="P4">
At Avdiyivka direction Russian army shelled Stepove, Avdiyivka and Vodyane ofDonetsk region, - General Staff of Armed Forces of Ukraine says in the morningreport</text:p>
      <text:p text:style-name="P4">
News Collection Link: <text:a xlink:type="simple" xlink:href="https:\/\/liveuamap.com\/en\/2023\/30-june-at-avdiyivka-direction-russian-army-shelled-stepove" text:style-name="Internet_20_link" text:visited-style-name="Visited_20_Internet_20_Link">
https:\/\/liveuamap.com\/en\/2023\/30-june-at-avdiyivka-direction-russian-army-shelled-stepove</text:a>
</text:p>
      <text:p text:style-name="P4">
Source: <text:a xlink:type="simple" xlink:href="https://t.me/lumsrc/5231" text:style-name="Internet_20_link" text:visited-style-name="Visited_20_Internet_20_Link">
https://t.me/lumsrc/5231</text:a>
</text:p>
      <!--NEWS-->
      <text:h text:style-name="P10" text:outline-level="1">
<text:span text:style-name="T4">
At Maryinka direction Russian army shelled Nevelske, Oleksandropil, Krasnohorivka, Maryinka, ...</text:span>
</text:h>
      <text:p text:style-name="P4">
Authors: liveuamap (Language: en)</text:p>
      <text:p text:style-name="P4">
Time: 2023-06-30T-30:09:00</text:p>
      <text:p text:style-name="P4">
Location: Donets'ka oblast (Latitude:48.05812000 Longtitude:37.57822000)</text:p>
      <text:p text:style-name="P4">
Videos: []</text:p>
      <text:p text:style-name="P4">
Images: []</text:p>
      <text:p text:style-name="P4">
Tags: ["Russia"]</text:p>
      <text:p text:style-name="P4">
ID: 22572701</text:p>
      <!--METADATA-->
      <text:p text:style-name="P4">
At Maryinka direction Russian army shelled Nevelske, Oleksandropil,Krasnohorivka, Maryinka, Pobyeda and Paraskoviyivka of Donetsk region. Russianaviation conducted airstrikes at Krasnohorivka and Nevelske, - General Staffof Armed Forces of Ukraine says in the morning report</text:p>
      <text:p text:style-name="P4">
News Collection Link: <text:a xlink:type="simple" xlink:href="https:\/\/liveuamap.com\/en\/2023\/30-june-at-maryinka-direction-russian-army-shelled-nevelske" text:style-name="Internet_20_link" text:visited-style-name="Visited_20_Internet_20_Link">
https:\/\/liveuamap.com\/en\/2023\/30-june-at-maryinka-direction-russian-army-shelled-nevelske</text:a>
</text:p>
      <text:p text:style-name="P4">
Source: <text:a xlink:type="simple" xlink:href="https://t.me/lumsrc/5232" text:style-name="Internet_20_link" text:visited-style-name="Visited_20_Internet_20_Link">
https://t.me/lumsrc/5232</text:a>
</text:p>
      <!--NEWS-->
      <text:h text:style-name="P10" text:outline-level="1">
<text:span text:style-name="T4">
At Shakhtarske direction Russian army shelled Novomykhaylivka, Prechystivka, Vuhledar, Zolota...</text:span>
</text:h>
      <text:p text:style-name="P4">
Authors: liveuamap (Language: en)</text:p>
      <text:p text:style-name="P4">
Time: 2023-06-30T-32:09:00</text:p>
      <text:p text:style-name="P4">
Location: Zaporizhzhia (Latitude:47.78769 Longtitude:36.69432)</text:p>
      <text:p text:style-name="P4">
Videos: []</text:p>
      <text:p text:style-name="P4">
Images: []</text:p>
      <text:p text:style-name="P4">
Tags: ["Russia"]</text:p>
      <text:p text:style-name="P4">
ID: 22572700</text:p>
      <!--METADATA-->
      <text:p text:style-name="P4">
At Shakhtarske direction Russian army shelled Novomykhaylivka, Prechystivka,Vuhledar, Zolota Nyva and Blahodatne of Donetsk region. Russian aviationconducted airstrikes at Vuhledar, Zolota Nyva, Makarivka and Rivnopil ofDonetsk region, - General Staff of Armed Forces of Ukraine says in the morningreport</text:p>
      <text:p text:style-name="P4">
News Collection Link: <text:a xlink:type="simple" xlink:href="https:\/\/liveuamap.com\/en\/2023\/30-june-at-shakhtarske-direction-russian-army-shelled-novomykhaylivka" text:style-name="Internet_20_link" text:visited-style-name="Visited_20_Internet_20_Link">
https:\/\/liveuamap.com\/en\/2023\/30-june-at-shakhtarske-direction-russian-army-shelled-novomykhaylivka</text:a>
</text:p>
      <text:p text:style-name="P4">
Source: <text:a xlink:type="simple" xlink:href="https://t.me/lumsrc/5233" text:style-name="Internet_20_link" text:visited-style-name="Visited_20_Internet_20_Link">
https://t.me/lumsrc/5233</text:a>
</text:p>
      <!--NEWS-->
      <text:h text:style-name="P10" text:outline-level="1">
<text:span text:style-name="T4">
11 explosions were reported at Berdiansk airport, there are secondary explosions. Firefightin...</text:span>
</text:h>
      <text:p text:style-name="P4">
Authors: liveuamap (Language: en)</text:p>
      <text:p text:style-name="P4">
Time: 2023-06-30T03:00:02</text:p>
      <text:p text:style-name="P4">
Location: Berdyansk (Latitude:46.81318 Longtitude:36.7594)</text:p>
      <text:p text:style-name="P4">
Videos: []</text:p>
      <text:p text:style-name="P4">
Images: []</text:p>
      <text:p text:style-name="P4">
Tags: ["Europe", "Central and Eastern Europe"]</text:p>
      <text:p text:style-name="P4">
ID: 22572687</text:p>
      <!--METADATA-->
      <text:p text:style-name="P4">
11 explosions were reported at Berdiansk airport, there are secondaryexplosions. Firefighting vehicles and ambulances are on the way</text:p>
      <text:p text:style-name="P4">
News Collection Link: <text:a xlink:type="simple" xlink:href="https:\/\/liveuamap.com\/en\/2023\/30-june-11-explosions-were-reported-at-berdiansk-airport" text:style-name="Internet_20_link" text:visited-style-name="Visited_20_Internet_20_Link">
https:\/\/liveuamap.com\/en\/2023\/30-june-11-explosions-were-reported-at-berdiansk-airport</text:a>
</text:p>
      <text:p text:style-name="P4">
Source: <text:a xlink:type="simple" xlink:href="https://t.me/channel24_ua/94740" text:style-name="Internet_20_link" text:visited-style-name="Visited_20_Internet_20_Link">
https://t.me/channel24_ua/94740</text:a>
</text:p>
      <!--NEWS-->
      <text:h text:style-name="P10" text:outline-level="1">
<text:span text:style-name="T4">
Drone was intercepted with anti-drone rifle near Gornal village of Kursk region</text:span>
</text:h>
      <text:p text:style-name="P4">
Authors: liveuamap (Language: en)</text:p>
      <text:p text:style-name="P4">
Time: 2023-06-30T12:42:00</text:p>
      <text:p text:style-name="P4">
Location: Kursk (Latitude:51.057 Longtitude:35.21192)</text:p>
      <text:p text:style-name="P4">
Videos: []</text:p>
      <text:p text:style-name="P4">
Images: []</text:p>
      <text:p text:style-name="P4">
Tags: ["Russia", "Central and Eastern Europe"]</text:p>
      <text:p text:style-name="P4">
ID: 22572815</text:p>
      <!--METADATA-->
      <text:p text:style-name="P4">
Drone was intercepted with anti-drone rifle near Gornal village of Kurskregion</text:p>
      <text:p text:style-name="P4">
News Collection Link: <text:a xlink:type="simple" xlink:href="https:\/\/liveuamap.com\/en\/2023\/30-june-drone-was-intercepted-with-antidrone-rifle-near-gornal" text:style-name="Internet_20_link" text:visited-style-name="Visited_20_Internet_20_Link">
https:\/\/liveuamap.com\/en\/2023\/30-june-drone-was-intercepted-with-antidrone-rifle-near-gornal</text:a>
</text:p>
      <text:p text:style-name="P4">
Source: <text:a xlink:type="simple" xlink:href="https://t.me/bazabazon/19100" text:style-name="Internet_20_link" text:visited-style-name="Visited_20_Internet_20_Link">
https://t.me/bazabazon/19100</text:a>
</text:p>
      <!--NEWS-->
      <text:h text:style-name="P10" text:outline-level="1">
<text:span text:style-name="T4">
росіяни розсилають фейкові листи «про відпустки» військовослужбовців</text:span>
</text:h>
      <text:p text:style-name="P4">
Author: ['АРМІЯINFORM']</text:p>
      <text:p text:style-name="P4">
Time: 2023-06-30T97:00:00-04:00</text:p>
      <text:p text:style-name="P4">
Description: Росіяни проводять фішингову атаку, розсилаючи на електронні адреси листи, які ніби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hakerska-ataka-uryadovi-sajty.jpg" text:style-name="Internet_20_link" text:visited-style-name="Visited_20_Internet_20_Link">
hakerska-ataka-uryadovi-sajty.jpg</text:a>
', '<text:a xlink:type="simple" xlink:href="https://armyinform.com.ua/wp-content/uploads/2023/06/photo_2023-06-30_21-08-11.jpg" text:style-name="Internet_20_link" text:visited-style-name="Visited_20_Internet_20_Link">
photo_2023-06-30_21-08-11.jpg</text:a>
']</text:p>
      <text:p text:style-name="P4">
Tags: ['STOPRUSSIA', 'СТРАТКОМ', 'ХАКЕРИ']</text:p>
      <text:p text:style-name="P4">
Category: News</text:p>
      <!--METADATA-->
      <text:p text:style-name="P4">
<draw:frame draw:style-name="fr1" draw:name="Image2" text:anchor-type="as-char" svg:width="6.9236in" svg:height="4.311095in" draw:z-index="0">
<draw:image xlink:href="../Images/AРМІЯINFORM/2023-06-30T97-00-00-04-00/hakerska-ataka-uryadovi-sajty.jpg" xlink:type="simple" xlink:show="embed" xlink:actuate="onLoad" draw:mime-type="image/jpeg"/>
</draw:frame>
</text:p>
      <text:p text:style-name="P4">
Росіяни проводять фішингову атаку, розсилаючи на електронні адреси листи, якінібито стосуються збільшення відпусток для військовослужбовців.</text:p>
      <text:p text:style-name="P4">
Про це <text:a xlink:type="simple" xlink:href="https://t.me/AFUStratCom/18737" text:style-name="Internet_20_link" text:visited-style-name="Visited_20_Internet_20_Link">
повідомляє</text:a>
 Центр стратегічнихкомунікацій ЗС України.</text:p>
      <text:p text:style-name="P4">
«Ворог проводить фішингову атаку на встановлені адреси електронної пошти.Отримавши такий лист не відкривайте та не клікайте на файли, додані до листа,та на посилання в самому листі», — йдеться у повідомленні.</text:p>
      <text:p text:style-name="P4">
У СтратКомі оприлюднили скрін такого листа, у якому вказана тема — «збільшеннявідпусток для військовослужбовців» авторства нібито майора Семена Петрова. Яквидно з його тексту, противник як пастку використовує тему «роз’яснення»Закону № 9342 про доплати та збільшення відпусток для військових, якийпідписав Президент Володимир Зеленський.</text:p>
      <text:p text:style-name="P4">
<draw:frame draw:style-name="fr1" draw:name="Image3" text:anchor-type="as-char" svg:width="6.9236in" svg:height="3.077156in" draw:z-index="0">
<draw:image xlink:href="../Images/AРМІЯINFORM/2023-06-30T97-00-00-04-00/photo_2023-06-30_21-08-11.jpg" xlink:type="simple" xlink:show="embed" xlink:actuate="onLoad" draw:mime-type="image/jpeg"/>
</draw:frame>
</text:p>
      <text:p text:style-name="P4">
«Помічайте такий лист, як фішинг. Якщо лист прийшов на службові адресиелектронної пошти, повідомте про це відповідний підрозділ кібербезпеки та, заможливості, надайте цю інформацію Команді реагування на кіберінциденти<text:a xlink:type="simple" xlink:href="http://cert.gov.ua/contact-us" text:style-name="Internet_20_link" text:visited-style-name="Visited_20_Internet_20_Link">
https://cert.gov.ua/contact-us</text:a>
», — закликаютьу СтратКомі.</text:p>
      <text:p text:style-name="P4">
Source: <text:a xlink:type="simple" xlink:href="https://armyinform.com.ua/2023/06/30/rosiyany-rozsylayut-fejkovi-lysty-pro-vidpustky-vijskovosluzhbovcziv/" text:style-name="Internet_20_link" text:visited-style-name="Visited_20_Internet_20_Link">
https://armyinform.com.ua/2023/06/30/rosiyany-rozsylayut-fejkovi-lysty-pro-vidpustky-vijskovosluzhbovcziv/</text:a>
</text:p>
      <!--NEWS-->
      <text:h text:style-name="P10" text:outline-level="1">
<text:span text:style-name="T4">
Зеленський: Кожен звільнений метр коштує життя людей, тому контрнаступ йде не так швидко</text:span>
</text:h>
      <text:p text:style-name="P4">
Authors: Ukrinform (Person)</text:p>
      <text:p text:style-name="P4">
Publisher: Укринформ (Organization)</text:p>
      <text:p text:style-name="P4">
Published Time: 2023-07-01T-15:34:00+03:00</text:p>
      <text:p text:style-name="P4">
Modified Time: 2023-07-01T13:34:00+03:00</text:p>
      <text:p text:style-name="P4">
Description: Президент України Володимир Зеленський пояснив, що контрнаступ українських військ інколи йде не так швидко, як декому хотілось, через те, що Україна береже життя своїх військових. — Укрінформ.</text:p>
      <text:p text:style-name="P4">
Images: ['<text:a xlink:type="simple" xlink:href="https://static.ukrinform.com/photos/2022_08/thumb_files/630_360_1661783861-434.jpeg" text:style-name="Internet_20_link" text:visited-style-name="Visited_20_Internet_20_Link">
630_360_16617...</text:a>
']</text:p>
      <text:p text:style-name="P4">
Tags: ['Зеленський', 'Війна з Росією', 'Контрнаступ']</text:p>
      <text:p text:style-name="P4">
Type: Article</text:p>
      <!--METADATA-->
      <text:p text:style-name="P4">
<draw:frame draw:style-name="fr1" draw:name="Image4" text:anchor-type="as-char" svg:width="6.9236in" svg:height="3.956343in" draw:z-index="0">
<draw:image xlink:href="../Images/yкринформ/2023-07-01T-15-34-00-03-00/630_360_1661783861-434.jpeg" xlink:type="simple" xlink:show="embed" xlink:actuate="onLoad" draw:mime-type="image/jpeg"/>
</draw:frame>
Президент України Володимир Зеленський пояснив, що контрнаступ українськихвійськ інколи йде не так швидко, як декому хотілось, через те, що Українабереже життя своїх військових.</text:p>
      <text:p text:style-name="P4">
Про це сказав в <text:a xlink:type="simple" xlink:href="https://t.me/V_Zelenskiy_official/6795" text:style-name="Internet_20_link" text:visited-style-name="Visited_20_Internet_20_Link">
 інтерв’ю іспанським журналістам</text:a>
 Президент Володимир Зеленський,передає Укрінформ.</text:p>
      <text:p text:style-name="P4">
«Кожен метр, кожен кілометр коштує життя людей, і ти не можеш посилати людей <text:a xlink:type="simple" xlink:href="https://www.ukrinform.ua/tag-zagibel" text:style-name="Internet_20_link" text:visited-style-name="Visited_20_Internet_20_Link">
гинути </text:a>
 . Тому що треба до саміту НАТОвстигнути, тому, що комусь з партнерів не вистачає інформації і впевненості,що він підтримує Україну недарма. Це політика, а ми знаходимось в реальномужитті. І, на жаль, в нашому житті це реальна війна. І, на жаль, такависоковартісна», - сказав Президент.</text:p>
      <text:p text:style-name="P4">
Він зауважив, що є речі, які можна зробити дуже швидко, «але поле заміновановщент. Ти не можеш посилати людей гинути». Україна не ставиться до своїх людейяк до ресурсу, так робить відносно своїх РФ, додав Президент.</text:p>
      <text:p text:style-name="P4">
«Люди наш скарб і тому ми дуже обережні. Ми обов’язково переможемо, потрібенчас. Іноді погода також не сприяє, були сильні, довгі дощі і це уповільнилодеякі процеси. Іноді партнери, які нас підтримують, передають щось повільніше,ніж ми розраховували. А ти не можеш ризикувати і йти вперед, поки все недійшло», - сказав Зеленський.</text:p>
      <text:p text:style-name="P4">
<text:span text:style-name="T4">
Читайте також:</text:span>
 <text:a xlink:type="simple" xlink:href="https://www.ukrinform.ua/rubric-ato/3725818-kontrnastup-jde-nelegko-bo-rf-zaminuvala-200-tisac-km-zelenskij.html" text:style-name="Internet_20_link" text:visited-style-name="Visited_20_Internet_20_Link">
 <text:span text:style-name="T4">
Контрнаступ</text:span>
 <text:span text:style-name="T4">
йде</text:span>
 <text:span text:style-name="T4">
нелегко</text:span>
 , бо РФ<text:span text:style-name="T4">
замінувала</text:span>
 <text:span text:style-name="T4">
200</text:span>
 <text:span text:style-name="T4">
тисяч</text:span>
 км² — <text:span text:style-name="T4">
Зеленський</text:span>
</text:a>
</text:p>
      <text:p text:style-name="P4">
Він наголосив, що найголовніше, що наші військові йдуть уперед. "Не такшвидко, як комусь хотілось. Але якщо мене запитають про терміни - це двамісяці і загинуть тисячі людей, або три місяці і загине менше. Я б запитав про4-5 місяців і мінімум втрат. Тому що люди важливіше за час», - підкресливглава держави.</text:p>
      <text:p text:style-name="P4">
.Як повідомляв Укрінформ, Головнокомандувач Збройних сил України ВалерійЗалужний розкритикував зовнішні коментарі про те, що контрнаступ відбуваєтьсяповільніше, ніж очікували, оскільки кожен метр звільненої території даєтьсянашим воїнам кров’ю.</text:p>
      <text:p text:style-name="P4">
Source: <text:a xlink:type="simple" xlink:href="https://www.ukrinform.ua/rubric-ato/3730168-zelenskij-kozen-zvilnenij-metr-kostue-zitta-ludej-tomu-kontrnastup-jde-ne-tak-svidko.html" text:style-name="Internet_20_link" text:visited-style-name="Visited_20_Internet_20_Link">
https://www.ukrinform.ua/rubric-ato/3730168-zelenskij-kozen-zvilnenij-metr-kostue-zitta-ludej-tomu-kontrnastup-jde-ne-tak-svidko.html</text:a>
</text:p>
      <!--NEWS-->
      <text:h text:style-name="P10" text:outline-level="1">
<text:span text:style-name="T4">
Уряд Ічкерії опрацьовує можливість створення спецтрибуналу щодо Кадирова й «Ахмата»</text:span>
</text:h>
      <text:p text:style-name="P4">
Authors: Ukrinform (Person)</text:p>
      <text:p text:style-name="P4">
Publisher: Укринформ (Organization)</text:p>
      <text:p text:style-name="P4">
Published Time: 2023-07-01T-18:30:00+03:00</text:p>
      <text:p text:style-name="P4">
Modified Time: 2023-07-01T11:30:00+03:00</text:p>
      <text:p text:style-name="P4">
Description: Уряд Чеченської Республіки Ічкерія у вигнанні опрацьовує можливість створення спецтрибуналу щодо нинішнього глави Чечні Рамзана Кадирова за створення релігійного екстремістського підрозділу «Ахмат», який скоїв злочини проти людства на території України. — Укрінформ.</text:p>
      <text:p text:style-name="P4">
Images: ['<text:a xlink:type="simple" xlink:href="https://static.ukrinform.com/photos/2023_07/thumb_files/630_360_1688201066-387.jpg" text:style-name="Internet_20_link" text:visited-style-name="Visited_20_Internet_20_Link">
630_360_16882...</text:a>
']</text:p>
      <text:p text:style-name="P4">
Tags: ['Кадиров', 'Трибунал', 'Воєнні злочини', 'Ічкерія']</text:p>
      <text:p text:style-name="P4">
Type: Article</text:p>
      <!--METADATA-->
      <text:p text:style-name="P4">
<draw:frame draw:style-name="fr1" draw:name="Image5" text:anchor-type="as-char" svg:width="6.9236in" svg:height="3.956343in" draw:z-index="0">
<draw:image xlink:href="../Images/yкринформ/2023-07-01T-18-30-00-03-00/630_360_1688201066-387.jpg" xlink:type="simple" xlink:show="embed" xlink:actuate="onLoad" draw:mime-type="image/jpeg"/>
</draw:frame>
 УрядЧеченської Республіки Ічкерія у вигнанні опрацьовує можливість створенняспецтрибуналу щодо нинішнього глави Чечні Рамзана Кадирова за створеннярелігійного екстремістського підрозділу «Ахмат», який скоїв злочини протилюдства на території України.</text:p>
      <text:p text:style-name="P4">
Про це у коментарі Укрінформу повідомив член уряду Ічкерії у вигнанні ІналШеріп.</text:p>
      <text:p text:style-name="P4">
«Ми опрацьовуємо можливість створення окремого трибуналу по Рамзану Кадирову ійого релігійній вкрай радикальній секті «Ахмат», - сказав політик.</text:p>
      <text:p text:style-name="P4">
В уряді Ічкерії у вигнанні вважають, що ідеологія, яку сповідує підрозділ«Ахмат», виправдовуючи свою участь у війні проти України і вбивство українців,дає підстави вважати його релігійною екстремістською сектою, яка становитьзагрозу для народів Кавказу, Європи та України.</text:p>
      <text:p text:style-name="P4">
«Ця релігійна секта скоїла злочини проти людства в Європі. Релігійнесектантство пускає корені як у Чечні, так і на Північному Кавказі і по всьомусвітові. Тому створення спецтрибуналу по Кадирову і «Ахмату» дуже важливе нелише для Чечні та України», - зазначив Шеріп.</text:p>
      <text:p text:style-name="P4">
За його словами, у Чечні створено велику групу релігійних менеджерів з близькотисячі осіб, багато з них здобули освіту в Університеті Дамаска в <text:a xlink:type="simple" xlink:href="https://www.ukrinform.ua/tag-siria" text:style-name="Internet_20_link" text:visited-style-name="Visited_20_Internet_20_Link">
 Сирії</text:a>
 .</text:p>
      <text:p text:style-name="P4">
«Для фахівців не секрет, що практично всі випускники шаріатського відділенняУніверситету Дамаска з пострадянських країн підконтрольні російському ГРУ.Спецслужби Росії вже давно спеціалізуються на релігійній темі. Тому важливовиявити всіх причетних до створення підрозділу «Ахмат» усередині Росі і за їїмежами», - акцентував член уряду Ічкерії у вигнанні.</text:p>
      <text:p text:style-name="P4">
<text:span text:style-name="T4">
Читайте також:</text:span>
 <text:a xlink:type="simple" xlink:href="https://www.ukrinform.ua/rubric-world/3675183-glava-uradu-ickerii-zaklikav-narodi-kavkazu-zrivati-mobilizaciu-v-rosii.html" text:style-name="Internet_20_link" text:visited-style-name="Visited_20_Internet_20_Link">
 Глава уряду <text:span text:style-name="T4">
Ічкерії</text:span>
 закликав народи Кавказу зриватимобілізацію в росії </text:a>
</text:p>
      <text:p text:style-name="P4">
Він поінформував, що представляв ідею створення спецтрибуналу для Кадирова наекспертному рівні в США, вона також обговорювалася з членами міжфракційногооб’єднання «За деколонізацію і демонтаж російської імперії» у Верховній Раді.</text:p>
      <text:p text:style-name="P4">
За словами Шеріпа, тривають консультації щодо механізму створення цьоготрибуналу, адже таких прецедентів не було.</text:p>
      <text:p text:style-name="P4">
«Якщо нам вдасться створити спецтрибунал по Кадирову, кваліфікуючи «Ахмат» якрелігійну екстремістську сектантську групу, яка становить загрозу, явпевнений, що ми зруйнуємо ту структуру, яку вони створили і яка сьогоднівиправдовує вбивства українського народу», - заявив політик.</text:p>
      <text:p text:style-name="P4">
<text:span text:style-name="T4">
Читайте також:</text:span>
 <text:a xlink:type="simple" xlink:href="https://www.ukrinform.ua/rubric-world/3729903-za-zitta-putina-zodnih-zmin-u-politici-kadirova-ne-bude-ahmed-zakaev.html" text:style-name="Internet_20_link" text:visited-style-name="Visited_20_Internet_20_Link">
 За життя Путіна жодних змін у політиці <text:span text:style-name="T4">
Кадирова</text:span>
 небуде - Ахмед Закаєв </text:a>
</text:p>
      <text:p text:style-name="P4">
Як повідомлялося, «Ахмат» — це спецпідрозділ у складі військ Національноїгвардії Росії, який дислокується у Чеченській республіці і яким командуєРамзан Кадиров. Цей загін бере участь у вторгненні Росії в Україну. Українськавлада підозрює військовослужбовців та командира підрозділу у причетності довбивств мирних жителів України.</text:p>
      <text:p text:style-name="P4">
Під час візиту до Кремля в березні 2022 року чеченський лідер сказав Путіну,що його сили в Україні допоможуть Росії «боротися до переможного кінця».</text:p>
      <text:p text:style-name="P4">
Source: <text:a xlink:type="simple" xlink:href="https://www.ukrinform.ua/rubric-world/3730123-urad-ickerii-opracovue-mozlivist-stvorenna-spectribunalu-sodo-kadirova-j-ahmata.html" text:style-name="Internet_20_link" text:visited-style-name="Visited_20_Internet_20_Link">
https://www.ukrinform.ua/rubric-world/3730123-urad-ickerii-opracovue-mozlivist-stvorenna-spectribunalu-sodo-kadirova-j-ahmata.html</text:a>
</text:p>
      <!--NEWS-->
      <text:h text:style-name="P10" text:outline-level="1">
<text:span text:style-name="T4">
At Lyman direction Russian army shelled Bilohorivka of Luhansk region and Torske, Dibrova, Ve...</text:span>
</text:h>
      <text:p text:style-name="P4">
Authors: liveuamap (Language: en)</text:p>
      <text:p text:style-name="P4">
Time: 2023-07-01T-2:43:00</text:p>
      <text:p text:style-name="P4">
Location: Donetsk (Latitude:48.75064 Longtitude:38.0805)</text:p>
      <text:p text:style-name="P4">
Videos: []</text:p>
      <text:p text:style-name="P4">
Images: []</text:p>
      <text:p text:style-name="P4">
Tags: ["Russia"]</text:p>
      <text:p text:style-name="P4">
ID: 22572924</text:p>
      <!--METADATA-->
      <text:p text:style-name="P4">
At Lyman direction Russian army shelled Bilohorivka of Luhansk region andTorske, Dibrova, Verkhnokamyanske, Rozdolivka and Berestove of Donetsk region.Russian aviation conducted airstrikes at Nevske and Bilohorivka of Luhanskregion and Spirne and Rozdolivka of Donetsk region, - General Staff of ArmedForces of Ukraine says in the morning report</text:p>
      <text:p text:style-name="P4">
News Collection Link: <text:a xlink:type="simple" xlink:href="https:\/\/liveuamap.com\/en\/2023\/1-july-at-lyman-direction-russian-army-shelled-bilohorivka" text:style-name="Internet_20_link" text:visited-style-name="Visited_20_Internet_20_Link">
https:\/\/liveuamap.com\/en\/2023\/1-july-at-lyman-direction-russian-army-shelled-bilohorivka</text:a>
</text:p>
      <text:p text:style-name="P4">
Source: <text:a xlink:type="simple" xlink:href="https://t.me/lumsrc/5238" text:style-name="Internet_20_link" text:visited-style-name="Visited_20_Internet_20_Link">
https://t.me/lumsrc/5238</text:a>
</text:p>
      <!--NEWS-->
      <text:h text:style-name="P10" text:outline-level="1">
<text:span text:style-name="T4">
Міненерго вважає необгрунтованим рішення Нацкомісії про перегляд тарифів на воду</text:span>
</text:h>
      <text:p text:style-name="P4">
Authors: Ukrinform (Person)</text:p>
      <text:p text:style-name="P4">
Publisher: Укринформ (Organization)</text:p>
      <text:p text:style-name="P4">
Published Time: 2023-07-01T-2:57:00+03:00</text:p>
      <text:p text:style-name="P4">
Modified Time: 2023-07-01T19:57:00+03:00</text:p>
      <text:p text:style-name="P4">
Description: Рішення Нацкомісії, що здійснює державне регулювання у сферах енергетики та комунальних послуг (НКРЕКП) про підвищення тарифу на водопостачання для населення було ухвалене без обговорення з Міненерго. — Укрінформ.</text:p>
      <text:p text:style-name="P4">
Images: ['<text:a xlink:type="simple" xlink:href="https://static.ukrinform.com/photos/2023_03/thumb_files/630_360_1678436417-771.jpeg" text:style-name="Internet_20_link" text:visited-style-name="Visited_20_Internet_20_Link">
630_360_16784...</text:a>
']</text:p>
      <text:p text:style-name="P4">
Tags: ['Міненерго', 'НКРЕКП', 'Тариф', 'Вода', 'ЖКП', 'Галущенко']</text:p>
      <text:p text:style-name="P4">
Type: Article</text:p>
      <!--METADATA-->
      <text:p text:style-name="P4">
<draw:frame draw:style-name="fr1" draw:name="Image6" text:anchor-type="as-char" svg:width="6.9236in" svg:height="3.956343in" draw:z-index="0">
<draw:image xlink:href="../Images/yкринформ/2023-07-01T-2-57-00-03-00/630_360_1678436417-771.jpeg" xlink:type="simple" xlink:show="embed" xlink:actuate="onLoad" draw:mime-type="image/jpeg"/>
</draw:frame>
 РішенняНацкомісії, що здійснює державне регулювання у сферах енергетики такомунальних послуг (НКРЕКП) про підвищення тарифу на водопостачання длянаселення було ухвалене без обговорення з Міненерго.</text:p>
      <text:p text:style-name="P4">
Як передає Укрінформ з посиланням на <text:a xlink:type="simple" xlink:href="https://mev.gov.ua/novyna/neobgruntovane-ta-ne-vidpovidaye-umovam-voyennoho-chasu-herman-halushchenko-prokomentuvav" text:style-name="Internet_20_link" text:visited-style-name="Visited_20_Internet_20_Link">
 Міненерго</text:a>
 , про це заявив міністр енергетикиУкраїни Герман Галущенко.</text:p>
      <text:p text:style-name="P4">
«Рішення НКРЕКП про підняття <text:a xlink:type="simple" xlink:href="https://www.ukrinform.ua/tag-tarif" text:style-name="Internet_20_link" text:visited-style-name="Visited_20_Internet_20_Link">
 тарифу </text:a>
 наводопостачання для населення є необгрунтованим та не відповідає умовамвоєнного часу», - заявив Галущенко.</text:p>
      <text:p text:style-name="P4">
Міністр підкреслив, що НКРЕКП не обговорювало це чутливе для суспільстварішення з Міненерго та іншими представниками уряду.</text:p>
      <text:p text:style-name="P4">
Очільник міністерства підкреслив, що на Україну чекає надскладний опалювальнийсезон. Зараз реалізується наймасштабніша ремонтна кампанія в енергосекторі зачаси незалежності. Тому кожне рішення будь-якого державного органу маєдопомагати енергокомпаніям якнайшвидше відновитись після безпрецедентнихросійських атак та якнайкраще підготуватись до наступної зими.</text:p>
      <text:p text:style-name="P4">
<text:span text:style-name="T4">
Читайте також:</text:span>
 <text:a xlink:type="simple" xlink:href="https://www.ukrinform.ua/rubric-economy/3730243-ukrposta-z-1-lipna-zbilsila-tarifi-na-vidpravlenna.html" text:style-name="Internet_20_link" text:visited-style-name="Visited_20_Internet_20_Link">
 «Укрпошта» з 1 липня збільшила <text:span text:style-name="T4">
тариф</text:span>
 и навідправлення </text:a>
</text:p>
      <text:p text:style-name="P4">
Міністр також нагадав, що Президент України підписав закон, що імплементує унаціональне законодавство Регламент ЄС №1227/2011 про доброчесність тапрозорість на оптовому енергетичному ринку (REMIT), який встановлює новівисокі стандарти в діяльності НКРЕКП, та наголосив, що подібні рішення Комісіїне відповідають таким стандартам.</text:p>
      <text:p text:style-name="P4">
Як повідомлялося, Національна комісія, що здійснює державне регулювання усферах енергетики та комунальних послуг, <text:a xlink:type="simple" xlink:href="https://www.ukrinform.ua/rubric-economy/3729459-dla-33-vodokanaliv-ta-ukrzaliznici-vstanovili-novi-tarifi-na-vodu.html" text:style-name="Internet_20_link" text:visited-style-name="Visited_20_Internet_20_Link">
 встановила нові тарифи</text:a>
 на воду для 33 водоканалівта АТ «Укрзалізниця». Середньозважене зростання склало 32%.</text:p>
      <text:p text:style-name="P4">
Прем'єр-міністр України <text:a xlink:type="simple" xlink:href="https://www.ukrinform.ua/rubric-economy/3730278-smigal-doruciv-rozpocati-konsultacii-z-nackomisieu-pro-pereglad-tarifiv-na-vodu.html" text:style-name="Internet_20_link" text:visited-style-name="Visited_20_Internet_20_Link">
 Денис Шмигаль доручив розпочати</text:a>
 додатковіконсультації з регулятором щодо можливості перегляду зазначеного рішення.</text:p>
      <text:p text:style-name="P4">
Source: <text:a xlink:type="simple" xlink:href="https://www.ukrinform.ua/rubric-economy/3730303-minenergo-vvazae-neobgruntovanim-risenna-nackomisii-pro-pereglad-tarifiv-na-vodu.html" text:style-name="Internet_20_link" text:visited-style-name="Visited_20_Internet_20_Link">
https://www.ukrinform.ua/rubric-economy/3730303-minenergo-vvazae-neobgruntovanim-risenna-nackomisii-pro-pereglad-tarifiv-na-vodu.html</text:a>
</text:p>
      <!--NEWS-->
      <text:h text:style-name="P10" text:outline-level="1">
<text:span text:style-name="T4">
Росіяни обстріляли Нікополь зі ствольної артилерії - є руйнування</text:span>
</text:h>
      <text:p text:style-name="P4">
Authors: Ukrinform (Person)</text:p>
      <text:p text:style-name="P4">
Publisher: Укринформ (Organization)</text:p>
      <text:p text:style-name="P4">
Published Time: 2023-07-01T-3:51:00+03:00</text:p>
      <text:p text:style-name="P4">
Modified Time: 2023-07-01T19:51:00+03:00</text:p>
      <text:p text:style-name="P4">
Description: Російські війська обстріляли Нікополь зі ствольної артилерії, є руйнування. — Укрінформ.</text:p>
      <text:p text:style-name="P4">
Images: ['<text:a xlink:type="simple" xlink:href="https://static.ukrinform.com/photos/2023_07/thumb_files/630_360_1688230156-621.jpg" text:style-name="Internet_20_link" text:visited-style-name="Visited_20_Internet_20_Link">
630_360_16882...</text:a>
']</text:p>
      <text:p text:style-name="P4">
Tags: ['Нікополь', 'Обстріл', 'Війна з Росією', 'Артилерія']</text:p>
      <text:p text:style-name="P4">
Type: Article</text:p>
      <!--METADATA-->
      <text:p text:style-name="P4">
<draw:frame draw:style-name="fr1" draw:name="Image7" text:anchor-type="as-char" svg:width="6.9236in" svg:height="3.956343in" draw:z-index="0">
<draw:image xlink:href="../Images/yкринформ/2023-07-01T-3-51-00-03-00/630_360_1688230156-621.jpg" xlink:type="simple" xlink:show="embed" xlink:actuate="onLoad" draw:mime-type="image/jpeg"/>
</draw:frame>
 Російськівійська обстріляли Нікополь зі ствольної артилерії, є руйнування.</text:p>
      <text:p text:style-name="P4">
Про це в <text:a xlink:type="simple" xlink:href="https://t.me/mykola_lukashuk/5331" text:style-name="Internet_20_link" text:visited-style-name="Visited_20_Internet_20_Link">
 Телеграмі </text:a>
 повідомив головаДніпропетровської обласної ради Микола Лукашук, передає Укрінформ.</text:p>
      <text:p text:style-name="P4">
"Сьогодні ворог зі ствольної артилерії <text:a xlink:type="simple" xlink:href="https://www.ukrinform.ua/tag-obstril" text:style-name="Internet_20_link" text:visited-style-name="Visited_20_Internet_20_Link">
 обстріляв</text:a>
 Нікополь. Пошкоджено 3 об’єкти, 8приватних житлових будинків, 2 господарські споруди, автомобіль", - йдеться вповідомленні.</text:p>
      <text:p text:style-name="P4">
Інформація про загиблих та поранених від рятувальників не надходила.</text:p>
      <text:p text:style-name="P4">
В інших громадах області впродовж дня було спокійно.</text:p>
      <text:p text:style-name="P4">
<text:span text:style-name="T4">
Читайте також:</text:span>
 <text:a xlink:type="simple" xlink:href="https://www.ukrinform.ua/rubric-ato/3730268-zagarbniki-obstrilali-dvi-prifrontovi-gromadi-na-zaporizzi-e-zagiblij-ta-poraneni.html" text:style-name="Internet_20_link" text:visited-style-name="Visited_20_Internet_20_Link">
 Загарбники <text:span text:style-name="T4">
обстріл</text:span>
 яли дві прифронтові громади наЗапоріжжі, є загиблий та поранені </text:a>
</text:p>
      <text:p text:style-name="P4">
Як повідомляв <text:a xlink:type="simple" xlink:href="https://www.ukrinform.ua/rubric-ato/3730297-na-troh-napramkah-frontu-za-dobu-ponad-30-bojovih-zitknen.html" text:style-name="Internet_20_link" text:visited-style-name="Visited_20_Internet_20_Link">
 Укрінформ </text:a>
 , на трьохнапрямках фронту протягом доби відбулося понад 30 бойових зіткнень.</text:p>
      <text:p text:style-name="P4">
<text:span text:style-name="T5">
Фото: Микола Лукашук / Телеграм</text:span>
</text:p>
      <text:p text:style-name="P4">
Source: <text:a xlink:type="simple" xlink:href="https://www.ukrinform.ua/rubric-ato/3730302-rosiani-obstrilali-nikopol-zi-stvolnoi-artilerii-e-rujnuvanna.html" text:style-name="Internet_20_link" text:visited-style-name="Visited_20_Internet_20_Link">
https://www.ukrinform.ua/rubric-ato/3730302-rosiani-obstrilali-nikopol-zi-stvolnoi-artilerii-e-rujnuvanna.html</text:a>
</text:p>
      <!--NEWS-->
      <text:h text:style-name="P10" text:outline-level="1">
<text:span text:style-name="T4">
Зеленський підписав закон про запобігання зловживанням на оптових енергетичних ринках</text:span>
</text:h>
      <text:p text:style-name="P4">
Authors: Ukrinform (Person)</text:p>
      <text:p text:style-name="P4">
Publisher: Укринформ (Organization)</text:p>
      <text:p text:style-name="P4">
Published Time: 2023-07-01T-4:32:00+03:00</text:p>
      <text:p text:style-name="P4">
Modified Time: 2023-07-01T19:32:00+03:00</text:p>
      <text:p text:style-name="P4">
Description: Президент України Володимир Зеленський підписав закон щодо запобігання зловживанням на оптових енергетичних ринках, який імплементує положення регламенту ЄС щодо доброчесності та прозорості оптового енергетичного ринку "REMIT". — Укрінформ.</text:p>
      <text:p text:style-name="P4">
Images: ['<text:a xlink:type="simple" xlink:href="https://static.ukrinform.com/photos/2022_12/thumb_files/630_360_1671115306-366.jpeg" text:style-name="Internet_20_link" text:visited-style-name="Visited_20_Internet_20_Link">
630_360_16711...</text:a>
']</text:p>
      <text:p text:style-name="P4">
Tags: ['Енергетика', 'Закон', 'Зеленський', 'Ринок']</text:p>
      <text:p text:style-name="P4">
Type: Article</text:p>
      <!--METADATA-->
      <text:p text:style-name="P4">
<draw:frame draw:style-name="fr1" draw:name="Image8" text:anchor-type="as-char" svg:width="6.9236in" svg:height="3.956343in" draw:z-index="0">
<draw:image xlink:href="../Images/yкринформ/2023-07-01T-4-32-00-03-00/630_360_1671115306-366.jpeg" xlink:type="simple" xlink:show="embed" xlink:actuate="onLoad" draw:mime-type="image/jpeg"/>
</draw:frame>
 ПрезидентУкраїни Володимир Зеленський підписав закон щодо запобігання зловживанням наоптових енергетичних ринках, який імплементує положення регламенту ЄС щододоброчесності та прозорості оптового енергетичного ринку "REMIT".</text:p>
      <text:p text:style-name="P4">
Як передає Укрінформ, про це в <text:a xlink:type="simple" xlink:href="https://t.me/yzheleznyak/4469" text:style-name="Internet_20_link" text:visited-style-name="Visited_20_Internet_20_Link">
 Телеграмі </text:a>
повідомив народний депутат Ярослав Железняк.</text:p>
      <text:p text:style-name="P4">
Згідно із пояснювальною запискою до документа, він визначає низку ключовихелементів щодо підвищення прозорості на оптових <text:a xlink:type="simple" xlink:href="https://www.ukrinform.ua/tag-energetika" text:style-name="Internet_20_link" text:visited-style-name="Visited_20_Internet_20_Link">
 енергетичних</text:a>
 ринках. Серед них - запровадженняінструментів протидії зловживанням на оптових енергетичних ринках тавстановлення заборони маніпулювань.</text:p>
      <text:p text:style-name="P4">
Також документ визначає вимоги до розкриття інсайдерської інформаціїучасниками ринків та встановлює зобов'язання для компаній, які організовуютьторгові операції, повідомляти про підозрілі операції.</text:p>
      <text:p text:style-name="P4">
Крім цього, передбачено посилення повноважень Національної комісії, щоздійснює державне регулювання у сферах енергетики та комунальних послуг(НКРЕКП) щодо проведення розслідувань зловживань.</text:p>
      <text:p text:style-name="P4">
<text:span text:style-name="T4">
Читайте також:</text:span>
 <text:a xlink:type="simple" xlink:href="https://www.ukrinform.ua/rubric-economy/3729280-spozivanna-elektriki-v-ukraini-vid-pocatku-povnomasstabnoi-vijni-zmensilosa-na-cvert.html" text:style-name="Internet_20_link" text:visited-style-name="Visited_20_Internet_20_Link">
 <text:span text:style-name="T4">
Споживання</text:span>
 <text:span text:style-name="T4">
електрики</text:span>
 в <text:span text:style-name="T4">
Україні</text:span>
 <text:span text:style-name="T4">
від</text:span>
<text:span text:style-name="T4">
початку</text:span>
 <text:span text:style-name="T4">
повномасштабної</text:span>
 <text:span text:style-name="T4">
війни</text:span>
 <text:span text:style-name="T4">
зменшилося</text:span>
 на <text:span text:style-name="T4">
чверть</text:span>
</text:a>
</text:p>
      <text:p text:style-name="P4">
Очікується, що реалізація закону сприятиме підвищенню прозорості оптовихенергетичних ринків (ринків електричної енергії та природного газу), сприятимевідкритій та чесній конкуренції на цих ринках на користь кінцевих споживачівелектричної енергії та природного газу.</text:p>
      <text:p text:style-name="P4">
Як <text:a xlink:type="simple" xlink:href="https://www.ukrinform.ua/rubric-economy/3728334-nkrekp-pidvisila-maksimalni-prajskepi-na-energorinku.html" text:style-name="Internet_20_link" text:visited-style-name="Visited_20_Internet_20_Link">
 повідомлялося </text:a>
 , Національна комісія, щоздійснює державне регулювання у сферах енергетики та комунальних послуг,встановила нові граничні ціни на ринку «на добу наперед», а такожвнутрішньодобовому та балансуючому ринку.</text:p>
      <text:p text:style-name="P4">
<text:span text:style-name="T5">
Фото: ОП</text:span>
</text:p>
      <text:p text:style-name="P4">
Source: <text:a xlink:type="simple" xlink:href="https://www.ukrinform.ua/rubric-economy/3730298-zelenskij-pidpisav-zakon-pro-zapobiganna-zlovzivannam-na-optovih-energeticnih-rinkah.html" text:style-name="Internet_20_link" text:visited-style-name="Visited_20_Internet_20_Link">
https://www.ukrinform.ua/rubric-economy/3730298-zelenskij-pidpisav-zakon-pro-zapobiganna-zlovzivannam-na-optovih-energeticnih-rinkah.html</text:a>
</text:p>
      <!--NEWS-->
      <text:h text:style-name="P10" text:outline-level="1">
<text:span text:style-name="T4">
At Bakhmut direction Russian army shelled Vasukivka, Bohdanivka, Markove, Ivanivske, Oleksand...</text:span>
</text:h>
      <text:p text:style-name="P4">
Authors: liveuamap (Language: en)</text:p>
      <text:p text:style-name="P4">
Time: 2023-07-01T-4:43:00</text:p>
      <text:p text:style-name="P4">
Location: Novhorods'ke, Donetsk Oblast (Latitude:48.32556 Longtitude:37.84412)</text:p>
      <text:p text:style-name="P4">
Videos: []</text:p>
      <text:p text:style-name="P4">
Images: []</text:p>
      <text:p text:style-name="P4">
Tags: ["Russia"]</text:p>
      <text:p text:style-name="P4">
ID: 22572922</text:p>
      <!--METADATA-->
      <text:p text:style-name="P4">
At Bakhmut direction Russian army shelled Vasukivka, Bohdanivka, Markove,Ivanivske, Oleksandro-Shultyne and Ozaryanivka of Donetsk region. Russianaviation conducted airstrikes at Toretsk and New York of Donetsk region, -General Staff of Armed Forces of Ukraine says in the morning report</text:p>
      <text:p text:style-name="P4">
News Collection Link: <text:a xlink:type="simple" xlink:href="https:\/\/liveuamap.com\/en\/2023\/1-july-at-bakhmut-direction-russian-army-shelled-vasukivka" text:style-name="Internet_20_link" text:visited-style-name="Visited_20_Internet_20_Link">
https:\/\/liveuamap.com\/en\/2023\/1-july-at-bakhmut-direction-russian-army-shelled-vasukivka</text:a>
</text:p>
      <text:p text:style-name="P4">
Source: <text:a xlink:type="simple" xlink:href="https://t.me/lumsrc/5239" text:style-name="Internet_20_link" text:visited-style-name="Visited_20_Internet_20_Link">
https://t.me/lumsrc/5239</text:a>
</text:p>
      <!--NEWS-->
      <text:h text:style-name="P10" text:outline-level="1">
<text:span text:style-name="T4">
На трьох напрямках фронту за добу - понад 30 бойових зіткнень</text:span>
</text:h>
      <text:p text:style-name="P4">
Authors: Ukrinform (Person)</text:p>
      <text:p text:style-name="P4">
Publisher: Укринформ (Organization)</text:p>
      <text:p text:style-name="P4">
Published Time: 2023-07-01T-5:28:00+03:00</text:p>
      <text:p text:style-name="P4">
Modified Time: 2023-07-01T19:28:00+03:00</text:p>
      <text:p text:style-name="P4">
Description: На Лиманському, Бахмутському та Мар’їнському напрямках протягом доби відбулося понад 30 бойових зіткнень. — Укрінформ.</text:p>
      <text:p text:style-name="P4">
Images: ['<text:a xlink:type="simple" xlink:href="https://static.ukrinform.com/photos/2023_06/thumb_files/630_360_1688033545-607.jpg" text:style-name="Internet_20_link" text:visited-style-name="Visited_20_Internet_20_Link">
630_360_16880...</text:a>
']</text:p>
      <text:p text:style-name="P4">
Tags: ['Генштаб', 'ЗСУ', 'Війна з Росією']</text:p>
      <text:p text:style-name="P4">
Type: Article</text:p>
      <!--METADATA-->
      <text:p text:style-name="P4">
<draw:frame draw:style-name="fr1" draw:name="Image9" text:anchor-type="as-char" svg:width="6.9236in" svg:height="3.956343in" draw:z-index="0">
<draw:image xlink:href="../Images/yкринформ/2023-07-01T-5-28-00-03-00/630_360_1688033545-607.jpg" xlink:type="simple" xlink:show="embed" xlink:actuate="onLoad" draw:mime-type="image/jpeg"/>
</draw:frame>
 НаЛиманському, Бахмутському та Мар’їнському напрямках протягом доби відбулосяпонад 30 бойових зіткнень.</text:p>
      <text:p text:style-name="P4">
Як передає Укрінформ, про це Генеральний штаб Збройних сил України повідомив у<text:a xlink:type="simple" xlink:href="https://www.facebook.com/GeneralStaff.ua/posts/pfbid02njtdQvav8h3QpiRs2RBLm5SHrV6iH8XGnyRAKpbkK9pTTJ2dC4k6AJe9WMuprLeYl" text:style-name="Internet_20_link" text:visited-style-name="Visited_20_Internet_20_Link">
 Фейсбуці</text:a>
, оприлюднивши оперативну інформацію станом на 18:00 1 липня.</text:p>
      <text:p text:style-name="P4">
" <text:a xlink:type="simple" xlink:href="https://www.ukrinform.ua/tag-rosijski-vijskovi" text:style-name="Internet_20_link" text:visited-style-name="Visited_20_Internet_20_Link">
 Противник </text:a>
 зосереджуєосновні зусилля на Лиманському, Бахмутському та Мар’їнському напрямках -протягом доби відбулось понад 30 бойових зіткнень", - ідеться в повідомленні.</text:p>
      <text:p text:style-name="P4">
У Генштабі поінформували, що протягом доби ворог завдав 22 авіаційні удари,здійснив близько 60 обстрілів з реактивних систем залпового вогню по позиціяхукраїнських військ та населених пунктах.</text:p>
      <text:p text:style-name="P4">
Ймовірність завдання ракетних та авіаційних ударів по всій території Українизалишається високою.</text:p>
      <text:p text:style-name="P4">
На <text:span text:style-name="T4">
Волинському</text:span>
 та <text:span text:style-name="T4">
Поліському</text:span>
 напрямках оперативна обстановка безсуттєвих змін. Ознак формування наступальних угруповань ворога не виявлено.</text:p>
      <text:p text:style-name="P4">
На <text:span text:style-name="T4">
Сіверському</text:span>
 та <text:span text:style-name="T4">
Слобожанському</text:span>
 напрямках ворог завдав авіаційногоудару в районі Ветеринарного Харківської області. Здійснив мінометні таартилерійські обстріли понад 15 населених пунктів, зокрема це КарповичіЧернігівської області; Миропілля, Рясне Сумської області; Уди, Пильна,Вовчанськ, Бударки, Чугунівка, Одрадне, Кам'янка Харківської області.</text:p>
      <text:p text:style-name="P4">
На <text:span text:style-name="T4">
Куп’янському</text:span>
 напрямку агресор завдав авіаційних ударів в районахКислівки та Котлярівки Харківської області. Артилерійських і мінометнихобстрілів ворога зазнали Тополі, Новомлинськ, Фиголівка, Масютівка та КислівкаХарківської області.</text:p>
      <text:p text:style-name="P4">
На <text:span text:style-name="T4">
Лиманському</text:span>
 напрямку російські війська здійснили безуспішні наступальнідії в районах Невського та південніше Діброви Луганської області. Завдалиавіаційних ударів в районах Білогорівки Луганської області та Виїмки іСпірного на Донеччині. Артилерійських обстрілів зазнали понад 10 населенихпунктів, зокрема Невське, Білогорівка Луганської області та Торське, Діброва,Верхньокам’янське, Роздолівка, Берестове - Донецької.</text:p>
      <text:p text:style-name="P4">
На <text:span text:style-name="T4">
Бахмутському</text:span>
 напрямку ворог здійснив безуспішні наступальні дії врайоні Богданівки Донецької області. Завдав авіаційних ударів біля Білої Гори,Торецька та Нью-Йорка. Від ворожих артилерійських обстрілів постраждалиблизько 15 населених пунктів, серед них Васюківка, Маркове, Богданівка, ЧасівЯр, Іванівське, Олександро-Шультине, Біла Гора, Диліївка та Південне Донецькоїобласті.</text:p>
      <text:p text:style-name="P4">
На <text:span text:style-name="T4">
Авдіївському</text:span>
 напрямку загарбники завдали авіаційного удару в районіАвдіївки. Здійснили артилерійські обстріли понад 10 населених пунктів.Постраждали, зокрема, Новокалинове, Бердичі, Авдіївка, Первомайське таНевельське Донецької області.</text:p>
      <text:p text:style-name="P4">
На <text:span text:style-name="T4">
Мар’їнському</text:span>
 напрямку українські захисники відбили усі атаки ворога врайоні міста Мар’їнка. У той же час ворог здійснив артилерійські обстрілинаселених пунктів Гостре, Георгіївка, Мар’їнка, Побєда Донецької області.</text:p>
      <text:p text:style-name="P4">
На <text:span text:style-name="T4">
Шахтарському</text:span>
 напрямку агресор завдав авіаційного удару в районіМакарівки Донецької області. Здійснив обстріли близько 15 населених пунктів.Серед них Парасковіївка, Новомихайлівка, Золота Нива, Сторожеве, Благодатне,Макарівка, Вільне Поле та Зелене Поле Донецької області.</text:p>
      <text:p text:style-name="P4">
На <text:span text:style-name="T4">
Запорізькому</text:span>
 та <text:span text:style-name="T4">
Херсонському</text:span>
 напрямках ворог зосереджує основнізусилля на недопущенні просування українських військ. Здійснив артилерійськіобстріли понад 30 населених пунктів, серед них Новодарівка, Левадне,Ольгівське, Гуляйполе, Білогір'я Запорізької області; Золота Балка,Михайлівка, Гаврилівка, Качкарівка, Козацьке, Іванівка, Антонівка, ЗеленівкаХерсонської області та місто Херсон.</text:p>
      <text:p text:style-name="P4">
"Загарбники щодня зазнають значних втрат, які намагаються приховати,продовжують застосовувати традиційну російську практику позбавлення родинзагиблих пільг та компенсацій, розрекламованих російською пропагандою. Дляцього активно використовують мобільні крематорії", - ідеться в повідомленні.</text:p>
      <text:p text:style-name="P4">
<text:span text:style-name="T4">
Читайте також:</text:span>
 <text:a xlink:type="simple" xlink:href="https://www.ukrinform.ua/rubric-ato/3730224-na-tavrijskomu-napramku-sili-oboroni-maut-uspihi-ta-prosuvanna-vpered.html" text:style-name="Internet_20_link" text:visited-style-name="Visited_20_Internet_20_Link">
 На <text:span text:style-name="T4">
Таврійському</text:span>
 напрямку Сили оборони мають успіхи тапросування вперед </text:a>
</text:p>
      <text:p text:style-name="P4">
Зокрема, встановлено, що один з таких крематоріїв у режимі 24/7 наразі працюєна території Бердянського порту. На даний час кремації підлягають близько 50тіл загиблих російських військових, які нещодавно були доправлені з районівведення бойових дій до місцевого моргу. Зазначається, що кремація загиблихросійських військових проводиться без їх ідентифікації та обліку.</text:p>
      <text:p text:style-name="P4">
У Генштабі поінформували, що авіація Сил оборони за добу завдала 10 ударів порайонах зосередження особового складу ворога, два по зенітно-ракетнихкомплексах та один по пункту управління.</text:p>
      <text:p text:style-name="P4">
<text:span text:style-name="T4">
Читайте також:</text:span>
 <text:a xlink:type="simple" xlink:href="https://www.ukrinform.ua/rubric-ato/3730041-zsu-urazili-24-artilerijski-zasobi-voroga-na-vognevih-poziciah.html" text:style-name="Internet_20_link" text:visited-style-name="Visited_20_Internet_20_Link">
 <text:span text:style-name="T4">
ЗСУ</text:span>
 уразили 24 артилерійські засоби ворога навогневих позиціях </text:a>
</text:p>
      <text:p text:style-name="P4">
Підрозділи ракетних військ і артилерії протягом доби уразили пункт управління,район зосередження живої сили, озброєння та військової техніки ворога, складбоєприпасів, два артилерійські засоби на вогневій позиції, засібпротиповітряної оборони, станцію РЕБ та ще один важливий об’єкт загарбників.</text:p>
      <text:p text:style-name="P4">
Як повідомляв <text:a xlink:type="simple" xlink:href="https://www.ukrinform.ua/rubric-ato/3730052-sili-oboroni-znisili-vze-228-870-rosian.html" text:style-name="Internet_20_link" text:visited-style-name="Visited_20_Internet_20_Link">
 Укрінформ </text:a>
 , Сили оборони України з 24 лютого2022 року по 1 липня 2023 року ліквідували близько 228 тисяч 870 російськихзагарбників, і ще 530 осіб - за минулу добу.</text:p>
      <text:p text:style-name="P4">
Source: <text:a xlink:type="simple" xlink:href="https://www.ukrinform.ua/rubric-ato/3730297-na-troh-napramkah-frontu-za-dobu-ponad-30-bojovih-zitknen.html" text:style-name="Internet_20_link" text:visited-style-name="Visited_20_Internet_20_Link">
https://www.ukrinform.ua/rubric-ato/3730297-na-troh-napramkah-frontu-za-dobu-ponad-30-bojovih-zitknen.html</text:a>
</text:p>
      <!--NEWS-->
      <text:h text:style-name="P10" text:outline-level="1">
<text:span text:style-name="T4">
Законопроєкт щодо застосування англійської буде доопрацьований - депутатка</text:span>
</text:h>
      <text:p text:style-name="P4">
Authors: Ukrinform (Person)</text:p>
      <text:p text:style-name="P4">
Publisher: Укринформ (Organization)</text:p>
      <text:p text:style-name="P4">
Published Time: 2023-07-01T-6:25:00+03:00</text:p>
      <text:p text:style-name="P4">
Modified Time: 2023-07-01T19:25:00+03:00</text:p>
      <text:p text:style-name="P4">
Description: Законопроєкт "Про застосування англійської мови в Україні" є рамковим, він ще потребує доопрацювань профільного комітету. — Укрінформ.</text:p>
      <text:p text:style-name="P4">
Images: ['<text:a xlink:type="simple" xlink:href="https://static.ukrinform.com/photos/2022_07/thumb_files/630_360_1657624495-187.jpg" text:style-name="Internet_20_link" text:visited-style-name="Visited_20_Internet_20_Link">
630_360_16576...</text:a>
']</text:p>
      <text:p text:style-name="P4">
Tags: ['Кравчук', 'Освіта', 'Українська мова', 'Верховна Рада', 'Англійська мова', 'Єдині новини']</text:p>
      <text:p text:style-name="P4">
Type: Article</text:p>
      <!--METADATA-->
      <text:p text:style-name="P4">
<draw:frame draw:style-name="fr1" draw:name="Image10" text:anchor-type="as-char" svg:width="6.9236in" svg:height="3.956343in" draw:z-index="0">
<draw:image xlink:href="../Images/yкринформ/2023-07-01T-6-25-00-03-00/630_360_1657624495-187.jpg" xlink:type="simple" xlink:show="embed" xlink:actuate="onLoad" draw:mime-type="image/jpeg"/>
</draw:frame>
Законопроєкт "Про застосування англійської мови в Україні" є рамковим, він щепотребує доопрацювань профільного комітету.</text:p>
      <text:p text:style-name="P4">
Як передає Укрінформ, про це в ефірі загальнонаціонального марафону «Єдиніновини» повідомила заступниця голови Комітету ВР з питань гуманітарної таінформаційної політики Євгенія Кравчук.</text:p>
      <text:p text:style-name="P4">
«Це законопроєкт рамковий, і саме Кабінет Міністрів задаватиме «напрямок руху»цьому документу. Своєю чергою, наш профільний комітет ще доопрацьовуватимеокремі питання, зокрема щодо дублювання кінопродукції. Потрібно подискутуватиз цього приводу», - сказала Кравчук.</text:p>
      <text:p text:style-name="P4">
Що стосується вимоги щодо обов’язкового володіння англійською мовоюдержслужбовцями, депутатка підкреслила, що поширюватиметься вона не на всіх, алише на керівний склад.</text:p>
      <text:p text:style-name="P4">
<text:span text:style-name="T4">
Читайте також:</text:span>
 <text:a xlink:type="simple" xlink:href="https://www.ukrinform.ua/rubric-culture/3730235-pitanna-pokaziv-filmiv-anglijskou-u-kinoteatrah-obgovoruvatimetsa-z-gromadskistu-tkacenko.html" text:style-name="Internet_20_link" text:visited-style-name="Visited_20_Internet_20_Link">
 <text:span text:style-name="T4">
Ткаченко</text:span>
 анонсував громадське обговорення питанняпоказів фільмів англійською у кінотеатрах </text:a>
</text:p>
      <text:p text:style-name="P4">
«Щодо обов'язкового знання англійської для певних категорій держслужбовців,тут хочу зробити роз'яснення, що не йдеться про всіх держслужбовців, чи всіхполіцейських, чи всіх митників, чи всіх прокурорів. Йдеться про керівнийсклад. Бо якраз керівний склад, очевидно, буде більше спілкуватися з донорами,з інструкторами. І саме для цієї роботи потрібні люди на керівних позиціях іззнанням англійської», - зазначила Кравчук.</text:p>
      <text:p text:style-name="P4">
Вона також повідомила, що наразі Кабінет Міністрів працює над створеннямпрограми із заохочення українців до навчання.</text:p>
      <text:p text:style-name="P4">
«Для тих, хто хоче опанувати мову в дорослому віці, Кабінет Міністрів працюєнад програмою заохочення. Мінцифра працює над безкоштовними онлайн-курсами. Ядумаю, що це буде щось у форматі ваучерів на зразок єПідтримки, які можна будевикористати для навчання чи на курсах, чи онлайн», - додала депутатка.</text:p>
      <text:p text:style-name="P4">
<text:span text:style-name="T4">
Читайте також:</text:span>
 <text:a xlink:type="simple" xlink:href="https://www.ukrinform.ua/rubric-culture/3729401-komitet-vr-moze-pereglanuti-normu-sodo-dublazu-v-zakonoproekti-pro-zastosuvanna-anglijskoi.html" text:style-name="Internet_20_link" text:visited-style-name="Visited_20_Internet_20_Link">
 Комітет ВР може переглянути норму щодо дубляжу взаконопроєкті про застосування англійської </text:a>
</text:p>
      <text:p text:style-name="P4">
Як повідомлялося, 28 червня <text:a xlink:type="simple" xlink:href="https://www.ukrinform.ua/rubric-polytics/3728718-zelenskij-proponue-radi-zrobiti-anglijsku-odnieu-z-mov-miznarodnogo-spilkuvanna-v-ukraini.html" text:style-name="Internet_20_link" text:visited-style-name="Visited_20_Internet_20_Link">
 Президент Володимир Зеленський</text:a>
зареєстрував у Верховній Раді законопроєкт "Про застосування англійської мовив Україні" (№9432).</text:p>
      <text:p text:style-name="P4">
Серед іншого, проєктом закону передбачається офіційно закріпити статусанглійської мови як однієї з мов міжнародного спілкування в Україні, визначитикатегорії посад, кандидати на зайняття яких зобовʼязані володіти англійськоюмовою, унормувати особливості застосування англійської мови в роботі органівдержавної влади, органів влади Автономної Республіки Крим, органів місцевогосамоврядування, підрозділів екстреної допомоги населенню, під час перетинудержавного кордону, у сферах <text:a xlink:type="simple" xlink:href="https://www.ukrinform.ua/tag-osvita" text:style-name="Internet_20_link" text:visited-style-name="Visited_20_Internet_20_Link">
 освіти </text:a>
 ,культури, транспорту, охорони здоровʼя тощо.</text:p>
      <text:p text:style-name="P4">
Source: <text:a xlink:type="simple" xlink:href="https://www.ukrinform.ua/rubric-society/3730296-zakonoproekt-sodo-zastosuvanna-anglijskoi-bude-doopracovanij-deputatka.html" text:style-name="Internet_20_link" text:visited-style-name="Visited_20_Internet_20_Link">
https://www.ukrinform.ua/rubric-society/3730296-zakonoproekt-sodo-zastosuvanna-anglijskoi-bude-doopracovanij-deputatka.html</text:a>
</text:p>
      <!--NEWS-->
      <text:h text:style-name="P10" text:outline-level="1">
<text:span text:style-name="T4">
At Avdiyivka direction Russian army shelled  Berdychi, Lastochkyne, Stepove, Tonenke, Pervoma...</text:span>
</text:h>
      <text:p text:style-name="P4">
Authors: liveuamap (Language: en)</text:p>
      <text:p text:style-name="P4">
Time: 2023-07-01T-6:43:00</text:p>
      <text:p text:style-name="P4">
Location: Donetsk Oblast (Latitude:48.1111 Longtitude:37.49376)</text:p>
      <text:p text:style-name="P4">
Videos: []</text:p>
      <text:p text:style-name="P4">
Images: []</text:p>
      <text:p text:style-name="P4">
Tags: ["Russia"]</text:p>
      <text:p text:style-name="P4">
ID: 22572921</text:p>
      <!--METADATA-->
      <text:p text:style-name="P4">
At Avdiyivka direction Russian army shelled Berdychi, Lastochkyne, Stepove,Tonenke, Pervomayske, Netaylove and Karlivka of Donetsk region, - GeneralStaff of Armed Forces of Ukraine says in the morning report</text:p>
      <text:p text:style-name="P4">
News Collection Link: <text:a xlink:type="simple" xlink:href="https:\/\/liveuamap.com\/en\/2023\/1-july-at-avdiyivka-direction-russian-army-shelled--berdychi" text:style-name="Internet_20_link" text:visited-style-name="Visited_20_Internet_20_Link">
https:\/\/liveuamap.com\/en\/2023\/1-july-at-avdiyivka-direction-russian-army-shelled--berdychi</text:a>
</text:p>
      <text:p text:style-name="P4">
Source: <text:a xlink:type="simple" xlink:href="https://t.me/lumsrc/5240" text:style-name="Internet_20_link" text:visited-style-name="Visited_20_Internet_20_Link">
https://t.me/lumsrc/5240</text:a>
</text:p>
      <!--NEWS-->
      <text:h text:style-name="P10" text:outline-level="1">
<text:span text:style-name="T4">
Відмова Грузії у статусі кандидата в члени ЄС була не помилкою, а попередженням - Зурабішвілі</text:span>
</text:h>
      <text:p text:style-name="P4">
Authors: Ukrinform (Person)</text:p>
      <text:p text:style-name="P4">
Publisher: Укринформ (Organization)</text:p>
      <text:p text:style-name="P4">
Published Time: 2023-07-01T-7:17:00+03:00</text:p>
      <text:p text:style-name="P4">
Modified Time: 2023-07-01T19:17:00+03:00</text:p>
      <text:p text:style-name="P4">
Description: Президентка Саломе Зурабішвілі заявила, що відмова Грузії у статусі кандидата в члени ЄС була не помилкою, а попередженням. — Укрінформ.</text:p>
      <text:p text:style-name="P4">
Images: ['<text:a xlink:type="simple" xlink:href="https://static.ukrinform.com/photos/2018_10/thumb_files/630_360_1540518468-213.jpg" text:style-name="Internet_20_link" text:visited-style-name="Visited_20_Internet_20_Link">
630_360_15405...</text:a>
']</text:p>
      <text:p text:style-name="P4">
Tags: ['Євросоюз', 'Грузія', 'Президент', 'Зурабішвілі']</text:p>
      <text:p text:style-name="P4">
Type: Article</text:p>
      <!--METADATA-->
      <text:p text:style-name="P4">
<draw:frame draw:style-name="fr1" draw:name="Image11" text:anchor-type="as-char" svg:width="6.9236in" svg:height="3.956343in" draw:z-index="0">
<draw:image xlink:href="../Images/yкринформ/2023-07-01T-7-17-00-03-00/630_360_1540518468-213.jpg" xlink:type="simple" xlink:show="embed" xlink:actuate="onLoad" draw:mime-type="image/jpeg"/>
</draw:frame>
Президентка Саломе Зурабішвілі заявила, що відмова Грузії у статусі кандидатав члени ЄС була не помилкою, а попередженням.</text:p>
      <text:p text:style-name="P4">
Як передає Укрінформ, про це повідомляє <text:a xlink:type="simple" xlink:href="https://1tv.ge/lang/ru/news/salome-zurabishvili-otkaz-gruzii-v-statuse-kandidata-v-chleny-es-bylo-ne-oshibkoj-a-preduprezhdeniem/" text:style-name="Internet_20_link" text:visited-style-name="Visited_20_Internet_20_Link">
 Перший канал Грузії</text:a>
 .</text:p>
      <text:p text:style-name="P4">
«Мене як громадянина дуже засмутило, що <text:a xlink:type="simple" xlink:href="https://www.ukrinform.ua/tag-gruzia" text:style-name="Internet_20_link" text:visited-style-name="Visited_20_Internet_20_Link">
 Грузії</text:a>
 не було надано статусу (кандидата вчлени ЄС – ред.), але це не було помилкою», — сказала Зурабішвілі на зустрічізі ЗМІ.</text:p>
      <text:p text:style-name="P4">
За словами президентки Грузії, це було «попередженням».</text:p>
      <text:p text:style-name="P4">
Зурабішвілі зазначила, що нещодавні кроки, зроблені Росією щодо Грузії,змусили Євросоюз зрозуміти, що Росія заграє з Грузією.</text:p>
      <text:p text:style-name="P4">
«Серед людей, з якими мені довелося поспілкуватися, безперечно є усвідомленнянаслідків того, якщо Грузія не отримає статусу вдруге. Я маю на увазікерівників країн чи структур ЄС, тому що вони розуміють стратегічну частинуцього питання. Це, власне, те, що нам потрібно, щоби раз і назавжди вивести цюкраїну з радянського менталітету та структур. Нам кажуть, що ми маємо цезробити, але ми маємо зробити це для себе, це потрібно нам», — сказалаЗурабішвілі.</text:p>
      <text:p text:style-name="P4">
<text:span text:style-name="T4">
Читайте також:</text:span>
 <text:a xlink:type="simple" xlink:href="https://www.ukrinform.ua/rubric-world/3715831-es-peredav-gruzii-oficijnij-demars-cerez-vidnovlenna-aviaspolucenna-z-rosieu.html" text:style-name="Internet_20_link" text:visited-style-name="Visited_20_Internet_20_Link">
 ЄС передав Грузії офіційний демарш через відновленняавіасполучення з Росією </text:a>
</text:p>
      <text:p text:style-name="P4">
Як повідомляв <text:a xlink:type="simple" xlink:href="https://www.ukrinform.ua/rubric-world/3721551-gruzia-spodivaetsa-otrimati-status-kandidata-v-es-vze-do-kinca-cogo-roku.html" text:style-name="Internet_20_link" text:visited-style-name="Visited_20_Internet_20_Link">
 Укрінформ </text:a>
 , лідер правлячої партії країни «Грузинська мрія» ІраклійКобахідзе заявив, що Тбілісі планує завершити виконання 12 реформ у червні врамках євроінтеграції, аби країна могла отримати статус кандидата в члениЄвропейського союзу в грудні поточного року.</text:p>
      <text:p text:style-name="P4">
Source: <text:a xlink:type="simple" xlink:href="https://www.ukrinform.ua/rubric-world/3730293-vidmova-gruzii-u-statusi-kandidata-v-cleni-es-bula-ne-pomilkou-a-poperedzennam-zurabisvili.html" text:style-name="Internet_20_link" text:visited-style-name="Visited_20_Internet_20_Link">
https://www.ukrinform.ua/rubric-world/3730293-vidmova-gruzii-u-statusi-kandidata-v-cleni-es-bula-ne-pomilkou-a-poperedzennam-zurabisvili.html</text:a>
</text:p>
      <!--NEWS-->
      <text:h text:style-name="P10" text:outline-level="1">
<text:span text:style-name="T4">
Кікбоксер Мельник виграв «бронзу» Європейських ігор</text:span>
</text:h>
      <text:p text:style-name="P4">
Authors: Ukrinform (Person)</text:p>
      <text:p text:style-name="P4">
Publisher: Укринформ (Organization)</text:p>
      <text:p text:style-name="P4">
Published Time: 2023-07-01T-8:12:22+03:00</text:p>
      <text:p text:style-name="P4">
Modified Time: 2023-07-01T19:12:22+03:00</text:p>
      <text:p text:style-name="P4">
Description: У передостанній день III Європейських ігор у Кракові (Польща) скарбничка збірної України поповнилася 37-ю нагородою. — Укрінформ.</text:p>
      <text:p text:style-name="P4">
Images: ['<text:a xlink:type="simple" xlink:href="https://static.ukrinform.com/photos/2023_07/thumb_files/630_360_1688227933-184.jpg" text:style-name="Internet_20_link" text:visited-style-name="Visited_20_Internet_20_Link">
630_360_16882...</text:a>
']</text:p>
      <text:p text:style-name="P4">
Tags: ['Кікбоксинг', 'Європейські ігри']</text:p>
      <text:p text:style-name="P4">
Type: Article</text:p>
      <!--METADATA-->
      <text:p text:style-name="P4">
<draw:frame draw:style-name="fr1" draw:name="Image12" text:anchor-type="as-char" svg:width="6.9236in" svg:height="3.956343in" draw:z-index="0">
<draw:image xlink:href="../Images/yкринформ/2023-07-01T-8-12-22-03-00/630_360_1688227933-184.jpg" xlink:type="simple" xlink:show="embed" xlink:actuate="onLoad" draw:mime-type="image/jpeg"/>
</draw:frame>
 Упередостанній день III Європейських ігор у Кракові (Польща) скарбничка збірноїУкраїни поповнилася 37-ю нагородою.</text:p>
      <text:p text:style-name="P4">
Бронзовим призером континентальних змагань став 23-річний кікбоксер АртемМельник з Житомира, передає Укрінформ.</text:p>
      <text:p text:style-name="P4">
Мельник посів 3-тє місце у розділі фул-контакт у ваговій категорії до 86 кг.</text:p>
      <text:p text:style-name="P4">
<text:span text:style-name="T4">
Читайте також:</text:span>
 <text:a xlink:type="simple" xlink:href="https://www.ukrinform.ua/rubric-sports/3730113-u-francii-projsli-xxiv-evropejski-igri-korporativnogo-sportu.html" text:style-name="Internet_20_link" text:visited-style-name="Visited_20_Internet_20_Link">
 У Франції пройшли XXIV <text:span text:style-name="T4">
Європейські</text:span>
 <text:span text:style-name="T4">
ігри</text:span>
корпоративного спорту </text:a>
</text:p>
      <text:p text:style-name="P4">
За день до завершення Європейських ігор в активі українських спортсменів 19золотих, 10 срібних та 8 бронзових медалей.</text:p>
      <text:p text:style-name="P4">
Фото: Facebook.</text:p>
      <text:p text:style-name="P4">
Source: <text:a xlink:type="simple" xlink:href="https://www.ukrinform.ua/rubric-sports/3730291-kikbokser-melnik-vigrav-bronzu-evropejskih-igor.html" text:style-name="Internet_20_link" text:visited-style-name="Visited_20_Internet_20_Link">
https://www.ukrinform.ua/rubric-sports/3730291-kikbokser-melnik-vigrav-bronzu-evropejskih-igor.html</text:a>
</text:p>
      <!--NEWS-->
      <text:h text:style-name="P10" text:outline-level="1">
<text:span text:style-name="T4">
Russian artillery shelled Marhanets community overnight</text:span>
</text:h>
      <text:p text:style-name="P4">
Authors: liveuamap (Language: en)</text:p>
      <text:p text:style-name="P4">
Time: 2023-07-01T02:00:37</text:p>
      <text:p text:style-name="P4">
Location: Marhanets (Latitude:47.64515 Longtitude:34.65002)</text:p>
      <text:p text:style-name="P4">
Videos: []</text:p>
      <text:p text:style-name="P4">
Images: []</text:p>
      <text:p text:style-name="P4">
Tags: []</text:p>
      <text:p text:style-name="P4">
ID: 22572792</text:p>
      <!--METADATA-->
      <text:p text:style-name="P4">
Russian artillery shelled Marhanets community overnight</text:p>
      <text:p text:style-name="P4">
News Collection Link: <text:a xlink:type="simple" xlink:href="https:\/\/liveuamap.com\/en\/2023\/1-july-russian-artillery-shelled-marhanets-community-overnight" text:style-name="Internet_20_link" text:visited-style-name="Visited_20_Internet_20_Link">
https:\/\/liveuamap.com\/en\/2023\/1-july-russian-artillery-shelled-marhanets-community-overnight</text:a>
</text:p>
      <text:p text:style-name="P4">
Source: <text:a xlink:type="simple" xlink:href="https://t.me/dnepr_operativ/45438" text:style-name="Internet_20_link" text:visited-style-name="Visited_20_Internet_20_Link">
https://t.me/dnepr_operativ/45438</text:a>
</text:p>
      <!--NEWS-->
      <text:h text:style-name="P10" text:outline-level="1">
<text:span text:style-name="T4">
Spanish PM Sanchez has arrived in Kyiv to meet President of Ukraine Zelensky</text:span>
</text:h>
      <text:p text:style-name="P4">
Authors: liveuamap (Language: en)</text:p>
      <text:p text:style-name="P4">
Time: 2023-07-01T03:40:00</text:p>
      <text:p text:style-name="P4">
Location: Kyiv, Kyiv city (Latitude:50.44045 Longtitude:30.48946)</text:p>
      <text:p text:style-name="P4">
Videos: []</text:p>
      <text:p text:style-name="P4">
Images: []</text:p>
      <text:p text:style-name="P4">
Tags: ["Europe", "Spain"]</text:p>
      <text:p text:style-name="P4">
ID: 22572819</text:p>
      <!--METADATA-->
      <text:p text:style-name="P4">
Spanish PM Sanchez has arrived in Kyiv to meet President of Ukraine Zelensky</text:p>
      <text:p text:style-name="P4">
News Collection Link: <text:a xlink:type="simple" xlink:href="https:\/\/liveuamap.com\/en\/2023\/1-july-spanish-pm-sanchez-has-arrived-in-kyiv-to-meet-president" text:style-name="Internet_20_link" text:visited-style-name="Visited_20_Internet_20_Link">
https:\/\/liveuamap.com\/en\/2023\/1-july-spanish-pm-sanchez-has-arrived-in-kyiv-to-meet-president</text:a>
</text:p>
      <text:p text:style-name="P4">
Source: <text:a xlink:type="simple" xlink:href="https://twitter.com/sanchezcastejon/status/1675031517335003136" text:style-name="Internet_20_link" text:visited-style-name="Visited_20_Internet_20_Link">
https://twitter.com/sanchezcastejon/status/1675031517335003136</text:a>
</text:p>
      <!--NEWS-->
      <text:h text:style-name="P10" text:outline-level="1">
<text:span text:style-name="T4">
Chinese military delegation discussed in Britain and France the development of defense cooper...</text:span>
</text:h>
      <text:p text:style-name="P4">
Authors: liveuamap (Language: en)</text:p>
      <text:p text:style-name="P4">
Time: 2023-07-01T04:18:08</text:p>
      <text:p text:style-name="P4">
Location: London, England (Latitude:51.49927 Longtitude:-0.12456)</text:p>
      <text:p text:style-name="P4">
Videos: []</text:p>
      <text:p text:style-name="P4">
Images: []</text:p>
      <text:p text:style-name="P4">
Tags: ["China", "France", "UK"]</text:p>
      <text:p text:style-name="P4">
ID: 22572835</text:p>
      <!--METADATA-->
      <text:p text:style-name="P4">
Chinese military delegation discussed in Britain and France the development ofdefense cooperation – China defense ministry</text:p>
      <text:p text:style-name="P4">
News Collection Link: <text:a xlink:type="simple" xlink:href="https:\/\/china.liveuamap.com\/en\/2023\/1-july-chinese-military-delegation-discussed-in-britain-and" text:style-name="Internet_20_link" text:visited-style-name="Visited_20_Internet_20_Link">
https:\/\/china.liveuamap.com\/en\/2023\/1-july-chinese-military-delegation-discussed-in-britain-and</text:a>
</text:p>
      <text:p text:style-name="P4">
Source: <text:a xlink:type="simple" xlink:href="https://twitter.com/arabnews/status/1675053517214474241" text:style-name="Internet_20_link" text:visited-style-name="Visited_20_Internet_20_Link">
https://twitter.com/arabnews/status/1675053517214474241</text:a>
</text:p>
      <!--NEWS-->
      <text:h text:style-name="P10" text:outline-level="1">
<text:span text:style-name="T4">
At Sivershchyna and Slobozhanschyna directions Russian army shelled Krasni Lozy, Hremyach, Bo...</text:span>
</text:h>
      <text:p text:style-name="P4">
Authors: liveuamap (Language: en)</text:p>
      <text:p text:style-name="P4">
Time: 2023-07-01T04:43:00</text:p>
      <text:p text:style-name="P4">
Location: Kupiansk (Latitude:50.02318 Longtitude:37.77477)</text:p>
      <text:p text:style-name="P4">
Videos: []</text:p>
      <text:p text:style-name="P4">
Images: []</text:p>
      <text:p text:style-name="P4">
Tags: ["Russia"]</text:p>
      <text:p text:style-name="P4">
ID: 22572928</text:p>
      <!--METADATA-->
      <text:p text:style-name="P4">
At Sivershchyna and Slobozhanschyna directions Russian army shelled KrasniLozy, Hremyach, Bohdanove of Chernihiv region; Volfyne, Kostyantynivka,Basivka of Sumy region and Hatysche, Ohirtseve and Dvorichanske of Kharkivregion, - General Staff of Armed Forces of Ukraine says in the morning report</text:p>
      <text:p text:style-name="P4">
News Collection Link: <text:a xlink:type="simple" xlink:href="https:\/\/liveuamap.com\/en\/2023\/1-july-at-sivershchyna-and-slobozhanschyna-directions-russian" text:style-name="Internet_20_link" text:visited-style-name="Visited_20_Internet_20_Link">
https:\/\/liveuamap.com\/en\/2023\/1-july-at-sivershchyna-and-slobozhanschyna-directions-russian</text:a>
</text:p>
      <text:p text:style-name="P4">
Source: <text:a xlink:type="simple" xlink:href="https://t.me/lumsrc/5236" text:style-name="Internet_20_link" text:visited-style-name="Visited_20_Internet_20_Link">
https://t.me/lumsrc/5236</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01T05:01:21</text:p>
      <text:p text:style-name="P4">
Location: Zaporizhzhia (Latitude:47.77753 Longtitude:36.72186)</text:p>
      <text:p text:style-name="P4">
Videos: []</text:p>
      <text:p text:style-name="P4">
Images: []</text:p>
      <text:p text:style-name="P4">
Tags: ["Russia"]</text:p>
      <text:p text:style-name="P4">
ID: 22572912</text:p>
      <!--METADATA-->
      <text:p text:style-name="P4">
Russian forces conducting offensive actions in Donetsk and Luhansk regions.Ukrainian military had 22 combat engagements with Russian forces nearNovoselivske of Luhansk region, Serebryanske forestry, Bohdanivka andKhromove, Avdiyivka and Pervomayske, Maryinka, Rivnopil, - General Staff ofArmed Forces of Ukraine says in the morning report</text:p>
      <text:p text:style-name="P4">
News Collection Link: <text:a xlink:type="simple" xlink:href="https:\/\/liveuamap.com\/en\/2023\/1-july-russian-forces-conducting-offensive-actions-in-donetsk" text:style-name="Internet_20_link" text:visited-style-name="Visited_20_Internet_20_Link">
https:\/\/liveuamap.com\/en\/2023\/1-july-russian-forces-conducting-offensive-actions-in-donetsk</text:a>
</text:p>
      <text:p text:style-name="P4">
Source: <text:a xlink:type="simple" xlink:href="https://t.me/lumsrc/5244" text:style-name="Internet_20_link" text:visited-style-name="Visited_20_Internet_20_Link">
https://t.me/lumsrc/5244</text:a>
</text:p>
      <!--NEWS-->
      <text:h text:style-name="P10" text:outline-level="1">
<text:span text:style-name="T4">
At Zaporizhzhia and Kherson directions Russian army shelled Novodarivka, Levadne, Huliaipole,...</text:span>
</text:h>
      <text:p text:style-name="P4">
Authors: liveuamap (Language: en)</text:p>
      <text:p text:style-name="P4">
Time: 2023-07-01T05:03:42</text:p>
      <text:p text:style-name="P4">
Location: Kherson (Latitude:46.67674 Longtitude:32.72556)</text:p>
      <text:p text:style-name="P4">
Videos: []</text:p>
      <text:p text:style-name="P4">
Images: []</text:p>
      <text:p text:style-name="P4">
Tags: ["Russia"]</text:p>
      <text:p text:style-name="P4">
ID: 22572916</text:p>
      <!--METADATA-->
      <text:p text:style-name="P4">
At Zaporizhzhia and Kherson directions Russian army shelled Novodarivka,Levadne, Huliaipole, Zaliznychne, Huliaipilske, Mala Tokmachka, Novodanylivka,Orikhiv, Novoandriyivka of Zaporizhzhia region and Dudchany, Antonivka,Kherson, Stepanivka, Dniprovske of Kherson region. Russian aviation conductedairstrikes at Antonivka of Kherson region, - General Staff of Armed Forces ofUkraine says in the morning report</text:p>
      <text:p text:style-name="P4">
News Collection Link: <text:a xlink:type="simple" xlink:href="https:\/\/liveuamap.com\/en\/2023\/1-july-at-zaporizhzhia-and-kherson-directions-russian-army" text:style-name="Internet_20_link" text:visited-style-name="Visited_20_Internet_20_Link">
https:\/\/liveuamap.com\/en\/2023\/1-july-at-zaporizhzhia-and-kherson-directions-russian-army</text:a>
</text:p>
      <text:p text:style-name="P4">
Source: <text:a xlink:type="simple" xlink:href="https://t.me/lumsrc/5243" text:style-name="Internet_20_link" text:visited-style-name="Visited_20_Internet_20_Link">
https://t.me/lumsrc/5243</text:a>
</text:p>
      <!--NEWS-->
      <text:h text:style-name="P10" text:outline-level="1">
<text:span text:style-name="T4">
At Shakhtarske direction Russian army shelled Novomykhaylivka, Katerynivka, Yelyzavetivka, Bo...</text:span>
</text:h>
      <text:p text:style-name="P4">
Authors: liveuamap (Language: en)</text:p>
      <text:p text:style-name="P4">
Time: 2023-07-01T05:04:28</text:p>
      <text:p text:style-name="P4">
Location: Donetsk (Latitude:47.7924 Longtitude:36.98599)</text:p>
      <text:p text:style-name="P4">
Videos: []</text:p>
      <text:p text:style-name="P4">
Images: []</text:p>
      <text:p text:style-name="P4">
Tags: ["Russia"]</text:p>
      <text:p text:style-name="P4">
ID: 22572917</text:p>
      <!--METADATA-->
      <text:p text:style-name="P4">
At Shakhtarske direction Russian army shelled Novomykhaylivka, Katerynivka,Yelyzavetivka, Bohoyavlenka, Prechystivka and Zolota Nyva of Donetsk region.Russian aviation conducted airstrikes at Blahodatne and Zolota Nyva, - GeneralStaff of Armed Forces of Ukraine says in the morning report</text:p>
      <text:p text:style-name="P4">
News Collection Link: <text:a xlink:type="simple" xlink:href="https:\/\/liveuamap.com\/en\/2023\/1-july-at-shakhtarske-direction-russian-army-shelled-novomykhaylivka" text:style-name="Internet_20_link" text:visited-style-name="Visited_20_Internet_20_Link">
https:\/\/liveuamap.com\/en\/2023\/1-july-at-shakhtarske-direction-russian-army-shelled-novomykhaylivka</text:a>
</text:p>
      <text:p text:style-name="P4">
Source: <text:a xlink:type="simple" xlink:href="https://t.me/lumsrc/5242" text:style-name="Internet_20_link" text:visited-style-name="Visited_20_Internet_20_Link">
https://t.me/lumsrc/5242</text:a>
</text:p>
      <!--NEWS-->
      <text:h text:style-name="P10" text:outline-level="1">
<text:span text:style-name="T4">
At Maryinka direction Russian army shelled Krasnohorivka, Maryinka, Heorhiyivka and Pobyeda o...</text:span>
</text:h>
      <text:p text:style-name="P4">
Authors: liveuamap (Language: en)</text:p>
      <text:p text:style-name="P4">
Time: 2023-07-01T05:43:00</text:p>
      <text:p text:style-name="P4">
Location: Donetsk Oblast (Latitude:47.916 Longtitude:37.45977)</text:p>
      <text:p text:style-name="P4">
Videos: []</text:p>
      <text:p text:style-name="P4">
Images: []</text:p>
      <text:p text:style-name="P4">
Tags: ["Russia"]</text:p>
      <text:p text:style-name="P4">
ID: 22572920</text:p>
      <!--METADATA-->
      <text:p text:style-name="P4">
At Maryinka direction Russian army shelled Krasnohorivka, Maryinka,Heorhiyivka and Pobyeda of Donetsk region, - General Staff of Armed Forces ofUkraine says in the morning report</text:p>
      <text:p text:style-name="P4">
News Collection Link: <text:a xlink:type="simple" xlink:href="https:\/\/liveuamap.com\/en\/2023\/1-july-at-maryinka-direction-russian-army-shelled-krasnohorivka" text:style-name="Internet_20_link" text:visited-style-name="Visited_20_Internet_20_Link">
https:\/\/liveuamap.com\/en\/2023\/1-july-at-maryinka-direction-russian-army-shelled-krasnohorivka</text:a>
</text:p>
      <text:p text:style-name="P4">
Source: <text:a xlink:type="simple" xlink:href="https://t.me/lumsrc/5241" text:style-name="Internet_20_link" text:visited-style-name="Visited_20_Internet_20_Link">
https://t.me/lumsrc/5241</text:a>
</text:p>
      <!--NEWS-->
      <text:h text:style-name="P10" text:outline-level="1">
<text:span text:style-name="T4">
Drone has dropped 2 VOG-17 grenades at Chernozemny Gorodok of Briansk region</text:span>
</text:h>
      <text:p text:style-name="P4">
Authors: liveuamap (Language: en)</text:p>
      <text:p text:style-name="P4">
Time: 2023-07-01T07:39:33</text:p>
      <text:p text:style-name="P4">
Location: Bryansk (Latitude:52.10624 Longtitude:31.81871)</text:p>
      <text:p text:style-name="P4">
Videos: []</text:p>
      <text:p text:style-name="P4">
Images: []</text:p>
      <text:p text:style-name="P4">
Tags: ["Russia", "Europe"]</text:p>
      <text:p text:style-name="P4">
ID: 22572934</text:p>
      <!--METADATA-->
      <text:p text:style-name="P4">
Drone has dropped 2 VOG-17 grenades at Chernozemny Gorodok of Briansk region</text:p>
      <text:p text:style-name="P4">
News Collection Link: <text:a xlink:type="simple" xlink:href="https:\/\/liveuamap.com\/en\/2023\/1-july-drone-has-dropped-2-vog17-grenades-at-chernozemny" text:style-name="Internet_20_link" text:visited-style-name="Visited_20_Internet_20_Link">
https:\/\/liveuamap.com\/en\/2023\/1-july-drone-has-dropped-2-vog17-grenades-at-chernozemny</text:a>
</text:p>
      <text:p text:style-name="P4">
Source: <text:a xlink:type="simple" xlink:href="https://t.me/zhest_belgorod/29213" text:style-name="Internet_20_link" text:visited-style-name="Visited_20_Internet_20_Link">
https://t.me/zhest_belgorod/29213</text:a>
</text:p>
      <!--NEWS-->
      <text:h text:style-name="P10" text:outline-level="1">
<text:span text:style-name="T4">
Заколот «вагнерівців» свідчить про шкоду, що її Путін завдав Росії - директор ЦРУ</text:span>
</text:h>
      <text:p text:style-name="P4">
Authors: Ukrinform (Person)</text:p>
      <text:p text:style-name="P4">
Publisher: Укринформ (Organization)</text:p>
      <text:p text:style-name="P4">
Published Time: 2023-07-01T0:16:00+03:00</text:p>
      <text:p text:style-name="P4">
Modified Time: 2023-07-01T20:16:00+03:00</text:p>
      <text:p text:style-name="P4">
Description: Директор ЦРУ Вільям Бернс заявив, що збройний заколот ватажка ПВК «Вагнер» Євгена Пригожина був викликом російській державі, який продемонстрував руйнівний ефект війни в Україні. — Укрінформ.</text:p>
      <text:p text:style-name="P4">
Images: ['<text:a xlink:type="simple" xlink:href="https://static.ukrinform.com/photos/2023_02/thumb_files/630_360_1677424892-723.jpg" text:style-name="Internet_20_link" text:visited-style-name="Visited_20_Internet_20_Link">
630_360_16774...</text:a>
']</text:p>
      <text:p text:style-name="P4">
Tags: ['ЦРУ', 'Путін', 'США', 'ПВК "Вагнера"', 'Війна з Росією', 'Заколот']</text:p>
      <text:p text:style-name="P4">
Type: Article</text:p>
      <!--METADATA-->
      <text:p text:style-name="P4">
<draw:frame draw:style-name="fr1" draw:name="Image13" text:anchor-type="as-char" svg:width="6.9236in" svg:height="3.956343in" draw:z-index="0">
<draw:image xlink:href="../Images/yкринформ/2023-07-01T0-16-00-03-00/630_360_1677424892-723.jpg" xlink:type="simple" xlink:show="embed" xlink:actuate="onLoad" draw:mime-type="image/jpeg"/>
</draw:frame>
 ДиректорЦРУ Вільям Бернс заявив, що збройний заколот ватажка ПВК «Вагнер» ЄвгенаПригожина був викликом російській державі, який продемонстрував руйнівнийефект війни в Україні.</text:p>
      <text:p text:style-name="P4">
Як передає Укрінформ, про це повідомляє <text:a xlink:type="simple" xlink:href="https://www.reuters.com/world/cias-burns-armed-mutiny-shows-damage-putin-has-done-russia-2023-07-01/" text:style-name="Internet_20_link" text:visited-style-name="Visited_20_Internet_20_Link">
 Reuters</text:a>
 .</text:p>
      <text:p text:style-name="P4">
«Це вражає, що Пригожин перед своїми діями різко звинуватив Кремль убрехливому обґрунтуванні для вторгнення в Україну та веденні війни російськимвійськовим керівництвом. Вплив цих слів і тих дій спостерігатиметься впродовждеякого часу. Це яскраве нагадування про руйнівний вплив війни Путіна на йоговласне суспільство та його власний режим», - заявив Бернс під час лекції длянекомерційного Фонду Дітчлі (Англія), який займається американсько-британськими відносинами.</text:p>
      <text:p text:style-name="P4">
Глава <text:a xlink:type="simple" xlink:href="https://www.ukrinform.ua/tag-cru" text:style-name="Internet_20_link" text:visited-style-name="Visited_20_Internet_20_Link">
 ЦРУ </text:a>
 додав, що заколот був«внутрішньою справою Росії, в якій Сполучені Штати не брали і не братимутьучасті».</text:p>
      <text:p text:style-name="P4">
<text:span text:style-name="T4">
Читайте також:</text:span>
 <text:a xlink:type="simple" xlink:href="https://www.ukrinform.ua/rubric-ato/3730256-peremisenna-vagnerivciv-u-bilorus-narazi-ne-zafiksovane-naev.html" text:style-name="Internet_20_link" text:visited-style-name="Visited_20_Internet_20_Link">
 Переміщення « <text:span text:style-name="T4">
вагнер</text:span>
 івців» у Білорусь наразі незафіксоване - Наєв </text:a>
</text:p>
      <text:p text:style-name="P4">
При цьому, за його словами, невдоволення в Росії війною в Україні створилорідкісну можливість вербувати шпигунів, і ЦРУ не пропустить її.</text:p>
      <text:p text:style-name="P4">
«Невдоволення (російсько-українською – ред.) війною продовжуватиме гризтиросійське керівництво під постійною дієтою державної пропаганди та практикоюрепресій. Це невдоволення створює унікальну можливість для нас у ЦРУ, адже внашій основі знаходиться людська розвідувальна служба. Ми не дозволимо ційможливості пропасти», - сказав Бернс.</text:p>
      <text:p text:style-name="P4">
Як повідомлялося, ватажок ПВК «Вагнер» Євген Пригожин 23 червня оголосивдемарш проти російського військового керівництва, зокрема проти міністраоборони РФ Сергія Шойгу.</text:p>
      <text:p text:style-name="P4">
Самопроголошений президент Білорусі Олександр Лукашенко провів переговори зПригожиним, після чого той заявив, що бійці угруповання повертаються допольових таборів.</text:p>
      <text:p text:style-name="P4">
<text:span text:style-name="T4">
Читайте також:</text:span>
 <text:a xlink:type="simple" xlink:href="https://www.ukrinform.ua/rubric-ato/3730190-zelenskij-vvazae-so-treba-skoristatisa-slabkistu-rosii-pisla-zakolotu.html" text:style-name="Internet_20_link" text:visited-style-name="Visited_20_Internet_20_Link">
 Зеленський вважає, що треба скористатися слабкістю Росіїпісля заколоту </text:a>
</text:p>
      <text:p text:style-name="P4">
Згодом Лукашенко підтвердив прибуття Пригожина у Білорусь.</text:p>
      <text:p text:style-name="P4">
Путін своєю чергою заявив, що «вагнерівці» можуть підписати контракт ізросійським Міноборони або їхати у Білорусь.</text:p>
      <text:p text:style-name="P4">
Речник Держприкордонслужби України Андрій Демченко заявив, що Білорусь можерозмістити на своїй території близько 8 тисяч найманців ПВК «Вагнер», розвитокситуації перебуває на постійному контролі України.</text:p>
      <text:p text:style-name="P4">
Source: <text:a xlink:type="simple" xlink:href="https://www.ukrinform.ua/rubric-world/3730308-zakolot-vagnerivciv-svidcit-pro-skodu-so-ii-zavdav-putin-rosii-vijnou-v-ukraini-glava-cru.html" text:style-name="Internet_20_link" text:visited-style-name="Visited_20_Internet_20_Link">
https://www.ukrinform.ua/rubric-world/3730308-zakolot-vagnerivciv-svidcit-pro-skodu-so-ii-zavdav-putin-rosii-vijnou-v-ukraini-glava-cru.html</text:a>
</text:p>
      <!--NEWS-->
      <text:h text:style-name="P10" text:outline-level="1">
<text:span text:style-name="T4">
At Kupiansk direction Russian army shelled Putnykove, Fyholivka, Dvorichna, Masutivka, Kupyan...</text:span>
</text:h>
      <text:p text:style-name="P4">
Authors: liveuamap (Language: en)</text:p>
      <text:p text:style-name="P4">
Time: 2023-07-01T0:43:00</text:p>
      <text:p text:style-name="P4">
Location: Svatove (Latitude:49.53557 Longtitude:37.90249)</text:p>
      <text:p text:style-name="P4">
Videos: []</text:p>
      <text:p text:style-name="P4">
Images: []</text:p>
      <text:p text:style-name="P4">
Tags: ["Russia"]</text:p>
      <text:p text:style-name="P4">
ID: 22572926</text:p>
      <!--METADATA-->
      <text:p text:style-name="P4">
At Kupiansk direction Russian army shelled Putnykove, Fyholivka, Dvorichna,Masutivka, Kupyansk and Kyslivka of Kharkiv region. Russian aviation conductedairstrikes at Kyslivka, Kotlyarivka and Berestove of Kharkiv region, - GeneralStaff of Armed Forces of Ukraine says in the morning report</text:p>
      <text:p text:style-name="P4">
News Collection Link: <text:a xlink:type="simple" xlink:href="https:\/\/liveuamap.com\/en\/2023\/1-july-at-kupiansk-direction-russian-army-shelled-putnykove" text:style-name="Internet_20_link" text:visited-style-name="Visited_20_Internet_20_Link">
https:\/\/liveuamap.com\/en\/2023\/1-july-at-kupiansk-direction-russian-army-shelled-putnykove</text:a>
</text:p>
      <text:p text:style-name="P4">
Source: <text:a xlink:type="simple" xlink:href="https://t.me/lumsrc/5237" text:style-name="Internet_20_link" text:visited-style-name="Visited_20_Internet_20_Link">
https://t.me/lumsrc/5237</text:a>
</text:p>
      <!--NEWS-->
      <text:h text:style-name="P10" text:outline-level="1">
<text:span text:style-name="T4">
У неділю Україні прогнозують дощі і грози, вдень до +30°</text:span>
</text:h>
      <text:p text:style-name="P4">
Authors: Ukrinform (Person)</text:p>
      <text:p text:style-name="P4">
Publisher: Укринформ (Organization)</text:p>
      <text:p text:style-name="P4">
Published Time: 2023-07-01T10:19:00+03:00</text:p>
      <text:p text:style-name="P4">
Modified Time: 2023-07-01T21:19:00+03:00</text:p>
      <text:p text:style-name="P4">
Description: У неділю, 2 липня, у низці областей України пройдуть короткочасні дощі з грозами, температура повітря вдень становитиме 25-30°. — Укрінформ.</text:p>
      <text:p text:style-name="P4">
Images: ['<text:a xlink:type="simple" xlink:href="https://static.ukrinform.com/photos/2019_06/thumb_files/630_360_1560230103-643.jpg" text:style-name="Internet_20_link" text:visited-style-name="Visited_20_Internet_20_Link">
630_360_15602...</text:a>
']</text:p>
      <text:p text:style-name="P4">
Tags: ['Дощ', 'Погода', 'Спека', 'Літо']</text:p>
      <text:p text:style-name="P4">
Type: Article</text:p>
      <!--METADATA-->
      <text:p text:style-name="P4">
<draw:frame draw:style-name="fr1" draw:name="Image14" text:anchor-type="as-char" svg:width="6.9236in" svg:height="3.956343in" draw:z-index="0">
<draw:image xlink:href="../Images/yкринформ/2023-07-01T10-19-00-03-00/630_360_1560230103-643.jpg" xlink:type="simple" xlink:show="embed" xlink:actuate="onLoad" draw:mime-type="image/jpeg"/>
</draw:frame>
 У неділю,2 липня, у низці областей України пройдуть короткочасні дощі з грозами,температура повітря вдень становитиме 25-30°.</text:p>
      <text:p text:style-name="P4">
Про це Укрінформу повідомили в Українському гідрометцентрі.</text:p>
      <text:p text:style-name="P4">
"Мінлива хмарність. Вночі у північно-західних, вдень у західних, північних,місцями Вінницькій та Харківській областях короткочасні дощі, вдень грози; нарешті території без опадів. Вітер переважно південно-західний, 5-10 м/с.Температура вночі 14-19°, у південній частині до 22°, в Карпатах 9-14°; вдень25-30°, в західних та Житомирській областях 22-27°", - зазначають синоптики.</text:p>
      <text:p text:style-name="P4">
У Києві та Київській області вночі опадів не прогнозують, вдень у неділюпройде короткочасний дощ, гроза. Вітер переважно південно-західний, 5-10 м/с.Температура у столиці вночі становитиме 17-19°, вдень 27-29°, у регіоні будевночі 14-19°, вдень 25-30°.</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кліматологи </text:a>
</text:p>
      <text:p text:style-name="P4">
Мінлива хмарність зберігатиметься в Україні і в наступні два дні. За прогнозомсиноптиків, 3 липня у південній частині та більшості центральних областей, 4липня у східних, вночі й у південно-східних, вдень і у західних областяхмісцями короткочасні дощі з грозами; на решті території без опадів. Вітерзмінних напрямків, 3-8 м/с. Температура вночі становитиме 15-20°, на півдні до24°; вдень 25-30°, 4 липня на півдні до 33°.</text:p>
      <text:p text:style-name="P4">
У столиці та Київській області 3-4 липня опадів не прогнозують. Температура уКиєві становитиме вночі 17-19°, вдень 27-29°, у регіоні буде вночі 15-20°,вдень 25-30°.</text:p>
      <text:p text:style-name="P4">
Синоптики попереджають, що 2-4 липня в Черкаській, Херсонській, Миколаївській,Запорізькій, 3 липня і в Тернопільській, 4 липня і в Житомирській таВінницькій областях переважатиме надзвичайний рівень пожежної небезпеки.</text:p>
      <text:p text:style-name="P4">
<text:span text:style-name="T4">
Читайте також:</text:span>
 <text:a xlink:type="simple" xlink:href="https://www.ukrinform.ua/rubric-world/3728203-torik-svit-sohvilini-vtracav-11-futbolnih-poliv-lisu-doslidzenna.html" text:style-name="Internet_20_link" text:visited-style-name="Visited_20_Internet_20_Link">
 Торік світ щохвилини втрачав 11 футбольних полів лісу</text:a>
</text:p>
      <text:p text:style-name="P4">
За прогнозом, 5-6 липня у західних, вдень 5 липня та протягом 6 липня і впівнічних, місцями центральних областях очікуються короткочасні дощі, грози,на решті території без опадів.</text:p>
      <text:p text:style-name="P4">
Температура в західних областях становитиме вночі 13-19°, вдень 5 липня22-28°, 6 липня 19-25°; на півдні вночі 20-25°, вдень 32-37°; на рештітериторії України вночі 16-22°, вдень 26-33°, 6 липня у більшості центральнихта східних областей стовпчики термометрів піднімуться до 35°.</text:p>
      <text:p text:style-name="P4">
У Києві та столичній області 5-6 липня очікується короткочасний дощ, місцямигроза (вночі 5 липня без опадів). Температура у столиці вночі становитимеблизько 20°, вдень 30-32°, по області вночі 16-21°, вдень 27-32°.</text:p>
      <text:p text:style-name="P4">
Source: <text:a xlink:type="simple" xlink:href="https://www.ukrinform.ua/rubric-regions/3730180-u-nedilu-ukraini-prognozuut-dosi-i-grozi-vden-do-30.html" text:style-name="Internet_20_link" text:visited-style-name="Visited_20_Internet_20_Link">
https://www.ukrinform.ua/rubric-regions/3730180-u-nedilu-ukraini-prognozuut-dosi-i-grozi-vden-do-30.html</text:a>
</text:p>
      <!--NEWS-->
      <text:h text:style-name="P10" text:outline-level="1">
<text:span text:style-name="T4">
У Києві затримали шістьох наркодилерів</text:span>
</text:h>
      <text:p text:style-name="P4">
Authors: Ukrinform (Person)</text:p>
      <text:p text:style-name="P4">
Publisher: Укринформ (Organization)</text:p>
      <text:p text:style-name="P4">
Published Time: 2023-07-01T11:22:43+03:00</text:p>
      <text:p text:style-name="P4">
Modified Time: 2023-07-01T11:22:43+03:00</text:p>
      <text:p text:style-name="P4">
Description: Правоохоронці затримали в Києві шістьох учасників наркоугруповання, які масово збували кокаїн, амфетамін і МДМА. Приблизна вартість вилучених наркотичних засобів та психотропних речовин може становити близько 3 млн гривень. — Укрінформ.</text:p>
      <text:p text:style-name="P4">
Images: ['<text:a xlink:type="simple" xlink:href="https://static.ukrinform.com/photos/2023_07/thumb_files/630_360_1688199535-304.jpg" text:style-name="Internet_20_link" text:visited-style-name="Visited_20_Internet_20_Link">
630_360_16881...</text:a>
']</text:p>
      <text:p text:style-name="P4">
Tags: ['Наркотики', 'Поліція', 'Київ']</text:p>
      <text:p text:style-name="P4">
Type: Article</text:p>
      <!--METADATA-->
      <text:p text:style-name="P4">
<draw:frame draw:style-name="fr1" draw:name="Image15" text:anchor-type="as-char" svg:width="6.9236in" svg:height="3.956343in" draw:z-index="0">
<draw:image xlink:href="../Images/yкринформ/2023-07-01T11-22-43-03-00/630_360_1688199535-304.jpg" xlink:type="simple" xlink:show="embed" xlink:actuate="onLoad" draw:mime-type="image/jpeg"/>
</draw:frame>
Правоохоронці затримали в Києві шістьох учасників наркоугруповання, які масовозбували кокаїн, амфетамін і МДМА. Приблизна вартість вилучених наркотичнихзасобів та психотропних речовин може становити близько 3 млн гривень.</text:p>
      <text:p text:style-name="P4">
Як передає Укрінформ, про це у <text:a xlink:type="simple" xlink:href="https://t.me/kyiv_pro_office/2101" text:style-name="Internet_20_link" text:visited-style-name="Visited_20_Internet_20_Link">
 Телеграмі</text:a>
повідомляє Київська міська прокуратура.</text:p>
      <text:p text:style-name="P4">
“За процесуального керівництва Святошинської окружної прокуратури м. Києвавикрито та повідомлено про підозру шістьом учасникам злочинної групи зафактами вчинення особливо тяжких злочинів у сфері незаконного обігу <text:a xlink:type="simple" xlink:href="https://www.ukrinform.ua/tag-narkotiki" text:style-name="Internet_20_link" text:visited-style-name="Visited_20_Internet_20_Link">
наркотичних засобів </text:a>
 та психотропнихречовин (ч. 2 ст. 307 Кримінального кодексу України)”, - йдеться уповідомленні.</text:p>
      <text:p text:style-name="P4">
Згідно з матеріалами слідства, члени наркоугруповання займалися придбанням тазбутом особливо небезпечних наркотичних речовин – кокаїну, а такожпсихотропних речовин – амфетаміну та МДМА. Реалізація “товару” здійснюваласячерез Телеграм-канал на території різних районів Києва.</text:p>
      <text:p text:style-name="P4">
До числа постійних покупців магазинів входили сотні осіб. Розрахунки занаркотики проводилися шляхом безготівкових переведень із карток покупців набанківські картки та рахунки фігурантів, а також за готівку. “Товар”надсилався замовникам через служби таксі Києва.</text:p>
      <text:p text:style-name="P4">
<text:span text:style-name="T4">
Читайте також:</text:span>
 <text:a xlink:type="simple" xlink:href="https://www.ukrinform.ua/rubric-regions/3727491-u-kremencuci-unak-pid-narkotikami-zbiv-na-smert-dvoh-ludej-na-pisohidnomu-perehodi.html" text:style-name="Internet_20_link" text:visited-style-name="Visited_20_Internet_20_Link">
 У Кременчуці юнак «під <text:span text:style-name="T4">
наркотика</text:span>
 ми» збив на смертьдвох людей на пішохідному переході </text:a>
</text:p>
      <text:p text:style-name="P4">
Під час документування злочинної діяльності правоохоронці провеликонтрольовані закупки, у тому числі “безконтактну” оптову закупку наркотиківта психотропів.</text:p>
      <text:p text:style-name="P4">
За результатами низки негласних слідчих дій також вдалося встановити маршрутипереміщення наркотиків.</text:p>
      <text:p text:style-name="P4">
Під час проведення санкціонованих та невідкладних обшуків у помешканняхзловмисників, місцях схрону “товару” та в автомобілях вилучено обладнання длямасового виготовлення синтетичних наркотиків, 200 г кокаїну, значну кількістьамфетаміну, PVP, канабісу та прекурсорів, блокноти із записами продажівнаркотичних речовин, записи про переміщення коштів, отриманих віднаркобізнесу, мобільні телефони, комп’ютерну техніку, грошові кошти у гривняхта іноземній валюті, банківські картки.</text:p>
      <text:p text:style-name="P4">
<text:span text:style-name="T4">
Читайте також:</text:span>
 <text:a xlink:type="simple" xlink:href="https://www.ukrinform.ua/rubric-regions/3715098-u-krivomu-rozi-zatrimali-reketiriv-na-coli-z-kriminalnim-avtoritetom.html" text:style-name="Internet_20_link" text:visited-style-name="Visited_20_Internet_20_Link">
 У Кривому Розі затримали рекетирів на чолі з кримінальним«авторитетом» </text:a>
</text:p>
      <text:p text:style-name="P4">
Приблизна вартість вилучених наркотичних засобів та психотропних речовин можестановити близько 3 млн гривень.</text:p>
      <text:p text:style-name="P4">
Шістьох учасників наркоугруповання затримали в порядку ст. 208 Кримінальногопроцесуального кодексу України.</text:p>
      <text:p text:style-name="P4">
Вирішується питання про обрання їм запобіжних заходів.</text:p>
      <text:p text:style-name="P4">
Санкція статті передбачає до 10 років позбавлення волі з конфіскацією майна.</text:p>
      <text:p text:style-name="P4">
Як повідомляв Укрінформ, правоохоронці <text:a xlink:type="simple" xlink:href="https://www.ukrinform.ua/rubric-kyiv/3714298-stolicnim-narkodilkam-metadon-i-dimedrol-somisaca-prinosili-do-16-miljona-prokuratura.html" text:style-name="Internet_20_link" text:visited-style-name="Visited_20_Internet_20_Link">
 викрили угруповання наркоторговців</text:a>
 , яке щомісяцязаробляло до 1,6 млн грн на збуті метадону і димедролу.</text:p>
      <text:p text:style-name="P4">
<text:span text:style-name="T5">
Фото: Київська міська прокуратура, Facebook</text:span>
</text:p>
      <text:p text:style-name="P4">
Source: <text:a xlink:type="simple" xlink:href="https://www.ukrinform.ua/rubric-kyiv/3730119-u-kievi-zatrimali-sistoh-narkodileriv.html" text:style-name="Internet_20_link" text:visited-style-name="Visited_20_Internet_20_Link">
https://www.ukrinform.ua/rubric-kyiv/3730119-u-kievi-zatrimali-sistoh-narkodileriv.html</text:a>
</text:p>
      <!--NEWS-->
      <text:h text:style-name="P10" text:outline-level="1">
<text:span text:style-name="T4">
Поки коронавірус став рутинним, ми втратили 300 тисяч людей - експерт</text:span>
</text:h>
      <text:p text:style-name="P4">
Authors: Ukrinform (Person)</text:p>
      <text:p text:style-name="P4">
Publisher: Укринформ (Organization)</text:p>
      <text:p text:style-name="P4">
Published Time: 2023-07-01T11:30:00+03:00</text:p>
      <text:p text:style-name="P4">
Modified Time: 2023-07-01T11:30:00+03:00</text:p>
      <text:p text:style-name="P4">
Description: В Україні коронавірус спричинив 300 тисяч смертей, допоки став звичним захворюванням. — Укрінформ.</text:p>
      <text:p text:style-name="P4">
Images: ['<text:a xlink:type="simple" xlink:href="https://static.ukrinform.com/photos/2021_10/thumb_files/630_360_1634652070-922.jpeg" text:style-name="Internet_20_link" text:visited-style-name="Visited_20_Internet_20_Link">
630_360_16346...</text:a>
']</text:p>
      <text:p text:style-name="P4">
Tags: ['Україна', 'Вакцинація', 'Коронавірус', 'Пандемія']</text:p>
      <text:p text:style-name="P4">
Type: Article</text:p>
      <!--METADATA-->
      <text:p text:style-name="P4">
<draw:frame draw:style-name="fr1" draw:name="Image16" text:anchor-type="as-char" svg:width="6.9236in" svg:height="3.956343in" draw:z-index="0">
<draw:image xlink:href="../Images/yкринформ/2023-07-01T11-30-00-03-00/630_360_1634652070-922.jpeg" xlink:type="simple" xlink:show="embed" xlink:actuate="onLoad" draw:mime-type="image/jpeg"/>
</draw:frame>
 В Українікоронавірус спричинив 300 тисяч смертей, допоки став звичним захворюванням.</text:p>
      <text:p text:style-name="P4">
Про це в ефірі <text:a xlink:type="simple" xlink:href="https://ukr.radio/news.html" text:style-name="Internet_20_link" text:visited-style-name="Visited_20_Internet_20_Link">
 Українського Радіо</text:a>
 розповів співзасновникУкраїнського центру охорони здоров’я Павло Ковтонюк, передає Укрінформ.</text:p>
      <text:p text:style-name="P4">
"Хоча люди продовжують хворіти, <text:a xlink:type="simple" xlink:href="https://www.ukrinform.ua/tag-koronavirus" text:style-name="Internet_20_link" text:visited-style-name="Visited_20_Internet_20_Link">
 коронавірус </text:a>
 стає рутинним захворюванням. Він буде входити в набір усіхвірусних захворювань, які циркулюють у нашій популяції. Взимку його ставитимебільше, влітку — менше. Тобто ковід стане чимось на зразок грипу. Згадаймо, щогрип також колись викликав пандемії та величезну смертність. Штами мутують,люди до них звикають та й віруси до людей звикають, і з часом ми вчимося зними жити. Поки коронавірус став схожим на рутинне вірусне захворювання, мивтратили 300 тисяч людей. Це ціна, яку ми заплатили за період, коликоронавірус із нового вірусу став чимось звичним для нас", - сказав Ковтонюк.</text:p>
      <text:p text:style-name="P4">
Він також наголосив на проблемах щодо вакцинації. За його словами, в Україніщеплення від коронавірусу зробили близько третини населення, а цьогонедостатньо для колективного захисту.</text:p>
      <text:p text:style-name="P4">
"Вакцинація — це така штука, де або всі, або ніхто. Нам потрібно булопровакцинувати мінімум три чверті населення — будь-який інший результат нічогоне давав. А провакцинувалися близько третини населення, отже, ми яксуспільство не дуже готові до об’єднаної відповіді на такі загрози, якпандемія. 38% вакцинованих не дають колективного захисту від вірусу. Певнийіндивідуальний захист ці люди мають, але колективного — ні", - зазначивексперт.</text:p>
      <text:p text:style-name="P4">
<text:span text:style-name="T4">
Читайте також:</text:span>
 <text:a xlink:type="simple" xlink:href="https://www.ukrinform.ua/rubric-society/3729520-lasko-koronavirus-ne-znik-ale-vin-vtracae-agresivnist.html" text:style-name="Internet_20_link" text:visited-style-name="Visited_20_Internet_20_Link">
 Ляшко: <text:span text:style-name="T4">
Коронавірус</text:span>
 не зник, але він втрачаєагресивність </text:a>
</text:p>
      <text:p text:style-name="P4">
За його словами, причини небажання населення робити щеплення лежать позамежами медицини та охорони здоров’я. "Йдеться про дотримання прав, люди нехотіли бути примушеними, не довіряли державі, не довіряли медичній системі,хтось просто недостатньо освічений та поінформований. Ці проблеми потребуютьзараз дуже серйозного аналізу. Тому що нові пандемії точно будуть, якстверджують фахівці громадського здоров’я", - додав Ковтонюк.</text:p>
      <text:p text:style-name="P4">
Як повідомляв Укрінформ, на всій території України <text:a xlink:type="simple" xlink:href="https://www.ukrinform.ua/rubric-society/3729682-v-ukraini-skasuvali-karantin-cerez-covid19.html" text:style-name="Internet_20_link" text:visited-style-name="Visited_20_Internet_20_Link">
 з 1 липня 2023 рокускасований карантин </text:a>
 , який буввстановлений з метою запобігання поширенню гострої респіраторної хворобиCOVID-19.</text:p>
      <text:p text:style-name="P4">
<text:span text:style-name="T5">
Фото: Evgeny Maloletka</text:span>
</text:p>
      <text:p text:style-name="P4">
Source: <text:a xlink:type="simple" xlink:href="https://www.ukrinform.ua/rubric-society/3730122-poki-koronavirus-stav-rutinnim-mi-vtratili-300-tisac-ludej-ekspert.html" text:style-name="Internet_20_link" text:visited-style-name="Visited_20_Internet_20_Link">
https://www.ukrinform.ua/rubric-society/3730122-poki-koronavirus-stav-rutinnim-mi-vtratili-300-tisac-ludej-ekspert.html</text:a>
</text:p>
      <!--NEWS-->
      <text:h text:style-name="P10" text:outline-level="1">
<text:span text:style-name="T4">
Від норвезького хіп-хопу до єврейського фольклору, або які вітри розносять по світу мелодії</text:span>
</text:h>
      <text:p text:style-name="P4">
Authors: Ukrinform (Person)</text:p>
      <text:p text:style-name="P4">
Publisher: Укринформ (Organization)</text:p>
      <text:p text:style-name="P4">
Published Time: 2023-07-01T11:34:00+03:00</text:p>
      <text:p text:style-name="P4">
Modified Time: 2023-07-01T11:34:00+03:00</text:p>
      <text:p text:style-name="P4">
Description: Олександр Харченко та Володимир Радченко продовжують розповідати про музичну євроінтеграцію — Укрінформ.</text:p>
      <text:p text:style-name="P4">
Images: ['<text:a xlink:type="simple" xlink:href="https://static.ukrinform.com/photos/2023_07/thumb_files/630_360_1688199858-592.jpg" text:style-name="Internet_20_link" text:visited-style-name="Visited_20_Internet_20_Link">
630_360_16881...</text:a>
']</text:p>
      <text:p text:style-name="P4">
Tags: None</text:p>
      <text:p text:style-name="P4">
Type: Article</text:p>
      <!--METADATA-->
      <text:p text:style-name="P4">
<draw:frame draw:style-name="fr1" draw:name="Image17" text:anchor-type="as-char" svg:width="6.9236in" svg:height="3.956343in" draw:z-index="0">
<draw:image xlink:href="../Images/yкринформ/2023-07-01T11-34-00-03-00/630_360_1688199858-592.jpg" xlink:type="simple" xlink:show="embed" xlink:actuate="onLoad" draw:mime-type="image/jpeg"/>
</draw:frame>
 ОлександрХарченко та Володимир Радченко продовжують розповідати про музичнуєвроінтеграцію</text:p>
      <text:p text:style-name="P4">
Минулого разу в <text:a xlink:type="simple" xlink:href="https://www.ukrinform.ua/rubric-culture/3717775-muzicni-istorii-ak-muzicna-evrointegracia-rozbivae-stereotipi-pro-stili-ta-vikonavciv.html" text:style-name="Internet_20_link" text:visited-style-name="Visited_20_Internet_20_Link">
 циклі подкастів </text:a>
 Музичні історії ми розпочали мандрівкуконтинентом, досліджуючи, як музичні культури різних країн впливають одна наодну та які цікаві феномени це часом породжує. Розширимо нашу географію добримдесятком країн – від півдня Європи до її західних та північних меж. Як завжди,музика подарує вам чимало несподіванок, парадоксів та незвичних сюжетнихповоротів.</text:p>
      <text:p text:style-name="P4">
В Грузії ви почуєте прекрасну композицію, де поєднається традиційнийгрузинський чоловічий спів та французький шансон.</text:p>
      <text:p text:style-name="P4">
В Бельгії до шансону вплететься вже класичний американський чорний блюз, а вСкандинавії вас чекає дрібка екзотики, як каже один з ведучих, зовсімпозамежного рівня: норвезький хіп-хоп.</text:p>
      <text:p text:style-name="P4">
</text:p>
      <text:p text:style-name="P4">
В Туреччині вас чекає, здогадайтесь, мусульманський рок, але, не помилитесь, забсолютно американським звучанням, ну і трохи, зрозуміло, японських впливів.</text:p>
      <text:p text:style-name="P4">
Литовці запропонують приджазовані поп-ритми, поєднані з вишуканим електроннимзвучанням, а іспанці ( в одній композиції) - гримучу суміш репу, хіп-хопу,регей, латини…</text:p>
      <text:p text:style-name="P4">
</text:p>
      <text:p text:style-name="P4">
Коли ж етнічні португальці запропонують вам дещо в стилі клЕзмер, або клезмЕр- дивну суміш єврейських, балканських та східноєвропейських мелодій,покладених на джазову основу, ви просто поринете в нашу нову Музичну історію йсамі не помітите, як вона добіжить завершення. Як це все, спитаєте ви себе?!Ні, не все. Буде ще третя історія з серії про музичну євроінтеграцію, і,повірте, там вас також чекає немало несподіванок.</text:p>
      <text:p text:style-name="P4">
</text:p>
      <text:p text:style-name="P4">
Поки що ж, аби було зрозуміліше, про що і про кого ми сьогодні, докладно, такби мовити, про те, що є в меню:</text:p>
      <text:p text:style-name="P4">
Країни: Грузія, Ірландія, Бельгія, Норвегія, Іспанія, Литва, Португалія,Польща, Болгарія, Туреччина, Хорватія.</text:p>
      <text:p text:style-name="P4">
</text:p>
      <text:p text:style-name="P4">
Виконавці: Ніаз Діасамідзе; Король живий!; Джо Долан; Арно; Паперові хлопці;Макако; Леонс Сомовс і Джаззу; Манга; Розбещувачі Бембі; Славі Тріфонов.</text:p>
      <text:p text:style-name="P4">
Композиції: Чи дощить сьогодні в Парижі?; Я зв’язав твої шнурки; Мавпа в оцітигра: Я знаю чого ти хочеш; Моя найкраща пісня та трохи інших.</text:p>
      <text:p text:style-name="P4">
Слухайте нас – не переслухаєте!</text:p>
      <text:p text:style-name="P4">
<text:span text:style-name="T4">
Попередні «Музичні історії» слухайте тут:</text:span>
</text:p>
      <text:p text:style-name="P4">
<text:a xlink:type="simple" xlink:href="https://www.ukrinform.ua/rubric-culture/3717775-muzicni-istorii-ak-muzicna-evrointegracia-rozbivae-stereotipi-pro-stili-ta-vikonavciv.html" text:style-name="Internet_20_link" text:visited-style-name="Visited_20_Internet_20_Link">
 Як музична євроінтеграція розбиває стереотипи про стилі та виконавців</text:a>
</text:p>
      <text:p text:style-name="P4">
<text:a xlink:type="simple" xlink:href="https://www.ukrinform.ua/rubric-culture/3687573-muzicni-istorii-gilmor-akogo-lublat-vsi-krim-votersa.html" text:style-name="Internet_20_link" text:visited-style-name="Visited_20_Internet_20_Link">
 Гілмор, якого люблять всі. Крім Вотерса </text:a>
</text:p>
      <text:p text:style-name="P4">
<text:a xlink:type="simple" xlink:href="https://www.ukrinform.ua/rubric-culture/3669058-50-rokiv-z-flojdami-abo-deaki-podrobici-zitta-na-temnomu-boci-misaca.html" text:style-name="Internet_20_link" text:visited-style-name="Visited_20_Internet_20_Link">
 50 років з Флойдами, або деякі подробиці життя на темному боці місяця</text:a>
</text:p>
      <text:p text:style-name="P4">
<text:a xlink:type="simple" xlink:href="https://www.ukrinform.ua/rubric-culture/3640188-rizdvani-melodii-voennogo-casu.html" text:style-name="Internet_20_link" text:visited-style-name="Visited_20_Internet_20_Link">
 Різдвяні мелодії воєнного часу </text:a>
</text:p>
      <text:p text:style-name="P4">
<text:a xlink:type="simple" xlink:href="https://www.ukrinform.ua/rubric-culture/3569041-muzicni-istorii-stati-zirkou-i-nasvistiti-na-titikaku-abo-povernenna-na-blosinij-rinok.html" text:style-name="Internet_20_link" text:visited-style-name="Visited_20_Internet_20_Link">
 Стати зіркою і винайти к-поп, або повернення на блошиний ринок</text:a>
</text:p>
      <text:p text:style-name="P4">
<text:a xlink:type="simple" xlink:href="https://www.ukrinform.ua/rubric-culture/3549518-muzicni-istorii-me-kago-on-amor-abo-pisni-nadii-ta-lubovi.html" text:style-name="Internet_20_link" text:visited-style-name="Visited_20_Internet_20_Link">
 «Музичні історії»: Ме каго он амор, або пісні надії та любові</text:a>
</text:p>
      <text:p text:style-name="P4">
<text:a xlink:type="simple" xlink:href="https://anchor.fm/ukrinform-musical-stories/episodes/ep-e1lc9du" text:style-name="Internet_20_link" text:visited-style-name="Visited_20_Internet_20_Link">
 «Музичні історії»: Шерше ля Франс, або Як французи впливали на сучаснумузику </text:a>
</text:p>
      <text:p text:style-name="P4">
<text:a xlink:type="simple" xlink:href="https://anchor.fm/ukrinform-musical-stories/episodes/ep-e1k55p8" text:style-name="Internet_20_link" text:visited-style-name="Visited_20_Internet_20_Link">
 Мелодії воєнного часу – від Боба Ділана до Адріано Челентано</text:a>
</text:p>
      <text:p text:style-name="P4">
<text:a xlink:type="simple" xlink:href="https://anchor.fm/ukrinform-musical-stories/episodes/ep-e1k55p8" text:style-name="Internet_20_link" text:visited-style-name="Visited_20_Internet_20_Link">
 Про що мріють солдати… </text:a>
</text:p>
      <text:p text:style-name="P4">
<text:a xlink:type="simple" xlink:href="https://anchor.fm/ukrinform-musical-stories/episodes/--e1i771k/a-a7srbr4" text:style-name="Internet_20_link" text:visited-style-name="Visited_20_Internet_20_Link">
 Мелодії воєнного часу – в екслюзивному плей-листі від Укрінформу</text:a>
</text:p>
      <text:p text:style-name="P4">
<text:a xlink:type="simple" xlink:href="https://anchor.fm/ukrinform-musical-stories/episodes/ep-e1dvb35/a-a7bqf4n" text:style-name="Internet_20_link" text:visited-style-name="Visited_20_Internet_20_Link">
 Кримінальні танці — як, коли та з ким </text:a>
</text:p>
      <text:p text:style-name="P4">
<text:a xlink:type="simple" xlink:href="https://anchor.fm/ukrinform-musical-stories/episodes/Gasta-Claus--Perper--Slade-e1c3c8n/a-a752717" text:style-name="Internet_20_link" text:visited-style-name="Visited_20_Internet_20_Link">
 «Музичні історії»: Gasta Claus, Perper, Slade та інші</text:a>
</text:p>
      <text:p text:style-name="P4">
<text:a xlink:type="simple" xlink:href="https://anchor.fm/ukrinform-musical-stories/episodes/Led-Zeppelin-e1bhqde/a-a72prf5" text:style-name="Internet_20_link" text:visited-style-name="Visited_20_Internet_20_Link">
 Led Zeppelin навпаки, або чому зірка не завжди стає кометою</text:a>
</text:p>
      <text:p text:style-name="P4">
<text:a xlink:type="simple" xlink:href="https://anchor.fm/ukrinform-musical-stories/episodes/ep-e18ns1s/a-a6motsi" text:style-name="Internet_20_link" text:visited-style-name="Visited_20_Internet_20_Link">
 Все буде хумпа, або нові пригоди екзотичних музичних стилів</text:a>
</text:p>
      <text:p text:style-name="P4">
<text:a xlink:type="simple" xlink:href="https://anchor.fm/ukrinform-musical-stories/episodes/ep-e16sb6r/a-a6fbsj3" text:style-name="Internet_20_link" text:visited-style-name="Visited_20_Internet_20_Link">
 Пригоди каджунського акордеона, або звідки беруться екзотичні музичні стилі</text:a>
</text:p>
      <text:p text:style-name="P4">
<text:a xlink:type="simple" xlink:href="https://anchor.fm/ukrinform-musical-stories/episodes/ep-e11trp3/a-a5o3jjj" text:style-name="Internet_20_link" text:visited-style-name="Visited_20_Internet_20_Link">
 Як Карлос Сантана став Світильником ока господнього</text:a>
</text:p>
      <text:p text:style-name="P4">
<text:a xlink:type="simple" xlink:href="https://anchor.fm/ukrinform-musical-stories/episodes/ep-e101ft4/a-a5e5fbg" text:style-name="Internet_20_link" text:visited-style-name="Visited_20_Internet_20_Link">
 Як правильно рибалити на квадратного групера, або знахідки з блошиних ринків</text:a>
</text:p>
      <text:p text:style-name="P4">
<text:a xlink:type="simple" xlink:href="https://anchor.fm/ukrinform-musical-stories/episodes/ep-eu0jkg/a-a549a94" text:style-name="Internet_20_link" text:visited-style-name="Visited_20_Internet_20_Link">
 Одеса на музичній мапі світу </text:a>
</text:p>
      <text:p text:style-name="P4">
<text:a xlink:type="simple" xlink:href="https://anchor.fm/ukrinform-musical-stories/episodes/ep-eoipgh/a-a49a1sr" text:style-name="Internet_20_link" text:visited-style-name="Visited_20_Internet_20_Link">
 У пошуках цукрової людини, або різдвяні історії з життя антиподів</text:a>
</text:p>
      <text:p text:style-name="P4">
<text:a xlink:type="simple" xlink:href="https://anchor.fm/ukrinform-musical-stories/episodes/ep-eoiplc/a-a49a2hh" text:style-name="Internet_20_link" text:visited-style-name="Visited_20_Internet_20_Link">
 Джон Леннон, Елтон Джон та інші самотні серця </text:a>
</text:p>
      <text:p text:style-name="P4">
<text:a xlink:type="simple" xlink:href="https://anchor.fm/ukrinform-musical-stories/episodes/ep-eopoa9/a-a4ak4qo" text:style-name="Internet_20_link" text:visited-style-name="Visited_20_Internet_20_Link">
 Як фінські панки перемогли російських мілітаристів</text:a>
</text:p>
      <text:p text:style-name="P4">
<text:a xlink:type="simple" xlink:href="https://anchor.fm/ukrinform-musical-stories/episodes/ep-eoqudr/a-a4ar8h2" text:style-name="Internet_20_link" text:visited-style-name="Visited_20_Internet_20_Link">
 Про тих, хто не захотів стати зіркою. А міг би…</text:a>
</text:p>
      <text:p text:style-name="P4">
<text:a xlink:type="simple" xlink:href="https://anchor.fm/ukrinform-musical-stories/episodes/ep-eoqum9/a-a4ara7i" text:style-name="Internet_20_link" text:visited-style-name="Visited_20_Internet_20_Link">
 Кавери, які стали популярнішими за оригінали </text:a>
</text:p>
      <text:p text:style-name="P4">
<text:a xlink:type="simple" xlink:href="https://anchor.fm/ukrinform-musical-stories/episodes/ep-e19f2k7/a-a6pp1dh" text:style-name="Internet_20_link" text:visited-style-name="Visited_20_Internet_20_Link">
 Як правильно танцювати «Смарткач» </text:a>
</text:p>
      <text:p text:style-name="P4">
<text:a xlink:type="simple" xlink:href="https://anchor.fm/ukrinform-musical-stories/episodes/ep-e19f21s/a-a6pov9a" text:style-name="Internet_20_link" text:visited-style-name="Visited_20_Internet_20_Link">
 «Реве та стогне...» у ритмі вальсу, або чому Україна впродовж десятилітьзалишалась </text:a>
</text:p>
      <text:p text:style-name="P4">
Source: <text:a xlink:type="simple" xlink:href="https://www.ukrinform.ua/rubric-culture/3730124-vid-norvezkogo-hiphopu-do-evrejskogo-folkloru-abo-aki-vitri-roznosat-po-svitu-melodii.html" text:style-name="Internet_20_link" text:visited-style-name="Visited_20_Internet_20_Link">
https://www.ukrinform.ua/rubric-culture/3730124-vid-norvezkogo-hiphopu-do-evrejskogo-folkloru-abo-aki-vitri-roznosat-po-svitu-melodii.html</text:a>
</text:p>
      <!--NEWS-->
      <text:h text:style-name="P10" text:outline-level="1">
<text:span text:style-name="T4">
Президент: Усі, хто допомагатиме агресору, отримають відповідь України та світу</text:span>
</text:h>
      <text:p text:style-name="P4">
Authors: Ukrinform (Person)</text:p>
      <text:p text:style-name="P4">
Publisher: Укринформ (Organization)</text:p>
      <text:p text:style-name="P4">
Published Time: 2023-07-01T11:35:00+03:00</text:p>
      <text:p text:style-name="P4">
Modified Time: 2023-07-01T21:35:00+03:00</text:p>
      <text:p text:style-name="P4">
Description: Президент України наголошує, що всі, хто допомагатиме державі-агресору, дістануть відповідь нашої держави та всього світу — Укрінформ.</text:p>
      <text:p text:style-name="P4">
Images: ['<text:a xlink:type="simple" xlink:href="https://static.ukrinform.com/photos/2023_07/thumb_files/630_360_1688236992-856.png" text:style-name="Internet_20_link" text:visited-style-name="Visited_20_Internet_20_Link">
630_360_16882...</text:a>
']</text:p>
      <text:p text:style-name="P4">
Tags: ['Україна', 'Зеленський', 'Війна з Росією', 'Рівненська АЕС']</text:p>
      <text:p text:style-name="P4">
Type: Article</text:p>
      <!--METADATA-->
      <text:p text:style-name="P4">
<draw:frame draw:style-name="fr1" draw:name="Image22" text:anchor-type="as-char" svg:width="6.9236in" svg:height="3.956343in" draw:z-index="0">
<draw:image xlink:href="../Images/yкринформ/2023-07-01T11-35-00-03-00/630_360_1688236992-856.png" xlink:type="simple" xlink:show="embed" xlink:actuate="onLoad" draw:mime-type="image/png"/>
</draw:frame>
 ПрезидентУкраїни наголошує, що всі, хто допомагатиме державі-агресору, дістанутьвідповідь нашої держави та всього світу</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www.facebook.com/president.gov.ua" text:style-name="Internet_20_link" text:visited-style-name="Visited_20_Internet_20_Link">
 Офіс Президента </text:a>
 _</text:p>
      <text:p text:style-name="P4">
<text:span text:style-name="T4">
Бажаю здоров’я, шановні українці, шановні українки!</text:span>
</text:p>
      <text:p text:style-name="P4">
Цей день ми завершуємо на Рівненщині – провів чергове виїзне засідання Ставки.Ключові питання безпеки у північних регіонах нашої держави, наші заходи напосилення безпеки. Все, що стосується і кордону, і наших сил ОСУВ «Північ», іукраїнських стратегічних об’єктів – таких, як Рівненська атомна станція, наякій власне й відбулась Ставка.</text:p>
      <text:p text:style-name="P4">
Були доповіді розвідки, Головкома, командувача «Півночі», керівникаприкордонної служби, міністра внутрішніх справ, голови обласної державноїадміністрації Рівненщини щодо соціальних питань і потреб людей. Також буладоповідь керівника «Енергоатома» Котіна, директора Рівненської АЕС.</text:p>
      <text:p text:style-name="P4">
Загалом детально пропрацювали не тільки все, що стосується фізичної безпекинаших стратегічних об’єктів та північних областей, а й таких чутливих питань,як кібербезпека.</text:p>
      <text:p text:style-name="P4">
Дякую кожному й кожній у Рівненській області й тут, на Рівненській АЕС, та повсьому периметру нашого північного кордону, хто дбає про безпеку України танаших людей.</text:p>
      <text:p text:style-name="P4">
Сьогодні ж опублікований черговий пакет санкцій України проти тих, хтодопомагає Росії вести цю терористичну війну. Зокрема, є санкції проти майже300 юридичних і майже 200 фізичних осіб. І це не лише громадяни Росії. Всі,хто у світі допомагатиме агресору, отримає відповідь України та всього світу.</text:p>
      <text:p text:style-name="P4">
Сьогодні з візитом в Україні був Прем’єр-міністр Іспанії Санчес. Дужесимволічно – у перший день початку іспанського головування в Раді Євросоюзу.Це однозначно свідчить про нову реальність. Наш спільний європейський дімзавжди не можна було уявити повноцінним без України. І зараз же ми досягли йна політичному рівні того, що європейські справи без України вже нерозглядаються.</text:p>
      <text:p text:style-name="P4">
Цей візит пана Прем’єр-міністра Санчеса говорить і про пріоритети іспанськогоголовування, і про нашу співпрацю. Я дякую тобі, Іспаніє, за підтримку –оборонну, політичну, економічну! Окремо хочу подякувати за повагу й допомогунашим людям, які знайшли прихисток в Іспанії, рятуючись від бойових дій вУкраїні. Вірю, що скоро зможемо забезпечити всі необхідні умови, щоб наші людиповерталися додому, в Україну.</text:p>
      <text:p text:style-name="P4">
До речі, підписали сьогодні з паном Прем’єр-міністром Санчесом спільну заявущодо підтримки європейської та євроатлантичної перспективи України, і це вже21-ша така заява, тобто більшість підтримала нашу перспективу, зокрема і впитанні про членство в Альянсі… Бельгія, Данія, наші друзі з Естонії, Італія,Ісландія, Іспанія, Канада, це Латвія, це Литва, Нідерланди, Німеччина, цеНорвегія та Польща, Румунія, Словаччина, Словенія, Фінляндія, Франція, Чехія,Чорногорія та Швеція. Дякую всім вам!</text:p>
      <text:p text:style-name="P4">
Вдячний і тим державам, із якими в нас поки немає подібних спільних підписанихзаяв та декларацій, але які абсолютно чітко підтримують Україну на шляху вНАТО, а отже, підтримують наближення реального миру в усій Європі. Дякую!</text:p>
      <text:p text:style-name="P4">
І ще одне.</text:p>
      <text:p text:style-name="P4">
Сьогодні з’явилося повідомлення від Нацкомісії щодо енергетики та комунальнихпослуг про підвищення тарифів на воду. М’яко кажучи, ганебне рішення.Непрофесійне. Не погоджене з урядом. Ми не можемо і не будемо сприйматиспокійно такі рішення. Уряду доручено представити рішення у відповідь. І вонибудуть.</text:p>
      <text:p text:style-name="P4">
<text:span text:style-name="T4">
Слава Україні!</text:span>
</text:p>
      <text:p text:style-name="P4">
<text:span text:style-name="T5">
Фото: ОП</text:span>
</text:p>
      <text:p text:style-name="P4">
Source: <text:a xlink:type="simple" xlink:href="https://www.ukrinform.ua/rubric-ato/3730327-prezident-usi-hto-dopomagatime-agresoru-otrimaut-vidpovid-ukraini-ta-svitu.html" text:style-name="Internet_20_link" text:visited-style-name="Visited_20_Internet_20_Link">
https://www.ukrinform.ua/rubric-ato/3730327-prezident-usi-hto-dopomagatime-agresoru-otrimaut-vidpovid-ukraini-ta-svitu.html</text:a>
</text:p>
      <!--NEWS-->
      <text:h text:style-name="P10" text:outline-level="1">
<text:span text:style-name="T4">
Вантажний корабель SpaceX Dragon повернувся на Землю з МКС</text:span>
</text:h>
      <text:p text:style-name="P4">
Authors: Ukrinform (Person)</text:p>
      <text:p text:style-name="P4">
Publisher: Укринформ (Organization)</text:p>
      <text:p text:style-name="P4">
Published Time: 2023-07-01T11:49:41+03:00</text:p>
      <text:p text:style-name="P4">
Modified Time: 2023-07-01T11:49:41+03:00</text:p>
      <text:p text:style-name="P4">
Description: Вантажний космічний корабель SpaceX Dragon повернувся з Міжнародної космічної станції на Землю. — Укрінформ.</text:p>
      <text:p text:style-name="P4">
Images: ['<text:a xlink:type="simple" xlink:href="https://static.ukrinform.com/photos/2023_07/thumb_files/630_360_1688201218-394.png" text:style-name="Internet_20_link" text:visited-style-name="Visited_20_Internet_20_Link">
630_360_16882...</text:a>
']</text:p>
      <text:p text:style-name="P4">
Tags: ['NASA', 'SpaceX', 'Dragon', 'МКС']</text:p>
      <text:p text:style-name="P4">
Type: Article</text:p>
      <!--METADATA-->
      <text:p text:style-name="P4">
<draw:frame draw:style-name="fr1" draw:name="Image23" text:anchor-type="as-char" svg:width="6.9236in" svg:height="3.956343in" draw:z-index="0">
<draw:image xlink:href="../Images/yкринформ/2023-07-01T11-49-41-03-00/630_360_1688201218-394.png" xlink:type="simple" xlink:show="embed" xlink:actuate="onLoad" draw:mime-type="image/png"/>
</draw:frame>
 Вантажнийкосмічний корабель SpaceX Dragon повернувся з Міжнародної космічної станції наЗемлю.</text:p>
      <text:p text:style-name="P4">
Про це повідомляється на <text:a xlink:type="simple" xlink:href="http://blogs.nasa.gov/spacestation/2023/06/30/spacex-dragon-cargo-splashes-down-returning-science-to-earth/" text:style-name="Internet_20_link" text:visited-style-name="Visited_20_Internet_20_Link">
 сайті</text:a>
 NASA, передає Укрінформ.</text:p>
      <text:p text:style-name="P4">
Зазначається, що корабель приземлився біля узбережжя Джексонвілля (штатФлорида) 30 червня ввечері. Це була 28-ма комерційна місія SpaceX з доставкивантажів на МКС для NASA.</text:p>
      <text:p text:style-name="P4">
Космічний корабель доставив на <text:a xlink:type="simple" xlink:href="https://www.ukrinform.ua/tag-zemla" text:style-name="Internet_20_link" text:visited-style-name="Visited_20_Internet_20_Link">
 Землю </text:a>
приблизно 1632 кг цінних наукових зразків, обладнання та інший вантаж.</text:p>
      <text:p text:style-name="P4">
<text:span text:style-name="T4">
Читайте також:</text:span>
 <text:a xlink:type="simple" xlink:href="https://www.ukrinform.ua/rubric-technology/3729107-spacex-gotuetsa-do-zapusku-zonda-euclid-dla-doslidzenna-temnoi-materii.html" text:style-name="Internet_20_link" text:visited-style-name="Visited_20_Internet_20_Link">
 <text:span text:style-name="T4">
SpaceX</text:span>
 готується до запуску зонда Euclid длядослідження темної матерії </text:a>
</text:p>
      <text:p text:style-name="P4">
Як повідомлялося, вантажний корабель Dragon був запущений ракетою Falcon 9 5червня. Він прибув на МКС за день, доставивши 3175 кг припасів, обладнання іматеріалів для проведення наукових експериментів екіпажем на борту орбітальноїлабораторії, а також свіжі фрукти. Зокрема Dragon доставив кілька сонячнихпанелей IROSA.</text:p>
      <text:p text:style-name="P4">
Source: <text:a xlink:type="simple" xlink:href="https://www.ukrinform.ua/rubric-technology/3730130-vantaznij-korabel-spacex-dragon-povernuvsa-na-zemlu-z-mks.html" text:style-name="Internet_20_link" text:visited-style-name="Visited_20_Internet_20_Link">
https://www.ukrinform.ua/rubric-technology/3730130-vantaznij-korabel-spacex-dragon-povernuvsa-na-zemlu-z-mks.html</text:a>
</text:p>
      <!--NEWS-->
      <text:h text:style-name="P10" text:outline-level="1">
<text:span text:style-name="T4">
Наступні пів року стануть визначальними для початку переговорів про вступ в ЄС - Зеленський</text:span>
</text:h>
      <text:p text:style-name="P4">
Authors: Ukrinform (Person)</text:p>
      <text:p text:style-name="P4">
Publisher: Укринформ (Organization)</text:p>
      <text:p text:style-name="P4">
Published Time: 2023-07-01T11:52:00+03:00</text:p>
      <text:p text:style-name="P4">
Modified Time: 2023-07-01T11:52:00+03:00</text:p>
      <text:p text:style-name="P4">
Description: Перед візитом до Києва прем’єр-міністра Іспанії Педро Санчеса Президент України Володимир Зеленьский дав інтерв'ю іспанським журналістам, де обговорив ситуацію на ЗАЕС, розкол у Росії та наші очікування від Вільнюського саміту НАТО. — Укрінформ.</text:p>
      <text:p text:style-name="P4">
Images: ['<text:a xlink:type="simple" xlink:href="https://static.ukrinform.com/photos/2018_06/thumb_files/630_360_1530006235-9169.jpg" text:style-name="Internet_20_link" text:visited-style-name="Visited_20_Internet_20_Link">
630_360_15300...</text:a>
']</text:p>
      <text:p text:style-name="P4">
Tags: ['Євроінтеграція', 'Євросоюз', 'Україна', 'Зеленський']</text:p>
      <text:p text:style-name="P4">
Type: Article</text:p>
      <!--METADATA-->
      <text:p text:style-name="P4">
<draw:frame draw:style-name="fr1" draw:name="Image24" text:anchor-type="as-char" svg:width="6.9236in" svg:height="3.956343in" draw:z-index="0">
<draw:image xlink:href="../Images/yкринформ/2023-07-01T11-52-00-03-00/630_360_1530006235-9169.jpg" xlink:type="simple" xlink:show="embed" xlink:actuate="onLoad" draw:mime-type="image/jpeg"/>
</draw:frame>
 Передвізитом до Києва прем’єр-міністра Іспанії Педро Санчеса Президент УкраїниВолодимир Зеленьский дав інтерв'ю іспанським журналістам, де обговоривситуацію на ЗАЕС, розкол у Росії та наші очікування від Вільнюського самітуНАТО.</text:p>
      <text:p text:style-name="P4">
Про це йдеться у повідомленні <text:a xlink:type="simple" xlink:href="https://t.me/V_Zelenskiy_official/6795" text:style-name="Internet_20_link" text:visited-style-name="Visited_20_Internet_20_Link">
 Офісу Президента</text:a>
 , передає Укрінформ.</text:p>
      <text:p text:style-name="P4">
"Саме з візиту до України Мадрид розпочинає своє піврічне головування в ЄС.Для нас це будуть визначальні шість місяців щодо початку переговорів провступ. Розраховуємо в цьому на підтримку Іспанії. Ми маємо спільне завдання:працювати з країнами Латинської Америки та залучити якомога більше з них дореалізації нашої Формули миру", - зазначив <text:a xlink:type="simple" xlink:href="https://www.ukrinform.ua/tag-zelenskij" text:style-name="Internet_20_link" text:visited-style-name="Visited_20_Internet_20_Link">
 Зеленський</text:a>
 .</text:p>
      <text:p text:style-name="P4">
<text:span text:style-name="T4">
Читайте також:</text:span>
 <text:a xlink:type="simple" xlink:href="https://www.ukrinform.ua/rubric-polytics/3729585-evrosouz-i-nadali-posiluvatime-tisk-na-rf-u-zvazku-iz-ii-agresieu-proti-ukraini.html" text:style-name="Internet_20_link" text:visited-style-name="Visited_20_Internet_20_Link">
 <text:span text:style-name="T4">
Євросоюз</text:span>
 і надалі посилюватиме тиск на РФ у зв’язкуіз її агресією проти України </text:a>
</text:p>
      <text:p text:style-name="P4">
Як повідомляв Укрінформ, прем'єр-міністр Іспанії Педро Санчес прибув в Українув перший день <text:a xlink:type="simple" xlink:href="https://www.ukrinform.ua/rubric-world/3730027-golovuvanna-v-evrosouzi-perejslo-do-ispanii.html" text:style-name="Internet_20_link" text:visited-style-name="Visited_20_Internet_20_Link">
 головування в Раді ЄС </text:a>
 .</text:p>
      <text:p text:style-name="P4">
Source: <text:a xlink:type="simple" xlink:href="https://www.ukrinform.ua/rubric-polytics/3730131-nastupni-piv-roku-stanut-viznacalnimi-sodo-pocatku-peregovoriv-dla-vstupu-v-es-zelenskij.html" text:style-name="Internet_20_link" text:visited-style-name="Visited_20_Internet_20_Link">
https://www.ukrinform.ua/rubric-polytics/3730131-nastupni-piv-roku-stanut-viznacalnimi-sodo-pocatku-peregovoriv-dla-vstupu-v-es-zelenskij.html</text:a>
</text:p>
      <!--NEWS-->
      <text:h text:style-name="P10" text:outline-level="1">
<text:span text:style-name="T4">
Ковалівський «Колос» у міжсезоння підсилили четверо футболістів</text:span>
</text:h>
      <text:p text:style-name="P4">
Authors: Ukrinform (Person)</text:p>
      <text:p text:style-name="P4">
Publisher: Укринформ (Organization)</text:p>
      <text:p text:style-name="P4">
Published Time: 2023-07-01T11:58:27+03:00</text:p>
      <text:p text:style-name="P4">
Modified Time: 2023-07-01T11:58:27+03:00</text:p>
      <text:p text:style-name="P4">
Description: У літнє міжсезоння до команди української Прем'єр-ліги «колос» (Ковалівка) приєдналися четверо новачків.  — Укрінформ.</text:p>
      <text:p text:style-name="P4">
Images: ['<text:a xlink:type="simple" xlink:href="https://static.ukrinform.com/photos/2023_07/thumb_files/630_360_1688201751-773.jpg" text:style-name="Internet_20_link" text:visited-style-name="Visited_20_Internet_20_Link">
630_360_16882...</text:a>
']</text:p>
      <text:p text:style-name="P4">
Tags: ['Футбол', "Прем'єр-ліга", 'Україна', 'Колос Ковалівка']</text:p>
      <text:p text:style-name="P4">
Type: Article</text:p>
      <!--METADATA-->
      <text:p text:style-name="P4">
<draw:frame draw:style-name="fr1" draw:name="Image25" text:anchor-type="as-char" svg:width="6.9236in" svg:height="3.956343in" draw:z-index="0">
<draw:image xlink:href="../Images/yкринформ/2023-07-01T11-58-27-03-00/630_360_1688201751-773.jpg" xlink:type="simple" xlink:show="embed" xlink:actuate="onLoad" draw:mime-type="image/jpeg"/>
</draw:frame>
 У літнєміжсезоння до команди української Прем'єр-ліги «колос» (Ковалівка) приєдналисячетверо новачків.</text:p>
      <text:p text:style-name="P4">
Повноцінні контракти з клубом <text:a xlink:type="simple" xlink:href="http://https://koloskovalivka.com/news/chotiri-novachka-pidsiliuiut-kolos-u-litnie-mizhsezonnia" text:style-name="Internet_20_link" text:visited-style-name="Visited_20_Internet_20_Link">
 уклали</text:a>
 Микита Бурда, Валерій Бондаренко, Андрій Цуріков таОлександр Демченко, передає Укрінформ.</text:p>
      <text:p text:style-name="P4">
Останнійм клубом вихованця київського «Динамо» була луганська «Зоря», де вінвиступав в оренді. Цуріков сезон-2022/2023 провів в «Олександрії».</text:p>
      <text:p text:style-name="P4">
Захисник «Шахтаря» Бондаренко до цього грав в оренді за «Олександрію», адемченко виступав у складі одеського «Чорноморця».</text:p>
      <text:p text:style-name="P4">
<text:span text:style-name="T4">
Читайте також:</text:span>
 <text:a xlink:type="simple" xlink:href="https://www.ukrinform.ua/rubric-sports/3727748-van-leuven-najkrasij-trener-sezonu-ukrainskoi-futbolnoi-premerligi.html" text:style-name="Internet_20_link" text:visited-style-name="Visited_20_Internet_20_Link">
 Ван Леувен - найкращий тренер сезону українськоїфутбольної Прем'єр-ліги </text:a>
</text:p>
      <text:p text:style-name="P4">
Минулого сезону «Колос» посів восьме місце у турнірній таблиці УПЛ.</text:p>
      <text:p text:style-name="P4">
Фото: koloskovalivka.com.</text:p>
      <text:p text:style-name="P4">
Source: <text:a xlink:type="simple" xlink:href="https://www.ukrinform.ua/rubric-sports/3730133-kovalivskij-kolos-u-mizsezonna-pidsilili-cetvero-futbolistiv.html" text:style-name="Internet_20_link" text:visited-style-name="Visited_20_Internet_20_Link">
https://www.ukrinform.ua/rubric-sports/3730133-kovalivskij-kolos-u-mizsezonna-pidsilili-cetvero-futbolistiv.html</text:a>
</text:p>
      <!--NEWS-->
      <text:h text:style-name="P10" text:outline-level="1">
<text:span text:style-name="T4">
Зеленський: Запорізька атомна станція замінована і це факт</text:span>
</text:h>
      <text:p text:style-name="P4">
Authors: Ukrinform (Person)</text:p>
      <text:p text:style-name="P4">
Publisher: Укринформ (Organization)</text:p>
      <text:p text:style-name="P4">
Published Time: 2023-07-01T12:04:00+03:00</text:p>
      <text:p text:style-name="P4">
Modified Time: 2023-07-01T12:04:00+03:00</text:p>
      <text:p text:style-name="P4">
Description: Ситуація на Запорізькій АЕС дуже складна – вона замінована, і там перебувають бойовики.</text:p>
      <text:p text:style-name="P4">
— Укрінформ.</text:p>
      <text:p text:style-name="P4">
Images: ['<text:a xlink:type="simple" xlink:href="https://static.ukrinform.com/photos/2023_06/thumb_files/630_360_1687982754-187.png" text:style-name="Internet_20_link" text:visited-style-name="Visited_20_Internet_20_Link">
630_360_16879...</text:a>
']</text:p>
      <text:p text:style-name="P4">
Tags: ['Російські військові', 'Зеленський', 'Запорізька АЕС', 'Війна з Росією']</text:p>
      <text:p text:style-name="P4">
Type: Article</text:p>
      <!--METADATA-->
      <text:p text:style-name="P4">
<draw:frame draw:style-name="fr1" draw:name="Image26" text:anchor-type="as-char" svg:width="6.9236in" svg:height="3.956343in" draw:z-index="0">
<draw:image xlink:href="../Images/yкринформ/2023-07-01T12-04-00-03-00/630_360_1687982754-187.png" xlink:type="simple" xlink:show="embed" xlink:actuate="onLoad" draw:mime-type="image/png"/>
</draw:frame>
 Ситуаціяна Запорізькій АЕС дуже складна – вона замінована, і там перебувають бойовики.Про це сказав в <text:a xlink:type="simple" xlink:href="https://t.me/V_Zelenskiy_official/6795" text:style-name="Internet_20_link" text:visited-style-name="Visited_20_Internet_20_Link">
 інтерв’ю </text:a>
іспанським журналістам Президент України Володимир Зеленський, передаєУкрінформ.</text:p>
      <text:p text:style-name="P4">
«Запорізька атомна станція замінована це факт. МАГАТЕ підтверджує, щоЗапорізька станція замінована, вони просто кажуть, що незамінований реактор.Така була у них остання інформація. Але це підтвердження того, що станціязамінована. Є точне підтвердження від нашої розвідки, що там є замінування. Іє інформація точна, що там біля 5 сотень бойовиків», - підкреслив <text:a xlink:type="simple" xlink:href="https://www.ukrinform.ua/tag-zelenskij" text:style-name="Internet_20_link" text:visited-style-name="Visited_20_Internet_20_Link">
 Зеленський</text:a>
 .</text:p>
      <text:p text:style-name="P4">
За його словами, МАГАТЕ не знає точну кількість бойовиків на ЗАЕС, алепідтверджує їх присутність. А коли на АЕС є зброя і мінування, це становитьнебезпеку, наголосив Президент.</text:p>
      <text:p text:style-name="P4">
Він зазначив, що про небезпечну ситуацію на станції свідчить і інформація проплани РФ "зробити викид". «І це дуже важливо. Це робиться для того, щоб ...був заморожений конфлікт, щоб ми недоокуповували нашу територію», - заявивГлава держави.</text:p>
      <text:p text:style-name="P4">
<text:span text:style-name="T4">
Читайте також:</text:span>
 <text:a xlink:type="simple" xlink:href="https://www.ukrinform.ua/rubric-economy/3730103-riven-vodi-u-stavkuoholodzuvaci-zaes-stabilnij-energoatom.html" text:style-name="Internet_20_link" text:visited-style-name="Visited_20_Internet_20_Link">
 Рівень води у ставку-охолоджувачі <text:span text:style-name="T4">
ЗАЕС</text:span>
 стабільний -Енергоатом </text:a>
</text:p>
      <text:p text:style-name="P4">
За його словами, заморожений конфлікт – це головна стратегічна ідея РФ,оскільки їй потрібен час, щоб посилити армію - зброєю, людьми, «щоб потімзнову прийти і стерти нас з лиця землі».</text:p>
      <text:p text:style-name="P4">
На переконання Зеленського, викид на Запорізькій АЕС потрібен загарбникам длятого, щоб показати: ось наслідки війни. «Вони розуміють, що ми не стріляємо постанції, тому вони не можуть просто штучно зробити викид. Вони шукають форматі момент. Тому це дуже небезпечно. Ми про це знову вголос говоримо, так самояк ми говорили про підрив дамби Каховського водосховища ще рік тому», -наголосив Президент.</text:p>
      <text:p text:style-name="P4">
Він також підкреслив: "Маємо ситуацію з неадекватними людьми, які не можутьповністю контролювати навіть усі процеси не тільки на тимчасово окупованихтериторіях, але і в себе. Остання хода «вагнерівців» територією РФ говорить,що вони не контролюють процеси всередині своєї країни".</text:p>
      <text:p text:style-name="P4">
<text:span text:style-name="T4">
Читайте також:</text:span>
 <text:a xlink:type="simple" xlink:href="https://www.ukrinform.ua/rubric-ato/3729962-navkolo-zaes-nemae-oznak-zbilsenna-radioaktivnogo-fonu-bilij-dim.html" text:style-name="Internet_20_link" text:visited-style-name="Visited_20_Internet_20_Link">
 Навколо <text:span text:style-name="T4">
ЗАЕС</text:span>
 немає ознак збільшення радіоактивногофону – Білий дім </text:a>
</text:p>
      <text:p text:style-name="P4">
Як повідомлялося, Головне управління розвідки Міністерства оборони заявило, що<text:a xlink:type="simple" xlink:href="https://www.ukrinform.ua/rubric-ato/3729631-rosiani-zmensuut-svou-prisutnist-na-zaes-rozvidka.html" text:style-name="Internet_20_link" text:visited-style-name="Visited_20_Internet_20_Link">
 російський контингент поступово залишає </text:a>
територію Запорізької атомної електростанції.</text:p>
      <text:p text:style-name="P4">
4 березня 2022 року росіяни окупували ЗАЕС. 22 червня 2023 року ПрезидентВолодимир Зеленський заявив про плани Росії влаштувати теракт на ЗапорізькійАЕС.</text:p>
      <text:p text:style-name="P4">
Секретар Ради національної безпеки та оборони <text:a xlink:type="simple" xlink:href="https://www.ukrinform.ua/rubric-regions/3729535-danilov-pro-zaes-ukraina-gotuetsa-do-budakih-scenariiv-reakcia-svitu-mala-b-buti-mittevou.html" text:style-name="Internet_20_link" text:visited-style-name="Visited_20_Internet_20_Link">
 Олексій Данілов заявив</text:a>
 , щоУкраїна ретельно готується до будь-яких сценаріїв розвитку подій навколоЗапорізької АЕС <text:a xlink:type="simple" xlink:href="https://www.ukrinform.ua/rubric-regions/3729535-danilov-pro-zaes-ukraina-gotuetsa-do-budakih-scenariiv-reakcia-svitu-mala-b-buti-mittevou.html" text:style-name="Internet_20_link" text:visited-style-name="Visited_20_Internet_20_Link">
 . </text:a>
</text:p>
      <text:p text:style-name="P4">
Source: <text:a xlink:type="simple" xlink:href="https://www.ukrinform.ua/rubric-ato/3730135-zelenskij-zaporizka-atomna-stancia-zaminovana-i-ce-fakt.html" text:style-name="Internet_20_link" text:visited-style-name="Visited_20_Internet_20_Link">
https://www.ukrinform.ua/rubric-ato/3730135-zelenskij-zaporizka-atomna-stancia-zaminovana-i-ce-fakt.html</text:a>
</text:p>
      <!--NEWS-->
      <text:h text:style-name="P10" text:outline-level="1">
<text:span text:style-name="T4">
Форвард «Дніпра-1» Довбик став найкращим футболістом сезону УПЛ</text:span>
</text:h>
      <text:p text:style-name="P4">
Authors: Ukrinform (Person)</text:p>
      <text:p text:style-name="P4">
Publisher: Укринформ (Organization)</text:p>
      <text:p text:style-name="P4">
Published Time: 2023-07-01T12:09:08+03:00</text:p>
      <text:p text:style-name="P4">
Modified Time: 2023-07-01T12:09:08+03:00</text:p>
      <text:p text:style-name="P4">
Description: Нападника «Дніпра-1» Артема Довбика визнали найкращим гравцем української футбольної Прем’єр-ліги сезоні-2022/2023. — Укрінформ.</text:p>
      <text:p text:style-name="P4">
Images: ['<text:a xlink:type="simple" xlink:href="https://static.ukrinform.com/photos/2023_07/thumb_files/630_360_1688202437-691.jpg" text:style-name="Internet_20_link" text:visited-style-name="Visited_20_Internet_20_Link">
630_360_16882...</text:a>
']</text:p>
      <text:p text:style-name="P4">
Tags: ['Футбол', "Прем'єр-ліга", 'Україна', 'Дніпро-1']</text:p>
      <text:p text:style-name="P4">
Type: Article</text:p>
      <!--METADATA-->
      <text:p text:style-name="P4">
<draw:frame draw:style-name="fr1" draw:name="Image27" text:anchor-type="as-char" svg:width="6.9236in" svg:height="3.956343in" draw:z-index="0">
<draw:image xlink:href="../Images/yкринформ/2023-07-01T12-09-08-03-00/630_360_1688202437-691.jpg" xlink:type="simple" xlink:show="embed" xlink:actuate="onLoad" draw:mime-type="image/jpeg"/>
</draw:frame>
 Нападника«Дніпра-1» Артема Довбика визнали найкращим гравцем української футбольноїПрем’єр-ліги сезоні-2022/2023.</text:p>
      <text:p text:style-name="P4">
Форвард переміг у опитуванні представників клубів УПЛ (28 балів), передаєУкрінформ.</text:p>
      <text:p text:style-name="P4">
Другий рядок опитування зайняв півзахисник «Дніпра-1» Олександр Піхальонок (16балів). Трійку найкращих замкнув хавбек донецького «Шахтаря» Георгій Судаков(12 балів).</text:p>
      <text:p text:style-name="P4">
У списку найкращих також увійшли ввінгер Шахтаря Михайло Мудрик, який перейшову лондонський «Челсі» (8 балів), хавбек київського «Динамо» Віталій Буяльськийта форвард луганської «Зорі) Назарій Русін (по 7 балів).</text:p>
      <text:p text:style-name="P4">
<text:span text:style-name="T4">
Читайте також:</text:span>
 <text:a xlink:type="simple" xlink:href="https://www.ukrinform.ua/rubric-sports/3720301-upl-spisok-33-najkrasih-futbolstiv-sezonu202223-za-versieu-wyscout.html" text:style-name="Internet_20_link" text:visited-style-name="Visited_20_Internet_20_Link">
 УПЛ. Список 33 найкращих футболістів сезону-2022/23 заверсією Wyscout </text:a>
</text:p>
      <text:p text:style-name="P4">
Загалом називалися прізвища 15-х футболістів.</text:p>
      <text:p text:style-name="P4">
Фото: scdnipro1.com.ua.</text:p>
      <text:p text:style-name="P4">
Source: <text:a xlink:type="simple" xlink:href="https://www.ukrinform.ua/rubric-sports/3730136-forvard-dnipra1-dovbik-stav-najkrasim-futbolistom-sezonu-upl.html" text:style-name="Internet_20_link" text:visited-style-name="Visited_20_Internet_20_Link">
https://www.ukrinform.ua/rubric-sports/3730136-forvard-dnipra1-dovbik-stav-najkrasim-futbolistom-sezonu-upl.html</text:a>
</text:p>
      <!--NEWS-->
      <text:h text:style-name="P10" text:outline-level="1">
<text:span text:style-name="T4">
Президент увів у дію рішення РНБО про санкції проти 190 фізичних та 291 юридичної особи</text:span>
</text:h>
      <text:p text:style-name="P4">
Authors: Ukrinform (Person)</text:p>
      <text:p text:style-name="P4">
Publisher: Укринформ (Organization)</text:p>
      <text:p text:style-name="P4">
Published Time: 2023-07-01T12:13:00+03:00</text:p>
      <text:p text:style-name="P4">
Modified Time: 2023-07-01T12:13:00+03:00</text:p>
      <text:p text:style-name="P4">
Description: Президент Володимир Зеленський увів у дію рішення РНБО про запровадження санкцій проти ще понад 190 фізичних та 291 юридичної особи. — Укрінформ.</text:p>
      <text:p text:style-name="P4">
Images: ['<text:a xlink:type="simple" xlink:href="https://static.ukrinform.com/photos/2022_09/thumb_files/630_360_1664388416-236.jpg" text:style-name="Internet_20_link" text:visited-style-name="Visited_20_Internet_20_Link">
630_360_16643...</text:a>
']</text:p>
      <text:p text:style-name="P4">
Tags: ['Антиросійські санкції', 'Авіа', 'Грузія', 'РНБО', 'Санкції', 'Зеленський']</text:p>
      <text:p text:style-name="P4">
Type: Article</text:p>
      <!--METADATA-->
      <text:p text:style-name="P4">
<draw:frame draw:style-name="fr1" draw:name="Image28" text:anchor-type="as-char" svg:width="6.9236in" svg:height="3.956343in" draw:z-index="0">
<draw:image xlink:href="../Images/yкринформ/2023-07-01T12-13-00-03-00/630_360_1664388416-236.jpg" xlink:type="simple" xlink:show="embed" xlink:actuate="onLoad" draw:mime-type="image/jpeg"/>
</draw:frame>
 ПрезидентВолодимир Зеленський увів у дію рішення РНБО про запровадження санкцій протище понад 190 фізичних та 291 юридичної особи.</text:p>
      <text:p text:style-name="P4">
Санкції, зокрема, запроваджені й проти грузинської авіакомпанії GeorgianAirways, яка відновила рейси до Росії. Як передає Укрінформ, про це йдеться вУказі Президента <text:a xlink:type="simple" xlink:href="https://www.president.gov.ua/documents/3642023-47229" text:style-name="Internet_20_link" text:visited-style-name="Visited_20_Internet_20_Link">
 №364/2023</text:a>
 від 1 липня "Прорішення Ради національної безпеки і оборони України від 1 липня 2023 року "Прозастосування та внесення змін до персональних спеціальних економічних та іншихобмежувальних заходів ( <text:a xlink:type="simple" xlink:href="https://www.ukrinform.ua/tag-sankcii" text:style-name="Internet_20_link" text:visited-style-name="Visited_20_Internet_20_Link">
 санкцій </text:a>
 )".</text:p>
      <text:p text:style-name="P4">
<text:span text:style-name="T4">
Читайте також:</text:span>
 <text:a xlink:type="simple" xlink:href="https://www.ukrinform.ua/rubric-world/3729559-britania-ogolosila-pro-novi-sankcii-proti-rf.html" text:style-name="Internet_20_link" text:visited-style-name="Visited_20_Internet_20_Link">
 Британія оголосила про нові <text:span text:style-name="T4">
санкції</text:span>
 проти РФ</text:a>
</text:p>
      <text:p text:style-name="P4">
Контроль за виконанням рішення РНБО покладений на секретаря Ради національноїбезпеки і оборони України.</text:p>
      <text:p text:style-name="P4">
Указ набирає чинності з дня його опублікування.</text:p>
      <text:p text:style-name="P4">
Санкції запроваджуються в основному проти громадян Росії, зокрема члена такзваної "народної ради ДНР" Ірини Костенко.</text:p>
      <text:p text:style-name="P4">
Також санкції стосуються громадянина Грузії, власника авіакоманії GeorgianAirways Тамаза Гаїашвілі.</text:p>
      <text:p text:style-name="P4">
<text:span text:style-name="T4">
Читайте також:</text:span>
 <text:a xlink:type="simple" xlink:href="https://www.ukrinform.ua/rubric-polytics/3729332-u-nastupnomu-paketi-maut-buti-sankcii-proti-rosatoma-nauseda.html" text:style-name="Internet_20_link" text:visited-style-name="Visited_20_Internet_20_Link">
 У наступному пакеті мають бути <text:span text:style-name="T4">
санкції</text:span>
 проти«Росатома» - Науседа </text:a>
</text:p>
      <text:p text:style-name="P4">
Серед підсанкційних юридичних осіб - компанії, зареєстровані у РФ, а також уКазахстані, Білорусі, на Кіпрі та в Грузії.</text:p>
      <text:p text:style-name="P4">
Як повідомляв Укрінформ, <text:a xlink:type="simple" xlink:href="https://www.ukrinform.ua/rubric-polytics/3729481-obhid-sankcij-ta-atomna-galuz-zelenskij-zaklikae-es-posiliti-tisk-na-rosiu-u-novomu-paketi.html" text:style-name="Internet_20_link" text:visited-style-name="Visited_20_Internet_20_Link">
 Зеленський закликав Євросоюз</text:a>
 <text:a xlink:type="simple" xlink:href="https://www.ukrinform.ua/rubric-polytics/3729481-obhid-sankcij-ta-atomna-galuz-zelenskij-zaklikae-es-posiliti-tisk-na-rosiu-u-novomu-paketi.html" text:style-name="Internet_20_link" text:visited-style-name="Visited_20_Internet_20_Link">
</text:a>
 унаступному, 12-му санкційному пакеті посилити увагу до протидії обходу Росієюсанкцій через треті країни і ввести обмеження до атомної галузі РФ.</text:p>
      <text:p text:style-name="P4">
Source: <text:a xlink:type="simple" xlink:href="https://www.ukrinform.ua/rubric-polytics/3730142-zelenskij-uviv-u-diu-risenna-rnbo-pro-sankcii-proti-190-fizicnih-ta-291-uridicnoi-osobi.html" text:style-name="Internet_20_link" text:visited-style-name="Visited_20_Internet_20_Link">
https://www.ukrinform.ua/rubric-polytics/3730142-zelenskij-uviv-u-diu-risenna-rnbo-pro-sankcii-proti-190-fizicnih-ta-291-uridicnoi-osobi.html</text:a>
</text:p>
      <!--NEWS-->
      <text:h text:style-name="P10" text:outline-level="1">
<text:span text:style-name="T4">
Вибухи, які чують у Миколаєві, лунають поза містом - мер</text:span>
</text:h>
      <text:p text:style-name="P4">
Authors: Ukrinform (Person)</text:p>
      <text:p text:style-name="P4">
Publisher: Укринформ (Organization)</text:p>
      <text:p text:style-name="P4">
Published Time: 2023-07-01T12:15:00+03:00</text:p>
      <text:p text:style-name="P4">
Modified Time: 2023-07-01T12:15:00+03:00</text:p>
      <text:p text:style-name="P4">
Description: Гучні звуки, які чують жителі Миколаєва, - наслідки роботи українських військових в області, у самому місті вибухів не було. — Укрінформ.</text:p>
      <text:p text:style-name="P4">
Images: ['<text:a xlink:type="simple" xlink:href="https://static.ukrinform.com/photos/2023_06/thumb_files/630_360_1685868348-538.jpg" text:style-name="Internet_20_link" text:visited-style-name="Visited_20_Internet_20_Link">
630_360_16858...</text:a>
']</text:p>
      <text:p text:style-name="P4">
Tags: ['Миколаїв', 'Вибух', 'Сєнкевич', 'Війна з Росією']</text:p>
      <text:p text:style-name="P4">
Type: Article</text:p>
      <!--METADATA-->
      <text:p text:style-name="P4">
<draw:frame draw:style-name="fr1" draw:name="Image29" text:anchor-type="as-char" svg:width="6.9236in" svg:height="3.956343in" draw:z-index="0">
<draw:image xlink:href="../Images/yкринформ/2023-07-01T12-15-00-03-00/630_360_1685868348-538.jpg" xlink:type="simple" xlink:show="embed" xlink:actuate="onLoad" draw:mime-type="image/jpeg"/>
</draw:frame>
 Гучнізвуки, які чують жителі Миколаєва, - наслідки роботи українських військових вобласті, у самому місті вибухів не було.</text:p>
      <text:p text:style-name="P4">
Про це повідомив у <text:a xlink:type="simple" xlink:href="https://t.me/senkevichonline/4846" text:style-name="Internet_20_link" text:visited-style-name="Visited_20_Internet_20_Link">
 Телеграмі </text:a>
 міськийголова Миколаєва Олександр Сєнкевич, передає Укрінформ.</text:p>
      <text:p text:style-name="P4">
"Друзі, за містом працюють наші ЗСУ, тому в деяких районах <text:a xlink:type="simple" xlink:href="https://www.ukrinform.ua/tag-mikolaiv" text:style-name="Internet_20_link" text:visited-style-name="Visited_20_Internet_20_Link">
 Миколаєва</text:a>
 можна чути гучні звуки. У самомумісті вибухів не зафіксовано", - зазначив мер.</text:p>
      <text:p text:style-name="P4">
Він закликав зберігати спокій і не розводити паніку.</text:p>
      <text:p text:style-name="P4">
<text:span text:style-name="T4">
Читайте також:</text:span>
 <text:a xlink:type="simple" xlink:href="https://www.ukrinform.ua/rubric-ato/3729150-u-melitopoli-v-miscah-skupcenna-vorozoi-tehniki-prolunali-vibuhi.html" text:style-name="Internet_20_link" text:visited-style-name="Visited_20_Internet_20_Link">
 У Мелітополі в місцях скупчення ворожої техніки пролунали<text:span text:style-name="T4">
вибух</text:span>
 и </text:a>
</text:p>
      <text:p text:style-name="P4">
Раніше деякі ЗМІ поширили новину про вибухи в Миколаєві.</text:p>
      <text:p text:style-name="P4">
Source: <text:a xlink:type="simple" xlink:href="https://www.ukrinform.ua/rubric-regions/3730138-vibuhi-aki-cuut-u-mikolaevi-lunaut-poza-mistom-mer.html" text:style-name="Internet_20_link" text:visited-style-name="Visited_20_Internet_20_Link">
https://www.ukrinform.ua/rubric-regions/3730138-vibuhi-aki-cuut-u-mikolaevi-lunaut-poza-mistom-mer.html</text:a>
</text:p>
      <!--NEWS-->
      <text:h text:style-name="P10" text:outline-level="1">
<text:span text:style-name="T4">
У Херсоні через ворожий обстріл поранені двоє дітей</text:span>
</text:h>
      <text:p text:style-name="P4">
Authors: Ukrinform (Person)</text:p>
      <text:p text:style-name="P4">
Publisher: Укринформ (Organization)</text:p>
      <text:p text:style-name="P4">
Published Time: 2023-07-01T12:20:00+03:00</text:p>
      <text:p text:style-name="P4">
Modified Time: 2023-07-01T12:20:00+03:00</text:p>
      <text:p text:style-name="P4">
Description: Російська армія обстріляла житлові квартали Херсона, поранені діти 9 і 15 років.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Діти', 'Херсон', 'Обстріл', 'Війна з Росією']</text:p>
      <text:p text:style-name="P4">
Type: Article</text:p>
      <!--METADATA-->
      <text:p text:style-name="P4">
<draw:frame draw:style-name="fr1" draw:name="Image30" text:anchor-type="as-char" svg:width="6.9236in" svg:height="3.956343in" draw:z-index="0">
<draw:image xlink:href="../Images/yкринформ/2023-07-01T12-20-00-03-00/630_360_1667124180-530.jpg" xlink:type="simple" xlink:show="embed" xlink:actuate="onLoad" draw:mime-type="image/jpeg"/>
</draw:frame>
 Російськаармія обстріляла житлові квартали Херсона, поранені діти 9 і 15 років.</text:p>
      <text:p text:style-name="P4">
Про це повідомив у <text:a xlink:type="simple" xlink:href="https://t.me/olexandrprokudin/835" text:style-name="Internet_20_link" text:visited-style-name="Visited_20_Internet_20_Link">
 Телеграмі </text:a>
 начальникХерсонської ОВА Олександр Прокудін, передає Укрінформ.</text:p>
      <text:p text:style-name="P4">
"Сьогодні вдень окупанти вкрили вогнем житлові квартали <text:a xlink:type="simple" xlink:href="https://www.ukrinform.ua/tag-herson" text:style-name="Internet_20_link" text:visited-style-name="Visited_20_Internet_20_Link">
 Херсона</text:a>
 . Один зі снарядів влучив у будинок.Поранення отримала 9-річна дівчинка та 15-річний хлопець", - йдеться уповідомленні.</text:p>
      <text:p text:style-name="P4">
Медики надають їм необхідну допомогу дітям.</text:p>
      <text:p text:style-name="P4">
<text:span text:style-name="T4">
Читайте також:</text:span>
 <text:a xlink:type="simple" xlink:href="https://www.ukrinform.ua/rubric-regions/3730111-za-dobu-rosiani-obstrilali-devat-regioniv-ukraini-zvedenna-ova.html" text:style-name="Internet_20_link" text:visited-style-name="Visited_20_Internet_20_Link">
 За добу росіяни <text:span text:style-name="T4">
обстріл</text:span>
 яли дев'ять регіонів України- зведення ОВА </text:a>
</text:p>
      <text:p text:style-name="P4">
Як повідомляв <text:a xlink:type="simple" xlink:href="https://www.ukrinform.ua/rubric-regions/3730049-rosijski-vijska-za-dobu-82-razi-obstrilali-hersonsinu-patero-poranenih.html" text:style-name="Internet_20_link" text:visited-style-name="Visited_20_Internet_20_Link">
 Укрінформ </text:a>
 , минулої доби на Херсонщині внаслідок російських обстрілівпоранено четверо дорослих і одна дитина.</text:p>
      <text:p text:style-name="P4">
Source: <text:a xlink:type="simple" xlink:href="https://www.ukrinform.ua/rubric-ato/3730140-u-hersoni-cerez-vorozij-obstril-poraneni-dvoe-ditej.html" text:style-name="Internet_20_link" text:visited-style-name="Visited_20_Internet_20_Link">
https://www.ukrinform.ua/rubric-ato/3730140-u-hersoni-cerez-vorozij-obstril-poraneni-dvoe-ditej.html</text:a>
</text:p>
      <!--NEWS-->
      <text:h text:style-name="P10" text:outline-level="1">
<text:span text:style-name="T4">
Хокеїст збірної України Гребеник продовжить клубну кар’єру у Фінляндії</text:span>
</text:h>
      <text:p text:style-name="P4">
Authors: Ukrinform (Person)</text:p>
      <text:p text:style-name="P4">
Publisher: Укринформ (Organization)</text:p>
      <text:p text:style-name="P4">
Published Time: 2023-07-01T12:20:12+03:00</text:p>
      <text:p text:style-name="P4">
Modified Time: 2023-07-01T12:20:12+03:00</text:p>
      <text:p text:style-name="P4">
Description: Захисник національної збірної України, 21-річний Артем Гребеник виступатиме у другому за силами дивізіоні чемпіонату Фінляндії, за клуб «Кеттеря».  — Укрінформ.</text:p>
      <text:p text:style-name="P4">
Images: ['<text:a xlink:type="simple" xlink:href="https://static.ukrinform.com/photos/2023_07/thumb_files/630_360_1688202747-168.jpg" text:style-name="Internet_20_link" text:visited-style-name="Visited_20_Internet_20_Link">
630_360_16882...</text:a>
']</text:p>
      <text:p text:style-name="P4">
Tags: ['Фінляндія', 'Херсон', 'хокей', 'Збірна України', 'Київ']</text:p>
      <text:p text:style-name="P4">
Type: Article</text:p>
      <!--METADATA-->
      <text:p text:style-name="P4">
<draw:frame draw:style-name="fr1" draw:name="Image31" text:anchor-type="as-char" svg:width="6.9236in" svg:height="3.956343in" draw:z-index="0">
<draw:image xlink:href="../Images/yкринформ/2023-07-01T12-20-12-03-00/630_360_1688202747-168.jpg" xlink:type="simple" xlink:show="embed" xlink:actuate="onLoad" draw:mime-type="image/jpeg"/>
</draw:frame>
 Захисникнаціональної збірної України, 21-річний Артем Гребеник виступатиме у другомуза силами дивізіоні чемпіонату Фінляндії, за клуб «Кеттеря».</text:p>
      <text:p text:style-name="P4">
Гравецт підписав контракт <text:a xlink:type="simple" xlink:href="http://https://fhu.com.ua/news/artem-grebenyk-prodovzhyt-karyeru-v-finlyandiyi/" text:style-name="Internet_20_link" text:visited-style-name="Visited_20_Internet_20_Link">
 на один рік</text:a>
 з перспективою пролонгації ще на сезон, передає Укрінформ.</text:p>
      <text:p text:style-name="P4">
«Кеттеря» - один з лідерів ліги Местіс, у минулому сезоні команда грала уфіналі плей-офф.</text:p>
      <text:p text:style-name="P4">
«Дуже мобільний і сильний оборонець, який якісно контролює шайбу. Його якостідозволяють вже наступного сезоні стати нашим провідним захисником», - сказавпро колишнього хокеїста херсонського «Дніпра» спортивний директор фінськогоклубу Туркка Партанен.</text:p>
      <text:p text:style-name="P4">
Гребеник є вихованцем київського «Сокола» і тренера Владислава Зозовського. З2017 року він виступав за «Білий Барс» – спершу за юнацьку команду, а з2018-го – за дорослу. З білоцерківським клубом Артем виграв «бронзу»чемпіонату України-2018 серед 16-річних, «срібло» національної першості U19наступного року і «срібло» у незавершеному сезоні-2021/2022 Молодіжноїхокейної ліги.</text:p>
      <text:p text:style-name="P4">
2021-го Гребеник став чемпіоном України U20 за «Сокіл».</text:p>
      <text:p text:style-name="P4">
Торік улітку Артем перейшов до херсонського «Дніпра», до тренера ОлександраБобкіна, якого добре знає за попереднім клубом, юнацькою і молодіжною збірнимиУкраїни. У чемпіонаті України-2022/2023 Гребеник провів 32 гри, набрав 30 очок(14 шайб +16 результативних передач) і допоміг «щукам» здобути бронзовінагороди.</text:p>
      <text:p text:style-name="P4">
Загалом у «дорослому» чемпіонаті України Артем провів 187 матчів (22 шайби +51 результативна передача).</text:p>
      <text:p text:style-name="P4">
<text:span text:style-name="T4">
Читайте також:</text:span>
 <text:a xlink:type="simple" xlink:href="https://www.ukrinform.ua/rubric-sports/3727768-hokeist-zbirnoi-ukraini-pangelovuldasev-prodovzit-kareru-u-francii.html" text:style-name="Internet_20_link" text:visited-style-name="Visited_20_Internet_20_Link">
 Хокеїст збірної України Пангелов-Юлдашев продовжитькар'єру у Франції </text:a>
</text:p>
      <text:p text:style-name="P4">
З весни 2021-го Гребеник стабільно викликається до лав національної збірноїУкраїни. За головну команду країни він вже виступав на двох чемпіонатах світуу дивізіоні 1В. На ЧС-2023 Артем відіграв 5 матчів.</text:p>
      <text:p text:style-name="P4">
Фото: fhu.com.ua.</text:p>
      <text:p text:style-name="P4">
Source: <text:a xlink:type="simple" xlink:href="https://www.ukrinform.ua/rubric-sports/3730139-hokeist-zbirnoi-ukraini-grebenik-prodovzit-klubnu-kareru-u-finlandii.html" text:style-name="Internet_20_link" text:visited-style-name="Visited_20_Internet_20_Link">
https://www.ukrinform.ua/rubric-sports/3730139-hokeist-zbirnoi-ukraini-grebenik-prodovzit-klubnu-kareru-u-finlandii.html</text:a>
</text:p>
      <!--NEWS-->
      <text:h text:style-name="P10" text:outline-level="1">
<text:span text:style-name="T4">
На Полтавщині Citroën в'їхав у відбійник - загинув підліток, водій травмований</text:span>
</text:h>
      <text:p text:style-name="P4">
Authors: Ukrinform (Person)</text:p>
      <text:p text:style-name="P4">
Publisher: Укринформ (Organization)</text:p>
      <text:p text:style-name="P4">
Published Time: 2023-07-01T12:36:00+03:00</text:p>
      <text:p text:style-name="P4">
Modified Time: 2023-07-01T12:36:00+03:00</text:p>
      <text:p text:style-name="P4">
Description: У Полтавській області внаслідок дорожньо-транспортної пригоди загинув підліток, ще одну людину травмовано. — Укрінформ.</text:p>
      <text:p text:style-name="P4">
Images: ['<text:a xlink:type="simple" xlink:href="https://static.ukrinform.com/photos/2023_07/thumb_files/630_360_1688204059-277.jpg" text:style-name="Internet_20_link" text:visited-style-name="Visited_20_Internet_20_Link">
630_360_16882...</text:a>
']</text:p>
      <text:p text:style-name="P4">
Tags: ['Діти', 'ДТП', 'Полтавщина', 'Загибель']</text:p>
      <text:p text:style-name="P4">
Type: Article</text:p>
      <!--METADATA-->
      <text:p text:style-name="P4">
<draw:frame draw:style-name="fr1" draw:name="Image32" text:anchor-type="as-char" svg:width="6.9236in" svg:height="3.956343in" draw:z-index="0">
<draw:image xlink:href="../Images/yкринформ/2023-07-01T12-36-00-03-00/630_360_1688204059-277.jpg" xlink:type="simple" xlink:show="embed" xlink:actuate="onLoad" draw:mime-type="image/jpeg"/>
</draw:frame>
 УПолтавській області внаслідок дорожньо-транспортної пригоди загинув підліток,ще одну людину травмовано.</text:p>
      <text:p text:style-name="P4">
Про це повідомляє <text:a xlink:type="simple" xlink:href="https://pl.npu.gov.ua/news/politsiia-poltavshchyny-vstanovliuie-obstavyny-dtp-v-iakii-zahynuv-nepovnolitnii-ta-shche-odna-liudyna-travmovana" text:style-name="Internet_20_link" text:visited-style-name="Visited_20_Internet_20_Link">
 відділ комунікації поліції в Полтавській області</text:a>
 , передаєУкрінформ.</text:p>
      <text:p text:style-name="P4">
<text:a xlink:type="simple" xlink:href="https://www.ukrinform.ua/tag-avaria" text:style-name="Internet_20_link" text:visited-style-name="Visited_20_Internet_20_Link">
 Аварія </text:a>
 сталася 30 червня по обіді надорозі Київ-Харків-Довжанський поблизу міста Хорола Лубенського району.</text:p>
      <text:p text:style-name="P4">
</text:p>
      <text:p text:style-name="P4">
За попередніми даними слідства, водій автомобіля Citroën Berlingo, 1981 рокународження, виїхав за межі проїзної частини дороги та допустив наїзд наметалевий відбійник.</text:p>
      <text:p text:style-name="P4">
"Унаслідок дорожньо-транспортної пригоди неповнолітній пасажир, 2008 рокународження, дістав тілесні ушкодження, від яких помер на місці події. Водія зтравмами доправлено до місцевої лікарні", - поінформували у поліції.</text:p>
      <text:p text:style-name="P4">
За цим фактом внесені відомості до Єдиного реєстру досудових розслідувань заознаками кримінального правопорушення, передбаченого частиною 2 статті 286(Порушення правил безпеки дорожнього руху, що спричинило смерть потерпілого)Кримінального кодексу України.</text:p>
      <text:p text:style-name="P4">
<text:span text:style-name="T4">
Читайте також:</text:span>
 <text:a xlink:type="simple" xlink:href="https://www.ukrinform.ua/rubric-regions/3727936-na-cerkasini-u-dtp-z-mikroavtobusom-zaginuli-cetvero-ludej-se-sist-travmovani.html" text:style-name="Internet_20_link" text:visited-style-name="Visited_20_Internet_20_Link">
 На Черкащині у <text:span text:style-name="T4">
ДТП</text:span>
 з мікроавтобусом загинули четверолюдей, ще шість травмовані </text:a>
</text:p>
      <text:p text:style-name="P4">
Поліція з'ясовує всі обставини та причини аварії.</text:p>
      <text:p text:style-name="P4">
Як <text:a xlink:type="simple" xlink:href="https://www.ukrinform.ua/rubric-regions/3728734-na-kirovogradsini-vnaslidok-dtp-iz-vantazivkou-zaginulo-nemovla-se-odna-ditina-travmovana.html" text:style-name="Internet_20_link" text:visited-style-name="Visited_20_Internet_20_Link">
 повідомлялося </text:a>
 , 27 червня неподалік села Скалівські Хутори наКіровоградщині внаслідок ДТП загинула дитина 2022 року народження.</text:p>
      <text:p text:style-name="P4">
<text:span text:style-name="T5">
Фото: pl.npu.gov.ua</text:span>
</text:p>
      <text:p text:style-name="P4">
Source: <text:a xlink:type="simple" xlink:href="https://www.ukrinform.ua/rubric-regions/3730145-na-poltavsini-citroen-vihav-u-vidbijnik-zaginuv-pidlitok-vodij-travmovanij.html" text:style-name="Internet_20_link" text:visited-style-name="Visited_20_Internet_20_Link">
https://www.ukrinform.ua/rubric-regions/3730145-na-poltavsini-citroen-vihav-u-vidbijnik-zaginuv-pidlitok-vodij-travmovanij.html</text:a>
</text:p>
      <!--NEWS-->
      <text:h text:style-name="P10" text:outline-level="1">
<text:span text:style-name="T4">
З криворізького «Кривбаса» пішли воротар, захисник і хавбек</text:span>
</text:h>
      <text:p text:style-name="P4">
Authors: Ukrinform (Person)</text:p>
      <text:p text:style-name="P4">
Publisher: Укринформ (Organization)</text:p>
      <text:p text:style-name="P4">
Published Time: 2023-07-01T12:38:00+03:00</text:p>
      <text:p text:style-name="P4">
Modified Time: 2023-07-01T12:38:00+03:00</text:p>
      <text:p text:style-name="P4">
Description: У трьох футболістів клубу української Прем'єр-ліги «Кривбас» (Кривий Ріг) завершилися контракти з клубом. — Укрінформ.</text:p>
      <text:p text:style-name="P4">
Images: ['<text:a xlink:type="simple" xlink:href="https://static.ukrinform.com/photos/2023_07/thumb_files/630_360_1688203997-597.jpg" text:style-name="Internet_20_link" text:visited-style-name="Visited_20_Internet_20_Link">
630_360_16882...</text:a>
']</text:p>
      <text:p text:style-name="P4">
Tags: ['Футбол', 'Кривий Ріг', "Прем'єр-ліга"]</text:p>
      <text:p text:style-name="P4">
Type: Article</text:p>
      <!--METADATA-->
      <text:p text:style-name="P4">
<draw:frame draw:style-name="fr1" draw:name="Image34" text:anchor-type="as-char" svg:width="6.9236in" svg:height="3.956343in" draw:z-index="0">
<draw:image xlink:href="../Images/yкринформ/2023-07-01T12-38-00-03-00/630_360_1688203997-597.jpg" xlink:type="simple" xlink:show="embed" xlink:actuate="onLoad" draw:mime-type="image/jpeg"/>
</draw:frame>
 У трьохфутболістів клубу української Прем'єр-ліги «Кривбас» (Кривий Ріг) завершилисяконтракти з клубом.</text:p>
      <text:p text:style-name="P4">
Йдеться про воротаря <text:a xlink:type="simple" xlink:href="https://fckryvbas.com/post/fk-krivbas-dyakuye-za-gru-bogdanu-sarnavskomu-yevgenu-banadi-i-yevgenu-opanasenku" text:style-name="Internet_20_link" text:visited-style-name="Visited_20_Internet_20_Link">
 Богдана Сарнавського </text:a>
 , захисника Євгена Опанасенка та півзахисника Євгена Банаду,передає Укрінформ.</text:p>
      <text:p text:style-name="P4">
За обопільною згодою сторін співпраця з цими футболістами продовжена не буде.</text:p>
      <text:p text:style-name="P4">
Сарнавський у попередньому сезоні УПЛ провів 17 матчів, пропустив 23 голи, 5поєдинків зіграв «на нуль». Загалом у воротаря за «Кривбас» з 2021 року 36матчів, 38 пропущених м’ячів та 18 поєдинків «на нуль».</text:p>
      <text:p text:style-name="P4">
Опанасенко та Банада приєдналися до команди рік тому. Оборонець провів 7матчів, а півзахисник - 18 (в активі - 1 асист).</text:p>
      <text:p text:style-name="P4">
<text:span text:style-name="T4">
Читайте також:</text:span>
 <text:a xlink:type="simple" xlink:href="https://www.ukrinform.ua/rubric-sports/3726231-bosniec-kapic-stav-najkrasim-futbolistom-krivbasa-u-sezoni20222023.html" text:style-name="Internet_20_link" text:visited-style-name="Visited_20_Internet_20_Link">
 Боснієць Капич став найкращим футболістом « <text:span text:style-name="T4">
Кривбас</text:span>
а» у сезоні-2022/2023 </text:a>
</text:p>
      <text:p text:style-name="P4">
Минулий чемпіонат Прем'єр-ліги «Кривбас» завершив на сьомій позиції.</text:p>
      <text:p text:style-name="P4">
На фото: Богдан Сарнавський/fckryvbas.com.</text:p>
      <text:p text:style-name="P4">
Source: <text:a xlink:type="simple" xlink:href="https://www.ukrinform.ua/rubric-sports/3730147-z-krivorizkogo-krivbasa-pisli-vorotar-zahisnik-i-havbek.html" text:style-name="Internet_20_link" text:visited-style-name="Visited_20_Internet_20_Link">
https://www.ukrinform.ua/rubric-sports/3730147-z-krivorizkogo-krivbasa-pisli-vorotar-zahisnik-i-havbek.html</text:a>
</text:p>
      <!--NEWS-->
      <text:h text:style-name="P10" text:outline-level="1">
<text:span text:style-name="T4">
Пораненим бійцям не потрібно повертатися у частину для оформлення відпустки - роз'яснення МОУ</text:span>
</text:h>
      <text:p text:style-name="P4">
Authors: Ukrinform (Person)</text:p>
      <text:p text:style-name="P4">
Publisher: Укринформ (Organization)</text:p>
      <text:p text:style-name="P4">
Published Time: 2023-07-01T12:43:49+03:00</text:p>
      <text:p text:style-name="P4">
Modified Time: 2023-07-01T12:43:49+03:00</text:p>
      <text:p text:style-name="P4">
Description: Пораненим військовослужбовцям значно спростили порядок реалізації постанов військово-лікарських комісій. — Укрінформ.</text:p>
      <text:p text:style-name="P4">
Images: ['<text:a xlink:type="simple" xlink:href="https://static.ukrinform.com/photos/2022_04/thumb_files/630_360_1648896175-470.jpg" text:style-name="Internet_20_link" text:visited-style-name="Visited_20_Internet_20_Link">
630_360_16488...</text:a>
']</text:p>
      <text:p text:style-name="P4">
Tags: ['Міноборони', 'Поранені', 'ЗСУ', 'Військові', 'Відпустка', 'Війна з Росією', 'ВЛК']</text:p>
      <text:p text:style-name="P4">
Type: Article</text:p>
      <!--METADATA-->
      <text:p text:style-name="P4">
<draw:frame draw:style-name="fr1" draw:name="Image35" text:anchor-type="as-char" svg:width="6.9236in" svg:height="3.956343in" draw:z-index="0">
<draw:image xlink:href="../Images/yкринформ/2023-07-01T12-43-49-03-00/630_360_1648896175-470.jpg" xlink:type="simple" xlink:show="embed" xlink:actuate="onLoad" draw:mime-type="image/jpeg"/>
</draw:frame>
 Пораненимвійськовослужбовцям значно спростили порядок реалізації постанов військово-лікарських комісій.</text:p>
      <text:p text:style-name="P4">
Про це повідомляє <text:a xlink:type="simple" xlink:href="https://t.me/ministry_of_defense_ua/7728" text:style-name="Internet_20_link" text:visited-style-name="Visited_20_Internet_20_Link">
 Міністерство оборони</text:a>
 <text:a xlink:type="simple" xlink:href="https://t.me/ministry_of_defense_ua/7728" text:style-name="Internet_20_link" text:visited-style-name="Visited_20_Internet_20_Link">
 ,</text:a>
 передає Укрінформ</text:p>
      <text:p text:style-name="P4">
Як зазначається, тепер для оформлення відпустки за станом здоров'я чизвільнення з лав ЗСУ <text:a xlink:type="simple" xlink:href="https://www.ukrinform.ua/tag-vijskovi" text:style-name="Internet_20_link" text:visited-style-name="Visited_20_Internet_20_Link">
 військовослужбовцям </text:a>
 не потрібно повертатися до військової частини.</text:p>
      <text:p text:style-name="P4">
У Міноборони пояснили, що у період дії воєнного стану воїни, які були визнаніВЛК непридатними до військової служби або яким була призначена відпустка длялікування після хвороби чи поранення, направляються до Територіального центрукомплектування та соціальної підтримки, де з військової частини за допомогоюелектронного документообігу можна буде отримати необхідні документи.</text:p>
      <text:p text:style-name="P4">
<text:span text:style-name="T4">
Читайте також:</text:span>
 <text:a xlink:type="simple" xlink:href="https://www.ukrinform.ua/rubric-society/3729302-rada-rozsirila-perelik-pidstav-dla-pidtverdzenna-perebuvanna-v-rosijskomu-poloni.html" text:style-name="Internet_20_link" text:visited-style-name="Visited_20_Internet_20_Link">
 Рада розширила перелік підстав для підтвердженняперебування в російському полоні </text:a>
</text:p>
      <text:p text:style-name="P4">
Як повідомлялося, 24 червня уряд затвердив план заходів з оптимізації процесіввійськово-лікарської експертизи на 2023 рік. Він має на меті забезпечитивійськовослужбовців належним та швидким сервісом проходження ВЛК та зменшитинавантаження на заклади охорони здоров’я в системі Міноборони, інших складовихсил оборони та комунальних закладах охорони здоров’я.</text:p>
      <text:p text:style-name="P4">
Зокрема, передбачено автоматизацію проходження ВЛК, інтеграцію медичнихпроцесів між військовими та цивільними компонентами.</text:p>
      <text:p text:style-name="P4">
<text:span text:style-name="T5">
Фото: armyinform.com.ua</text:span>
</text:p>
      <text:p text:style-name="P4">
Source: <text:a xlink:type="simple" xlink:href="https://www.ukrinform.ua/rubric-society/3730150-poranenim-bijcam-ne-potribno-povertatisa-u-castinu-dla-oformlenna-vidpustki-rozasnenna-mou.html" text:style-name="Internet_20_link" text:visited-style-name="Visited_20_Internet_20_Link">
https://www.ukrinform.ua/rubric-society/3730150-poranenim-bijcam-ne-potribno-povertatisa-u-castinu-dla-oformlenna-vidpustki-rozasnenna-mou.html</text:a>
</text:p>
      <!--NEWS-->
      <text:h text:style-name="P10" text:outline-level="1">
<text:span text:style-name="T4">
У Кенії кількість жертв ДТП з вантажівкою зросла до 51</text:span>
</text:h>
      <text:p text:style-name="P4">
Authors: Ukrinform (Person)</text:p>
      <text:p text:style-name="P4">
Publisher: Укринформ (Organization)</text:p>
      <text:p text:style-name="P4">
Published Time: 2023-07-01T12:49:00+03:00</text:p>
      <text:p text:style-name="P4">
Modified Time: 2023-07-01T21:49:00+03:00</text:p>
      <text:p text:style-name="P4">
Description: Кількість загиблих в автокатастрофі на заході Кенії зросла до 51, понад 30 людей дістали поранення. — Укрінформ.</text:p>
      <text:p text:style-name="P4">
Images: ['<text:a xlink:type="simple" xlink:href="https://static.ukrinform.com/photos/2023_07/thumb_files/630_360_1688237459-570.jpg" text:style-name="Internet_20_link" text:visited-style-name="Visited_20_Internet_20_Link">
630_360_16882...</text:a>
']</text:p>
      <text:p text:style-name="P4">
Tags: None</text:p>
      <text:p text:style-name="P4">
Type: Article</text:p>
      <!--METADATA-->
      <text:p text:style-name="P4">
<draw:frame draw:style-name="fr1" draw:name="Image36" text:anchor-type="as-char" svg:width="6.9236in" svg:height="3.956343in" draw:z-index="0">
<draw:image xlink:href="../Images/yкринформ/2023-07-01T12-49-00-03-00/630_360_1688237459-570.jpg" xlink:type="simple" xlink:show="embed" xlink:actuate="onLoad" draw:mime-type="image/jpeg"/>
</draw:frame>
 Кількістьзагиблих в автокатастрофі на заході Кенії зросла до 51, понад 30 людей дісталипоранення.</text:p>
      <text:p text:style-name="P4">
Про це повідомляє <text:a xlink:type="simple" xlink:href="https://english.news.cn/africa/20230702/d007ca8b2b2e494098ea9835cdb98370/c.html" text:style-name="Internet_20_link" text:visited-style-name="Visited_20_Internet_20_Link">
 Xinhua</text:a>
з посиланням на місцеву поліцію, передає Укрінформ.</text:p>
      <text:p text:style-name="P4">
"Зараз у нас 51 тіло. Багато людей дістали поранення і перебувають улікарнях", - розповів Том Одеро начальник регіональної поліції Ріфт-Веллі.</text:p>
      <text:p text:style-name="P4">
Уточнюється, що внаслідок автокатастрофи постраждали щонайменше 32 людини.</text:p>
      <text:p text:style-name="P4">
Як зазначається, водій вантажівки, що перевозила контейнер, втратив контрольнад транспортним засобом і врізався в інші автівки, а відтак у пішоходів натротуарі.</text:p>
      <text:p text:style-name="P4">
У зв'язку з цією ДТП міністр внутрішніх справ Кенії Кітуре Кіндікі наказавполіцейським по всій країні посилити контроль за дотриманням правил дорожньогоруху.</text:p>
      <text:p text:style-name="P4">
<text:span text:style-name="T5">
Фото: LastHope</text:span>
</text:p>
      <text:p text:style-name="P4">
Source: <text:a xlink:type="simple" xlink:href="https://www.ukrinform.ua/rubric-world/3730331-dtp-z-vantazivkou-v-kenii-kilkist-zertv-zrosla-do-51.html" text:style-name="Internet_20_link" text:visited-style-name="Visited_20_Internet_20_Link">
https://www.ukrinform.ua/rubric-world/3730331-dtp-z-vantazivkou-v-kenii-kilkist-zertv-zrosla-do-51.html</text:a>
</text:p>
      <!--NEWS-->
      <text:h text:style-name="P10" text:outline-level="1">
<text:span text:style-name="T4">
Прем'єр Іспанії виступив у Верховній Раді</text:span>
</text:h>
      <text:p text:style-name="P4">
Authors: Ukrinform (Person)</text:p>
      <text:p text:style-name="P4">
Publisher: Укринформ (Organization)</text:p>
      <text:p text:style-name="P4">
Published Time: 2023-07-01T12:52:00+03:00</text:p>
      <text:p text:style-name="P4">
Modified Time: 2023-07-01T12:52:00+03:00</text:p>
      <text:p text:style-name="P4">
Description: У Верховній Раді України виступив Прем'єр-міністр Іспанії Педро Санчес. — Укрінформ.</text:p>
      <text:p text:style-name="P4">
Images: ['<text:a xlink:type="simple" xlink:href="https://static.ukrinform.com/photos/2023_07/thumb_files/630_360_1688205567-924.jpg" text:style-name="Internet_20_link" text:visited-style-name="Visited_20_Internet_20_Link">
630_360_16882...</text:a>
']</text:p>
      <text:p text:style-name="P4">
Tags: ['Іспанія', "Прем'єр", 'Верховна Рада', 'Санчес']</text:p>
      <text:p text:style-name="P4">
Type: Article</text:p>
      <!--METADATA-->
      <text:p text:style-name="P4">
<draw:frame draw:style-name="fr1" draw:name="Image37" text:anchor-type="as-char" svg:width="6.9236in" svg:height="3.956343in" draw:z-index="0">
<draw:image xlink:href="../Images/yкринформ/2023-07-01T12-52-00-03-00/630_360_1688205567-924.jpg" xlink:type="simple" xlink:show="embed" xlink:actuate="onLoad" draw:mime-type="image/jpeg"/>
</draw:frame>
 УВерховній Раді України виступив Прем'єр-міністр Іспанії Педро Санчес.</text:p>
      <text:p text:style-name="P4">
Як передає Укрінформ, про це у <text:a xlink:type="simple" xlink:href="https://t.me/yzheleznyak/4461" text:style-name="Internet_20_link" text:visited-style-name="Visited_20_Internet_20_Link">
 Телеграмі</text:a>
повідомив народний депутат України Ярослав Железняк.</text:p>
      <text:p text:style-name="P4">
За словами Железняка, "це вже його другий візит та виступ у <text:a xlink:type="simple" xlink:href="https://www.ukrinform.ua/tag-verhovna-rada" text:style-name="Internet_20_link" text:visited-style-name="Visited_20_Internet_20_Link">
 Раді</text:a>
 ".</text:p>
      <text:p text:style-name="P4">
<text:span text:style-name="T4">
Читайте також:</text:span>
 <text:a xlink:type="simple" xlink:href="https://www.ukrinform.ua/rubric-world/3730027-golovuvanna-v-evrosouzi-perejslo-do-ispanii.html" text:style-name="Internet_20_link" text:visited-style-name="Visited_20_Internet_20_Link">
 Головування в Євросоюзі перейшло до <text:span text:style-name="T4">
Іспанії</text:span>
</text:a>
</text:p>
      <text:p text:style-name="P4">
Як повідомляв <text:a xlink:type="simple" xlink:href="https://www.ukrinform.ua/rubric-polytics/3730086-premer-ispanii-pribuv-v-ukrainu.html" text:style-name="Internet_20_link" text:visited-style-name="Visited_20_Internet_20_Link">
 Укрінформ </text:a>
 , Прем'єр-міністрІспанії Санчес прибув з візитом в Україну 1 липня, у перший день головування вРаді Європейського Союзу.</text:p>
      <text:p text:style-name="P4">
<text:span text:style-name="T5">
Фото: Ярослав Железняк / Телеграм / Олександр Корнієнко / Фейсбук</text:span>
</text:p>
      <text:p text:style-name="P4">
Source: <text:a xlink:type="simple" xlink:href="https://www.ukrinform.ua/rubric-polytics/3730155-premer-ispanii-vistupiv-u-verhovnij-radi.html" text:style-name="Internet_20_link" text:visited-style-name="Visited_20_Internet_20_Link">
https://www.ukrinform.ua/rubric-polytics/3730155-premer-ispanii-vistupiv-u-verhovnij-radi.html</text:a>
</text:p>
      <!--NEWS-->
      <text:h text:style-name="P10" text:outline-level="1">
<text:span text:style-name="T4">
Буданов розповів, як звільняли Зміїний</text:span>
</text:h>
      <text:p text:style-name="P4">
Authors: Ukrinform (Person)</text:p>
      <text:p text:style-name="P4">
Publisher: Укринформ (Organization)</text:p>
      <text:p text:style-name="P4">
Published Time: 2023-07-01T13:04:00+03:00</text:p>
      <text:p text:style-name="P4">
Modified Time: 2023-07-01T13:04:00+03:00</text:p>
      <text:p text:style-name="P4">
Description: Хаос і паніка серед росіян, яка виникла внаслідок активних дій Сил безпеки та оборони України на Зміїному, змусила ворога кинути на острові багато зброї, військового обладнання та цінних для української воєнної розвідки документів. — Укрінформ.</text:p>
      <text:p text:style-name="P4">
Images: ['<text:a xlink:type="simple" xlink:href="https://static.ukrinform.com/photos/2023_04/thumb_files/630_360_1682089495-883.jpg" text:style-name="Internet_20_link" text:visited-style-name="Visited_20_Internet_20_Link">
630_360_16820...</text:a>
']</text:p>
      <text:p text:style-name="P4">
Tags: ['Розвідка', 'ЗСУ', ' Чорне море', 'Російські військові', 'Острів Зміїний', 'Буданов', 'Війна з Росією']</text:p>
      <text:p text:style-name="P4">
Type: Article</text:p>
      <!--METADATA-->
      <text:p text:style-name="P4">
<draw:frame draw:style-name="fr1" draw:name="Image38" text:anchor-type="as-char" svg:width="6.9236in" svg:height="3.956343in" draw:z-index="0">
<draw:image xlink:href="../Images/yкринформ/2023-07-01T13-04-00-03-00/630_360_1682089495-883.jpg" xlink:type="simple" xlink:show="embed" xlink:actuate="onLoad" draw:mime-type="image/jpeg"/>
</draw:frame>
 Хаос іпаніка серед росіян, яка виникла внаслідок активних дій Сил безпеки та оборониУкраїни на Зміїному, змусила ворога кинути на острові багато зброї,військового обладнання та цінних для української воєнної розвідки документів.</text:p>
      <text:p text:style-name="P4">
Як передає Укрінформ з посиланням на <text:a xlink:type="simple" xlink:href="https://t.me/DIUkraine/2507" text:style-name="Internet_20_link" text:visited-style-name="Visited_20_Internet_20_Link">
 Телеграм </text:a>
Головного управління розвідки Міністерства оборони України, про це заявивначальник ГУР Кирило Буданов в інтерв’ю для проєкту “Спецоперація “Зміїний” на<text:a xlink:type="simple" xlink:href="https://www.youtube.com/watch" text:style-name="Internet_20_link" text:visited-style-name="Visited_20_Internet_20_Link">
 </text:a>
 <text:a xlink:type="simple" xlink:href="https://www.youtube.com/watch" text:style-name="Internet_20_link" text:visited-style-name="Visited_20_Internet_20_Link">
 YouTube-каналі</text:a>
 Ramina.</text:p>
      <text:p text:style-name="P4">
“Особливо нам допомогла документація підрозділів протиповітряної оборони,зокрема технічна документація. Багато рідкісних плат, які ми шукаємо по всьомусвіту, нам вдалося зняти з елементів техніки ППО. Ми забрали пульти керуваннякомплексами БПЛА, дуже багато систем зв'язку різних типів та зброї”, -зазанчив Буданов.</text:p>
      <text:p text:style-name="P4">
За словами начальника ГУР, операцію зі звільнення Зміїного почали планувати всередині березня 2022 року, і вона відбувалася в декілька етапів.</text:p>
      <text:p text:style-name="P4">
<text:span text:style-name="T4">
Читайте також:</text:span>
 <text:a xlink:type="simple" xlink:href="https://www.ukrinform.ua/rubric-ato/3729354-zaava-budanova-so-vagnerivci-bilse-ne-vouvatimut-v-ukraini-mae-serjozne-pidgrunta-gur.html" text:style-name="Internet_20_link" text:visited-style-name="Visited_20_Internet_20_Link">
 Заява <text:span text:style-name="T4">
Буданов</text:span>
 а, що «вагнерівці» більше невоюватимуть в Україні, має серйозне підґрунтя – ГУР</text:a>
</text:p>
      <text:p text:style-name="P4">
“Діяли <text:a xlink:type="simple" xlink:href="https://www.ukrinform.ua/tag-rosijski-vijskovi" text:style-name="Internet_20_link" text:visited-style-name="Visited_20_Internet_20_Link">
 росіяни </text:a>
 доситьпрофесійно, що завадило нам спершу вибити їх повністю з усієї частини острова.У час висадки наші контролювали близько 50% острова, а 50% вони. Були проблемиз пораненими у них, і в нас. Вони викликали вертольоти. Наші відходили зпораненими. Нам об'єктивно не вистачало сил у той момент дотиснути”, - пояснивначальник ГУР.</text:p>
      <text:p text:style-name="P4">
“На першому етапі операцію можна вважати частково успішною, тому що воназруйнували плани росіян щодо діяльності на Зміїному. Вони хаотично почалинамагатись перекинути туди резерви, підвезти катерами. “Байрактари” їхтопили”, - сказав Буданов.</text:p>
      <text:p text:style-name="P4">
Він додав, що важливу роль у звільненні острова відіграли поява в Україниозброєнь, здатних наносити вогневе ураження по Зміїному без застосуванняавіації, а також знищення флагмана російського Чорноморського флоту.</text:p>
      <text:p text:style-name="P4">
<text:span text:style-name="T4">
Читайте також:</text:span>
 <text:a xlink:type="simple" xlink:href="https://www.ukrinform.ua/rubric-ato/3727559-budanov-pro-zagrozu-pidrivu-zaes-nikoli-situacia-ne-bula-takou-serjoznou-ak-zaraz.html" text:style-name="Internet_20_link" text:visited-style-name="Visited_20_Internet_20_Link">
 <text:span text:style-name="T4">
Буданов</text:span>
 — про загрозу підриву ЗАЕС: Ніколи ситуаціяне була такою серйозною, як зараз </text:a>
</text:p>
      <text:p text:style-name="P4">
“Якби не було знищено крейсер “Москва”, операцію (зі звільнення Зміїного)вдалось би здійснити, але крейсер міг би підходити на дальність веденняартилерійського вогню, і скільки в нього боєкомплекту було б, стільки він цейострів і обробляв би з артустановки. Як бачите, цього нема”, - зазначивБуданов.</text:p>
      <text:p text:style-name="P4">
Як повідомлялося, російські війська захопили острів Зміїний у перший деньповномасштабного вторгнення РФ в Україну, 24 лютого 2022 року.</text:p>
      <text:p text:style-name="P4">
30 червня 2022 року українські військові повністю <text:a xlink:type="simple" xlink:href="https://www.ukrinform.ua/rubric-ato/3524282-sili-specoperacij-rozpovili-podrobici-zacisenna-zmiinogo-vid-rosian.html" text:style-name="Internet_20_link" text:visited-style-name="Visited_20_Internet_20_Link">
 визволили Зміїний</text:a>
 . Міноборони РФ підтвердиловтечу своїх військових, назвавши це "жестом доброї волі".</text:p>
      <text:p text:style-name="P4">
<text:span text:style-name="T5">
Фото: ГУР Міноборони</text:span>
</text:p>
      <text:p text:style-name="P4">
Source: <text:a xlink:type="simple" xlink:href="https://www.ukrinform.ua/rubric-ato/3730156-budanov-rozpoviv-ak-zvilnali-zmiinij.html" text:style-name="Internet_20_link" text:visited-style-name="Visited_20_Internet_20_Link">
https://www.ukrinform.ua/rubric-ato/3730156-budanov-rozpoviv-ak-zvilnali-zmiinij.html</text:a>
</text:p>
      <!--NEWS-->
      <text:h text:style-name="P10" text:outline-level="1">
<text:span text:style-name="T4">
Делегації з 50 українських музеїв обговорять у Варшаві збереження культурних цінностей під час війни</text:span>
</text:h>
      <text:p text:style-name="P4">
Authors: Ukrinform (Person)</text:p>
      <text:p text:style-name="P4">
Publisher: Укринформ (Organization)</text:p>
      <text:p text:style-name="P4">
Published Time: 2023-07-01T13:13:00+03:00</text:p>
      <text:p text:style-name="P4">
Modified Time: 2023-07-01T13:13:00+03:00</text:p>
      <text:p text:style-name="P4">
Description: Делегації з близько 50 українських музеїв з усієї України зберуться 3-6 липня у Варшаві, аби обговорити нагальні питання збереження українських культурних цінностей під час війни і популяризації української культури на Заході. — Укрінформ.</text:p>
      <text:p text:style-name="P4">
Images: ['<text:a xlink:type="simple" xlink:href="https://static.ukrinform.com/photos/2023_07/thumb_files/630_360_1688206059-242.png" text:style-name="Internet_20_link" text:visited-style-name="Visited_20_Internet_20_Link">
630_360_16882...</text:a>
']</text:p>
      <text:p text:style-name="P4">
Tags: ['Культура', 'Музей', 'Варшава', 'Війна з Росією']</text:p>
      <text:p text:style-name="P4">
Type: Article</text:p>
      <!--METADATA-->
      <text:p text:style-name="P4">
<draw:frame draw:style-name="fr1" draw:name="Image39" text:anchor-type="as-char" svg:width="6.9236in" svg:height="3.949599in" draw:z-index="0">
<draw:image xlink:href="../Images/yкринформ/2023-07-01T13-13-00-03-00/630_360_1688206059-242.png" xlink:type="simple" xlink:show="embed" xlink:actuate="onLoad" draw:mime-type="image/png"/>
</draw:frame>
 Делегаціїз близько 50 українських музеїв з усієї України зберуться 3-6 липня у Варшаві,аби обговорити нагальні питання збереження українських культурних цінностейпід час війни і популяризації української культури на Заході.</text:p>
      <text:p text:style-name="P4">
Як повідомив Укрінформу організатор заходу - фундація <text:a xlink:type="simple" xlink:href="https://www.obmin.eu/news.php" text:style-name="Internet_20_link" text:visited-style-name="Visited_20_Internet_20_Link">
 OBMIN</text:a>
 , це буде перша такого роду масштабназустріч представників української культури за межами України від початкуросійсько-української війни.</text:p>
      <text:p text:style-name="P4">
Конференція музейників відбудеться під гаслом “Заповнення сліпих зон.Розміщення України на культурній мапі Європи”. У ході триденних робочихзустрічей обговорюватимуться, зокрема, питання оцифрування в музейнійпрактиці, реалізація проєктів з фінансування <text:a xlink:type="simple" xlink:href="https://www.ukrinform.ua/tag-muzej" text:style-name="Internet_20_link" text:visited-style-name="Visited_20_Internet_20_Link">
 музеїв</text:a>
 , буде проведено воркшопи з ефективноїкомунікації тощо.</text:p>
      <text:p text:style-name="P4">
За участі заступниці міністра культури та інформаційної політики УкраїниАнастасії Бондар відбудеться дискусія на тему “Формування наративу: якою бУкраїну хотіли бачити та якою її бачать інші”.</text:p>
      <text:p text:style-name="P4">
Зустріч українських музейників у Варшаві відбудеться за сприяння Міністерствакультури та інформаційної політики України, посольства Німеччини у Польщі,Представництва Єврокомісії в РП, влади міста Варшава, Інституте Гете у Варшавіта інших.</text:p>
      <text:p text:style-name="P4">
<text:span text:style-name="T4">
Читайте також:</text:span>
 <text:a xlink:type="simple" xlink:href="https://www.ukrinform.ua/rubric-culture/3729331-rada-progolosuvala-za-zmini-do-zakonu-pro-muzei-ta-muzejnu-spravu.html" text:style-name="Internet_20_link" text:visited-style-name="Visited_20_Internet_20_Link">
 Рада проголосувала за зміни до закону про <text:span text:style-name="T4">
музеї</text:span>
 тамузейну справу </text:a>
</text:p>
      <text:p text:style-name="P4">
Платформа OBMIN для допомоги українським музеям під час війни була створенавлітку 2022 року. Згодом, у грудні, на її базі у Варшаві було засновано фондпід однойменною назвою. На сьогодні у цій платформі представлено 46 музеїв зусіх куточків України – від великих і відомих, як київські музеї Майдану чиДругої світової війни - до невеликих регіональних історико-краєзнавчих, як,наприклад, музей “Бойківщина” у Самборі на Львівщині. Фундація OBMIN ставитьперед собою три головні цілі: цільова підтримка та допомога щодо виживанняукраїнських музеїв та їхніх працівників під час війни; організація обміну міжцими музеями спільними темами та надання пропозицій щодо подальшоїпрофесіоналізації їхньої роботи, наприклад, шляхом оцифрування витворівмистецтва; сприяння пізнанню та розумінню українського мистецтва та культуриза межами України, як частини спільної європейської культурної спадщини.</text:p>
      <text:p text:style-name="P4">
Source: <text:a xlink:type="simple" xlink:href="https://www.ukrinform.ua/rubric-culture/3730157-delegacii-z-50-ukrainskih-muzeiv-obgovorat-u-varsavi-zberezenna-kulturnih-cinnostej-pid-cas-vijni.html" text:style-name="Internet_20_link" text:visited-style-name="Visited_20_Internet_20_Link">
https://www.ukrinform.ua/rubric-culture/3730157-delegacii-z-50-ukrainskih-muzeiv-obgovorat-u-varsavi-zberezenna-kulturnih-cinnostej-pid-cas-vijni.html</text:a>
</text:p>
      <!--NEWS-->
      <text:h text:style-name="P10" text:outline-level="1">
<text:span text:style-name="T4">
Чехія прийняла головування у «Вишеградській групі»</text:span>
</text:h>
      <text:p text:style-name="P4">
Authors: Ukrinform (Person)</text:p>
      <text:p text:style-name="P4">
Publisher: Укринформ (Organization)</text:p>
      <text:p text:style-name="P4">
Published Time: 2023-07-01T13:15:09+03:00</text:p>
      <text:p text:style-name="P4">
Modified Time: 2023-07-01T13:15:09+03:00</text:p>
      <text:p text:style-name="P4">
Description: З 1 липня Чеська Республіка розпочала річне головування у "Вишеградській групі" (V4), куди окрім неї входять Угорщина, Словаччина та Польща. — Укрінформ.</text:p>
      <text:p text:style-name="P4">
Images: ['<text:a xlink:type="simple" xlink:href="https://static.ukrinform.com/photos/2021_07/thumb_files/630_360_1627639028-496.jpg" text:style-name="Internet_20_link" text:visited-style-name="Visited_20_Internet_20_Link">
630_360_16276...</text:a>
']</text:p>
      <text:p text:style-name="P4">
Tags: ['Чехія', 'Польща', 'Угорщина', 'Вишеградська четвірка', 'Словаччина']</text:p>
      <text:p text:style-name="P4">
Type: Article</text:p>
      <!--METADATA-->
      <text:p text:style-name="P4">
<draw:frame draw:style-name="fr1" draw:name="Image40" text:anchor-type="as-char" svg:width="6.9236in" svg:height="3.956343in" draw:z-index="0">
<draw:image xlink:href="../Images/yкринформ/2023-07-01T13-15-09-03-00/630_360_1627639028-496.jpg" xlink:type="simple" xlink:show="embed" xlink:actuate="onLoad" draw:mime-type="image/jpeg"/>
</draw:frame>
 З 1 липняЧеська Республіка розпочала річне головування у "Вишеградській групі" (V4),куди окрім неї входять Угорщина, Словаччина та Польща.</text:p>
      <text:p text:style-name="P4">
Про це повідомляє <text:a xlink:type="simple" xlink:href="http://ruski.radio.cz/cheshskaya-respublika-vstupila-na-post-predsedatelya-vyshegradskoy-chetverki-8787569" text:style-name="Internet_20_link" text:visited-style-name="Visited_20_Internet_20_Link">
 Radio Prague International</text:a>
 , передає Укрінформ.</text:p>
      <text:p text:style-name="P4">
Під час свого головування <text:a xlink:type="simple" xlink:href="https://www.ukrinform.ua/tag-cehia" text:style-name="Internet_20_link" text:visited-style-name="Visited_20_Internet_20_Link">
 Чехія </text:a>
 плануєпродовжити зміцнення співпраці, заснованої на принципах прав людини, свободита демократії, зауважує МЗС країни.</text:p>
      <text:p text:style-name="P4">
Чеське головування у V4 також наголошує на важливості надання чіткої, твердоїта конкретної підтримки незалежності, суверенітету та територіальноїцілісності України, яка з лютого 2022 року чинить опір російському вторгненню.</text:p>
      <text:p text:style-name="P4">
Прем’єр-міністр Чехії Петр Фіала <text:a xlink:type="simple" xlink:href="https://www.ukrinform.ua/rubric-polytics/3728014-cehia-nazvala-prioriteti-golovuvanna-u-visegradskij-grupi-sered-nih-dopomoga-ukraini.html" text:style-name="Internet_20_link" text:visited-style-name="Visited_20_Internet_20_Link">
 заявляв </text:a>
 , що серед трьох пріоритетів Праги будедопомога Україні. Першим пріоритетом буде освітня, культурна співпраця міжкраїнами V4, співпраця у сфері досліджень, спорту, безпеки, зокрема уконтексті міграції. Другим пріоритетом буде інноваційність – усі проєкти усфері розвитку, зокрема розбудова транспортних та енергетичних сполучень міжкраїнами. "Третім пріоритетом є підтримка незалежності й територіальноїцілісності України, допомога біженцям з України, а також відбудова України", -наголосив він під час спільної пресконференції глав урядів “четвірки” уБратиславі.</text:p>
      <text:p text:style-name="P4">
Однак, як пише видання, країни V4 не одностайні у питанні військової допомогиУкраїні. Угорщина, на відміну від трьох інших держав, виступає протипостачання зброї Києву. Існують також відмінності у підходах окремих країн дореформи міграційних правил Європейського Союзу. Чехія підтримує реформу, аПольща та Угорщина категорично проти.</text:p>
      <text:p text:style-name="P4">
<text:span text:style-name="T4">
Читайте також:</text:span>
 <text:a xlink:type="simple" xlink:href="https://www.ukrinform.ua/rubric-polytics/3728014-cehia-nazvala-prioriteti-golovuvanna-u-visegradskij-grupi-sered-nih-dopomoga-ukraini.html" text:style-name="Internet_20_link" text:visited-style-name="Visited_20_Internet_20_Link">
 Чехія назвала пріоритети головування у «<text:span text:style-name="T4">
Вишеградській</text:span>
 групі», серед них - допомога Україні</text:a>
</text:p>
      <text:p text:style-name="P4">
Чеська Республіка сприймає формат V4 як платформу для зміцненнядобросусідських відносин через діалог та співпрацю, які принесуть конкретніплоди для громадян.</text:p>
      <text:p text:style-name="P4">
Source: <text:a xlink:type="simple" xlink:href="https://www.ukrinform.ua/rubric-world/3730159-cehia-prijnala-golovuvanna-u-visegradskij-grupi.html" text:style-name="Internet_20_link" text:visited-style-name="Visited_20_Internet_20_Link">
https://www.ukrinform.ua/rubric-world/3730159-cehia-prijnala-golovuvanna-u-visegradskij-grupi.html</text:a>
</text:p>
      <!--NEWS-->
      <text:h text:style-name="P10" text:outline-level="1">
<text:span text:style-name="T4">
Втрати росіян на війні у рази більші, ніж у Сил оборони - Президент</text:span>
</text:h>
      <text:p text:style-name="P4">
Authors: Ukrinform (Person)</text:p>
      <text:p text:style-name="P4">
Publisher: Укринформ (Organization)</text:p>
      <text:p text:style-name="P4">
Published Time: 2023-07-01T13:17:00+03:00</text:p>
      <text:p text:style-name="P4">
Modified Time: 2023-07-01T13:17:00+03:00</text:p>
      <text:p text:style-name="P4">
Description: Втрати російської армії на війні в Україні в рази більші, ніж у Сил оборони. — Укрінформ.</text:p>
      <text:p text:style-name="P4">
Images: ['<text:a xlink:type="simple" xlink:href="https://static.ukrinform.com/photos/2023_06/thumb_files/630_360_1687943415-494.jpeg" text:style-name="Internet_20_link" text:visited-style-name="Visited_20_Internet_20_Link">
630_360_16879...</text:a>
']</text:p>
      <text:p text:style-name="P4">
Tags: ['ЗСУ', 'Російські військові', 'Зеленський', 'Війна з Росією', '#stoprussia']</text:p>
      <text:p text:style-name="P4">
Type: Article</text:p>
      <!--METADATA-->
      <text:p text:style-name="P4">
<draw:frame draw:style-name="fr1" draw:name="Image41" text:anchor-type="as-char" svg:width="6.9236in" svg:height="3.956343in" draw:z-index="0">
<draw:image xlink:href="../Images/yкринформ/2023-07-01T13-17-00-03-00/630_360_1687943415-494.jpeg" xlink:type="simple" xlink:show="embed" xlink:actuate="onLoad" draw:mime-type="image/jpeg"/>
</draw:frame>
 Втратиросійської армії на війні в Україні в рази більші, ніж у Сил оборони.</text:p>
      <text:p text:style-name="P4">
Про це заявив в <text:a xlink:type="simple" xlink:href="https://www.facebook.com/watch/" text:style-name="Internet_20_link" text:visited-style-name="Visited_20_Internet_20_Link">
 інтерв’ю</text:a>
 <text:a xlink:type="simple" xlink:href="https://www.facebook.com/zelenskiy.official/videos/281737751026205" text:style-name="Internet_20_link" text:visited-style-name="Visited_20_Internet_20_Link">
</text:a>
іспанським журналістам Президент Володимир Зеленський, передає кореспондентУкрінформу.</text:p>
      <text:p text:style-name="P4">
"Якщо говорити про баланс (втрат - ред.) між нами і Росією, то він великий - урази. У них набагато більше втрат. Я проводжу Ставку Верховногоголовнокомандувача два-три рази на тиждень. Кожного разу, окрім тих чи іншихрішень, одне з найголовніших (питань - ред.) - скільки ми змогли зберегтижиттів і скільки у нас втрат. Це і загиблі, і поранені - все це втрати. ...І ябачу втрати ворогів і втрати українців, ми бачимо конкретні цифри - і вони уросіян у рази більші", - сказав <text:a xlink:type="simple" xlink:href="https://www.ukrinform.ua/tag-zelenskij" text:style-name="Internet_20_link" text:visited-style-name="Visited_20_Internet_20_Link">
 Зеленський </text:a>
 .</text:p>
      <text:p text:style-name="P4">
Водночас він зауважив, що зараз неможливо оцінити втрати серед цивільногонаселення, оскільки близько 30% території України перебуває під тимчасовоюокупацією.</text:p>
      <text:p text:style-name="P4">
"Все таки 26-30% України в окупації. І тому ми не знаємо, скільки загинуло, незнаємо, чи є правдою інформація від тих людей, які у концентраційних таборахабо в полоні... Тому що це інформація через посередників, або з соцмереж, абовід Росії, розвідок. Тобто, це нечітка інформація. Ви не знаєте, скільки людейзакопано в Маріуполі... Ми на сьогодні не знаємо, скільки людей (загинуло -ред.) на Донбасі, там, де містечка зруйновані вщент. Всюди, де Росія стоїть іпоки що контролює територію, що там з людьми - ми не знаємо", - сказавПрезидент.</text:p>
      <text:p text:style-name="P4">
<text:span text:style-name="T4">
Читайте також:</text:span>
 <text:a xlink:type="simple" xlink:href="https://www.ukrinform.ua/rubric-ato/3729970-na-fronti-maemo-prosuvanna-vpered-na-vsih-napramkah-zelenskij.html" text:style-name="Internet_20_link" text:visited-style-name="Visited_20_Internet_20_Link">
 На фронті маємо просування вперед на всіх напрямках -<text:span text:style-name="T4">
Зеленський</text:span>
 </text:a>
</text:p>
      <text:p text:style-name="P4">
При цьому він зауважив, що й досі на Київщині, через більш як рік післядеокупації, в деокупованих містах у підвалах знаходять тіла закатованих людей,виявляють масові похованння вбитих. Тому оцінити втрати серед цивільних заразнеможливо.</text:p>
      <text:p text:style-name="P4">
Як повідомлялося, Сили оборони України з 24 лютого 2022 року по 1 липня 2023року ліквідували близько <text:a xlink:type="simple" xlink:href="https://www.ukrinform.ua/rubric-ato/3730052-sili-oboroni-znisili-vze-228-870-rosian.html" text:style-name="Internet_20_link" text:visited-style-name="Visited_20_Internet_20_Link">
 228 тисяч 870 російських загабників</text:a>
 .</text:p>
      <text:p text:style-name="P4">
<text:span text:style-name="T5">
Фото: Офіс Президента</text:span>
</text:p>
      <text:p text:style-name="P4">
Source: <text:a xlink:type="simple" xlink:href="https://www.ukrinform.ua/rubric-ato/3730160-vtrati-rosian-na-vijni-u-razi-bilsi-niz-u-sil-oboroni-prezident.html" text:style-name="Internet_20_link" text:visited-style-name="Visited_20_Internet_20_Link">
https://www.ukrinform.ua/rubric-ato/3730160-vtrati-rosian-na-vijni-u-razi-bilsi-niz-u-sil-oboroni-prezident.html</text:a>
</text:p>
      <!--NEWS-->
      <text:h text:style-name="P10" text:outline-level="1">
<text:span text:style-name="T4">
«Мене хоче вбити лише Росія, а Путіна – весь світ»: Зеленський каже, що звик до постійної небезпеки</text:span>
</text:h>
      <text:p text:style-name="P4">
Authors: Ukrinform (Person)</text:p>
      <text:p text:style-name="P4">
Publisher: Укринформ (Organization)</text:p>
      <text:p text:style-name="P4">
Published Time: 2023-07-01T13:24:10+03:00</text:p>
      <text:p text:style-name="P4">
Modified Time: 2023-07-01T13:24:10+03:00</text:p>
      <text:p text:style-name="P4">
Description: Президент Володимир Зеленський звик до постійного ризику для життя, водночас вважає, що загроза життю Володимира Путіна більша, адже його "хоче вбити весь світ". — Укрінформ.</text:p>
      <text:p text:style-name="P4">
Images: ['<text:a xlink:type="simple" xlink:href="https://static.ukrinform.com/photos/2023_06/thumb_files/630_360_1687808366-528.jpeg" text:style-name="Internet_20_link" text:visited-style-name="Visited_20_Internet_20_Link">
630_360_16878...</text:a>
']</text:p>
      <text:p text:style-name="P4">
Tags: ['Президент', 'Путін', 'Зеленський', 'Війна з Росією']</text:p>
      <text:p text:style-name="P4">
Type: Article</text:p>
      <!--METADATA-->
      <text:p text:style-name="P4">
<draw:frame draw:style-name="fr1" draw:name="Image42" text:anchor-type="as-char" svg:width="6.9236in" svg:height="3.956343in" draw:z-index="0">
<draw:image xlink:href="../Images/yкринформ/2023-07-01T13-24-10-03-00/630_360_1687808366-528.jpeg" xlink:type="simple" xlink:show="embed" xlink:actuate="onLoad" draw:mime-type="image/jpeg"/>
</draw:frame>
 ПрезидентВолодимир Зеленський звик до постійного ризику для життя, водночас вважає, щозагроза життю Володимира Путіна більша, адже його "хоче вбити весь світ".</text:p>
      <text:p text:style-name="P4">
Про це він сказав у <text:a xlink:type="simple" xlink:href="http://t.me/V_Zelenskiy_official/6795" text:style-name="Internet_20_link" text:visited-style-name="Visited_20_Internet_20_Link">
 інтерв’ю іспанським журналістам</text:a>
 , відповідаючи на запитання, якживеться людині, якій загрожує найбільша небезпека у світі, передаєкореспондент Укрінформу.</text:p>
      <text:p text:style-name="P4">
"Я вважаю, що у найбільшій небезпеці зараз люди, які в окопах. Оскільки ризикидля життя існують щосекунди, бо постійно "прилітає". Я бував там і все цебачив", - сказав Зеленський.</text:p>
      <text:p text:style-name="P4">
Він зауважив, що вже звик до постійної небезпеки. "Це частина мого життя.Багато людей, які зі мною поряд, також у небезпеці. Це вибір, якій ми зробили.Нормально живу з цим", - сказав Президент.</text:p>
      <text:p text:style-name="P4">
При цьому він висловив думку, що "все ж таки небезпечніше Путіну, ніж йому":"Тому що мене хочуть вбити лише в <text:a xlink:type="simple" xlink:href="https://www.ukrinform.ua/tag-rosia" text:style-name="Internet_20_link" text:visited-style-name="Visited_20_Internet_20_Link">
 Росії </text:a>
 , а його хоче вбити весь світ".</text:p>
      <text:p text:style-name="P4">
<text:span text:style-name="T4">
Читайте також:</text:span>
 <text:a xlink:type="simple" xlink:href="https://www.ukrinform.ua/rubric-ato/3730160-vtrati-rosian-na-vijni-u-razi-bilsi-niz-u-sil-oboroni-prezident.html" text:style-name="Internet_20_link" text:visited-style-name="Visited_20_Internet_20_Link">
 Втрати росіян на війні у рази більші, ніж у Сил оборони -Президент </text:a>
</text:p>
      <text:p text:style-name="P4">
Як повідомляв Укрінформ, за даними ГУР МОУ, президент РФ Володимир Путінвикористовує принаймні трьох двійників.</text:p>
      <text:p text:style-name="P4">
Source: <text:a xlink:type="simple" xlink:href="https://www.ukrinform.ua/rubric-polytics/3730162-mene-hoce-vbiti-lise-rosia-a-putina-ves-svit-zelenskij-kaze-so-zvik-do-postijnoi-nebezpeki.html" text:style-name="Internet_20_link" text:visited-style-name="Visited_20_Internet_20_Link">
https://www.ukrinform.ua/rubric-polytics/3730162-mene-hoce-vbiti-lise-rosia-a-putina-ves-svit-zelenskij-kaze-so-zvik-do-postijnoi-nebezpeki.html</text:a>
</text:p>
      <!--NEWS-->
      <text:h text:style-name="P10" text:outline-level="1">
<text:span text:style-name="T4">
Explosion reported in Melitopol</text:span>
</text:h>
      <text:p text:style-name="P4">
Authors: liveuamap (Language: en)</text:p>
      <text:p text:style-name="P4">
Time: 2023-07-01T13:27:00</text:p>
      <text:p text:style-name="P4">
Location: Melitopol (Latitude:46.87557 Longtitude:35.32843)</text:p>
      <text:p text:style-name="P4">
Videos: []</text:p>
      <text:p text:style-name="P4">
Images: []</text:p>
      <text:p text:style-name="P4">
Tags: ["Europe", "Central and Eastern Europe"]</text:p>
      <text:p text:style-name="P4">
ID: 22572943</text:p>
      <!--METADATA-->
      <text:p text:style-name="P4">
Explosion reported in Melitopol</text:p>
      <text:p text:style-name="P4">
News Collection Link: <text:a xlink:type="simple" xlink:href="https:\/\/liveuamap.com\/en\/2023\/1-july-explosion-reported-in-melitopol-" text:style-name="Internet_20_link" text:visited-style-name="Visited_20_Internet_20_Link">
https:\/\/liveuamap.com\/en\/2023\/1-july-explosion-reported-in-melitopol-</text:a>
</text:p>
      <text:p text:style-name="P4">
Source: <text:a xlink:type="simple" xlink:href="https://t.me/lachentyt/31281" text:style-name="Internet_20_link" text:visited-style-name="Visited_20_Internet_20_Link">
https://t.me/lachentyt/31281</text:a>
</text:p>
      <!--NEWS-->
      <text:h text:style-name="P10" text:outline-level="1">
<text:span text:style-name="T4">
В Україні через негоду знеструмлені понад 20 населених пунктів</text:span>
</text:h>
      <text:p text:style-name="P4">
Authors: Ukrinform (Person)</text:p>
      <text:p text:style-name="P4">
Publisher: Укринформ (Organization)</text:p>
      <text:p text:style-name="P4">
Published Time: 2023-07-01T13:30:54+03:00</text:p>
      <text:p text:style-name="P4">
Modified Time: 2023-07-01T13:30:54+03:00</text:p>
      <text:p text:style-name="P4">
Description: В Україні внаслідок негоди знеструмлено 22 населені пункти у п'яти областях. — Укрінформ.</text:p>
      <text:p text:style-name="P4">
Images: ['<text:a xlink:type="simple" xlink:href="https://static.ukrinform.com/photos/2022_12/thumb_files/630_360_1671100905-599.jpg" text:style-name="Internet_20_link" text:visited-style-name="Visited_20_Internet_20_Link">
630_360_16711...</text:a>
']</text:p>
      <text:p text:style-name="P4">
Tags: ['Електроенергія', 'Негода']</text:p>
      <text:p text:style-name="P4">
Type: Article</text:p>
      <!--METADATA-->
      <text:p text:style-name="P4">
<draw:frame draw:style-name="fr1" draw:name="Image43" text:anchor-type="as-char" svg:width="6.9236in" svg:height="3.956343in" draw:z-index="0">
<draw:image xlink:href="../Images/yкринформ/2023-07-01T13-30-54-03-00/630_360_1671100905-599.jpg" xlink:type="simple" xlink:show="embed" xlink:actuate="onLoad" draw:mime-type="image/jpeg"/>
</draw:frame>
 В Українівнаслідок негоди знеструмлено 22 населені пункти у п'яти областях.</text:p>
      <text:p text:style-name="P4">
Про це повідомляє <text:a xlink:type="simple" xlink:href="http://mev.gov.ua/novyna/sytuatsiya-v-enerhosystemi-na-1-lypnya-z-remontu-vyyshov-cherhovyy-obyekt-teplovoyi" text:style-name="Internet_20_link" text:visited-style-name="Visited_20_Internet_20_Link">
 Міністерство енергетики</text:a>
 , передає Укрінформ.</text:p>
      <text:p text:style-name="P4">
"Через негоду та викликані нею технологічні порушення без світла залишаютьсяспоживачі у Дніпропетровській, Донецькій, Київській, Сумській, Чернігівськійобластях. Загалом знеструмлено 22 населені пункти", - йдеться у повідомленні.</text:p>
      <text:p text:style-name="P4">
<text:span text:style-name="T4">
Читайте також:</text:span>
 <text:a xlink:type="simple" xlink:href="https://www.ukrinform.ua/rubric-economy/3729738-v-ukraini-pisla-remontu-zapustili-gidroagregat-na-300-mvt.html" text:style-name="Internet_20_link" text:visited-style-name="Visited_20_Internet_20_Link">
 В Україні після ремонту запустили гідроагрегат на 300 МВт</text:a>
</text:p>
      <text:p text:style-name="P4">
Крім того, за інформацією Міненерго, внаслідок обстрілів знеструмлено частинуспоживачів у Донецькій, Запорізькій, Херсонській областях. Після попередніхобстрілів без світла залишаються споживачі у Харківській, Сумській,Чернігівській областях.</text:p>
      <text:p text:style-name="P4">
Ремонтні бригади енергетиків працюють там, де це дозволяє безпекова ситуація.</text:p>
      <text:p text:style-name="P4">
Тим часом у <text:a xlink:type="simple" xlink:href="https://www.ukrinform.ua/tag-herson" text:style-name="Internet_20_link" text:visited-style-name="Visited_20_Internet_20_Link">
 Херсоні </text:a>
 заживили ще 307споживачів, які були відключені після підтоплення внаслідок підривузагарбниками Каховської ГЕС. На цей час залишаються без електрики 13 тисячспоживачів. Енергетики працюють над відновленням електропостачання.</text:p>
      <text:p text:style-name="P4">
<text:span text:style-name="T4">
Читайте також:</text:span>
 <text:a xlink:type="simple" xlink:href="https://www.ukrinform.ua/rubric-vidbudova/3728916-na-harkivsini-vidnovili-elektropostacanna-v-seli-verhnij-saltiv.html" text:style-name="Internet_20_link" text:visited-style-name="Visited_20_Internet_20_Link">
 На Харківщині відновили <text:span text:style-name="T4">
електропостачання</text:span>
 в селіВерхній Салтів </text:a>
</text:p>
      <text:p text:style-name="P4">
Як повідомляв Укрінформ, у ніч проти 6 червня російська армія підірвала греблюКаховської ГЕС, спричинивши затоплення частини Херсонської та Миколаївськоїобластей і водночас - критичне обміління Каховського водосховища.</text:p>
      <text:p text:style-name="P4">
Source: <text:a xlink:type="simple" xlink:href="https://www.ukrinform.ua/rubric-regions/3730164-v-ukraini-cerez-negodu-znestrumleni-ponad-20-naselenih-punktiv.html" text:style-name="Internet_20_link" text:visited-style-name="Visited_20_Internet_20_Link">
https://www.ukrinform.ua/rubric-regions/3730164-v-ukraini-cerez-negodu-znestrumleni-ponad-20-naselenih-punktiv.html</text:a>
</text:p>
      <!--NEWS-->
      <text:h text:style-name="P10" text:outline-level="1">
<text:span text:style-name="T4">
Кількість постраждалих унаслідок обстрілу Херсона зросла до трьох</text:span>
</text:h>
      <text:p text:style-name="P4">
Authors: Ukrinform (Person)</text:p>
      <text:p text:style-name="P4">
Publisher: Укринформ (Organization)</text:p>
      <text:p text:style-name="P4">
Published Time: 2023-07-01T13:34:00+03:00</text:p>
      <text:p text:style-name="P4">
Modified Time: 2023-07-01T13:34:00+03:00</text:p>
      <text:p text:style-name="P4">
Description: Кількість постраждалих унаслідок обстрілу Херсона зросла до трьох - крім двох дітей була поранена жінка. — Укрінформ.</text:p>
      <text:p text:style-name="P4">
Images: ['<text:a xlink:type="simple" xlink:href="https://static.ukrinform.com/photos/2023_07/thumb_files/630_360_1688207532-895.jpg" text:style-name="Internet_20_link" text:visited-style-name="Visited_20_Internet_20_Link">
630_360_16882...</text:a>
']</text:p>
      <text:p text:style-name="P4">
Tags: ['Херсон', 'Обстріл', 'Поранені']</text:p>
      <text:p text:style-name="P4">
Type: Article</text:p>
      <!--METADATA-->
      <text:p text:style-name="P4">
<draw:frame draw:style-name="fr1" draw:name="Image44" text:anchor-type="as-char" svg:width="6.9236in" svg:height="3.956343in" draw:z-index="0">
<draw:image xlink:href="../Images/yкринформ/2023-07-01T13-34-00-03-00/630_360_1688207532-895.jpg" xlink:type="simple" xlink:show="embed" xlink:actuate="onLoad" draw:mime-type="image/jpeg"/>
</draw:frame>
 Кількістьпостраждалих унаслідок обстрілу Херсона зросла до трьох - крім двох дітей булапоранена жінка.</text:p>
      <text:p text:style-name="P4">
Про це повідомляє у <text:a xlink:type="simple" xlink:href="http://t.me/pgo_gov_ua/13999" text:style-name="Internet_20_link" text:visited-style-name="Visited_20_Internet_20_Link">
 Телеграмі </text:a>
 ОфісГенерального прокурора, передає Укрінформ.</text:p>
      <text:p text:style-name="P4">
</text:p>
      <text:p text:style-name="P4">
"Внаслідок влучення снаряда в житловий будинок травмовано жінку та двох дітей.Дівчинку та хлопчика госпіталізовано", - йдеться у повідомленні.</text:p>
      <text:p text:style-name="P4">
За процесуального керівництва Херсонської обласної прокуратури розпочатодосудове розслідування за фактом порушення законів та звичаїв війни (ч. 1 ст.438 КК України). Проводяться першочергові заходи для фіксування злочину,скоєного армією держави-агресора.</text:p>
      <text:p text:style-name="P4">
<text:span text:style-name="T4">
Читайте також:</text:span>
 <text:a xlink:type="simple" xlink:href="https://www.ukrinform.ua/rubric-ato/3730006-zagarbniki-obstrilali-mikolaivku-na-doneccini-e-zagiblij-ta-poranena.html" text:style-name="Internet_20_link" text:visited-style-name="Visited_20_Internet_20_Link">
 Загарбники <text:span text:style-name="T4">
обстріля</text:span>
 ли Миколаївку на Донеччині, єзагиблий та поранена </text:a>
</text:p>
      <text:p text:style-name="P4">
Як повідомляв Укрінформ, армія РФ обстріляла житловий район <text:a xlink:type="simple" xlink:href="https://www.ukrinform.ua/tag-herson" text:style-name="Internet_20_link" text:visited-style-name="Visited_20_Internet_20_Link">
 Херсона</text:a>
 , поранення дістали 9-річна дівчинка та15-річний хлопець.</text:p>
      <text:p text:style-name="P4">
Source: <text:a xlink:type="simple" xlink:href="https://www.ukrinform.ua/rubric-regions/3730167-kilkist-postrazdalih-unaslidok-obstrilu-hersona-zrosla-do-troh.html" text:style-name="Internet_20_link" text:visited-style-name="Visited_20_Internet_20_Link">
https://www.ukrinform.ua/rubric-regions/3730167-kilkist-postrazdalih-unaslidok-obstrilu-hersona-zrosla-do-troh.html</text:a>
</text:p>
      <!--NEWS-->
      <text:h text:style-name="P10" text:outline-level="1">
<text:span text:style-name="T4">
Людмила Лузан і Кірілл Болюх - найкращі спортсмени червня в Україні</text:span>
</text:h>
      <text:p text:style-name="P4">
Authors: Ukrinform (Person)</text:p>
      <text:p text:style-name="P4">
Publisher: Укринформ (Organization)</text:p>
      <text:p text:style-name="P4">
Published Time: 2023-07-01T13:36:39+03:00</text:p>
      <text:p text:style-name="P4">
Modified Time: 2023-07-01T13:36:39+03:00</text:p>
      <text:p text:style-name="P4">
Description: Відбулося засідання експертної комісії НОК України, яка визначила найкращих спортсменів червня-2023. — Укрінформ.</text:p>
      <text:p text:style-name="P4">
Images: ['<text:a xlink:type="simple" xlink:href="https://static.ukrinform.com/photos/2023_07/thumb_files/630_360_1688207305-833.jpg" text:style-name="Internet_20_link" text:visited-style-name="Visited_20_Internet_20_Link">
630_360_16882...</text:a>
']</text:p>
      <text:p text:style-name="P4">
Tags: ['Спорт', 'Стрибки у воду', 'Веслування на байдарках і каное', 'НОК України']</text:p>
      <text:p text:style-name="P4">
Type: Article</text:p>
      <!--METADATA-->
      <text:p text:style-name="P4">
<draw:frame draw:style-name="fr1" draw:name="Image46" text:anchor-type="as-char" svg:width="6.9236in" svg:height="3.956343in" draw:z-index="0">
<draw:image xlink:href="../Images/yкринформ/2023-07-01T13-36-39-03-00/630_360_1688207305-833.jpg" xlink:type="simple" xlink:show="embed" xlink:actuate="onLoad" draw:mime-type="image/jpeg"/>
</draw:frame>
 Відбулосязасідання експертної комісії НОК України, яка визначила найкращих спортсменівчервня-2023.</text:p>
      <text:p text:style-name="P4">
Найкращою спортсменкою <text:a xlink:type="simple" xlink:href="https://noc-ukr.org/news/23844/" text:style-name="Internet_20_link" text:visited-style-name="Visited_20_Internet_20_Link">
 обрали </text:a>
 ЛюдмилуЛузан - дворазову чемпіонку та срібну призерку ІІІ Європейських ігор звеслування на байдарках і каное (каное двійка 500 м; каное одиночка 500 м та200 м), передає Укрінформ.</text:p>
      <text:p text:style-name="P4">
Найкращим тренером визнали особистого тренера Людмили Миколу Мацапуру</text:p>
      <text:p text:style-name="P4">
Найкращим юним спортсменом став Кирило Болюх. Він - дворазовий чемпіон ІІІЄвропейських ігор зі стрибків у воду (синхронні стрибки з вишки 10 м тасинхронні стрибки змішаних пар з вишки 10 м).</text:p>
      <text:p text:style-name="P4">
<text:span text:style-name="T4">
Читайте також:</text:span>
 <text:a xlink:type="simple" xlink:href="https://www.ukrinform.ua/rubric-sports/3726854-luzan-zdobula-sriblo-u-vesluvanni-na-kanoeodinocci-na-evropejskih-igrah.html" text:style-name="Internet_20_link" text:visited-style-name="Visited_20_Internet_20_Link">
 <text:span text:style-name="T4">
Лузан</text:span>
 здобула «срібло» у веслуванні на каное-одиночціна Європейських іграх </text:a>
</text:p>
      <text:p text:style-name="P4">
Наставник Кирила Ілля Целютін виграв номінацію «Найкращий тренер юногоспортсмена червня 2023 року.</text:p>
      <text:p text:style-name="P4">
Фото: facebook.com/olympicua.</text:p>
      <text:p text:style-name="P4">
Source: <text:a xlink:type="simple" xlink:href="https://www.ukrinform.ua/rubric-sports/3730169-ludmila-luzan-i-kirill-boluh-najkrasi-sportsmeni-cervna-v-ukraini.html" text:style-name="Internet_20_link" text:visited-style-name="Visited_20_Internet_20_Link">
https://www.ukrinform.ua/rubric-sports/3730169-ludmila-luzan-i-kirill-boluh-najkrasi-sportsmeni-cervna-v-ukraini.html</text:a>
</text:p>
      <!--NEWS-->
      <text:h text:style-name="P10" text:outline-level="1">
<text:span text:style-name="T4">
Запобіжний захід депутату Алєксєєву суд обиратиме у понеділок</text:span>
</text:h>
      <text:p text:style-name="P4">
Authors: Ukrinform (Person)</text:p>
      <text:p text:style-name="P4">
Publisher: Укринформ (Organization)</text:p>
      <text:p text:style-name="P4">
Published Time: 2023-07-01T13:47:00+03:00</text:p>
      <text:p text:style-name="P4">
Modified Time: 2023-07-01T13:47:00+03:00</text:p>
      <text:p text:style-name="P4">
Description: Засідання з обрання запобіжного заходу народному депутату Сергію Алєксєєву відбудеться у Личаківському районному суді Львова у понеділок, 3 липня. — Укрінформ.</text:p>
      <text:p text:style-name="P4">
Images: ['<text:a xlink:type="simple" xlink:href="https://static.ukrinform.com/photos/2023_07/thumb_files/630_360_1688208128-174.jpg" text:style-name="Internet_20_link" text:visited-style-name="Visited_20_Internet_20_Link">
630_360_16882...</text:a>
']</text:p>
      <text:p text:style-name="P4">
Tags: ['Депутат', 'Підозра', 'Шахрайство', 'Суд']</text:p>
      <text:p text:style-name="P4">
Type: Article</text:p>
      <!--METADATA-->
      <text:p text:style-name="P4">
<draw:frame draw:style-name="fr1" draw:name="Image47" text:anchor-type="as-char" svg:width="6.9236in" svg:height="3.956343in" draw:z-index="0">
<draw:image xlink:href="../Images/yкринформ/2023-07-01T13-47-00-03-00/630_360_1688208128-174.jpg" xlink:type="simple" xlink:show="embed" xlink:actuate="onLoad" draw:mime-type="image/jpeg"/>
</draw:frame>
 Засіданняз обрання запобіжного заходу народному депутату Сергію Алєксєєву відбудеться уЛичаківському районному суді Львова у понеділок, 3 липня.</text:p>
      <text:p text:style-name="P4">
Про це повідомляє <text:a xlink:type="simple" xlink:href="https://lk.lv.court.gov.ua/sud1312/pres-centr/news/1445037/" text:style-name="Internet_20_link" text:visited-style-name="Visited_20_Internet_20_Link">
 пресслужба суду </text:a>
 , передає Укрінформ.</text:p>
      <text:p text:style-name="P4">
"У звʼязку з неявкою в судове засідання підозрюваного слідчий суддя відклаврозгляд клопотання на 3 липня 2023 року, об 11 год. 00 хв", - йдеться уповідомленні.</text:p>
      <text:p text:style-name="P4">
У п'ятницю, 30 червня, до Личаківського районного суду м.Львова надійшлоклопотання про обрання запобіжного заходу народному депутату, якийпідозрюється у <text:a xlink:type="simple" xlink:href="https://www.ukrinform.ua/tag-sahrajstvo" text:style-name="Internet_20_link" text:visited-style-name="Visited_20_Internet_20_Link">
 шахрайстві </text:a>
 .Розгляд клопотання було призначено на 10 год. 00 хв. 1 липня.</text:p>
      <text:p text:style-name="P4">
Як повідомляв <text:a xlink:type="simple" xlink:href="https://www.ukrinform.ua/rubric-polytics/3729600-obman-ta-zavolodinna-grosima-narodnomu-deputatu-ogolosili-pidozru-u-sahrajstvi.html" text:style-name="Internet_20_link" text:visited-style-name="Visited_20_Internet_20_Link">
 Укрінформ </text:a>
 , 30 червня Офіс Генпрокурора оголосив про те, щонародному депутатові України, голові підкомітету у Комітеті Верховної Ради зпитань правоохоронної діяльності оголосили підозру у шахрайстві (ч. 4 ст. 190Кримінального кодексу України). За місцем його проживання відбувалисяневідкладні слідчі дії.</text:p>
      <text:p text:style-name="P4">
За даними слідства, народний депутат шляхом обману заволодів коштамигромадянина Німеччини у розмірі 50 тисяч доларів.</text:p>
      <text:p text:style-name="P4">
<text:span text:style-name="T4">
Читайте також:</text:span>
 <text:a xlink:type="simple" xlink:href="https://www.ukrinform.ua/rubric-polytics/3729823-alekseev-maskuvavsa-i-boavsa-prosluhovuvanna-prokuror-rozpoviv-ak-zbirali-dokazi-proti-deputata.html" text:style-name="Internet_20_link" text:visited-style-name="Visited_20_Internet_20_Link">
 <text:span text:style-name="T4">
Алєксєєв</text:span>
 маскувався і боявся прослуховування -прокурор розповів, як збирали докази проти депутата</text:a>
</text:p>
      <text:p text:style-name="P4">
Згідно з інформацією СБУ, народний депутат за 50 тисяч доларів обіцяв іноземцюсприяння в уникненні екстрадиції. Для цього парламентарій "гарантував"використати власні зв’язки у суді, щоб там скасували рішення Державноїміграційної служби про відмову у наданні іноземцю статусу біженця.</text:p>
      <text:p text:style-name="P4">
Досудове розслідування здійснює Державне бюро розслідувань.</text:p>
      <text:p text:style-name="P4">
<text:a xlink:type="simple" xlink:href="https://www.ukrinform.ua/rubric-polytics/3729636-u-evrosolidarnosti-prokomentuvali-nicni-obsuki-u-deputata-alekseeva.html" text:style-name="Internet_20_link" text:visited-style-name="Visited_20_Internet_20_Link">
 У партії "Європейська солідарність" заявили</text:a>
 , що обшуки у народногодепутата Сергія Алєксєєва є "продовженням провокацій і тиску" на їїпредставників.</text:p>
      <text:p text:style-name="P4">
Source: <text:a xlink:type="simple" xlink:href="https://www.ukrinform.ua/rubric-polytics/3730173-zapobiznij-zahid-deputatu-alekseevu-sud-obiratime-u-ponedilok.html" text:style-name="Internet_20_link" text:visited-style-name="Visited_20_Internet_20_Link">
https://www.ukrinform.ua/rubric-polytics/3730173-zapobiznij-zahid-deputatu-alekseevu-sud-obiratime-u-ponedilok.html</text:a>
</text:p>
      <!--NEWS-->
      <text:h text:style-name="P10" text:outline-level="1">
<text:span text:style-name="T4">
Українець Хижняк здобув «золото» Європейських ігор у Кракові</text:span>
</text:h>
      <text:p text:style-name="P4">
Authors: Ukrinform (Person)</text:p>
      <text:p text:style-name="P4">
Publisher: Укринформ (Organization)</text:p>
      <text:p text:style-name="P4">
Published Time: 2023-07-01T13:53:35+03:00</text:p>
      <text:p text:style-name="P4">
Modified Time: 2023-07-01T21:53:35+03:00</text:p>
      <text:p text:style-name="P4">
Description: Український боксер Олександр Хижняк здобув «золото» у фіналі Європейських ігор у Кракові. — Укрінформ.</text:p>
      <text:p text:style-name="P4">
Images: ['<text:a xlink:type="simple" xlink:href="https://static.ukrinform.com/photos/2023_07/thumb_files/630_360_1688237532-930.jpeg" text:style-name="Internet_20_link" text:visited-style-name="Visited_20_Internet_20_Link">
630_360_16882...</text:a>
']</text:p>
      <text:p text:style-name="P4">
Tags: ['Бокс', 'Олександр Хижняк', 'Європейські ігри']</text:p>
      <text:p text:style-name="P4">
Type: Article</text:p>
      <!--METADATA-->
      <text:p text:style-name="P4">
<draw:frame draw:style-name="fr1" draw:name="Image48" text:anchor-type="as-char" svg:width="6.9236in" svg:height="3.956343in" draw:z-index="0">
<draw:image xlink:href="../Images/yкринформ/2023-07-01T13-53-35-03-00/630_360_1688237532-930.jpeg" xlink:type="simple" xlink:show="embed" xlink:actuate="onLoad" draw:mime-type="image/jpeg"/>
</draw:frame>
Український боксер Олександр Хижняк здобув «золото» у фіналі Європейських ігору Кракові.</text:p>
      <text:p text:style-name="P4">
Хижняк достроково переміг Габрієля Веочича з Хорватії, повідомляє Укрінформ.</text:p>
      <text:p text:style-name="P4">
Рефері зупинив бій у 2-му раунді.</text:p>
      <text:p text:style-name="P4">
Українець виступає у ваговій категорії до 80 кг.</text:p>
      <text:p text:style-name="P4">
У 1/2 фіналу Олександр здолав представника Італії Сальваторе Кавалльяро.Італієць побував у нокдауні у 1 та 2 раундах.</text:p>
      <text:p text:style-name="P4">
Для України це 20-те «золото» Європейських ігор.</text:p>
      <text:p text:style-name="P4">
<text:span text:style-name="T4">
Читайте також:</text:span>
 <text:a xlink:type="simple" xlink:href="https://www.ukrinform.ua/rubric-sports/3730001-zbirna-ukraini-utrimue-tretu-poziciu-u-komandnomu-zaliku-iii-evropejskih-igor.html" text:style-name="Internet_20_link" text:visited-style-name="Visited_20_Internet_20_Link">
 Збірна України утримує третью позицію у командному залікуIII Європейських Ігор </text:a>
</text:p>
      <text:p text:style-name="P4">
Як повідомлялося, Хижняк вже здобув олімпійську ліцензію на Ігри-2024 вПарижі.</text:p>
      <text:p text:style-name="P4">
Фото: Getty Images</text:p>
      <text:p text:style-name="P4">
Source: <text:a xlink:type="simple" xlink:href="https://www.ukrinform.ua/rubric-sports/3730332-ukrainec-hiznak-zdobuv-zoloto-evropejskih-igor-u-krakovi.html" text:style-name="Internet_20_link" text:visited-style-name="Visited_20_Internet_20_Link">
https://www.ukrinform.ua/rubric-sports/3730332-ukrainec-hiznak-zdobuv-zoloto-evropejskih-igor-u-krakovi.html</text:a>
</text:p>
      <!--NEWS-->
      <text:h text:style-name="P10" text:outline-level="1">
<text:span text:style-name="T4">
Зеленський: Втрати «вагнерівців» на сході України - близько 100 тисяч убитими і пораненими</text:span>
</text:h>
      <text:p text:style-name="P4">
Authors: Ukrinform (Person)</text:p>
      <text:p text:style-name="P4">
Publisher: Укринформ (Organization)</text:p>
      <text:p text:style-name="P4">
Published Time: 2023-07-01T13:57:30+03:00</text:p>
      <text:p text:style-name="P4">
Modified Time: 2023-07-01T13:57:30+03:00</text:p>
      <text:p text:style-name="P4">
Description: Сили оборони України на Сході знищили 21 тисячу найманців ПВК "Вагнер", ще 80 тисяч "вагнерівців" були поранені. — Укрінформ.</text:p>
      <text:p text:style-name="P4">
Images: ['<text:a xlink:type="simple" xlink:href="https://static.ukrinform.com/photos/2023_06/thumb_files/630_360_1687808366-528.jpeg" text:style-name="Internet_20_link" text:visited-style-name="Visited_20_Internet_20_Link">
630_360_16878...</text:a>
']</text:p>
      <text:p text:style-name="P4">
Tags: ['Російські військові', 'ПВК "Вагнера"', 'Зеленський', 'Схід України', 'Війна з Росією', '#stoprussia']</text:p>
      <text:p text:style-name="P4">
Type: Article</text:p>
      <!--METADATA-->
      <text:p text:style-name="P4">
<draw:frame draw:style-name="fr1" draw:name="Image49" text:anchor-type="as-char" svg:width="6.9236in" svg:height="3.956343in" draw:z-index="0">
<draw:image xlink:href="../Images/yкринформ/2023-07-01T13-57-30-03-00/630_360_1687808366-528.jpeg" xlink:type="simple" xlink:show="embed" xlink:actuate="onLoad" draw:mime-type="image/jpeg"/>
</draw:frame>
 Силиоборони України на Сході знищили 21 тисячу найманців ПВК "Вагнер", ще 80 тисяч"вагнерівців" були поранені.</text:p>
      <text:p text:style-name="P4">
Про це сказав у <text:a xlink:type="simple" xlink:href="https://www.facebook.com/watch/" text:style-name="Internet_20_link" text:visited-style-name="Visited_20_Internet_20_Link">
 інтерв’ю</text:a>
 іспанським журналістамПрезидент Володимир Зеленський, передає кореспондент Укрінформу.</text:p>
      <text:p text:style-name="P4">
"Тільки на сході України наші війська знищили 21 тисячу (російських найманців- ред.) і 80 тисяч їх було поранено. Тобто, близько 100 тисяч "вагнерівців"наші війська на Сході вбили або поранили. Це були колосальні втрати для"вагнерівців"... Тому коли хтось говорить "Бахмут"... Зараз всі бачать: мизнищили реальний кулак "вагнерівців" на сході України", - сказав <text:a xlink:type="simple" xlink:href="https://www.ukrinform.ua/tag-zelenskij" text:style-name="Internet_20_link" text:visited-style-name="Visited_20_Internet_20_Link">
 Зеленський</text:a>
 .</text:p>
      <text:p text:style-name="P4">
Він наголосив, що йдеться про найбільш умотивований склад російської армії,про тих, хто хоче вижити.</text:p>
      <text:p text:style-name="P4">
За словами Президента, цю інформацію також слід розглядати у контекстіукраїнського контрнаступу.</text:p>
      <text:p text:style-name="P4">
"Вбити таку потужну силу і таку кількість найманців на сході - це такожконтрнаступ. Це серйозний плацдарм для того, щоб потім наші війська моглирухатися вперед. ... Коли хтось каже: українські війська почали 1-го, 4-го,10-го числа - ми почали раніше, ми багато чого робили", - зазначив Зеленський.</text:p>
      <text:p text:style-name="P4">
<text:span text:style-name="T4">
Читайте також:</text:span>
 <text:a xlink:type="simple" xlink:href="https://www.ukrinform.ua/rubric-ato/3730160-vtrati-rosian-na-vijni-u-razi-bilsi-niz-u-sil-oboroni-prezident.html" text:style-name="Internet_20_link" text:visited-style-name="Visited_20_Internet_20_Link">
 Втрати росіян на війні у рази більші, ніж у Сил оборони -Президент </text:a>
</text:p>
      <text:p text:style-name="P4">
Водночас він підкреслив, що так звана потужність угруповання "Вагнер", воякиякого на сході України не повертались до своїх після невдалих атак,пояснюється тим, що, здавшись в полон Україні, вони мали шанси вижити.</text:p>
      <text:p text:style-name="P4">
"Вони йшли першим угрупованням вперед і знали, що вони не можуть зупинитися.Ми бачили це явище, розвідка показувала відео з дронів. Навіть коли вони йшлив лінію вперед і ми їх атакували, більшість з них гинула. Ті хто залишався, неповертали назад. Вони продовжували йти вперед. Чому? Тому що якщо вони йшливперед, до нас, вони знали, що можуть потрапити у полон, вони можуть бутипораненими. Але якщо вони залишаться в полоні, то у них є шанс вижити. Шансівповернутися назад, не виконавши завдання, яке їм ставили, таких шансів у нихнемає. При поверненні назад, до своїх сил, військові "вагнерівців" вбивали.Тому і говорили, що вони дуже потужні. Це такий живий паркан, всі іншімобілізовані сили Росії немотивовані, вони слабкіші. А цим немає чоговтрачати", - сказав Зеленський.</text:p>
      <text:p text:style-name="P4">
Як зауважив Президент, ЧВК "Вагнер" вербувало багатьох своїх бійців уколоніях, і у більшості з них не було вибору.</text:p>
      <text:p text:style-name="P4">
<text:span text:style-name="T4">
Читайте також:</text:span>
 <text:a xlink:type="simple" xlink:href="https://www.ukrinform.ua/rubric-ato/3730156-budanov-rozpoviv-ak-zvilnali-zmiinij.html" text:style-name="Internet_20_link" text:visited-style-name="Visited_20_Internet_20_Link">
 Буданов розповів, як звільняли <text:span text:style-name="T4">
Зміїний</text:span>
</text:a>
</text:p>
      <text:p text:style-name="P4">
"Вони не могли відмовитися, коли їх забирали з тюрем. І все це маячня, колихтось говорить , що у них був якийсь вибір. У них не було вибору і потім, і наполі бою", - наголосив Зеленський.</text:p>
      <text:p text:style-name="P4">
За його словами, ЧВК "Вагнер" складається з двох напрямків - професійнівійськові і мобілізовані, яких використовувалися як гарматне м'ясо.</text:p>
      <text:p text:style-name="P4">
Як повідомлялося, Міністерство оборони США має інформацію про те, що частинанайманців російської ПВК «Вагнер» і далі перебуває на окупованій Росієютериторії України.</text:p>
      <text:p text:style-name="P4">
Source: <text:a xlink:type="simple" xlink:href="https://www.ukrinform.ua/rubric-ato/3730175-zelenskij-vtrati-vagnerivciv-na-shodi-ukraini-blizko-100-tisac-ubitimi-i-poranenimi.html" text:style-name="Internet_20_link" text:visited-style-name="Visited_20_Internet_20_Link">
https://www.ukrinform.ua/rubric-ato/3730175-zelenskij-vtrati-vagnerivciv-na-shodi-ukraini-blizko-100-tisac-ubitimi-i-poranenimi.html</text:a>
</text:p>
      <!--NEWS-->
      <text:h text:style-name="P10" text:outline-level="1">
<text:span text:style-name="T4">
Кількість затриманих на протестах у Франції перевищила 1,3 тисячі</text:span>
</text:h>
      <text:p text:style-name="P4">
Authors: Ukrinform (Person)</text:p>
      <text:p text:style-name="P4">
Publisher: Укринформ (Organization)</text:p>
      <text:p text:style-name="P4">
Published Time: 2023-07-01T14:06:00+03:00</text:p>
      <text:p text:style-name="P4">
Modified Time: 2023-07-01T14:06:00+03:00</text:p>
      <text:p text:style-name="P4">
Description: У Франції після четвертої ночі масових заворушень через убивство поліцією підлітка затримано понад 1300 осіб. — Укрінформ.</text:p>
      <text:p text:style-name="P4">
Images: ['<text:a xlink:type="simple" xlink:href="https://static.ukrinform.com/photos/2015_11/thumb_files/630_360_1447823960-1507-frantsiya-politsiya-foto-sotnicnet.jpg" text:style-name="Internet_20_link" text:visited-style-name="Visited_20_Internet_20_Link">
630_360_14478...</text:a>
']</text:p>
      <text:p text:style-name="P4">
Tags: ['Франція', 'Протест', 'Затримання']</text:p>
      <text:p text:style-name="P4">
Type: Article</text:p>
      <!--METADATA-->
      <text:p text:style-name="P4">
<draw:frame draw:style-name="fr1" draw:name="Image50" text:anchor-type="as-char" svg:width="6.9236in" svg:height="3.956343in" draw:z-index="0">
<draw:image xlink:href="../Images/yкринформ/2023-07-01T14-06-00-03-00/630_360_1447823960-1507-frantsiya-politsiya-foto-sotnicnet.jpg" xlink:type="simple" xlink:show="embed" xlink:actuate="onLoad" draw:mime-type="image/jpeg"/>
</draw:frame>
 У Франції після четвертої ночі масовихзаворушень через убивство поліцією підлітка затримано понад 1300 осіб.</text:p>
      <text:p text:style-name="P4">
Про це повідомляє <text:a xlink:type="simple" xlink:href="https://edition.cnn.com/2023/07/01/world/france-protests-arrests-hundreds-intl-hnk/index.html" text:style-name="Internet_20_link" text:visited-style-name="Visited_20_Internet_20_Link">
 CNN </text:a>
 , передає Укрінформ.</text:p>
      <text:p text:style-name="P4">
За даними Міністерства внутрішніх справ <text:a xlink:type="simple" xlink:href="https://www.ukrinform.ua/tag-francia" text:style-name="Internet_20_link" text:visited-style-name="Visited_20_Internet_20_Link">
 Франції</text:a>
 , у суботу 1311 осіб були затриманіпісля четвертої ночі насильства.</text:p>
      <text:p text:style-name="P4">
Раніше була оприлюднена інформація про 994 затриманих. Також у країнізареєстровано 2560 пожеж на дорогах загального користування, згоріло 1350автомобілів, зафіксовано 234 випадки пошкодження або пожежі в будівлях.</text:p>
      <text:p text:style-name="P4">
<text:span text:style-name="T4">
Читайте також:</text:span>
 <text:a xlink:type="simple" xlink:href="https://www.ukrinform.ua/rubric-world/3729937-u-francii-prizupinaut-ruh-avtobusiv-i-tramvaiv-cerez-masovi-zavorusenna.html" text:style-name="Internet_20_link" text:visited-style-name="Visited_20_Internet_20_Link">
 У <text:span text:style-name="T4">
Франції</text:span>
 призупиняють рух автобусів і трамваїв черезмасові заворушення </text:a>
</text:p>
      <text:p text:style-name="P4">
Як повідомляв <text:a xlink:type="simple" xlink:href="https://www.ukrinform.ua/rubric-world/3729207-na-protestah-u-francii-pisla-zagibeli-pidlitka-majze-150-zaarestovanih.html" text:style-name="Internet_20_link" text:visited-style-name="Visited_20_Internet_20_Link">
 Укрінформ </text:a>
 ,протести й заворушення у Франції виникли 27 червня після того, як поліціязастрелила 17-річного хлопця, який не зупинився за наказом поліцейського.</text:p>
      <text:p text:style-name="P4">
Source: <text:a xlink:type="simple" xlink:href="https://www.ukrinform.ua/rubric-world/3730178-kilkist-zatrimanih-na-protestah-u-francii-perevisila-13-tisaci.html" text:style-name="Internet_20_link" text:visited-style-name="Visited_20_Internet_20_Link">
https://www.ukrinform.ua/rubric-world/3730178-kilkist-zatrimanih-na-protestah-u-francii-perevisila-13-tisaci.html</text:a>
</text:p>
      <!--NEWS-->
      <text:h text:style-name="P10" text:outline-level="1">
<text:span text:style-name="T4">
«Оболонь» у спарингу перемогла футболістів «Діназа»</text:span>
</text:h>
      <text:p text:style-name="P4">
Authors: Ukrinform (Person)</text:p>
      <text:p text:style-name="P4">
Publisher: Укринформ (Organization)</text:p>
      <text:p text:style-name="P4">
Published Time: 2023-07-01T14:07:00+03:00</text:p>
      <text:p text:style-name="P4">
Modified Time: 2023-07-01T14:07:00+03:00</text:p>
      <text:p text:style-name="P4">
Description: У суботу футболісти київської  «Оболоні» які готуються до сезону у Премієр-лізі, провели свій другий контрольний матч. — Укрінформ.</text:p>
      <text:p text:style-name="P4">
Images: ['<text:a xlink:type="simple" xlink:href="https://static.ukrinform.com/photos/2023_07/thumb_files/630_360_1688208490-886.jpg" text:style-name="Internet_20_link" text:visited-style-name="Visited_20_Internet_20_Link">
630_360_16882...</text:a>
']</text:p>
      <text:p text:style-name="P4">
Tags: ['Футбол', "Прем'єр-ліга", 'перша ліга', 'Київ']</text:p>
      <text:p text:style-name="P4">
Type: Article</text:p>
      <!--METADATA-->
      <text:p text:style-name="P4">
<draw:frame draw:style-name="fr1" draw:name="Image51" text:anchor-type="as-char" svg:width="6.9236in" svg:height="3.956343in" draw:z-index="0">
<draw:image xlink:href="../Images/yкринформ/2023-07-01T14-07-00-03-00/630_360_1688208490-886.jpg" xlink:type="simple" xlink:show="embed" xlink:actuate="onLoad" draw:mime-type="image/jpeg"/>
</draw:frame>
 У суботуфутболісти київської «Оболоні» які готуються до сезону у Премієр-лізі, провелисвій другий контрольний матч.</text:p>
      <text:p text:style-name="P4">
Столична команда обіграла першолігівський «Діназ» з Вишгорода - 2:0, передаєУкрінформ.</text:p>
      <text:p text:style-name="P4">
Голи: Максим Єрмоленко (15-та хвилина) та Ігор Краснопір (63).</text:p>
      <text:p text:style-name="P4">
<text:span text:style-name="T4">
Читайте також:</text:span>
 <text:a xlink:type="simple" xlink:href="https://www.ukrinform.ua/rubric-sports/3728744-za-stolicnij-fk-obolon-gratime-zahisnik-artem-vovkun-dzerelo.html" text:style-name="Internet_20_link" text:visited-style-name="Visited_20_Internet_20_Link">
 За столичний ФК « <text:span text:style-name="T4">
Оболонь</text:span>
 » гратиме захисник АртемВовкун - джерело </text:a>
</text:p>
      <text:p text:style-name="P4">
У першій контрольній гри кияни також с рахунком 2:0 перемогли клуб Першої ліги«Вікторія» (Миколаївка).</text:p>
      <text:p text:style-name="P4">
Фото: fc.obolon.ua.</text:p>
      <text:p text:style-name="P4">
Source: <text:a xlink:type="simple" xlink:href="https://www.ukrinform.ua/rubric-sports/3730179-obolon-u-sparingu-peremogla-futbolistiv-dinaza.html" text:style-name="Internet_20_link" text:visited-style-name="Visited_20_Internet_20_Link">
https://www.ukrinform.ua/rubric-sports/3730179-obolon-u-sparingu-peremogla-futbolistiv-dinaza.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7-01T14:12:00+03:00</text:p>
      <text:p text:style-name="P4">
Modified Time: 2023-07-01T14:12: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52" text:anchor-type="as-char" svg:width="6.9236in" svg:height="3.956343in" draw:z-index="0">
<draw:image xlink:href="../Images/yкринформ/2023-07-01T14-12-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53" text:anchor-type="as-char" svg:width="6.9236in" svg:height="6.9236in" draw:z-index="0">
<draw:image xlink:href="../Images/yкринформ/2023-07-01T14-12-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54" text:anchor-type="as-char" svg:width="6.9236in" svg:height="6.9236in" draw:z-index="0">
<draw:image xlink:href="../Images/yкринформ/2023-07-01T14-12-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55" text:anchor-type="as-char" svg:width="6.9236in" svg:height="6.9236in" draw:z-index="0">
<draw:image xlink:href="../Images/yкринформ/2023-07-01T14-12-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text:span text:style-name="T4">
СЕРГІЙ САМОЙЛОВ, 16 років</text:span>
</text:p>
      <text:p text:style-name="P4">
<draw:frame draw:style-name="fr1" draw:name="Image56" text:anchor-type="as-char" svg:width="6.9236in" svg:height="6.9236in" draw:z-index="0">
<draw:image xlink:href="../Images/yкринформ/2023-07-01T14-12-00-03-00/1668596592-112.jpg" xlink:type="simple" xlink:show="embed" xlink:actuate="onLoad" draw:mime-type="image/jpeg"/>
</draw:frame>
</text:p>
      <text:p text:style-name="P4">
****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Членство України в НАТО поставило б Путіна на місце - Зеленський</text:span>
</text:h>
      <text:p text:style-name="P4">
Authors: Ukrinform (Person)</text:p>
      <text:p text:style-name="P4">
Publisher: Укринформ (Organization)</text:p>
      <text:p text:style-name="P4">
Published Time: 2023-07-01T14:16:00+03:00</text:p>
      <text:p text:style-name="P4">
Modified Time: 2023-07-01T14:16:00+03:00</text:p>
      <text:p text:style-name="P4">
Description: Членство України в НАТО стало б відповіддю на те, що світ не боїться будь-якого агресора. — Укрінформ.</text:p>
      <text:p text:style-name="P4">
Images: ['<text:a xlink:type="simple" xlink:href="https://static.ukrinform.com/photos/2022_10/thumb_files/630_360_1665719857-744.png" text:style-name="Internet_20_link" text:visited-style-name="Visited_20_Internet_20_Link">
630_360_16657...</text:a>
']</text:p>
      <text:p text:style-name="P4">
Tags: ['НАТО', 'Путін', 'Зеленський', 'Війна з Росією']</text:p>
      <text:p text:style-name="P4">
Type: Article</text:p>
      <!--METADATA-->
      <text:p text:style-name="P4">
<draw:frame draw:style-name="fr1" draw:name="Image57" text:anchor-type="as-char" svg:width="6.9236in" svg:height="3.956343in" draw:z-index="0">
<draw:image xlink:href="../Images/yкринформ/2023-07-01T14-16-00-03-00/630_360_1665719857-744.png" xlink:type="simple" xlink:show="embed" xlink:actuate="onLoad" draw:mime-type="image/png"/>
</draw:frame>
 ЧленствоУкраїни в НАТО стало б відповіддю на те, що світ не боїться будь-якогоагресора.</text:p>
      <text:p text:style-name="P4">
Про це сказав в <text:a xlink:type="simple" xlink:href="http://t.me/V_Zelenskiy_official/6795" text:style-name="Internet_20_link" text:visited-style-name="Visited_20_Internet_20_Link">
 інтерв’ю іспанським </text:a>
журналістам Президент Володимир Зеленський, передає Укрінформ.</text:p>
      <text:p text:style-name="P4">
«Тому важливо поставити Путіна на місце і сказати, що ми не боїмось тебе. Ічленство України в НАТО - це одна із відповідей, яка фіксує, що світ небоїться будь-якого агресора. І він буде на самоті і точно програє. І тому саметакий сигнал конкурентний хотілось би мати, мати запрошення у Вільнюсі. Матищось чітке. Я людина конкретна і хотілось би, щоб на тому боці союзників такожбули дуже конкретні люди», - сказав Президент.</text:p>
      <text:p text:style-name="P4">
<text:span text:style-name="T4">
Читайте також:</text:span>
 <text:a xlink:type="simple" xlink:href="https://www.ukrinform.ua/rubric-economy/3729918-surma-vstup-ukraini-do-nato-ce-najkrasi-garantii-dla-budakogo-investora.html" text:style-name="Internet_20_link" text:visited-style-name="Visited_20_Internet_20_Link">
 Шурма: Вступ України до <text:span text:style-name="T4">
НАТО</text:span>
 – це найкращі гарантіїдля будь-якого інвестора </text:a>
</text:p>
      <text:p text:style-name="P4">
Президент вкотре наголосив, що НАТО для України найголовніша гарантія безпеки."Ми не погоджуємось на будь-які гарантії безпеки, якщо нам пропонують це якальтернативу безпековому союзу. Ми говоримо, що ці гарантії важливо мати, покими не є членами НАТО», - наголосив Зеленський.</text:p>
      <text:p text:style-name="P4">
Зеленський зауважив, що у РФ мета одна - забрати назад всі держави доРадянського Союзу».</text:p>
      <text:p text:style-name="P4">
<text:span text:style-name="T4">
Читайте також:</text:span>
 <text:a xlink:type="simple" xlink:href="https://www.ukrinform.ua/rubric-ato/3730168-zelenskij-kozen-zvilnenij-metr-kostue-zitta-ludej-tomu-kontrnastup-jde-ne-tak-svidko.html" text:style-name="Internet_20_link" text:visited-style-name="Visited_20_Internet_20_Link">
 Зеленський: Кожен звільнений метр коштує життя людей,тому контрнаступ йде не так швидко </text:a>
</text:p>
      <text:p text:style-name="P4">
Як повідомляв Укрінформ, 11-12 липня 2023 року у Вільнюсі відбудеться саміт<text:span text:style-name="T4">
<text:a xlink:type="simple" xlink:href="https://www.ukrinform.ua/tag-nato" text:style-name="Internet_20_link" text:visited-style-name="Visited_20_Internet_20_Link">
 НАТО </text:a>
 </text:span>
 . Серед головних питань будерозглянуто продовження допомоги для України у боротьбі проти російськоїагресії. Україна від цієї зустрічі очікує конкретних рішень щодо визначенняшляху країни до членства в НАТО та щодо надання Україні гарантій безпеки длязапобігання ймовірному повторенню російської агресії у майбутньому.</text:p>
      <text:p text:style-name="P4">
Президент Володимир Зеленський наполягає, що на саміт НАТО у Вільнюсі Українамає отримати модальності щодо майбутнього в Альянсі. Він нагадав, що на час,поки Україна не є членом НАТО, вона повинна отримати гарантії безпеки.</text:p>
      <text:p text:style-name="P4">
Source: <text:a xlink:type="simple" xlink:href="https://www.ukrinform.ua/rubric-polytics/3730183-clenstvo-ukraini-v-nato-postavilo-b-putina-na-misce-zelenskij.html" text:style-name="Internet_20_link" text:visited-style-name="Visited_20_Internet_20_Link">
https://www.ukrinform.ua/rubric-polytics/3730183-clenstvo-ukraini-v-nato-postavilo-b-putina-na-misce-zelenskij.html</text:a>
</text:p>
      <!--NEWS-->
      <text:h text:style-name="P10" text:outline-level="1">
<text:span text:style-name="T4">
На літній сесії Парламентської асамблеї ОБСЄ ухвалили створення спецкомітетету з питань України</text:span>
</text:h>
      <text:p text:style-name="P4">
Authors: Ukrinform (Person)</text:p>
      <text:p text:style-name="P4">
Publisher: Укринформ (Organization)</text:p>
      <text:p text:style-name="P4">
Published Time: 2023-07-01T14:19:00+03:00</text:p>
      <text:p text:style-name="P4">
Modified Time: 2023-07-01T14:19:00+03:00</text:p>
      <text:p text:style-name="P4">
Description: На літній сесії ПА ОБСЄ у Ванкувері ухвалено рішення про створення спеціального комітету з питань України для консультацій між парламентарями 57 країн-учасниць щодо допомоги українцям через вторгнення Росії. — Укрінформ.</text:p>
      <text:p text:style-name="P4">
Images: ['<text:a xlink:type="simple" xlink:href="https://static.ukrinform.com/photos/2021_08/thumb_files/630_360_1630178216-740.jpg" text:style-name="Internet_20_link" text:visited-style-name="Visited_20_Internet_20_Link">
630_360_16301...</text:a>
']</text:p>
      <text:p text:style-name="P4">
Tags: ['ОБСЄ', 'Україна', 'Комітет']</text:p>
      <text:p text:style-name="P4">
Type: Article</text:p>
      <!--METADATA-->
      <text:p text:style-name="P4">
<draw:frame draw:style-name="fr1" draw:name="Image58" text:anchor-type="as-char" svg:width="6.9236in" svg:height="3.956343in" draw:z-index="0">
<draw:image xlink:href="../Images/yкринформ/2023-07-01T14-19-00-03-00/630_360_1630178216-740.jpg" xlink:type="simple" xlink:show="embed" xlink:actuate="onLoad" draw:mime-type="image/jpeg"/>
</draw:frame>
 На літнійсесії ПА ОБСЄ у Ванкувері ухвалено рішення про створення спеціального комітетуз питань України для консультацій між парламентарями 57 країн-учасниць щододопомоги українцям через вторгнення Росії.</text:p>
      <text:p text:style-name="P4">
Як передає Укрінформ, про це повідомляє <text:a xlink:type="simple" xlink:href="https://www.rada.gov.ua/news/razom/238470.html" text:style-name="Internet_20_link" text:visited-style-name="Visited_20_Internet_20_Link">
 пресслужба Апарату Верховної РадиУкраїни</text:a>
 з посиланням на члена української делегації, народного депутата ПавлаФролова.</text:p>
      <text:p text:style-name="P4">
“Вже у перший день літньої сесії парламентської асамблеї <text:a xlink:type="simple" xlink:href="https://www.ukrinform.ua/tag-obse" text:style-name="Internet_20_link" text:visited-style-name="Visited_20_Internet_20_Link">
 ОБСЄ</text:a>
 у канадському Ванкувері було ухваленоважливе рішення про створення спеціального комітету з питань України дляконсультацій між парламентарями 57 країн учасниць з питань допомоги народуУкраїни через вторгнення РФ”, - повідомив Фролов.</text:p>
      <text:p text:style-name="P4">
У спеціальній резолюції, запропонованій українською делегацією, Асамблеязакликала держави-члени ОБСЄ підтримати створення спеціального трибуналу дляпритягнення до відповідальності російських воєнних злочинців, а також засудитиросійську державну ідеологію.</text:p>
      <text:p text:style-name="P4">
Крім того, Раді міністрів ОБСЄ рекомендували визнати Росію порушницеюпринципів і зобов’язань ОБСЄ і на цій підставі ігнорувати будь-яку її незгоду(право вето) щодо рішень по Україні відповідно до Празького документа ОБСЄ1992 року.</text:p>
      <text:p text:style-name="P4">
<text:span text:style-name="T4">
Читайте також:</text:span>
 <text:a xlink:type="simple" xlink:href="https://www.ukrinform.ua/rubric-society/3728080-v-obse-obgovorili-dotrimanna-principiv-tolerantnosti-v-ukrainskih-media.html" text:style-name="Internet_20_link" text:visited-style-name="Visited_20_Internet_20_Link">
 В <text:span text:style-name="T4">
ОБСЄ</text:span>
 обговорили дотримання принципів толерантностів українських медіа </text:a>
</text:p>
      <text:p text:style-name="P4">
Також повідомляється, що всі наступні рішення керівних органів Асамблеї промісце проведення сесій ПА ОБСЄ мають базуватись на забороні країни-господарявидавати візи російській делегації.</text:p>
      <text:p text:style-name="P4">
Як повідомляв <text:a xlink:type="simple" xlink:href="https://www.ukrinform.ua/rubric-polytics/3729879-u-gaazi-3-lipna-vidkrietsa-miznarodnij-centr-iz-peresliduvanna-za-zlocin-agresii-proti-ukraini.html" text:style-name="Internet_20_link" text:visited-style-name="Visited_20_Internet_20_Link">
 Укрінформ </text:a>
 , у Гаазі в понеділок, 3липня 2023 року, відкриється Міжнародний центр з кримінального переслідуванняза злочин агресії проти України (ICPA).</text:p>
      <text:p text:style-name="P4">
Source: <text:a xlink:type="simple" xlink:href="https://www.ukrinform.ua/rubric-polytics/3730184-na-litnij-sesii-parlamentskoi-asamblei-obse-uhvalili-stvorenna-speckomitetetu-z-pitan-ukraini.html" text:style-name="Internet_20_link" text:visited-style-name="Visited_20_Internet_20_Link">
https://www.ukrinform.ua/rubric-polytics/3730184-na-litnij-sesii-parlamentskoi-asamblei-obse-uhvalili-stvorenna-speckomitetetu-z-pitan-ukraini.html</text:a>
</text:p>
      <!--NEWS-->
      <text:h text:style-name="P10" text:outline-level="1">
<text:span text:style-name="T4">
Іспанія дає Україні €55 мільйонів на фінансування підприємств і енергосистеми шкіл</text:span>
</text:h>
      <text:p text:style-name="P4">
Authors: Ukrinform (Person)</text:p>
      <text:p text:style-name="P4">
Publisher: Укринформ (Organization)</text:p>
      <text:p text:style-name="P4">
Published Time: 2023-07-01T14:21:00+03:00</text:p>
      <text:p text:style-name="P4">
Modified Time: 2023-07-01T14:21:00+03:00</text:p>
      <text:p text:style-name="P4">
Description: Іспанія виділить Україні 55 млн євро на фінансування малих та середніх підприємств і на забезпечення шкіл екологічно чистими енергосистемами. — Укрінформ.</text:p>
      <text:p text:style-name="P4">
Images: ['<text:a xlink:type="simple" xlink:href="https://static.ukrinform.com/photos/2023_07/thumb_files/630_360_1688210528-935.jpg" text:style-name="Internet_20_link" text:visited-style-name="Visited_20_Internet_20_Link">
630_360_16882...</text:a>
']</text:p>
      <text:p text:style-name="P4">
Tags: ['Іспанія', 'Гроші', 'Верховна Рада', 'допомога', 'Санчес']</text:p>
      <text:p text:style-name="P4">
Type: Article</text:p>
      <!--METADATA-->
      <text:p text:style-name="P4">
<draw:frame draw:style-name="fr1" draw:name="Image59" text:anchor-type="as-char" svg:width="6.9236in" svg:height="3.956343in" draw:z-index="0">
<draw:image xlink:href="../Images/yкринформ/2023-07-01T14-21-00-03-00/630_360_1688210528-935.jpg" xlink:type="simple" xlink:show="embed" xlink:actuate="onLoad" draw:mime-type="image/jpeg"/>
</draw:frame>
 Іспаніявиділить Україні 55 млн євро на фінансування малих та середніх підприємств іна забезпечення шкіл екологічно чистими енергосистемами.</text:p>
      <text:p text:style-name="P4">
Про це заявив прем'єр-міністр Іспанії Педро Санчес, <text:a xlink:type="simple" xlink:href="http://www.youtube.com/watch" text:style-name="Internet_20_link" text:visited-style-name="Visited_20_Internet_20_Link">
 виступаючи</text:a>
 у Верховній Раді, передаєУкрінформ.</text:p>
      <text:p text:style-name="P4">
"Сьогодні Іспанія прийняла рішення про додаткове виділення 55 млн євро, в томучислі 51 млн євро через групу Світового банку, для фінансування малих ісередніх підприємств України, а також 4 млн євро через Програму розвитку <text:a xlink:type="simple" xlink:href="https://www.ukrinform.ua/tag-oon" text:style-name="Internet_20_link" text:visited-style-name="Visited_20_Internet_20_Link">
 ООН</text:a>
 для забезпечення шкіл в Україні екологічночистими та стійкими енергосистемами", - сказав Санчес.</text:p>
      <text:p text:style-name="P4">
<text:span text:style-name="T4">
Читайте також:</text:span>
 <text:a xlink:type="simple" xlink:href="https://www.ukrinform.ua/rubric-polytics/3720017-ukraina-ta-niderlandi-tisnut-na-ispaniu-sob-vona-priednalas-do-koalicii-patriot-zmi.html" text:style-name="Internet_20_link" text:visited-style-name="Visited_20_Internet_20_Link">
 Україна та Нідерланди тиснуть на Іспанію, щоб вонаприєдналась до «коаліції Patriot» - ЗМІ </text:a>
</text:p>
      <text:p text:style-name="P4">
Він наголосив, що відбудова України потребуватиме часу та інвестицій убагатьох секторах. Іспанія прагне супроводжувати Україну в деяких сферах,таких, наприклад, як залізнична інфраструктура, в якій іспанські компаніїмають певні ноу-хау.</text:p>
      <text:p text:style-name="P4">
"Іспанський уряд підтримає фінансування необхідних інвестицій для адаптації імодернізації української інфраструктури та виробничих галузей", - зазначивіспанський прем'єр-міністр.</text:p>
      <text:p text:style-name="P4">
<text:span text:style-name="T4">
Читайте також:</text:span>
 <text:a xlink:type="simple" xlink:href="https://www.ukrinform.ua/rubric-polytics/3729998-ukraina-spodivaetsa-na-dopomogu-ispanii-sob-otrimati-vpliv-u-latinskij-americi-zelenskij.html" text:style-name="Internet_20_link" text:visited-style-name="Visited_20_Internet_20_Link">
 Україна сподівається на допомогу Іспанії, щоб отримативплив у Латинській Америці - Зеленський </text:a>
</text:p>
      <text:p text:style-name="P4">
Як повідомляв Укрінформ, Прем'єр-міністр Іспанії Санчес прибув з візитом вУкраїну 1 липня, у перший день головування в Раді Європейського Союзу.</text:p>
      <text:p text:style-name="P4">
<text:span text:style-name="T5">
Фото: Олександр Корнієнко / Фейсбук</text:span>
</text:p>
      <text:p text:style-name="P4">
Source: <text:a xlink:type="simple" xlink:href="https://www.ukrinform.ua/rubric-economy/3730185-ispania-vidilit-ukraini-55-miljoniv-na-finansuvanna-pidpriemstv-i-energosistemi-dla-skil.html" text:style-name="Internet_20_link" text:visited-style-name="Visited_20_Internet_20_Link">
https://www.ukrinform.ua/rubric-economy/3730185-ispania-vidilit-ukraini-55-miljoniv-na-finansuvanna-pidpriemstv-i-energosistemi-dla-skil.html</text:a>
</text:p>
      <!--NEWS-->
      <text:h text:style-name="P10" text:outline-level="1">
<text:span text:style-name="T4">
В Україні загинули ветерани російсько-грузинської війни Малхаз Квіжінадзе і Джоні Одішвілі</text:span>
</text:h>
      <text:p text:style-name="P4">
Authors: Ukrinform (Person)</text:p>
      <text:p text:style-name="P4">
Publisher: Укринформ (Organization)</text:p>
      <text:p text:style-name="P4">
Published Time: 2023-07-01T14:41:00+03:00</text:p>
      <text:p text:style-name="P4">
Modified Time: 2023-07-01T14:41:00+03:00</text:p>
      <text:p text:style-name="P4">
Description: В Україні загинули ветерани російсько-грузинської війни 2008 року Малхаз Квіжінадзе та Джоні Одішвілі, які воювали в лавах Сил оборони України. — Укрінформ.</text:p>
      <text:p text:style-name="P4">
Images: ['<text:a xlink:type="simple" xlink:href="https://static.ukrinform.com/photos/2021_04/thumb_files/630_360_1617451420-842.jpg" text:style-name="Internet_20_link" text:visited-style-name="Visited_20_Internet_20_Link">
630_360_16174...</text:a>
']</text:p>
      <text:p text:style-name="P4">
Tags: ['Грузія', 'Загибель', 'Ветерани війни', 'Добровольці']</text:p>
      <text:p text:style-name="P4">
Type: Article</text:p>
      <!--METADATA-->
      <text:p text:style-name="P4">
<draw:frame draw:style-name="fr1" draw:name="Image60" text:anchor-type="as-char" svg:width="6.9236in" svg:height="3.956343in" draw:z-index="0">
<draw:image xlink:href="../Images/yкринформ/2023-07-01T14-41-00-03-00/630_360_1617451420-842.jpg" xlink:type="simple" xlink:show="embed" xlink:actuate="onLoad" draw:mime-type="image/jpeg"/>
</draw:frame>
 В Українізагинули ветерани російсько-грузинської війни 2008 року Малхаз Квіжінадзе таДжоні Одішвілі, які воювали в лавах Сил оборони України.</text:p>
      <text:p text:style-name="P4">
Як передає Укрінформ, про це керівник Офісу Президента України Андрій Єрмакповідомив у <text:a xlink:type="simple" xlink:href="https://t.me/ermaka2022/3079" text:style-name="Internet_20_link" text:visited-style-name="Visited_20_Internet_20_Link">
 Телеграмі </text:a>
 .</text:p>
      <text:p text:style-name="P4">
“Війна, на жаль, це втрати. Ми втрачаємо наших героїв, а також добровольців,які воюють за Україну проти російського зла. Такими були <text:a xlink:type="simple" xlink:href="https://www.ukrinform.ua/tag-veterani-vijni" text:style-name="Internet_20_link" text:visited-style-name="Visited_20_Internet_20_Link">
 ветерани</text:a>
 російсько-грузинської війни2008 року Малхаз Квіжінадзе та Джоні Одішвілі”, - зазначив керівник ОП.</text:p>
      <text:p text:style-name="P4">
</text:p>
      <text:p text:style-name="P4">
Одішвілі загинув під Бахмутом, а Квіжінадзе - на Луганщині. Літак з тіламизагиблих прибув до Грузії, де героїв поховають, зазначив Єрмак і висловивспівчуття.</text:p>
      <text:p text:style-name="P4">
Як повідомляв Укрінформ, у Львові відкрили виставку, присвячену <text:a xlink:type="simple" xlink:href="https://www.ukrinform.ua/rubric-regions/3687104-u-lvovi-vidkrili-vistavku-prisvacenu-biloruskim-dobrovolcam-aki-zaginuli-na-vijni-v-ukraini.html" text:style-name="Internet_20_link" text:visited-style-name="Visited_20_Internet_20_Link">
 білоруськимдобровольцям </text:a>
 , які загинули на війні в Україні.</text:p>
      <text:p text:style-name="P4">
Source: <text:a xlink:type="simple" xlink:href="https://www.ukrinform.ua/rubric-ato/3730189-v-ukraini-zaginuli-veterani-rosijskogruzinskoi-vijni-malhaz-kvizinadze-i-dzoni-odisvili.html" text:style-name="Internet_20_link" text:visited-style-name="Visited_20_Internet_20_Link">
https://www.ukrinform.ua/rubric-ato/3730189-v-ukraini-zaginuli-veterani-rosijskogruzinskoi-vijni-malhaz-kvizinadze-i-dzoni-odisvili.html</text:a>
</text:p>
      <!--NEWS-->
      <text:h text:style-name="P10" text:outline-level="1">
<text:span text:style-name="T4">
Зеленський вважає, що треба скористатися слабкістю Росії після заколоту</text:span>
</text:h>
      <text:p text:style-name="P4">
Authors: Ukrinform (Person)</text:p>
      <text:p text:style-name="P4">
Publisher: Укринформ (Organization)</text:p>
      <text:p text:style-name="P4">
Published Time: 2023-07-01T14:45:56+03:00</text:p>
      <text:p text:style-name="P4">
Modified Time: 2023-07-01T14:45:56+03:00</text:p>
      <text:p text:style-name="P4">
Description: Заколот ПВК "Вагнер" засвідчує розкол і "слабку ситуацію" у Росії, і цим потрібно скористатися для витіснення загарбників з території України. — Укрінформ.</text:p>
      <text:p text:style-name="P4">
Images: ['<text:a xlink:type="simple" xlink:href="https://static.ukrinform.com/photos/2022_10/thumb_files/630_360_1667010301-485.jpeg" text:style-name="Internet_20_link" text:visited-style-name="Visited_20_Internet_20_Link">
630_360_16670...</text:a>
']</text:p>
      <text:p text:style-name="P4">
Tags: ['Білорусь', 'ПВК "Вагнера"', 'Зеленський', 'Війна з Росією', 'Заколот']</text:p>
      <text:p text:style-name="P4">
Type: Article</text:p>
      <!--METADATA-->
      <text:p text:style-name="P4">
<draw:frame draw:style-name="fr1" draw:name="Image62" text:anchor-type="as-char" svg:width="6.9236in" svg:height="3.956343in" draw:z-index="0">
<draw:image xlink:href="../Images/yкринформ/2023-07-01T14-45-56-03-00/630_360_1667010301-485.jpeg" xlink:type="simple" xlink:show="embed" xlink:actuate="onLoad" draw:mime-type="image/jpeg"/>
</draw:frame>
 ЗаколотПВК "Вагнер" засвідчує розкол і "слабку ситуацію" у Росії, і цим потрібноскористатися для витіснення загарбників з території України.</text:p>
      <text:p text:style-name="P4">
Таку думку висловив Президент Володимир Зеленський в <text:a xlink:type="simple" xlink:href="http://www.facebook.com/zelenskiy.official/videos/281737751026205" text:style-name="Internet_20_link" text:visited-style-name="Visited_20_Internet_20_Link">
 інтерв’ю іспанськимжурналістам</text:a>
 , передаєкореспондент Укрінформу.</text:p>
      <text:p text:style-name="P4">
"У Росії був розкол, вертикалі (влади) потужної більше не існує. Великакількість у Росії підтримала Пригожина (ватажка ПВК "Вагнер" Євгена Пригожина- ред.), велика кількість підтримує Путіна. Це говорить про їхній внутрішнійконфлікт, це дуже сильно впливає на їхню потужність на полі бою. ... У нихслабка ситуація, і цю ситуацію нам треба використовувати, щоб витіснити ворогаз нашої землі", - сказав Зеленський.</text:p>
      <text:p text:style-name="P4">
<text:span text:style-name="T4">
Читайте також:</text:span>
 <text:a xlink:type="simple" xlink:href="https://www.ukrinform.ua/rubric-polytics/3730162-mene-hoce-vbiti-lise-rosia-a-putina-ves-svit-zelenskij-kaze-so-zvik-do-postijnoi-nebezpeki.html" text:style-name="Internet_20_link" text:visited-style-name="Visited_20_Internet_20_Link">
 «Мене хоче вбити лише Росія, а Путіна – весь світ»:<text:span text:style-name="T4">
Зеленський</text:span>
 каже, що звик до постійної небезпеки</text:a>
</text:p>
      <text:p text:style-name="P4">
За його словами, тепер у РФ буде відбуватися пошук винних, спроби мотивуватисуспільство.</text:p>
      <text:p text:style-name="P4">
Водночас, на його думку, "вагнерівці", яких перекидають у <text:a xlink:type="simple" xlink:href="https://www.ukrinform.ua/tag-bilorus" text:style-name="Internet_20_link" text:visited-style-name="Visited_20_Internet_20_Link">
 Білорусь</text:a>
 , будуть здіймати інформаційну хвилю,що буде небезпечно і для України, і для Європи.</text:p>
      <text:p text:style-name="P4">
"Ми вважаємо, що це буде тільки інформаційний тиск. Ми вважаємо, що насьогодні вони неспроможні щось дуже серйозне зробити проти України. Але, тимне менш, ми будемо займатися цим напрямком, слідкувати за північчю нашоїдержави і відповідні команди від мене Головком та командувач цього напрямкуотримали", - сказав Зеленський.</text:p>
      <text:p text:style-name="P4">
За його словами, серед інформаційних вкидів можуть бути повідомлення про новийнаступ з боку Білорусі, про діяльність ДРГ на кордоні Білорусі з Польщею,Литвою.</text:p>
      <text:p text:style-name="P4">
<text:span text:style-name="T4">
Читайте також:</text:span>
 <text:a xlink:type="simple" xlink:href="https://www.ukrinform.ua/rubric-ato/3730168-zelenskij-kozen-zvilnenij-metr-kostue-zitta-ludej-tomu-kontrnastup-jde-ne-tak-svidko.html" text:style-name="Internet_20_link" text:visited-style-name="Visited_20_Internet_20_Link">
 <text:span text:style-name="T4">
Зеленський</text:span>
 : Кожен звільнений метр коштує життялюдей, тому контрнаступ йде не так швидко </text:a>
</text:p>
      <text:p text:style-name="P4">
Як повідомлялося, ватажок ПВК “Вагнер” Євген Пригожин 23 червня оголосивдемарш проти російського військового керівництва, зокрема проти міністраоборони РФ Сергія Шойгу.</text:p>
      <text:p text:style-name="P4">
Олександр Лукашенко провів переговори з Пригожиним, після чого той заявив, щобійці угруповання повертаються до польових таборів.</text:p>
      <text:p text:style-name="P4">
Згодом Лукашенко підтвердив прибуття Пригожина у Білорусь.</text:p>
      <text:p text:style-name="P4">
Путін своєю чергою заявив, що “вагнерівці” можуть підписати контракт ізросійським Міноборони або їхати у Білорусь.</text:p>
      <text:p text:style-name="P4">
Речник Держприкордонслужби України Андрій Демченко <text:a xlink:type="simple" xlink:href="https://www.ukrinform.ua/rubric-ato/3730090-u-bilorusi-mozut-buti-rozmiseni-do-vosmi-tisac-vagnerivciv-prikordonniki.html" text:style-name="Internet_20_link" text:visited-style-name="Visited_20_Internet_20_Link">
 заявив</text:a>
 , що Білорусь може розміститина своїй території близько 8 тисяч найманців ПВК "Вагнер", розвиток ситуаціїперебуває на постійному контролі України.</text:p>
      <text:p text:style-name="P4">
Source: <text:a xlink:type="simple" xlink:href="https://www.ukrinform.ua/rubric-ato/3730190-zelenskij-vvazae-so-treba-skoristatisa-slabkistu-rosii-pisla-zakolotu.html" text:style-name="Internet_20_link" text:visited-style-name="Visited_20_Internet_20_Link">
https://www.ukrinform.ua/rubric-ato/3730190-zelenskij-vvazae-so-treba-skoristatisa-slabkistu-rosii-pisla-zakolotu.html</text:a>
</text:p>
      <!--NEWS-->
      <text:h text:style-name="P10" text:outline-level="1">
<text:span text:style-name="T4">
За одеський ФК «Чорноморець» гратимуть голкіпери Шевченко та Білик</text:span>
</text:h>
      <text:p text:style-name="P4">
Authors: Ukrinform (Person)</text:p>
      <text:p text:style-name="P4">
Publisher: Укринформ (Organization)</text:p>
      <text:p text:style-name="P4">
Published Time: 2023-07-01T14:46:22+03:00</text:p>
      <text:p text:style-name="P4">
Modified Time: 2023-07-01T14:46:22+03:00</text:p>
      <text:p text:style-name="P4">
Description: За одеський футбольний клуб української Премїр-ліги «Чорномогерць» виступатимуть два нові голкіпери. — Укрінформ.</text:p>
      <text:p text:style-name="P4">
Images: ['<text:a xlink:type="simple" xlink:href="https://static.ukrinform.com/photos/2023_07/thumb_files/630_360_1688210181-374.jpg" text:style-name="Internet_20_link" text:visited-style-name="Visited_20_Internet_20_Link">
630_360_16882...</text:a>
']</text:p>
      <text:p text:style-name="P4">
Tags: ['Футбол', 'Одеса', "Прем'єр-ліга", 'Чорноморець']</text:p>
      <text:p text:style-name="P4">
Type: Article</text:p>
      <!--METADATA-->
      <text:p text:style-name="P4">
<draw:frame draw:style-name="fr1" draw:name="Image63" text:anchor-type="as-char" svg:width="6.9236in" svg:height="3.956343in" draw:z-index="0">
<draw:image xlink:href="../Images/yкринформ/2023-07-01T14-46-22-03-00/630_360_1688210181-374.jpg" xlink:type="simple" xlink:show="embed" xlink:actuate="onLoad" draw:mime-type="image/jpeg"/>
</draw:frame>
 Заодеський футбольний клуб української Премїр-ліги «Чорномогерць» виступатимутьдва нові голкіпери.</text:p>
      <text:p text:style-name="P4">
Це - <text:a xlink:type="simple" xlink:href="https://www.facebook.com/fc.chernomorets/" text:style-name="Internet_20_link" text:visited-style-name="Visited_20_Internet_20_Link">
 Олексій Шевченко </text:a>
 та ОлегБілик, передає Укрінформ.</text:p>
      <text:p text:style-name="P4">
31-річний Шевченка перейшов до складу «моряків» з донецького «Шахтаря».Виступав також за львівські «Картати», луганську «Зорю», вдало захищав воротамолодіжної збірної України тощо.</text:p>
      <text:p text:style-name="P4">
25-річний Білик найбільше порєдинків провів за «Олександрію». До «Чорноморця»перейшов з команди «Інгулець» (Петрове), яка не втрималая у Прем'єр-лізі.</text:p>
      <text:p text:style-name="P4">
<text:span text:style-name="T4">
Читайте також:</text:span>
 <text:a xlink:type="simple" xlink:href="https://www.ukrinform.ua/rubric-sports/3729792-z-odeskogo-cornomorca-pisli-11-futbolistiv.html" text:style-name="Internet_20_link" text:visited-style-name="Visited_20_Internet_20_Link">
 З одеського «Чорноморця» пішли 11 футболістів</text:a>
</text:p>
      <text:p text:style-name="P4">
У минулому чемпіонату УПЛ «Чорноморець» посів 9-те місце.</text:p>
      <text:p text:style-name="P4">
На фото: Олексій Шевченко/facebook.com/fc.chernomorets.</text:p>
      <text:p text:style-name="P4">
Source: <text:a xlink:type="simple" xlink:href="https://www.ukrinform.ua/rubric-sports/3730191-za-odeskij-fk-cornomorec-gratimut-golkiperi-sevcenko-ta-bilik.html" text:style-name="Internet_20_link" text:visited-style-name="Visited_20_Internet_20_Link">
https://www.ukrinform.ua/rubric-sports/3730191-za-odeskij-fk-cornomorec-gratimut-golkiperi-sevcenko-ta-bilik.html</text:a>
</text:p>
      <!--NEWS-->
      <text:h text:style-name="P10" text:outline-level="1">
<text:span text:style-name="T4">
Іспанія підтримує посилення політичної участі України в НАТО - Санчес</text:span>
</text:h>
      <text:p text:style-name="P4">
Authors: Ukrinform (Person)</text:p>
      <text:p text:style-name="P4">
Publisher: Укринформ (Organization)</text:p>
      <text:p text:style-name="P4">
Published Time: 2023-07-01T14:54:00+03:00</text:p>
      <text:p text:style-name="P4">
Modified Time: 2023-07-01T14:54:00+03:00</text:p>
      <text:p text:style-name="P4">
Description: Іспанія підтримує посилення політичної участі України в Північноатлантичному альянсі шляхом створення Ради Україна-НАТО та практичної співпраці в оборонній сфері. — Укрінформ.</text:p>
      <text:p text:style-name="P4">
Images: ['<text:a xlink:type="simple" xlink:href="https://static.ukrinform.com/photos/2023_07/thumb_files/630_360_1688213421-761.jpg" text:style-name="Internet_20_link" text:visited-style-name="Visited_20_Internet_20_Link">
630_360_16882...</text:a>
']</text:p>
      <text:p text:style-name="P4">
Tags: ['Іспанія', 'НАТО', 'Україна', 'Санчес']</text:p>
      <text:p text:style-name="P4">
Type: Article</text:p>
      <!--METADATA-->
      <text:p text:style-name="P4">
<draw:frame draw:style-name="fr1" draw:name="Image64" text:anchor-type="as-char" svg:width="6.9236in" svg:height="3.956343in" draw:z-index="0">
<draw:image xlink:href="../Images/yкринформ/2023-07-01T14-54-00-03-00/630_360_1688213421-761.jpg" xlink:type="simple" xlink:show="embed" xlink:actuate="onLoad" draw:mime-type="image/jpeg"/>
</draw:frame>
 Іспаніяпідтримує посилення політичної участі України в Північноатлантичному альянсішляхом створення Ради Україна-НАТО та практичної співпраці в оборонній сфері.</text:p>
      <text:p text:style-name="P4">
Про це заявив, виступаючи в Верховній Раді України, Прем'єр-міністр ІспаніїПедро Санчес, повідомляє кореспондент Укрінформу.</text:p>
      <text:p text:style-name="P4">
«Ми наближаємося до саміту НАТО у Вільнюсі, який стане продовженнямзобов’язань взятих нами минулого року в Мадриді. Іспанія підтримує посиленняполітичної участі України шляхом створення Ради Україна-НАТО, де Україна будевже не запрошеною стороною, а повноправним членом. Ми також виступаємо запосилення практичної співпраці, продовження адаптації вашого оборонногосектора до стандартів <text:a xlink:type="simple" xlink:href="https://www.ukrinform.ua/tag-nato" text:style-name="Internet_20_link" text:visited-style-name="Visited_20_Internet_20_Link">
 НАТО </text:a>
 », - сказавСанчес.</text:p>
      <text:p text:style-name="P4">
Він додав, що це «великі кроки вперед», які будуть додатково обговорюватисяпід час майбутнього саміту НАТО.</text:p>
      <text:p text:style-name="P4">
<text:span text:style-name="T4">
Читайте також:</text:span>
 <text:a xlink:type="simple" xlink:href="https://www.ukrinform.ua/rubric-economy/3730185-ispania-vidilit-ukraini-55-miljoniv-na-finansuvanna-pidpriemstv-i-energosistemi-dla-skil.html" text:style-name="Internet_20_link" text:visited-style-name="Visited_20_Internet_20_Link">
 <text:span text:style-name="T4">
Іспанія</text:span>
 дає Україні €55 мільйонів на фінансуванняпідприємств і енергосистеми шкіл </text:a>
</text:p>
      <text:p text:style-name="P4">
«Іспанія також продовжуватиме робити свій внесок. Ми постачаємо додатковітанки Leopard, бронетранспортери та польовий шпиталь з можливістю проведенняхірургічних операцій», - поінформував Прем’єр-міністр Іспанії.</text:p>
      <text:p text:style-name="P4">
Як передає пресслужба ВРУ в <text:a xlink:type="simple" xlink:href="https://t.me/verkhovnaradaukrainy/53512" text:style-name="Internet_20_link" text:visited-style-name="Visited_20_Internet_20_Link">
 Телеграмі</text:a>
 , голова Верховної Ради РусланСтефанчук подякував прем'єр-міністру Іспанії Педро Санчесу за готовністьпідтримувати Україну стільки, скільки це буде потрібно.</text:p>
      <text:p text:style-name="P4">
“Радий зустрічі у Верховній Раді України з главою уряду Королівства ІспаніяПедро Санчесом. Привітав Іспанію з початком головування у Раді ЄвропейськогоСоюзу, що розпочалося сьогодні, 1 липня”, - заявив Стефанчук.</text:p>
      <text:p text:style-name="P4">
Спікер ВРУ зауважив, що Україна послідовно демонструє прогрес у виконаннірекомендацій Європейської комісії.</text:p>
      <text:p text:style-name="P4">
Стефанчук розраховує, що єдність країн-членів Європейського Союзу та підтримкаІспанії дозволять ухвалити важливе рішення про початок переговорів щодочленства України в ЄС в цьому році. “Друге стратегічне для України питання -членство в НАТО. На Саміті у Вільнюсі прагнемо отримати чітку мапу зрозумінням часових рамок й умов для повноправного членства”, - додав він.</text:p>
      <text:p text:style-name="P4">
Голова ВРУ висловив подяку Санчесу за “цю важливу і предметну розмову тапідтримку як євроінтеграційного, так і євроатлантичного майбутнього України”.Також Стефанчук подякував за готовність підтримувати Україну стільки, скількице буде потрібно.</text:p>
      <text:p text:style-name="P4">
Як повідомляв <text:a xlink:type="simple" xlink:href="https://www.ukrinform.ua/rubric-polytics/3730086-premer-ispanii-pribuv-v-ukrainu.html" text:style-name="Internet_20_link" text:visited-style-name="Visited_20_Internet_20_Link">
 Укрінформ </text:a>
 , Прем'єр-міністрІспанії Санчес прибув з візитом в Україну 1 липня, у перший день головування вРаді Європейського Союзу.</text:p>
      <text:p text:style-name="P4">
<text:span text:style-name="T5">
Фото: Олександр Корнієнко / Фейсбук / Верховна Рада України</text:span>
</text:p>
      <text:p text:style-name="P4">
Source: <text:a xlink:type="simple" xlink:href="https://www.ukrinform.ua/rubric-polytics/3730201-ispania-pidtrimue-posilenna-politicnoi-ucasti-ukraini-v-nato-sances.html" text:style-name="Internet_20_link" text:visited-style-name="Visited_20_Internet_20_Link">
https://www.ukrinform.ua/rubric-polytics/3730201-ispania-pidtrimue-posilenna-politicnoi-ucasti-ukraini-v-nato-sances.html</text:a>
</text:p>
      <!--NEWS-->
      <text:h text:style-name="P10" text:outline-level="1">
<text:span text:style-name="T4">
Хорватські прокурори поділилися з українськими досвідом розслідування воєнних злочинів</text:span>
</text:h>
      <text:p text:style-name="P4">
Authors: Ukrinform (Person)</text:p>
      <text:p text:style-name="P4">
Publisher: Укринформ (Organization)</text:p>
      <text:p text:style-name="P4">
Published Time: 2023-07-01T15:00:00+03:00</text:p>
      <text:p text:style-name="P4">
Modified Time: 2023-07-01T15:00:00+03:00</text:p>
      <text:p text:style-name="P4">
Description: У столиці Хорватії Загребі відбувся дводенний тренінг для українських слідчих і прокурорів, під час якого вони переймали від хорватських колег досвід розслідування воєнних злочинів. — Укрінформ.</text:p>
      <text:p text:style-name="P4">
Images: ['<text:a xlink:type="simple" xlink:href="https://static.ukrinform.com/photos/2023_07/thumb_files/630_360_1688212624-749.jpg" text:style-name="Internet_20_link" text:visited-style-name="Visited_20_Internet_20_Link">
630_360_16882...</text:a>
']</text:p>
      <text:p text:style-name="P4">
Tags: ['Хорватія', 'Україна', 'Російські військові', 'Воєнні злочини', 'Прокурори', 'Офіс генпрокурора', 'Андрій Костін', 'Війна з Росією']</text:p>
      <text:p text:style-name="P4">
Type: Article</text:p>
      <!--METADATA-->
      <text:p text:style-name="P4">
<draw:frame draw:style-name="fr1" draw:name="Image65" text:anchor-type="as-char" svg:width="6.9236in" svg:height="3.956343in" draw:z-index="0">
<draw:image xlink:href="../Images/yкринформ/2023-07-01T15-00-00-03-00/630_360_1688212624-749.jpg" xlink:type="simple" xlink:show="embed" xlink:actuate="onLoad" draw:mime-type="image/jpeg"/>
</draw:frame>
 У столиціХорватії Загребі відбувся дводенний тренінг для українських слідчих іпрокурорів, під час якого вони переймали від хорватських колег досвідрозслідування воєнних злочинів.</text:p>
      <text:p text:style-name="P4">
Як передає Укрінформ, про це повідомляє у <text:a xlink:type="simple" xlink:href="https://t.me/pgo_gov_ua/14008" text:style-name="Internet_20_link" text:visited-style-name="Visited_20_Internet_20_Link">
 Телеграмі</text:a>
 Офіс генпрокурора.</text:p>
      <text:p text:style-name="P4">
Генпрокурор Андрій Костін подякував за таку можливість міністру юстиції тапрем’єр-міністру Хорватії.</text:p>
      <text:p text:style-name="P4">
“Знання та практики хорватської сторони надзвичайно актуальні для нас черезсхожість історичних обставин та, на жаль, специфіку злочинів, що були вчинені.Дякуємо групі ACA за те, що зробили цю навчальну поїздку можливою”, - зауваживКостін.</text:p>
      <text:p text:style-name="P4">
За його словами, Хорватія має чималий досвід у сфері розслідування та судовогопереслідування <text:a xlink:type="simple" xlink:href="https://www.ukrinform.ua/tag-vijskovi-zlocini" text:style-name="Internet_20_link" text:visited-style-name="Visited_20_Internet_20_Link">
 воєнних злочинів </text:a>
 . Тому цей тренінг, у першу чергу, є практичним майстер-класом.</text:p>
      <text:p text:style-name="P4">
<text:span text:style-name="T4">
Читайте також:</text:span>
 <text:a xlink:type="simple" xlink:href="https://www.ukrinform.ua/rubric-ato/3728586-v-gaazi-zapracue-miznarodnij-centr-z-peresliduvanna-za-zlocin-agresii-proti-ukraini.html" text:style-name="Internet_20_link" text:visited-style-name="Visited_20_Internet_20_Link">
 В Гаазі запрацює Міжнародний центр з переслідування зазлочин агресії проти України </text:a>
</text:p>
      <text:p text:style-name="P4">
”У центрі уваги - практичні питання: збір та збереження доказів, спеціалізаціяпідрозділів, розслідування злочинів сексуального насильства, пов’язаного зконфліктом, притягнення до відповідальності командування, експертизи,електронне документування, а також досвід розслідування підриву греблі ГЕС“Перуча” у 1993”, - зазначив генпрокурор.</text:p>
      <text:p text:style-name="P4">
У тренінгу взяли участь 30 представників українських інституцій кримінальноїюстиції: слідчі Служби безпеки України і Національної поліції та прокурори,які спеціалізуються на воєнних злочинах; прокурори ювенального напрямку,екологічної прокуратури, Координаційного центру підтримки потерпілих тасвідків.</text:p>
      <text:p text:style-name="P4">
Зазначається, що у грудні минулого року команда Офісу генпрокурора вже бралаучасть у подібному навчальному візиті, присвяченому моделі підтримкипотерпілих та свідків, орієнтованій на потреби постраждалих. Ці знаннядопомогли у розробці концепції Координаційного центру підтримки потерпілих тасвідків, який вже розпочав свою роботу.</text:p>
      <text:p text:style-name="P4">
<text:span text:style-name="T4">
Читайте також:</text:span>
 <text:a xlink:type="simple" xlink:href="https://www.ukrinform.ua/rubric-ato/3728836-zlocini-rf-v-ukraini-predstavnica-derzdepu-rozpovila-akim-cinom-mks-ohopit-desatki-tisac-sprav.html" text:style-name="Internet_20_link" text:visited-style-name="Visited_20_Internet_20_Link">
 Злочини РФ в Україні: представниця Держдепу розповіла,яким чином МКС охопить десятки тисяч справ </text:a>
</text:p>
      <text:p text:style-name="P4">
Крім того, прокурори відвідали місто Вуковар, яке стало символом боротьбиХорватії за незалежність в 90-х роках минулого сторіччя. Свого часу це містобуло так само в фокусі уваги світової спільноти як нині українські Буча,Ірпінь чи Маріуполь.</text:p>
      <text:p text:style-name="P4">
Як зауважили в ОГП, досвід та методики розслідування жахливих воєннихзлочинів, які були скоєні на території Хорватії, є безцінними для пошуку іпокарання винних у війні, яку розв'язала РФ в Україні.</text:p>
      <text:p text:style-name="P4">
Як повідомляв Укрінформ, парламент Хорватії <text:a xlink:type="simple" xlink:href="https://www.ukrinform.ua/rubric-elections/3728751-parlament-horvatii-viznav-golodomor-genocidom-ukrainskogo-narodu.html" text:style-name="Internet_20_link" text:visited-style-name="Visited_20_Internet_20_Link">
 ухвалив декларацію</text:a>
 про визнання Голодомору 1932–1933років геноцидом українського народу.</text:p>
      <text:p text:style-name="P4">
<text:span text:style-name="T5">
Фото: Офіс генпрокурора</text:span>
</text:p>
      <text:p text:style-name="P4">
Source: <text:a xlink:type="simple" xlink:href="https://www.ukrinform.ua/rubric-ato/3730195-horvatski-prokurori-podililisa-z-ukrainskimi-dosvidom-rozsliduvanna-voennih-zlociniv.html" text:style-name="Internet_20_link" text:visited-style-name="Visited_20_Internet_20_Link">
https://www.ukrinform.ua/rubric-ato/3730195-horvatski-prokurori-podililisa-z-ukrainskimi-dosvidom-rozsliduvanna-voennih-zlociniv.html</text:a>
</text:p>
      <!--NEWS-->
      <text:h text:style-name="P10" text:outline-level="1">
<text:span text:style-name="T4">
Посилення безпеки стратегічних об’єктів на півночі України є ключовим питанням - Президент</text:span>
</text:h>
      <text:p text:style-name="P4">
Authors: Ukrinform (Person)</text:p>
      <text:p text:style-name="P4">
Publisher: Укринформ (Organization)</text:p>
      <text:p text:style-name="P4">
Published Time: 2023-07-01T15:02:00+03:00</text:p>
      <text:p text:style-name="P4">
Modified Time: 2023-07-01T22:02:00+03:00</text:p>
      <text:p text:style-name="P4">
Description: Під час виїзного засідання Ставки, яке відбулося на Рівненській АЕС, обговорювалися питання посилення безпеки стратегічних об'єктів у північних регіонах країни. — Укрінформ.</text:p>
      <text:p text:style-name="P4">
Images: ['<text:a xlink:type="simple" xlink:href="https://static.ukrinform.com/photos/2022_07/thumb_files/630_360_1657829957-221.jpeg" text:style-name="Internet_20_link" text:visited-style-name="Visited_20_Internet_20_Link">
630_360_16578...</text:a>
']</text:p>
      <text:p text:style-name="P4">
Tags: ['Зеленський', 'Безпека', 'Війна з Росією', 'Рівненська АЕС']</text:p>
      <text:p text:style-name="P4">
Type: Article</text:p>
      <!--METADATA-->
      <text:p text:style-name="P4">
<draw:frame draw:style-name="fr1" draw:name="Image66" text:anchor-type="as-char" svg:width="6.9236in" svg:height="3.956343in" draw:z-index="0">
<draw:image xlink:href="../Images/yкринформ/2023-07-01T15-02-00-03-00/630_360_1657829957-221.jpeg" xlink:type="simple" xlink:show="embed" xlink:actuate="onLoad" draw:mime-type="image/jpeg"/>
</draw:frame>
 Під часвиїзного засідання Ставки, яке відбулося на Рівненській АЕС, обговорювалисяпитання посилення безпеки стратегічних об'єктів у північних регіонах країни.</text:p>
      <text:p text:style-name="P4">
Як передає Укрінформ, про це у <text:a xlink:type="simple" xlink:href="https://www.youtube.com/watch" text:style-name="Internet_20_link" text:visited-style-name="Visited_20_Internet_20_Link">
 відеозверненні</text:a>
 повідомив Володимир Зеленський.</text:p>
      <text:p text:style-name="P4">
«Цей день ми завершуємо на Рівненщині – провів чергове виїзне засіданняСтавки. Ключові питання безпеки у північних регіонах нашої держави, нашізаходи на посилення безпеки. Все, що стосується і кордону, і наших сил ОСУВ«Північ», і українських стратегічних об’єктів – таких, як Рівненська атомнастанція, на якій власне й відбулась Ставка», - сказав Президент.</text:p>
      <text:p text:style-name="P4">
_Відео:<text:a xlink:type="simple" xlink:href="https://www.facebook.com/president.gov.ua" text:style-name="Internet_20_link" text:visited-style-name="Visited_20_Internet_20_Link">
 Офіс Президента </text:a>
 _</text:p>
      <text:p text:style-name="P4">
За словами глави держави, були заслухані доповіді розвідки,Головнокомандувача, командувача сил ОСУВ «Північ», керівника прикордонноїслужби, міністра внутрішніх справ, голови обласної державної адміністрації <text:a xlink:type="simple" xlink:href="https://www.ukrinform.ua/tag-rivnensina" text:style-name="Internet_20_link" text:visited-style-name="Visited_20_Internet_20_Link">
Рівненщини </text:a>
 щодо соціальних питань іпотреб людей. Також була доповідь президента компанії «Енергоатом» ПетраКотіна, директора Рівненської АЕС.</text:p>
      <text:p text:style-name="P4">
<text:span text:style-name="T4">
Читайте також:</text:span>
 <text:a xlink:type="simple" xlink:href="https://www.ukrinform.ua/rubric-ato/3730219-zelenskij-rosiani-mozut-zdijsniti-terakt-na-zaes-abi-zupiniti-kontrnastup.html" text:style-name="Internet_20_link" text:visited-style-name="Visited_20_Internet_20_Link">
 Зеленський: Росіяни можуть здійснити теракт на ЗАЕС, абизупинити контрнаступ </text:a>
</text:p>
      <text:p text:style-name="P4">
«Загалом детально пропрацювали не тільки все, що стосується фізичної безпекинаших стратегічних об’єктів та північних областей, а й таких чутливих питань,як кібербезпека», - додав Зеленський.</text:p>
      <text:p text:style-name="P4">
Як повідомлялося, Президент Володимир Зеленський у суботу, 1 липня, провіввиїзне засідання Ставки Верховного головнокомандувача на Рівненській атомнійелектростанції, щоб на місці оцінити будь-які можливі загрози станції.</text:p>
      <text:p text:style-name="P4">
<text:span text:style-name="T5">
Фото: ОП</text:span>
</text:p>
      <text:p text:style-name="P4">
Source: <text:a xlink:type="simple" xlink:href="https://www.ukrinform.ua/rubric-ato/3730335-posilenna-bezpeki-strategicnih-obektiv-na-pivnoci-ukraini-e-klucovim-pitannam-prezident.html" text:style-name="Internet_20_link" text:visited-style-name="Visited_20_Internet_20_Link">
https://www.ukrinform.ua/rubric-ato/3730335-posilenna-bezpeki-strategicnih-obektiv-na-pivnoci-ukraini-e-klucovim-pitannam-prezident.html</text:a>
</text:p>
      <!--NEWS-->
      <text:h text:style-name="P10" text:outline-level="1">
<text:span text:style-name="T4">
Зеленський зустрівся з прем'єром Іспанії</text:span>
</text:h>
      <text:p text:style-name="P4">
Authors: Ukrinform (Person)</text:p>
      <text:p text:style-name="P4">
Publisher: Укринформ (Organization)</text:p>
      <text:p text:style-name="P4">
Published Time: 2023-07-01T15:03:00+03:00</text:p>
      <text:p text:style-name="P4">
Modified Time: 2023-07-01T15:03:00+03:00</text:p>
      <text:p text:style-name="P4">
Description: Президент Володимир Зеленський провів зустріч із прем'єр-міністром Королівства Іспанія Педро Санчесом. — Укрінформ.</text:p>
      <text:p text:style-name="P4">
Images: ['<text:a xlink:type="simple" xlink:href="https://static.ukrinform.com/photos/2023_07/thumb_files/630_360_1688213351-119.jpg" text:style-name="Internet_20_link" text:visited-style-name="Visited_20_Internet_20_Link">
630_360_16882...</text:a>
']</text:p>
      <text:p text:style-name="P4">
Tags: ['Іспанія', "Прем'єр", 'Зеленський', 'Санчес']</text:p>
      <text:p text:style-name="P4">
Type: Article</text:p>
      <!--METADATA-->
      <text:p text:style-name="P4">
<draw:frame draw:style-name="fr1" draw:name="Image67" text:anchor-type="as-char" svg:width="6.9236in" svg:height="3.956343in" draw:z-index="0">
<draw:image xlink:href="../Images/yкринформ/2023-07-01T15-03-00-03-00/630_360_1688213351-119.jpg" xlink:type="simple" xlink:show="embed" xlink:actuate="onLoad" draw:mime-type="image/jpeg"/>
</draw:frame>
 ПрезидентВолодимир Зеленський провів зустріч із прем'єр-міністром Королівства ІспаніяПедро Санчесом.</text:p>
      <text:p text:style-name="P4">
Про це Глава держави повідомив у <text:a xlink:type="simple" xlink:href="https://t.me/V_Zelenskiy_official/6796" text:style-name="Internet_20_link" text:visited-style-name="Visited_20_Internet_20_Link">
 Телеграмі</text:a>
 , передає Укрінформ.</text:p>
      <text:p text:style-name="P4">
_Відео:<text:a xlink:type="simple" xlink:href="http://t.me/V_Zelenskiy_official/6796" text:style-name="Internet_20_link" text:visited-style-name="Visited_20_Internet_20_Link">
 ОП </text:a>
 _</text:p>
      <text:p text:style-name="P4">
"Педро Санчесе, пане премʼєр-міністре, дякую за важливий візит і підтримкунашого народу! Надзвичайно символічно, що цей візит відбувається в перший жедень іспанського головування в ЄС. Наш спільний європейський дім точно вже неуявити без України, без нашої сміливості й відданості свободі тасправедливості", - зазначив <text:a xlink:type="simple" xlink:href="https://www.ukrinform.ua/tag-zelenskij" text:style-name="Internet_20_link" text:visited-style-name="Visited_20_Internet_20_Link">
 Зеленський </text:a>
 .</text:p>
      <text:p text:style-name="P4">
<text:span text:style-name="T4">
Читайте також:</text:span>
 <text:a xlink:type="simple" xlink:href="https://www.ukrinform.ua/rubric-polytics/3730183-clenstvo-ukraini-v-nato-postavilo-b-putina-na-misce-zelenskij.html" text:style-name="Internet_20_link" text:visited-style-name="Visited_20_Internet_20_Link">
 Членство України в НАТО поставило б Путіна на місце -<text:span text:style-name="T4">
Зеленський</text:span>
 </text:a>
</text:p>
      <text:p text:style-name="P4">
Як повідомлялося, прем'єр-міністр Іспанії Педро Санчесом у суботу перебуває звізитом в Україні. Він уже <text:a xlink:type="simple" xlink:href="https://www.ukrinform.ua/rubric-polytics/3730155-premer-ispanii-vistupiv-u-verhovnij-radi.html" text:style-name="Internet_20_link" text:visited-style-name="Visited_20_Internet_20_Link">
 виступив у Верховній Раді.</text:a>
</text:p>
      <text:p text:style-name="P4">
<text:span text:style-name="T5">
Фото: Офіс Президента</text:span>
</text:p>
      <text:p text:style-name="P4">
Source: <text:a xlink:type="simple" xlink:href="https://www.ukrinform.ua/rubric-polytics/3730196-zelenskij-zustrivsa-z-premerom-ispanii.html" text:style-name="Internet_20_link" text:visited-style-name="Visited_20_Internet_20_Link">
https://www.ukrinform.ua/rubric-polytics/3730196-zelenskij-zustrivsa-z-premerom-ispanii.html</text:a>
</text:p>
      <!--NEWS-->
      <text:h text:style-name="P10" text:outline-level="1">
<text:span text:style-name="T4">
Твіттер закриває доступ до контенту користувачам без облікового запису</text:span>
</text:h>
      <text:p text:style-name="P4">
Authors: Ukrinform (Person)</text:p>
      <text:p text:style-name="P4">
Publisher: Укринформ (Organization)</text:p>
      <text:p text:style-name="P4">
Published Time: 2023-07-01T15:08:00+03:00</text:p>
      <text:p text:style-name="P4">
Modified Time: 2023-07-01T15:08:00+03:00</text:p>
      <text:p text:style-name="P4">
Description: Компанія "Твіттер" відтепер вимагатиме від користувачів мати обліковий запис у соцмережі, щоб переглядати твіти. — Укрінформ.</text:p>
      <text:p text:style-name="P4">
Images: ['<text:a xlink:type="simple" xlink:href="https://static.ukrinform.com/photos/2017_11/thumb_files/630_360_1510129997-7877.jpg" text:style-name="Internet_20_link" text:visited-style-name="Visited_20_Internet_20_Link">
630_360_15101...</text:a>
']</text:p>
      <text:p text:style-name="P4">
Tags: ['Технології', 'Twitter', 'Соцмережі']</text:p>
      <text:p text:style-name="P4">
Type: Article</text:p>
      <!--METADATA-->
      <text:p text:style-name="P4">
<draw:frame draw:style-name="fr1" draw:name="Image68" text:anchor-type="as-char" svg:width="6.9236in" svg:height="3.956343in" draw:z-index="0">
<draw:image xlink:href="../Images/yкринформ/2023-07-01T15-08-00-03-00/630_360_1510129997-7877.jpg" xlink:type="simple" xlink:show="embed" xlink:actuate="onLoad" draw:mime-type="image/jpeg"/>
</draw:frame>
 Компанія"Твіттер" відтепер вимагатиме від користувачів мати обліковий запис усоцмережі, щоб переглядати твіти.</text:p>
      <text:p text:style-name="P4">
Про це повідомляє <text:a xlink:type="simple" xlink:href="https://www.reuters.com/technology/twitter-now-needs-users-sign-view-tweets-2023-06-30/" text:style-name="Internet_20_link" text:visited-style-name="Visited_20_Internet_20_Link">
 Reuters </text:a>
 , передає Укрінформ.</text:p>
      <text:p text:style-name="P4">
Як зазначається, тим, хто намагатиметься переглянути контент на платформі " <text:a xlink:type="simple" xlink:href="https://www.ukrinform.ua/tag-twitter" text:style-name="Internet_20_link" text:visited-style-name="Visited_20_Internet_20_Link">
Твіттер </text:a>
 ", буде запропоновано створитиобліковий запис або увійти в існуючий, щоб побачити дописи.</text:p>
      <text:p text:style-name="P4">
Власник компанії Ілон Маск назвав це «тимчасовим надзвичайним заходом».</text:p>
      <text:p text:style-name="P4">
За його словами, сотні організацій збирали дані в соцмережі, що негативновпливало на роботу користувачів.</text:p>
      <text:p text:style-name="P4">
Раніше Маск уже висловлював невдоволення тим, що фірми з розробки штучногоінтелекту, такі як OpenAI, використовують дані компанії для навчання своїхвеликих мовних моделей.</text:p>
      <text:p text:style-name="P4">
«Ми обов'язково подамо в суд на тих, хто вкрав наші дані, і з нетерпіннямчекаємо зустрічі з ними в суді, який відбудеться (за оптимістичнимирозрахунками) через 2-3 роки», - сказав Маск.</text:p>
      <text:p text:style-name="P4">
<text:span text:style-name="T4">
Читайте також:</text:span>
 <text:a xlink:type="simple" xlink:href="https://www.ukrinform.ua/rubric-technology/3725248-mask-zapevniv-so-twitter-vikonuvatime-zakoni-es-pro-borotbu-z-dezinformacieu.html" text:style-name="Internet_20_link" text:visited-style-name="Visited_20_Internet_20_Link">
 <text:span text:style-name="T4">
Маск</text:span>
 запевнив, що Twitter виконуватиме закони ЄС проборотьбу з дезінформацією </text:a>
</text:p>
      <text:p text:style-name="P4">
У травні адвокат Маска Алекс Спіро у листі на ім'я генерального директоракомпанії "Майкрософт" Сатьї Наделли закликав технологічного гіганта провестиаудит використання контенту Твіттера, заявляючи про порушення угоди провикористання даних соцмережі.</text:p>
      <text:p text:style-name="P4">
Твіттер також почав стягувати з користувачів плату за доступ до свогоінтерфейсу прикладного програмування (API), який використовується стороннімидодатками та дослідниками.</text:p>
      <text:p text:style-name="P4">
Source: <text:a xlink:type="simple" xlink:href="https://www.ukrinform.ua/rubric-technology/3730197-tvitter-zakrivae-dostup-do-kontentu-koristuvacam-bez-oblikovogo-zapisu.html" text:style-name="Internet_20_link" text:visited-style-name="Visited_20_Internet_20_Link">
https://www.ukrinform.ua/rubric-technology/3730197-tvitter-zakrivae-dostup-do-kontentu-koristuvacam-bez-oblikovogo-zapisu.html</text:a>
</text:p>
      <!--NEWS-->
      <text:h text:style-name="P10" text:outline-level="1">
<text:span text:style-name="T4">
Рейтинг ФІДЕ: Марія Музичук замикає топ-10 найкращих шахісток світу</text:span>
</text:h>
      <text:p text:style-name="P4">
Authors: Ukrinform (Person)</text:p>
      <text:p text:style-name="P4">
Publisher: Укринформ (Organization)</text:p>
      <text:p text:style-name="P4">
Published Time: 2023-07-01T15:11:04+03:00</text:p>
      <text:p text:style-name="P4">
Modified Time: 2023-07-01T15:11:04+03:00</text:p>
      <text:p text:style-name="P4">
Description: Міжнародна федерація шахів (ФІДЕ) оприлюднила рейтинг-лист станом на 1 липня 2023 року. — Укрінформ.</text:p>
      <text:p text:style-name="P4">
Images: ['<text:a xlink:type="simple" xlink:href="https://static.ukrinform.com/photos/2023_07/thumb_files/630_360_1688213414-475.jpg" text:style-name="Internet_20_link" text:visited-style-name="Visited_20_Internet_20_Link">
630_360_16882...</text:a>
']</text:p>
      <text:p text:style-name="P4">
Tags: ['Музичук', 'Рейтинг', 'Шахи', 'ФІДЕ']</text:p>
      <text:p text:style-name="P4">
Type: Article</text:p>
      <!--METADATA-->
      <text:p text:style-name="P4">
<draw:frame draw:style-name="fr1" draw:name="Image69" text:anchor-type="as-char" svg:width="6.9236in" svg:height="3.956343in" draw:z-index="0">
<draw:image xlink:href="../Images/yкринформ/2023-07-01T15-11-04-03-00/630_360_1688213414-475.jpg" xlink:type="simple" xlink:show="embed" xlink:actuate="onLoad" draw:mime-type="image/jpeg"/>
</draw:frame>
 Міжнароднафедерація шахів (ФІДЕ) оприлюднила рейтинг-лист станом на 1 липня 2023 року.</text:p>
      <text:p text:style-name="P4">
У першу десятку <text:a xlink:type="simple" xlink:href="https://ratings.fide.com/" text:style-name="Internet_20_link" text:visited-style-name="Visited_20_Internet_20_Link">
 списку </text:a>
 у жінок, як і раніше,входить ексчемпіонка світу українка Марія Музичук (коефіцієнт 2511), яказаймає 10-ту позицію, передає Укрінформ.</text:p>
      <text:p text:style-name="P4">
Старша сестра Марії - Анна Музичук (2509) піднялася на одну сходинку і посідає11-те місце.</text:p>
      <text:p text:style-name="P4">
Жіночий рейтинг продовжує очолювати китаянка Хоу Іфань (2628).</text:p>
      <text:p text:style-name="P4">
У першій сотні найсильніших шахісток світу, окрім сестер Музичук, ще трипредставниці України: 30. Юлія Осьмак (2444), 33. Анна Ушеніна (2434), 80.Наталія Букса (2365).</text:p>
      <text:p text:style-name="P4">
<text:span text:style-name="T4">
Читайте також:</text:span>
 <text:a xlink:type="simple" xlink:href="https://www.ukrinform.ua/rubric-sports/3707242-ukraina-propustit-unackij-cs-z-sahiv-cerez-dopusk-rosian-i-bilorusiv.html" text:style-name="Internet_20_link" text:visited-style-name="Visited_20_Internet_20_Link">
 Україна пропустить юнацький ЧС з шахів через допускросіян і білорусів </text:a>
</text:p>
      <text:p text:style-name="P4">
У чоловіків упевнено лідирує норвежець Магнус Карлсен (2835).</text:p>
      <text:p text:style-name="P4">
До першої світової сотні входять сім шахістів України: 38. Павло Ельянов(2694), 64. Ігор Коваленко (2674), 65. Андрій Волокітін (2674), 72. АнтонКоробов (2667), 73. Василь Іванчук (2667), 76. Руслан Пономарьов (2664), 87.Юрій Криворучко (2656).</text:p>
      <text:p text:style-name="P4">
Фото: Facebook.</text:p>
      <text:p text:style-name="P4">
Source: <text:a xlink:type="simple" xlink:href="https://www.ukrinform.ua/rubric-sports/3730198-rejting-fide-maria-muzicuk-zamikae-top10-najkrasih-sahistok-svitu.html" text:style-name="Internet_20_link" text:visited-style-name="Visited_20_Internet_20_Link">
https://www.ukrinform.ua/rubric-sports/3730198-rejting-fide-maria-muzicuk-zamikae-top10-najkrasih-sahistok-svitu.html</text:a>
</text:p>
      <!--NEWS-->
      <text:h text:style-name="P10" text:outline-level="1">
<text:span text:style-name="T4">
Графіка навчання українців на F-16 немає, дехто з партнерів зволікає – Зеленський</text:span>
</text:h>
      <text:p text:style-name="P4">
Authors: Ukrinform (Person)</text:p>
      <text:p text:style-name="P4">
Publisher: Укринформ (Organization)</text:p>
      <text:p text:style-name="P4">
Published Time: 2023-07-01T15:12:00+03:00</text:p>
      <text:p text:style-name="P4">
Modified Time: 2023-07-01T15:12:00+03:00</text:p>
      <text:p text:style-name="P4">
Description: Графіка навчання українських пілотів на західних винищувачах F-16 на цей час немає, дехто з іноземних партнерів зволікає. — Укрінформ.</text:p>
      <text:p text:style-name="P4">
Images: ['<text:a xlink:type="simple" xlink:href="https://static.ukrinform.com/photos/2023_02/thumb_files/630_360_1677164282-741.jpg" text:style-name="Internet_20_link" text:visited-style-name="Visited_20_Internet_20_Link">
630_360_16771...</text:a>
']</text:p>
      <text:p text:style-name="P4">
Tags: ['Літак', 'Винищувач', 'Зеленський', 'Війна з Росією', 'Пілот']</text:p>
      <text:p text:style-name="P4">
Type: Article</text:p>
      <!--METADATA-->
      <text:p text:style-name="P4">
<draw:frame draw:style-name="fr1" draw:name="Image70" text:anchor-type="as-char" svg:width="6.9236in" svg:height="3.956343in" draw:z-index="0">
<draw:image xlink:href="../Images/yкринформ/2023-07-01T15-12-00-03-00/630_360_1677164282-741.jpg" xlink:type="simple" xlink:show="embed" xlink:actuate="onLoad" draw:mime-type="image/jpeg"/>
</draw:frame>
 Графіканавчання українських пілотів на західних винищувачах F-16 на цей час немає,дехто з іноземних партнерів зволікає.</text:p>
      <text:p text:style-name="P4">
Про це заявив Президент Володимир Зеленський під час спільної з Прем’єр-міністром Іспанії Педро Санчесом пресконференції у Києві, повідомляєкореспондент Укрінформу.</text:p>
      <text:p text:style-name="P4">
«Ми домовились, дотиснули, що в нас є коаліція країн, які готові розпочатитренування для українських пілотів (на F-16 – ред.). Графіка тренувальнихмісій немає. Я вважаю, що деякі партнери з цим затягують. Для чого вони цероблять, мені невідомо», - сказав Зеленський.</text:p>
      <text:p text:style-name="P4">
<text:span text:style-name="T4">
Читайте також:</text:span>
 <text:a xlink:type="simple" xlink:href="https://www.ukrinform.ua/rubric-ato/3729880-zelenskij-pokazav-robotu-ukrainskoi-aviacii-koli-u-nas-budut-f16-rosia-ne-matime-sansiv-u-nebi.html" text:style-name="Internet_20_link" text:visited-style-name="Visited_20_Internet_20_Link">
 Зеленський показав роботу авіації ЗСУ: Коли у нас будутьF-16, Росія не матиме шансів у небі </text:a>
</text:p>
      <text:p text:style-name="P4">
Як <text:a xlink:type="simple" xlink:href="https://www.ukrinform.ua/rubric-ato/3723489-reznikov-pro-perspektivu-otrimanna-ukrainou-f16-ptaskova-koalicia-vidbulasa.html" text:style-name="Internet_20_link" text:visited-style-name="Visited_20_Internet_20_Link">
 повідомлялося </text:a>
 , міністроборони Олексій Резніков раніше заявляв, що під час засідання Комісії НАТО-Україна були досягнуті конкретні зобов’язання союзників по Альянсу щодоорганізації спеціалізованого тренування для українських пілотів на літакахF-16, що відкриє шлях до поставки цих <text:a xlink:type="simple" xlink:href="https://www.ukrinform.ua/tag-litak" text:style-name="Internet_20_link" text:visited-style-name="Visited_20_Internet_20_Link">
 літаків</text:a>
 в Україну.</text:p>
      <text:p text:style-name="P4">
Source: <text:a xlink:type="simple" xlink:href="https://www.ukrinform.ua/rubric-ato/3730200-grafika-navcanna-ukrainciv-na-f16-nemae-dehto-z-partneriv-zvolikae-zelenskij.html" text:style-name="Internet_20_link" text:visited-style-name="Visited_20_Internet_20_Link">
https://www.ukrinform.ua/rubric-ato/3730200-grafika-navcanna-ukrainciv-na-f16-nemae-dehto-z-partneriv-zvolikae-zelenskij.html</text:a>
</text:p>
      <!--NEWS-->
      <text:h text:style-name="P10" text:outline-level="1">
<text:span text:style-name="T4">
Іспанія надасть Україні додатково чотири танки Leopard і бронетранспортери</text:span>
</text:h>
      <text:p text:style-name="P4">
Authors: Ukrinform (Person)</text:p>
      <text:p text:style-name="P4">
Publisher: Укринформ (Organization)</text:p>
      <text:p text:style-name="P4">
Published Time: 2023-07-01T15:14:00+03:00</text:p>
      <text:p text:style-name="P4">
Modified Time: 2023-07-01T15:14:00+03:00</text:p>
      <text:p text:style-name="P4">
Description: Іспанія незабаром поставить в Україні додатково 4 танки Leopard, бронетранспортери та мобільний польовий шпиталь.  — Укрінформ.</text:p>
      <text:p text:style-name="P4">
Images: ['<text:a xlink:type="simple" xlink:href="https://static.ukrinform.com/photos/2023_07/thumb_files/630_360_1688215601-826.jpg" text:style-name="Internet_20_link" text:visited-style-name="Visited_20_Internet_20_Link">
630_360_16882...</text:a>
']</text:p>
      <text:p text:style-name="P4">
Tags: ['Іспанія', 'допомога', 'Санчес', 'Війна з Росією', ' танк Leopard']</text:p>
      <text:p text:style-name="P4">
Type: Article</text:p>
      <!--METADATA-->
      <text:p text:style-name="P4">
<draw:frame draw:style-name="fr1" draw:name="Image71" text:anchor-type="as-char" svg:width="6.9236in" svg:height="3.956343in" draw:z-index="0">
<draw:image xlink:href="../Images/yкринформ/2023-07-01T15-14-00-03-00/630_360_1688215601-826.jpg" xlink:type="simple" xlink:show="embed" xlink:actuate="onLoad" draw:mime-type="image/jpeg"/>
</draw:frame>
 Іспаніянезабаром поставить в Україні додатково 4 танки Leopard, бронетранспортери тамобільний польовий шпиталь.</text:p>
      <text:p text:style-name="P4">
Про це заявив Прем'єр-міністр Іспанії Педро Санчес на спільній з ПрезидентомУкраїни Володимиром Зеленським пресконференції у Києві, повідомляєкореспондент Укрінформу.</text:p>
      <text:p text:style-name="P4">
« <text:a xlink:type="simple" xlink:href="https://www.ukrinform.ua/tag-ispania" text:style-name="Internet_20_link" text:visited-style-name="Visited_20_Internet_20_Link">
 Іспанія </text:a>
 незабаром поставить новуважку техніку для допомоги у війні, зокрема 4 танки Leopard табронетранспортери. Ми також поставимо портативний польовий шпиталь зхірургічним обладнанням. Цей елемент має посилити спроможність Українинадавати допомогу пораненим військовим та цивільним поблизу лінії фронту», -сказав Санчес.</text:p>
      <text:p text:style-name="P4">
Він також зазначив, що за останні місяці в Іспанії надали різного родудопомогу більш як 650 громадянам України, багато з них були поранені у боях.</text:p>
      <text:p text:style-name="P4">
«Я також радий повідомити, що після наших двосторонніх перемовин під час могоостаннього візиту до Києва українські терапевти вже проходять підвищеннякваліфікації в місті Сарагоса. Вони вивчають сучасні методи лікування тазастосування протезів. Ще більше фахівців будуть прибувати до Іспанії протягомкожних наступних трьох тижнів для проходження підготовки. Вони зможутьякісніше надавати лікування та реабілітацію», - зазначив Прем’єр-міністрІспанії.</text:p>
      <text:p text:style-name="P4">
<text:span text:style-name="T4">
Читайте також:</text:span>
 <text:a xlink:type="simple" xlink:href="https://www.ukrinform.ua/rubric-economy/3730185-ispania-vidilit-ukraini-55-miljoniv-na-finansuvanna-pidpriemstv-i-energosistemi-dla-skil.html" text:style-name="Internet_20_link" text:visited-style-name="Visited_20_Internet_20_Link">
 <text:span text:style-name="T4">
Іспанія</text:span>
 дає Україні €55 мільйонів на фінансуванняпідприємств і енергосистеми шкіл </text:a>
</text:p>
      <text:p text:style-name="P4">
Як повідомлялося, Прем'єр-міністр Іспанії Педро Санчес у суботу перебуває звізитом в Україні.</text:p>
      <text:p text:style-name="P4">
Source: <text:a xlink:type="simple" xlink:href="https://www.ukrinform.ua/rubric-ato/3730202-ispania-nadast-ukraini-dodatkovo-cotiri-tanki-leopard-i-bronetransporteri.html" text:style-name="Internet_20_link" text:visited-style-name="Visited_20_Internet_20_Link">
https://www.ukrinform.ua/rubric-ato/3730202-ispania-nadast-ukraini-dodatkovo-cotiri-tanki-leopard-i-bronetransporteri.html</text:a>
</text:p>
      <!--NEWS-->
      <text:h text:style-name="P10" text:outline-level="1">
<text:span text:style-name="T4">
Голова ДПСУ перевірив оборону на кордоні з Росією у Харківській області</text:span>
</text:h>
      <text:p text:style-name="P4">
Authors: Ukrinform (Person)</text:p>
      <text:p text:style-name="P4">
Publisher: Укринформ (Organization)</text:p>
      <text:p text:style-name="P4">
Published Time: 2023-07-01T15:23:00+03:00</text:p>
      <text:p text:style-name="P4">
Modified Time: 2023-07-01T15:23:00+03:00</text:p>
      <text:p text:style-name="P4">
Description: Голова Державної прикордонної служби України Сергій Дейнеко перевірив облаштування оборони на кордоні з Російської Федерацією та умови розміщення особового складу. — Укрінформ.</text:p>
      <text:p text:style-name="P4">
Images: ['<text:a xlink:type="simple" xlink:href="https://static.ukrinform.com/photos/2023_07/thumb_files/630_360_1688214063-1530.jpeg" text:style-name="Internet_20_link" text:visited-style-name="Visited_20_Internet_20_Link">
630_360_16882...</text:a>
']</text:p>
      <text:p text:style-name="P4">
Tags: ['Оборона', 'Харківщина', 'Кордон', 'Дейнеко']</text:p>
      <text:p text:style-name="P4">
Type: Article</text:p>
      <!--METADATA-->
      <text:p text:style-name="P4">
<draw:frame draw:style-name="fr1" draw:name="Image72" text:anchor-type="as-char" svg:width="6.9236in" svg:height="3.956343in" draw:z-index="0">
<draw:image xlink:href="../Images/yкринформ/2023-07-01T15-23-00-03-00/630_360_1688214063-1530.jpeg" xlink:type="simple" xlink:show="embed" xlink:actuate="onLoad" draw:mime-type="image/jpeg"/>
</draw:frame>
 ГоловаДержавної прикордонної служби України Сергій Дейнеко перевірив облаштуванняоборони на кордоні з Російської Федерацією та умови розміщення особовогоскладу.</text:p>
      <text:p text:style-name="P4">
Як передає Укрінформ, про це повідомляє <text:a xlink:type="simple" xlink:href="https://dpsu.gov.ua/ua/news/%20video%20-sergiy-deyneko-tut-i-zavzhdi-bude-nash-kordon-/" text:style-name="Internet_20_link" text:visited-style-name="Visited_20_Internet_20_Link">
 пресслужба ДПСУ</text:a>
 .</text:p>
      <text:p text:style-name="P4">
“Дейнеко перевірив облаштування позицій з прикриття та оборони лініїдержавного <text:a xlink:type="simple" xlink:href="https://www.ukrinform.ua/tag-kordon" text:style-name="Internet_20_link" text:visited-style-name="Visited_20_Internet_20_Link">
 кордону </text:a>
 , заслухавкерівників підрозділів та поговорив з бійцями”, - ідеться в повідомленні.</text:p>
      <text:p text:style-name="P4">
_Відео:<text:a xlink:type="simple" xlink:href="https://t.me/DPSUkr/12139" text:style-name="Internet_20_link" text:visited-style-name="Visited_20_Internet_20_Link">
 ДПСУ </text:a>
 _</text:p>
      <text:p text:style-name="P4">
Військовослужбовці, зокрема зазначали, що росіяни досить активновикористовують засоби радіоелектронної боротьби та намагаються вести повітрянурозвідку для викриття позицій, на що українські захисники використовують всіможливі засоби, аби ефективно цьому протидіяти.</text:p>
      <text:p text:style-name="P4">
</text:p>
      <text:p text:style-name="P4">
<text:a xlink:type="simple" xlink:href="https://static.ukrinform.com/photos/2023_07/1688214063-7976.jpeg" text:style-name="Internet_20_link" text:visited-style-name="Visited_20_Internet_20_Link">
 </text:a>
 <text:a xlink:type="simple" xlink:href="https://static.ukrinform.com/photos/2023_07/1688214063-9729.jpeg" text:style-name="Internet_20_link" text:visited-style-name="Visited_20_Internet_20_Link">
</text:a>
 <text:a xlink:type="simple" xlink:href="https://static.ukrinform.com/photos/2023_07/1688214063-8822.jpeg" text:style-name="Internet_20_link" text:visited-style-name="Visited_20_Internet_20_Link">
</text:a>
 <text:a xlink:type="simple" xlink:href="https://static.ukrinform.com/photos/2023_07/1688214063-3009.jpeg" text:style-name="Internet_20_link" text:visited-style-name="Visited_20_Internet_20_Link">
</text:a>
 <text:a xlink:type="simple" xlink:href="https://static.ukrinform.com/photos/2023_07/1688214063-1530.jpeg" text:style-name="Internet_20_link" text:visited-style-name="Visited_20_Internet_20_Link">
<draw:frame draw:style-name="fr1" draw:name="Image78" text:anchor-type="as-char" svg:width="6.9236in" svg:height="3.956343in" draw:z-index="0">
<draw:image xlink:href="../Images/yкринформ/2023-07-01T15-23-00-03-00/630_360_1688214063-1530.jpeg" xlink:type="simple" xlink:show="embed" xlink:actuate="onLoad" draw:mime-type="image/jpeg"/>
</draw:frame>
</text:a>
 <text:a xlink:type="simple" xlink:href="https://static.ukrinform.com/photos/2023_07/1688214063-1015.jpeg" text:style-name="Internet_20_link" text:visited-style-name="Visited_20_Internet_20_Link">
</text:a>
 <text:a xlink:type="simple" xlink:href="https://static.ukrinform.com/photos/2023_07/1688214064-2934.jpeg" text:style-name="Internet_20_link" text:visited-style-name="Visited_20_Internet_20_Link">
</text:a>
 <text:a xlink:type="simple" xlink:href="https://static.ukrinform.com/photos/2023_07/1688214064-8831.jpeg" text:style-name="Internet_20_link" text:visited-style-name="Visited_20_Internet_20_Link">
</text:a>
 <text:a xlink:type="simple" xlink:href="https://static.ukrinform.com/photos/2023_07/1688214064-6824.jpeg" text:style-name="Internet_20_link" text:visited-style-name="Visited_20_Internet_20_Link">
</text:a>
 <text:a xlink:type="simple" xlink:href="https://static.ukrinform.com/photos/2023_07/1688214064-3576.jpeg" text:style-name="Internet_20_link" text:visited-style-name="Visited_20_Internet_20_Link">
</text:a>
</text:p>
      <text:p text:style-name="P4">
Також були обговорені кроки для більш ефективного застосування мінометних тагранатометних розрахунків, уточнені деталі бойових позицій та розташуванняросійських військ. Окремо акцентувалася увага на ефективному використаннібезпілотників для відстеження лінії державного кордону.</text:p>
      <text:p text:style-name="P4">
Дайнеко проаналізував стан озброєння, технічних засобів і перевіривоблаштування позицій та умови розміщення особового складу. Також йшлося прозабезпеченість харчуванням та іншими всіма необхідними засобами.</text:p>
      <text:p text:style-name="P4">
Голова ДПСУ зауважив, що кордон з РФ залишається досить складним івідповідальним напрямком, оскільки ворог щоденно веде обстріли зі своєїтериторії, а також намагається застосовувати диверсійні групи.</text:p>
      <text:p text:style-name="P4">
<text:span text:style-name="T4">
Читайте також:</text:span>
 <text:a xlink:type="simple" xlink:href="https://www.ukrinform.ua/rubric-ato/3721837-dejneko-vidvidav-pozicii-prikordonnikiv-na-bahmutskomu-ta-limanskomu-napramkah.html" text:style-name="Internet_20_link" text:visited-style-name="Visited_20_Internet_20_Link">
 <text:span text:style-name="T4">
Дейнеко</text:span>
 відвідав позиції прикордонників наБахмутському та Лиманському напрямках </text:a>
</text:p>
      <text:p text:style-name="P4">
Дейнеко подякував бійцям за мужність під час оборони України від росіян та щераз наголосив, що “тут є і завжди буде наш кордон”.</text:p>
      <text:p text:style-name="P4">
Як повідомляв Укрінформ, 30 червня росіяни з артилерії та мінометівобстрілювали прикордонні та прифронтові населені пункти Куп'янського таЧугуївського районів Харківської області. Зокрема під ударами російськихзагарбників перебували Гатище, Огірцеве, Дворічанське, Синьківка та іншінаселені пункти.</text:p>
      <text:p text:style-name="P4">
Source: <text:a xlink:type="simple" xlink:href="https://www.ukrinform.ua/rubric-ato/3730207-golova-dpsu-pereviriv-oboronu-na-kordoni-z-rosieu-u-harkivskij-oblasti.html" text:style-name="Internet_20_link" text:visited-style-name="Visited_20_Internet_20_Link">
https://www.ukrinform.ua/rubric-ato/3730207-golova-dpsu-pereviriv-oboronu-na-kordoni-z-rosieu-u-harkivskij-oblasti.html</text:a>
</text:p>
      <!--NEWS-->
      <text:h text:style-name="P10" text:outline-level="1">
<text:span text:style-name="T4">
У США затримали підозрюваного у вбивстві, який переховувався майже 40 років</text:span>
</text:h>
      <text:p text:style-name="P4">
Authors: Ukrinform (Person)</text:p>
      <text:p text:style-name="P4">
Publisher: Укринформ (Organization)</text:p>
      <text:p text:style-name="P4">
Published Time: 2023-07-01T15:25:05+03:00</text:p>
      <text:p text:style-name="P4">
Modified Time: 2023-07-01T15:25:05+03:00</text:p>
      <text:p text:style-name="P4">
Description: Американські правоохоронці затримали у штаті Каліфорнія підозрюваного у вбивстві, який переховувався майже чотири десятиліття. — Укрінформ.</text:p>
      <text:p text:style-name="P4">
Images: ['<text:a xlink:type="simple" xlink:href="https://static.ukrinform.com/photos/2023_07/thumb_files/630_360_1688214214-113.png" text:style-name="Internet_20_link" text:visited-style-name="Visited_20_Internet_20_Link">
630_360_16882...</text:a>
']</text:p>
      <text:p text:style-name="P4">
Tags: ['Арешт', 'Розшук', 'США', 'Вбивство']</text:p>
      <text:p text:style-name="P4">
Type: Article</text:p>
      <!--METADATA-->
      <text:p text:style-name="P4">
<draw:frame draw:style-name="fr1" draw:name="Image84" text:anchor-type="as-char" svg:width="6.9236in" svg:height="3.956343in" draw:z-index="0">
<draw:image xlink:href="../Images/yкринформ/2023-07-01T15-25-05-03-00/630_360_1688214214-113.png" xlink:type="simple" xlink:show="embed" xlink:actuate="onLoad" draw:mime-type="image/png"/>
</draw:frame>
Американські правоохоронці затримали у штаті Каліфорнія підозрюваного увбивстві, який переховувався майже чотири десятиліття.</text:p>
      <text:p text:style-name="P4">
Як передає Укрінформ, про це повідомляє <text:a xlink:type="simple" xlink:href="http://www.bbc.com/news/world-us-canada-66073441" text:style-name="Internet_20_link" text:visited-style-name="Visited_20_Internet_20_Link">
 BBC </text:a>
 .</text:p>
      <text:p text:style-name="P4">
«Затримання Дональда Сантіні забезпечує справедливість для жертви та її родинипісля майже чотирьох десятиліть очікувань», — заявив шериф Чад Хроністер зокругу Гіллсборо, штат Флорида.</text:p>
      <text:p text:style-name="P4">
Зазначається, що 65-річний Дональд Сантіні використовував 13 псевдонімів, щобуникнути арешту за вбивство жінки у Флориді у 1984 році.</text:p>
      <text:p text:style-name="P4">
На момент затримання він працював главою місцевого Агентства водних ресурсів вКаліфорнії. Сантіні екстрадували до Флориди, де йому будуть пред’явленізвинувачення у вбивстві.</text:p>
      <text:p text:style-name="P4">
Його розшукували за вбивство Синтії Вуд, на той час 33-річної жінки, якаперебувала в процесі розлучення зі своїм чоловіком. Сантіні був останньоюлюдиною, яку бачили з нею 6 червня 1984 року, перш ніж детективи виявили їїтіло у каналі.</text:p>
      <text:p text:style-name="P4">
</text:p>
      <text:p text:style-name="P4">
Історія про Сантіні кілька разів з'являвся в телевізійному шоу America's MostWanted (Найбільш розшукувані у США) - в 1990, 2005 і 2013 роках. Крім цього,багато відомств, у тому числі ФБР, багато років працювали над цією справою.</text:p>
      <text:p text:style-name="P4">
Пошуки Сантіні проходили у Техасі, Каліфорнії та навіть у Таїланді, алебезуспішно. Нещодавно правоохоронці отримали інформацію, яка їх привела доокругу Сан-Дієго, де знаходився Сантіні.</text:p>
      <text:p text:style-name="P4">
<text:span text:style-name="T4">
Читайте також:</text:span>
 <text:a xlink:type="simple" xlink:href="https://www.ukrinform.ua/rubric-world/3718727-v-amerikanskij-vaznici-pomer-kolisnij-agent-fbr-akij-spiguvav-dla-moskvi.html" text:style-name="Internet_20_link" text:visited-style-name="Visited_20_Internet_20_Link">
 В американській в'язниці помер колишній агент <text:span text:style-name="T4">
ФБР</text:span>
 ,який шпигував для Москви </text:a>
</text:p>
      <text:p text:style-name="P4">
Як повідомляв Укрінформ, італійська поліція оголосила у понеділок про <text:a xlink:type="simple" xlink:href="https://www.ukrinform.ua/tag-arest" text:style-name="Internet_20_link" text:visited-style-name="Visited_20_Internet_20_Link">
 арешт</text:a>
 боса сицилійської мафії Маттео МессінаДенаро, який переховувався протягом 30 років.</text:p>
      <text:p text:style-name="P4">
<text:span text:style-name="T5">
Фото: HILLSBOROUGH COUNTY SHERIFF’S OFFICE</text:span>
</text:p>
      <text:p text:style-name="P4">
Source: <text:a xlink:type="simple" xlink:href="https://www.ukrinform.ua/rubric-world/3730208-u-ssa-zatrimali-pidozruvanogo-u-vbivstvi-akij-perehovuvavsa-majze-40-rokiv.html" text:style-name="Internet_20_link" text:visited-style-name="Visited_20_Internet_20_Link">
https://www.ukrinform.ua/rubric-world/3730208-u-ssa-zatrimali-pidozruvanogo-u-vbivstvi-akij-perehovuvavsa-majze-40-rokiv.html</text:a>
</text:p>
      <!--NEWS-->
      <text:h text:style-name="P10" text:outline-level="1">
<text:span text:style-name="T4">
Херсонщина отримає 430 генераторів, придбаних коштом Японії</text:span>
</text:h>
      <text:p text:style-name="P4">
Authors: Ukrinform (Person)</text:p>
      <text:p text:style-name="P4">
Publisher: Укринформ (Organization)</text:p>
      <text:p text:style-name="P4">
Published Time: 2023-07-01T15:28:00+03:00</text:p>
      <text:p text:style-name="P4">
Modified Time: 2023-07-01T15:28:00+03:00</text:p>
      <text:p text:style-name="P4">
Description: Програма розвитку ООН передала для потреб Херсонської області 430 генераторів, кошти на придбання яких надав уряд Японії. — Укрінформ.</text:p>
      <text:p text:style-name="P4">
Images: ['<text:a xlink:type="simple" xlink:href="https://static.ukrinform.com/photos/2019_09/thumb_files/630_360_1568725858-695.jpg" text:style-name="Internet_20_link" text:visited-style-name="Visited_20_Internet_20_Link">
630_360_15687...</text:a>
']</text:p>
      <text:p text:style-name="P4">
Tags: ['Японія', 'Херсонщина', 'генератор']</text:p>
      <text:p text:style-name="P4">
Type: Article</text:p>
      <!--METADATA-->
      <text:p text:style-name="P4">
<draw:frame draw:style-name="fr1" draw:name="Image86" text:anchor-type="as-char" svg:width="6.9236in" svg:height="3.956343in" draw:z-index="0">
<draw:image xlink:href="../Images/yкринформ/2023-07-01T15-28-00-03-00/630_360_1568725858-695.jpg" xlink:type="simple" xlink:show="embed" xlink:actuate="onLoad" draw:mime-type="image/jpeg"/>
</draw:frame>
 Програмарозвитку ООН передала для потреб Херсонської області 430 генераторів, кошти напридбання яких надав уряд Японії.</text:p>
      <text:p text:style-name="P4">
Про це повідомляє <text:a xlink:type="simple" xlink:href="https://mtu.gov.ua/news/34466.html" text:style-name="Internet_20_link" text:visited-style-name="Visited_20_Internet_20_Link">
 Міністерство розвитку громад, територій та інфраструктури</text:a>
 , передає Укрінформ.</text:p>
      <text:p text:style-name="P4">
Участь у церемонії передачі генераторів взяли заступниця міністра розвиткугромад, територій та інфраструктури з питань європейської інтеграції АннаЮрченко, постійний представник ПРООН в Україні Яко Сільє, Надзвичайний іПовноважний Посол <text:a xlink:type="simple" xlink:href="https://www.ukrinform.ua/tag-aponia" text:style-name="Internet_20_link" text:visited-style-name="Visited_20_Internet_20_Link">
 Японії </text:a>
 в УкраїніКунінорі Мацуда та представники Херсонської ОВА.</text:p>
      <text:p text:style-name="P4">
"Надані партнерами генератори ми відразу передамо на місця, аби громади змоглиоперативно відновити надання базових послуг своїм мешканцям. Чим швидше ми цезробимо, тим швидше будуть забезпечені умови для повернення українців у своїдомівки... Дякую партнерам із Програми розвитку ООН та уряду Японії закритично необхідну та швидку допомогу", - сказала Юрченко.</text:p>
      <text:p text:style-name="P4">
Вона зауважила, що триває співпраця з ПРООН над забезпеченням регіонівгенераторами з огляду на підготовку до осінньо-зимових холодів та ймовірністьпродовження енергетичного ракетного терору Росії.</text:p>
      <text:p text:style-name="P4">
ПРООН у червні вже передала 142 генератори для потреб Дніпропетровської таЗапорізької областей і планує до кінця року передати ще понад тисячугенераторів, закуплених для потреб 15 областей України.</text:p>
      <text:p text:style-name="P4">
<text:span text:style-name="T4">
Читайте також:</text:span>
 <text:a xlink:type="simple" xlink:href="https://www.ukrinform.ua/rubric-regions/3725859-aponia-nadast-ukraini-ocisuvaci-vodi-ta-generatori-dla-podolanna-naslidkiv-pidrivu-kahovskoi-ges.html" text:style-name="Internet_20_link" text:visited-style-name="Visited_20_Internet_20_Link">
 Японія надасть Україні очищувачі води та <text:span text:style-name="T4">
генератор</text:span>
 идля подолання наслідків підриву Каховської ГЕС</text:a>
</text:p>
      <text:p text:style-name="P4">
Як <text:a xlink:type="simple" xlink:href="https://www.ukrinform.ua/rubric-regions/3728309-es-vidpraviv-500-generatoriv-dla-likvidacii-naslidkiv-pidrivu-kahovskoi-ges.html" text:style-name="Internet_20_link" text:visited-style-name="Visited_20_Internet_20_Link">
 повідомлялося </text:a>
, ЄС та його країни-члени поставили Україні додатково 500 електрогенераторіврізної потужності загальною вартістю у €16 мільйонів для ліквідації наслідківпідриву Каховської ГЕС.</text:p>
      <text:p text:style-name="P4">
У ніч проти 6 червня <text:a xlink:type="simple" xlink:href="https://www.ukrinform.ua/rubric-other_news/3723441-pidriv-rosianami-kahovskoi-ges-usi-novini.html" text:style-name="Internet_20_link" text:visited-style-name="Visited_20_Internet_20_Link">
 російські військові підірвали греблю Каховської ГЕС</text:a>
 , спричинивши затоплення частини Херсонської таМиколаївської областей і водночас - критичне обміління Каховськоговодосховища.</text:p>
      <text:p text:style-name="P4">
Source: <text:a xlink:type="simple" xlink:href="https://www.ukrinform.ua/rubric-regions/3730209-hersonsina-otrimae-430-generatoriv-pridbanih-kostom-aponii.html" text:style-name="Internet_20_link" text:visited-style-name="Visited_20_Internet_20_Link">
https://www.ukrinform.ua/rubric-regions/3730209-hersonsina-otrimae-430-generatoriv-pridbanih-kostom-aponii.html</text:a>
</text:p>
      <!--NEWS-->
      <text:h text:style-name="P10" text:outline-level="1">
<text:span text:style-name="T4">
Гелікоптер NASA відновив зв'язок із марсоходом Perseverance після двомісячної тиші</text:span>
</text:h>
      <text:p text:style-name="P4">
Authors: Ukrinform (Person)</text:p>
      <text:p text:style-name="P4">
Publisher: Укринформ (Organization)</text:p>
      <text:p text:style-name="P4">
Published Time: 2023-07-01T15:37:00+03:00</text:p>
      <text:p text:style-name="P4">
Modified Time: 2023-07-01T15:37:00+03:00</text:p>
      <text:p text:style-name="P4">
Description: Гелікоптер Ingenuity американського космічного агентства NASA відновив на Червоній планеті комунікацію з марсоходом Perseverance після двомісячної тиші. — Укрінформ.</text:p>
      <text:p text:style-name="P4">
Images: ['<text:a xlink:type="simple" xlink:href="https://static.ukrinform.com/photos/2023_07/thumb_files/630_360_1688214771-254.jpg" text:style-name="Internet_20_link" text:visited-style-name="Visited_20_Internet_20_Link">
630_360_16882...</text:a>
']</text:p>
      <text:p text:style-name="P4">
Tags: ['Марс', 'NASA', 'Технології', 'Вертоліт']</text:p>
      <text:p text:style-name="P4">
Type: Article</text:p>
      <!--METADATA-->
      <text:p text:style-name="P4">
<draw:frame draw:style-name="fr1" draw:name="Image87" text:anchor-type="as-char" svg:width="6.9236in" svg:height="3.956343in" draw:z-index="0">
<draw:image xlink:href="../Images/yкринформ/2023-07-01T15-37-00-03-00/630_360_1688214771-254.jpg" xlink:type="simple" xlink:show="embed" xlink:actuate="onLoad" draw:mime-type="image/jpeg"/>
</draw:frame>
 ГелікоптерIngenuity американського космічного агентства NASA відновив на Червонійпланеті комунікацію з марсоходом Perseverance після двомісячної тиші.</text:p>
      <text:p text:style-name="P4">
Як передає Укрінформ, про це повідомляє <text:a xlink:type="simple" xlink:href="https://www.jpl.nasa.gov/news/nasas-ingenuity-mars-helicopter-phones-home" text:style-name="Internet_20_link" text:visited-style-name="Visited_20_Internet_20_Link">
 Лабораторія реактивного руху NASA</text:a>
(JPL).</text:p>
      <text:p text:style-name="P4">
«52-й політ гелікоптера Ingenuity тепер записаний в офіційному бортовомужурналі місії як успішний. Політ відбувся ще 26 квітня, але диспетчери місії вЛабораторії реактивного руху <text:a xlink:type="simple" xlink:href="https://www.ukrinform.ua/tag-nasa" text:style-name="Internet_20_link" text:visited-style-name="Visited_20_Internet_20_Link">
 NASA </text:a>
 вПівденній Каліфорнії втратили зв'язок з гелікоптером, коли він заходив напосадку», - заявили в Лабораторії.</text:p>
      <text:p text:style-name="P4">
Команда що управляла Ingenuity очікувала відключення зв’язку через те, що міжмісцем посадки гелікоптера та марсоходом Perseverance знаходиться пагорб, якийблокував зв’язок між ними.</text:p>
      <text:p text:style-name="P4">
«Контакт було відновлено 28 червня, коли Perseverance піднявся на пагорб ізнову зміг побачити Ingenuity», - додали в JPL.</text:p>
      <text:p text:style-name="P4">
Зазначається, що мета 52-го авіарейсу, довжиною у 363 метри і тривалістю 139секунд, полягала в тому, щоб змінити положення гелікоптера та зробитизображення поверхні Марса для наукової групи марсохода.</text:p>
      <text:p text:style-name="P4">
Очікується, що Ingenuity може знову піднятися в небо на Марсі протягомнаступних кількох тижнів.</text:p>
      <text:p text:style-name="P4">
<text:span text:style-name="T4">
Читайте також:</text:span>
 <text:a xlink:type="simple" xlink:href="https://www.ukrinform.ua/rubric-technology/3729128-na-marsi-vstanovili-rekord-iz-virobnictva-kisnu.html" text:style-name="Internet_20_link" text:visited-style-name="Visited_20_Internet_20_Link">
 На Марсі встановили рекорд із виробництва кисню</text:a>
</text:p>
      <text:p text:style-name="P4">
Як повідомляв Укрінформ, гелікоптер Ingenuity був доставлений на Червонупланету разом з марсоходом Perseverance NASA 18 лютого 2022-го року, післямайже 7 місяців польоту. Свій перший політ Ingenuity здійснив 19 квітня того жроку. Вертоліт вартістю 85 млн доларів США став першим літальним апаратом,запущеним на іншій планеті.</text:p>
      <text:p text:style-name="P4">
<text:span text:style-name="T5">
Фото: NASA</text:span>
</text:p>
      <text:p text:style-name="P4">
Source: <text:a xlink:type="simple" xlink:href="https://www.ukrinform.ua/rubric-technology/3730211-gelikopter-nasa-vidnoviv-zvazok-iz-marsohodom-perseverance-pisla-dvomisacnoi-tisi.html" text:style-name="Internet_20_link" text:visited-style-name="Visited_20_Internet_20_Link">
https://www.ukrinform.ua/rubric-technology/3730211-gelikopter-nasa-vidnoviv-zvazok-iz-marsohodom-perseverance-pisla-dvomisacnoi-tisi.html</text:a>
</text:p>
      <!--NEWS-->
      <text:h text:style-name="P10" text:outline-level="1">
<text:span text:style-name="T4">
Від 26 червня жодному новому судну не дозволили приєднатися до «зернової угоди» - ООН</text:span>
</text:h>
      <text:p text:style-name="P4">
Authors: Ukrinform (Person)</text:p>
      <text:p text:style-name="P4">
Publisher: Укринформ (Organization)</text:p>
      <text:p text:style-name="P4">
Published Time: 2023-07-01T15:41:00+03:00</text:p>
      <text:p text:style-name="P4">
Modified Time: 2023-07-01T15:41:00+03:00</text:p>
      <text:p text:style-name="P4">
Description: Починаючи з 26 червня жодному новому судну не було дозволено приєднатися до Чорноморської зернової ініціативи попри подані до Спільного координаційного центру 29 заявок. — Укрінформ.</text:p>
      <text:p text:style-name="P4">
Images: ['<text:a xlink:type="simple" xlink:href="https://static.ukrinform.com/photos/2023_07/thumb_files/630_360_1688215179-973.jpg" text:style-name="Internet_20_link" text:visited-style-name="Visited_20_Internet_20_Link">
630_360_16882...</text:a>
']</text:p>
      <text:p text:style-name="P4">
Tags: ['ООН', 'Порт', 'Корабель', 'зерновий коридор']</text:p>
      <text:p text:style-name="P4">
Type: Article</text:p>
      <!--METADATA-->
      <text:p text:style-name="P4">
<draw:frame draw:style-name="fr1" draw:name="Image88" text:anchor-type="as-char" svg:width="6.9236in" svg:height="3.956343in" draw:z-index="0">
<draw:image xlink:href="../Images/yкринформ/2023-07-01T15-41-00-03-00/630_360_1688215179-973.jpg" xlink:type="simple" xlink:show="embed" xlink:actuate="onLoad" draw:mime-type="image/jpeg"/>
</draw:frame>
 Починаючиз 26 червня жодному новому судну не було дозволено приєднатися доЧорноморської зернової ініціативи попри подані до Спільного координаційногоцентру 29 заявок.</text:p>
      <text:p text:style-name="P4">
Про це на брифінгу у Нью-Йорку заявив заступник речника ООН Фархан Хак,передає Укрінформ із посиланням на <text:a xlink:type="simple" xlink:href="https://news.un.org/ru/story/2023/06/1442502" text:style-name="Internet_20_link" text:visited-style-name="Visited_20_Internet_20_Link">
 Новини ООН</text:a>
 .</text:p>
      <text:p text:style-name="P4">
За словами Хака, зараз у межах ініціативи задіяно лише 13 <text:a xlink:type="simple" xlink:href="https://www.ukrinform.ua/tag-korabel" text:style-name="Internet_20_link" text:visited-style-name="Visited_20_Internet_20_Link">
 суден</text:a>
 – вони завантажуються в українськихпортах або перебувають на шляху до або зі Стамбула.</text:p>
      <text:p text:style-name="P4">
«Якщо в межах Чорноморської ініціативи не з'являться нові судна, мільйон чинавіть більше тонн продовольства застрягнуть у портах у період до 17 липня», -сказав Хак.</text:p>
      <text:p text:style-name="P4">
Він закликав сторони забезпечити безперешкодний допуск додаткових суден доморського гуманітарного коридору в Чорному морі, який є «порятунком дляпродовольчої безпеки на планеті». Початок сезону збирання врожаю засвідчуєнагальну необхідність дій, додав він.</text:p>
      <text:p text:style-name="P4">
Як зазначається, у червні в межах Чорноморської ініціативи було експортованолише два мільйони тонн продовольства, що значно нижче за можливості портів іпотреб імпортерів.</text:p>
      <text:p text:style-name="P4">
«Ми закликаємо сторони взяти на себе зобов'язання щодо продовження таефективного здійснення угоди без подальшого зволікання», – заявив Хак.</text:p>
      <text:p text:style-name="P4">
Як повідомляв Укрінформ, зернову угоду було укладено в липні минулого року заучастю України, Туреччини та ООН, а також окремо – Туреччини, ООН та Росії.Домовленості гарантують безпечний прохід суден з українським зерном, їхдотримання забезпечує Спільний координаційний центр у Стамбулі, до якоговходять представники всіх сторін.</text:p>
      <text:p text:style-name="P4">
<text:span text:style-name="T4">
Читайте також:</text:span>
 <text:a xlink:type="simple" xlink:href="https://www.ukrinform.ua/rubric-economy/3726913-stati-zaklikali-radbez-oon-tisnuti-na-rosiu-dla-prodovzenna-zernovoi-ugodi.html" text:style-name="Internet_20_link" text:visited-style-name="Visited_20_Internet_20_Link">
 Штати закликали Радбез ООН тиснути на Росію дляпродовження « <text:span text:style-name="T4">
зернової</text:span>
 угоди» </text:a>
</text:p>
      <text:p text:style-name="P4">
Росія погрожує вийти із зернової угоди, якщо їй не вдасться відновитипрокачування аміаку трубопроводом «Тольятті – Одеса» та частково знятиобмеження на власний експорт.</text:p>
      <text:p text:style-name="P4">
В уряді України заявили про фактичне блокування російською стороною зерновоїініціативи. РФ відкрито саботує інспекцію суден, що зменшило пропускнуспроможність коридору до менш ніж 20% від можливої.</text:p>
      <text:p text:style-name="P4">
Свою учать в угоді Росія підтвердила наприкінці травня, продовживши її дію на60 днів – до 17 липня.</text:p>
      <text:p text:style-name="P4">
<text:span text:style-name="T5">
Фото: УНП ООН/Дункан Мур</text:span>
</text:p>
      <text:p text:style-name="P4">
Source: <text:a xlink:type="simple" xlink:href="https://www.ukrinform.ua/rubric-economy/3730214-vid-26-cervna-zodnomu-novomu-sudnu-ne-dozvolili-priednatisa-do-zernovoi-ugodi-oon.html" text:style-name="Internet_20_link" text:visited-style-name="Visited_20_Internet_20_Link">
https://www.ukrinform.ua/rubric-economy/3730214-vid-26-cervna-zodnomu-novomu-sudnu-ne-dozvolili-priednatisa-do-zernovoi-ugodi-oon.html</text:a>
</text:p>
      <!--NEWS-->
      <text:h text:style-name="P10" text:outline-level="1">
<text:span text:style-name="T4">
Зеленський: Росіяни можуть здійснити теракт на ЗАЕС, аби зупинити контрнаступ</text:span>
</text:h>
      <text:p text:style-name="P4">
Authors: Ukrinform (Person)</text:p>
      <text:p text:style-name="P4">
Publisher: Укринформ (Organization)</text:p>
      <text:p text:style-name="P4">
Published Time: 2023-07-01T15:44:00+03:00</text:p>
      <text:p text:style-name="P4">
Modified Time: 2023-07-01T15:44:00+03:00</text:p>
      <text:p text:style-name="P4">
Description: Росія все технічно підготувала для локального вибуху на Запорізькій атомній електростанції і може здійснити його з метою зупинення контрнаступальних дій Сил оборони України та політичного тиску на Київ через деяких партнерів. — Укрінформ.</text:p>
      <text:p text:style-name="P4">
Images: ['<text:a xlink:type="simple" xlink:href="https://static.ukrinform.com/photos/2023_07/thumb_files/630_360_1688215618-235.jpg" text:style-name="Internet_20_link" text:visited-style-name="Visited_20_Internet_20_Link">
630_360_16882...</text:a>
']</text:p>
      <text:p text:style-name="P4">
Tags: ['Іспанія', 'Теракт', 'Зеленський', 'Санчес', 'Запорізька АЕС', 'Війна з Росією']</text:p>
      <text:p text:style-name="P4">
Type: Article</text:p>
      <!--METADATA-->
      <text:p text:style-name="P4">
<draw:frame draw:style-name="fr1" draw:name="Image89" text:anchor-type="as-char" svg:width="6.9236in" svg:height="3.956343in" draw:z-index="0">
<draw:image xlink:href="../Images/yкринформ/2023-07-01T15-44-00-03-00/630_360_1688215618-235.jpg" xlink:type="simple" xlink:show="embed" xlink:actuate="onLoad" draw:mime-type="image/jpeg"/>
</draw:frame>
 Росія всетехнічно підготувала для локального вибуху на Запорізькій атомнійелектростанції і може здійснити його з метою зупинення контрнаступальних дійСил оборони України та політичного тиску на Київ через деяких партнерів.</text:p>
      <text:p text:style-name="P4">
Про це заявив Президент Володимир Зеленський під час спільної з прем’єр-міністром Іспанії Педро Санчесом пресконференції у Києві, повідомляєкореспондент Укрінформу.</text:p>
      <text:p text:style-name="P4">
«Для них (росіян – ред.), зрозуміло, важливо сьогодні, після слабкості на полібою, яку вони продемонстрували впродовж року, зупиняти нас тими чи іншимитакими неочікуваними терористичними актами, як підрив Каховської дамби, так іможливим локальним підривом (на ЗАЕС – ред.), після чого буде викид, для тогощоб показати, що ця війна небезпечна для світу, спровокувати це так, що цезробили не вони. Буде дуже складно (домогтися), щоб хтось у це повірив, але,тим не менше, для інформаційного простору, щоб люди боялися цього, щоб потімті чи інші партнери, особливо скептики, почали політично зупиняти Україну,зупиняти наші контрнаступальні дії. Ось для чого це може планувати РФ», -підкреслив <text:a xlink:type="simple" xlink:href="https://www.ukrinform.ua/tag-zelenskij" text:style-name="Internet_20_link" text:visited-style-name="Visited_20_Internet_20_Link">
 Зеленський </text:a>
 .</text:p>
      <text:p text:style-name="P4">
Він нагадав, що існує серйозна загроза такого теракту, Росія технічно готова,щоб спровокувати локальний вибух, який може призвести до викиду небезпечнихречовин.</text:p>
      <text:p text:style-name="P4">
<text:span text:style-name="T4">
Читайте також:</text:span>
 <text:a xlink:type="simple" xlink:href="https://www.ukrinform.ua/rubric-ato/3730135-zelenskij-zaporizka-atomna-stancia-zaminovana-i-ce-fakt.html" text:style-name="Internet_20_link" text:visited-style-name="Visited_20_Internet_20_Link">
 Зеленський: Запорізька атомна станція замінована і цефакт </text:a>
</text:p>
      <text:p text:style-name="P4">
Президент заявив, що стосовно ситуації на ЗАЕС Україна активно комунікує зміжнародними партнерами, аби вони тиснули політично на Москву і Росія «навітьне думала про таке».</text:p>
      <text:p text:style-name="P4">
Глава держави наголошує на необхідності поверненні українського контролю надстанцією, однак відзначає, що момент переходу дуже важливий і має відбуватисячерез МАГАТЕ.</text:p>
      <text:p text:style-name="P4">
«МАГАТЕ є посередником і може, до речі, залучати інших партнерів - є держави,які не проти долучитися до цього процесу. Момент переходу контролю від Росіїпід контроль України дуже важливий, щоб усе було перевірено, тому що може бутидистанційне замінування, щоб потім сказати, що коли було під контролемокупанта, усе було гаразд, а зараз є викид. Це важливий момент», - зазначивЗеленський.</text:p>
      <text:p text:style-name="P4">
<text:span text:style-name="T4">
Читайте також:</text:span>
 <text:a xlink:type="simple" xlink:href="https://www.ukrinform.ua/rubric-ato/3730021-danilov-pro-jmovirnij-terakt-rosian-na-zaes-u-nas-e-protokoli-ta-plani-v-akij-sposib-diati.html" text:style-name="Internet_20_link" text:visited-style-name="Visited_20_Internet_20_Link">
 Данілов - про ймовірний теракт росіян на <text:span text:style-name="T4">
ЗАЕС</text:span>
 : У насє протоколи та плани, в який спосіб діяти </text:a>
</text:p>
      <text:p text:style-name="P4">
Як повідомляв Укрінформ, росіяни тимчасово окупували ЗАЕС 4 березня 2022 року.</text:p>
      <text:p text:style-name="P4">
22 червня 2023 року Президент Володимир Зеленський заявив про плани Росіївлаштувати теракт на Запорізькій АЕС.</text:p>
      <text:p text:style-name="P4">
<text:span text:style-name="T5">
Фото: Офіс Президента</text:span>
</text:p>
      <text:p text:style-name="P4">
Source: <text:a xlink:type="simple" xlink:href="https://www.ukrinform.ua/rubric-ato/3730219-zelenskij-rosiani-mozut-zdijsniti-terakt-na-zaes-abi-zupiniti-kontrnastup.html" text:style-name="Internet_20_link" text:visited-style-name="Visited_20_Internet_20_Link">
https://www.ukrinform.ua/rubric-ato/3730219-zelenskij-rosiani-mozut-zdijsniti-terakt-na-zaes-abi-zupiniti-kontrnastup.html</text:a>
</text:p>
      <!--NEWS-->
      <text:h text:style-name="P10" text:outline-level="1">
<text:span text:style-name="T4">
Спорт-2023. Календар головних подій липня</text:span>
</text:h>
      <text:p text:style-name="P4">
Authors: Ukrinform (Person)</text:p>
      <text:p text:style-name="P4">
Publisher: Укринформ (Organization)</text:p>
      <text:p text:style-name="P4">
Published Time: 2023-07-01T15:51:00+03:00</text:p>
      <text:p text:style-name="P4">
Modified Time: 2023-07-01T15:51:00+03:00</text:p>
      <text:p text:style-name="P4">
Description: Літню частину передолімпійського року продовжують змагання липневого спортивного календаря. — Укрінформ.</text:p>
      <text:p text:style-name="P4">
Images: ['<text:a xlink:type="simple" xlink:href="https://static.ukrinform.com/photos/2023_07/thumb_files/630_360_1688215845-380.jpg" text:style-name="Internet_20_link" text:visited-style-name="Visited_20_Internet_20_Link">
630_360_16882...</text:a>
']</text:p>
      <text:p text:style-name="P4">
Tags: ['Спорт']</text:p>
      <text:p text:style-name="P4">
Type: Article</text:p>
      <!--METADATA-->
      <text:p text:style-name="P4">
<draw:frame draw:style-name="fr1" draw:name="Image90" text:anchor-type="as-char" svg:width="6.9236in" svg:height="3.956343in" draw:z-index="0">
<draw:image xlink:href="../Images/yкринформ/2023-07-01T15-51-00-03-00/630_360_1688215845-380.jpg" xlink:type="simple" xlink:show="embed" xlink:actuate="onLoad" draw:mime-type="image/jpeg"/>
</draw:frame>
 Літнючастину передолімпійського року продовжують змагання липневого спортивногокалендаря.</text:p>
      <text:p text:style-name="P4">
Укрінформ представляє розклад топ-подій другого місяця літа.</text:p>
      <text:p text:style-name="P4">
<text:span text:style-name="T5">
Спортивний календар липня-2023.</text:span>
</text:p>
      <text:p text:style-name="P4">
21 червня - 2 липня: III Європейські ігри (Краків, Польща)</text:p>
      <text:p text:style-name="P4">
21 червня - 8 липня: молодіжний чемпіонат Європи з футболу U21 (Грузія,Румунія)</text:p>
      <text:p text:style-name="P4">
26 червня - 2 липня: чемпіонат Європи зі спортивної боротьби U20 (Сантьяго-де-Компостела, Іспанія)</text:p>
      <text:p text:style-name="P4">
2 липня: етап легкоатлетичної серії «Діамантова ліга» (Стокгольм, Швеція)</text:p>
      <text:p text:style-name="P4">
2 липня. «Формула 1». Гран-прі Австрії (Шпільберг, Австрія)</text:p>
      <text:p text:style-name="P4">
3-16 липня: Вімблдонський тенісний турнір (Лондон, Велика Британія)</text:p>
      <text:p text:style-name="P4">
5-25 липня: матч за звання чемпіонки світу з шахів-2023 (Чунцинь та Шанхай,Китай)</text:p>
      <text:p text:style-name="P4">
8-9 липня: Кубок Європи з дзюдо (Таллінн, Естонія)</text:p>
      <text:p text:style-name="P4">
9 липня. «Формула 1». Гран-прі Великої Британії (Сільверстоун, Англія)</text:p>
      <text:p text:style-name="P4">
9-16 липня: етап Кубка світу зі стендової стрільби (Лонато, Італія)</text:p>
      <text:p text:style-name="P4">
14-30 липня: чемпіонат світу з водних видів спорту (Фукуока, Японія)</text:p>
      <text:p text:style-name="P4">
<text:span text:style-name="T4">
Читайте також:</text:span>
 <text:a xlink:type="simple" xlink:href="https://www.ukrinform.ua/rubric-sports/3730113-u-francii-projsli-xxiv-evropejski-igri-korporativnogo-sportu.html" text:style-name="Internet_20_link" text:visited-style-name="Visited_20_Internet_20_Link">
 У Франції пройшли XXIV Європейські ігри корпоративного<text:span text:style-name="T4">
спорт</text:span>
 у </text:a>
</text:p>
      <text:p text:style-name="P4">
14-25 липня: юніорський чемпіонат світу зі спортивної стрільби (Чханвон,Республіка Корея)</text:p>
      <text:p text:style-name="P4">
16 липня: етап легкоатлетичної серії «Діамантова ліга» (Сілезія, Польща)</text:p>
      <text:p text:style-name="P4">
21 липня: етап легкоатлетичної серії «Діамантова ліга» (Монако)</text:p>
      <text:p text:style-name="P4">
22-25 липня: чемпіонат світу з фехтування (Мілан, Італія)</text:p>
      <text:p text:style-name="P4">
23 липня. «Формула 1». Гран-прі Угорщини (Модьрод, Угорщина)</text:p>
      <text:p text:style-name="P4">
23 липня: етап легкоатлетичної серії «Діамантова ліга» (Лондон, ВеликаБританія)</text:p>
      <text:p text:style-name="P4">
25/26 липня: перший матч другого відбіркового раунду Ліги чемпіонів УЄФА«Дніпро-1» - «Панатінаїкос» (Греція)</text:p>
      <text:p text:style-name="P4">
27 липня: перший матч другого відбіркового раунду Ліги конференцій УЄФА«Ворскла» (Полтава) - ДАК-1904 (Словаччина) / «Діла» (Грузія)</text:p>
      <text:p text:style-name="P4">
29 липня - 25 серпня: Кубок світу з шахів (Баку, Азербайджан)</text:p>
      <text:p text:style-name="P4">
29 липня: старт сезону-2023/24 у футбольній Прем'єр-лізі України (УПЛ)</text:p>
      <text:p text:style-name="P4">
30 липня. «Формула 1». Гран-прі Бельгії (Спа-Франконшамп, Бельгія)</text:p>
      <text:p text:style-name="P4">
31 липня - 6 серпня: чемпіонат світу зі стрільби з лука (Берлін, Німеччина).</text:p>
      <text:p text:style-name="P4">
Фото: FINA.</text:p>
      <text:p text:style-name="P4">
Source: <text:a xlink:type="simple" xlink:href="https://www.ukrinform.ua/rubric-sports/3730218-sport2023-kalendar-golovnih-podij-lipna.html" text:style-name="Internet_20_link" text:visited-style-name="Visited_20_Internet_20_Link">
https://www.ukrinform.ua/rubric-sports/3730218-sport2023-kalendar-golovnih-podij-lipna.html</text:a>
</text:p>
      <!--NEWS-->
      <text:h text:style-name="P10" text:outline-level="1">
<text:span text:style-name="T4">
Нацбанк посилює контроль за внесенням готівки через термінали</text:span>
</text:h>
      <text:p text:style-name="P4">
Authors: Ukrinform (Person)</text:p>
      <text:p text:style-name="P4">
Publisher: Укринформ (Organization)</text:p>
      <text:p text:style-name="P4">
Published Time: 2023-07-01T15:54:00+03:00</text:p>
      <text:p text:style-name="P4">
Modified Time: 2023-07-01T15:54:00+03:00</text:p>
      <text:p text:style-name="P4">
Description: Національний банк змінив вимоги до надавачів платіжних послуг під час проведення операцій із внесення готівки через програмно-технічний комплекс самообслуговування (ПТКС). — Укрінформ.</text:p>
      <text:p text:style-name="P4">
Images: ['<text:a xlink:type="simple" xlink:href="https://static.ukrinform.com/photos/2023_07/thumb_files/630_360_1688215887-155.jpg" text:style-name="Internet_20_link" text:visited-style-name="Visited_20_Internet_20_Link">
630_360_16882...</text:a>
']</text:p>
      <text:p text:style-name="P4">
Tags: ['Економіка', 'Нацбанк', 'Гроші', 'Готівка']</text:p>
      <text:p text:style-name="P4">
Type: Article</text:p>
      <!--METADATA-->
      <text:p text:style-name="P4">
<draw:frame draw:style-name="fr1" draw:name="Image91" text:anchor-type="as-char" svg:width="6.9236in" svg:height="3.956343in" draw:z-index="0">
<draw:image xlink:href="../Images/yкринформ/2023-07-01T15-54-00-03-00/630_360_1688215887-155.jpg" xlink:type="simple" xlink:show="embed" xlink:actuate="onLoad" draw:mime-type="image/jpeg"/>
</draw:frame>
Національний банк змінив вимоги до надавачів платіжних послуг під часпроведення операцій із внесення готівки через програмно-технічний комплекссамообслуговування (ПТКС).</text:p>
      <text:p text:style-name="P4">
Як передає Укрінформ, про це повідомляє <text:a xlink:type="simple" xlink:href="https://bank.gov.ua/ua/news/all/zmineno-vimogi-do-nadavachiv-platijnih-poslug-pid-chas-provedennya-nimi-operatsiy-iz-vnesennya-gotivki-cherez-ptks" text:style-name="Internet_20_link" text:visited-style-name="Visited_20_Internet_20_Link">
 пресслужба НБУ</text:a>
 .</text:p>
      <text:p text:style-name="P4">
«Національний банк України уточнив вимоги до надавачів платіжних послуг та їхкомерційних агентів під час проведення ними операцій із внесення <text:a xlink:type="simple" xlink:href="https://www.ukrinform.ua/tag-grosi" text:style-name="Internet_20_link" text:visited-style-name="Visited_20_Internet_20_Link">
 готівки</text:a>
 , зокрема через ПТКС», - йдеться вповідомленні.</text:p>
      <text:p text:style-name="P4">
На вимогу регулятора з 1 серпня 2023 року до квитанцій, які формуються під часздійснення готівкових операцій з використанням платіжних пристроїв, зокремачерез ПТКС, мають додаватися реквізити. Зокрема, квитанції за результатамиоперацій із внесення готівки за допомогою ПТКС для її зарахування на рахункидодатково повинні містити номер мобільного телефону платника.</text:p>
      <text:p text:style-name="P4">
Наголошується, що ці вимоги стосуються операцій із внесення готівки для їїзарахування на рахунки за допомогою ПТКС. Водночас вони не поширюються наоплату комунальних платежів, квитків для залізничних перевезень (включаючиприміські), проїзду в міському і приміському транспорті (включаючи електронніквитки), оплату маршрутних пасажирських перевезень, поповнення проїзних ітранспортних карт для проїзду в міському і приміському транспорті, сплатуподатків, штрафів, адміністративних послуг, зборів та інших платежів добюджету.</text:p>
      <text:p text:style-name="P4">
<text:span text:style-name="T4">
Читайте також:</text:span>
 <text:a xlink:type="simple" xlink:href="https://www.ukrinform.ua/rubric-economy/3729932-nbu-zrobiv-cergovij-krok-dla-stabilizacii-situacii-z-obminom-valuti.html" text:style-name="Internet_20_link" text:visited-style-name="Visited_20_Internet_20_Link">
 НБУ зробив черговий крок для стабілізації ситуації зобміном валюти </text:a>
</text:p>
      <text:p text:style-name="P4">
Як повідомлялося, правління Національного банку України 29 червня 2023 рокузатвердило Стратегію пом’якшення валютних обмежень, переходу до більшоїгнучкості обмінного курсу і повернення до інфляційного таргетування.</text:p>
      <text:p text:style-name="P4">
<text:span text:style-name="T5">
Фото: НБУ</text:span>
</text:p>
      <text:p text:style-name="P4">
Source: <text:a xlink:type="simple" xlink:href="https://www.ukrinform.ua/rubric-economy/3730221-nacbank-posilue-kontrol-za-vnesenna-gotivki-cerez-terminali.html" text:style-name="Internet_20_link" text:visited-style-name="Visited_20_Internet_20_Link">
https://www.ukrinform.ua/rubric-economy/3730221-nacbank-posilue-kontrol-za-vnesenna-gotivki-cerez-terminali.html</text:a>
</text:p>
      <!--NEWS-->
      <text:h text:style-name="P10" text:outline-level="1">
<text:span text:style-name="T4">
Дипломатичний формат буде можливий лише після виходу на кордони 1991 року - Зеленський</text:span>
</text:h>
      <text:p text:style-name="P4">
Authors: Ukrinform (Person)</text:p>
      <text:p text:style-name="P4">
Publisher: Укринформ (Organization)</text:p>
      <text:p text:style-name="P4">
Published Time: 2023-07-01T15:57:21+03:00</text:p>
      <text:p text:style-name="P4">
Modified Time: 2023-07-01T15:57:21+03:00</text:p>
      <text:p text:style-name="P4">
Description: Президент Володимир Зеленський наголосив, що Україна буде готова долучитися до певного дипломатичного формату врегулювання тільки після виходу ЗСУ на міжнародно визнані кордони. — Укрінформ.</text:p>
      <text:p text:style-name="P4">
Images: ['<text:a xlink:type="simple" xlink:href="https://static.ukrinform.com/photos/2023_07/thumb_files/630_360_1688215584-541.jpg" text:style-name="Internet_20_link" text:visited-style-name="Visited_20_Internet_20_Link">
630_360_16882...</text:a>
']</text:p>
      <text:p text:style-name="P4">
Tags: ['Зеленський', 'Війна з Росією', 'Дипломатія']</text:p>
      <text:p text:style-name="P4">
Type: Article</text:p>
      <!--METADATA-->
      <text:p text:style-name="P4">
<draw:frame draw:style-name="fr1" draw:name="Image92" text:anchor-type="as-char" svg:width="6.9236in" svg:height="3.956343in" draw:z-index="0">
<draw:image xlink:href="../Images/yкринформ/2023-07-01T15-57-21-03-00/630_360_1688215584-541.jpg" xlink:type="simple" xlink:show="embed" xlink:actuate="onLoad" draw:mime-type="image/jpeg"/>
</draw:frame>
 ПрезидентВолодимир Зеленський наголосив, що Україна буде готова долучитися до певногодипломатичного формату врегулювання тільки після виходу ЗСУ на міжнародновизнані кордони.</text:p>
      <text:p text:style-name="P4">
Про це він сказав під час спільної з Прем’єр-міністром Іспанії Педро Санчесомпресконференції у Києві, повідомляє кореспондент Укрінформу.</text:p>
      <text:p text:style-name="P4">
«Україна буде готова до того чи іншого формату дипломатії, коли ми будемодійсно на наших кордонах, на наших реальних кордонах згідно з міжнароднимправом», - підкреслив <text:a xlink:type="simple" xlink:href="https://www.ukrinform.ua/tag-zelenskij" text:style-name="Internet_20_link" text:visited-style-name="Visited_20_Internet_20_Link">
 Зеленський </text:a>
 .</text:p>
      <text:p text:style-name="P4">
<text:span text:style-name="T4">
Читайте також:</text:span>
 <text:a xlink:type="simple" xlink:href="https://www.ukrinform.ua/rubric-polytics/3730183-clenstvo-ukraini-v-nato-postavilo-b-putina-na-misce-zelenskij.html" text:style-name="Internet_20_link" text:visited-style-name="Visited_20_Internet_20_Link">
 Членство України в НАТО поставило б Путіна на місце -<text:span text:style-name="T4">
Зеленський</text:span>
 </text:a>
</text:p>
      <text:p text:style-name="P4">
Як повідомлялося, Президент Володимир Зеленський раніше заявляв, що будь-якіпереговори керівництво Росії сприймає, як можливість зібратися на силі йрозширити агресію, тому дипломатичні перемовини неможливі, доки російськівійська перебувають на українській землі.</text:p>
      <text:p text:style-name="P4">
Source: <text:a xlink:type="simple" xlink:href="https://www.ukrinform.ua/rubric-polytics/3730222-diplomaticnij-format-bude-mozlivij-lise-pisla-vihodu-na-kordoni-1991-roku-zelenskij.html" text:style-name="Internet_20_link" text:visited-style-name="Visited_20_Internet_20_Link">
https://www.ukrinform.ua/rubric-polytics/3730222-diplomaticnij-format-bude-mozlivij-lise-pisla-vihodu-na-kordoni-1991-roku-zelenskij.html</text:a>
</text:p>
      <!--NEWS-->
      <text:h text:style-name="P10" text:outline-level="1">
<text:span text:style-name="T4">
У ЄС засудили акцію зі спаленням Корану у Швеції</text:span>
</text:h>
      <text:p text:style-name="P4">
Authors: Ukrinform (Person)</text:p>
      <text:p text:style-name="P4">
Publisher: Укринформ (Organization)</text:p>
      <text:p text:style-name="P4">
Published Time: 2023-07-01T16:02:00+03:00</text:p>
      <text:p text:style-name="P4">
Modified Time: 2023-07-01T16:02:00+03:00</text:p>
      <text:p text:style-name="P4">
Description: Європейський Союз засудив спалення Корану у шведській столиці Стокгольмі. — Укрінформ.</text:p>
      <text:p text:style-name="P4">
Images: ['<text:a xlink:type="simple" xlink:href="https://static.ukrinform.com/photos/2017_05/thumb_files/630_360_1495026894-4046.jpg" text:style-name="Internet_20_link" text:visited-style-name="Visited_20_Internet_20_Link">
630_360_14950...</text:a>
']</text:p>
      <text:p text:style-name="P4">
Tags: ['Євросоюз', 'Швеція', 'Акція', 'Коран']</text:p>
      <text:p text:style-name="P4">
Type: Article</text:p>
      <!--METADATA-->
      <text:p text:style-name="P4">
<draw:frame draw:style-name="fr1" draw:name="Image93" text:anchor-type="as-char" svg:width="6.9236in" svg:height="3.956343in" draw:z-index="0">
<draw:image xlink:href="../Images/yкринформ/2023-07-01T16-02-00-03-00/630_360_1495026894-4046.jpg" xlink:type="simple" xlink:show="embed" xlink:actuate="onLoad" draw:mime-type="image/jpeg"/>
</draw:frame>
Європейський Союз засудив спалення Корану у шведській столиці Стокгольмі.</text:p>
      <text:p text:style-name="P4">
Про це у <text:a xlink:type="simple" xlink:href="https://twitter.com/NabilaEUspox/status/1675043721581035520" text:style-name="Internet_20_link" text:visited-style-name="Visited_20_Internet_20_Link">
 Твіттері</text:a>
 заявила речницяЄврокомісії із зовнішніх справ та безпеки Набіла Массралі, передає Укрінформ.</text:p>
      <text:p text:style-name="P4">
«ЄС приєднується до МЗС <text:a xlink:type="simple" xlink:href="https://www.ukrinform.ua/tag-svecia" text:style-name="Internet_20_link" text:visited-style-name="Visited_20_Internet_20_Link">
 Швеції </text:a>
 урішучому неприйнятті спалення Корану окремою особою. Цей акт є образливим,нешанобливим і є явною провокацією», - написала вона.</text:p>
      <text:p text:style-name="P4">
Массралі додала, що ЄС закликає Багдад до стриманості та засуджує напади надипломатичні приміщення.</text:p>
      <text:p text:style-name="P4">
<text:span text:style-name="T4">
Читайте також:</text:span>
 <text:a xlink:type="simple" xlink:href="https://www.ukrinform.ua/rubric-world/3729031-tureccina-zvinuvatila-sveciu-u-spivucasti-v-spalenni-koranu.html" text:style-name="Internet_20_link" text:visited-style-name="Visited_20_Internet_20_Link">
 Туреччина звинуватила Швецію у співучасті в спаленні<text:span text:style-name="T4">
Корану</text:span>
 </text:a>
</text:p>
      <text:p text:style-name="P4">
Як повідомляв <text:a xlink:type="simple" xlink:href="https://www.ukrinform.ua/rubric-world/3729597-u-bagdadi-ucasniki-protestu-proti-spalenna-koranu-sturmuvali-posolstvo-svecii.html" text:style-name="Internet_20_link" text:visited-style-name="Visited_20_Internet_20_Link">
 Укрінформ </text:a>
 , у Багдаді демонстранти намагалися штурмуватипосольство Швеції наступного дня після спалення у Стокгольмі священної книгимусульман Корану в перший день Курбан-байраму.</text:p>
      <text:p text:style-name="P4">
Source: <text:a xlink:type="simple" xlink:href="https://www.ukrinform.ua/rubric-world/3730223-u-es-zasudili-akciu-zi-spalennam-koranu-u-svecii.html" text:style-name="Internet_20_link" text:visited-style-name="Visited_20_Internet_20_Link">
https://www.ukrinform.ua/rubric-world/3730223-u-es-zasudili-akciu-zi-spalennam-koranu-u-svecii.html</text:a>
</text:p>
      <!--NEWS-->
      <text:h text:style-name="P10" text:outline-level="1">
<text:span text:style-name="T4">
На Таврійському напрямку Сили оборони мають успіхи та просування вперед</text:span>
</text:h>
      <text:p text:style-name="P4">
Authors: Ukrinform (Person)</text:p>
      <text:p text:style-name="P4">
Publisher: Укринформ (Organization)</text:p>
      <text:p text:style-name="P4">
Published Time: 2023-07-01T16:06:00+03:00</text:p>
      <text:p text:style-name="P4">
Modified Time: 2023-07-01T16:06:00+03:00</text:p>
      <text:p text:style-name="P4">
Description: Сили оборони на Таврійському напрямку мають успіхи та просування вперед. — Укрінформ.</text:p>
      <text:p text:style-name="P4">
Images: ['<text:a xlink:type="simple" xlink:href="https://static.ukrinform.com/photos/2023_06/thumb_files/630_360_1687924444-428.jpg" text:style-name="Internet_20_link" text:visited-style-name="Visited_20_Internet_20_Link">
630_360_16879...</text:a>
']</text:p>
      <text:p text:style-name="P4">
Tags: ['ЗСУ', 'Війна з Росією', 'Контрнаступ']</text:p>
      <text:p text:style-name="P4">
Type: Article</text:p>
      <!--METADATA-->
      <text:p text:style-name="P4">
<draw:frame draw:style-name="fr1" draw:name="Image94" text:anchor-type="as-char" svg:width="6.9236in" svg:height="3.956343in" draw:z-index="0">
<draw:image xlink:href="../Images/yкринформ/2023-07-01T16-06-00-03-00/630_360_1687924444-428.jpg" xlink:type="simple" xlink:show="embed" xlink:actuate="onLoad" draw:mime-type="image/jpeg"/>
</draw:frame>
 Силиоборони на Таврійському напрямку мають успіхи та просування вперед.</text:p>
      <text:p text:style-name="P4">
Як передає Укрінформ, про це командувач оперативно-стратегічного угрупованнявійськ «Таврія» генерал Олександр Тарнавський повідомив у <text:a xlink:type="simple" xlink:href="http://t.me/otarnavskiy/142" text:style-name="Internet_20_link" text:visited-style-name="Visited_20_Internet_20_Link">
 Телеграмі</text:a>
 .</text:p>
      <text:p text:style-name="P4">
За його словами, підрозділи ракетних військ та артилерії протягом добивиконали 1201 вогневе завдання.</text:p>
      <text:p text:style-name="P4">
«Втрати ворога вбитими та пораненими склали майже дві роти. Знищено 14 одиницьвійськової техніки противника», - поінформував Тарнавський.</text:p>
      <text:p text:style-name="P4">
Зокрема, знищені БТР, БМ-21 «Град», протитанкова гармата МТ-12 «Рапіра», 3БпЛА «Zala», 3 гармати 2А36 «Гіацинт-Б», 2 самохідні артилерійські установки2С7 «Піон», гаубиця 2А65 «Мста-Б» та автомобільна техніка.</text:p>
      <text:p text:style-name="P4">
Також було знищено 4 склади боєприпасів ворога.</text:p>
      <text:p text:style-name="P4">
<text:span text:style-name="T4">
Читайте також:</text:span>
 <text:a xlink:type="simple" xlink:href="https://www.ukrinform.ua/rubric-ato/3730168-zelenskij-kozen-zvilnenij-metr-kostue-zitta-ludej-tomu-kontrnastup-jde-ne-tak-svidko.html" text:style-name="Internet_20_link" text:visited-style-name="Visited_20_Internet_20_Link">
 Зеленський: Кожен звільнений метр коштує життя людей,тому <text:span text:style-name="T4">
контрнаступ</text:span>
 йде не так швидко </text:a>
</text:p>
      <text:p text:style-name="P4">
Як повідомляв Укрінформ, Сили оборони України з 24 лютого 2022 року по 1 липня2023 року <text:a xlink:type="simple" xlink:href="https://www.ukrinform.ua/rubric-ato/3730052-sili-oboroni-znisili-vze-228-870-rosian.html" text:style-name="Internet_20_link" text:visited-style-name="Visited_20_Internet_20_Link">
 ліквідували близько 228 тисяч 870 російських загарбників</text:a>
 , і ще 530 осіб - за минулу добу.</text:p>
      <text:p text:style-name="P4">
Source: <text:a xlink:type="simple" xlink:href="https://www.ukrinform.ua/rubric-ato/3730224-na-tavrijskomu-napramku-sili-oboroni-maut-uspihi-ta-prosuvanna-vpered.html" text:style-name="Internet_20_link" text:visited-style-name="Visited_20_Internet_20_Link">
https://www.ukrinform.ua/rubric-ato/3730224-na-tavrijskomu-napramku-sili-oboroni-maut-uspihi-ta-prosuvanna-vpered.html</text:a>
</text:p>
      <!--NEWS-->
      <text:h text:style-name="P10" text:outline-level="1">
<text:span text:style-name="T4">
Спільна декларація: Іспанія підтримує створення Ради Україна – НАТО</text:span>
</text:h>
      <text:p text:style-name="P4">
Authors: Ukrinform (Person)</text:p>
      <text:p text:style-name="P4">
Publisher: Укринформ (Organization)</text:p>
      <text:p text:style-name="P4">
Published Time: 2023-07-01T16:07:00+03:00</text:p>
      <text:p text:style-name="P4">
Modified Time: 2023-07-01T16:07:00+03:00</text:p>
      <text:p text:style-name="P4">
Description: Президент Володимир Зеленський та Прем’єр-міністр Педро Санчес підписали спільну декларацію щодо підтримки України, її європейської та євроатлантичної інтеграції. — Укрінформ.</text:p>
      <text:p text:style-name="P4">
Images: ['<text:a xlink:type="simple" xlink:href="https://static.ukrinform.com/photos/2023_07/thumb_files/630_360_1688215619-906.jpg" text:style-name="Internet_20_link" text:visited-style-name="Visited_20_Internet_20_Link">
630_360_16882...</text:a>
']</text:p>
      <text:p text:style-name="P4">
Tags: ['Іспанія', 'НАТО', 'Україна', 'Санчес']</text:p>
      <text:p text:style-name="P4">
Type: Article</text:p>
      <!--METADATA-->
      <text:p text:style-name="P4">
<draw:frame draw:style-name="fr1" draw:name="Image95" text:anchor-type="as-char" svg:width="6.9236in" svg:height="3.956343in" draw:z-index="0">
<draw:image xlink:href="../Images/yкринформ/2023-07-01T16-07-00-03-00/630_360_1688215619-906.jpg" xlink:type="simple" xlink:show="embed" xlink:actuate="onLoad" draw:mime-type="image/jpeg"/>
</draw:frame>
 ПрезидентВолодимир Зеленський та Прем’єр-міністр Педро Санчес підписали спільнудекларацію щодо підтримки України, її європейської та євроатлантичноїінтеграції.</text:p>
      <text:p text:style-name="P4">
Про це розповів глава Української держави на спільний з очільником іспанськогоуряду пресконференції у Києві, повідомляє кореспондент Укрінформу.</text:p>
      <text:p text:style-name="P4">
«Я вдячний за підтримку нашого руху в <text:a xlink:type="simple" xlink:href="https://www.ukrinform.ua/tag-nato" text:style-name="Internet_20_link" text:visited-style-name="Visited_20_Internet_20_Link">
 НАТО </text:a>
 . Це тепер очевидний факт: чим ширше в Європі НАТО, тим ширший у Європіпростір миру, простір захисту. Наша спільна заява з паном Прем’єр-міністром напідтримку, європейських, євроатлантичних прагнень України чітко стверджує, щобезпека для Європи – це наш спільний пріоритет. І наша сьогоднішня заява цевже 21-ий такий документ із членами Альянсу, а це більшість», - зазначивЗеленський.</text:p>
      <text:p text:style-name="P4">
Він зауважив, що Україна розраховує на підтримку Іспанією під час Вільнюськогосаміту НАТО.</text:p>
      <text:p text:style-name="P4">
«Україна переконана, що на сьогодні існують усі підстави, щоб надати Українізапрошення до членства в НАТО. Це б стало дуже важливим сигналом, що мир табезпека в Європі не мають і ніколи не матимуть альтернатив», - пояснивПрезидент.</text:p>
      <text:p text:style-name="P4">
Текст спільної декларації опубліковано на <text:a xlink:type="simple" xlink:href="https://www.president.gov.ua/news/spilna-deklaraciya-prezidenta-ukrayini-volodimira-zelenskogo-83985" text:style-name="Internet_20_link" text:visited-style-name="Visited_20_Internet_20_Link">
 сайті глави Української держави</text:a>
 . У документі серед іншого йдеться про те, щоІспанія підтверджує свою підтримку кандидатури України на вступ до ЄС, що будеодним з пріоритетів її головування в ЄС, а також іспанські партнери висловилиготовність брати активну участь у відновленні та реконструкції України.</text:p>
      <text:p text:style-name="P4">
Іспанія задекларувала і підтримку руху України в НАТО.</text:p>
      <text:p text:style-name="P4">
«Іспанія підтримує зміцнення партнерства НАТО з Україною, зокрема шляхомстворення Ради Україна – НАТО як майданчика для подальшого посилення тарозширення поточної співпраці з метою сприяння реалізації шляху України доєвроатлантичної сім'ї відповідно до Бухарестської декларації. Іспаніяпідтверджує свою підтримку політики відкритих дверей НАТО відповідно доСтратегічної концепції НАТО від 2022 року та Декларації Мадридського самітуНАТО», - зазначається в декларації.</text:p>
      <text:p text:style-name="P4">
<text:span text:style-name="T4">
Читайте також:</text:span>
 <text:a xlink:type="simple" xlink:href="https://www.ukrinform.ua/rubric-polytics/3730201-ispania-pidtrimue-posilenna-politicnoi-ucasti-ukraini-v-nato-sances.html" text:style-name="Internet_20_link" text:visited-style-name="Visited_20_Internet_20_Link">
 <text:span text:style-name="T4">
Іспанія</text:span>
 підтримує посилення політичної участі Українив НАТО - Санчес </text:a>
</text:p>
      <text:p text:style-name="P4">
Україна та Іспанія очікують на розв’язання цих питань на саміті НАТО уВільнюсі в липні.</text:p>
      <text:p text:style-name="P4">
Як <text:a xlink:type="simple" xlink:href="https://www.ukrinform.ua/rubric-polytics/3730086-premer-ispanii-pribuv-v-ukrainu.html" text:style-name="Internet_20_link" text:visited-style-name="Visited_20_Internet_20_Link">
 повідомлялося </text:a>
 , Прем’єр-міністр Королівства Іспанія ПедроСанчес 1 липня перебуває з візитом в Україні, де вже виступив у Верховній Радіта зустрівся з Президентом Володимиром Зеленським.</text:p>
      <text:p text:style-name="P4">
Source: <text:a xlink:type="simple" xlink:href="https://www.ukrinform.ua/rubric-polytics/3730226-spilna-deklaracia-ispania-pidtrimue-stvorenna-radi-ukraina-nato.html" text:style-name="Internet_20_link" text:visited-style-name="Visited_20_Internet_20_Link">
https://www.ukrinform.ua/rubric-polytics/3730226-spilna-deklaracia-ispania-pidtrimue-stvorenna-radi-ukraina-nato.html</text:a>
</text:p>
      <!--NEWS-->
      <text:h text:style-name="P10" text:outline-level="1">
<text:span text:style-name="T4">
В.о. директора Департаменту ресурсного забезпечення Ригованова відсторонили - Міноборони</text:span>
</text:h>
      <text:p text:style-name="P4">
Authors: Ukrinform (Person)</text:p>
      <text:p text:style-name="P4">
Publisher: Укринформ (Organization)</text:p>
      <text:p text:style-name="P4">
Published Time: 2023-07-01T16:10:00+03:00</text:p>
      <text:p text:style-name="P4">
Modified Time: 2023-07-01T16:10:00+03:00</text:p>
      <text:p text:style-name="P4">
Description: Тимчасово виконуючого обовʼязки директора Департаменту ресурсного забезпечення Руслана Ригованова відсторонили. — Укрінформ.</text:p>
      <text:p text:style-name="P4">
Images: ['<text:a xlink:type="simple" xlink:href="https://static.ukrinform.com/photos/2023_07/thumb_files/630_360_1688216908-147.png" text:style-name="Internet_20_link" text:visited-style-name="Visited_20_Internet_20_Link">
630_360_16882...</text:a>
']</text:p>
      <text:p text:style-name="P4">
Tags: ['Міноборони']</text:p>
      <text:p text:style-name="P4">
Type: Article</text:p>
      <!--METADATA-->
      <text:p text:style-name="P4">
<draw:frame draw:style-name="fr1" draw:name="Image96" text:anchor-type="as-char" svg:width="6.9236in" svg:height="3.956343in" draw:z-index="0">
<draw:image xlink:href="../Images/yкринформ/2023-07-01T16-10-00-03-00/630_360_1688216908-147.png" xlink:type="simple" xlink:show="embed" xlink:actuate="onLoad" draw:mime-type="image/png"/>
</draw:frame>
 Тимчасововиконуючого обовʼязки директора Департаменту ресурсного забезпечення РусланаРигованова відсторонили.</text:p>
      <text:p text:style-name="P4">
Як передає Укрінформ, про це повідомляє <text:a xlink:type="simple" xlink:href="https://www.mil.gov.ua/news/2023/07/01/timchasovo-vikonuyuchogo-obov%CA%BCyazki-direktora-departamentu-resursnogo-zabezpechennya-vidstoroneno/" text:style-name="Internet_20_link" text:visited-style-name="Visited_20_Internet_20_Link">
 Міноборони України.</text:a>
</text:p>
      <text:p text:style-name="P4">
«У середу, 28 червня, Руслана Ригованова було призначено тимчасово виконуючимобовʼязки директора Департаменту ресурсного забезпечення і вже сьогодні - 1липня його було відсторонено від тимчасового виконання обов’язків», - йдетьсяу повідомленні.</text:p>
      <text:p text:style-name="P4">
У відомстві зазначають, що відсторонення відбулося одразу після появиконтраверсійного роду інформації щодо Ригованова. Наразі проводиться внутрішняперевірка щодо окремих фактів, які були оприлюднені.</text:p>
      <text:p text:style-name="P4">
<text:span text:style-name="T4">
Читайте також:</text:span>
 <text:a xlink:type="simple" xlink:href="https://www.ukrinform.ua/rubric-economy/3728706-urad-priznaciv-smetanina-novim-ocilnikom-ukroboronpromu.html" text:style-name="Internet_20_link" text:visited-style-name="Visited_20_Internet_20_Link">
 Уряд призначив Сметаніна новим очільником<text:span text:style-name="T4">
Укроборонпром</text:span>
 у </text:a>
</text:p>
      <text:p text:style-name="P4">
«Про результати повідомимо окремо найближчими днями», - зазначається уповідомленні.</text:p>
      <text:p text:style-name="P4">
Як повідомляв Укрінформ, Служба безпеки України <text:a xlink:type="simple" xlink:href="https://www.ukrinform.ua/rubric-society/3723846-sbu-povidomila-pro-pidozru-ekszastupniku-ministra-oboroni-privlasniv-z-pidleglim-bilse-milarda.html" text:style-name="Internet_20_link" text:visited-style-name="Visited_20_Internet_20_Link">
 повідомила про підозруколишньому </text:a>
 заступнику міністра оборони та екскерівнику Департаментудержавних закупівель цього відомства, які привласнили з бюджету більше 1 млрдгрн.</text:p>
      <text:p text:style-name="P4">
Source: <text:a xlink:type="simple" xlink:href="https://www.ukrinform.ua/rubric-polytics/3730225-vo-direktora-departamentu-resursnogo-zabezpecenna-rigovanova-vidstoronili-minoboroni.html" text:style-name="Internet_20_link" text:visited-style-name="Visited_20_Internet_20_Link">
https://www.ukrinform.ua/rubric-polytics/3730225-vo-direktora-departamentu-resursnogo-zabezpecenna-rigovanova-vidstoronili-minoboroni.html</text:a>
</text:p>
      <!--NEWS-->
      <text:h text:style-name="P10" text:outline-level="1">
<text:span text:style-name="T4">
Росіяни обстріляли із «Торнадо» Балаклію, поранена жінка</text:span>
</text:h>
      <text:p text:style-name="P4">
Authors: Ukrinform (Person)</text:p>
      <text:p text:style-name="P4">
Publisher: Укринформ (Organization)</text:p>
      <text:p text:style-name="P4">
Published Time: 2023-07-01T16:12:00+03:00</text:p>
      <text:p text:style-name="P4">
Modified Time: 2023-07-01T16:12:00+03:00</text:p>
      <text:p text:style-name="P4">
Description: Армія РФ завдала ударів по місту Балаклія в Ізюмському районі на Харківщині. — Укрінформ.</text:p>
      <text:p text:style-name="P4">
Images: ['<text:a xlink:type="simple" xlink:href="https://static.ukrinform.com/photos/2023_07/thumb_files/630_360_1688216952-277.jpg" text:style-name="Internet_20_link" text:visited-style-name="Visited_20_Internet_20_Link">
630_360_16882...</text:a>
']</text:p>
      <text:p text:style-name="P4">
Tags: ['Обстріл', 'Поранені', 'Харківщина', 'Балаклія', 'Війна з Росією']</text:p>
      <text:p text:style-name="P4">
Type: Article</text:p>
      <!--METADATA-->
      <text:p text:style-name="P4">
<draw:frame draw:style-name="fr1" draw:name="Image97" text:anchor-type="as-char" svg:width="6.9236in" svg:height="3.956343in" draw:z-index="0">
<draw:image xlink:href="../Images/yкринформ/2023-07-01T16-12-00-03-00/630_360_1688216952-277.jpg" xlink:type="simple" xlink:show="embed" xlink:actuate="onLoad" draw:mime-type="image/jpeg"/>
</draw:frame>
 Армія РФзавдала ударів по місту Балаклія в Ізюмському районі на Харківщині.</text:p>
      <text:p text:style-name="P4">
Про це у <text:a xlink:type="simple" xlink:href="http://t.me/synegubov/6558" text:style-name="Internet_20_link" text:visited-style-name="Visited_20_Internet_20_Link">
 Телеграмі </text:a>
 повідомив головаХарківської ОВА Олег Синєгубов, передає Укрінформ.</text:p>
      <text:p text:style-name="P4">
</text:p>
      <text:p text:style-name="P4">
</text:p>
      <text:p text:style-name="P4">
«Близько 14.30 год окупанти завдали ударів по місту Балаклія, що в Ізюмськомурайоні. Попередньо, росіяни застосували реактивні системи залпового вогню«Торнадо», - йдеться у повідомленні.</text:p>
      <text:p text:style-name="P4">
Синєгубов також повідомив, що за даними медиків екстреної медичної допомоги,одна людина отримала осколкові поранення. Також зафіксували влучання уприватному секторі, де виключно цивільна інфраструктура.</text:p>
      <text:p text:style-name="P4">
«Інформація щодо руйнувань уточнюється. На місцях працюють профільні служби»,- додав голова Харківської ОВА.</text:p>
      <text:p text:style-name="P4">
За даними медиків, постраждала жінка 67 років. Вона госпіталізована. Ще троємешканців Балаклії отримали травми внаслідок падіння під час обстрілу: хлопець14 років, чоловіки 77 та 49 років.</text:p>
      <text:p text:style-name="P4">
<text:span text:style-name="T4">
Читайте також:</text:span>
 <text:a xlink:type="simple" xlink:href="https://www.ukrinform.ua/rubric-regions/3730167-kilkist-postrazdalih-unaslidok-obstrilu-hersona-zrosla-do-troh.html" text:style-name="Internet_20_link" text:visited-style-name="Visited_20_Internet_20_Link">
 Кількість постраждалих унаслідок <text:span text:style-name="T4">
обстріл</text:span>
 у Херсоназросла до трьох </text:a>
</text:p>
      <text:p text:style-name="P4">
Як повідомляв Укрінформ, у Харківській області двоє людей <text:a xlink:type="simple" xlink:href="https://www.ukrinform.ua/rubric-regions/3729623-na-harkivsini-dvoe-ludej-pidirvalisa-na-vibuhivci.html" text:style-name="Internet_20_link" text:visited-style-name="Visited_20_Internet_20_Link">
 підірвалися</text:a>
 на вибухонебезпечних предметах.</text:p>
      <text:p text:style-name="P4">
Source: <text:a xlink:type="simple" xlink:href="https://www.ukrinform.ua/rubric-ato/3730227-rosiani-obstrilali-iz-tornado-balakliu-e-poranenij.html" text:style-name="Internet_20_link" text:visited-style-name="Visited_20_Internet_20_Link">
https://www.ukrinform.ua/rubric-ato/3730227-rosiani-obstrilali-iz-tornado-balakliu-e-poranenij.html</text:a>
</text:p>
      <!--NEWS-->
      <text:h text:style-name="P10" text:outline-level="1">
<text:span text:style-name="T4">
Зеленський – про візит Санчеса: Європейські справи без України вже не розглядаються</text:span>
</text:h>
      <text:p text:style-name="P4">
Authors: Ukrinform (Person)</text:p>
      <text:p text:style-name="P4">
Publisher: Укринформ (Organization)</text:p>
      <text:p text:style-name="P4">
Published Time: 2023-07-01T16:19:00+03:00</text:p>
      <text:p text:style-name="P4">
Modified Time: 2023-07-01T22:19:00+03:00</text:p>
      <text:p text:style-name="P4">
Description: Візит до України Прем’єр-міністра Іспанії Педро Санчеса у перший день іспанського головування в Раді ЄС свідчить про нову реальність, в якій європейські справи без України вже не розглядаються. — Укрінформ.</text:p>
      <text:p text:style-name="P4">
Images: ['<text:a xlink:type="simple" xlink:href="https://static.ukrinform.com/photos/2023_07/thumb_files/630_360_1688239140-614.png" text:style-name="Internet_20_link" text:visited-style-name="Visited_20_Internet_20_Link">
630_360_16882...</text:a>
']</text:p>
      <text:p text:style-name="P4">
Tags: ['Іспанія', 'Візит', 'Зеленський', 'Санчес']</text:p>
      <text:p text:style-name="P4">
Type: Article</text:p>
      <!--METADATA-->
      <text:p text:style-name="P4">
<draw:frame draw:style-name="fr1" draw:name="Image100" text:anchor-type="as-char" svg:width="6.9236in" svg:height="3.956343in" draw:z-index="0">
<draw:image xlink:href="../Images/yкринформ/2023-07-01T16-19-00-03-00/630_360_1688239140-614.png" xlink:type="simple" xlink:show="embed" xlink:actuate="onLoad" draw:mime-type="image/png"/>
</draw:frame>
 Візит доУкраїни Прем’єр-міністра Іспанії Педро Санчеса у перший день іспанськогоголовування в Раді ЄС свідчить про нову реальність, в якій європейські справибез України вже не розглядаються.</text:p>
      <text:p text:style-name="P4">
На цьому під час свого <text:a xlink:type="simple" xlink:href="https://www.youtube.com/watch" text:style-name="Internet_20_link" text:visited-style-name="Visited_20_Internet_20_Link">
 звернення</text:a>
 наголосив Президент УкраїниВолодимир Зеленський.</text:p>
      <text:p text:style-name="P4">
«Сьогодні з візитом в Україні був прем’єр-міністр <text:a xlink:type="simple" xlink:href="https://www.ukrinform.ua/tag-ispania" text:style-name="Internet_20_link" text:visited-style-name="Visited_20_Internet_20_Link">
 Іспанії</text:a>
 Санчес. Дуже символічно – у першийдень початку іспанського головування в Раді Євросоюзу. Це однозначно свідчитьпро нову реальність. Наш спільний європейський дім завжди не можна було уявитиповноцінним без України. І зараз же ми досягли й на політичному рівні того, щоєвропейські справи без України вже не розглядаються», - сказав Зеленський.</text:p>
      <text:p text:style-name="P4">
_Відео:<text:a xlink:type="simple" xlink:href="https://t.me/V_Zelenskiy_official/6799" text:style-name="Internet_20_link" text:visited-style-name="Visited_20_Internet_20_Link">
 ОП </text:a>
 _</text:p>
      <text:p text:style-name="P4">
Він також повідомив, що сьогодні були підписані спільні заяви з Прем’єр-міністром Іспанії щодо підтримки європейської та євроатлантичної перспективиУкраїни.</text:p>
      <text:p text:style-name="P4">
«І це вже двадцять перша така заява, тобто більшість підтримала нашуперспективу, зокрема, і в питанні про членство в Альянсі… Бельгія, Данія, нашідрузі з Естонії, Італія, Ісландія, Іспанія, Канада, це Латвія, це Литва,Нідерланди, Німеччина, це Норвегія та Польща, Румунія, Словаччина, Словенія,Фінляндія, Франція, Чехія, Чорногорія та Швеція. Дякую всім вам», - наголосивПрезидент і підкреслив, що він вдячний також тим державам, із якими Українапоки немає подібних спільних підписаних заяв та декларацій. Але вони, напереконання Зеленського, абсолютно чітко підтримують Україну на шляху до НАТО,а отже, підтримують наближення реального миру в усій Європі.</text:p>
      <text:p text:style-name="P4">
<text:span text:style-name="T4">
Читайте також:</text:span>
 <text:a xlink:type="simple" xlink:href="https://www.ukrinform.ua/rubric-polytics/3730248-zelenskij-obgovoriv-iz-premerom-ispanii-integraciu-v-es-i-nato-ta-formulu-miru.html" text:style-name="Internet_20_link" text:visited-style-name="Visited_20_Internet_20_Link">
 Зеленський обговорив із прем’єром Іспанії інтеграцію в ЄСі НАТО та Формулу миру </text:a>
</text:p>
      <text:p text:style-name="P4">
Як повідомляв <text:a xlink:type="simple" xlink:href="https://www.ukrinform.ua/rubric-polytics/3730086-premer-ispanii-pribuv-v-ukrainu.html" text:style-name="Internet_20_link" text:visited-style-name="Visited_20_Internet_20_Link">
 Укрінформ </text:a>
 , Прем'єр-міністрІспанії Санчес прибув з візитом в Україну 1 липня, у перший день головування вРаді Європейського Союзу.</text:p>
      <text:p text:style-name="P4">
Source: <text:a xlink:type="simple" xlink:href="https://www.ukrinform.ua/rubric-polytics/3730336-zelenskij-pro-vizit-sancesa-evropejski-spravi-bez-ukraini-vze-ne-rozgladautsa.html" text:style-name="Internet_20_link" text:visited-style-name="Visited_20_Internet_20_Link">
https://www.ukrinform.ua/rubric-polytics/3730336-zelenskij-pro-vizit-sancesa-evropejski-spravi-bez-ukraini-vze-ne-rozgladautsa.html</text:a>
</text:p>
      <!--NEWS-->
      <text:h text:style-name="P10" text:outline-level="1">
<text:span text:style-name="T4">
Зеленський закликає ЄС почати роботу над 12 пакетом санкцій проти Росії</text:span>
</text:h>
      <text:p text:style-name="P4">
Authors: Ukrinform (Person)</text:p>
      <text:p text:style-name="P4">
Publisher: Укринформ (Organization)</text:p>
      <text:p text:style-name="P4">
Published Time: 2023-07-01T16:21:00+03:00</text:p>
      <text:p text:style-name="P4">
Modified Time: 2023-07-01T16:21:00+03:00</text:p>
      <text:p text:style-name="P4">
Description: Президент Володимир Зеленський наполягає на початку роботи щодо 12 пакету санкцій Європейського Союзу проти Росії, у тому числі проти «Росатому». — Укрінформ.</text:p>
      <text:p text:style-name="P4">
Images: ['<text:a xlink:type="simple" xlink:href="https://static.ukrinform.com/photos/2023_07/thumb_files/630_360_1688216980-634.jpg" text:style-name="Internet_20_link" text:visited-style-name="Visited_20_Internet_20_Link">
630_360_16882...</text:a>
']</text:p>
      <text:p text:style-name="P4">
Tags: ['Антиросійські санкції', 'Євросоюз', 'Зеленський', 'Війна з Росією']</text:p>
      <text:p text:style-name="P4">
Type: Article</text:p>
      <!--METADATA-->
      <text:p text:style-name="P4">
<draw:frame draw:style-name="fr1" draw:name="Image101" text:anchor-type="as-char" svg:width="6.9236in" svg:height="3.956343in" draw:z-index="0">
<draw:image xlink:href="../Images/yкринформ/2023-07-01T16-21-00-03-00/630_360_1688216980-634.jpg" xlink:type="simple" xlink:show="embed" xlink:actuate="onLoad" draw:mime-type="image/jpeg"/>
</draw:frame>
 ПрезидентВолодимир Зеленський наполягає на початку роботи щодо 12 пакету санкційЄвропейського Союзу проти Росії, у тому числі проти «Росатому».</text:p>
      <text:p text:style-name="P4">
Про це він зазначив під час спільної з Прем’єр-міністром Іспанії ПедроСанчесом у Києві, повідомляє кореспондент Укрінформу.</text:p>
      <text:p text:style-name="P4">
«Увага світу, кожної країни, кожного лідера та конкретний, відчутний тиск наРосію – усе це комплекс дуже потрібних речей, щоб не допустити радіаційнихінцидентів на ЗАЕС. Зокрема, вже зараз потрібно почати роботу над 12-импакетом <text:a xlink:type="simple" xlink:href="https://www.ukrinform.ua/tag-antirosijski-sankcii" text:style-name="Internet_20_link" text:visited-style-name="Visited_20_Internet_20_Link">
 санкцій </text:a>
Євросоюзу», - підкреслив Зеленський.</text:p>
      <text:p text:style-name="P4">
Він нагадав, що росіяни минулого місяця підірвали Каховську ГЕС, спричинившизнищення одного з найбільших водосховищ у Європі й найбільший екоцид наконтиненті.</text:p>
      <text:p text:style-name="P4">
Наразі, за його словами, триває підготовка російськими терористамипотенційного сценарію радіаційної катастрофи на найбільшій в Європі атомнійстанції, яку Росія окупувала та повністю контролює більше року.</text:p>
      <text:p text:style-name="P4">
<text:span text:style-name="T4">
Читайте також:</text:span>
 <text:a xlink:type="simple" xlink:href="https://www.ukrinform.ua/rubric-polytics/3730142-zelenskij-uviv-u-diu-risenna-rnbo-pro-sankcii-proti-190-fizicnih-ta-291-uridicnoi-osobi.html" text:style-name="Internet_20_link" text:visited-style-name="Visited_20_Internet_20_Link">
 Президент увів у дію рішення РНБО про санкції проти 190фізичних та 291 юридичної особи </text:a>
</text:p>
      <text:p text:style-name="P4">
«Україна не розуміє, чому досі не запроваджено санкції проти компанії«Росатом»! Керівники, представники цієї компанії продовжують окуповуватиЗапорізьку АЕС і піддають ризику нашу загальну безпеку», - додав Президент.</text:p>
      <text:p text:style-name="P4">
Як повідомлялося, Рада Європейського Союзу 23 червня затвердила 11 пакетекономічних та індивідуальних обмежувальних заходів, спрямованих на посиленнянаявних санкцій ЄС проти Росії і припинення їх обходу.</text:p>
      <text:p text:style-name="P4">
Source: <text:a xlink:type="simple" xlink:href="https://www.ukrinform.ua/rubric-polytics/3730236-zelenskij-zaklikae-es-pocati-robotu-nad-12-paketom-sankcij-proti-rosii.html" text:style-name="Internet_20_link" text:visited-style-name="Visited_20_Internet_20_Link">
https://www.ukrinform.ua/rubric-polytics/3730236-zelenskij-zaklikae-es-pocati-robotu-nad-12-paketom-sankcij-proti-rosii.html</text:a>
</text:p>
      <!--NEWS-->
      <text:h text:style-name="P10" text:outline-level="1">
<text:span text:style-name="T4">
У музеї Зальцбурга зʼявилися подкасти українською - Зеленська</text:span>
</text:h>
      <text:p text:style-name="P4">
Authors: Ukrinform (Person)</text:p>
      <text:p text:style-name="P4">
Publisher: Укринформ (Organization)</text:p>
      <text:p text:style-name="P4">
Published Time: 2023-07-01T16:23:00+03:00</text:p>
      <text:p text:style-name="P4">
Modified Time: 2023-07-01T16:23:00+03:00</text:p>
      <text:p text:style-name="P4">
Description: Музей Зальцбурга цьогоріч започаткував спеціальні випуски подкасту під назвою “Музей на дивані” і вже три з них можна послухати онлайн українською у будь-якій частині світу. — Укрінформ.</text:p>
      <text:p text:style-name="P4">
Images: ['<text:a xlink:type="simple" xlink:href="https://static.ukrinform.com/photos/2023_07/thumb_files/630_360_1688216758-828.jpg" text:style-name="Internet_20_link" text:visited-style-name="Visited_20_Internet_20_Link">
630_360_16882...</text:a>
']</text:p>
      <text:p text:style-name="P4">
Tags: ['Австрія', 'Музей', 'Українська мова', 'Подкаст', 'Олена Зеленська']</text:p>
      <text:p text:style-name="P4">
Type: Article</text:p>
      <!--METADATA-->
      <text:p text:style-name="P4">
<draw:frame draw:style-name="fr1" draw:name="Image102" text:anchor-type="as-char" svg:width="6.9236in" svg:height="3.956343in" draw:z-index="0">
<draw:image xlink:href="../Images/yкринформ/2023-07-01T16-23-00-03-00/630_360_1688216758-828.jpg" xlink:type="simple" xlink:show="embed" xlink:actuate="onLoad" draw:mime-type="image/jpeg"/>
</draw:frame>
 МузейЗальцбурга цьогоріч започаткував спеціальні випуски подкасту під назвою “Музейна дивані” і вже три з них можна послухати онлайн українською у будь-якійчастині світу.</text:p>
      <text:p text:style-name="P4">
Як передає Укрінформ, про це розповіла перша леді України Олена Зеленська в <text:a xlink:type="simple" xlink:href="https://t.me/FirstLadyOfUkraine/3548" text:style-name="Internet_20_link" text:visited-style-name="Visited_20_Internet_20_Link">
Телеграмі</text:a>
 .</text:p>
      <text:p text:style-name="P4">
“Австрійський Зальцбург називають містом Моцарта бо ж більшість пам’яток тутприсвячені геніальному композитору, що народився і провів у Зальцбурзідитинство. І тепер дізнатися більше про творчість Моцарта та познайомитися ізмістом можна <text:a xlink:type="simple" xlink:href="https://www.ukrinform.ua/tag-ukrainska-mova" text:style-name="Internet_20_link" text:visited-style-name="Visited_20_Internet_20_Link">
 українською мовою </text:a>
 ”, - написала Зеленська.</text:p>
      <text:p text:style-name="P4">
За її словами, “спеціальні випуски подкасту під назвою “Музей на дивані”започаткував цьогоріч <text:a xlink:type="simple" xlink:href="https://www.salzburgmuseum.at/" text:style-name="Internet_20_link" text:visited-style-name="Visited_20_Internet_20_Link">
 Музей Зальцбурга </text:a>
(Salzburg Museum), і ось уже три можна послухати онлайн українською: “Моцарт вЗальцбурзі”, “Тиха ніч! Свята ніч! Різдвяна колядка з Зальцбурга” та“Зальцбург в 1920 році: Заснування Зальцбурзького фестивалю”.</text:p>
      <text:p text:style-name="P4">
Перша леді зазначила, що музей — це не одна споруда, цілий комплекс з восьмилокацій по всьому місту, які розповідають про його багату мистецьку такультурну спадщину. Щороку його відвідують близько мільйона людей.</text:p>
      <text:p text:style-name="P4">
“Третій рік поспіль ми втілюємо проєкт із впровадження українських аудіогідіву визначних пам’ятках світу, наразі їх уже 67. Подкаст від такого потужногомузею - новий формат занурення у культуру іншої країни для українців, тепер убудь-якій частині світу. Новий формат культурної дипломатії, що сприяєпобудові міцніших зв’язків між нашими країнами”, - підкреслила Зеленська.</text:p>
      <text:p text:style-name="P4">
<text:span text:style-name="T4">
Читайте також:</text:span>
 <text:a xlink:type="simple" xlink:href="https://www.ukrinform.ua/rubric-culture/3725479-u-kompleksi-ad-vasem-zapustili-ukrainomovnij-audiogid.html" text:style-name="Internet_20_link" text:visited-style-name="Visited_20_Internet_20_Link">
 У комплексі «Яд Вашем» запустили україномовний<text:span text:style-name="T4">
аудіогід</text:span>
 </text:a>
</text:p>
      <text:p text:style-name="P4">
Як зауважила дружина Президента, “син Амадея Моцарта, Франц Ксавер, жив татворив у Львові, заснував тут, по суті, першу музичну школу. Тож цінуємо нашукультурну співпрацю й надихаємось творчою спадщиною Австрії — теперукраїнською мовою, що, як і музика Моцарта, лунає по всьому світу”.</text:p>
      <text:p text:style-name="P4">
Як повідомляв Укрінформ, проєкт із запровадження українських аудіогідів умузеях світу реалізовується під патронатом Олени Зеленської з 2020 року.</text:p>
      <text:p text:style-name="P4">
Зокрема, 27 червня <text:a xlink:type="simple" xlink:href="https://www.ukrinform.ua/rubric-culture/3728204-nacionalnij-muzej-avstralii-zagovoriv-ukrainskou.html" text:style-name="Internet_20_link" text:visited-style-name="Visited_20_Internet_20_Link">
 в Національному музеї Австралії запустили україномовнийаудіогід </text:a>
 - 67-й у рамках проєкту з українізаціїпровідних пам'яток світу.</text:p>
      <text:p text:style-name="P4">
<text:span text:style-name="T5">
Фото: Олена Зеленська / Телеграм</text:span>
</text:p>
      <text:p text:style-name="P4">
Source: <text:a xlink:type="simple" xlink:href="https://www.ukrinform.ua/rubric-culture/3730232-u-muzei-zalcburga-zavilisa-podkasti-ukrainskou-zelenska.html" text:style-name="Internet_20_link" text:visited-style-name="Visited_20_Internet_20_Link">
https://www.ukrinform.ua/rubric-culture/3730232-u-muzei-zalcburga-zavilisa-podkasti-ukrainskou-zelenska.html</text:a>
</text:p>
      <!--NEWS-->
      <text:h text:style-name="P10" text:outline-level="1">
<text:span text:style-name="T4">
Макрон через протести у Франції переніс візит до Німеччини</text:span>
</text:h>
      <text:p text:style-name="P4">
Authors: Ukrinform (Person)</text:p>
      <text:p text:style-name="P4">
Publisher: Укринформ (Organization)</text:p>
      <text:p text:style-name="P4">
Published Time: 2023-07-01T16:26:48+03:00</text:p>
      <text:p text:style-name="P4">
Modified Time: 2023-07-01T16:26:48+03:00</text:p>
      <text:p text:style-name="P4">
Description: Президент Франції Еммануель Макрон вирішив перенести свій візит до Німеччини через протести, які спалахнули у Франції після вбивства поліцією підлітка. — Укрінформ.</text:p>
      <text:p text:style-name="P4">
Images: ['<text:a xlink:type="simple" xlink:href="https://static.ukrinform.com/photos/2023_02/thumb_files/630_360_1675929865-232.jpg" text:style-name="Internet_20_link" text:visited-style-name="Visited_20_Internet_20_Link">
630_360_16759...</text:a>
']</text:p>
      <text:p text:style-name="P4">
Tags: ['Франція', 'Макрон', 'Німеччина', 'Протест']</text:p>
      <text:p text:style-name="P4">
Type: Article</text:p>
      <!--METADATA-->
      <text:p text:style-name="P4">
<draw:frame draw:style-name="fr1" draw:name="Image103" text:anchor-type="as-char" svg:width="6.9236in" svg:height="3.956343in" draw:z-index="0">
<draw:image xlink:href="../Images/yкринформ/2023-07-01T16-26-48-03-00/630_360_1675929865-232.jpg" xlink:type="simple" xlink:show="embed" xlink:actuate="onLoad" draw:mime-type="image/jpeg"/>
</draw:frame>
 ПрезидентФранції Еммануель Макрон вирішив перенести свій візит до Німеччини черезпротести, які спалахнули у Франції після вбивства поліцією підлітка.</text:p>
      <text:p text:style-name="P4">
Про це повідомляє <text:a xlink:type="simple" xlink:href="http://www.bfmtv.com/police-justice/en-direct-mort-de-nahel-a-nanterre-apres-une-quatrieme-nuit-d-emeutes-les-obseques-prevues-ce-samedi_LN-202307010057.html#article_204478" text:style-name="Internet_20_link" text:visited-style-name="Visited_20_Internet_20_Link">
 BFM TV </text:a>
 , передає Укрінформ.</text:p>
      <text:p text:style-name="P4">
«З огляду на внутрішню ситуацію президент Макрон зазначив, що воліє залишатисяу Франції упродовж наступних кількох днів», - йдеться у заяві Єлисейськогопалацу.</text:p>
      <text:p text:style-name="P4">
Зазначається, що президенти <text:a xlink:type="simple" xlink:href="https://www.ukrinform.ua/tag-francia" text:style-name="Internet_20_link" text:visited-style-name="Visited_20_Internet_20_Link">
 Франції </text:a>
та Німеччини домовилися перенести візит Макрона до Німеччини на пізнішу дату.</text:p>
      <text:p text:style-name="P4">
Державний візит президента Франції до Німеччини мав розпочатись у неділю, 2липня, і тривати до вівторка.</text:p>
      <text:p text:style-name="P4">
<text:span text:style-name="T4">
Читайте також:</text:span>
 <text:a xlink:type="simple" xlink:href="https://www.ukrinform.ua/rubric-world/3729937-u-francii-prizupinaut-ruh-avtobusiv-i-tramvaiv-cerez-masovi-zavorusenna.html" text:style-name="Internet_20_link" text:visited-style-name="Visited_20_Internet_20_Link">
 У <text:span text:style-name="T4">
Франції</text:span>
 призупиняють рух автобусів і трамваїв черезмасові заворушення </text:a>
</text:p>
      <text:p text:style-name="P4">
Як повідомляв <text:a xlink:type="simple" xlink:href="https://www.ukrinform.ua/rubric-world/3729207-na-protestah-u-francii-pisla-zagibeli-pidlitka-majze-150-zaarestovanih.html" text:style-name="Internet_20_link" text:visited-style-name="Visited_20_Internet_20_Link">
 Укрінформ </text:a>
 ,протести й заворушення у Франції виникли 27 червня після того, як поліціязастрелила 17-річного хлопця, який не зупинився за наказом поліцейського.</text:p>
      <text:p text:style-name="P4">
У Франції за минулу ніч затримано понад 1300 осіб через заворушення.</text:p>
      <text:p text:style-name="P4">
Source: <text:a xlink:type="simple" xlink:href="https://www.ukrinform.ua/rubric-world/3730234-makron-cerez-protesti-u-francii-perenis-vizit-do-nimeccini.html" text:style-name="Internet_20_link" text:visited-style-name="Visited_20_Internet_20_Link">
https://www.ukrinform.ua/rubric-world/3730234-makron-cerez-protesti-u-francii-perenis-vizit-do-nimeccini.html</text:a>
</text:p>
      <!--NEWS-->
      <text:h text:style-name="P10" text:outline-level="1">
<text:span text:style-name="T4">
Ткаченко анонсував громадське обговорення питання показів фільмів англійською у кінотеатрах</text:span>
</text:h>
      <text:p text:style-name="P4">
Authors: Ukrinform (Person)</text:p>
      <text:p text:style-name="P4">
Publisher: Укринформ (Organization)</text:p>
      <text:p text:style-name="P4">
Published Time: 2023-07-01T16:29:00+03:00</text:p>
      <text:p text:style-name="P4">
Modified Time: 2023-07-01T16:29:00+03:00</text:p>
      <text:p text:style-name="P4">
Description: Питання щодо показів стрічок англійського мовою в українських кінотеатрах будуть обговорювати з громадськістю та стейкхолдерами. — Укрінформ.</text:p>
      <text:p text:style-name="P4">
Images: ['<text:a xlink:type="simple" xlink:href="https://static.ukrinform.com/photos/2023_03/thumb_files/630_360_1680192081-668.jpg" text:style-name="Internet_20_link" text:visited-style-name="Visited_20_Internet_20_Link">
630_360_16801...</text:a>
']</text:p>
      <text:p text:style-name="P4">
Tags: ['Кіно', 'Ткаченко', 'Українська мова', 'Англійська мова', 'МКІП ', 'Дубляж']</text:p>
      <text:p text:style-name="P4">
Type: Article</text:p>
      <!--METADATA-->
      <text:p text:style-name="P4">
<draw:frame draw:style-name="fr1" draw:name="Image104" text:anchor-type="as-char" svg:width="6.9236in" svg:height="3.956343in" draw:z-index="0">
<draw:image xlink:href="../Images/yкринформ/2023-07-01T16-29-00-03-00/630_360_1680192081-668.jpg" xlink:type="simple" xlink:show="embed" xlink:actuate="onLoad" draw:mime-type="image/jpeg"/>
</draw:frame>
 Питаннящодо показів стрічок англійського мовою в українських кінотеатрах будутьобговорювати з громадськістю та стейкхолдерами.</text:p>
      <text:p text:style-name="P4">
Як передає Укрінформ, про це міністр культури та інформаційної політикиОлександр Ткаченко заявив у <text:a xlink:type="simple" xlink:href="https://t.me/otkachenkokyiv/3832" text:style-name="Internet_20_link" text:visited-style-name="Visited_20_Internet_20_Link">
 Телеграмі</text:a>
.</text:p>
      <text:p text:style-name="P4">
“Питання показів в кінотеатрах - один із маленьких фрагментів цієї мозаїки,актуальність якої наступить у 2027 році після обговорення з громадськістю таосновними стейкхолдерами цього питання”, - написав <text:a xlink:type="simple" xlink:href="https://www.ukrinform.ua/tag-tkacenko" text:style-name="Internet_20_link" text:visited-style-name="Visited_20_Internet_20_Link">
 Ткаченко</text:a>
 .</text:p>
      <text:p text:style-name="P4">
Він також заявив, що запроваджуючи стратегію навчання та використанняанглійської мови, як мови міжнаціонального спілкування в Україні, збільшуєтьсявартість кожного українця на ринку праці.</text:p>
      <text:p text:style-name="P4">
<text:span text:style-name="T4">
Читайте також:</text:span>
 <text:a xlink:type="simple" xlink:href="https://www.ukrinform.ua/rubric-culture/3729401-komitet-vr-moze-pereglanuti-normu-sodo-dublazu-v-zakonoproekti-pro-zastosuvanna-anglijskoi.html" text:style-name="Internet_20_link" text:visited-style-name="Visited_20_Internet_20_Link">
 Комітет ВР може переглянути норму щодо <text:span text:style-name="T4">
дубляж</text:span>
 у взаконопроєкті про застосування англійської </text:a>
</text:p>
      <text:p text:style-name="P4">
Окрім того, українці cтають частиною загальносвітової мережі спілкування вбізнесі, культурі, освіті.</text:p>
      <text:p text:style-name="P4">
Також громадяни України отримують нові перспективи співпраці зі світом тавідкривають для себе світовий простір, набагато ширший за “руський мір”.</text:p>
      <text:p text:style-name="P4">
Як повідомляв Укрінформ, 28 червня <text:a xlink:type="simple" xlink:href="https://www.ukrinform.ua/rubric-polytics/3728718-zelenskij-proponue-radi-zrobiti-anglijsku-odnieu-z-mov-miznarodnogo-spilkuvanna-v-ukraini.html" text:style-name="Internet_20_link" text:visited-style-name="Visited_20_Internet_20_Link">
 Президент України Володимир Зеленський</text:a>
зареєстрував у Верховній Раді законопроєкт "Про застосування англійської мовив Україні" (№9432).</text:p>
      <text:p text:style-name="P4">
Серед іншого, проєктом закону передбачається офіційно закріпити статусанглійської мови як однієї з мов міжнародного спілкування в Україні, визначитикатегорії посад, кандидати на зайняття яких зобовʼязані володіти англійськоюмовою, унормувати особливості застосування англійської мови в роботі органівдержавної влади, органів влади Автономної Республіки Крим, органів місцевогосамоврядування, підрозділів екстреної допомоги населенню, під час перетинудержавного кордону, у сферах освіти, культури, транспорту, охорони здоровʼятощо.</text:p>
      <text:p text:style-name="P4">
<text:span text:style-name="T4">
Читайте також:</text:span>
 <text:a xlink:type="simple" xlink:href="https://www.ukrinform.ua/rubric-society/3729627-fedorov-poasniv-comu-zakonoproekt-pro-anglijsku-movu-spravznij-game-changer.html" text:style-name="Internet_20_link" text:visited-style-name="Visited_20_Internet_20_Link">
 Федоров пояснив, чому законопроєкт про <text:span text:style-name="T4">
англійську</text:span>
<text:span text:style-name="T4">
мову</text:span>
 – справжній game changer </text:a>
</text:p>
      <text:p text:style-name="P4">
У розділі законопроєкту про використання англійської мови в сфері культурийдеться про те, що іноземні фільми, мовою оригіналу яких є англійська, маютьдемонструватися в кінозалах мовою оригіналу із субтитруванням державною мовою.</text:p>
      <text:p text:style-name="P4">
Ця норма викликала неоднозначну реакцію в суспільстві. Зокрема, член КомітетуВР із питань гуманітарної та інформаційної політики <text:a xlink:type="simple" xlink:href="https://www.facebook.com/1217668243/posts/pfbid0oHTCD1geLzpVoW8Y8f91Jr4skvXS1q8H2hojbc2R9oybJA5T9GN3GBvMinUTzFZdl/" text:style-name="Internet_20_link" text:visited-style-name="Visited_20_Internet_20_Link">
 Володимир В‘ятрович</text:a>
(парламентська фракція "Європейська солідарність") заявив, що це призведефактично до "знищення українського кінодублювання як галузі", адже, за йогословами, таких фільмів у кінотеатрах "ледь не 90%". Народний депутат такожнаголосив на необхідності "ґрунтовно" доопрацювати відповідний документ.</text:p>
      <text:p text:style-name="P4">
Source: <text:a xlink:type="simple" xlink:href="https://www.ukrinform.ua/rubric-culture/3730235-pitanna-pokaziv-filmiv-anglijskou-u-kinoteatrah-obgovoruvatimetsa-z-gromadskistu-tkacenko.html" text:style-name="Internet_20_link" text:visited-style-name="Visited_20_Internet_20_Link">
https://www.ukrinform.ua/rubric-culture/3730235-pitanna-pokaziv-filmiv-anglijskou-u-kinoteatrah-obgovoruvatimetsa-z-gromadskistu-tkacenko.html</text:a>
</text:p>
      <!--NEWS-->
      <text:h text:style-name="P10" text:outline-level="1">
<text:span text:style-name="T4">
До Мелітополя та Генічеська прибувають нові підрозділи загарбників - Федоров</text:span>
</text:h>
      <text:p text:style-name="P4">
Authors: Ukrinform (Person)</text:p>
      <text:p text:style-name="P4">
Publisher: Укринформ (Organization)</text:p>
      <text:p text:style-name="P4">
Published Time: 2023-07-01T16:35:00+03:00</text:p>
      <text:p text:style-name="P4">
Modified Time: 2023-07-01T16:35:00+03:00</text:p>
      <text:p text:style-name="P4">
Description: До тимчасово окупованого Мелітополя і Генічеська прибувають нові підрозділи російських військ. Армія РФ також перекидає свою техніку в бік Запорізької області через Арабатські стрілку. — Укрінформ.</text:p>
      <text:p text:style-name="P4">
Images: ['<text:a xlink:type="simple" xlink:href="https://static.ukrinform.com/photos/2023_05/thumb_files/630_360_1685444472-679.jpg" text:style-name="Internet_20_link" text:visited-style-name="Visited_20_Internet_20_Link">
630_360_16854...</text:a>
']</text:p>
      <text:p text:style-name="P4">
Tags: ['Мелітополь', 'Окупація', 'Генічеськ', 'Війна з Росією', 'Єдині новини']</text:p>
      <text:p text:style-name="P4">
Type: Article</text:p>
      <!--METADATA-->
      <text:p text:style-name="P4">
<draw:frame draw:style-name="fr1" draw:name="Image105" text:anchor-type="as-char" svg:width="6.9236in" svg:height="3.956343in" draw:z-index="0">
<draw:image xlink:href="../Images/yкринформ/2023-07-01T16-35-00-03-00/630_360_1685444472-679.jpg" xlink:type="simple" xlink:show="embed" xlink:actuate="onLoad" draw:mime-type="image/jpeg"/>
</draw:frame>
 Дотимчасово окупованого Мелітополя і Генічеська прибувають нові підрозділиросійських військ. Армія РФ також перекидає свою техніку в бік Запорізькоїобласті через Арабатські стрілку.</text:p>
      <text:p text:style-name="P4">
Про це в ефірі національного телемарафону "Єдині новини" повідомив міськийголова Мелітополя Іван Федоров, передає Укрінформ.</text:p>
      <text:p text:style-name="P4">
"Ми не фіксуємо виїзд окупантів з Мелітополя. Ми навпаки фіксуємо, щоприбувають нові підрозділи і до тимчасово окупованого <text:a xlink:type="simple" xlink:href="https://www.ukrinform.ua/tag-melitopol" text:style-name="Internet_20_link" text:visited-style-name="Visited_20_Internet_20_Link">
 Мелітополя</text:a>
 , і до Генічеська. Після підривумосту на Чонгарі, ворог почав перекидання своєї техніки по Арабатській стрілціі місцеві мешканці відмічають, що колони техніки йдуть в бік Запорізькоїобласті", - сказав він.</text:p>
      <text:p text:style-name="P4">
Федоров також додав, що в Енергодарі ворог трохи зменшує свою присутність, алеговорити про те, що їх там зовсім немає, поки не можна.</text:p>
      <text:p text:style-name="P4">
<text:span text:style-name="T4">
Читайте також:</text:span>
 <text:a xlink:type="simple" xlink:href="https://www.ukrinform.ua/rubric-regions/3729814-tila-vbitih-u-berdansku-hlopciv-rosiani-perevezli-do-melitopola.html" text:style-name="Internet_20_link" text:visited-style-name="Visited_20_Internet_20_Link">
 Тіла вбитих у Бердянську хлопців росіяни перевезли до<text:span text:style-name="T4">
Мелітопол</text:span>
 я </text:a>
</text:p>
      <text:p text:style-name="P4">
Як повідомляв <text:a xlink:type="simple" xlink:href="https://www.ukrinform.ua/rubric-ato/3729647-u-berdansku-prolunali-11-vibuhiv.html" text:style-name="Internet_20_link" text:visited-style-name="Visited_20_Internet_20_Link">
 Укрінформ </text:a>
 , у тимчасово окупованомуБердянську вранці 30 червня пролунало 11 вибухів.</text:p>
      <text:p text:style-name="P4">
<text:a xlink:type="simple" xlink:href="https://www.ukrinform.ua/rubric-ato/3729645-nastup-na-melitopolskomu-ta-berdanskomu-napramkah-sili-oboroni-maut-castkovij-uspih.html" text:style-name="Internet_20_link" text:visited-style-name="Visited_20_Internet_20_Link">
 Сили оборони продовжують наступальну операцію</text:a>
 наМелітопольському та Бердянському напрямках.</text:p>
      <text:p text:style-name="P4">
Source: <text:a xlink:type="simple" xlink:href="https://www.ukrinform.ua/rubric-regions/3730239-do-melitopola-ta-geniceska-pribuvaut-novi-pidrozdili-zagarbnikiv-fedorov.html" text:style-name="Internet_20_link" text:visited-style-name="Visited_20_Internet_20_Link">
https://www.ukrinform.ua/rubric-regions/3730239-do-melitopola-ta-geniceska-pribuvaut-novi-pidrozdili-zagarbnikiv-fedorov.html</text:a>
</text:p>
      <!--NEWS-->
      <text:h text:style-name="P10" text:outline-level="1">
<text:span text:style-name="T4">
Чергові санкції проти Росії і нова допомога Україні є сигналом Путіну про єдність ЄС - Санчес</text:span>
</text:h>
      <text:p text:style-name="P4">
Authors: Ukrinform (Person)</text:p>
      <text:p text:style-name="P4">
Publisher: Укринформ (Organization)</text:p>
      <text:p text:style-name="P4">
Published Time: 2023-07-01T16:39:00+03:00</text:p>
      <text:p text:style-name="P4">
Modified Time: 2023-07-01T16:39:00+03:00</text:p>
      <text:p text:style-name="P4">
Description: Ухвалення 11 пакета санкцій щодо Росії й активна фінансова підтримка України Євросоюзом є чітким сигналом президенту РФ Володимиру Путіну щодо твердого наміру ЄС стояти єдиним фронтом, поки не буде досягнуто справедливого миру в Україні. — Укрінформ.</text:p>
      <text:p text:style-name="P4">
Images: ['<text:a xlink:type="simple" xlink:href="https://static.ukrinform.com/photos/2023_07/thumb_files/630_360_1688215602-741.jpg" text:style-name="Internet_20_link" text:visited-style-name="Visited_20_Internet_20_Link">
630_360_16882...</text:a>
']</text:p>
      <text:p text:style-name="P4">
Tags: ['Антиросійські санкції', 'Євросоюз', 'Іспанія', 'Путін', 'Санчес', 'Війна з Росією']</text:p>
      <text:p text:style-name="P4">
Type: Article</text:p>
      <!--METADATA-->
      <text:p text:style-name="P4">
<draw:frame draw:style-name="fr1" draw:name="Image106" text:anchor-type="as-char" svg:width="6.9236in" svg:height="3.956343in" draw:z-index="0">
<draw:image xlink:href="../Images/yкринформ/2023-07-01T16-39-00-03-00/630_360_1688215602-741.jpg" xlink:type="simple" xlink:show="embed" xlink:actuate="onLoad" draw:mime-type="image/jpeg"/>
</draw:frame>
 Ухвалення11 пакета санкцій щодо Росії й активна фінансова підтримка України Євросоюзомє чітким сигналом президенту РФ Володимиру Путіну щодо твердого наміру ЄСстояти єдиним фронтом, поки не буде досягнуто справедливого миру в Україні.</text:p>
      <text:p text:style-name="P4">
Про це заявив Прем'єр-міністр Іспанії Педро Санчес на спільній з ПрезидентомУкраїни Володимиром Зеленським пресконференції у Києві, повідомляєкореспондент Укрінформу.</text:p>
      <text:p text:style-name="P4">
Санчес нагадав, що минулого тижня ЄС затвердив 11-ий пакет санкцій протиРосії, який включає механізм запобігання їх обходу.</text:p>
      <text:p text:style-name="P4">
«Це зробить довжелезний список заборон та обмежень більш ефективним. Санкціїможуть не мати негайного впливу, але вони накладають на Росію важкідовгострокові витрати. Крім того, вони підкреслюють, що ми стоїмо єдинимфронтом проти Путіна і сповнені рішучості стояти твердо, поки не будедосягнуто справедливого миру», - сказав прем’єр <text:a xlink:type="simple" xlink:href="https://www.ukrinform.ua/tag-ispania" text:style-name="Internet_20_link" text:visited-style-name="Visited_20_Internet_20_Link">
 Іспанії</text:a>
 .</text:p>
      <text:p text:style-name="P4">
<text:span text:style-name="T4">
Читайте також:</text:span>
 <text:a xlink:type="simple" xlink:href="https://www.ukrinform.ua/rubric-ato/3730202-ispania-nadast-ukraini-dodatkovo-cotiri-tanki-leopard-i-bronetransporteri.html" text:style-name="Internet_20_link" text:visited-style-name="Visited_20_Internet_20_Link">
 <text:span text:style-name="T4">
Іспанія</text:span>
 надасть Україні додатково чотири танкиLeopard і бронетранспортери </text:a>
</text:p>
      <text:p text:style-name="P4">
Він також відзначив активність ЄС у сфері фінансової допомоги Україні, зокремавиділення цьогоріч 18 млрд євро для того, щоб Українська держава моглапродовжувати надавати базові послуги своїм громадянам. Санчес також нагадав,що кілька днів тому ЄС запропонував пакет у розмірі 50 млрд євро на наступнічотири роки, які будуть спрямовані на відбудову України.</text:p>
      <text:p text:style-name="P4">
«Це має, з одного боку, сприяти закриттю прогалин, які створила агресивнавійна в українській економіці, а з другого – це ще один чіткий сигнал Путіну:Європа стоятиме з Україною стільки, скільки буде потрібно. Це вислів, який мипостійно використовуємо, але тепер він перетворюється на багаторічний підхід»,- акцентував глава іспанського уряду.</text:p>
      <text:p text:style-name="P4">
<text:span text:style-name="T4">
Читайте також:</text:span>
 <text:a xlink:type="simple" xlink:href="https://www.ukrinform.ua/rubric-polytics/3730226-spilna-deklaracia-ispania-pidtrimue-stvorenna-radi-ukraina-nato.html" text:style-name="Internet_20_link" text:visited-style-name="Visited_20_Internet_20_Link">
 Спільна декларація: <text:span text:style-name="T4">
Іспанія</text:span>
 підтримує створення РадиУкраїна – НАТО </text:a>
</text:p>
      <text:p text:style-name="P4">
Як повідомляв Укрінформ, Прем'єр-міністр Іспанії прибув з візитом в Україну 1липня, у перший день головування в Раді Європейського Союзу.</text:p>
      <text:p text:style-name="P4">
<text:span text:style-name="T5">
Фото: Офіс Президента</text:span>
</text:p>
      <text:p text:style-name="P4">
Source: <text:a xlink:type="simple" xlink:href="https://www.ukrinform.ua/rubric-polytics/3730241-cergovi-sankcii-proti-rosii-i-nova-dopomoga-ukraini-e-signalom-putinu-pro-ednist-es-sances.html" text:style-name="Internet_20_link" text:visited-style-name="Visited_20_Internet_20_Link">
https://www.ukrinform.ua/rubric-polytics/3730241-cergovi-sankcii-proti-rosii-i-nova-dopomoga-ukraini-e-signalom-putinu-pro-ednist-es-sances.html</text:a>
</text:p>
      <!--NEWS-->
      <text:h text:style-name="P10" text:outline-level="1">
<text:span text:style-name="T4">
«Укрпошта» з 1 липня збільшила тарифи на відправлення</text:span>
</text:h>
      <text:p text:style-name="P4">
Authors: Ukrinform (Person)</text:p>
      <text:p text:style-name="P4">
Publisher: Укринформ (Organization)</text:p>
      <text:p text:style-name="P4">
Published Time: 2023-07-01T16:44:00+03:00</text:p>
      <text:p text:style-name="P4">
Modified Time: 2023-07-01T16:44:00+03:00</text:p>
      <text:p text:style-name="P4">
Description: З 1 липня АТ «Укрпошта» збільшила тарифи на відправлення по Україні та за її межами. — Укрінформ.</text:p>
      <text:p text:style-name="P4">
Images: ['<text:a xlink:type="simple" xlink:href="https://static.ukrinform.com/photos/2022_11/thumb_files/630_360_1667907922-855.jpg" text:style-name="Internet_20_link" text:visited-style-name="Visited_20_Internet_20_Link">
630_360_16679...</text:a>
']</text:p>
      <text:p text:style-name="P4">
Tags: ['Тариф', 'Укрпошта', 'пошта']</text:p>
      <text:p text:style-name="P4">
Type: Article</text:p>
      <!--METADATA-->
      <text:p text:style-name="P4">
<draw:frame draw:style-name="fr1" draw:name="Image107" text:anchor-type="as-char" svg:width="6.9236in" svg:height="3.956343in" draw:z-index="0">
<draw:image xlink:href="../Images/yкринформ/2023-07-01T16-44-00-03-00/630_360_1667907922-855.jpg" xlink:type="simple" xlink:show="embed" xlink:actuate="onLoad" draw:mime-type="image/jpeg"/>
</draw:frame>
 З 1 липняАТ «Укрпошта» збільшила тарифи на відправлення по Україні та за її межами.</text:p>
      <text:p text:style-name="P4">
Як передає Укрінформ, про це компанія повідомила у пресрелізі, який є урозпорядженні редакції.</text:p>
      <text:p text:style-name="P4">
«Починаючи з 1 липня, « <text:a xlink:type="simple" xlink:href="https://www.ukrinform.ua/tag-ukrposta" text:style-name="Internet_20_link" text:visited-style-name="Visited_20_Internet_20_Link">
 Укрпошта </text:a>
 »змушена частково переглянути вартість відправлень по Україні та за її межами.Згідно з новими тарифами, вартість доставлення відправлень «Укрпошта Експрес»збільшиться у середньому на 10 грн для пересилання в межах однієї області тана 8 грн для пересилання в межах всієї країни», - йдеться в повідомленні.</text:p>
      <text:p text:style-name="P4">
На послуги «Укрпошта Стандарт» середнє підвищення становить 7 грн на доставкупо Україні, а в межах окремої області – 10 грн.</text:p>
      <text:p text:style-name="P4">
Також на 5 грн зросте вартість послуги «Укрпошта Документи» та вартістькур’єрського забору або доставки.</text:p>
      <text:p text:style-name="P4">
<text:span text:style-name="T4">
Читайте також:</text:span>
 <text:a xlink:type="simple" xlink:href="https://www.ukrinform.ua/rubric-society/3723576-ukrposta-otrimala-tri-nagorodi-world-post-and-parcel-award.html" text:style-name="Internet_20_link" text:visited-style-name="Visited_20_Internet_20_Link">
 <text:span text:style-name="T4">
Укрпошта</text:span>
 отримала три нагороди World Post and ParcelAward </text:a>
</text:p>
      <text:p text:style-name="P4">
Крім того, починаючи з 1 липня, внесені зміни у вартість на доставку «дрібнихпакетів рекомендованих» на всі зони та на доставку посилок до 7 країнБлизького Сходу, зокрема Алжиру, Афганістану, Катару, Кувейту, Оману,Саудівської Аравії та Тунісу. Ці зміни становитимуть 10% від поточних тарифів.</text:p>
      <text:p text:style-name="P4">
Як повідомлялося, АТ "Укрпошта" з 1 липня впроваджує нові клієнтоорієнтованіграфіки роботи у відділеннях поштового зв’язку. Відтепер вони працюватимутьмаксимально можливий час та будуть відкриті у вихідні дні.</text:p>
      <text:p text:style-name="P4">
Source: <text:a xlink:type="simple" xlink:href="https://www.ukrinform.ua/rubric-economy/3730243-ukrposta-z-1-lipna-zbilsila-tarifi-na-vidpravlenna.html" text:style-name="Internet_20_link" text:visited-style-name="Visited_20_Internet_20_Link">
https://www.ukrinform.ua/rubric-economy/3730243-ukrposta-z-1-lipna-zbilsila-tarifi-na-vidpravlenna.html</text:a>
</text:p>
      <!--NEWS-->
      <text:h text:style-name="P10" text:outline-level="1">
<text:span text:style-name="T4">
Бех-Романчук, Проценко та Кроль представлять Україну на шведському етапі «Діамантової ліги»</text:span>
</text:h>
      <text:p text:style-name="P4">
Authors: Ukrinform (Person)</text:p>
      <text:p text:style-name="P4">
Publisher: Укринформ (Organization)</text:p>
      <text:p text:style-name="P4">
Published Time: 2023-07-01T16:46:41+03:00</text:p>
      <text:p text:style-name="P4">
Modified Time: 2023-07-01T16:46:41+03:00</text:p>
      <text:p text:style-name="P4">
Description: У Стокгольмі (Швеція) 2 липня пройде сьомий етап легкоатлетичної «Діамантової ліги». — Укрінформ.</text:p>
      <text:p text:style-name="P4">
Images: ['<text:a xlink:type="simple" xlink:href="https://static.ukrinform.com/photos/2023_07/thumb_files/630_360_1688219116-596.jpg" text:style-name="Internet_20_link" text:visited-style-name="Visited_20_Internet_20_Link">
630_360_16882...</text:a>
']</text:p>
      <text:p text:style-name="P4">
Tags: ['Легка атлетика', 'Марина Бех-Романчук']</text:p>
      <text:p text:style-name="P4">
Type: Article</text:p>
      <!--METADATA-->
      <text:p text:style-name="P4">
<draw:frame draw:style-name="fr1" draw:name="Image108" text:anchor-type="as-char" svg:width="6.9236in" svg:height="3.956343in" draw:z-index="0">
<draw:image xlink:href="../Images/yкринформ/2023-07-01T16-46-41-03-00/630_360_1688219116-596.jpg" xlink:type="simple" xlink:show="embed" xlink:actuate="onLoad" draw:mime-type="image/jpeg"/>
</draw:frame>
 УСтокгольмі (Швеція) 2 липня пройде сьомий етап легкоатлетичної «Діамантовоїліги».</text:p>
      <text:p text:style-name="P4">
Українці змагатимуться у стрибках у висоту (Андрій Проценко), бігу на 800метрів (Наталія Кроль) та стрибках у довжину (Марина Бех-Романчук), передаєУкрінформ.</text:p>
      <text:p text:style-name="P4">
Проценко проведе четвертий старт літнього сезону та вдруге змагатиметься унинішній «Діамантовій лізі». як інформує <text:a xlink:type="simple" xlink:href="https://suspilne.media/519521-tri-ukrainski-legkoatleti-zaavleni-na-etap-diamantovoi-ligi-u-stokgolmi-hto-j-koli-startue/" text:style-name="Internet_20_link" text:visited-style-name="Visited_20_Internet_20_Link">
 Суспільне Спорт</text:a>
 , попередній етап уФлоренції (Італія) стрибун у висоту завершився на восьмому місці.</text:p>
      <text:p text:style-name="P4">
Бех-Романчук попередні три етапи завершила у призовій трійці. У Швеціїлегкоатлетка проводитиме третій старт літнього сезону в стрибках у довжину:українка стала третьою на етапі «Діамантової ліги» у Флоренції та виступила уцій дисципліні на Європейських іграх-2023.</text:p>
      <text:p text:style-name="P4">
<text:span text:style-name="T4">
Читайте також:</text:span>
 <text:a xlink:type="simple" xlink:href="https://www.ukrinform.ua/rubric-sports/3727330-behromancuk-zdobula-zoloto-u-potrijnomu-stribku-na-evropejskih-igrah.html" text:style-name="Internet_20_link" text:visited-style-name="Visited_20_Internet_20_Link">
 <text:span text:style-name="T4">
Бех</text:span>
 - <text:span text:style-name="T4">
Романчук</text:span>
 здобула «золото» у потрійномустрибку на Європейських іграх </text:a>
</text:p>
      <text:p text:style-name="P4">
Кроль у Стокгольмі дебютуватиме у сезоні «Діамантової ліги». До цього етапуукраїнка підходить після перемоги на III Європейських іграх у Польщі, де вонавиграла на дистанції 800 метрів з результатом 1 хвилина 59,77 секунди.</text:p>
      <text:p text:style-name="P4">
На фото: Марина Бех-Романчук (Getty Images).</text:p>
      <text:p text:style-name="P4">
Source: <text:a xlink:type="simple" xlink:href="https://www.ukrinform.ua/rubric-sports/3730244-behromancuk-procenko-ta-krol-predstavlat-ukrainu-na-svedskomu-etapi-diamantovoi-ligi.html" text:style-name="Internet_20_link" text:visited-style-name="Visited_20_Internet_20_Link">
https://www.ukrinform.ua/rubric-sports/3730244-behromancuk-procenko-ta-krol-predstavlat-ukrainu-na-svedskomu-etapi-diamantovoi-ligi.html</text:a>
</text:p>
      <!--NEWS-->
      <text:h text:style-name="P10" text:outline-level="1">
<text:span text:style-name="T4">
У Твіттері стався глобальний збій, який відчули й українські користувачі</text:span>
</text:h>
      <text:p text:style-name="P4">
Authors: Ukrinform (Person)</text:p>
      <text:p text:style-name="P4">
Publisher: Укринформ (Organization)</text:p>
      <text:p text:style-name="P4">
Published Time: 2023-07-01T16:49:06+03:00</text:p>
      <text:p text:style-name="P4">
Modified Time: 2023-07-01T16:49:06+03:00</text:p>
      <text:p text:style-name="P4">
Description: У популярній соціальній мережі Твіттері у суботу після обіду стався глобальний збій, який також відчули українські користувачі. — Укрінформ.</text:p>
      <text:p text:style-name="P4">
Images: ['<text:a xlink:type="simple" xlink:href="https://static.ukrinform.com/photos/2019_08/thumb_files/630_360_1565684892-811.jpg" text:style-name="Internet_20_link" text:visited-style-name="Visited_20_Internet_20_Link">
630_360_15656...</text:a>
']</text:p>
      <text:p text:style-name="P4">
Tags: ['Twitter', 'Соцмережі', 'Збій']</text:p>
      <text:p text:style-name="P4">
Type: Article</text:p>
      <!--METADATA-->
      <text:p text:style-name="P4">
<draw:frame draw:style-name="fr1" draw:name="Image109" text:anchor-type="as-char" svg:width="6.9236in" svg:height="3.956343in" draw:z-index="0">
<draw:image xlink:href="../Images/yкринформ/2023-07-01T16-49-06-03-00/630_360_1565684892-811.jpg" xlink:type="simple" xlink:show="embed" xlink:actuate="onLoad" draw:mime-type="image/jpeg"/>
</draw:frame>
 Упопулярній соціальній мережі Твіттері у суботу після обіду стався глобальнийзбій, який також відчули українські користувачі.</text:p>
      <text:p text:style-name="P4">
Як передає Укрінформ, про це повідомляє <text:a xlink:type="simple" xlink:href="http://downdetector.co.uk/status/twitter/" text:style-name="Internet_20_link" text:visited-style-name="Visited_20_Internet_20_Link">
 Downdetector</text:a>
 .</text:p>
      <text:p text:style-name="P4">
Про збій почали повідомляти о 14.20 за київським часом.</text:p>
      <text:p text:style-name="P4">
Зазначається, що серед майже 3 500 надісланих скарг, найбільше проблем усоцмережі пов’язані зі збоєм роботи у додатку (57%), а також на сайті (37%) йстрічці (13%).</text:p>
      <text:p text:style-name="P4">
Перебої в роботі Твіттері, зокрема, відчули користувачі <text:a xlink:type="simple" xlink:href="https://www.ukrinform.ua/tag-ssa" text:style-name="Internet_20_link" text:visited-style-name="Visited_20_Internet_20_Link">
 США</text:a>
 Великої Британії та України.</text:p>
      <text:p text:style-name="P4">
<text:span text:style-name="T4">
Читайте також:</text:span>
 <text:a xlink:type="simple" xlink:href="https://www.ukrinform.ua/rubric-technology/3710840-u-roboti-zastosunku-novoi-posti-stavsa-zbij.html" text:style-name="Internet_20_link" text:visited-style-name="Visited_20_Internet_20_Link">
 У роботі застосунку «Нової пошти» стався <text:span text:style-name="T4">
збій</text:span>
</text:a>
</text:p>
      <text:p text:style-name="P4">
Як повідомляв Укрінформ, 1 березня у роботі соціальної мережі Твіттер ставсяглобальний збій, який спостерігали і в Україні.</text:p>
      <text:p text:style-name="P4">
Source: <text:a xlink:type="simple" xlink:href="https://www.ukrinform.ua/rubric-technology/3730247-u-tvitteri-stavsa-globalnij-zbij-akij-vidculi-j-ukrainski-koristuvaci.html" text:style-name="Internet_20_link" text:visited-style-name="Visited_20_Internet_20_Link">
https://www.ukrinform.ua/rubric-technology/3730247-u-tvitteri-stavsa-globalnij-zbij-akij-vidculi-j-ukrainski-koristuvaci.html</text:a>
</text:p>
      <!--NEWS-->
      <text:h text:style-name="P10" text:outline-level="1">
<text:span text:style-name="T4">
Зеленський обговорив із прем’єром Іспанії інтеграцію в ЄС і НАТО та Формулу миру</text:span>
</text:h>
      <text:p text:style-name="P4">
Authors: Ukrinform (Person)</text:p>
      <text:p text:style-name="P4">
Publisher: Укринформ (Organization)</text:p>
      <text:p text:style-name="P4">
Published Time: 2023-07-01T16:54:00+03:00</text:p>
      <text:p text:style-name="P4">
Modified Time: 2023-07-01T16:54:00+03:00</text:p>
      <text:p text:style-name="P4">
Description: Президент Володимир Зеленський обговорив із прем’єром Іспанії Педро Санчесом питання вступу України в ЄС, підготовку саміту НАТО, гарантії безпеки, українську Формулу миру та посилення санкційного тиску на Росію. — Укрінформ.</text:p>
      <text:p text:style-name="P4">
Images: ['<text:a xlink:type="simple" xlink:href="https://static.ukrinform.com/photos/2023_07/thumb_files/630_360_1688219076-594.jpeg" text:style-name="Internet_20_link" text:visited-style-name="Visited_20_Internet_20_Link">
630_360_16882...</text:a>
']</text:p>
      <text:p text:style-name="P4">
Tags: ['Антиросійські санкції', 'Євроінтеграція', 'Іспанія', 'НАТО', 'Зеленський', 'Санчес', 'Формула миру']</text:p>
      <text:p text:style-name="P4">
Type: Article</text:p>
      <!--METADATA-->
      <text:p text:style-name="P4">
<draw:frame draw:style-name="fr1" draw:name="Image110" text:anchor-type="as-char" svg:width="6.9236in" svg:height="3.956343in" draw:z-index="0">
<draw:image xlink:href="../Images/yкринформ/2023-07-01T16-54-00-03-00/630_360_1688219076-594.jpeg" xlink:type="simple" xlink:show="embed" xlink:actuate="onLoad" draw:mime-type="image/jpeg"/>
</draw:frame>
 ПрезидентВолодимир Зеленський обговорив із прем’єром Іспанії Педро Санчесом питаннявступу України в ЄС, підготовку саміту НАТО, гарантії безпеки, українськуФормулу миру та посилення санкційного тиску на Росію.</text:p>
      <text:p text:style-name="P4">
Про це Глава Української держави розповів під час спільної з Санчесомпресконференції у Києві, повідомляє кореспондент Укрінформ.</text:p>
      <text:p text:style-name="P4">
«Важливий і дуже символічний візит в Україну глави уряду Іспанії – у перший жедень головування Іспанії у Раді ЄС. Це чітко говорить про фактичну реальністьу Європі, коли наш спільний європейський дім уже точно не уявити без нас, безУкраїни, про пріоритети Іспанії у захисті свободи», - зазначив <text:a xlink:type="simple" xlink:href="https://www.ukrinform.ua/tag-zelenskij" text:style-name="Internet_20_link" text:visited-style-name="Visited_20_Internet_20_Link">
 Зеленський</text:a>
 .</text:p>
      <text:p text:style-name="P4">
_Відео:<text:a xlink:type="simple" xlink:href="https://www.youtube.com/watch" text:style-name="Internet_20_link" text:visited-style-name="Visited_20_Internet_20_Link">
 ОП </text:a>
 _</text:p>
      <text:p text:style-name="P4">
За його словами, серед обговорених з главою іспанського уряду питань – захиствід російської геноцидної агресії.</text:p>
      <text:p text:style-name="P4">
<text:span text:style-name="T4">
Читайте також:</text:span>
 <text:a xlink:type="simple" xlink:href="https://www.ukrinform.ua/rubric-polytics/3730236-zelenskij-zaklikae-es-pocati-robotu-nad-12-paketom-sankcij-proti-rosii.html" text:style-name="Internet_20_link" text:visited-style-name="Visited_20_Internet_20_Link">
 <text:span text:style-name="T4">
Зеленський</text:span>
 закликає ЄС почати роботу над 12 пакетомсанкцій проти Росії </text:a>
</text:p>
      <text:p text:style-name="P4">
Президент подякував Іспанії за надану Україні допомогу, зокрема безпекову, атакож за прихисток понад 180 тис. українських громадян, підтримкуантиросійських санкцій з боку ЄС.</text:p>
      <text:p text:style-name="P4">
«Я вдячний Іспанії за рішення відмовити у видачі віз російським та білоруськимспортсменам на Чемпіонат Європи зі спортивної боротьби, який зараз проходить вІспанії», - додав глава держави.</text:p>
      <text:p text:style-name="P4">
Також він зауважив, що темами розмови з Санчесом було членство України в ЄС істарт таких переговорів, підготовка саміту НАТО у Вільнюсі, реалізація Формулимиру.</text:p>
      <text:p text:style-name="P4">
Зеленський запросив Іспанію долучитися до надання Україні гарантій безпеки,почати відповідне обговорення.</text:p>
      <text:p text:style-name="P4">
<text:span text:style-name="T4">
Читайте також:</text:span>
 <text:a xlink:type="simple" xlink:href="https://www.ukrinform.ua/rubric-polytics/3730183-clenstvo-ukraini-v-nato-postavilo-b-putina-na-misce-zelenskij.html" text:style-name="Internet_20_link" text:visited-style-name="Visited_20_Internet_20_Link">
 Членство України в НАТО поставило б Путіна на місце -<text:span text:style-name="T4">
Зеленський</text:span>
 </text:a>
</text:p>
      <text:p text:style-name="P4">
«Наближення України до вступу в Євросоюз дуже мотивує наших захисників ізахисниць, бо переконує, що Європа бачить, якою ціною наші люди захищаютьабсолютно такі ж цінності, які вже захищені для кожної країни у складі ЄС», -підкреслив Президент.</text:p>
      <text:p text:style-name="P4">
Як повідомлялося, Прем’єр-міністр Королівства Іспанія Педро Санчес 1 липняперебуває з візитом в Україні, де вже <text:a xlink:type="simple" xlink:href="https://www.ukrinform.ua/rubric-polytics/3730155-premer-ispanii-vistupiv-u-verhovnij-radi.html" text:style-name="Internet_20_link" text:visited-style-name="Visited_20_Internet_20_Link">
 виступив у Верховній Раді</text:a>
 та <text:a xlink:type="simple" xlink:href="https://www.ukrinform.ua/rubric-polytics/3730196-zelenskij-zustrivsa-z-premerom-ispanii.html" text:style-name="Internet_20_link" text:visited-style-name="Visited_20_Internet_20_Link">
 зустрівся з Президентом Володимиром Зеленським</text:a>
 .</text:p>
      <text:p text:style-name="P4">
<text:span text:style-name="T5">
Фото: Офіс Президента</text:span>
</text:p>
      <text:p text:style-name="P4">
Source: <text:a xlink:type="simple" xlink:href="https://www.ukrinform.ua/rubric-polytics/3730248-zelenskij-obgovoriv-iz-premerom-ispanii-integraciu-v-es-i-nato-ta-formulu-miru.html" text:style-name="Internet_20_link" text:visited-style-name="Visited_20_Internet_20_Link">
https://www.ukrinform.ua/rubric-polytics/3730248-zelenskij-obgovoriv-iz-premerom-ispanii-integraciu-v-es-i-nato-ta-formulu-miru.html</text:a>
</text:p>
      <!--NEWS-->
      <text:h text:style-name="P10" text:outline-level="1">
<text:span text:style-name="T4">
На Київському водосховищі військові тренувалися відбивати атаку диверсантів</text:span>
</text:h>
      <text:p text:style-name="P4">
Authors: Ukrinform (Person)</text:p>
      <text:p text:style-name="P4">
Publisher: Укринформ (Organization)</text:p>
      <text:p text:style-name="P4">
Published Time: 2023-07-01T17:14:00+03:00</text:p>
      <text:p text:style-name="P4">
Modified Time: 2023-07-01T17:14:00+03:00</text:p>
      <text:p text:style-name="P4">
Description: Командувач Об’єднаних сил генерал-лейтенант Сергій Наєв проінспектував на Київщині навчання щодо виявлення та знешкодження ворожого об'єкта в акваторії Київського водосховища та десантування піхоти для ліквідації ворожої ДРГ. — Укрінформ.</text:p>
      <text:p text:style-name="P4">
Images: ['<text:a xlink:type="simple" xlink:href="https://static.ukrinform.com/photos/2023_07/thumb_files/630_360_1688220676-9232.jpeg" text:style-name="Internet_20_link" text:visited-style-name="Visited_20_Internet_20_Link">
630_360_16882...</text:a>
']</text:p>
      <text:p text:style-name="P4">
Tags: ['Військові навчання', 'Київщина', 'Сергій Наєв', 'ДРГ', 'Каховське водосховище']</text:p>
      <text:p text:style-name="P4">
Type: Article</text:p>
      <!--METADATA-->
      <text:p text:style-name="P4">
<draw:frame draw:style-name="fr1" draw:name="Image111" text:anchor-type="as-char" svg:width="6.9236in" svg:height="3.956343in" draw:z-index="0">
<draw:image xlink:href="../Images/yкринформ/2023-07-01T17-14-00-03-00/630_360_1688220676-9232.jpeg" xlink:type="simple" xlink:show="embed" xlink:actuate="onLoad" draw:mime-type="image/jpeg"/>
</draw:frame>
Командувач Об’єднаних сил генерал-лейтенант Сергій Наєв проінспектував наКиївщині навчання щодо виявлення та знешкодження ворожого об'єкта в акваторіїКиївського водосховища та десантування піхоти для ліквідації ворожої ДРГ.</text:p>
      <text:p text:style-name="P4">
Про це повідомляє кореспондент Укрінформу.</text:p>
      <text:p text:style-name="P4">
</text:p>
      <text:p text:style-name="P4">
<text:a xlink:type="simple" xlink:href="https://static.ukrinform.com/photos/2023_07/1688220670-8139.jpeg" text:style-name="Internet_20_link" text:visited-style-name="Visited_20_Internet_20_Link">
 </text:a>
 <text:a xlink:type="simple" xlink:href="https://static.ukrinform.com/photos/2023_07/1688220670-4503.jpeg" text:style-name="Internet_20_link" text:visited-style-name="Visited_20_Internet_20_Link">
</text:a>
 <text:a xlink:type="simple" xlink:href="https://static.ukrinform.com/photos/2023_07/1688220670-9288.jpeg" text:style-name="Internet_20_link" text:visited-style-name="Visited_20_Internet_20_Link">
</text:a>
 <text:a xlink:type="simple" xlink:href="https://static.ukrinform.com/photos/2023_07/1688220670-5001.jpeg" text:style-name="Internet_20_link" text:visited-style-name="Visited_20_Internet_20_Link">
</text:a>
 <text:a xlink:type="simple" xlink:href="https://static.ukrinform.com/photos/2023_07/1688220670-3795.jpeg" text:style-name="Internet_20_link" text:visited-style-name="Visited_20_Internet_20_Link">
</text:a>
 <text:a xlink:type="simple" xlink:href="https://static.ukrinform.com/photos/2023_07/1688220670-5304.jpeg" text:style-name="Internet_20_link" text:visited-style-name="Visited_20_Internet_20_Link">
</text:a>
 <text:a xlink:type="simple" xlink:href="https://static.ukrinform.com/photos/2023_07/1688220672-7753.jpeg" text:style-name="Internet_20_link" text:visited-style-name="Visited_20_Internet_20_Link">
</text:a>
 <text:a xlink:type="simple" xlink:href="https://static.ukrinform.com/photos/2023_07/1688220672-9522.jpeg" text:style-name="Internet_20_link" text:visited-style-name="Visited_20_Internet_20_Link">
</text:a>
 <text:a xlink:type="simple" xlink:href="https://static.ukrinform.com/photos/2023_07/1688220672-9939.jpeg" text:style-name="Internet_20_link" text:visited-style-name="Visited_20_Internet_20_Link">
</text:a>
 <text:a xlink:type="simple" xlink:href="https://static.ukrinform.com/photos/2023_07/1688220672-5587.jpeg" text:style-name="Internet_20_link" text:visited-style-name="Visited_20_Internet_20_Link">
</text:a>
 <text:a xlink:type="simple" xlink:href="https://static.ukrinform.com/photos/2023_07/1688220672-2839.jpeg" text:style-name="Internet_20_link" text:visited-style-name="Visited_20_Internet_20_Link">
</text:a>
 <text:a xlink:type="simple" xlink:href="https://static.ukrinform.com/photos/2023_07/1688220672-4056.jpeg" text:style-name="Internet_20_link" text:visited-style-name="Visited_20_Internet_20_Link">
</text:a>
 <text:a xlink:type="simple" xlink:href="https://static.ukrinform.com/photos/2023_07/1688220673-3134.jpeg" text:style-name="Internet_20_link" text:visited-style-name="Visited_20_Internet_20_Link">
</text:a>
 <text:a xlink:type="simple" xlink:href="https://static.ukrinform.com/photos/2023_07/1688220673-6245.jpeg" text:style-name="Internet_20_link" text:visited-style-name="Visited_20_Internet_20_Link">
</text:a>
 <text:a xlink:type="simple" xlink:href="https://static.ukrinform.com/photos/2023_07/1688220673-1574.jpeg" text:style-name="Internet_20_link" text:visited-style-name="Visited_20_Internet_20_Link">
</text:a>
 <text:a xlink:type="simple" xlink:href="https://static.ukrinform.com/photos/2023_07/1688220673-2714.jpeg" text:style-name="Internet_20_link" text:visited-style-name="Visited_20_Internet_20_Link">
</text:a>
 <text:a xlink:type="simple" xlink:href="https://static.ukrinform.com/photos/2023_07/1688220673-1030.jpeg" text:style-name="Internet_20_link" text:visited-style-name="Visited_20_Internet_20_Link">
</text:a>
 <text:a xlink:type="simple" xlink:href="https://static.ukrinform.com/photos/2023_07/1688220673-1166.jpeg" text:style-name="Internet_20_link" text:visited-style-name="Visited_20_Internet_20_Link">
</text:a>
 <text:a xlink:type="simple" xlink:href="https://static.ukrinform.com/photos/2023_07/1688220674-4576.jpeg" text:style-name="Internet_20_link" text:visited-style-name="Visited_20_Internet_20_Link">
</text:a>
 <text:a xlink:type="simple" xlink:href="https://static.ukrinform.com/photos/2023_07/1688220674-4274.jpeg" text:style-name="Internet_20_link" text:visited-style-name="Visited_20_Internet_20_Link">
</text:a>
 <text:a xlink:type="simple" xlink:href="https://static.ukrinform.com/photos/2023_07/1688220675-8866.jpeg" text:style-name="Internet_20_link" text:visited-style-name="Visited_20_Internet_20_Link">
</text:a>
 <text:a xlink:type="simple" xlink:href="https://static.ukrinform.com/photos/2023_07/1688220675-9819.jpeg" text:style-name="Internet_20_link" text:visited-style-name="Visited_20_Internet_20_Link">
</text:a>
 <text:a xlink:type="simple" xlink:href="https://static.ukrinform.com/photos/2023_07/1688220675-5133.jpeg" text:style-name="Internet_20_link" text:visited-style-name="Visited_20_Internet_20_Link">
</text:a>
 <text:a xlink:type="simple" xlink:href="https://static.ukrinform.com/photos/2023_07/1688220675-8257.jpeg" text:style-name="Internet_20_link" text:visited-style-name="Visited_20_Internet_20_Link">
</text:a>
 <text:a xlink:type="simple" xlink:href="https://static.ukrinform.com/photos/2023_07/1688220675-3255.jpeg" text:style-name="Internet_20_link" text:visited-style-name="Visited_20_Internet_20_Link">
</text:a>
 <text:a xlink:type="simple" xlink:href="https://static.ukrinform.com/photos/2023_07/1688220676-9232.jpeg" text:style-name="Internet_20_link" text:visited-style-name="Visited_20_Internet_20_Link">
<draw:frame draw:style-name="fr1" draw:name="Image138" text:anchor-type="as-char" svg:width="6.9236in" svg:height="3.956343in" draw:z-index="0">
<draw:image xlink:href="../Images/yкринформ/2023-07-01T17-14-00-03-00/630_360_1688220676-9232.jpeg" xlink:type="simple" xlink:show="embed" xlink:actuate="onLoad" draw:mime-type="image/jpeg"/>
</draw:frame>
</text:a>
 <text:a xlink:type="simple" xlink:href="https://static.ukrinform.com/photos/2023_07/1688220676-2799.jpeg" text:style-name="Internet_20_link" text:visited-style-name="Visited_20_Internet_20_Link">
</text:a>
 <text:a xlink:type="simple" xlink:href="https://static.ukrinform.com/photos/2023_07/1688220676-1530.jpeg" text:style-name="Internet_20_link" text:visited-style-name="Visited_20_Internet_20_Link">
</text:a>
 <text:a xlink:type="simple" xlink:href="https://static.ukrinform.com/photos/2023_07/1688220676-9280.jpeg" text:style-name="Internet_20_link" text:visited-style-name="Visited_20_Internet_20_Link">
</text:a>
 <text:a xlink:type="simple" xlink:href="https://static.ukrinform.com/photos/2023_07/1688220676-3592.jpeg" text:style-name="Internet_20_link" text:visited-style-name="Visited_20_Internet_20_Link">
</text:a>
</text:p>
      <text:p text:style-name="P4">
“Проводимо тренування сил та засобів, які діють на Київському водосховищі.Тісна взаємодія різних сил та засобів на воді та суші - це дуже важливо, щобкожен командир розумів свій маневр, а особовий склад був добре навчений діятив стислі терміни і за будь-якого рівня загрози. Такі тренування важливі... Миоцінюємо рівень військової загрози з того чи іншого напрямку та вживаємо такізаходи, щоб підрозділи завжди були готові до відповідного реагування", -розповів Наєв.</text:p>
      <text:p text:style-name="P4">
Він уточнив, що участь у тренуванні взяли військовослужбовці, які виконуютьзавдання на Київському водосховищі.</text:p>
      <text:p text:style-name="P4">
За словами командувача Об’єднаних сил ЗСУ, особовий склад також виконуєзавдання з прикриття повітряного простору на <text:a xlink:type="simple" xlink:href="https://www.ukrinform.ua/tag-kiiv" text:style-name="Internet_20_link" text:visited-style-name="Visited_20_Internet_20_Link">
 Києвом</text:a>
 .</text:p>
      <text:p text:style-name="P4">
"Цей напрямок ворог застосовує для завдання повітряних ударів. На рахункунаших військовослужбовців багато збитих засобів повітряного нападу противника.Також море може використовуватися для проведення якихось диверсійно-розвідувальних дій. Відповідно тренуємо свої сили, щоб бути готовими реагуватина різні загрози", - розповів Наєв.</text:p>
      <text:p text:style-name="P4">
<text:span text:style-name="T4">
Читайте також:</text:span>
 <text:a xlink:type="simple" xlink:href="https://www.ukrinform.ua/rubric-ato/3719757-naev-proviv-vijskovi-navcanna-v-pivnicnij-operacijnij-zoni.html" text:style-name="Internet_20_link" text:visited-style-name="Visited_20_Internet_20_Link">
 <text:span text:style-name="T4">
Наєв</text:span>
 провів військові навчання у Північнійопераційній зоні </text:a>
</text:p>
      <text:p text:style-name="P4">
Щодо диверсійно-розвідувальних груп ворога він зазначив, що зараз їхактивність не спостерігається.</text:p>
      <text:p text:style-name="P4">
За сценарієм навчань, ворожа диверсійно-розвідувальна група намагаєтьсязахопити один із об'єктів. Десант за допомогою окремого дивізіону річковихкатерів висувається для деблокування захопленого об'єкта та подальшогознищення ворога, який намагається об'єкт утримати.</text:p>
      <text:p text:style-name="P4">
У ході навчань були відпрацьовані висадка групи десанту, злагодження різнихгруп, застосовані імітаційні засоби роботи артилерії як на землі, так і наводі, стрілецькі боєприпаси.</text:p>
      <text:p text:style-name="P4">
Також під час навчань використовувалися десантно-висадочний засіб, швидкісніпатрульні катери Sea Ark, які відпрацьовували тактичне маневрування, охорону,оборону місця маневрового базування.</text:p>
      <text:p text:style-name="P4">
<text:span text:style-name="T4">
Читайте також:</text:span>
 <text:a xlink:type="simple" xlink:href="https://www.ukrinform.ua/rubric-ato/3727665-na-pivnoci-zaversili-budivnictvo-psihologicnotakticnih-smug-pereskod-naev.html" text:style-name="Internet_20_link" text:visited-style-name="Visited_20_Internet_20_Link">
 На півночі завершили будівництво психологічно-тактичнихсмуг перешкод - <text:span text:style-name="T4">
Наєв</text:span>
 </text:a>
</text:p>
      <text:p text:style-name="P4">
Наєв зазначив, що такі навчання відбуваються регулярно, зокрема і дляпідрозділів, які згодом працюватимуть на півдні країни.</text:p>
      <text:p text:style-name="P4">
Навчання відбулися напередодні Дня Військово-Морських сил ЗСУ, якийвідзначається 2 липня. Наприкінці навчань Наєв нагородив бійців, які бралиучасть у бойових діях у різних регіонах України.</text:p>
      <text:p text:style-name="P4">
Source: <text:a xlink:type="simple" xlink:href="https://www.ukrinform.ua/rubric-regions/3730253-na-kiivskomu-vodoshovisi-vijskovi-trenuvalisa-vidbivati-ataku-diversantiv.html" text:style-name="Internet_20_link" text:visited-style-name="Visited_20_Internet_20_Link">
https://www.ukrinform.ua/rubric-regions/3730253-na-kiivskomu-vodoshovisi-vijskovi-trenuvalisa-vidbivati-ataku-diversantiv.html</text:a>
</text:p>
      <!--NEWS-->
      <text:h text:style-name="P10" text:outline-level="1">
<text:span text:style-name="T4">
«Шахтар» звільнив головного тренера</text:span>
</text:h>
      <text:p text:style-name="P4">
Authors: Ukrinform (Person)</text:p>
      <text:p text:style-name="P4">
Publisher: Укринформ (Organization)</text:p>
      <text:p text:style-name="P4">
Published Time: 2023-07-01T17:17:00+03:00</text:p>
      <text:p text:style-name="P4">
Modified Time: 2023-07-01T17:17:00+03:00</text:p>
      <text:p text:style-name="P4">
Description: Чемпіон України з футболу донецький «Шахтар» заявив про дострокове припинення співпраці з наставником Ігором Йовічевичем. — Укрінформ.</text:p>
      <text:p text:style-name="P4">
Images: ['<text:a xlink:type="simple" xlink:href="https://static.ukrinform.com/photos/2023_07/thumb_files/630_360_1688221052-818.jpg" text:style-name="Internet_20_link" text:visited-style-name="Visited_20_Internet_20_Link">
630_360_16882...</text:a>
']</text:p>
      <text:p text:style-name="P4">
Tags: ['Футбол', "Прем'єр-ліга", 'Шахтар']</text:p>
      <text:p text:style-name="P4">
Type: Article</text:p>
      <!--METADATA-->
      <text:p text:style-name="P4">
<draw:frame draw:style-name="fr1" draw:name="Image143" text:anchor-type="as-char" svg:width="6.9236in" svg:height="3.956343in" draw:z-index="0">
<draw:image xlink:href="../Images/yкринформ/2023-07-01T17-17-00-03-00/630_360_1688221052-818.jpg" xlink:type="simple" xlink:show="embed" xlink:actuate="onLoad" draw:mime-type="image/jpeg"/>
</draw:frame>
 ЧемпіонУкраїни з футболу донецький «Шахтар» заявив про дострокове припиненняспівпраці з наставником Ігором Йовічевичем.</text:p>
      <text:p text:style-name="P4">
Як інформує офіційний <text:a xlink:type="simple" xlink:href="https://shakhtar.com/uk-ua/news/2023/july/1_news/1_thank-you_igor-jovicevic/" text:style-name="Internet_20_link" text:visited-style-name="Visited_20_Internet_20_Link">
 сайт </text:a>
 «гірників», разом із49-річним хорватським фахівцем донецький клуб залишає і весь тренерський штаб,передає Укрінформ.</text:p>
      <text:p text:style-name="P4">
Ігор Йовічевич очолив «Шахтар» влітку минулого року, підписавши дворічнутрудову угоду. Під його керівництвом «гірники» провели 40 поєдинків, у якихздобули 24 перемоги при 10 нічиїх та 6 поразках.</text:p>
      <text:p text:style-name="P4">
<text:span text:style-name="T4">
Читайте також:</text:span>
 <text:a xlink:type="simple" xlink:href="https://www.ukrinform.ua/rubric-sports/3729735-havbek-sahtara-sudakov-stav-najkrasim-molodim-futbolistom-upl.html" text:style-name="Internet_20_link" text:visited-style-name="Visited_20_Internet_20_Link">
 Хавбек « <text:span text:style-name="T4">
Шахтар</text:span>
 я» Судаков став найкращим молодимфутболістом УПЛ </text:a>
</text:p>
      <text:p text:style-name="P4">
В сезоні-2022/23 Йовічевич привів «Шахтар» до чемпіонського титулу вУкраїнській Прем'єр-лізі (УПЛ). Також з хорватським тренером командафінішувала на третьому місці на груповій стадії Ліги чемпіонів УЄФА, пройшлафранцузький «Ренн» у раунді плей-офф Ліги Європи, а потім поступиласяголландському «Феєнорду» у 1/8 фіналу цього турніру.</text:p>
      <text:p text:style-name="P4">
Фото: shakhtar.com.</text:p>
      <text:p text:style-name="P4">
Source: <text:a xlink:type="simple" xlink:href="https://www.ukrinform.ua/rubric-sports/3730254-sahtar-zvilniv-golovnogo-trenera.html" text:style-name="Internet_20_link" text:visited-style-name="Visited_20_Internet_20_Link">
https://www.ukrinform.ua/rubric-sports/3730254-sahtar-zvilniv-golovnogo-trenera.html</text:a>
</text:p>
      <!--NEWS-->
      <text:h text:style-name="P10" text:outline-level="1">
<text:span text:style-name="T4">
Переміщення «вагнерівців» у Білорусь наразі не зафіксоване - Наєв</text:span>
</text:h>
      <text:p text:style-name="P4">
Authors: Ukrinform (Person)</text:p>
      <text:p text:style-name="P4">
Publisher: Укринформ (Organization)</text:p>
      <text:p text:style-name="P4">
Published Time: 2023-07-01T17:19:00+03:00</text:p>
      <text:p text:style-name="P4">
Modified Time: 2023-07-01T17:19:00+03:00</text:p>
      <text:p text:style-name="P4">
Description: Станом на сьогодні переміщення підрозділів "Вагнера" в Білорусь не зафіксоване. — Укрінформ.</text:p>
      <text:p text:style-name="P4">
Images: ['<text:a xlink:type="simple" xlink:href="https://static.ukrinform.com/photos/2023_06/thumb_files/630_360_1686042254-698.jpg" text:style-name="Internet_20_link" text:visited-style-name="Visited_20_Internet_20_Link">
630_360_16860...</text:a>
']</text:p>
      <text:p text:style-name="P4">
Tags: ['Білорусь', 'ЗСУ', 'Російські військові', 'ПВК "Вагнера"', 'Сергій Наєв', 'Війна з Росією']</text:p>
      <text:p text:style-name="P4">
Type: Article</text:p>
      <!--METADATA-->
      <text:p text:style-name="P4">
<draw:frame draw:style-name="fr1" draw:name="Image144" text:anchor-type="as-char" svg:width="6.9236in" svg:height="3.956343in" draw:z-index="0">
<draw:image xlink:href="../Images/yкринформ/2023-07-01T17-19-00-03-00/630_360_1686042254-698.jpg" xlink:type="simple" xlink:show="embed" xlink:actuate="onLoad" draw:mime-type="image/jpeg"/>
</draw:frame>
 Станом насьогодні переміщення підрозділів "Вагнера" в Білорусь не зафіксоване.</text:p>
      <text:p text:style-name="P4">
Про це в коментарі Укрінформу заявив командувач об’єднаних сил генерал-лейтенант Сергій Наєв.</text:p>
      <text:p text:style-name="P4">
"На даний час, станом на сьогодні, жодного підрозділу <text:a xlink:type="simple" xlink:href="https://www.ukrinform.ua/tag-pvk-vagnera" text:style-name="Internet_20_link" text:visited-style-name="Visited_20_Internet_20_Link">
 ПВК "Вагнер"</text:a>
 на території Білорусі невідмічено. Але ми свідомі в подальшому розвитку ситуації, і наші розвідувальніоргани працюють над здобуттям інформації про це. Якщо це відбудеться,військове командування знатиме про це", - сказав Наєв.</text:p>
      <text:p text:style-name="P4">
Він додав, що у разі появи "вагнерівців" в Білорусі розглядається декількасценаріїв дій.</text:p>
      <text:p text:style-name="P4">
"В кожному з них ЗСУ вживатимуть адекватних заходів з протидії. Наразіпроводиться підготовка сил, які будуть протидіяти можливим проявам", - сказавНаєв.</text:p>
      <text:p text:style-name="P4">
<text:span text:style-name="T4">
Читайте також:</text:span>
 <text:a xlink:type="simple" xlink:href="https://www.ukrinform.ua/rubric-ato/3730175-zelenskij-vtrati-vagnerivciv-na-shodi-ukraini-blizko-100-tisac-ubitimi-i-poranenimi.html" text:style-name="Internet_20_link" text:visited-style-name="Visited_20_Internet_20_Link">
 Зеленський: Втрати « <text:span text:style-name="T4">
вагнер</text:span>
 івців» на сході України -близько 100 тисяч убитими і пораненими </text:a>
</text:p>
      <text:p text:style-name="P4">
Також він зазначив, що українська розвідка, партнери України уважновідслідковують ситуацію в Білорусі, зокрема і щодо переміщення ядерної зброї,про що заявили в Росії. Наразі за його словами, такі переміщення не булизафіксовані.</text:p>
      <text:p text:style-name="P4">
Як повідомляв Укрінформ, командувач об’єднаних сил генерал-лейтенант СергійНаєв <text:a xlink:type="simple" xlink:href="https://www.ukrinform.ua/rubric-regions/3730253-na-kiivskomu-vodoshovisi-vijskovi-trenuvalisa-vidbivati-ataku-diversantiv.html" text:style-name="Internet_20_link" text:visited-style-name="Visited_20_Internet_20_Link">
 проінспектував на Київщині </text:a>
 навчання військових, підрозділів територіальної оборони щодовиявлення та знешкодження ворожого об'єкта в акваторії Київського водосховищата десантування піхоти для ліквідації ворожої ДРГ.</text:p>
      <text:p text:style-name="P4">
Source: <text:a xlink:type="simple" xlink:href="https://www.ukrinform.ua/rubric-ato/3730256-peremisenna-vagnerivciv-u-bilorus-narazi-ne-zafiksovane-naev.html" text:style-name="Internet_20_link" text:visited-style-name="Visited_20_Internet_20_Link">
https://www.ukrinform.ua/rubric-ato/3730256-peremisenna-vagnerivciv-u-bilorus-narazi-ne-zafiksovane-naev.html</text:a>
</text:p>
      <!--NEWS-->
      <text:h text:style-name="P10" text:outline-level="1">
<text:span text:style-name="T4">
Байден обговорить з прем’єром Швеції підтримку України</text:span>
</text:h>
      <text:p text:style-name="P4">
Authors: Ukrinform (Person)</text:p>
      <text:p text:style-name="P4">
Publisher: Укринформ (Organization)</text:p>
      <text:p text:style-name="P4">
Published Time: 2023-07-01T17:28:14+03:00</text:p>
      <text:p text:style-name="P4">
Modified Time: 2023-07-01T17:28:14+03:00</text:p>
      <text:p text:style-name="P4">
Description: Президент США Джо Байден зустрінеться у середу, 5 липня, у Вашингтоні з прем'єр-міністр Швеції Ульфом Крістерссоном. — Укрінформ.</text:p>
      <text:p text:style-name="P4">
Images: ['<text:a xlink:type="simple" xlink:href="https://static.ukrinform.com/photos/2018_02/thumb_files/630_360_1519207950-5134.jpg" text:style-name="Internet_20_link" text:visited-style-name="Visited_20_Internet_20_Link">
630_360_15192...</text:a>
']</text:p>
      <text:p text:style-name="P4">
Tags: ['Байден', 'США', 'Швеція', 'Білий дім']</text:p>
      <text:p text:style-name="P4">
Type: Article</text:p>
      <!--METADATA-->
      <text:p text:style-name="P4">
<draw:frame draw:style-name="fr1" draw:name="Image145" text:anchor-type="as-char" svg:width="6.9236in" svg:height="3.956343in" draw:z-index="0">
<draw:image xlink:href="../Images/yкринформ/2023-07-01T17-28-14-03-00/630_360_1519207950-5134.jpg" xlink:type="simple" xlink:show="embed" xlink:actuate="onLoad" draw:mime-type="image/jpeg"/>
</draw:frame>
 ПрезидентСША Джо Байден зустрінеться у середу, 5 липня, у Вашингтоні з прем'єр-міністрШвеції Ульфом Крістерссоном.</text:p>
      <text:p text:style-name="P4">
Як передає Укрінформ, про це йдеться у заяві речниці Білого дому КарінЖан-П'єр.</text:p>
      <text:p text:style-name="P4">
«Президент Байден з нетерпінням чекає на можливість привітати прем’єр-міністраШвеції Ульфа Крістерссона в Білому домі в середу, 5 липня, для подальшогозміцнення тісних зв’язків між Сполученими Штатами та Швецією», - йдеться узаяві.</text:p>
      <text:p text:style-name="P4">
<text:span text:style-name="T4">
Читайте також:</text:span>
 <text:a xlink:type="simple" xlink:href="https://www.ukrinform.ua/rubric-polytics/3729493-prezident-zustrivsa-z-majkom-pensom.html" text:style-name="Internet_20_link" text:visited-style-name="Visited_20_Internet_20_Link">
 Зеленський зустрівся з Пенсом – обговорили безпековуспівпрацю і членство України в НАТО </text:a>
</text:p>
      <text:p text:style-name="P4">
Зазначається, що лідери розглянуть зростаюче між країнами співробітництво вгалузі безпеки і підтвердять свою думку про те, що Швеція має приєднатися до <text:a xlink:type="simple" xlink:href="https://www.ukrinform.ua/tag-nato" text:style-name="Internet_20_link" text:visited-style-name="Visited_20_Internet_20_Link">
НАТО </text:a>
 якомога швидше.</text:p>
      <text:p text:style-name="P4">
«Лідери обговорять спільні зобов’язання щодо підтримки України, якапротистоїть жорстокій агресивній війні Росії та більш тісної трансатлантичноїкоординації щодо Китайської Народної Республіки. Вони також говоритимуть проспільну тісну співпрацю у боротьбі зі зміною клімату та нові технології», -йдеться у заяві.</text:p>
      <text:p text:style-name="P4">
<text:span text:style-name="T4">
Читайте також:</text:span>
 <text:a xlink:type="simple" xlink:href="https://www.ukrinform.ua/rubric-world/3715770-blinken-ide-v-pivnicnu-evropu-govoritime-pro-vilnuskij-samit-nato-ta-pidtrimku-ukraini.html" text:style-name="Internet_20_link" text:visited-style-name="Visited_20_Internet_20_Link">
 Блінкен їде в Північну Європу - говоритиме провільнюський саміт НАТО та підтримку України </text:a>
</text:p>
      <text:p text:style-name="P4">
Як повідомляв Укрінформ, президент США Джо Байден провів телефонну розмову зпрем’єр-міністром Італії Джорджею Мелоні, в ході якої сторони підтвердилинепохитну підтримку України.</text:p>
      <text:p text:style-name="P4">
Source: <text:a xlink:type="simple" xlink:href="https://www.ukrinform.ua/rubric-polytics/3730260-bajden-obgovorit-z-premerom-svecii-pidtrimku-ukraini.html" text:style-name="Internet_20_link" text:visited-style-name="Visited_20_Internet_20_Link">
https://www.ukrinform.ua/rubric-polytics/3730260-bajden-obgovorit-z-premerom-svecii-pidtrimku-ukraini.html</text:a>
</text:p>
      <!--NEWS-->
      <text:h text:style-name="P10" text:outline-level="1">
<text:span text:style-name="T4">
Українські баскетболістки обіграли шведок на Євро-2023 (U18)</text:span>
</text:h>
      <text:p text:style-name="P4">
Authors: Ukrinform (Person)</text:p>
      <text:p text:style-name="P4">
Publisher: Укринформ (Organization)</text:p>
      <text:p text:style-name="P4">
Published Time: 2023-07-01T17:30:27+03:00</text:p>
      <text:p text:style-name="P4">
Modified Time: 2023-07-01T17:30:27+03:00</text:p>
      <text:p text:style-name="P4">
Description: У другому матчі групового турніру юніорського чемпіонату Європи з баскетболу (гравці до 18-ти років) дівоча збірна України здобула перемогу над командою Швеції. — Укрінформ.</text:p>
      <text:p text:style-name="P4">
Images: ['<text:a xlink:type="simple" xlink:href="https://static.ukrinform.com/photos/2023_07/thumb_files/630_360_1688221804-649.jpg" text:style-name="Internet_20_link" text:visited-style-name="Visited_20_Internet_20_Link">
630_360_16882...</text:a>
']</text:p>
      <text:p text:style-name="P4">
Tags: ['Баскетбол']</text:p>
      <text:p text:style-name="P4">
Type: Article</text:p>
      <!--METADATA-->
      <text:p text:style-name="P4">
<draw:frame draw:style-name="fr1" draw:name="Image146" text:anchor-type="as-char" svg:width="6.9236in" svg:height="3.956343in" draw:z-index="0">
<draw:image xlink:href="../Images/yкринформ/2023-07-01T17-30-27-03-00/630_360_1688221804-649.jpg" xlink:type="simple" xlink:show="embed" xlink:actuate="onLoad" draw:mime-type="image/jpeg"/>
</draw:frame>
 У другомуматчі групового турніру юніорського чемпіонату Європи з баскетболу (гравці до18-ти років) дівоча збірна України здобула перемогу над командою Швеції.</text:p>
      <text:p text:style-name="P4">
Поєдинок у Софії (Болгарія) завершився на користь українок з рахунком 74:72(24:14, 11:19, 20:14, 19:25), передає Укрінформ.</text:p>
      <text:p text:style-name="P4">
Наступний матч у Дивізіоні В «синьо-жовті» проведуть 4 липня проти однолітокіз Словаччини.</text:p>
      <text:p text:style-name="P4">
На груповому етапі Євро-2023 збірна України (U18) також зіграє із Естонією.</text:p>
      <text:p text:style-name="P4">
<text:span text:style-name="T4">
Читайте також:</text:span>
 <text:a xlink:type="simple" xlink:href="https://www.ukrinform.ua/rubric-sports/3729986-ukrainki-postupilisa-basketbolistkam-bolgarii-na-starti-evro2023-u18.html" text:style-name="Internet_20_link" text:visited-style-name="Visited_20_Internet_20_Link">
 Українки поступилися <text:span text:style-name="T4">
баскетбол</text:span>
 істкам Болгарії настарті Євро-2023 (U18) </text:a>
</text:p>
      <text:p text:style-name="P4">
До плей-офф вийдуть дві найкращі команди з групи, а три найкращі збірнічемпіонату Європи стануть володарками путівок до Дивізіону А.</text:p>
      <text:p text:style-name="P4">
Фото: fbu.ua.</text:p>
      <text:p text:style-name="P4">
Source: <text:a xlink:type="simple" xlink:href="https://www.ukrinform.ua/rubric-sports/3730261-ukrainski-basketbolistki-obigrali-svedok-na-evro2023-u18.html" text:style-name="Internet_20_link" text:visited-style-name="Visited_20_Internet_20_Link">
https://www.ukrinform.ua/rubric-sports/3730261-ukrainski-basketbolistki-obigrali-svedok-na-evro2023-u18.html</text:a>
</text:p>
      <!--NEWS-->
      <text:h text:style-name="P10" text:outline-level="1">
<text:span text:style-name="T4">
Ворог здійснив ротацію ракетоносіїв  у Чорному морі - ОК «Південь»</text:span>
</text:h>
      <text:p text:style-name="P4">
Authors: Ukrinform (Person)</text:p>
      <text:p text:style-name="P4">
Publisher: Укринформ (Organization)</text:p>
      <text:p text:style-name="P4">
Published Time: 2023-07-01T17:31:00+03:00</text:p>
      <text:p text:style-name="P4">
Modified Time: 2023-07-01T22:31:00+03:00</text:p>
      <text:p text:style-name="P4">
Description: Російські військові замість одного надводного носія ракет «Калібр» вивели в Чорне море два підводні ракетоносії. — Укрінформ.</text:p>
      <text:p text:style-name="P4">
Images: ['<text:a xlink:type="simple" xlink:href="https://static.ukrinform.com/photos/2016_03/thumb_files/630_360_1459411837-1303-foto-milru.jpg" text:style-name="Internet_20_link" text:visited-style-name="Visited_20_Internet_20_Link">
630_360_14594...</text:a>
']</text:p>
      <text:p text:style-name="P4">
Tags: ['Ракета', ' Чорне море', 'Підводний човен', 'Війна з Росією']</text:p>
      <text:p text:style-name="P4">
Type: Article</text:p>
      <!--METADATA-->
      <text:p text:style-name="P4">
<draw:frame draw:style-name="fr1" draw:name="Image147" text:anchor-type="as-char" svg:width="6.9236in" svg:height="3.956343in" draw:z-index="0">
<draw:image xlink:href="../Images/yкринформ/2023-07-01T17-31-00-03-00/630_360_1459411837-1303-foto-milru.jpg" xlink:type="simple" xlink:show="embed" xlink:actuate="onLoad" draw:mime-type="image/jpeg"/>
</draw:frame>
 Російські військові замість одного надводного носія ракет «Калібр»вивели в Чорне море два підводні ракетоносії.</text:p>
      <text:p text:style-name="P4">
Як передає Укрінформ, про це Оперативне командування «Південь» повідомляє в <text:a xlink:type="simple" xlink:href="https://t.me/s/Nazars_look" text:style-name="Internet_20_link" text:visited-style-name="Visited_20_Internet_20_Link">
Телеграмі </text:a>
 .</text:p>
      <text:p text:style-name="P4">
«Ворог здійснив ротацію ракетоносіїв - надводний замінено на два підводних.Сумарний залп «Калібрів» залишився на рівні восьми», - йдеться в повідомленні.</text:p>
      <text:p text:style-name="P4">
Уточнюється, що в <text:a xlink:type="simple" xlink:href="https://www.ukrinform.ua/tag-corne-more" text:style-name="Internet_20_link" text:visited-style-name="Visited_20_Internet_20_Link">
 Чорному морі </text:a>
тримається штормова погода.</text:p>
      <text:p text:style-name="P4">
При цьому в ОК «Південь» попередили, що з урахуванням певної паузи в діяхворога, увага до сигналів повітряної тривоги має бути підвищена.</text:p>
      <text:p text:style-name="P4">
<text:span text:style-name="T4">
Читайте також:</text:span>
 <text:a xlink:type="simple" xlink:href="https://www.ukrinform.ua/rubric-ato/3730084-u-cornomu-mori-rosia-trimae-odin-raketonosij.html" text:style-name="Internet_20_link" text:visited-style-name="Visited_20_Internet_20_Link">
 У Чорному морі Росія тримає один ракетоносій</text:a>
</text:p>
      <text:p text:style-name="P4">
Як повідомлялося, керівниця об’єднаного координаційного пресцентру Сил оборонипівдня України <text:a xlink:type="simple" xlink:href="https://www.ukrinform.ua/rubric-ato/3729391-gumenuk-e-oznaki-pidgotovki-rosii-do-raketnih-udariv.html" text:style-name="Internet_20_link" text:visited-style-name="Visited_20_Internet_20_Link">
 Наталя Гуменюк заявила </text:a>
 пронаявність ознак імовірної підготовки Росії до ракетних ударів.</text:p>
      <text:p text:style-name="P4">
Source: <text:a xlink:type="simple" xlink:href="https://www.ukrinform.ua/rubric-ato/3730338-vorog-zdijsniv-rotaciu-raketonosiiv-u-cornomu-mori-ok-pivden.html" text:style-name="Internet_20_link" text:visited-style-name="Visited_20_Internet_20_Link">
https://www.ukrinform.ua/rubric-ato/3730338-vorog-zdijsniv-rotaciu-raketonosiiv-u-cornomu-mori-ok-pivden.html</text:a>
</text:p>
      <!--NEWS-->
      <text:h text:style-name="P10" text:outline-level="1">
<text:span text:style-name="T4">
В УПЦ МП заявляють, що їм наказали звільнити Києво-Печерську лавру до 4 липня</text:span>
</text:h>
      <text:p text:style-name="P4">
Authors: Ukrinform (Person)</text:p>
      <text:p text:style-name="P4">
Publisher: Укринформ (Organization)</text:p>
      <text:p text:style-name="P4">
Published Time: 2023-07-01T17:33:00+03:00</text:p>
      <text:p text:style-name="P4">
Modified Time: 2023-07-01T17:33:00+03:00</text:p>
      <text:p text:style-name="P4">
Description: Ченці чоловічого монастиря Києво-Печерської лаври повинні звільнити приміщення до 4 липня, коли розпочне роботу комісія з опечатування корпусів. — Укрінформ.</text:p>
      <text:p text:style-name="P4">
Images: ['<text:a xlink:type="simple" xlink:href="https://static.ukrinform.com/photos/2023_06/thumb_files/630_360_1687948163-137.jpg" text:style-name="Internet_20_link" text:visited-style-name="Visited_20_Internet_20_Link">
630_360_16879...</text:a>
']</text:p>
      <text:p text:style-name="P4">
Tags: ['УПЦ МП', 'Київська Лавра', 'МКІП ']</text:p>
      <text:p text:style-name="P4">
Type: Article</text:p>
      <!--METADATA-->
      <text:p text:style-name="P4">
<draw:frame draw:style-name="fr1" draw:name="Image148" text:anchor-type="as-char" svg:width="6.9236in" svg:height="3.956343in" draw:z-index="0">
<draw:image xlink:href="../Images/yкринформ/2023-07-01T17-33-00-03-00/630_360_1687948163-137.jpg" xlink:type="simple" xlink:show="embed" xlink:actuate="onLoad" draw:mime-type="image/jpeg"/>
</draw:frame>
 Ченцічоловічого монастиря Києво-Печерської лаври повинні звільнити приміщення до 4липня, коли розпочне роботу комісія з опечатування корпусів.</text:p>
      <text:p text:style-name="P4">
Про отримання такого розпорядження повідомив у <text:a xlink:type="simple" xlink:href="https://t.me/nikita_chekman/83" text:style-name="Internet_20_link" text:visited-style-name="Visited_20_Internet_20_Link">
 Телеграмі</text:a>
 представник Свято-Успенського чоловічогомонастиря Києво-Печерської лаври адвокат Микола Чекман, передає Укрінформ.</text:p>
      <text:p text:style-name="P4">
</text:p>
      <text:p text:style-name="P4">
"Наказом Заповідника (Національний заповідник " <text:a xlink:type="simple" xlink:href="https://www.ukrinform.ua/tag-kiivska-lavra" text:style-name="Internet_20_link" text:visited-style-name="Visited_20_Internet_20_Link">
 Києво-Печерська лавра</text:a>
 " - ред.) створена комісія зопечатування корпусів, яка розпочне роботу 4.07.2023 р. У цьому зв'язкупросимо звільнити приміщення та передати ключі від них Заповіднику. У разівідмови Монастиря передати ключі від корпусів (приміщень), згідно з переліком,такі замки будуть замінені, а корпуси (приміщення) опечатані", - йдеться внаведеному Чекманом документі, підписаному в.о.директора Заповідника МаксимомОстапенком.</text:p>
      <text:p text:style-name="P4">
У листі зазначено, що договір про користування монастирем приміщеннями булорозірвано 29 березня 2023 року. Робота Комісії з прийому-передачі державногомайна завершилася 5 червня, але монастир не повернув переданий йому акт, атакож продовжує використовувати частину приміщень, а від звільнених - непередав комісії ключі.</text:p>
      <text:p text:style-name="P4">
<text:span text:style-name="T4">
Читайте також:</text:span>
 <text:a xlink:type="simple" xlink:href="https://www.ukrinform.ua/rubric-society/3729835-sud-zalisiv-mitropolita-pavla-pid-domasnim-arestom-ise-na-dva-misaci.html" text:style-name="Internet_20_link" text:visited-style-name="Visited_20_Internet_20_Link">
 Суд залишив <text:span text:style-name="T4">
митрополит</text:span>
 а Павла під домашнім арештоміще на два місяці </text:a>
</text:p>
      <text:p text:style-name="P4">
Як повідомляв Укрінформ, Національний заповідник "Києво-Печерська лавра"оголосив про розірвання договору про оренду з Українською православною церквоюМосковського патріархату з 29 березня 2023 року, проте тривалий час невідоміособи зачиняли приміщення Лаври зсередини та перешкоджали початку діяльностікомісії з інвентаризації майна.</text:p>
      <text:p text:style-name="P4">
Source: <text:a xlink:type="simple" xlink:href="https://www.ukrinform.ua/rubric-society/3730263-v-upc-mp-zaavlaut-so-im-nakazali-zvilniti-kievopecersku-lavru-do-4-lipna.html" text:style-name="Internet_20_link" text:visited-style-name="Visited_20_Internet_20_Link">
https://www.ukrinform.ua/rubric-society/3730263-v-upc-mp-zaavlaut-so-im-nakazali-zvilniti-kievopecersku-lavru-do-4-lipna.html</text:a>
</text:p>
      <!--NEWS-->
      <text:h text:style-name="P10" text:outline-level="1">
<text:span text:style-name="T4">
У Києві відкрили мурал, присвячений рятувальникам</text:span>
</text:h>
      <text:p text:style-name="P4">
Authors: Ukrinform (Person)</text:p>
      <text:p text:style-name="P4">
Publisher: Укринформ (Organization)</text:p>
      <text:p text:style-name="P4">
Published Time: 2023-07-01T17:40:43+03:00</text:p>
      <text:p text:style-name="P4">
Modified Time: 2023-07-01T17:40:43+03:00</text:p>
      <text:p text:style-name="P4">
Description: У Києві у суботу відкрили мурал, який присвячено героям-рятувальникам. — Укрінформ.</text:p>
      <text:p text:style-name="P4">
Images: ['<text:a xlink:type="simple" xlink:href="https://static.ukrinform.com/photos/2023_07/thumb_files/630_360_1688222350-4378.jpeg" text:style-name="Internet_20_link" text:visited-style-name="Visited_20_Internet_20_Link">
630_360_16882...</text:a>
']</text:p>
      <text:p text:style-name="P4">
Tags: ['Мурал', 'Київ', 'Рятувальники']</text:p>
      <text:p text:style-name="P4">
Type: Article</text:p>
      <!--METADATA-->
      <text:p text:style-name="P4">
<draw:frame draw:style-name="fr1" draw:name="Image150" text:anchor-type="as-char" svg:width="6.9236in" svg:height="3.956343in" draw:z-index="0">
<draw:image xlink:href="../Images/yкринформ/2023-07-01T17-40-43-03-00/630_360_1688222350-4378.jpeg" xlink:type="simple" xlink:show="embed" xlink:actuate="onLoad" draw:mime-type="image/jpeg"/>
</draw:frame>
 У Києвіу суботу відкрили мурал, який присвячено героям-рятувальникам.</text:p>
      <text:p text:style-name="P4">
Як передає Укрінформ, про це Головне управління Державної служби знадзвичайних ситуацій України у Києві повідомляє у <text:a xlink:type="simple" xlink:href="http://www.facebook.com/DSNSKyiv/posts/pfbid0seAYtTRLGtcoS1ufVVxZWHArE6UqYjEaqnqz3bFFpG5iUxEuJ69fBbTAadn9EUx2l" text:style-name="Internet_20_link" text:visited-style-name="Visited_20_Internet_20_Link">
 Фейсбуці</text:a>
.</text:p>
      <text:p text:style-name="P4">
</text:p>
      <text:p text:style-name="P4">
<text:a xlink:type="simple" xlink:href="https://static.ukrinform.com/photos/2023_07/1688222350-8878.jpeg" text:style-name="Internet_20_link" text:visited-style-name="Visited_20_Internet_20_Link">
 </text:a>
 <text:a xlink:type="simple" xlink:href="https://static.ukrinform.com/photos/2023_07/1688222350-1008.jpeg" text:style-name="Internet_20_link" text:visited-style-name="Visited_20_Internet_20_Link">
</text:a>
 <text:a xlink:type="simple" xlink:href="https://static.ukrinform.com/photos/2023_07/1688222350-1426.jpeg" text:style-name="Internet_20_link" text:visited-style-name="Visited_20_Internet_20_Link">
</text:a>
 <text:a xlink:type="simple" xlink:href="https://static.ukrinform.com/photos/2023_07/1688222350-8354.jpeg" text:style-name="Internet_20_link" text:visited-style-name="Visited_20_Internet_20_Link">
</text:a>
 <text:a xlink:type="simple" xlink:href="https://static.ukrinform.com/photos/2023_07/1688222350-8052.jpeg" text:style-name="Internet_20_link" text:visited-style-name="Visited_20_Internet_20_Link">
</text:a>
 <text:a xlink:type="simple" xlink:href="https://static.ukrinform.com/photos/2023_07/1688222350-4378.jpeg" text:style-name="Internet_20_link" text:visited-style-name="Visited_20_Internet_20_Link">
<draw:frame draw:style-name="fr1" draw:name="Image157" text:anchor-type="as-char" svg:width="6.9236in" svg:height="3.956343in" draw:z-index="0">
<draw:image xlink:href="../Images/yкринформ/2023-07-01T17-40-43-03-00/630_360_1688222350-4378.jpeg" xlink:type="simple" xlink:show="embed" xlink:actuate="onLoad" draw:mime-type="image/jpeg"/>
</draw:frame>
</text:a>
</text:p>
      <text:p text:style-name="P4">
“Сьогодні у 24-й Державній пожежно-рятувальній частині відбулось відкриттяновоствореного муралу. На стінописі зображені наші герої-рятувальники”, -ідеться в повідомленні.</text:p>
      <text:p text:style-name="P4">
Реалізували проєкт художники-волонтери з дитячої художньої <text:a xlink:type="simple" xlink:href="https://www.ukrinform.ua/tag-skola" text:style-name="Internet_20_link" text:visited-style-name="Visited_20_Internet_20_Link">
 школи</text:a>
 №11, дитячої школи мистецтв №4 та 9-йкультурно-мистецький центр.</text:p>
      <text:p text:style-name="P4">
<text:span text:style-name="T4">
Читайте також:</text:span>
 <text:a xlink:type="simple" xlink:href="https://www.ukrinform.ua/rubric-regions/3728927-na-likarni-v-ivanofrankivsku-zavivsa-mural-nadii-za-eskizom-nikiti-titova.html" text:style-name="Internet_20_link" text:visited-style-name="Visited_20_Internet_20_Link">
 На лікарні в Івано-Франківську з’явився « <text:span text:style-name="T4">
мурал</text:span>
надії» - за ескізом Нікіти Тітова </text:a>
</text:p>
      <text:p text:style-name="P4">
Як повідомляв Укрінформ, у червні Український культурний фонд створив <text:a xlink:type="simple" xlink:href="https://www.ukrinform.ua/rubric-culture/3729375-murali-posteri-ta-memi-pro-vijnu-v-ukraini-stvorili-portal-mistectvo-peremogi.html" text:style-name="Internet_20_link" text:visited-style-name="Visited_20_Internet_20_Link">
 портал“Мистецтво перемоги”, на ресурсі зібрано мілітарі-мурали, постери та меми провійну </text:a>
 .</text:p>
      <text:p text:style-name="P4">
Source: <text:a xlink:type="simple" xlink:href="https://www.ukrinform.ua/rubric-kyiv/3730265-u-kievi-vidkrili-mural-prisvacenij-ratuvalnikam.html" text:style-name="Internet_20_link" text:visited-style-name="Visited_20_Internet_20_Link">
https://www.ukrinform.ua/rubric-kyiv/3730265-u-kievi-vidkrili-mural-prisvacenij-ratuvalnikam.html</text:a>
</text:p>
      <!--NEWS-->
      <text:h text:style-name="P10" text:outline-level="1">
<text:span text:style-name="T4">
У травні Україна збільшила експорт ІТ-послуг на 9,5% до $590 мільйонів</text:span>
</text:h>
      <text:p text:style-name="P4">
Authors: Ukrinform (Person)</text:p>
      <text:p text:style-name="P4">
Publisher: Укринформ (Organization)</text:p>
      <text:p text:style-name="P4">
Published Time: 2023-07-01T17:43:00+03:00</text:p>
      <text:p text:style-name="P4">
Modified Time: 2023-07-01T17:43:00+03:00</text:p>
      <text:p text:style-name="P4">
Description: У травні 2023 року обсяг експорту ІТ-послуг з України становив $590 мільйонів, що на 9,5% більше, ніж у квітні. — Укрінформ.</text:p>
      <text:p text:style-name="P4">
Images: ['<text:a xlink:type="simple" xlink:href="https://static.ukrinform.com/photos/2016_07/thumb_files/630_360_1469660432-9373.jpg" text:style-name="Internet_20_link" text:visited-style-name="Visited_20_Internet_20_Link">
630_360_14696...</text:a>
']</text:p>
      <text:p text:style-name="P4">
Tags: ['Експорт', 'IT-технології', 'Україна']</text:p>
      <text:p text:style-name="P4">
Type: Article</text:p>
      <!--METADATA-->
      <text:p text:style-name="P4">
<draw:frame draw:style-name="fr1" draw:name="Image158" text:anchor-type="as-char" svg:width="6.9236in" svg:height="3.956343in" draw:z-index="0">
<draw:image xlink:href="../Images/yкринформ/2023-07-01T17-43-00-03-00/630_360_1469660432-9373.jpg" xlink:type="simple" xlink:show="embed" xlink:actuate="onLoad" draw:mime-type="image/jpeg"/>
</draw:frame>
 У травні2023 року обсяг експорту ІТ-послуг з України становив $590 мільйонів, що на9,5% більше, ніж у квітні.</text:p>
      <text:p text:style-name="P4">
Про це повідомляє <text:a xlink:type="simple" xlink:href="https://itcluster.lviv.ua/obsyag-it-eksportu-v-travni-zris-na-95-u-porivnyanni-z-kvitnem-czej-pokaznyk-menshyj-za-analogichnyj-u-2022-roczi/" text:style-name="Internet_20_link" text:visited-style-name="Visited_20_Internet_20_Link">
 Львівський ІТ-кластер </text:a>
 , спираючись на дані НБУ, передає Укрінформ.</text:p>
      <text:p text:style-name="P4">
«Травень став більш успішним для експорту ІТ-послуг, аніж попередній місяць.Показник зріс на 9,5% та склав $590 млн», - йдеться в повідомленні.</text:p>
      <text:p text:style-name="P4">
За інформацією компанії, водночас ці показники на 1,8%, або ж на $11 млн меншіпорівняно з травнем минулого року.</text:p>
      <text:p text:style-name="P4">
Загалом за 5 місяців цього року обсяг експорту <text:a xlink:type="simple" xlink:href="https://www.ukrinform.ua/tag-tehnologii" text:style-name="Internet_20_link" text:visited-style-name="Visited_20_Internet_20_Link">
 ІТ-послуг</text:a>
 становив $2,8 млрд, на 12% менше,ніж в аналогічний період у 2022. Різниця за періодами у доларовому еквівалентістановить $374 мільйони.</text:p>
      <text:p text:style-name="P4">
<text:span text:style-name="T4">
Читайте також:</text:span>
 <text:a xlink:type="simple" xlink:href="https://www.ukrinform.ua/rubric-technology/3728004-korporacia-ibm-kupue-rozrobnika-hmarnih-servisiv-apptio-za-46-milarda.html" text:style-name="Internet_20_link" text:visited-style-name="Visited_20_Internet_20_Link">
 Корпорація IBM купує розробника хмарних сервісів Apptioза $4,6 мільярда </text:a>
</text:p>
      <text:p text:style-name="P4">
За словами генерального директора Львівського ІТ-кластера СтепанаВеселевського, за умови збереження тенденції галузь має шанси закінчити 2023рік з таким же показником по виручці, як і у 2022 році – на рівні $7,3 млрд.</text:p>
      <text:p text:style-name="P4">
Як повідомлялося, експорт IT-послуг з України у січні-березні 2023 рокустановив $1,68 мільярда, що на 16% менше за показник аналогічного періоду 2022року.</text:p>
      <text:p text:style-name="P4">
Source: <text:a xlink:type="simple" xlink:href="https://www.ukrinform.ua/rubric-technology/3730266-u-travni-ukraina-zbilsila-eksport-itposlug-na-95-do-590-miljoniv.html" text:style-name="Internet_20_link" text:visited-style-name="Visited_20_Internet_20_Link">
https://www.ukrinform.ua/rubric-technology/3730266-u-travni-ukraina-zbilsila-eksport-itposlug-na-95-do-590-miljoniv.html</text:a>
</text:p>
      <!--NEWS-->
      <text:h text:style-name="P10" text:outline-level="1">
<text:span text:style-name="T4">
Росіяни проводять каральну операцію на Херсонщині - партизани</text:span>
</text:h>
      <text:p text:style-name="P4">
Authors: Ukrinform (Person)</text:p>
      <text:p text:style-name="P4">
Publisher: Укринформ (Organization)</text:p>
      <text:p text:style-name="P4">
Published Time: 2023-07-01T17:51:55+03:00</text:p>
      <text:p text:style-name="P4">
Modified Time: 2023-07-01T17:51:55+03:00</text:p>
      <text:p text:style-name="P4">
Description: На тимчасово окупованій території Херсонщини, в районі населених пунктів Раденськ, Великі Копані і Тарасівка, російські військові і колаборанти обшукують, б'ють і катують місцевих мешканців. — Укрінформ.</text:p>
      <text:p text:style-name="P4">
Images: ['<text:a xlink:type="simple" xlink:href="https://static.ukrinform.com/photos/2023_05/thumb_files/630_360_1684993584-465.png" text:style-name="Internet_20_link" text:visited-style-name="Visited_20_Internet_20_Link">
630_360_16849...</text:a>
']</text:p>
      <text:p text:style-name="P4">
Tags: ['Херсонщина', 'Катування', 'Війна з Росією']</text:p>
      <text:p text:style-name="P4">
Type: Article</text:p>
      <!--METADATA-->
      <text:p text:style-name="P4">
<draw:frame draw:style-name="fr1" draw:name="Image159" text:anchor-type="as-char" svg:width="6.9236in" svg:height="3.956343in" draw:z-index="0">
<draw:image xlink:href="../Images/yкринформ/2023-07-01T17-51-55-03-00/630_360_1684993584-465.png" xlink:type="simple" xlink:show="embed" xlink:actuate="onLoad" draw:mime-type="image/png"/>
</draw:frame>
 Натимчасово окупованій території Херсонщини, в районі населених пунктівРаденськ, Великі Копані і Тарасівка, російські військові і колаборантиобшукують, б'ють і катують місцевих мешканців.</text:p>
      <text:p text:style-name="P4">
Про це повідомив у <text:a xlink:type="simple" xlink:href="https://t.me/atesh_ua/1167" text:style-name="Internet_20_link" text:visited-style-name="Visited_20_Internet_20_Link">
 Телеграмі </text:a>
 військово-партизанський рух «Атеш», передає Укрінформ.</text:p>
      <text:p text:style-name="P4">
</text:p>
      <text:p text:style-name="P4">
"Агенти "Атеш" інформують, що російські окупанти проводять каральну операцію врайоні населених пунктів Раденськ, Великі Копані і Тарасівка. Озброєні люди навійськовій техніці за участі місцевих зрадників проводять обшуки, перевіряютьмобільні телефони, б'ють і катують місцевих мешканців", - йдеться уповідомленні.</text:p>
      <text:p text:style-name="P4">
<text:span text:style-name="T4">
Читайте також:</text:span>
 <text:a xlink:type="simple" xlink:href="https://www.ukrinform.ua/rubric-ato/3730042-na-tli-uspisnih-bojovih-dij-sil-oboroni-ukraini-castisaut-vipadki-dezertirstva-rosian.html" text:style-name="Internet_20_link" text:visited-style-name="Visited_20_Internet_20_Link">
 На тлі успішних бойових дій Сил оборони Україничастішають випадки дезертирства росіян </text:a>
</text:p>
      <text:p text:style-name="P4">
У русі зазначають, що ворог дуже наляканий активністю українських партизанів,особливо тривожить їх Тарасівка.</text:p>
      <text:p text:style-name="P4">
<text:span text:style-name="T4">
Читайте також:</text:span>
 <text:a xlink:type="simple" xlink:href="https://www.ukrinform.ua/rubric-crimea/3729125-krimskij-titan-perebuvae-pid-osoblivim-kontrolem-vijskovih-rf-partizani.html" text:style-name="Internet_20_link" text:visited-style-name="Visited_20_Internet_20_Link">
 «Кримський титан» перебуває під особливим контролемвійськових РФ – <text:span text:style-name="T4">
партизани</text:span>
 </text:a>
</text:p>
      <text:p text:style-name="P4">
Як повідомляв Укрінформ, на тимчасово окупованих територіях <text:a xlink:type="simple" xlink:href="https://www.ukrinform.ua/tag-hersonsina" text:style-name="Internet_20_link" text:visited-style-name="Visited_20_Internet_20_Link">
 Херсонщини</text:a>
 російські загарбники продовжуютьвикрадати українських дітей, вивозячи їх "на відпочинок" в РФ. Днями таквивезли ще 185 дітей.</text:p>
      <text:p text:style-name="P4">
Source: <text:a xlink:type="simple" xlink:href="https://www.ukrinform.ua/rubric-regions/3730267-rosiani-provodat-karalnu-operaciu-na-hersonsini-partizani.html" text:style-name="Internet_20_link" text:visited-style-name="Visited_20_Internet_20_Link">
https://www.ukrinform.ua/rubric-regions/3730267-rosiani-provodat-karalnu-operaciu-na-hersonsini-partizani.html</text:a>
</text:p>
      <!--NEWS-->
      <text:h text:style-name="P10" text:outline-level="1">
<text:span text:style-name="T4">
Загарбники обстріляли дві прифронтові громади на Запоріжжі, є загиблий та поранені</text:span>
</text:h>
      <text:p text:style-name="P4">
Authors: Ukrinform (Person)</text:p>
      <text:p text:style-name="P4">
Publisher: Укринформ (Organization)</text:p>
      <text:p text:style-name="P4">
Published Time: 2023-07-01T17:52:00+03:00</text:p>
      <text:p text:style-name="P4">
Modified Time: 2023-07-01T17:52:00+03:00</text:p>
      <text:p text:style-name="P4">
Description: У Запорізькій області під час ворожого обстрілу 1 липня у Малій Токмачці загинув 51-річний чоловік, у Преображенці двоє людей зазнали поранень. — Укрінформ.</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Запоріжжя', 'Війна з Росією']</text:p>
      <text:p text:style-name="P4">
Type: Article</text:p>
      <!--METADATA-->
      <text:p text:style-name="P4">
<draw:frame draw:style-name="fr1" draw:name="Image161" text:anchor-type="as-char" svg:width="6.9236in" svg:height="3.956343in" draw:z-index="0">
<draw:image xlink:href="../Images/yкринформ/2023-07-01T17-52-00-03-00/630_360_1487747482-1856.jpg" xlink:type="simple" xlink:show="embed" xlink:actuate="onLoad" draw:mime-type="image/jpeg"/>
</draw:frame>
 УЗапорізькій області під час ворожого обстрілу 1 липня у Малій Токмачці загинув51-річний чоловік, у Преображенці двоє людей зазнали поранень.</text:p>
      <text:p text:style-name="P4">
Про це у <text:a xlink:type="simple" xlink:href="https://t.me/zoda_gov_ua/19984" text:style-name="Internet_20_link" text:visited-style-name="Visited_20_Internet_20_Link">
 Телеграмі </text:a>
 <text:a xlink:type="simple" xlink:href="https://t.me/zoda_gov_ua/19984" text:style-name="Internet_20_link" text:visited-style-name="Visited_20_Internet_20_Link">
</text:a>
 повідомив голова Запорізької ОВА ЮрійМалашко, передає Укрінформ.</text:p>
      <text:p text:style-name="P4">
«Прифронтові громади під нещадним ворожим вогнем, 51-річний чоловік загинувпід час <text:a xlink:type="simple" xlink:href="https://www.ukrinform.ua/tag-obstril" text:style-name="Internet_20_link" text:visited-style-name="Visited_20_Internet_20_Link">
 обстрілу </text:a>
 Малої Токмачки. УПреображенці двоє постраждалих - 40-річна жінка та 39-річний чоловік», -йдеться у повідомленні.</text:p>
      <text:p text:style-name="P4">
Зазначається, що постраждалим надається необхідна медична допомога. Фахівціпрацюють над ліквідацією наслідків обстрілів.</text:p>
      <text:p text:style-name="P4">
<text:span text:style-name="T4">
Читайте також:</text:span>
 <text:a xlink:type="simple" xlink:href="https://www.ukrinform.ua/rubric-regions/3730167-kilkist-postrazdalih-unaslidok-obstrilu-hersona-zrosla-do-troh.html" text:style-name="Internet_20_link" text:visited-style-name="Visited_20_Internet_20_Link">
 Кількість постраждалих унаслідок <text:span text:style-name="T4">
обстріл</text:span>
 у Херсоназросла до трьох </text:a>
</text:p>
      <text:p text:style-name="P4">
Як повідомляв Укрінформ, армія РФ <text:a xlink:type="simple" xlink:href="https://www.ukrinform.ua/rubric-ato/3730227-rosiani-obstrilali-iz-tornado-balakliu-e-poranenij.html" text:style-name="Internet_20_link" text:visited-style-name="Visited_20_Internet_20_Link">
 завдала ударів</text:a>
 по місту Балаклія в Ізюмському районі наХарківщині.</text:p>
      <text:p text:style-name="P4">
Source: <text:a xlink:type="simple" xlink:href="https://www.ukrinform.ua/rubric-ato/3730268-zagarbniki-obstrilali-dvi-prifrontovi-gromadi-na-zaporizzi-e-zagiblij-ta-poraneni.html" text:style-name="Internet_20_link" text:visited-style-name="Visited_20_Internet_20_Link">
https://www.ukrinform.ua/rubric-ato/3730268-zagarbniki-obstrilali-dvi-prifrontovi-gromadi-na-zaporizzi-e-zagiblij-ta-poraneni.html</text:a>
</text:p>
      <!--NEWS-->
      <text:h text:style-name="P10" text:outline-level="1">
<text:span text:style-name="T4">
Україні передали спецобладнання для ліквідації забруднень в акваторіях портів</text:span>
</text:h>
      <text:p text:style-name="P4">
Authors: Ukrinform (Person)</text:p>
      <text:p text:style-name="P4">
Publisher: Укринформ (Organization)</text:p>
      <text:p text:style-name="P4">
Published Time: 2023-07-01T18:00:00+03:00</text:p>
      <text:p text:style-name="P4">
Modified Time: 2023-07-01T18:00:00+03:00</text:p>
      <text:p text:style-name="P4">
Description: Одеська філія Адміністрації морпортів України отримала від Європейської агенції з безпеки мореплавства (EMSA) два скимери для збору забруднюючих речовин в акваторіях портів. — Укрінформ.</text:p>
      <text:p text:style-name="P4">
Images: ['<text:a xlink:type="simple" xlink:href="https://static.ukrinform.com/photos/2023_07/thumb_files/630_360_1688223443-538.jpg" text:style-name="Internet_20_link" text:visited-style-name="Visited_20_Internet_20_Link">
630_360_16882...</text:a>
']</text:p>
      <text:p text:style-name="P4">
Tags: ['АМПУ', 'Екологія', 'Євросоюз', 'Порт', ' Чорне море', 'обладнання', 'Забруднення']</text:p>
      <text:p text:style-name="P4">
Type: Article</text:p>
      <!--METADATA-->
      <text:p text:style-name="P4">
<draw:frame draw:style-name="fr1" draw:name="Image162" text:anchor-type="as-char" svg:width="6.9236in" svg:height="3.956343in" draw:z-index="0">
<draw:image xlink:href="../Images/yкринформ/2023-07-01T18-00-00-03-00/630_360_1688223443-538.jpg" xlink:type="simple" xlink:show="embed" xlink:actuate="onLoad" draw:mime-type="image/jpeg"/>
</draw:frame>
 Одеськафілія Адміністрації морпортів України отримала від Європейської агенції збезпеки мореплавства (EMSA) два скимери для збору забруднюючих речовин вакваторіях портів.</text:p>
      <text:p text:style-name="P4">
Як передає Укрінформ, про це повідомляє пресслужба АМПУ у <text:a xlink:type="simple" xlink:href="https://www.facebook.com/uspa.gov.ua/posts/pfbid0SWKVq3TqU8dtHdQLK6WkEkUFSc9Y9SbdbxMuJMfgNNs1295CVG12hsepiZNpP7sul" text:style-name="Internet_20_link" text:visited-style-name="Visited_20_Internet_20_Link">
 Фейсбуці</text:a>
.</text:p>
      <text:p text:style-name="P4">
«ДП «АМПУ» отримало від Європейської агенції з безпеки мореплавстваспеціалізоване обладнання для ліквідації забруднень в акваторіях морськихпортів України», - йдеться у повідомленні.</text:p>
      <text:p text:style-name="P4">
За словами голови держпідприємства Юрія Литвина, передане для Одеської філіїДП «АМПУ» спеціалізоване природоохоронне обладнання дозволить ефективноліквідувати наслідки надзвичайної ситуації, пов’язаної з підривом РФКаховської ГЕС.</text:p>
      <text:p text:style-name="P4">
<text:span text:style-name="T4">
Читайте також:</text:span>
 <text:a xlink:type="simple" xlink:href="https://www.ukrinform.ua/rubric-regions/3730228-u-midiah-bila-beregiv-odesi-viavili-nebezpecni-mikroorganizmi.html" text:style-name="Internet_20_link" text:visited-style-name="Visited_20_Internet_20_Link">
 У мідіях біля берегів Одеси виявили небезпечнімікроорганізми </text:a>
</text:p>
      <text:p text:style-name="P4">
Зазначається, що в квітні 2023 року працівники філії взяли участь у навчанніщодо правил застосування скимерів та V-подібних систем збору забруднюючихречовин.</text:p>
      <text:p text:style-name="P4">
Як повідомлялося, Україна та Румунія домовилися про постійний обмінінформацією про екологічний стан <text:a xlink:type="simple" xlink:href="https://www.ukrinform.ua/tag-corne-more" text:style-name="Internet_20_link" text:visited-style-name="Visited_20_Internet_20_Link">
 Чорного моря</text:a>
 – це допоможе Україні фіксуватийого забруднення внаслідок теракту.</text:p>
      <text:p text:style-name="P4">
<text:span text:style-name="T5">
Фото: АМПУ, Facebook</text:span>
</text:p>
      <text:p text:style-name="P4">
Source: <text:a xlink:type="simple" xlink:href="https://www.ukrinform.ua/rubric-economy/3730270-ukraini-peredali-specobladnanna-dla-likvidacii-zabrudnen-v-akvatoriah-portiv.html" text:style-name="Internet_20_link" text:visited-style-name="Visited_20_Internet_20_Link">
https://www.ukrinform.ua/rubric-economy/3730270-ukraini-peredali-specobladnanna-dla-likvidacii-zabrudnen-v-akvatoriah-portiv.html</text:a>
</text:p>
      <!--NEWS-->
      <text:h text:style-name="P10" text:outline-level="1">
<text:span text:style-name="T4">
Відсьогодні розпочалася реєстрація е-кабінетів для більшості вступників</text:span>
</text:h>
      <text:p text:style-name="P4">
Authors: Ukrinform (Person)</text:p>
      <text:p text:style-name="P4">
Publisher: Укринформ (Organization)</text:p>
      <text:p text:style-name="P4">
Published Time: 2023-07-01T18:11:55+03:00</text:p>
      <text:p text:style-name="P4">
Modified Time: 2023-07-01T18:11:55+03:00</text:p>
      <text:p text:style-name="P4">
Description: У суботу, 1 липня, розпочалася реєстрація електронних кабінетів для більшості вступників. — Укрінформ.</text:p>
      <text:p text:style-name="P4">
Images: ['<text:a xlink:type="simple" xlink:href="https://static.ukrinform.com/photos/2020_05/thumb_files/630_360_1588954672-432.jpg" text:style-name="Internet_20_link" text:visited-style-name="Visited_20_Internet_20_Link">
630_360_15889...</text:a>
']</text:p>
      <text:p text:style-name="P4">
Tags: ['Освіта', 'Вступна кампанія']</text:p>
      <text:p text:style-name="P4">
Type: Article</text:p>
      <!--METADATA-->
      <text:p text:style-name="P4">
<draw:frame draw:style-name="fr1" draw:name="Image163" text:anchor-type="as-char" svg:width="6.9236in" svg:height="3.956343in" draw:z-index="0">
<draw:image xlink:href="../Images/yкринформ/2023-07-01T18-11-55-03-00/630_360_1588954672-432.jpg" xlink:type="simple" xlink:show="embed" xlink:actuate="onLoad" draw:mime-type="image/jpeg"/>
</draw:frame>
 У суботу,1 липня, розпочалася реєстрація електронних кабінетів для більшостівступників.</text:p>
      <text:p text:style-name="P4">
Як передає Укрінформ, про це Міністерство освіти і науки України повідомляє у<text:a xlink:type="simple" xlink:href="https://t.me/UAmonogram/7985" text:style-name="Internet_20_link" text:visited-style-name="Visited_20_Internet_20_Link">
 Телеграмі </text:a>
 .</text:p>
      <text:p text:style-name="P4">
«З 1 липня вступники зможуть зареєструвати електронні кабінети на <text:a xlink:type="simple" xlink:href="http://vstup.edbo.gov.ua/" text:style-name="Internet_20_link" text:visited-style-name="Visited_20_Internet_20_Link">
 сайті</text:a>
 », - ідеться в повідомленні.</text:p>
      <text:p text:style-name="P4">
Реєстрація відбувається за кількома напрямками: до закладів фахової передвищоїосвіти на основі 11-ти класів та диплома КР; до закладів вищої освіти; дозакладів професійної (професійно-технічної) освіти.</text:p>
      <text:p text:style-name="P4">
<text:span text:style-name="T4">
Читайте також:</text:span>
 <text:a xlink:type="simple" xlink:href="https://www.ukrinform.ua/rubric-society/3729180-usi-zavdanna-nacionalnogo-multipredmetnogo-testu-budut-ocinuvati-avtomaticno.html" text:style-name="Internet_20_link" text:visited-style-name="Visited_20_Internet_20_Link">
 Усі завдання Національного мультипредметного тесту будутьоцінювати автоматично </text:a>
</text:p>
      <text:p text:style-name="P4">
Усі вступники до закладів фахової передвищої та вищої освіти мають реєструватиелектронні кабінети та подавати електронні заяви (окрім невеликого винятку,визначеного Порядками приймання). А вступники до закладів професійно-технічної<text:a xlink:type="simple" xlink:href="https://www.ukrinform.ua/tag-osvita" text:style-name="Internet_20_link" text:visited-style-name="Visited_20_Internet_20_Link">
 освіти </text:a>
 цьогоріч уперше зможуть податизаяви на вступ онлайн. Або ж за власним бажанням - у паперовому вигляді.</text:p>
      <text:p text:style-name="P4">
«Електронні кабінети працюватимуть до 30 листопада. Тобто зареєструватикабінет можна як в окремо передбачений для цього період - до початку поданнязаяв, так і впродовж часу приймання заяв, визначеного за відповіднимитраєкторіями вступу», - сказано в повідомленні.</text:p>
      <text:p text:style-name="P4">
<text:span text:style-name="T4">
Читайте також:</text:span>
 <text:a xlink:type="simple" xlink:href="https://www.ukrinform.ua/rubric-society/3729394-vstupna-kampania-multitest-na-200-baliv-zdali-ponad-36-tisaci-ucasnikiv.html" text:style-name="Internet_20_link" text:visited-style-name="Visited_20_Internet_20_Link">
 Вступна кампанія: мультитест на 200 балів здали понад 3,6тисячі учасників </text:a>
</text:p>
      <text:p text:style-name="P4">
Як повідомляв Укрінформ, з 5 червня розпочалася основна сесія Національногомультипредметного тесту (НМТ), яка тривала до 23 червня. На неїзареєструвалося 284 тис. вступників. Додаткова сесія НМТ пройде 11–24 липня.</text:p>
      <text:p text:style-name="P4">
Source: <text:a xlink:type="simple" xlink:href="https://www.ukrinform.ua/rubric-society/3730272-vidsogodni-rozpocalasa-reestracia-ekabinetiv-dla-bilsosti-vstupnikiv.html" text:style-name="Internet_20_link" text:visited-style-name="Visited_20_Internet_20_Link">
https://www.ukrinform.ua/rubric-society/3730272-vidsogodni-rozpocalasa-reestracia-ekabinetiv-dla-bilsosti-vstupnikiv.html</text:a>
</text:p>
      <!--NEWS-->
      <text:h text:style-name="P10" text:outline-level="1">
<text:span text:style-name="T4">
Президент підписав закони щодо спрощених умов погашення кредитів для громадян, яких зачепила війна</text:span>
</text:h>
      <text:p text:style-name="P4">
Authors: Ukrinform (Person)</text:p>
      <text:p text:style-name="P4">
Publisher: Укринформ (Organization)</text:p>
      <text:p text:style-name="P4">
Published Time: 2023-07-01T18:13:00+03:00</text:p>
      <text:p text:style-name="P4">
Modified Time: 2023-07-01T18:13:00+03:00</text:p>
      <text:p text:style-name="P4">
Description: Президент Володимир Зеленський підписав урядові закони, спрямовані на спрощення умов погашення споживчих кредитів для внутрішньо переміщених осіб та осіб, що проживають на уражених війною територіях. — Укрінформ.</text:p>
      <text:p text:style-name="P4">
Images: ['<text:a xlink:type="simple" xlink:href="https://static.ukrinform.com/photos/2022_09/thumb_files/630_360_1664388416-236.jpg" text:style-name="Internet_20_link" text:visited-style-name="Visited_20_Internet_20_Link">
630_360_16643...</text:a>
']</text:p>
      <text:p text:style-name="P4">
Tags: ['Кредит', 'Закон', 'Зеленський']</text:p>
      <text:p text:style-name="P4">
Type: Article</text:p>
      <!--METADATA-->
      <text:p text:style-name="P4">
<draw:frame draw:style-name="fr1" draw:name="Image164" text:anchor-type="as-char" svg:width="6.9236in" svg:height="3.956343in" draw:z-index="0">
<draw:image xlink:href="../Images/yкринформ/2023-07-01T18-13-00-03-00/630_360_1664388416-236.jpg" xlink:type="simple" xlink:show="embed" xlink:actuate="onLoad" draw:mime-type="image/jpeg"/>
</draw:frame>
 ПрезидентВолодимир Зеленський підписав урядові закони, спрямовані на спрощення умовпогашення споживчих кредитів для внутрішньо переміщених осіб та осіб, щопроживають на уражених війною територіях.</text:p>
      <text:p text:style-name="P4">
Як передає Укрінформ, про це повідомляє народний депутат Ярослав Железняк у <text:a xlink:type="simple" xlink:href="https://t.me/yzheleznyak/4466" text:style-name="Internet_20_link" text:visited-style-name="Visited_20_Internet_20_Link">
Телеграмі </text:a>
 .</text:p>
      <text:p text:style-name="P4">
«Підписано два законопроєкти №9051 та №9052 щодо запровадження обов'язковоїреструктуризації споживчих <text:a xlink:type="simple" xlink:href="https://www.ukrinform.ua/tag-kredit" text:style-name="Internet_20_link" text:visited-style-name="Visited_20_Internet_20_Link">
 кредитів </text:a>
для людей з територій, зачеплених війною (ВПО) під час воєнного стану та 30днів після нього», - йдеться у повідомленні.</text:p>
      <text:p text:style-name="P4">
Зокрема, законопроєктом №9051 про внесення змін до розділу ІV "Прикінцеві таперехідні положення" Закону України "Про споживче кредитування" щодоособливостей нарахування процентів за споживчими кредитами під час воєнногостану пропонується на час воєнного стану та протягом 30 днів після йогоприпинення передбачити обов’язкову реструктуризацію споживчих кредитів длягромадян, які перебувають на обліку як внутрішньо переміщені особи, постійнопроживають або виїхали з території, на якій ведуться (велися) бойові дії, абоТОТ.</text:p>
      <text:p text:style-name="P4">
<text:span text:style-name="T4">
Читайте також:</text:span>
 <text:a xlink:type="simple" xlink:href="https://www.ukrinform.ua/rubric-economy/3729932-nbu-zrobiv-cergovij-krok-dla-stabilizacii-situacii-z-obminom-valuti.html" text:style-name="Internet_20_link" text:visited-style-name="Visited_20_Internet_20_Link">
 <text:span text:style-name="T4">
НБУ</text:span>
 зробив черговий крок для стабілізації ситуації зобміном валюти </text:a>
</text:p>
      <text:p text:style-name="P4">
Передбачено, що упродовж 6 місяців після завершення воєнного стану споживачі,кредити яких було реструктуризовано, мають погасити відсотки за кредитом.</text:p>
      <text:p text:style-name="P4">
Як повідомлялося, у березні 2022 року Верховна Рада схвалила зміни доПодаткового кодексу, якими звільнила від обов’язку сплати на користь кредиторанеустойки (штрафу, пені) у зв’язку з простроченням платежу за кредитом.</text:p>
      <text:p text:style-name="P4">
Source: <text:a xlink:type="simple" xlink:href="https://www.ukrinform.ua/rubric-economy/3730279-prezident-pidpisav-zakoni-sodo-sprosenih-umov-pogasenna-kreditiv-dla-gromadan-akih-zacepila-vijna.html" text:style-name="Internet_20_link" text:visited-style-name="Visited_20_Internet_20_Link">
https://www.ukrinform.ua/rubric-economy/3730279-prezident-pidpisav-zakoni-sodo-sprosenih-umov-pogasenna-kreditiv-dla-gromadan-akih-zacepila-vijna.html</text:a>
</text:p>
      <!--NEWS-->
      <text:h text:style-name="P10" text:outline-level="1">
<text:span text:style-name="T4">
Начальник Генштабу обговорив із литовським колегою військову співпрацю та підготовку бійців</text:span>
</text:h>
      <text:p text:style-name="P4">
Authors: Ukrinform (Person)</text:p>
      <text:p text:style-name="P4">
Publisher: Укринформ (Organization)</text:p>
      <text:p text:style-name="P4">
Published Time: 2023-07-01T18:17:00+03:00</text:p>
      <text:p text:style-name="P4">
Modified Time: 2023-07-01T18:17:00+03:00</text:p>
      <text:p text:style-name="P4">
Description: Начальник Генштабу ЗСУ генерал-лейтенант Сергій Шаптала обговорив зі своїм литовським колегою генерал-майором Міндаугасом Степонявічусом військову співпрацю та підготовку військовослужбовців. — Укрінформ.</text:p>
      <text:p text:style-name="P4">
Images: ['<text:a xlink:type="simple" xlink:href="https://static.ukrinform.com/photos/2023_07/thumb_files/630_360_1688224381-712.jpg" text:style-name="Internet_20_link" text:visited-style-name="Visited_20_Internet_20_Link">
630_360_16882...</text:a>
']</text:p>
      <text:p text:style-name="P4">
Tags: ['Генштаб', 'Литва', 'ЗСУ', 'Військові', 'Війна з Росією']</text:p>
      <text:p text:style-name="P4">
Type: Article</text:p>
      <!--METADATA-->
      <text:p text:style-name="P4">
<draw:frame draw:style-name="fr1" draw:name="Image165" text:anchor-type="as-char" svg:width="6.9236in" svg:height="3.956343in" draw:z-index="0">
<draw:image xlink:href="../Images/yкринформ/2023-07-01T18-17-00-03-00/630_360_1688224381-712.jpg" xlink:type="simple" xlink:show="embed" xlink:actuate="onLoad" draw:mime-type="image/jpeg"/>
</draw:frame>
 НачальникГенштабу ЗСУ генерал-лейтенант Сергій Шаптала обговорив зі своїм литовськимколегою генерал-майором Міндаугасом Степонявічусом військову співпрацю тапідготовку військовослужбовців.</text:p>
      <text:p text:style-name="P4">
Як передає Укрінформ, про це Генштаб ЗСУ повідомляє у <text:a xlink:type="simple" xlink:href="https://t.me/generalstaff_ua/7517" text:style-name="Internet_20_link" text:visited-style-name="Visited_20_Internet_20_Link">
 Телеграмі</text:a>
 .</text:p>
      <text:p text:style-name="P4">
“Шаптала провів зустріч з начальником Генерального штабу Збройних силЛитовської Республіки генерал-майором Міндаугасом Степонявічусом”, - ідеться уповідомленні.</text:p>
      <text:p text:style-name="P4">
За даними Генштабу, сторони обговорили безпекову ситуацію довкола України таключові питання поточного українсько-литовського військового співробітництва,зокрема у галузях воєнної освіти, колективної та індивідуальної підготовкивійськовослужбовців та формування сержантського корпусу.</text:p>
      <text:p text:style-name="P4">
Шаптала розповів своєму литовському колезі про зусилля Сил оборони Українищодо відбиття збройної агресії та особливості застосування військ, а такожпринагідно подякував за підтримку у протистоянні російському агресору.</text:p>
      <text:p text:style-name="P4">
Начальники Генеральних штабів обох країн окреслили напрямки спільноїпартнерської роботи у подальшій перспективі та визначили першочергові крокидля досягнення взаємних прагматичних інтересів відомств.</text:p>
      <text:p text:style-name="P4">
<text:span text:style-name="T4">
Читайте також:</text:span>
 <text:a xlink:type="simple" xlink:href="https://www.ukrinform.ua/rubric-ato/3729966-ministr-oboroni-litvi-zustrivsa-z-reznikovim-i-rozpoviv-pro-triricnij-plan-pidtrimki-zsu.html" text:style-name="Internet_20_link" text:visited-style-name="Visited_20_Internet_20_Link">
 Міністр оборони <text:span text:style-name="T4">
Литви</text:span>
 зустрівся з Резніковим ірозповів про трирічний план підтримки ЗСУ </text:a>
</text:p>
      <text:p text:style-name="P4">
Як повідомлялося, <text:a xlink:type="simple" xlink:href="https://www.ukrinform.ua/tag-litva" text:style-name="Internet_20_link" text:visited-style-name="Visited_20_Internet_20_Link">
 Литва </text:a>
 придбала двіпускові установки зенітного ракетного комплексу середньої дальності NASAMS,які будуть передані Україні.</text:p>
      <text:p text:style-name="P4">
28 червня Президент Литви Гітанас Науседа заявив, що <text:a xlink:type="simple" xlink:href="https://www.ukrinform.ua/rubric-ato/3728922-pridbani-litvou-dvi-ustanovki-nasams-nezabarom-pribudut-do-ukraini-nauseda.html" text:style-name="Internet_20_link" text:visited-style-name="Visited_20_Internet_20_Link">
 придбані Литвою вНорвегії </text:a>
 дві пусковіустановки зенітного ракетного комплексу середньої дальності NASAMS незабаромприбудуть до України.</text:p>
      <text:p text:style-name="P4">
<text:span text:style-name="T5">
Фото: Генштаб ЗСУ, Телеграм</text:span>
</text:p>
      <text:p text:style-name="P4">
Source: <text:a xlink:type="simple" xlink:href="https://www.ukrinform.ua/rubric-ato/3730273-nacalnik-genstabu-obgovoriv-iz-litovskim-kolegou-vijskovu-spivpracu-ta-pidgotovku-bijciv.html" text:style-name="Internet_20_link" text:visited-style-name="Visited_20_Internet_20_Link">
https://www.ukrinform.ua/rubric-ato/3730273-nacalnik-genstabu-obgovoriv-iz-litovskim-kolegou-vijskovu-spivpracu-ta-pidgotovku-bijciv.html</text:a>
</text:p>
      <!--NEWS-->
      <text:h text:style-name="P10" text:outline-level="1">
<text:span text:style-name="T4">
У Тернополі відкрилася виставка «Портрети Маріуполя»</text:span>
</text:h>
      <text:p text:style-name="P4">
Authors: Ukrinform (Person)</text:p>
      <text:p text:style-name="P4">
Publisher: Укринформ (Organization)</text:p>
      <text:p text:style-name="P4">
Published Time: 2023-07-01T18:26:00+03:00</text:p>
      <text:p text:style-name="P4">
Modified Time: 2023-07-01T18:26:00+03:00</text:p>
      <text:p text:style-name="P4">
Description: У Тернополі у кластері «На пошті» відкрилася виставка "Портрети Маріуполя". Експозиція складається з 27 фотографій. — Укрінформ.</text:p>
      <text:p text:style-name="P4">
Images: ['<text:a xlink:type="simple" xlink:href="https://static.ukrinform.com/photos/2023_07/thumb_files/630_360_1688225043-161.jpg" text:style-name="Internet_20_link" text:visited-style-name="Visited_20_Internet_20_Link">
630_360_16882...</text:a>
']</text:p>
      <text:p text:style-name="P4">
Tags: ['Маріуполь', 'Фотовиставка', 'Тернопіль']</text:p>
      <text:p text:style-name="P4">
Type: Article</text:p>
      <!--METADATA-->
      <text:p text:style-name="P4">
<draw:frame draw:style-name="fr1" draw:name="Image166" text:anchor-type="as-char" svg:width="6.9236in" svg:height="3.956343in" draw:z-index="0">
<draw:image xlink:href="../Images/yкринформ/2023-07-01T18-26-00-03-00/630_360_1688225043-161.jpg" xlink:type="simple" xlink:show="embed" xlink:actuate="onLoad" draw:mime-type="image/jpeg"/>
</draw:frame>
 УТернополі у кластері «На пошті» відкрилася виставка "Портрети Маріуполя".Експозиція складається з 27 фотографій.</text:p>
      <text:p text:style-name="P4">
Про це у <text:a xlink:type="simple" xlink:href="https://t.me/mariupolrada/14956" text:style-name="Internet_20_link" text:visited-style-name="Visited_20_Internet_20_Link">
 Телеграмі </text:a>
 повідомилаМаріупольська міськрада, передає Укрінформ.</text:p>
      <text:p text:style-name="P4">
«У креативному кластері «На пошті» відкрилася виставка в рамках проєкту"Портрети <text:a xlink:type="simple" xlink:href="https://www.ukrinform.ua/tag-mariupol" text:style-name="Internet_20_link" text:visited-style-name="Visited_20_Internet_20_Link">
 Маріуполя </text:a>
 ". Це 27фотографій та історій маріупольців, які змогли вирватися з блокадного міста тарозпочати життя з нуля», - йдеться у повідомленні.</text:p>
      <text:p text:style-name="P4">
Зазначається, що серед портретів є маріупольці, які наразі живуть у Тернополі.</text:p>
      <text:p text:style-name="P4">
За словами координаторки проєкту Алевтини Швецової, мета виставки - показатиісторії героїв, більше розповісти про Маріуполь та об’єднати переселенців імісцевих мешканців.</text:p>
      <text:p text:style-name="P4">
Виставка триватиме до 11 липня.</text:p>
      <text:p text:style-name="P4">
<text:span text:style-name="T4">
Читайте також:</text:span>
 <text:a xlink:type="simple" xlink:href="https://www.ukrinform.ua/rubric-regions/3729234-u-harkovi-vidkrili-vistavku-pro-oboronciv-mista.html" text:style-name="Internet_20_link" text:visited-style-name="Visited_20_Internet_20_Link">
 У Харкові відкрили <text:span text:style-name="T4">
виставку</text:span>
 про оборонців міста</text:a>
</text:p>
      <text:p text:style-name="P4">
Як повідомляв <text:a xlink:type="simple" xlink:href="https://www.ukrinform.ua/rubric-regions/3726433-u-cernivcah-vidkrilasa-fotovistavka-znisenih-rosianami-pamatok-mariupola.html" text:style-name="Internet_20_link" text:visited-style-name="Visited_20_Internet_20_Link">
 Укрінформ </text:a>
 , у Чернівецькому обласному краєзнавчому музеївідкрилася фотовиставка "Вписані в історію. Зруйновані війною". На нійпредставлені більше 30 фото архітектурних пам'яток Маріуполя, які булизруйновані внаслідок російської агресії.</text:p>
      <text:p text:style-name="P4">
<text:span text:style-name="T5">
Фото: Маріупольська міська рада</text:span>
</text:p>
      <text:p text:style-name="P4">
Source: <text:a xlink:type="simple" xlink:href="https://www.ukrinform.ua/rubric-regions/3730276-u-ternopoli-vidkrilasa-vistavka-portreti-mariupola.html" text:style-name="Internet_20_link" text:visited-style-name="Visited_20_Internet_20_Link">
https://www.ukrinform.ua/rubric-regions/3730276-u-ternopoli-vidkrilasa-vistavka-portreti-mariupola.html</text:a>
</text:p>
      <!--NEWS-->
      <text:h text:style-name="P10" text:outline-level="1">
<text:span text:style-name="T4">
Шмигаль доручив розпочати консультації з Нацкомісією про перегляд тарифів на воду</text:span>
</text:h>
      <text:p text:style-name="P4">
Authors: Ukrinform (Person)</text:p>
      <text:p text:style-name="P4">
Publisher: Укринформ (Organization)</text:p>
      <text:p text:style-name="P4">
Published Time: 2023-07-01T18:27:13+03:00</text:p>
      <text:p text:style-name="P4">
Modified Time: 2023-07-01T18:27:13+03:00</text:p>
      <text:p text:style-name="P4">
Description: Рішення Нацкомісії, що здійснює державне регулювання у сферах енергетики та комунальних послуг, про підвищення тарифів на централізоване водопостачання та водовідведення не були погоджені з урядом, тож Прем'єр доручив розпочати додаткові консультації з їх перегляду. — Укрінформ.</text:p>
      <text:p text:style-name="P4">
Images: ['<text:a xlink:type="simple" xlink:href="https://static.ukrinform.com/photos/2023_03/thumb_files/630_360_1679674428-586.jpg" text:style-name="Internet_20_link" text:visited-style-name="Visited_20_Internet_20_Link">
630_360_16796...</text:a>
']</text:p>
      <text:p text:style-name="P4">
Tags: ['Комунальні послуги', 'НКРЕКП', 'Тариф', 'Вода', 'Шмигаль']</text:p>
      <text:p text:style-name="P4">
Type: Article</text:p>
      <!--METADATA-->
      <text:p text:style-name="P4">
<draw:frame draw:style-name="fr1" draw:name="Image167" text:anchor-type="as-char" svg:width="6.9236in" svg:height="3.956343in" draw:z-index="0">
<draw:image xlink:href="../Images/yкринформ/2023-07-01T18-27-13-03-00/630_360_1679674428-586.jpg" xlink:type="simple" xlink:show="embed" xlink:actuate="onLoad" draw:mime-type="image/jpeg"/>
</draw:frame>
 РішенняНацкомісії, що здійснює державне регулювання у сферах енергетики такомунальних послуг, про підвищення тарифів на централізоване водопостачання таводовідведення не були погоджені з урядом, тож Прем'єр доручив розпочатидодаткові консультації з їх перегляду.</text:p>
      <text:p text:style-name="P4">
Про це у <text:a xlink:type="simple" xlink:href="http://t.me/Denys_Smyhal/5541" text:style-name="Internet_20_link" text:visited-style-name="Visited_20_Internet_20_Link">
 Телеграмі </text:a>
 повідомив Прем'єр-міністр України Денис <text:a xlink:type="simple" xlink:href="https://www.ukrinform.ua/tag-smigal" text:style-name="Internet_20_link" text:visited-style-name="Visited_20_Internet_20_Link">
 Шмигаль </text:a>
 ,передає Укрінформ.</text:p>
      <text:p text:style-name="P4">
"Сьогодні дав доручення міністру енергетики і Міністерству інфраструктурипровести додаткові консультації з НКРЕКП щодо можливості перегляду такихрішень", - зазначив Прем'єр.</text:p>
      <text:p text:style-name="P4">
За його словами, під час війни слід діяти єдиною командою, особливо в такихчутливих сферах, як енергетика та тарифоутворення.</text:p>
      <text:p text:style-name="P4">
"Ми робимо все можливе, аби забезпечити соціальну справедливість. Збільшуємопенсії. Виплачуємо субсидії всім, хто їх потребує. Допомагаємо регіонам длясталості тарифів на тепло і гарячу воду. Тоді як непогоджені рішення комісіїйдуть урозріз із політикою уряду", - наголосив Шмигаль.</text:p>
      <text:p text:style-name="P4">
<text:span text:style-name="T4">
Читайте також:</text:span>
 <text:a xlink:type="simple" xlink:href="https://www.ukrinform.ua/rubric-economy/3727967-biznes-zaklikae-nkrekp-pereglanuti-zaproponovani-granicni-cini-na-elektroenergiu.html" text:style-name="Internet_20_link" text:visited-style-name="Visited_20_Internet_20_Link">
 Бізнес закликає <text:span text:style-name="T4">
НКРЕКП</text:span>
 переглянути запропонованіграничні ціни на електроенергію </text:a>
</text:p>
      <text:p text:style-name="P4">
Як повідомляв Укрінформ, Національна комісія, що здійснює державне регулюванняу сферах енергетики та комунальних послуг, встановила нові тарифи на воду для33 водоканалів та АТ «Укрзалізниця». Середньозважене зростання склало 32%.</text:p>
      <text:p text:style-name="P4">
Source: <text:a xlink:type="simple" xlink:href="https://www.ukrinform.ua/rubric-economy/3730278-smigal-doruciv-rozpocati-konsultacii-z-nackomisieu-pro-pereglad-tarifiv-na-vodu.html" text:style-name="Internet_20_link" text:visited-style-name="Visited_20_Internet_20_Link">
https://www.ukrinform.ua/rubric-economy/3730278-smigal-doruciv-rozpocati-konsultacii-z-nackomisieu-pro-pereglad-tarifiv-na-vodu.html</text:a>
</text:p>
      <!--NEWS-->
      <text:h text:style-name="P10" text:outline-level="1">
<text:span text:style-name="T4">
Зеленський підписав євроінтеграційний закон про реформу на ринку реклами</text:span>
</text:h>
      <text:p text:style-name="P4">
Authors: Ukrinform (Person)</text:p>
      <text:p text:style-name="P4">
Publisher: Укринформ (Organization)</text:p>
      <text:p text:style-name="P4">
Published Time: 2023-07-01T18:35:00+03:00</text:p>
      <text:p text:style-name="P4">
Modified Time: 2023-07-01T18:35:00+03:00</text:p>
      <text:p text:style-name="P4">
Description: Президент Володимир Зеленський повернув до Верховної Ради із підписом закон, який удосконалює систему регулювання правовідносин у сфері реклами. — Укрінформ.</text:p>
      <text:p text:style-name="P4">
Images: ['<text:a xlink:type="simple" xlink:href="https://static.ukrinform.com/photos/2023_06/thumb_files/630_360_1687808461-379.jpeg" text:style-name="Internet_20_link" text:visited-style-name="Visited_20_Internet_20_Link">
630_360_16878...</text:a>
']</text:p>
      <text:p text:style-name="P4">
Tags: ['Реклама', 'Закон', 'Верховна Рада', 'Зеленський']</text:p>
      <text:p text:style-name="P4">
Type: Article</text:p>
      <!--METADATA-->
      <text:p text:style-name="P4">
<draw:frame draw:style-name="fr1" draw:name="Image168" text:anchor-type="as-char" svg:width="6.9236in" svg:height="3.956343in" draw:z-index="0">
<draw:image xlink:href="../Images/yкринформ/2023-07-01T18-35-00-03-00/630_360_1687808461-379.jpeg" xlink:type="simple" xlink:show="embed" xlink:actuate="onLoad" draw:mime-type="image/jpeg"/>
</draw:frame>
 ПрезидентВолодимир Зеленський повернув до Верховної Ради із підписом закон, якийудосконалює систему регулювання правовідносин у сфері реклами.</text:p>
      <text:p text:style-name="P4">
Як передає Укрінформ, про це в <text:a xlink:type="simple" xlink:href="https://t.me/yzheleznyak/4467" text:style-name="Internet_20_link" text:visited-style-name="Visited_20_Internet_20_Link">
 Телеграмі </text:a>
повідомив народний депутат Ярослав Железняк.</text:p>
      <text:p text:style-name="P4">
«Підписано закон №9206, який оновлює законодавство щодо реклами відповідно довимог Єврокомісії для вступу України в <text:a xlink:type="simple" xlink:href="https://www.ukrinform.ua/tag-evrosouz" text:style-name="Internet_20_link" text:visited-style-name="Visited_20_Internet_20_Link">
 ЄС </text:a>
 », - йдеться в повідомленні.</text:p>
      <text:p text:style-name="P4">
Як зазначається в пояснювальній записці до документа, закон регулює відносини,пов’язані зі створенням та поширенням реклами у різних її формах та звикористанням різних засобів її поширення, визначає правові засади діяльностів Україні суб’єктів у сфері реклами, а також засади державного управління,регулювання та нагляду (контролю) у цій сфері.</text:p>
      <text:p text:style-name="P4">
Крім того, передбачене, зокрема, введення терміну й регулювання "продакт-плейсмент", встановлення критеріїв, за якими реклама вважається такою, щопотрапляє під юрисдикцію України, заборона будь-якої реклами резидентівкраїни-агресора і розширення заборони вміщувати в рекламі дискримінаційнітвердження та/або зображення.</text:p>
      <text:p text:style-name="P4">
<text:span text:style-name="T4">
Читайте також:</text:span>
 <text:a xlink:type="simple" xlink:href="https://www.ukrinform.ua/rubric-society/3724324-nedotrimanna-movnogo-zakonu-u-zovnisnij-reklami-fiksuetsa-ci-ne-koznogo-dna-kremin.html" text:style-name="Internet_20_link" text:visited-style-name="Visited_20_Internet_20_Link">
 Недотримання мовного закону у зовнішній рекламіфіксується чи не кожного дня – Кремінь </text:a>
</text:p>
      <text:p text:style-name="P4">
Як повідомлялося, ухвалення закону про рекламу є однією із семи кандидатськихрекомендацій Європейської комісії, які Україна має виконати для вступу в ЄС.</text:p>
      <text:p text:style-name="P4">
<text:span text:style-name="T5">
Фото: ОП</text:span>
</text:p>
      <text:p text:style-name="P4">
Source: <text:a xlink:type="simple" xlink:href="https://www.ukrinform.ua/rubric-economy/3730280-zelenskij-pidpisav-evrointegracijnij-zakon-pro-reformu-na-rinku-reklami.html" text:style-name="Internet_20_link" text:visited-style-name="Visited_20_Internet_20_Link">
https://www.ukrinform.ua/rubric-economy/3730280-zelenskij-pidpisav-evrointegracijnij-zakon-pro-reformu-na-rinku-reklami.html</text:a>
</text:p>
      <!--NEWS-->
      <text:h text:style-name="P10" text:outline-level="1">
<text:span text:style-name="T4">
SpaceX запустила зонд Euclid для дослідження темної матерії у Всесвіті</text:span>
</text:h>
      <text:p text:style-name="P4">
Authors: Ukrinform (Person)</text:p>
      <text:p text:style-name="P4">
Publisher: Укринформ (Organization)</text:p>
      <text:p text:style-name="P4">
Published Time: 2023-07-01T18:45:00+03:00</text:p>
      <text:p text:style-name="P4">
Modified Time: 2023-07-01T18:45:00+03:00</text:p>
      <text:p text:style-name="P4">
Description: Компанія SpaceX у суботу, 1 липня, запустила у космос космічний зонд Euclid від Європейського космічного агентства (ESA), який досліджуватиме гіпотетичну темну матерію і темну енергію та їхній впив на формування Всесвіту. — Укрінформ.</text:p>
      <text:p text:style-name="P4">
Images: ['<text:a xlink:type="simple" xlink:href="https://static.ukrinform.com/photos/2023_07/thumb_files/630_360_1688226222-442.png" text:style-name="Internet_20_link" text:visited-style-name="Visited_20_Internet_20_Link">
630_360_16882...</text:a>
']</text:p>
      <text:p text:style-name="P4">
Tags: ['SpaceX', 'Технології', 'Укркосмос']</text:p>
      <text:p text:style-name="P4">
Type: Article</text:p>
      <!--METADATA-->
      <text:p text:style-name="P4">
<draw:frame draw:style-name="fr1" draw:name="Image169" text:anchor-type="as-char" svg:width="6.9236in" svg:height="3.956343in" draw:z-index="0">
<draw:image xlink:href="../Images/yкринформ/2023-07-01T18-45-00-03-00/630_360_1688226222-442.png" xlink:type="simple" xlink:show="embed" xlink:actuate="onLoad" draw:mime-type="image/png"/>
</draw:frame>
 КомпаніяSpaceX у суботу, 1 липня, запустила у космос космічний зонд Euclid відЄвропейського космічного агентства (ESA), який досліджуватиме гіпотетичнутемну матерію і темну енергію та їхній впив на формування Всесвіту.</text:p>
      <text:p text:style-name="P4">
Як передає Укрінформ, про стало відомо під час прямої трансляції SpaceX в <text:a xlink:type="simple" xlink:href="http://www.youtube.com/watch" text:style-name="Internet_20_link" text:visited-style-name="Visited_20_Internet_20_Link">
Ютубі </text:a>
 .</text:p>
      <text:p text:style-name="P4">
За даними <text:a xlink:type="simple" xlink:href="http://www.space.com/euclid-spacex-launch-dark-matter-webcast" text:style-name="Internet_20_link" text:visited-style-name="Visited_20_Internet_20_Link">
 Space.com </text:a>
 , ракета-носій Falcon 9 запустила Euclid із космодрому на мисіКанаверал у Флориді о 18.11 годині за Києвом.</text:p>
      <text:p text:style-name="P4">
Зазначається, що космічному зонду Euclid знадобиться приблизно вісім місяців,щоб набрати необхідної швидкості, коли він досягне космосу.</text:p>
      <text:p text:style-name="P4">
Місія повинна витратити близько 30 днів на подорож до точки Лагранжа L2, щоприблизно за 1,5 мільйона км від Землі на осі Сонце- <text:a xlink:type="simple" xlink:href="https://www.ukrinform.ua/tag-zemla" text:style-name="Internet_20_link" text:visited-style-name="Visited_20_Internet_20_Link">
 Земля</text:a>
 .</text:p>
      <text:p text:style-name="P4">
Протягом наступних семи місяців Euclid чекає період введення в експлуатацію,включно з тестуванням своїх можливостей візуалізації та інструментів.Очікується, що перші зображення будуть опубліковані ESA восени цього року.</text:p>
      <text:p text:style-name="P4">
<text:span text:style-name="T4">
Читайте також:</text:span>
 <text:a xlink:type="simple" xlink:href="https://www.ukrinform.ua/rubric-technology/3730130-vantaznij-korabel-spacex-dragon-povernuvsa-na-zemlu-z-mks.html" text:style-name="Internet_20_link" text:visited-style-name="Visited_20_Internet_20_Link">
 Вантажний корабель <text:span text:style-name="T4">
SpaceX</text:span>
 Dragon повернувся на Землюз МКС </text:a>
</text:p>
      <text:p text:style-name="P4">
Повноцінна робота апарата розпочнеться приблизно у квітні 2024 року.</text:p>
      <text:p text:style-name="P4">
Планується, що Euclid проведе шість років, ретельно досліджуючи темнийВсесвіт, щоб краще зрозуміти еволюцію галактик, ранню історію космосу та чомурозширення Всесвіту прискорюється.</text:p>
      <text:p text:style-name="P4">
<text:span text:style-name="T4">
Читайте також:</text:span>
 <text:a xlink:type="simple" xlink:href="https://www.ukrinform.ua/rubric-technology/3729510-virgin-galactic-vperse-v-istorii-zdijsnila-komercijnij-rejs-u-kosmos.html" text:style-name="Internet_20_link" text:visited-style-name="Visited_20_Internet_20_Link">
 Virgin Galactic вперше в історії здійснила комерційнийрейс у космос </text:a>
</text:p>
      <text:p text:style-name="P4">
Як повідомляв Укрінформ, група міжнародних вчених оголосила про перші доказифону довгохвильових гравітаційних хвиль, які заповнюють космічний Всесвіт.</text:p>
      <text:p text:style-name="P4">
<text:span text:style-name="T5">
PHOTOGRAPH: STEPHANE CORVAJA/ESA</text:span>
</text:p>
      <text:p text:style-name="P4">
Source: <text:a xlink:type="simple" xlink:href="https://www.ukrinform.ua/rubric-technology/3730283-spacex-zapustila-zond-euclid-dla-doslidzenna-temnoi-materii-u-vsesviti.html" text:style-name="Internet_20_link" text:visited-style-name="Visited_20_Internet_20_Link">
https://www.ukrinform.ua/rubric-technology/3730283-spacex-zapustila-zond-euclid-dla-doslidzenna-temnoi-materii-u-vsesviti.html</text:a>
</text:p>
      <!--NEWS-->
      <text:h text:style-name="P10" text:outline-level="1">
<text:span text:style-name="T4">
Ротань: Мудрик, можливо, зіграє проти Франції</text:span>
</text:h>
      <text:p text:style-name="P4">
Authors: Ukrinform (Person)</text:p>
      <text:p text:style-name="P4">
Publisher: Укринформ (Organization)</text:p>
      <text:p text:style-name="P4">
Published Time: 2023-07-01T18:49:30+03:00</text:p>
      <text:p text:style-name="P4">
Modified Time: 2023-07-01T18:49:30+03:00</text:p>
      <text:p text:style-name="P4">
Description: Головний тренер молодіжної збірної України з футболу Руслан Ротань на пресконференції відповів на запитання напередодні чвертьфінального поєдинку чемпіонату Європи-2023 (U21) проти команди Франції. — Укрінформ.</text:p>
      <text:p text:style-name="P4">
Images: ['<text:a xlink:type="simple" xlink:href="https://static.ukrinform.com/photos/2023_07/thumb_files/630_360_1688224168-403.jpg" text:style-name="Internet_20_link" text:visited-style-name="Visited_20_Internet_20_Link">
630_360_16882...</text:a>
']</text:p>
      <text:p text:style-name="P4">
Tags: ['Футбол', 'Молодь']</text:p>
      <text:p text:style-name="P4">
Type: Article</text:p>
      <!--METADATA-->
      <text:p text:style-name="P4">
<draw:frame draw:style-name="fr1" draw:name="Image170" text:anchor-type="as-char" svg:width="6.9236in" svg:height="3.956343in" draw:z-index="0">
<draw:image xlink:href="../Images/yкринформ/2023-07-01T18-49-30-03-00/630_360_1688224168-403.jpg" xlink:type="simple" xlink:show="embed" xlink:actuate="onLoad" draw:mime-type="image/jpeg"/>
</draw:frame>
 Головнийтренер молодіжної збірної України з футболу Руслан Ротань на пресконференціївідповів на запитання напередодні чвертьфінального поєдинку чемпіонатуЄвропи-2023 (U21) проти команди Франції.</text:p>
      <text:p text:style-name="P4">
Як повідомляє <text:a xlink:type="simple" xlink:href="https://uaf.ua/article/48699" text:style-name="Internet_20_link" text:visited-style-name="Visited_20_Internet_20_Link">
 пресслужба </text:a>
 Українськоїасоціації футболу (УАФ), Ротань не заперечив можливу участь у матчі зфранцузами форварда Михайла Мудрика, який останнім часом відновлювався післятравми, передає Укрінформ.</text:p>
      <text:p text:style-name="P4">
«Зараз у нас є невеликі пошкодження, у деяких гравців вони більш вразливі.Наприклад, у Богдана В’юнника - його участь у грі під питанням, вирішимо вдень матчу. Що стосується Мудрика, то він уже два дні працює в загальнійгрупі. Цілком можливо, що він вийде на поле», зазначив наставник «синьо-жовтих».</text:p>
      <text:p text:style-name="P4">
Щодо майбутнього суперника Ротань наголосив: «Збірна Франції - одна знайсильніших збірних, з якими ми зустрічаємося на цьому турнірі. Там гравці,які практично всі виступають у топ-чемпіонатах. Це вже багато говорить. Віндивідуальному плані вони дуже сильні, ми це самі побачили у відборі, колипроводили з ними дві гри. Для нас завтра дуже важлива гра, яка пройде вкомпонентах тет-а-тет, коли потрібно вигравати мікродуелі, які будуть виникатина футбольному полі. Маю на увазі гру один в один, на близьких відстанях, дегравці збірної Франції мають високу майстерність. Але ми маємо бути готовими,бути дисциплінованою, компактною командою, незважаючи на це, відповідати своїмрівнем гри, від якого ми не збираємося відходити. Нехай суперникпідлаштовується під нас», - підкреслив Руслан Ротань.</text:p>
      <text:p text:style-name="P4">
Нагадаємо, матч 1/4 фіналу молодіжного Євро-2023 Франція - Україна відбудеться2 липня в румунському місті Клуж-Напока, початок - о 22.00 за київським часом.</text:p>
      <text:p text:style-name="P4">
Переможець протистояння 5 липня у Бухаресті (Румунія) розіграє путівку у фіналз кращою командою пари Іспанія - Швейцарія.</text:p>
      <text:p text:style-name="P4">
<text:span text:style-name="T4">
Читайте також:</text:span>
 <text:a xlink:type="simple" xlink:href="https://www.ukrinform.ua/rubric-sports/3730136-forvard-dnipra1-dovbik-stav-najkrasim-futbolistom-sezonu-upl.html" text:style-name="Internet_20_link" text:visited-style-name="Visited_20_Internet_20_Link">
 Форвард «Дніпра-1» Довбик став найкращим <text:span text:style-name="T4">
футбол</text:span>
 істомсезону УПЛ </text:a>
</text:p>
      <text:p text:style-name="P4">
Вирішальний поєдинок молодіжного чемпіонату Європи відбудеться 8 липня вБатумі (Грузія).</text:p>
      <text:p text:style-name="P4">
Фото: uaf.ua.</text:p>
      <text:p text:style-name="P4">
Source: <text:a xlink:type="simple" xlink:href="https://www.ukrinform.ua/rubric-sports/3730285-rotan-mudrik-mozlivo-zigrae-proti-francii.html" text:style-name="Internet_20_link" text:visited-style-name="Visited_20_Internet_20_Link">
https://www.ukrinform.ua/rubric-sports/3730285-rotan-mudrik-mozlivo-zigrae-proti-francii.html</text:a>
</text:p>
      <!--NEWS-->
      <text:h text:style-name="P10" text:outline-level="1">
<text:span text:style-name="T4">
Підвищення тарифів на воду: Зеленський назвав рішення Нацкомісії ганебним і непрофесійним</text:span>
</text:h>
      <text:p text:style-name="P4">
Authors: Ukrinform (Person)</text:p>
      <text:p text:style-name="P4">
Publisher: Укринформ (Organization)</text:p>
      <text:p text:style-name="P4">
Published Time: 2023-07-01T18:52:00+03:00</text:p>
      <text:p text:style-name="P4">
Modified Time: 2023-07-01T22:52:00+03:00</text:p>
      <text:p text:style-name="P4">
Description: Президент України розкритикував рішення НКРЕКП підвищити тарифи на водопостачання для населення, назвавши його ганебним і непрофесійним. — Укрінформ.</text:p>
      <text:p text:style-name="P4">
Images: ['<text:a xlink:type="simple" xlink:href="https://static.ukrinform.com/photos/2023_06/thumb_files/630_360_1686938443-722.jpg" text:style-name="Internet_20_link" text:visited-style-name="Visited_20_Internet_20_Link">
630_360_16869...</text:a>
']</text:p>
      <text:p text:style-name="P4">
Tags: ['НКРЕКП', 'Тариф', 'Вода', 'Зеленський']</text:p>
      <text:p text:style-name="P4">
Type: Article</text:p>
      <!--METADATA-->
      <text:p text:style-name="P4">
<draw:frame draw:style-name="fr1" draw:name="Image171" text:anchor-type="as-char" svg:width="6.9236in" svg:height="3.956343in" draw:z-index="0">
<draw:image xlink:href="../Images/yкринформ/2023-07-01T18-52-00-03-00/630_360_1686938443-722.jpg" xlink:type="simple" xlink:show="embed" xlink:actuate="onLoad" draw:mime-type="image/jpeg"/>
</draw:frame>
 ПрезидентУкраїни розкритикував рішення НКРЕКП підвищити тарифи на водопостачання длянаселення, назвавши його ганебним і непрофесійним.</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Сьогодні з’явилося повідомлення від Нацкомісії щодо енергетики та комунальнихпослуг про підвищення тарифів на воду. М’яко кажучи, ганебне рішення.Непрофесійне. Не погоджене з урядом», - наголосив глава держави.</text:p>
      <text:p text:style-name="P4">
За його словами, влада не може і не буде сприймати спокійно такі рішення.</text:p>
      <text:p text:style-name="P4">
«Уряду доручено представити рішення у відповідь. І вони будуть», - наголосивПрезидент.</text:p>
      <text:p text:style-name="P4">
<text:span text:style-name="T4">
Читайте також:</text:span>
 <text:a xlink:type="simple" xlink:href="https://www.ukrinform.ua/rubric-economy/3730303-minenergo-vvazae-neobgruntovanim-risenna-nackomisii-pro-pereglad-tarifiv-na-vodu.html" text:style-name="Internet_20_link" text:visited-style-name="Visited_20_Internet_20_Link">
 Міненерго вважає необгрунтованим рішення Нацкомісії проперегляд тарифів на воду </text:a>
</text:p>
      <text:p text:style-name="P4">
Як повідомляв Укрінформ, Національна комісія, що здійснює державне регулюванняу сферах енергетики та комунальних послуг, встановила нові <text:a xlink:type="simple" xlink:href="https://www.ukrinform.ua/tag-tarif" text:style-name="Internet_20_link" text:visited-style-name="Visited_20_Internet_20_Link">
 тарифи</text:a>
 на воду для 33 водоканалів та АТ«Укрзалізниця». Середньозважене зростання склало 32%.</text:p>
      <text:p text:style-name="P4">
Прем'єр-міністр Денис Шмигаль зазначив, що рішення Нацкомісії про підвищеннятарифів на централізоване водопостачання та водовідведення не були погоджені зурядом. Тож очільник Кабміну доручив розпочати додаткові консультації з їхперегляду.</text:p>
      <text:p text:style-name="P4">
Source: <text:a xlink:type="simple" xlink:href="https://www.ukrinform.ua/rubric-economy/3730342-pidvisenna-tarifiv-na-vodu-zelenskij-nazvav-risenna-nackomisii-ganebnim-i-neprofesijnim.html" text:style-name="Internet_20_link" text:visited-style-name="Visited_20_Internet_20_Link">
https://www.ukrinform.ua/rubric-economy/3730342-pidvisenna-tarifiv-na-vodu-zelenskij-nazvav-risenna-nackomisii-ganebnim-i-neprofesijnim.html</text:a>
</text:p>
      <!--NEWS-->
      <text:h text:style-name="P10" text:outline-level="1">
<text:span text:style-name="T4">
Ташева закликала створити в парламенті Австрії міжфракційне об’єднання «Кримська платформа»</text:span>
</text:h>
      <text:p text:style-name="P4">
Authors: Ukrinform (Person)</text:p>
      <text:p text:style-name="P4">
Publisher: Укринформ (Organization)</text:p>
      <text:p text:style-name="P4">
Published Time: 2023-07-01T19:05:00+03:00</text:p>
      <text:p text:style-name="P4">
Modified Time: 2023-07-01T19:05:00+03:00</text:p>
      <text:p text:style-name="P4">
Description: Постійна представниця Президента України в АР Крим Таміла Ташева зустрілася в Одесі з делегацією австрійських парламентаріїв та закликала створити в їхньому парламенті міжфракційне об’єднання “Кримська платформа”. — Укрінформ.</text:p>
      <text:p text:style-name="P4">
Images: ['<text:a xlink:type="simple" xlink:href="https://static.ukrinform.com/photos/2023_07/thumb_files/630_360_1688227508-430.jpg" text:style-name="Internet_20_link" text:visited-style-name="Visited_20_Internet_20_Link">
630_360_16882...</text:a>
']</text:p>
      <text:p text:style-name="P4">
Tags: ['Австрія', 'Окупація Криму', 'Парламент', 'Кримська платформа']</text:p>
      <text:p text:style-name="P4">
Type: Article</text:p>
      <!--METADATA-->
      <text:p text:style-name="P4">
<draw:frame draw:style-name="fr1" draw:name="Image172" text:anchor-type="as-char" svg:width="6.9236in" svg:height="3.956343in" draw:z-index="0">
<draw:image xlink:href="../Images/yкринформ/2023-07-01T19-05-00-03-00/630_360_1688227508-430.jpg" xlink:type="simple" xlink:show="embed" xlink:actuate="onLoad" draw:mime-type="image/jpeg"/>
</draw:frame>
 Постійнапредставниця Президента України в АР Крим Таміла Ташева зустрілася в Одесі зделегацією австрійських парламентаріїв та закликала створити в їхньомупарламенті міжфракційне об’єднання “Кримська платформа”.</text:p>
      <text:p text:style-name="P4">
Про це повідомляє <text:a xlink:type="simple" xlink:href="https://ppu.gov.ua/press-center/postiyna-predstavnytsia-v-odesi-zustrilasia-z-delehatsiieiu-avstriyskoho-parlamentu/" text:style-name="Internet_20_link" text:visited-style-name="Visited_20_Internet_20_Link">
 пресслужба Представництва Президента в АРК</text:a>
, передає Укрінформ.</text:p>
      <text:p text:style-name="P4">
Учасники зустрічі обговорили актуальну ситуацію в тимчасово <text:a xlink:type="simple" xlink:href="https://www.ukrinform.ua/tag-okupacia-krimu" text:style-name="Internet_20_link" text:visited-style-name="Visited_20_Internet_20_Link">
 окупованомуКриму </text:a>
 та те, як вона зміниласяпісля початку повномасштабного вторгнення, а також майбутні заходи у рамкахКримської платформи, які відбудуться цьогоріч.</text:p>
      <text:p text:style-name="P4">
"Зрештою, Таміла Ташева закликала делегатів створити в їхньому парламентіміжфракційне об’єднання “Кримська платформа” або відповідну підгрупу у рамкахпарламентської "групи дружби" Україна-Австрія", - повідомляє пресслужбаПредставництва.</text:p>
      <text:p text:style-name="P4">
Зазначається, що до складу делегації увійшли голова Депутатської групиНаціональної ради з міжпарламентських зв’язків з Україною і член оборонногокомітету Хельмут Брандштеттер, заступник голови Комітету з прав людини ГаральдТрох, заступник голови Комітету з питань Конституції Вольфґанг Ґерстль,політологиня та заступниця голови Комітету з прав людини Ева Ернст-Дзідзіч,посол Австрії в Україна Арад Бенкьо та інші дипломати і співробітникипосольства.</text:p>
      <text:p text:style-name="P4">
<text:span text:style-name="T4">
Читайте також:</text:span>
 <text:a xlink:type="simple" xlink:href="https://www.ukrinform.ua/rubric-crimea/3726737-taseva-deokupacia-krimu-edinij-dievij-slah-zahistiti-prava-korinnih-narodiv.html" text:style-name="Internet_20_link" text:visited-style-name="Visited_20_Internet_20_Link">
 <text:span text:style-name="T4">
Ташева</text:span>
 : Деокупація Криму - єдиний дієвий шляхзахистити права корінних народів </text:a>
</text:p>
      <text:p text:style-name="P4">
Від Представництва у зустрічі взяли участь керівниця Служби забезпеченняКримської платформи Марія Томак і головний консультант Служби Іван Дагаєв.</text:p>
      <text:p text:style-name="P4">
Як повідомляв <text:a xlink:type="simple" xlink:href="https://www.ukrinform.ua/rubric-crimea/3729901-v-ukraini-startue-proekt-z-pidgotovki-kadriv-dla-deokupovanogo-krimu-taseva.html" text:style-name="Internet_20_link" text:visited-style-name="Visited_20_Internet_20_Link">
 Укрінформ </text:a>
 , на базі Національної агенції з питань державної службизапрацює проєкт для підготовки кадрів публічної влади в деокупованому Криму.</text:p>
      <text:p text:style-name="P4">
<text:span text:style-name="T5">
Фото: ppu.gov.ua</text:span>
</text:p>
      <text:p text:style-name="P4">
Source: <text:a xlink:type="simple" xlink:href="https://www.ukrinform.ua/rubric-crimea/3730288-taseva-zaklikala-stvoriti-v-parlamenti-avstrii-mizfrakcijne-obednanna-krimska-platforma.html" text:style-name="Internet_20_link" text:visited-style-name="Visited_20_Internet_20_Link">
https://www.ukrinform.ua/rubric-crimea/3730288-taseva-zaklikala-stvoriti-v-parlamenti-avstrii-mizfrakcijne-obednanna-krimska-platforma.html</text:a>
</text:p>
      <!--NEWS-->
      <text:h text:style-name="P10" text:outline-level="1">
<text:span text:style-name="T4">
Президент підписав закон, що відтерміновує перехід на українську шкіл із викладанням мовою країни ЄС</text:span>
</text:h>
      <text:p text:style-name="P4">
Authors: Ukrinform (Person)</text:p>
      <text:p text:style-name="P4">
Publisher: Укринформ (Organization)</text:p>
      <text:p text:style-name="P4">
Published Time: 2023-07-01T19:06:00+03:00</text:p>
      <text:p text:style-name="P4">
Modified Time: 2023-07-01T19:06:00+03:00</text:p>
      <text:p text:style-name="P4">
Description: Термін переходу на українську шкіл із викладанням предметів мовою однієї з країн ЄС перенесено на 1 вересня 2024 року. Відповідний закон підписав Президент України. — Укрінформ.</text:p>
      <text:p text:style-name="P4">
Images: ['<text:a xlink:type="simple" xlink:href="https://static.ukrinform.com/photos/2022_12/thumb_files/630_360_1671115306-366.jpeg" text:style-name="Internet_20_link" text:visited-style-name="Visited_20_Internet_20_Link">
630_360_16711...</text:a>
']</text:p>
      <text:p text:style-name="P4">
Tags: ['Освіта', 'Школа', 'Закон', 'Українська мова', 'Нацменшини', 'Зеленський']</text:p>
      <text:p text:style-name="P4">
Type: Article</text:p>
      <!--METADATA-->
      <text:p text:style-name="P4">
<draw:frame draw:style-name="fr1" draw:name="Image173" text:anchor-type="as-char" svg:width="6.9236in" svg:height="3.956343in" draw:z-index="0">
<draw:image xlink:href="../Images/yкринформ/2023-07-01T19-06-00-03-00/630_360_1671115306-366.jpeg" xlink:type="simple" xlink:show="embed" xlink:actuate="onLoad" draw:mime-type="image/jpeg"/>
</draw:frame>
 Термінпереходу на українську шкіл із викладанням предметів мовою однієї з країн ЄСперенесено на 1 вересня 2024 року. Відповідний закон підписав ПрезидентУкраїни.</text:p>
      <text:p text:style-name="P4">
Як передає Укрінформ, про це в <text:a xlink:type="simple" xlink:href="https://t.me/yzheleznyak/4468" text:style-name="Internet_20_link" text:visited-style-name="Visited_20_Internet_20_Link">
 Телеграмі </text:a>
повідомив народний депутат Ярослав Железняк.</text:p>
      <text:p text:style-name="P4">
«Підписаний №9332, яким відкладається перехід на <text:a xlink:type="simple" xlink:href="https://www.ukrinform.ua/tag-ukrainska-mova" text:style-name="Internet_20_link" text:visited-style-name="Visited_20_Internet_20_Link">
 українську мову</text:a>
 шкіл (які викладають на мовіоднієї з країн з ЄС) на один рік, до 1 вересня 2024-го», - йдеться вповідомленні.</text:p>
      <text:p text:style-name="P4">
Як йдеться в пояснювальній записці до законопроєкту, особи, які належать донаціональних меншин України, мови яких є офіційними мовами ЄвропейськогоСоюзу, і розпочали здобуття загальної середньої освіти до 1 вересня 2018 рокумовою відповідної національної меншини, продовжують здобувати таку освітувідповідно до правил, які існували до набрання чинності цим законом, зпоступовим збільшенням кількості навчальних предметів, що вивчаютьсяукраїнською мовою, не до 1 вересня 2023 року, як передбачено чиннимзаконодавством, а до 1 вересня 2024 року.</text:p>
      <text:p text:style-name="P4">
<text:span text:style-name="T4">
Читайте також:</text:span>
 <text:a xlink:type="simple" xlink:href="https://www.ukrinform.ua/rubric-polytics/3727893-stefanisina-prokomentuvala-visnovok-venecijskoi-komisii-sodo-zakonu-pro-nacmensini.html" text:style-name="Internet_20_link" text:visited-style-name="Visited_20_Internet_20_Link">
 Стефанішина прокоментувала висновок Венеційської комісіїщодо закону про <text:span text:style-name="T4">
нацменшини</text:span>
 </text:a>
</text:p>
      <text:p text:style-name="P4">
Як повідомлялося, у 2017 році набув чинності Закон «Про освіту», якийпередбачає 12-річну освіту в школі та підвищення ролі української мови восвіті.</text:p>
      <text:p text:style-name="P4">
Закон визначає, що мовою освітнього процесу в навчальних закладах є державнамова, але відповідно до освітньої програми можуть викладатися одна або кількадисциплін двома і більше мовами – державною, англійською мовою, іншимиофіційними мовами ЄС.</text:p>
      <text:p text:style-name="P4">
Source: <text:a xlink:type="simple" xlink:href="https://www.ukrinform.ua/rubric-society/3730290-prezident-pidpisav-zakon-so-vidterminovue-perehid-skil-iz-vikladannam-movou-kraini-es-na-ukrainsku.html" text:style-name="Internet_20_link" text:visited-style-name="Visited_20_Internet_20_Link">
https://www.ukrinform.ua/rubric-society/3730290-prezident-pidpisav-zakon-so-vidterminovue-perehid-skil-iz-vikladannam-movou-kraini-es-na-ukrainsku.html</text:a>
</text:p>
      <!--NEWS-->
      <text:h text:style-name="P10" text:outline-level="1">
<text:span text:style-name="T4">
Кікбоксер Мельник виграв «бронзу» Європейських ігор</text:span>
</text:h>
      <text:p text:style-name="P4">
Authors: Ukrinform (Person)</text:p>
      <text:p text:style-name="P4">
Publisher: Укринформ (Organization)</text:p>
      <text:p text:style-name="P4">
Published Time: 2023-07-01T19:12:22+03:00</text:p>
      <text:p text:style-name="P4">
Modified Time: 2023-07-01T19:12:22+03:00</text:p>
      <text:p text:style-name="P4">
Description: У передостанній день III Європейських ігор у Кракові (Польща) скарбничка збірної України поповнилася 37-ю нагородою. — Укрінформ.</text:p>
      <text:p text:style-name="P4">
Images: ['<text:a xlink:type="simple" xlink:href="https://static.ukrinform.com/photos/2023_07/thumb_files/630_360_1688227933-184.jpg" text:style-name="Internet_20_link" text:visited-style-name="Visited_20_Internet_20_Link">
630_360_16882...</text:a>
']</text:p>
      <text:p text:style-name="P4">
Tags: ['Кікбоксинг', 'Європейські ігри']</text:p>
      <text:p text:style-name="P4">
Type: Article</text:p>
      <!--METADATA-->
      <text:p text:style-name="P4">
<draw:frame draw:style-name="fr1" draw:name="Image174" text:anchor-type="as-char" svg:width="6.9236in" svg:height="3.956343in" draw:z-index="0">
<draw:image xlink:href="../Images/yкринформ/2023-07-01T19-12-22-03-00/630_360_1688227933-184.jpg" xlink:type="simple" xlink:show="embed" xlink:actuate="onLoad" draw:mime-type="image/jpeg"/>
</draw:frame>
 Упередостанній день III Європейських ігор у Кракові (Польща) скарбничка збірноїУкраїни поповнилася 37-ю нагородою.</text:p>
      <text:p text:style-name="P4">
Бронзовим призером континентальних змагань став 23-річний кікбоксер АртемМельник з Житомира, передає Укрінформ.</text:p>
      <text:p text:style-name="P4">
Мельник посів 3-тє місце у розділі фул-контакт у ваговій категорії до 86 кг.</text:p>
      <text:p text:style-name="P4">
<text:span text:style-name="T4">
Читайте також:</text:span>
 <text:a xlink:type="simple" xlink:href="https://www.ukrinform.ua/rubric-sports/3730113-u-francii-projsli-xxiv-evropejski-igri-korporativnogo-sportu.html" text:style-name="Internet_20_link" text:visited-style-name="Visited_20_Internet_20_Link">
 У Франції пройшли XXIV <text:span text:style-name="T4">
Європейські</text:span>
 <text:span text:style-name="T4">
ігри</text:span>
корпоративного спорту </text:a>
</text:p>
      <text:p text:style-name="P4">
За день до завершення Європейських ігор в активі українських спортсменів 19золотих, 10 срібних та 8 бронзових медалей.</text:p>
      <text:p text:style-name="P4">
Фото: Facebook.</text:p>
      <text:p text:style-name="P4">
Source: <text:a xlink:type="simple" xlink:href="https://www.ukrinform.ua/rubric-sports/3730291-kikbokser-melnik-vigrav-bronzu-evropejskih-igor.html" text:style-name="Internet_20_link" text:visited-style-name="Visited_20_Internet_20_Link">
https://www.ukrinform.ua/rubric-sports/3730291-kikbokser-melnik-vigrav-bronzu-evropejskih-igor.html</text:a>
</text:p>
      <!--NEWS-->
      <text:h text:style-name="P10" text:outline-level="1">
<text:span text:style-name="T4">
Відмова Грузії у статусі кандидата в члени ЄС була не помилкою, а попередженням - Зурабішвілі</text:span>
</text:h>
      <text:p text:style-name="P4">
Authors: Ukrinform (Person)</text:p>
      <text:p text:style-name="P4">
Publisher: Укринформ (Organization)</text:p>
      <text:p text:style-name="P4">
Published Time: 2023-07-01T19:17:00+03:00</text:p>
      <text:p text:style-name="P4">
Modified Time: 2023-07-01T19:17:00+03:00</text:p>
      <text:p text:style-name="P4">
Description: Президентка Саломе Зурабішвілі заявила, що відмова Грузії у статусі кандидата в члени ЄС була не помилкою, а попередженням. — Укрінформ.</text:p>
      <text:p text:style-name="P4">
Images: ['<text:a xlink:type="simple" xlink:href="https://static.ukrinform.com/photos/2018_10/thumb_files/630_360_1540518468-213.jpg" text:style-name="Internet_20_link" text:visited-style-name="Visited_20_Internet_20_Link">
630_360_15405...</text:a>
']</text:p>
      <text:p text:style-name="P4">
Tags: ['Євросоюз', 'Грузія', 'Президент', 'Зурабішвілі']</text:p>
      <text:p text:style-name="P4">
Type: Article</text:p>
      <!--METADATA-->
      <text:p text:style-name="P4">
<draw:frame draw:style-name="fr1" draw:name="Image175" text:anchor-type="as-char" svg:width="6.9236in" svg:height="3.956343in" draw:z-index="0">
<draw:image xlink:href="../Images/yкринформ/2023-07-01T19-17-00-03-00/630_360_1540518468-213.jpg" xlink:type="simple" xlink:show="embed" xlink:actuate="onLoad" draw:mime-type="image/jpeg"/>
</draw:frame>
Президентка Саломе Зурабішвілі заявила, що відмова Грузії у статусі кандидатав члени ЄС була не помилкою, а попередженням.</text:p>
      <text:p text:style-name="P4">
Як передає Укрінформ, про це повідомляє <text:a xlink:type="simple" xlink:href="https://1tv.ge/lang/ru/news/salome-zurabishvili-otkaz-gruzii-v-statuse-kandidata-v-chleny-es-bylo-ne-oshibkoj-a-preduprezhdeniem/" text:style-name="Internet_20_link" text:visited-style-name="Visited_20_Internet_20_Link">
 Перший канал Грузії</text:a>
 .</text:p>
      <text:p text:style-name="P4">
«Мене як громадянина дуже засмутило, що <text:a xlink:type="simple" xlink:href="https://www.ukrinform.ua/tag-gruzia" text:style-name="Internet_20_link" text:visited-style-name="Visited_20_Internet_20_Link">
 Грузії</text:a>
 не було надано статусу (кандидата вчлени ЄС – ред.), але це не було помилкою», — сказала Зурабішвілі на зустрічізі ЗМІ.</text:p>
      <text:p text:style-name="P4">
За словами президентки Грузії, це було «попередженням».</text:p>
      <text:p text:style-name="P4">
Зурабішвілі зазначила, що нещодавні кроки, зроблені Росією щодо Грузії,змусили Євросоюз зрозуміти, що Росія заграє з Грузією.</text:p>
      <text:p text:style-name="P4">
«Серед людей, з якими мені довелося поспілкуватися, безперечно є усвідомленнянаслідків того, якщо Грузія не отримає статусу вдруге. Я маю на увазікерівників країн чи структур ЄС, тому що вони розуміють стратегічну частинуцього питання. Це, власне, те, що нам потрібно, щоби раз і назавжди вивести цюкраїну з радянського менталітету та структур. Нам кажуть, що ми маємо цезробити, але ми маємо зробити це для себе, це потрібно нам», — сказалаЗурабішвілі.</text:p>
      <text:p text:style-name="P4">
<text:span text:style-name="T4">
Читайте також:</text:span>
 <text:a xlink:type="simple" xlink:href="https://www.ukrinform.ua/rubric-world/3715831-es-peredav-gruzii-oficijnij-demars-cerez-vidnovlenna-aviaspolucenna-z-rosieu.html" text:style-name="Internet_20_link" text:visited-style-name="Visited_20_Internet_20_Link">
 ЄС передав Грузії офіційний демарш через відновленняавіасполучення з Росією </text:a>
</text:p>
      <text:p text:style-name="P4">
Як повідомляв <text:a xlink:type="simple" xlink:href="https://www.ukrinform.ua/rubric-world/3721551-gruzia-spodivaetsa-otrimati-status-kandidata-v-es-vze-do-kinca-cogo-roku.html" text:style-name="Internet_20_link" text:visited-style-name="Visited_20_Internet_20_Link">
 Укрінформ </text:a>
 , лідер правлячої партії країни «Грузинська мрія» ІраклійКобахідзе заявив, що Тбілісі планує завершити виконання 12 реформ у червні врамках євроінтеграції, аби країна могла отримати статус кандидата в члениЄвропейського союзу в грудні поточного року.</text:p>
      <text:p text:style-name="P4">
Source: <text:a xlink:type="simple" xlink:href="https://www.ukrinform.ua/rubric-world/3730293-vidmova-gruzii-u-statusi-kandidata-v-cleni-es-bula-ne-pomilkou-a-poperedzennam-zurabisvili.html" text:style-name="Internet_20_link" text:visited-style-name="Visited_20_Internet_20_Link">
https://www.ukrinform.ua/rubric-world/3730293-vidmova-gruzii-u-statusi-kandidata-v-cleni-es-bula-ne-pomilkou-a-poperedzennam-zurabisvili.html</text:a>
</text:p>
      <!--NEWS-->
      <text:h text:style-name="P10" text:outline-level="1">
<text:span text:style-name="T4">
Законопроєкт щодо застосування англійської буде доопрацьований - депутатка</text:span>
</text:h>
      <text:p text:style-name="P4">
Authors: Ukrinform (Person)</text:p>
      <text:p text:style-name="P4">
Publisher: Укринформ (Organization)</text:p>
      <text:p text:style-name="P4">
Published Time: 2023-07-01T19:25:00+03:00</text:p>
      <text:p text:style-name="P4">
Modified Time: 2023-07-01T19:25:00+03:00</text:p>
      <text:p text:style-name="P4">
Description: Законопроєкт "Про застосування англійської мови в Україні" є рамковим, він ще потребує доопрацювань профільного комітету. — Укрінформ.</text:p>
      <text:p text:style-name="P4">
Images: ['<text:a xlink:type="simple" xlink:href="https://static.ukrinform.com/photos/2022_07/thumb_files/630_360_1657624495-187.jpg" text:style-name="Internet_20_link" text:visited-style-name="Visited_20_Internet_20_Link">
630_360_16576...</text:a>
']</text:p>
      <text:p text:style-name="P4">
Tags: ['Кравчук', 'Освіта', 'Українська мова', 'Верховна Рада', 'Англійська мова', 'Єдині новини']</text:p>
      <text:p text:style-name="P4">
Type: Article</text:p>
      <!--METADATA-->
      <text:p text:style-name="P4">
<draw:frame draw:style-name="fr1" draw:name="Image176" text:anchor-type="as-char" svg:width="6.9236in" svg:height="3.956343in" draw:z-index="0">
<draw:image xlink:href="../Images/yкринформ/2023-07-01T19-25-00-03-00/630_360_1657624495-187.jpg" xlink:type="simple" xlink:show="embed" xlink:actuate="onLoad" draw:mime-type="image/jpeg"/>
</draw:frame>
Законопроєкт "Про застосування англійської мови в Україні" є рамковим, він щепотребує доопрацювань профільного комітету.</text:p>
      <text:p text:style-name="P4">
Як передає Укрінформ, про це в ефірі загальнонаціонального марафону «Єдиніновини» повідомила заступниця голови Комітету ВР з питань гуманітарної таінформаційної політики Євгенія Кравчук.</text:p>
      <text:p text:style-name="P4">
«Це законопроєкт рамковий, і саме Кабінет Міністрів задаватиме «напрямок руху»цьому документу. Своєю чергою, наш профільний комітет ще доопрацьовуватимеокремі питання, зокрема щодо дублювання кінопродукції. Потрібно подискутуватиз цього приводу», - сказала Кравчук.</text:p>
      <text:p text:style-name="P4">
Що стосується вимоги щодо обов’язкового володіння англійською мовоюдержслужбовцями, депутатка підкреслила, що поширюватиметься вона не на всіх, алише на керівний склад.</text:p>
      <text:p text:style-name="P4">
<text:span text:style-name="T4">
Читайте також:</text:span>
 <text:a xlink:type="simple" xlink:href="https://www.ukrinform.ua/rubric-culture/3730235-pitanna-pokaziv-filmiv-anglijskou-u-kinoteatrah-obgovoruvatimetsa-z-gromadskistu-tkacenko.html" text:style-name="Internet_20_link" text:visited-style-name="Visited_20_Internet_20_Link">
 <text:span text:style-name="T4">
Ткаченко</text:span>
 анонсував громадське обговорення питанняпоказів фільмів англійською у кінотеатрах </text:a>
</text:p>
      <text:p text:style-name="P4">
«Щодо обов'язкового знання англійської для певних категорій держслужбовців,тут хочу зробити роз'яснення, що не йдеться про всіх держслужбовців, чи всіхполіцейських, чи всіх митників, чи всіх прокурорів. Йдеться про керівнийсклад. Бо якраз керівний склад, очевидно, буде більше спілкуватися з донорами,з інструкторами. І саме для цієї роботи потрібні люди на керівних позиціях іззнанням англійської», - зазначила Кравчук.</text:p>
      <text:p text:style-name="P4">
Вона також повідомила, що наразі Кабінет Міністрів працює над створеннямпрограми із заохочення українців до навчання.</text:p>
      <text:p text:style-name="P4">
«Для тих, хто хоче опанувати мову в дорослому віці, Кабінет Міністрів працюєнад програмою заохочення. Мінцифра працює над безкоштовними онлайн-курсами. Ядумаю, що це буде щось у форматі ваучерів на зразок єПідтримки, які можна будевикористати для навчання чи на курсах, чи онлайн», - додала депутатка.</text:p>
      <text:p text:style-name="P4">
<text:span text:style-name="T4">
Читайте також:</text:span>
 <text:a xlink:type="simple" xlink:href="https://www.ukrinform.ua/rubric-culture/3729401-komitet-vr-moze-pereglanuti-normu-sodo-dublazu-v-zakonoproekti-pro-zastosuvanna-anglijskoi.html" text:style-name="Internet_20_link" text:visited-style-name="Visited_20_Internet_20_Link">
 Комітет ВР може переглянути норму щодо дубляжу взаконопроєкті про застосування англійської </text:a>
</text:p>
      <text:p text:style-name="P4">
Як повідомлялося, 28 червня <text:a xlink:type="simple" xlink:href="https://www.ukrinform.ua/rubric-polytics/3728718-zelenskij-proponue-radi-zrobiti-anglijsku-odnieu-z-mov-miznarodnogo-spilkuvanna-v-ukraini.html" text:style-name="Internet_20_link" text:visited-style-name="Visited_20_Internet_20_Link">
 Президент Володимир Зеленський</text:a>
зареєстрував у Верховній Раді законопроєкт "Про застосування англійської мовив Україні" (№9432).</text:p>
      <text:p text:style-name="P4">
Серед іншого, проєктом закону передбачається офіційно закріпити статусанглійської мови як однієї з мов міжнародного спілкування в Україні, визначитикатегорії посад, кандидати на зайняття яких зобовʼязані володіти англійськоюмовою, унормувати особливості застосування англійської мови в роботі органівдержавної влади, органів влади Автономної Республіки Крим, органів місцевогосамоврядування, підрозділів екстреної допомоги населенню, під час перетинудержавного кордону, у сферах <text:a xlink:type="simple" xlink:href="https://www.ukrinform.ua/tag-osvita" text:style-name="Internet_20_link" text:visited-style-name="Visited_20_Internet_20_Link">
 освіти </text:a>
 ,культури, транспорту, охорони здоровʼя тощо.</text:p>
      <text:p text:style-name="P4">
Source: <text:a xlink:type="simple" xlink:href="https://www.ukrinform.ua/rubric-society/3730296-zakonoproekt-sodo-zastosuvanna-anglijskoi-bude-doopracovanij-deputatka.html" text:style-name="Internet_20_link" text:visited-style-name="Visited_20_Internet_20_Link">
https://www.ukrinform.ua/rubric-society/3730296-zakonoproekt-sodo-zastosuvanna-anglijskoi-bude-doopracovanij-deputatka.html</text:a>
</text:p>
      <!--NEWS-->
      <text:h text:style-name="P10" text:outline-level="1">
<text:span text:style-name="T4">
На трьох напрямках фронту за добу - понад 30 бойових зіткнень</text:span>
</text:h>
      <text:p text:style-name="P4">
Authors: Ukrinform (Person)</text:p>
      <text:p text:style-name="P4">
Publisher: Укринформ (Organization)</text:p>
      <text:p text:style-name="P4">
Published Time: 2023-07-01T19:28:00+03:00</text:p>
      <text:p text:style-name="P4">
Modified Time: 2023-07-01T19:28:00+03:00</text:p>
      <text:p text:style-name="P4">
Description: На Лиманському, Бахмутському та Мар’їнському напрямках протягом доби відбулося понад 30 бойових зіткнень. — Укрінформ.</text:p>
      <text:p text:style-name="P4">
Images: ['<text:a xlink:type="simple" xlink:href="https://static.ukrinform.com/photos/2023_06/thumb_files/630_360_1688033545-607.jpg" text:style-name="Internet_20_link" text:visited-style-name="Visited_20_Internet_20_Link">
630_360_16880...</text:a>
']</text:p>
      <text:p text:style-name="P4">
Tags: ['Генштаб', 'ЗСУ', 'Війна з Росією']</text:p>
      <text:p text:style-name="P4">
Type: Article</text:p>
      <!--METADATA-->
      <text:p text:style-name="P4">
<draw:frame draw:style-name="fr1" draw:name="Image177" text:anchor-type="as-char" svg:width="6.9236in" svg:height="3.956343in" draw:z-index="0">
<draw:image xlink:href="../Images/yкринформ/2023-07-01T19-28-00-03-00/630_360_1688033545-607.jpg" xlink:type="simple" xlink:show="embed" xlink:actuate="onLoad" draw:mime-type="image/jpeg"/>
</draw:frame>
 НаЛиманському, Бахмутському та Мар’їнському напрямках протягом доби відбулосяпонад 30 бойових зіткнень.</text:p>
      <text:p text:style-name="P4">
Як передає Укрінформ, про це Генеральний штаб Збройних сил України повідомив у<text:a xlink:type="simple" xlink:href="https://www.facebook.com/GeneralStaff.ua/posts/pfbid02njtdQvav8h3QpiRs2RBLm5SHrV6iH8XGnyRAKpbkK9pTTJ2dC4k6AJe9WMuprLeYl" text:style-name="Internet_20_link" text:visited-style-name="Visited_20_Internet_20_Link">
 Фейсбуці</text:a>
, оприлюднивши оперативну інформацію станом на 18:00 1 липня.</text:p>
      <text:p text:style-name="P4">
" <text:a xlink:type="simple" xlink:href="https://www.ukrinform.ua/tag-rosijski-vijskovi" text:style-name="Internet_20_link" text:visited-style-name="Visited_20_Internet_20_Link">
 Противник </text:a>
 зосереджуєосновні зусилля на Лиманському, Бахмутському та Мар’їнському напрямках -протягом доби відбулось понад 30 бойових зіткнень", - ідеться в повідомленні.</text:p>
      <text:p text:style-name="P4">
У Генштабі поінформували, що протягом доби ворог завдав 22 авіаційні удари,здійснив близько 60 обстрілів з реактивних систем залпового вогню по позиціяхукраїнських військ та населених пунктах.</text:p>
      <text:p text:style-name="P4">
Ймовірність завдання ракетних та авіаційних ударів по всій території Українизалишається високою.</text:p>
      <text:p text:style-name="P4">
На <text:span text:style-name="T4">
Волинському</text:span>
 та <text:span text:style-name="T4">
Поліському</text:span>
 напрямках оперативна обстановка безсуттєвих змін. Ознак формування наступальних угруповань ворога не виявлено.</text:p>
      <text:p text:style-name="P4">
На <text:span text:style-name="T4">
Сіверському</text:span>
 та <text:span text:style-name="T4">
Слобожанському</text:span>
 напрямках ворог завдав авіаційногоудару в районі Ветеринарного Харківської області. Здійснив мінометні таартилерійські обстріли понад 15 населених пунктів, зокрема це КарповичіЧернігівської області; Миропілля, Рясне Сумської області; Уди, Пильна,Вовчанськ, Бударки, Чугунівка, Одрадне, Кам'янка Харківської області.</text:p>
      <text:p text:style-name="P4">
На <text:span text:style-name="T4">
Куп’янському</text:span>
 напрямку агресор завдав авіаційних ударів в районахКислівки та Котлярівки Харківської області. Артилерійських і мінометнихобстрілів ворога зазнали Тополі, Новомлинськ, Фиголівка, Масютівка та КислівкаХарківської області.</text:p>
      <text:p text:style-name="P4">
На <text:span text:style-name="T4">
Лиманському</text:span>
 напрямку російські війська здійснили безуспішні наступальнідії в районах Невського та південніше Діброви Луганської області. Завдалиавіаційних ударів в районах Білогорівки Луганської області та Виїмки іСпірного на Донеччині. Артилерійських обстрілів зазнали понад 10 населенихпунктів, зокрема Невське, Білогорівка Луганської області та Торське, Діброва,Верхньокам’янське, Роздолівка, Берестове - Донецької.</text:p>
      <text:p text:style-name="P4">
На <text:span text:style-name="T4">
Бахмутському</text:span>
 напрямку ворог здійснив безуспішні наступальні дії врайоні Богданівки Донецької області. Завдав авіаційних ударів біля Білої Гори,Торецька та Нью-Йорка. Від ворожих артилерійських обстрілів постраждалиблизько 15 населених пунктів, серед них Васюківка, Маркове, Богданівка, ЧасівЯр, Іванівське, Олександро-Шультине, Біла Гора, Диліївка та Південне Донецькоїобласті.</text:p>
      <text:p text:style-name="P4">
На <text:span text:style-name="T4">
Авдіївському</text:span>
 напрямку загарбники завдали авіаційного удару в районіАвдіївки. Здійснили артилерійські обстріли понад 10 населених пунктів.Постраждали, зокрема, Новокалинове, Бердичі, Авдіївка, Первомайське таНевельське Донецької області.</text:p>
      <text:p text:style-name="P4">
На <text:span text:style-name="T4">
Мар’їнському</text:span>
 напрямку українські захисники відбили усі атаки ворога врайоні міста Мар’їнка. У той же час ворог здійснив артилерійські обстрілинаселених пунктів Гостре, Георгіївка, Мар’їнка, Побєда Донецької області.</text:p>
      <text:p text:style-name="P4">
На <text:span text:style-name="T4">
Шахтарському</text:span>
 напрямку агресор завдав авіаційного удару в районіМакарівки Донецької області. Здійснив обстріли близько 15 населених пунктів.Серед них Парасковіївка, Новомихайлівка, Золота Нива, Сторожеве, Благодатне,Макарівка, Вільне Поле та Зелене Поле Донецької області.</text:p>
      <text:p text:style-name="P4">
На <text:span text:style-name="T4">
Запорізькому</text:span>
 та <text:span text:style-name="T4">
Херсонському</text:span>
 напрямках ворог зосереджує основнізусилля на недопущенні просування українських військ. Здійснив артилерійськіобстріли понад 30 населених пунктів, серед них Новодарівка, Левадне,Ольгівське, Гуляйполе, Білогір'я Запорізької області; Золота Балка,Михайлівка, Гаврилівка, Качкарівка, Козацьке, Іванівка, Антонівка, ЗеленівкаХерсонської області та місто Херсон.</text:p>
      <text:p text:style-name="P4">
"Загарбники щодня зазнають значних втрат, які намагаються приховати,продовжують застосовувати традиційну російську практику позбавлення родинзагиблих пільг та компенсацій, розрекламованих російською пропагандою. Дляцього активно використовують мобільні крематорії", - ідеться в повідомленні.</text:p>
      <text:p text:style-name="P4">
<text:span text:style-name="T4">
Читайте також:</text:span>
 <text:a xlink:type="simple" xlink:href="https://www.ukrinform.ua/rubric-ato/3730224-na-tavrijskomu-napramku-sili-oboroni-maut-uspihi-ta-prosuvanna-vpered.html" text:style-name="Internet_20_link" text:visited-style-name="Visited_20_Internet_20_Link">
 На <text:span text:style-name="T4">
Таврійському</text:span>
 напрямку Сили оборони мають успіхи тапросування вперед </text:a>
</text:p>
      <text:p text:style-name="P4">
Зокрема, встановлено, що один з таких крематоріїв у режимі 24/7 наразі працюєна території Бердянського порту. На даний час кремації підлягають близько 50тіл загиблих російських військових, які нещодавно були доправлені з районівведення бойових дій до місцевого моргу. Зазначається, що кремація загиблихросійських військових проводиться без їх ідентифікації та обліку.</text:p>
      <text:p text:style-name="P4">
У Генштабі поінформували, що авіація Сил оборони за добу завдала 10 ударів порайонах зосередження особового складу ворога, два по зенітно-ракетнихкомплексах та один по пункту управління.</text:p>
      <text:p text:style-name="P4">
<text:span text:style-name="T4">
Читайте також:</text:span>
 <text:a xlink:type="simple" xlink:href="https://www.ukrinform.ua/rubric-ato/3730041-zsu-urazili-24-artilerijski-zasobi-voroga-na-vognevih-poziciah.html" text:style-name="Internet_20_link" text:visited-style-name="Visited_20_Internet_20_Link">
 <text:span text:style-name="T4">
ЗСУ</text:span>
 уразили 24 артилерійські засоби ворога навогневих позиціях </text:a>
</text:p>
      <text:p text:style-name="P4">
Підрозділи ракетних військ і артилерії протягом доби уразили пункт управління,район зосередження живої сили, озброєння та військової техніки ворога, складбоєприпасів, два артилерійські засоби на вогневій позиції, засібпротиповітряної оборони, станцію РЕБ та ще один важливий об’єкт загарбників.</text:p>
      <text:p text:style-name="P4">
Як повідомляв <text:a xlink:type="simple" xlink:href="https://www.ukrinform.ua/rubric-ato/3730052-sili-oboroni-znisili-vze-228-870-rosian.html" text:style-name="Internet_20_link" text:visited-style-name="Visited_20_Internet_20_Link">
 Укрінформ </text:a>
 , Сили оборони України з 24 лютого2022 року по 1 липня 2023 року ліквідували близько 228 тисяч 870 російськихзагарбників, і ще 530 осіб - за минулу добу.</text:p>
      <text:p text:style-name="P4">
Source: <text:a xlink:type="simple" xlink:href="https://www.ukrinform.ua/rubric-ato/3730297-na-troh-napramkah-frontu-za-dobu-ponad-30-bojovih-zitknen.html" text:style-name="Internet_20_link" text:visited-style-name="Visited_20_Internet_20_Link">
https://www.ukrinform.ua/rubric-ato/3730297-na-troh-napramkah-frontu-za-dobu-ponad-30-bojovih-zitknen.html</text:a>
</text:p>
      <!--NEWS-->
      <text:h text:style-name="P10" text:outline-level="1">
<text:span text:style-name="T4">
Зеленський підписав закон про запобігання зловживанням на оптових енергетичних ринках</text:span>
</text:h>
      <text:p text:style-name="P4">
Authors: Ukrinform (Person)</text:p>
      <text:p text:style-name="P4">
Publisher: Укринформ (Organization)</text:p>
      <text:p text:style-name="P4">
Published Time: 2023-07-01T19:32:00+03:00</text:p>
      <text:p text:style-name="P4">
Modified Time: 2023-07-01T19:32:00+03:00</text:p>
      <text:p text:style-name="P4">
Description: Президент України Володимир Зеленський підписав закон щодо запобігання зловживанням на оптових енергетичних ринках, який імплементує положення регламенту ЄС щодо доброчесності та прозорості оптового енергетичного ринку "REMIT". — Укрінформ.</text:p>
      <text:p text:style-name="P4">
Images: ['<text:a xlink:type="simple" xlink:href="https://static.ukrinform.com/photos/2022_12/thumb_files/630_360_1671115306-366.jpeg" text:style-name="Internet_20_link" text:visited-style-name="Visited_20_Internet_20_Link">
630_360_16711...</text:a>
']</text:p>
      <text:p text:style-name="P4">
Tags: ['Енергетика', 'Закон', 'Зеленський', 'Ринок']</text:p>
      <text:p text:style-name="P4">
Type: Article</text:p>
      <!--METADATA-->
      <text:p text:style-name="P4">
<draw:frame draw:style-name="fr1" draw:name="Image178" text:anchor-type="as-char" svg:width="6.9236in" svg:height="3.956343in" draw:z-index="0">
<draw:image xlink:href="../Images/yкринформ/2023-07-01T19-32-00-03-00/630_360_1671115306-366.jpeg" xlink:type="simple" xlink:show="embed" xlink:actuate="onLoad" draw:mime-type="image/jpeg"/>
</draw:frame>
 ПрезидентУкраїни Володимир Зеленський підписав закон щодо запобігання зловживанням наоптових енергетичних ринках, який імплементує положення регламенту ЄС щододоброчесності та прозорості оптового енергетичного ринку "REMIT".</text:p>
      <text:p text:style-name="P4">
Як передає Укрінформ, про це в <text:a xlink:type="simple" xlink:href="https://t.me/yzheleznyak/4469" text:style-name="Internet_20_link" text:visited-style-name="Visited_20_Internet_20_Link">
 Телеграмі </text:a>
повідомив народний депутат Ярослав Железняк.</text:p>
      <text:p text:style-name="P4">
Згідно із пояснювальною запискою до документа, він визначає низку ключовихелементів щодо підвищення прозорості на оптових <text:a xlink:type="simple" xlink:href="https://www.ukrinform.ua/tag-energetika" text:style-name="Internet_20_link" text:visited-style-name="Visited_20_Internet_20_Link">
 енергетичних</text:a>
 ринках. Серед них - запровадженняінструментів протидії зловживанням на оптових енергетичних ринках тавстановлення заборони маніпулювань.</text:p>
      <text:p text:style-name="P4">
Також документ визначає вимоги до розкриття інсайдерської інформаціїучасниками ринків та встановлює зобов'язання для компаній, які організовуютьторгові операції, повідомляти про підозрілі операції.</text:p>
      <text:p text:style-name="P4">
Крім цього, передбачено посилення повноважень Національної комісії, щоздійснює державне регулювання у сферах енергетики та комунальних послуг(НКРЕКП) щодо проведення розслідувань зловживань.</text:p>
      <text:p text:style-name="P4">
<text:span text:style-name="T4">
Читайте також:</text:span>
 <text:a xlink:type="simple" xlink:href="https://www.ukrinform.ua/rubric-economy/3729280-spozivanna-elektriki-v-ukraini-vid-pocatku-povnomasstabnoi-vijni-zmensilosa-na-cvert.html" text:style-name="Internet_20_link" text:visited-style-name="Visited_20_Internet_20_Link">
 <text:span text:style-name="T4">
Споживання</text:span>
 <text:span text:style-name="T4">
електрики</text:span>
 в <text:span text:style-name="T4">
Україні</text:span>
 <text:span text:style-name="T4">
від</text:span>
<text:span text:style-name="T4">
початку</text:span>
 <text:span text:style-name="T4">
повномасштабної</text:span>
 <text:span text:style-name="T4">
війни</text:span>
 <text:span text:style-name="T4">
зменшилося</text:span>
 на <text:span text:style-name="T4">
чверть</text:span>
</text:a>
</text:p>
      <text:p text:style-name="P4">
Очікується, що реалізація закону сприятиме підвищенню прозорості оптовихенергетичних ринків (ринків електричної енергії та природного газу), сприятимевідкритій та чесній конкуренції на цих ринках на користь кінцевих споживачівелектричної енергії та природного газу.</text:p>
      <text:p text:style-name="P4">
Як <text:a xlink:type="simple" xlink:href="https://www.ukrinform.ua/rubric-economy/3728334-nkrekp-pidvisila-maksimalni-prajskepi-na-energorinku.html" text:style-name="Internet_20_link" text:visited-style-name="Visited_20_Internet_20_Link">
 повідомлялося </text:a>
 , Національна комісія, щоздійснює державне регулювання у сферах енергетики та комунальних послуг,встановила нові граничні ціни на ринку «на добу наперед», а такожвнутрішньодобовому та балансуючому ринку.</text:p>
      <text:p text:style-name="P4">
<text:span text:style-name="T5">
Фото: ОП</text:span>
</text:p>
      <text:p text:style-name="P4">
Source: <text:a xlink:type="simple" xlink:href="https://www.ukrinform.ua/rubric-economy/3730298-zelenskij-pidpisav-zakon-pro-zapobiganna-zlovzivannam-na-optovih-energeticnih-rinkah.html" text:style-name="Internet_20_link" text:visited-style-name="Visited_20_Internet_20_Link">
https://www.ukrinform.ua/rubric-economy/3730298-zelenskij-pidpisav-zakon-pro-zapobiganna-zlovzivannam-na-optovih-energeticnih-rinkah.html</text:a>
</text:p>
      <!--NEWS-->
      <text:h text:style-name="P10" text:outline-level="1">
<text:span text:style-name="T4">
Росіяни обстріляли Нікополь зі ствольної артилерії - є руйнування</text:span>
</text:h>
      <text:p text:style-name="P4">
Authors: Ukrinform (Person)</text:p>
      <text:p text:style-name="P4">
Publisher: Укринформ (Organization)</text:p>
      <text:p text:style-name="P4">
Published Time: 2023-07-01T19:51:00+03:00</text:p>
      <text:p text:style-name="P4">
Modified Time: 2023-07-01T19:51:00+03:00</text:p>
      <text:p text:style-name="P4">
Description: Російські війська обстріляли Нікополь зі ствольної артилерії, є руйнування. — Укрінформ.</text:p>
      <text:p text:style-name="P4">
Images: ['<text:a xlink:type="simple" xlink:href="https://static.ukrinform.com/photos/2023_07/thumb_files/630_360_1688230156-621.jpg" text:style-name="Internet_20_link" text:visited-style-name="Visited_20_Internet_20_Link">
630_360_16882...</text:a>
']</text:p>
      <text:p text:style-name="P4">
Tags: ['Нікополь', 'Обстріл', 'Війна з Росією', 'Артилерія']</text:p>
      <text:p text:style-name="P4">
Type: Article</text:p>
      <!--METADATA-->
      <text:p text:style-name="P4">
<draw:frame draw:style-name="fr1" draw:name="Image179" text:anchor-type="as-char" svg:width="6.9236in" svg:height="3.956343in" draw:z-index="0">
<draw:image xlink:href="../Images/yкринформ/2023-07-01T19-51-00-03-00/630_360_1688230156-621.jpg" xlink:type="simple" xlink:show="embed" xlink:actuate="onLoad" draw:mime-type="image/jpeg"/>
</draw:frame>
 Російськівійська обстріляли Нікополь зі ствольної артилерії, є руйнування.</text:p>
      <text:p text:style-name="P4">
Про це в <text:a xlink:type="simple" xlink:href="https://t.me/mykola_lukashuk/5331" text:style-name="Internet_20_link" text:visited-style-name="Visited_20_Internet_20_Link">
 Телеграмі </text:a>
 повідомив головаДніпропетровської обласної ради Микола Лукашук, передає Укрінформ.</text:p>
      <text:p text:style-name="P4">
"Сьогодні ворог зі ствольної артилерії <text:a xlink:type="simple" xlink:href="https://www.ukrinform.ua/tag-obstril" text:style-name="Internet_20_link" text:visited-style-name="Visited_20_Internet_20_Link">
 обстріляв</text:a>
 Нікополь. Пошкоджено 3 об’єкти, 8приватних житлових будинків, 2 господарські споруди, автомобіль", - йдеться вповідомленні.</text:p>
      <text:p text:style-name="P4">
Інформація про загиблих та поранених від рятувальників не надходила.</text:p>
      <text:p text:style-name="P4">
В інших громадах області впродовж дня було спокійно.</text:p>
      <text:p text:style-name="P4">
<text:span text:style-name="T4">
Читайте також:</text:span>
 <text:a xlink:type="simple" xlink:href="https://www.ukrinform.ua/rubric-ato/3730268-zagarbniki-obstrilali-dvi-prifrontovi-gromadi-na-zaporizzi-e-zagiblij-ta-poraneni.html" text:style-name="Internet_20_link" text:visited-style-name="Visited_20_Internet_20_Link">
 Загарбники <text:span text:style-name="T4">
обстріл</text:span>
 яли дві прифронтові громади наЗапоріжжі, є загиблий та поранені </text:a>
</text:p>
      <text:p text:style-name="P4">
Як повідомляв <text:a xlink:type="simple" xlink:href="https://www.ukrinform.ua/rubric-ato/3730297-na-troh-napramkah-frontu-za-dobu-ponad-30-bojovih-zitknen.html" text:style-name="Internet_20_link" text:visited-style-name="Visited_20_Internet_20_Link">
 Укрінформ </text:a>
 , на трьохнапрямках фронту протягом доби відбулося понад 30 бойових зіткнень.</text:p>
      <text:p text:style-name="P4">
<text:span text:style-name="T5">
Фото: Микола Лукашук / Телеграм</text:span>
</text:p>
      <text:p text:style-name="P4">
Source: <text:a xlink:type="simple" xlink:href="https://www.ukrinform.ua/rubric-ato/3730302-rosiani-obstrilali-nikopol-zi-stvolnoi-artilerii-e-rujnuvanna.html" text:style-name="Internet_20_link" text:visited-style-name="Visited_20_Internet_20_Link">
https://www.ukrinform.ua/rubric-ato/3730302-rosiani-obstrilali-nikopol-zi-stvolnoi-artilerii-e-rujnuvanna.html</text:a>
</text:p>
      <!--NEWS-->
      <text:h text:style-name="P10" text:outline-level="1">
<text:span text:style-name="T4">
Міненерго вважає необгрунтованим рішення Нацкомісії про перегляд тарифів на воду</text:span>
</text:h>
      <text:p text:style-name="P4">
Authors: Ukrinform (Person)</text:p>
      <text:p text:style-name="P4">
Publisher: Укринформ (Organization)</text:p>
      <text:p text:style-name="P4">
Published Time: 2023-07-01T19:57:00+03:00</text:p>
      <text:p text:style-name="P4">
Modified Time: 2023-07-01T19:57:00+03:00</text:p>
      <text:p text:style-name="P4">
Description: Рішення Нацкомісії, що здійснює державне регулювання у сферах енергетики та комунальних послуг (НКРЕКП) про підвищення тарифу на водопостачання для населення було ухвалене без обговорення з Міненерго. — Укрінформ.</text:p>
      <text:p text:style-name="P4">
Images: ['<text:a xlink:type="simple" xlink:href="https://static.ukrinform.com/photos/2023_03/thumb_files/630_360_1678436417-771.jpeg" text:style-name="Internet_20_link" text:visited-style-name="Visited_20_Internet_20_Link">
630_360_16784...</text:a>
']</text:p>
      <text:p text:style-name="P4">
Tags: ['Міненерго', 'НКРЕКП', 'Тариф', 'Вода', 'ЖКП', 'Галущенко']</text:p>
      <text:p text:style-name="P4">
Type: Article</text:p>
      <!--METADATA-->
      <text:p text:style-name="P4">
<draw:frame draw:style-name="fr1" draw:name="Image180" text:anchor-type="as-char" svg:width="6.9236in" svg:height="3.956343in" draw:z-index="0">
<draw:image xlink:href="../Images/yкринформ/2023-07-01T19-57-00-03-00/630_360_1678436417-771.jpeg" xlink:type="simple" xlink:show="embed" xlink:actuate="onLoad" draw:mime-type="image/jpeg"/>
</draw:frame>
 РішенняНацкомісії, що здійснює державне регулювання у сферах енергетики такомунальних послуг (НКРЕКП) про підвищення тарифу на водопостачання длянаселення було ухвалене без обговорення з Міненерго.</text:p>
      <text:p text:style-name="P4">
Як передає Укрінформ з посиланням на <text:a xlink:type="simple" xlink:href="https://mev.gov.ua/novyna/neobgruntovane-ta-ne-vidpovidaye-umovam-voyennoho-chasu-herman-halushchenko-prokomentuvav" text:style-name="Internet_20_link" text:visited-style-name="Visited_20_Internet_20_Link">
 Міненерго</text:a>
 , про це заявив міністр енергетикиУкраїни Герман Галущенко.</text:p>
      <text:p text:style-name="P4">
«Рішення НКРЕКП про підняття <text:a xlink:type="simple" xlink:href="https://www.ukrinform.ua/tag-tarif" text:style-name="Internet_20_link" text:visited-style-name="Visited_20_Internet_20_Link">
 тарифу </text:a>
 наводопостачання для населення є необгрунтованим та не відповідає умовамвоєнного часу», - заявив Галущенко.</text:p>
      <text:p text:style-name="P4">
Міністр підкреслив, що НКРЕКП не обговорювало це чутливе для суспільстварішення з Міненерго та іншими представниками уряду.</text:p>
      <text:p text:style-name="P4">
Очільник міністерства підкреслив, що на Україну чекає надскладний опалювальнийсезон. Зараз реалізується наймасштабніша ремонтна кампанія в енергосекторі зачаси незалежності. Тому кожне рішення будь-якого державного органу маєдопомагати енергокомпаніям якнайшвидше відновитись після безпрецедентнихросійських атак та якнайкраще підготуватись до наступної зими.</text:p>
      <text:p text:style-name="P4">
<text:span text:style-name="T4">
Читайте також:</text:span>
 <text:a xlink:type="simple" xlink:href="https://www.ukrinform.ua/rubric-economy/3730243-ukrposta-z-1-lipna-zbilsila-tarifi-na-vidpravlenna.html" text:style-name="Internet_20_link" text:visited-style-name="Visited_20_Internet_20_Link">
 «Укрпошта» з 1 липня збільшила <text:span text:style-name="T4">
тариф</text:span>
 и навідправлення </text:a>
</text:p>
      <text:p text:style-name="P4">
Міністр також нагадав, що Президент України підписав закон, що імплементує унаціональне законодавство Регламент ЄС №1227/2011 про доброчесність тапрозорість на оптовому енергетичному ринку (REMIT), який встановлює новівисокі стандарти в діяльності НКРЕКП, та наголосив, що подібні рішення Комісіїне відповідають таким стандартам.</text:p>
      <text:p text:style-name="P4">
Як повідомлялося, Національна комісія, що здійснює державне регулювання усферах енергетики та комунальних послуг, <text:a xlink:type="simple" xlink:href="https://www.ukrinform.ua/rubric-economy/3729459-dla-33-vodokanaliv-ta-ukrzaliznici-vstanovili-novi-tarifi-na-vodu.html" text:style-name="Internet_20_link" text:visited-style-name="Visited_20_Internet_20_Link">
 встановила нові тарифи</text:a>
 на воду для 33 водоканалівта АТ «Укрзалізниця». Середньозважене зростання склало 32%.</text:p>
      <text:p text:style-name="P4">
Прем'єр-міністр України <text:a xlink:type="simple" xlink:href="https://www.ukrinform.ua/rubric-economy/3730278-smigal-doruciv-rozpocati-konsultacii-z-nackomisieu-pro-pereglad-tarifiv-na-vodu.html" text:style-name="Internet_20_link" text:visited-style-name="Visited_20_Internet_20_Link">
 Денис Шмигаль доручив розпочати</text:a>
 додатковіконсультації з регулятором щодо можливості перегляду зазначеного рішення.</text:p>
      <text:p text:style-name="P4">
Source: <text:a xlink:type="simple" xlink:href="https://www.ukrinform.ua/rubric-economy/3730303-minenergo-vvazae-neobgruntovanim-risenna-nackomisii-pro-pereglad-tarifiv-na-vodu.html" text:style-name="Internet_20_link" text:visited-style-name="Visited_20_Internet_20_Link">
https://www.ukrinform.ua/rubric-economy/3730303-minenergo-vvazae-neobgruntovanim-risenna-nackomisii-pro-pereglad-tarifiv-na-vodu.html</text:a>
</text:p>
      <!--NEWS-->
      <text:h text:style-name="P10" text:outline-level="1">
<text:span text:style-name="T4">
Іспанець Фабрегас оголосив про завершення професійної футбольної кар'єри</text:span>
</text:h>
      <text:p text:style-name="P4">
Authors: Ukrinform (Person)</text:p>
      <text:p text:style-name="P4">
Publisher: Укринформ (Organization)</text:p>
      <text:p text:style-name="P4">
Published Time: 2023-07-01T1:20:26+03:00</text:p>
      <text:p text:style-name="P4">
Modified Time: 2023-07-01T20:20:26+03:00</text:p>
      <text:p text:style-name="P4">
Description: Іспанський півзахисник Франсеск Фабрегас оголосив про завершення футбольної кар'єри. — Укрінформ.</text:p>
      <text:p text:style-name="P4">
Images: ['<text:a xlink:type="simple" xlink:href="https://static.ukrinform.com/photos/2023_07/thumb_files/630_360_1688231862-445.jpg" text:style-name="Internet_20_link" text:visited-style-name="Visited_20_Internet_20_Link">
630_360_16882...</text:a>
']</text:p>
      <text:p text:style-name="P4">
Tags: ['Футбол']</text:p>
      <text:p text:style-name="P4">
Type: Article</text:p>
      <!--METADATA-->
      <text:p text:style-name="P4">
<draw:frame draw:style-name="fr1" draw:name="Image181" text:anchor-type="as-char" svg:width="6.9236in" svg:height="3.956343in" draw:z-index="0">
<draw:image xlink:href="../Images/yкринформ/2023-07-01T1-20-26-03-00/630_360_1688231862-445.jpg" xlink:type="simple" xlink:show="embed" xlink:actuate="onLoad" draw:mime-type="image/jpeg"/>
</draw:frame>
 Іспанськийпівзахисник Франсеск Фабрегас оголосив про завершення футбольної кар'єри.</text:p>
      <text:p text:style-name="P4">
Про це футболіст повідомив у своєму <text:a xlink:type="simple" xlink:href="https://www.instagram.com/reel/CuKL_DzM9jq/" text:style-name="Internet_20_link" text:visited-style-name="Visited_20_Internet_20_Link">
 Інстаграмі</text:a>
, передає Укрінформ.</text:p>
      <text:p text:style-name="P4">
«Усі, хто допомагав мені, мої товариші по команді, тренери, директори,президенти, власники, уболівальники та мій агент. Для всієї моєї родини, відбатьків і сестри до дружини та дітей, я ціную ваші поради, наставництво такерівництво. Моїм суперникам, які намагалися мене зупинити, дякую за те, щозробили мене сильнішим. Це вже було більш ніж варте того, з усіма чудовимиспогадами та друзями, яких я знайшов на цьому шляху. Я також вивчив 3 мови тастав більш співчутливим і мудрішим під час своїх подорожей. Я пережив досвід,до якого навіть не думав, що зможу наблизитися через мільйон років», - заявивФабрегас.</text:p>
      <text:p text:style-name="P4">
Протягом кар'єри 36-річний іспанець грав за «Арсенал», «Барселону», «Челсі»,«Монако» та «Комо». На його рахунку 125 голів та 217 асистів у 739 матчах.</text:p>
      <text:p text:style-name="P4">
<text:span text:style-name="T4">
Читайте також:</text:span>
 <text:a xlink:type="simple" xlink:href="https://www.ukrinform.ua/rubric-sports/3730136-forvard-dnipra1-dovbik-stav-najkrasim-futbolistom-sezonu-upl.html" text:style-name="Internet_20_link" text:visited-style-name="Visited_20_Internet_20_Link">
 Форвард «Дніпра-1» Довбик став найкращим <text:span text:style-name="T4">
футбол</text:span>
 істомсезону УПЛ </text:a>
</text:p>
      <text:p text:style-name="P4">
Як повідомлялося, у складі національної збірної іспанець двічі вигрававчемпіонат Європи та один раз чемпіонат світу.</text:p>
      <text:p text:style-name="P4">
Фото: Getty Images</text:p>
      <text:p text:style-name="P4">
Source: <text:a xlink:type="simple" xlink:href="https://www.ukrinform.ua/rubric-sports/3730307-ispanec-fabregas-ogolosiv-pro-zaversenna-profesijnoi-futbolnoi-kareri.html" text:style-name="Internet_20_link" text:visited-style-name="Visited_20_Internet_20_Link">
https://www.ukrinform.ua/rubric-sports/3730307-ispanec-fabregas-ogolosiv-pro-zaversenna-profesijnoi-futbolnoi-kareri.html</text:a>
</text:p>
      <!--NEWS-->
      <text:h text:style-name="P10" text:outline-level="1">
<text:span text:style-name="T4">
Заколот «вагнерівців» свідчить про шкоду, що її Путін завдав Росії - директор ЦРУ</text:span>
</text:h>
      <text:p text:style-name="P4">
Authors: Ukrinform (Person)</text:p>
      <text:p text:style-name="P4">
Publisher: Укринформ (Organization)</text:p>
      <text:p text:style-name="P4">
Published Time: 2023-07-01T20:16:00+03:00</text:p>
      <text:p text:style-name="P4">
Modified Time: 2023-07-01T20:16:00+03:00</text:p>
      <text:p text:style-name="P4">
Description: Директор ЦРУ Вільям Бернс заявив, що збройний заколот ватажка ПВК «Вагнер» Євгена Пригожина був викликом російській державі, який продемонстрував руйнівний ефект війни в Україні. — Укрінформ.</text:p>
      <text:p text:style-name="P4">
Images: ['<text:a xlink:type="simple" xlink:href="https://static.ukrinform.com/photos/2023_02/thumb_files/630_360_1677424892-723.jpg" text:style-name="Internet_20_link" text:visited-style-name="Visited_20_Internet_20_Link">
630_360_16774...</text:a>
']</text:p>
      <text:p text:style-name="P4">
Tags: ['ЦРУ', 'Путін', 'США', 'ПВК "Вагнера"', 'Війна з Росією', 'Заколот']</text:p>
      <text:p text:style-name="P4">
Type: Article</text:p>
      <!--METADATA-->
      <text:p text:style-name="P4">
<draw:frame draw:style-name="fr1" draw:name="Image182" text:anchor-type="as-char" svg:width="6.9236in" svg:height="3.956343in" draw:z-index="0">
<draw:image xlink:href="../Images/yкринформ/2023-07-01T20-16-00-03-00/630_360_1677424892-723.jpg" xlink:type="simple" xlink:show="embed" xlink:actuate="onLoad" draw:mime-type="image/jpeg"/>
</draw:frame>
 ДиректорЦРУ Вільям Бернс заявив, що збройний заколот ватажка ПВК «Вагнер» ЄвгенаПригожина був викликом російській державі, який продемонстрував руйнівнийефект війни в Україні.</text:p>
      <text:p text:style-name="P4">
Як передає Укрінформ, про це повідомляє <text:a xlink:type="simple" xlink:href="https://www.reuters.com/world/cias-burns-armed-mutiny-shows-damage-putin-has-done-russia-2023-07-01/" text:style-name="Internet_20_link" text:visited-style-name="Visited_20_Internet_20_Link">
 Reuters</text:a>
 .</text:p>
      <text:p text:style-name="P4">
«Це вражає, що Пригожин перед своїми діями різко звинуватив Кремль убрехливому обґрунтуванні для вторгнення в Україну та веденні війни російськимвійськовим керівництвом. Вплив цих слів і тих дій спостерігатиметься впродовждеякого часу. Це яскраве нагадування про руйнівний вплив війни Путіна на йоговласне суспільство та його власний режим», - заявив Бернс під час лекції длянекомерційного Фонду Дітчлі (Англія), який займається американсько-британськими відносинами.</text:p>
      <text:p text:style-name="P4">
Глава <text:a xlink:type="simple" xlink:href="https://www.ukrinform.ua/tag-cru" text:style-name="Internet_20_link" text:visited-style-name="Visited_20_Internet_20_Link">
 ЦРУ </text:a>
 додав, що заколот був«внутрішньою справою Росії, в якій Сполучені Штати не брали і не братимутьучасті».</text:p>
      <text:p text:style-name="P4">
<text:span text:style-name="T4">
Читайте також:</text:span>
 <text:a xlink:type="simple" xlink:href="https://www.ukrinform.ua/rubric-ato/3730256-peremisenna-vagnerivciv-u-bilorus-narazi-ne-zafiksovane-naev.html" text:style-name="Internet_20_link" text:visited-style-name="Visited_20_Internet_20_Link">
 Переміщення « <text:span text:style-name="T4">
вагнер</text:span>
 івців» у Білорусь наразі незафіксоване - Наєв </text:a>
</text:p>
      <text:p text:style-name="P4">
При цьому, за його словами, невдоволення в Росії війною в Україні створилорідкісну можливість вербувати шпигунів, і ЦРУ не пропустить її.</text:p>
      <text:p text:style-name="P4">
«Невдоволення (російсько-українською – ред.) війною продовжуватиме гризтиросійське керівництво під постійною дієтою державної пропаганди та практикоюрепресій. Це невдоволення створює унікальну можливість для нас у ЦРУ, адже внашій основі знаходиться людська розвідувальна служба. Ми не дозволимо ційможливості пропасти», - сказав Бернс.</text:p>
      <text:p text:style-name="P4">
Як повідомлялося, ватажок ПВК «Вагнер» Євген Пригожин 23 червня оголосивдемарш проти російського військового керівництва, зокрема проти міністраоборони РФ Сергія Шойгу.</text:p>
      <text:p text:style-name="P4">
Самопроголошений президент Білорусі Олександр Лукашенко провів переговори зПригожиним, після чого той заявив, що бійці угруповання повертаються допольових таборів.</text:p>
      <text:p text:style-name="P4">
<text:span text:style-name="T4">
Читайте також:</text:span>
 <text:a xlink:type="simple" xlink:href="https://www.ukrinform.ua/rubric-ato/3730190-zelenskij-vvazae-so-treba-skoristatisa-slabkistu-rosii-pisla-zakolotu.html" text:style-name="Internet_20_link" text:visited-style-name="Visited_20_Internet_20_Link">
 Зеленський вважає, що треба скористатися слабкістю Росіїпісля заколоту </text:a>
</text:p>
      <text:p text:style-name="P4">
Згодом Лукашенко підтвердив прибуття Пригожина у Білорусь.</text:p>
      <text:p text:style-name="P4">
Путін своєю чергою заявив, що «вагнерівці» можуть підписати контракт ізросійським Міноборони або їхати у Білорусь.</text:p>
      <text:p text:style-name="P4">
Речник Держприкордонслужби України Андрій Демченко заявив, що Білорусь можерозмістити на своїй території близько 8 тисяч найманців ПВК «Вагнер», розвитокситуації перебуває на постійному контролі України.</text:p>
      <text:p text:style-name="P4">
Source: <text:a xlink:type="simple" xlink:href="https://www.ukrinform.ua/rubric-world/3730308-zakolot-vagnerivciv-svidcit-pro-skodu-so-ii-zavdav-putin-rosii-vijnou-v-ukraini-glava-cru.html" text:style-name="Internet_20_link" text:visited-style-name="Visited_20_Internet_20_Link">
https://www.ukrinform.ua/rubric-world/3730308-zakolot-vagnerivciv-svidcit-pro-skodu-so-ii-zavdav-putin-rosii-vijnou-v-ukraini-glava-cru.html</text:a>
</text:p>
      <!--NEWS-->
      <text:h text:style-name="P10" text:outline-level="1">
<text:span text:style-name="T4">
Іспанець Фабрегас оголосив про завершення професійної футбольної кар'єри</text:span>
</text:h>
      <text:p text:style-name="P4">
Authors: Ukrinform (Person)</text:p>
      <text:p text:style-name="P4">
Publisher: Укринформ (Organization)</text:p>
      <text:p text:style-name="P4">
Published Time: 2023-07-01T20:20:26+03:00</text:p>
      <text:p text:style-name="P4">
Modified Time: 2023-07-01T20:20:26+03:00</text:p>
      <text:p text:style-name="P4">
Description: Іспанський півзахисник Франсеск Фабрегас оголосив про завершення футбольної кар'єри. — Укрінформ.</text:p>
      <text:p text:style-name="P4">
Images: ['<text:a xlink:type="simple" xlink:href="https://static.ukrinform.com/photos/2023_07/thumb_files/630_360_1688231862-445.jpg" text:style-name="Internet_20_link" text:visited-style-name="Visited_20_Internet_20_Link">
630_360_16882...</text:a>
']</text:p>
      <text:p text:style-name="P4">
Tags: ['Футбол']</text:p>
      <text:p text:style-name="P4">
Type: Article</text:p>
      <!--METADATA-->
      <text:p text:style-name="P4">
<draw:frame draw:style-name="fr1" draw:name="Image183" text:anchor-type="as-char" svg:width="6.9236in" svg:height="3.956343in" draw:z-index="0">
<draw:image xlink:href="../Images/yкринформ/2023-07-01T20-20-26-03-00/630_360_1688231862-445.jpg" xlink:type="simple" xlink:show="embed" xlink:actuate="onLoad" draw:mime-type="image/jpeg"/>
</draw:frame>
 Іспанськийпівзахисник Франсеск Фабрегас оголосив про завершення футбольної кар'єри.</text:p>
      <text:p text:style-name="P4">
Про це футболіст повідомив у своєму <text:a xlink:type="simple" xlink:href="https://www.instagram.com/reel/CuKL_DzM9jq/" text:style-name="Internet_20_link" text:visited-style-name="Visited_20_Internet_20_Link">
 Інстаграмі</text:a>
, передає Укрінформ.</text:p>
      <text:p text:style-name="P4">
«Усі, хто допомагав мені, мої товариші по команді, тренери, директори,президенти, власники, уболівальники та мій агент. Для всієї моєї родини, відбатьків і сестри до дружини та дітей, я ціную ваші поради, наставництво такерівництво. Моїм суперникам, які намагалися мене зупинити, дякую за те, щозробили мене сильнішим. Це вже було більш ніж варте того, з усіма чудовимиспогадами та друзями, яких я знайшов на цьому шляху. Я також вивчив 3 мови тастав більш співчутливим і мудрішим під час своїх подорожей. Я пережив досвід,до якого навіть не думав, що зможу наблизитися через мільйон років», - заявивФабрегас.</text:p>
      <text:p text:style-name="P4">
Протягом кар'єри 36-річний іспанець грав за «Арсенал», «Барселону», «Челсі»,«Монако» та «Комо». На його рахунку 125 голів та 217 асистів у 739 матчах.</text:p>
      <text:p text:style-name="P4">
<text:span text:style-name="T4">
Читайте також:</text:span>
 <text:a xlink:type="simple" xlink:href="https://www.ukrinform.ua/rubric-sports/3730136-forvard-dnipra1-dovbik-stav-najkrasim-futbolistom-sezonu-upl.html" text:style-name="Internet_20_link" text:visited-style-name="Visited_20_Internet_20_Link">
 Форвард «Дніпра-1» Довбик став найкращим <text:span text:style-name="T4">
футбол</text:span>
 істомсезону УПЛ </text:a>
</text:p>
      <text:p text:style-name="P4">
Як повідомлялося, у складі національної збірної іспанець двічі вигрававчемпіонат Європи та один раз чемпіонат світу.</text:p>
      <text:p text:style-name="P4">
Фото: Getty Images</text:p>
      <text:p text:style-name="P4">
Source: <text:a xlink:type="simple" xlink:href="https://www.ukrinform.ua/rubric-sports/3730307-ispanec-fabregas-ogolosiv-pro-zaversenna-profesijnoi-futbolnoi-kareri.html" text:style-name="Internet_20_link" text:visited-style-name="Visited_20_Internet_20_Link">
https://www.ukrinform.ua/rubric-sports/3730307-ispanec-fabregas-ogolosiv-pro-zaversenna-profesijnoi-futbolnoi-kareri.html</text:a>
</text:p>
      <!--NEWS-->
      <text:h text:style-name="P10" text:outline-level="1">
<text:span text:style-name="T4">
Стартував прийом заяв на участь у проєкті «Помічник ветерана»</text:span>
</text:h>
      <text:p text:style-name="P4">
Authors: Ukrinform (Person)</text:p>
      <text:p text:style-name="P4">
Publisher: Укринформ (Organization)</text:p>
      <text:p text:style-name="P4">
Published Time: 2023-07-01T20:24:00+03:00</text:p>
      <text:p text:style-name="P4">
Modified Time: 2023-07-01T23:24:00+03:00</text:p>
      <text:p text:style-name="P4">
Description: У Вінницькій, Дніпропетровській, Львівській та Миколаївській областях 1 липня розпочався прийом заяв на конкурсний відбір кандидатів на посади помічників ветеранів. — Укрінформ.</text:p>
      <text:p text:style-name="P4">
Images: ['<text:a xlink:type="simple" xlink:href="https://static.ukrinform.com/photos/2022_01/thumb_files/630_360_1643092726-230.jpg" text:style-name="Internet_20_link" text:visited-style-name="Visited_20_Internet_20_Link">
630_360_16430...</text:a>
']</text:p>
      <text:p text:style-name="P4">
Tags: ['Конкурс', 'Ветерани війни', 'Міністерство у справах ветеранів']</text:p>
      <text:p text:style-name="P4">
Type: Article</text:p>
      <!--METADATA-->
      <text:p text:style-name="P4">
<draw:frame draw:style-name="fr1" draw:name="Image184" text:anchor-type="as-char" svg:width="6.9236in" svg:height="3.956343in" draw:z-index="0">
<draw:image xlink:href="../Images/yкринформ/2023-07-01T20-24-00-03-00/630_360_1643092726-230.jpg" xlink:type="simple" xlink:show="embed" xlink:actuate="onLoad" draw:mime-type="image/jpeg"/>
</draw:frame>
 УВінницькій, Дніпропетровській, Львівській та Миколаївській областях 1 липнярозпочався прийом заяв на конкурсний відбір кандидатів на посади помічниківветеранів.</text:p>
      <text:p text:style-name="P4">
Як передає Укрінформ, про це повідомляє <text:a xlink:type="simple" xlink:href="http://mva.gov.ua/ua/news/vidkrito-konkursnij-vidbir-u-korpus-pomichnikiv-veterana" text:style-name="Internet_20_link" text:visited-style-name="Visited_20_Internet_20_Link">
 Міністерство у справах ветеранів.</text:a>
</text:p>
      <text:p text:style-name="P4">
Ідеться про реалізацію пілотного проєкту Мінветеранів у громадах чотирьохрегіонів - сервісної послуги з індивідуального супроводу в межах системипереходу від військової служби до цивільного життя українських захисників тазахисниць, які повертатимуться з фронту та служби додому.</text:p>
      <text:p text:style-name="P4">
“Помічники ветеранів, а здебільшого це будуть колишні військові, члениветеранських сімей та загиблих героїв, пройдуть спеціальне навчання, вонипрацюватимуть у сервісних офісах і консультуватимуть <text:a xlink:type="simple" xlink:href="https://www.ukrinform.ua/tag-veterani-vijni" text:style-name="Internet_20_link" text:visited-style-name="Visited_20_Internet_20_Link">
 ветеранів</text:a>
 з питань працевлаштування,навчання, аспектів соціального захисту та реабілітації, покращення стануздоров’я, загалом реалізації своїх прав та пільг у різних сферах”, - зазначилиу міністерстві.</text:p>
      <text:p text:style-name="P4">
Послуга розроблена Мінветеранів за сприяння ”Проєкту підтримки Дія”, щореалізується Програмою розвитку ООН в Україні за фінансування Швеції.</text:p>
      <text:p text:style-name="P4">
<text:span text:style-name="T4">
Читайте також:</text:span>
 <text:a xlink:type="simple" xlink:href="https://www.ukrinform.ua/rubric-society/3729869-na-robotu-pomicnikiv-veteraniv-vidileno-ponad-50-miljoniv-minveteraniv.html" text:style-name="Internet_20_link" text:visited-style-name="Visited_20_Internet_20_Link">
 На роботу помічників ветеранів виділили понад ₴50мільйонів </text:a>
</text:p>
      <text:p text:style-name="P4">
З 1 липня кандидати на посади помічників ветерана, які живуть у Вінницькій,Дніпропетровській, Львівській та Миколаївській областях, можуть подавати заявина конкурсний відбір для участі у цьому проєкті за допомогою інформаційногопорталу <text:a xlink:type="simple" xlink:href="http://eveteran.gov.ua/" text:style-name="Internet_20_link" text:visited-style-name="Visited_20_Internet_20_Link">
 Е-ветеран </text:a>
 .</text:p>
      <text:p text:style-name="P4">
У Мінветеранів уточнили, що обране кандидатами бажане місце працевлаштування вмежах пілотної області врахують - за умови участі територіальної громади векспериментальному проєкті.</text:p>
      <text:p text:style-name="P4">
<text:span text:style-name="T4">
Читайте також:</text:span>
 <text:a xlink:type="simple" xlink:href="https://www.ukrinform.ua/rubric-society/3729933-majze-40-gromad-stali-ucasnikami-pilotnogo-proektu-pomicnik-veterana.html" text:style-name="Internet_20_link" text:visited-style-name="Visited_20_Internet_20_Link">
 Майже 40 громад стали учасниками пілотного проєкту «<text:span text:style-name="T4">
Помічник</text:span>
 <text:span text:style-name="T4">
ветерана</text:span>
 » </text:a>
</text:p>
      <text:p text:style-name="P4">
Як повідомляв Укрінформ, міністр у справах ветеранів <text:a xlink:type="simple" xlink:href="http://www.ukrinform.ua/rubric-society/3727960-ukraina-vivcae-svitovij-dosvid-integracii-veteraniv-do-mirnogo-zitta-laputina.html" text:style-name="Internet_20_link" text:visited-style-name="Visited_20_Internet_20_Link">
 Юлія Лапутіна вважає</text:a>
 дуже важливим, щобветерани були гідно представлені в армії. Вивчається світовий досвід, щобстворити належні умови для реалізації українських ветеранів.</text:p>
      <text:p text:style-name="P4">
Source: <text:a xlink:type="simple" xlink:href="https://www.ukrinform.ua/rubric-society/3730343-startuvav-prijom-zaav-na-ucast-u-proekti-pomicnik-veterana.html" text:style-name="Internet_20_link" text:visited-style-name="Visited_20_Internet_20_Link">
https://www.ukrinform.ua/rubric-society/3730343-startuvav-prijom-zaav-na-ucast-u-proekti-pomicnik-veterana.html</text:a>
</text:p>
      <!--NEWS-->
      <text:h text:style-name="P10" text:outline-level="1">
<text:span text:style-name="T4">
У США запрацювала перша повністю автономна залізнична система</text:span>
</text:h>
      <text:p text:style-name="P4">
Authors: Ukrinform (Person)</text:p>
      <text:p text:style-name="P4">
Publisher: Укринформ (Organization)</text:p>
      <text:p text:style-name="P4">
Published Time: 2023-07-01T20:38:00+03:00</text:p>
      <text:p text:style-name="P4">
Modified Time: 2023-07-01T20:38:00+03:00</text:p>
      <text:p text:style-name="P4">
Description: У Гонолулу, що в американському штаті Гаваї, запрацювала перша в країні повністю автоматизована залізнична система з використанням вагонів японської компанії Hitachi. — Укрінформ.</text:p>
      <text:p text:style-name="P4">
Images: ['<text:a xlink:type="simple" xlink:href="https://static.ukrinform.com/photos/2023_07/thumb_files/630_360_1688233215-462.png" text:style-name="Internet_20_link" text:visited-style-name="Visited_20_Internet_20_Link">
630_360_16882...</text:a>
']</text:p>
      <text:p text:style-name="P4">
Tags: ['Потяг', 'США', 'Технології', 'Залізниця']</text:p>
      <text:p text:style-name="P4">
Type: Article</text:p>
      <!--METADATA-->
      <text:p text:style-name="P4">
<draw:frame draw:style-name="fr1" draw:name="Image185" text:anchor-type="as-char" svg:width="6.9236in" svg:height="3.956343in" draw:z-index="0">
<draw:image xlink:href="../Images/yкринформ/2023-07-01T20-38-00-03-00/630_360_1688233215-462.png" xlink:type="simple" xlink:show="embed" xlink:actuate="onLoad" draw:mime-type="image/png"/>
</draw:frame>
 УГонолулу, що в американському штаті Гаваї, запрацювала перша в країні повністюавтоматизована залізнична система з використанням вагонів японської компаніїHitachi.</text:p>
      <text:p text:style-name="P4">
Як передає Укрінформ, про це повідомляє <text:a xlink:type="simple" xlink:href="https://www3.nhk.or.jp/nhkworld/en/news/20230701_12/" text:style-name="Internet_20_link" text:visited-style-name="Visited_20_Internet_20_Link">
 NHK</text:a>
 .</text:p>
      <text:p text:style-name="P4">
Початковий сегмент системи Skyline становить близько 17 кілометрів, з'єднуєдев'ять станцій від центру Гонолулу до околиць міста. Всю відстань можназдолати приблизно за 20 хвилин.</text:p>
      <text:p text:style-name="P4">
У вагонах передбачене місце для велосипедів і дошок для серфінгу.</text:p>
      <text:p text:style-name="P4">
Зазначається, що керування <text:a xlink:type="simple" xlink:href="https://www.ukrinform.ua/tag-potag" text:style-name="Internet_20_link" text:visited-style-name="Visited_20_Internet_20_Link">
 потягами </text:a>
здійснюється з оперативного центру, розташованого на околиці Гонолулу.</text:p>
      <text:p text:style-name="P4">
Очікується, що залізнична система зменшить затори на автобанах, а такожзменшить викиди вуглекислого газу та інших парникових газів.</text:p>
      <text:p text:style-name="P4">
<text:span text:style-name="T4">
Читайте також:</text:span>
 <text:a xlink:type="simple" xlink:href="https://www.ukrinform.ua/rubric-technology/3728167-v-aponii-hocut-vprovaditi-stucnij-intelekt-dla-polegsenna-praci-derzsluzbovciv.html" text:style-name="Internet_20_link" text:visited-style-name="Visited_20_Internet_20_Link">
 В Японії хочуть впровадити <text:span text:style-name="T4">
штучний</text:span>
 <text:span text:style-name="T4">
інтелект</text:span>
 дляполегшення праці держслужбовців </text:a>
</text:p>
      <text:p text:style-name="P4">
Операційний сегмент повністю автоматизованої залізничної системи будепоступово розширено до міжнародного аеропорту Гаваїв.</text:p>
      <text:p text:style-name="P4">
Оператор сподівається відкрити всю лінію до 2031 року.</text:p>
      <text:p text:style-name="P4">
Як повідомляв Укрінформ, перший у <text:a xlink:type="simple" xlink:href="https://www.ukrinform.ua/rubric-technology/3729162-u-kanadi-zapustili-persij-potag-na-vodni.html" text:style-name="Internet_20_link" text:visited-style-name="Visited_20_Internet_20_Link">
 Північній Америці потяг,</text:a>
 що працює на водні, почав перевозити пасажирів уКанаді.</text:p>
      <text:p text:style-name="P4">
<text:span text:style-name="T5">
Фото: NHK</text:span>
</text:p>
      <text:p text:style-name="P4">
Source: <text:a xlink:type="simple" xlink:href="https://www.ukrinform.ua/rubric-world/3730313-u-ssa-zapracuvala-persa-povnistu-avtonomna-zaliznicna-sistema.html" text:style-name="Internet_20_link" text:visited-style-name="Visited_20_Internet_20_Link">
https://www.ukrinform.ua/rubric-world/3730313-u-ssa-zapracuvala-persa-povnistu-avtonomna-zaliznicna-sistema.html</text:a>
</text:p>
      <!--NEWS-->
      <text:h text:style-name="P10" text:outline-level="1">
<text:span text:style-name="T4">
Віцепрезидентом Асамблеї європейських регіонів вперше обрали українця</text:span>
</text:h>
      <text:p text:style-name="P4">
Authors: Ukrinform (Person)</text:p>
      <text:p text:style-name="P4">
Publisher: Укринформ (Organization)</text:p>
      <text:p text:style-name="P4">
Published Time: 2023-07-01T20:39:00+03:00</text:p>
      <text:p text:style-name="P4">
Modified Time: 2023-07-01T20:39:00+03:00</text:p>
      <text:p text:style-name="P4">
Description: Заступник міського голови Кривого Рогу Сергій Мілютін обраний віцепрезидентом Асамблеї європейських регіонів (AER). — Укрінформ.</text:p>
      <text:p text:style-name="P4">
Images: ['<text:a xlink:type="simple" xlink:href="https://static.ukrinform.com/photos/2023_07/thumb_files/630_360_1688232847-393.jpg" text:style-name="Internet_20_link" text:visited-style-name="Visited_20_Internet_20_Link">
630_360_16882...</text:a>
']</text:p>
      <text:p text:style-name="P4">
Tags: ['Європа', 'Кривий Ріг', 'AER']</text:p>
      <text:p text:style-name="P4">
Type: Article</text:p>
      <!--METADATA-->
      <text:p text:style-name="P4">
<draw:frame draw:style-name="fr1" draw:name="Image186" text:anchor-type="as-char" svg:width="6.9236in" svg:height="3.956343in" draw:z-index="0">
<draw:image xlink:href="../Images/yкринформ/2023-07-01T20-39-00-03-00/630_360_1688232847-393.jpg" xlink:type="simple" xlink:show="embed" xlink:actuate="onLoad" draw:mime-type="image/jpeg"/>
</draw:frame>
 Заступникміського голови Кривого Рогу Сергій Мілютін обраний віцепрезидентом Асамблеїєвропейських регіонів (AER).</text:p>
      <text:p text:style-name="P4">
Про це повідомляє AER в пресрелізі, який є в розпорядженні Укрінформу.</text:p>
      <text:p text:style-name="P4">
«Заступник міського голови <text:a xlink:type="simple" xlink:href="https://www.ukrinform.ua/tag-krivij-rig" text:style-name="Internet_20_link" text:visited-style-name="Visited_20_Internet_20_Link">
 Кривого Рогу </text:a>
 Сергій Мілютін обраний віцепрезидентом Асамблеї європейськихрегіонів (AER). Високу посаду в межах об'єднання українець обійматиме вперше»,- йдеться в повідомленні.</text:p>
      <text:p text:style-name="P4">
</text:p>
      <text:p text:style-name="P4">
Вибори керівного складу організації відбулися 30 червня в іспанськійБарселоні. Як підкреслив Мілютін, обрання на одну з ключових посад організаціїукраїнця є визнанням поваги до України та її внеску в діяльність об'єднання.</text:p>
      <text:p text:style-name="P4">
AER об'єднує понад 140 регіонів з 35 країн та є найбільшим майданчикомрегіональної влади в Європі. Ключовими завданнями організації є обмін досвідомміж регіональною владою в Європі та захист інтересів регіонів-членів AER упроцесі ухвалення рішень у структурах Європейського Союзу.</text:p>
      <text:p text:style-name="P4">
Одним із основних напрямків роботи новообраного віцепрезидента станеконсолідація довкола України та координація допомоги українським регіонам. Засловами Мілютіна, учасники Асамблеї підкреслили, що продовжать допомагатибіженцям з України, які перебувають зараз на їх територіях, підтримуватирегіони України, а також обговорили потреби та перспективи подальшої допомогиукраїнцям на етапі післявоєнного відновлення.</text:p>
      <text:p text:style-name="P4">
<text:span text:style-name="T4">
Читайте також:</text:span>
 <text:a xlink:type="simple" xlink:href="https://www.ukrinform.ua/rubric-polytics/3714039-zelenskij-vistupiv-na-zasidanni-evropejskogo-komitetu-regioniv.html" text:style-name="Internet_20_link" text:visited-style-name="Visited_20_Internet_20_Link">
 Зеленський виступив на засіданні Європейського комітетурегіонів </text:a>
</text:p>
      <text:p text:style-name="P4">
Як повідомлялося, на міжнародному саміті громад і регіонів, організованомуКонгресом місцевих та регіональних влад, Україна представила структурованийплан повоєнного відновлення та допомоги у цьому громадам.</text:p>
      <text:p text:style-name="P4">
Source: <text:a xlink:type="simple" xlink:href="https://www.ukrinform.ua/rubric-regions/3730311-viceprezidentom-asamblei-evropejskih-regioniv-vperse-obrali-ukrainca.html" text:style-name="Internet_20_link" text:visited-style-name="Visited_20_Internet_20_Link">
https://www.ukrinform.ua/rubric-regions/3730311-viceprezidentom-asamblei-evropejskih-regioniv-vperse-obrali-ukrainca.html</text:a>
</text:p>
      <!--NEWS-->
      <text:h text:style-name="P10" text:outline-level="1">
<text:span text:style-name="T4">
Президент провів засідання Ставки на Рівненській АЕС</text:span>
</text:h>
      <text:p text:style-name="P4">
Authors: Ukrinform (Person)</text:p>
      <text:p text:style-name="P4">
Publisher: Укринформ (Organization)</text:p>
      <text:p text:style-name="P4">
Published Time: 2023-07-01T20:47:00+03:00</text:p>
      <text:p text:style-name="P4">
Modified Time: 2023-07-01T20:47:00+03:00</text:p>
      <text:p text:style-name="P4">
Description: Президент Володимир Зеленський провів виїзне засідання Ставки Верховного головнокомандувача на Рівненській атомній електростанції, щоб на місці оцінити будь-які можливі загрози станції.</text:p>
      <text:p text:style-name="P4">
— Укрінформ.</text:p>
      <text:p text:style-name="P4">
Images: ['<text:a xlink:type="simple" xlink:href="https://static.ukrinform.com/photos/2023_07/thumb_files/630_360_1688235589-429.jpeg" text:style-name="Internet_20_link" text:visited-style-name="Visited_20_Internet_20_Link">
630_360_16882...</text:a>
']</text:p>
      <text:p text:style-name="P4">
Tags: ['Зеленський', 'Рівненська АЕС', 'Ставка Верховного головнокомандувача']</text:p>
      <text:p text:style-name="P4">
Type: Article</text:p>
      <!--METADATA-->
      <text:p text:style-name="P4">
<draw:frame draw:style-name="fr1" draw:name="Image188" text:anchor-type="as-char" svg:width="6.9236in" svg:height="3.956343in" draw:z-index="0">
<draw:image xlink:href="../Images/yкринформ/2023-07-01T20-47-00-03-00/630_360_1688235589-429.jpeg" xlink:type="simple" xlink:show="embed" xlink:actuate="onLoad" draw:mime-type="image/jpeg"/>
</draw:frame>
 ПрезидентВолодимир Зеленський провів виїзне засідання Ставки Верховногоголовнокомандувача на Рівненській атомній електростанції, щоб на місці оцінитибудь-які можливі загрози станції.</text:p>
      <text:p text:style-name="P4">
Як передає Укрінформ, про це Зеленський повідомив у <text:a xlink:type="simple" xlink:href="https://t.me/V_Zelenskiy_official/6798" text:style-name="Internet_20_link" text:visited-style-name="Visited_20_Internet_20_Link">
 Телеграмі</text:a>
 .</text:p>
      <text:p text:style-name="P4">
«Доповіді Залужного, Буданова про оперативну обстановку на білоруськомукордоні та можливі дії ворога. Клименко, Наєв, Лебідь, Дейнеко - про посиленняПівнічного напрямку й охорону <text:a xlink:type="simple" xlink:href="https://www.ukrinform.ua/tag-aes" text:style-name="Internet_20_link" text:visited-style-name="Visited_20_Internet_20_Link">
 АЕС </text:a>
 .Начальник Рівненської ОВА Коваль і командувач «Волині» Миронюк - про обороннірубежі та соціально-економічну ситуацію в регіоні. Щиголь - про захистРівненської АЕС від кіберзагроз», - зазначив Зеленський.</text:p>
      <text:p text:style-name="P4">
_Відео:<text:a xlink:type="simple" xlink:href="https://t.me/V_Zelenskiy_official/6798" text:style-name="Internet_20_link" text:visited-style-name="Visited_20_Internet_20_Link">
 ОП </text:a>
 _</text:p>
      <text:p text:style-name="P4">
Також у засіданні брали участь президент «Енергоатома» Петро Котін і директорстанції Павло Ковтонюк.</text:p>
      <text:p text:style-name="P4">
«Тримаємо ситуацію під контролем», - наголосив Президент.</text:p>
      <text:p text:style-name="P4">
<text:span text:style-name="T4">
Читайте також:</text:span>
 <text:a xlink:type="simple" xlink:href="https://www.ukrinform.ua/rubric-ato/3730168-zelenskij-kozen-zvilnenij-metr-kostue-zitta-ludej-tomu-kontrnastup-jde-ne-tak-svidko.html" text:style-name="Internet_20_link" text:visited-style-name="Visited_20_Internet_20_Link">
 <text:span text:style-name="T4">
Зеленський</text:span>
 : Кожен звільнений метр коштує життялюдей, тому контрнаступ йде не так швидко </text:a>
</text:p>
      <text:p text:style-name="P4">
Як повідомляв <text:a xlink:type="simple" xlink:href="https://www.ukrinform.ua/rubric-ato/3730219-zelenskij-rosiani-mozut-zdijsniti-terakt-na-zaes-abi-zupiniti-kontrnastup.html" text:style-name="Internet_20_link" text:visited-style-name="Visited_20_Internet_20_Link">
 Укрінформ </text:a>
 , Зеленський заявив, що Росія все технічно підготувала длялокального вибуху на Запорізькій атомній електростанції і може здійснити йогоз метою зупинення контрнаступальних дій Сил оборони України та політичноготиску на Київ через деяких партнерів.</text:p>
      <text:p text:style-name="P4">
<text:span text:style-name="T5">
Фото: ОП</text:span>
</text:p>
      <text:p text:style-name="P4">
Source: <text:a xlink:type="simple" xlink:href="https://www.ukrinform.ua/rubric-ato/3730318-prezident-proviv-zasidanna-stavki-na-rivnenskij-aes.html" text:style-name="Internet_20_link" text:visited-style-name="Visited_20_Internet_20_Link">
https://www.ukrinform.ua/rubric-ato/3730318-prezident-proviv-zasidanna-stavki-na-rivnenskij-aes.html</text:a>
</text:p>
      <!--NEWS-->
      <text:h text:style-name="P10" text:outline-level="1">
<text:span text:style-name="T4">
У Нікополі росіяни влучили в адмінбудівлю, церкву та їдальню</text:span>
</text:h>
      <text:p text:style-name="P4">
Authors: Ukrinform (Person)</text:p>
      <text:p text:style-name="P4">
Publisher: Укринформ (Organization)</text:p>
      <text:p text:style-name="P4">
Published Time: 2023-07-01T20:48:00+03:00</text:p>
      <text:p text:style-name="P4">
Modified Time: 2023-07-01T20:48:00+03:00</text:p>
      <text:p text:style-name="P4">
Description: Російські військові обстріляли церкву, адмінбудівлю та їдальню у Нікополі. — Укрінформ.</text:p>
      <text:p text:style-name="P4">
Images: ['<text:a xlink:type="simple" xlink:href="https://static.ukrinform.com/photos/2023_07/thumb_files/630_360_1688233599-674.jpg" text:style-name="Internet_20_link" text:visited-style-name="Visited_20_Internet_20_Link">
630_360_16882...</text:a>
']</text:p>
      <text:p text:style-name="P4">
Tags: ['Церква', 'Дніпропетровщина', 'Нікополь', 'Обстріл', 'Війна з Росією']</text:p>
      <text:p text:style-name="P4">
Type: Article</text:p>
      <!--METADATA-->
      <text:p text:style-name="P4">
<draw:frame draw:style-name="fr1" draw:name="Image189" text:anchor-type="as-char" svg:width="6.9236in" svg:height="3.956343in" draw:z-index="0">
<draw:image xlink:href="../Images/yкринформ/2023-07-01T20-48-00-03-00/630_360_1688233599-674.jpg" xlink:type="simple" xlink:show="embed" xlink:actuate="onLoad" draw:mime-type="image/jpeg"/>
</draw:frame>
 Російськівійськові обстріляли церкву, адмінбудівлю та їдальню у Нікополі.</text:p>
      <text:p text:style-name="P4">
Про це повідомляє у <text:a xlink:type="simple" xlink:href="https://t.me/dnipropetrovskaODA/5698" text:style-name="Internet_20_link" text:visited-style-name="Visited_20_Internet_20_Link">
 Телеграмі </text:a>
голова Дніпропетровської ОВА Сергій Лисак, передає Укрінформ.</text:p>
      <text:p text:style-name="P4">
"Російські нелюди не зупиняються. Своєю артилерією злочинно та безжальнонищать Нікополь. Сьогодні по місту випустили 10 снарядів. Обійшлося беззагиблих та постраждалих. Натомість є руйнування. Пошкоджені їдальня,адмінбудівля та церква", - написав Лисак.</text:p>
      <text:p text:style-name="P4">
<text:span text:style-name="T4">
Читайте також:</text:span>
 <text:a xlink:type="simple" xlink:href="https://www.ukrinform.ua/rubric-ato/3730268-zagarbniki-obstrilali-dvi-prifrontovi-gromadi-na-zaporizzi-e-zagiblij-ta-poraneni.html" text:style-name="Internet_20_link" text:visited-style-name="Visited_20_Internet_20_Link">
 Загарбники <text:span text:style-name="T4">
обстріл</text:span>
 яли дві прифронтові громади наЗапоріжжі, є загиблий та поранені </text:a>
</text:p>
      <text:p text:style-name="P4">
Раніше повідомлялось, що внаслідок <text:a xlink:type="simple" xlink:href="https://www.ukrinform.ua/tag-obstril" text:style-name="Internet_20_link" text:visited-style-name="Visited_20_Internet_20_Link">
 обстрілів </text:a>
 пошкоджені вісім приватних будинків, дві господарські споруди, авто.</text:p>
      <text:p text:style-name="P4">
<text:span text:style-name="T5">
Фото: Сергій Лисак, Телеграм</text:span>
</text:p>
      <text:p text:style-name="P4">
Source: <text:a xlink:type="simple" xlink:href="https://www.ukrinform.ua/rubric-ato/3730315-v-nikopoli-rosiani-vlucili-v-cerkvu-ta-idalnu-e-rujnuvanna.html" text:style-name="Internet_20_link" text:visited-style-name="Visited_20_Internet_20_Link">
https://www.ukrinform.ua/rubric-ato/3730315-v-nikopoli-rosiani-vlucili-v-cerkvu-ta-idalnu-e-rujnuvanna.html</text:a>
</text:p>
      <!--NEWS-->
      <text:h text:style-name="P10" text:outline-level="1">
<text:span text:style-name="T4">
Потрібно залучати більше західного досвіду для відбудови українських міст - експерт</text:span>
</text:h>
      <text:p text:style-name="P4">
Authors: Ukrinform (Person)</text:p>
      <text:p text:style-name="P4">
Publisher: Укринформ (Organization)</text:p>
      <text:p text:style-name="P4">
Published Time: 2023-07-01T20:54:00+03:00</text:p>
      <text:p text:style-name="P4">
Modified Time: 2023-07-01T20:54:00+03:00</text:p>
      <text:p text:style-name="P4">
Description: Під час післявоєнної відбудови українських міст слід перебороти наявну досі у вітчизняній архітектурі радянську агресію. — Укрінформ.</text:p>
      <text:p text:style-name="P4">
Images: ['<text:a xlink:type="simple" xlink:href="https://static.ukrinform.com/photos/2023_07/thumb_files/630_360_1688234022-212.jpg" text:style-name="Internet_20_link" text:visited-style-name="Visited_20_Internet_20_Link">
630_360_16882...</text:a>
']</text:p>
      <text:p text:style-name="P4">
Tags: ['Архітектура', 'Захід', 'Війна з Росією', 'Відбудова']</text:p>
      <text:p text:style-name="P4">
Type: Article</text:p>
      <!--METADATA-->
      <text:p text:style-name="P4">
<draw:frame draw:style-name="fr1" draw:name="Image190" text:anchor-type="as-char" svg:width="6.9236in" svg:height="3.956343in" draw:z-index="0">
<draw:image xlink:href="../Images/yкринформ/2023-07-01T20-54-00-03-00/630_360_1688234022-212.jpg" xlink:type="simple" xlink:show="embed" xlink:actuate="onLoad" draw:mime-type="image/jpeg"/>
</draw:frame>
 Під часпіслявоєнної відбудови українських міст слід перебороти наявну досі увітчизняній архітектурі радянську агресію.</text:p>
      <text:p text:style-name="P4">
Про це <text:a xlink:type="simple" xlink:href="https://ukr.radio/news.html" text:style-name="Internet_20_link" text:visited-style-name="Visited_20_Internet_20_Link">
 Українському радіо </text:a>
заявив архітектор Олег Гречух, аналізуючи, як краще проєктувати будинки післявійни, передає Укрінформ.</text:p>
      <text:p text:style-name="P4">
Він зазначив, що варто залучати більше іноземних спеціалістів, щоб помінятирадянську архітектурну парадигму.</text:p>
      <text:p text:style-name="P4">
"Досвід англійських промислових міст і українських є різним, тому що Україна300 років колонізована та індустріалізована саме радянською владою. Дужебагато міст були орієнтовані на радянську військову промисловість і фактичноостаннім моментом там було те, як там будуть <text:a xlink:type="simple" xlink:href="https://www.ukrinform.ua/tag-zitlo" text:style-name="Internet_20_link" text:visited-style-name="Visited_20_Internet_20_Link">
 жити</text:a>
 люди. Адже завданням тих людей булоїздити і виготовляти зброю, через що наші міста сформовані досить жорсткостосовно людини. Плюс це неестетично. Була радянська утопічна ідея, що требазробити "місто-сад", щоб було багато дерев, а між ними будинки, а вулиці булиширокі. Але ми ж знаємо: вони широкі, тому що там мали проїхати танки", -сказав експерт.</text:p>
      <text:p text:style-name="P4">
За його словами, переробити цю агресію, яка була багато років вбудована вархітектуру міст і направлена на те, щоб протистояти, на зовсім іншуфілософію, напрямок розвитку – складно і для нас, і для західних архітекторів.</text:p>
      <text:p text:style-name="P4">
"Але ми повинні залучати більше західного досвіду, щоб поміняти своюпарадигму. Досить триматися радянської школи архітектури", - зазначив він.</text:p>
      <text:p text:style-name="P4">
<text:span text:style-name="T4">
Читайте також:</text:span>
 <text:a xlink:type="simple" xlink:href="https://www.ukrinform.ua/rubric-uarazom/3634461-britanskomu-arhitektoru-normanu-fosteru-peredali-propozicii-sodo-vidbudovi-harkova.html" text:style-name="Internet_20_link" text:visited-style-name="Visited_20_Internet_20_Link">
 Британському архітектору Норману Фостеру передалипропозиції щодо відбудови Харкова </text:a>
</text:p>
      <text:p text:style-name="P4">
Водночас Гречух назвав дискусійною актуальність для України досвідувідновлення "з нуля" після завершення Другої світової війни Варшави,Франкфурта, нідерландських, англійських міст, зруйнованих вщент нацистськимибомбардуваннями.</text:p>
      <text:p text:style-name="P4">
Як <text:a xlink:type="simple" xlink:href="https://www.ukrinform.ua/rubric-regions/3455905-do-vidnovlenna-harkova-priednaetsa-vsesvitno-vidomij-arhitektor-norman-foster.html" text:style-name="Internet_20_link" text:visited-style-name="Visited_20_Internet_20_Link">
 повідомлялося </text:a>
 , британський архітектор Норман Фостер планує відбудовуватиХарків. Він уже представив потенційним інвесторам бачення нового генеральногоплану міста.</text:p>
      <text:p text:style-name="P4">
<text:span text:style-name="T5">
Фото: commons.wikimedia.org</text:span>
</text:p>
      <text:p text:style-name="P4">
Source: <text:a xlink:type="simple" xlink:href="https://www.ukrinform.ua/rubric-vidbudova/3730319-potribno-zalucati-bilse-zahidnogo-dosvidu-dla-vidbudovi-ukrainskih-mist-ekspert.html" text:style-name="Internet_20_link" text:visited-style-name="Visited_20_Internet_20_Link">
https://www.ukrinform.ua/rubric-vidbudova/3730319-potribno-zalucati-bilse-zahidnogo-dosvidu-dla-vidbudovi-ukrainskih-mist-ekspert.html</text:a>
</text:p>
      <!--NEWS-->
      <text:h text:style-name="P10" text:outline-level="1">
<text:span text:style-name="T4">
Маск заявив про обмеження на перегляд твітів за добу</text:span>
</text:h>
      <text:p text:style-name="P4">
Authors: Ukrinform (Person)</text:p>
      <text:p text:style-name="P4">
Publisher: Укринформ (Organization)</text:p>
      <text:p text:style-name="P4">
Published Time: 2023-07-01T21:00:00+03:00</text:p>
      <text:p text:style-name="P4">
Modified Time: 2023-07-01T21:00:00+03:00</text:p>
      <text:p text:style-name="P4">
Description: Власник Твіттера Ілон Маск заявив, що у соцмережі тимчасово вводяться обмеження для користувачів в питанні перегляду кількості постів за добу. — Укрінформ.</text:p>
      <text:p text:style-name="P4">
Images: ['<text:a xlink:type="simple" xlink:href="https://static.ukrinform.com/photos/2021_05/thumb_files/630_360_1620987964-731.jpg" text:style-name="Internet_20_link" text:visited-style-name="Visited_20_Internet_20_Link">
630_360_16209...</text:a>
']</text:p>
      <text:p text:style-name="P4">
Tags: ['Ілон Маск', 'Технології', 'Twitter', 'Соцмережі']</text:p>
      <text:p text:style-name="P4">
Type: Article</text:p>
      <!--METADATA-->
      <text:p text:style-name="P4">
<draw:frame draw:style-name="fr1" draw:name="Image191" text:anchor-type="as-char" svg:width="6.9236in" svg:height="3.956343in" draw:z-index="0">
<draw:image xlink:href="../Images/yкринформ/2023-07-01T21-00-00-03-00/630_360_1620987964-731.jpg" xlink:type="simple" xlink:show="embed" xlink:actuate="onLoad" draw:mime-type="image/jpeg"/>
</draw:frame>
 ВласникТвіттера Ілон Маск заявив, що у соцмережі тимчасово вводяться обмеження длякористувачів в питанні перегляду кількості постів за добу.</text:p>
      <text:p text:style-name="P4">
Як передає Укрінформ, про це він написав на власній сторінці у <text:a xlink:type="simple" xlink:href="https://twitter.com/elonmusk" text:style-name="Internet_20_link" text:visited-style-name="Visited_20_Internet_20_Link">
 Твіттері</text:a>
 .</text:p>
      <text:p text:style-name="P4">
«Щоб усунути екстремальний рівень збору даних і маніпулювання <text:a xlink:type="simple" xlink:href="https://www.ukrinform.ua/tag-twitter" text:style-name="Internet_20_link" text:visited-style-name="Visited_20_Internet_20_Link">
 системою</text:a>
 , ми застосували тимчасові обмеження»,- повідомив Маск.</text:p>
      <text:p text:style-name="P4">
Він додав, що перевірені облікові записи зможуть читати 6 000 постів за добу,неперевірені акаунти до 600 постів за добу, а нові неперевірені обліковізаписи до 300 постів за добу.</text:p>
      <text:p text:style-name="P4">
<text:span text:style-name="T4">
Читайте також:</text:span>
 <text:a xlink:type="simple" xlink:href="https://www.ukrinform.ua/rubric-technology/3725248-mask-zapevniv-so-twitter-vikonuvatime-zakoni-es-pro-borotbu-z-dezinformacieu.html" text:style-name="Internet_20_link" text:visited-style-name="Visited_20_Internet_20_Link">
 <text:span text:style-name="T4">
Маск</text:span>
 запевнив, що Twitter виконуватиме закони ЄС проборотьбу з дезінформацією </text:a>
</text:p>
      <text:p text:style-name="P4">
Як повідомляв <text:a xlink:type="simple" xlink:href="https://www.ukrinform.ua/rubric-technology/3730247-u-tvitteri-stavsa-globalnij-zbij-akij-vidculi-j-ukrainski-koristuvaci.html" text:style-name="Internet_20_link" text:visited-style-name="Visited_20_Internet_20_Link">
 Укрінформ </text:a>
 , у популярній соціальній мережі Твіттері у суботу післяобіду стався глобальний збій, який також відчули українські користувачі.</text:p>
      <text:p text:style-name="P4">
Також <text:a xlink:type="simple" xlink:href="https://www.ukrinform.ua/rubric-technology/3730197-tvitter-zakrivae-dostup-do-kontentu-koristuvacam-bez-oblikovogo-zapisu.html" text:style-name="Internet_20_link" text:visited-style-name="Visited_20_Internet_20_Link">
 «Твіттер» відтепер вимагатиме від користувачів мати обліковий запис</text:a>
 у соцмережі, щобпереглядати твіти.</text:p>
      <text:p text:style-name="P4">
<text:span text:style-name="T5">
Фото: Getty Images</text:span>
</text:p>
      <text:p text:style-name="P4">
Source: <text:a xlink:type="simple" xlink:href="https://www.ukrinform.ua/rubric-technology/3730321-mask-zaaviv-pro-obmezenna-na-pereglad-tvitiv-za-dobu.html" text:style-name="Internet_20_link" text:visited-style-name="Visited_20_Internet_20_Link">
https://www.ukrinform.ua/rubric-technology/3730321-mask-zaaviv-pro-obmezenna-na-pereglad-tvitiv-za-dobu.html</text:a>
</text:p>
      <!--NEWS-->
      <text:h text:style-name="P10" text:outline-level="1">
<text:span text:style-name="T4">
Команда Мінстратегпрому майже сформована - міністр</text:span>
</text:h>
      <text:p text:style-name="P4">
Authors: Ukrinform (Person)</text:p>
      <text:p text:style-name="P4">
Publisher: Укринформ (Organization)</text:p>
      <text:p text:style-name="P4">
Published Time: 2023-07-01T21:09:00+03:00</text:p>
      <text:p text:style-name="P4">
Modified Time: 2023-07-01T21:09:00+03:00</text:p>
      <text:p text:style-name="P4">
Description: Міністр з питань стратегічних галузей промисловості Олександр Камишін підбив підсумки 100 днів роботи на посаді, зазначивши, що команда Мінстратегпрому вже майже сформована. — Укрінформ.</text:p>
      <text:p text:style-name="P4">
Images: ['<text:a xlink:type="simple" xlink:href="https://static.ukrinform.com/photos/2022_04/thumb_files/630_360_1648797791-111.jpg" text:style-name="Internet_20_link" text:visited-style-name="Visited_20_Internet_20_Link">
630_360_16487...</text:a>
']</text:p>
      <text:p text:style-name="P4">
Tags: ['ОПК', 'Мінстратегпром', 'Камишін']</text:p>
      <text:p text:style-name="P4">
Type: Article</text:p>
      <!--METADATA-->
      <text:p text:style-name="P4">
<draw:frame draw:style-name="fr1" draw:name="Image192" text:anchor-type="as-char" svg:width="6.9236in" svg:height="3.956343in" draw:z-index="0">
<draw:image xlink:href="../Images/yкринформ/2023-07-01T21-09-00-03-00/630_360_1648797791-111.jpg" xlink:type="simple" xlink:show="embed" xlink:actuate="onLoad" draw:mime-type="image/jpeg"/>
</draw:frame>
 Міністр зпитань стратегічних галузей промисловості Олександр Камишін підбив підсумки100 днів роботи на посаді, зазначивши, що команда Мінстратегпрому вже майжесформована.</text:p>
      <text:p text:style-name="P4">
Як передає Укрінформ, про це Камишін повідомив у <text:a xlink:type="simple" xlink:href="http://t.me/zalizni_zminy/1409" text:style-name="Internet_20_link" text:visited-style-name="Visited_20_Internet_20_Link">
 Телеграмі</text:a>
 .</text:p>
      <text:p text:style-name="P4">
«Залізна команда вже майже в зборі. Формував команду із професіоналів, якіраніше працювали в міністерстві, кількох спеців заманив з ринку, і знайшовкількох сильних військовослужбовців, яких залучаю до міністерства», - зазначивміністр.</text:p>
      <text:p text:style-name="P4">
За його словами, протягом 100 днів роботи на новій посаді разом із командоювдалося сформувати цілі, завдання та стратегічну ідею розвитку вітчизняногоОПК.</text:p>
      <text:p text:style-name="P4">
<text:span text:style-name="T4">
Читайте також:</text:span>
 <text:a xlink:type="simple" xlink:href="https://www.ukrinform.ua/rubric-ato/3726929-na-stavci-obgovorili-oboronnonastupalni-operacii-j-robotu-ukrainskogo-opk-zelenskij.html" text:style-name="Internet_20_link" text:visited-style-name="Visited_20_Internet_20_Link">
 На Ставці обговорили оборонно-наступальні операції йроботу українського ОПК – Зеленський </text:a>
</text:p>
      <text:p text:style-name="P4">
Камишін наголосив, що галузь під його керівництвом «почала видаватирезультат».</text:p>
      <text:p text:style-name="P4">
«По одному з ключових напрямків вже вдалося відчутно наростити виробництво. Мище далекі від потреб наших сил <text:a xlink:type="simple" xlink:href="https://www.ukrinform.ua/tag-oborona" text:style-name="Internet_20_link" text:visited-style-name="Visited_20_Internet_20_Link">
 оборони </text:a>
 . Та за один тільки місяць червень ми виробили в кілька разів більшевиробів, ніж за весь минулий рік. Починаємо виробляти те, що вже багато роківне виробляли», - зазначив очільник Мінстратегпрому.</text:p>
      <text:p text:style-name="P4">
Як повідомлялося, в Україні буде напрацьована програма фінансування з метоюрозвитку оборонно-промислового комплексу.</text:p>
      <text:p text:style-name="P4">
Source: <text:a xlink:type="simple" xlink:href="https://www.ukrinform.ua/rubric-economy/3730323-komanda-minstrategpromu-majze-sformovana-ministr.html" text:style-name="Internet_20_link" text:visited-style-name="Visited_20_Internet_20_Link">
https://www.ukrinform.ua/rubric-economy/3730323-komanda-minstrategpromu-majze-sformovana-ministr.html</text:a>
</text:p>
      <!--NEWS-->
      <text:h text:style-name="P10" text:outline-level="1">
<text:span text:style-name="T4">
У неділю Україні прогнозують дощі і грози, вдень до +30°</text:span>
</text:h>
      <text:p text:style-name="P4">
Authors: Ukrinform (Person)</text:p>
      <text:p text:style-name="P4">
Publisher: Укринформ (Organization)</text:p>
      <text:p text:style-name="P4">
Published Time: 2023-07-01T21:19:00+03:00</text:p>
      <text:p text:style-name="P4">
Modified Time: 2023-07-01T21:19:00+03:00</text:p>
      <text:p text:style-name="P4">
Description: У неділю, 2 липня, у низці областей України пройдуть короткочасні дощі з грозами, температура повітря вдень становитиме 25-30°. — Укрінформ.</text:p>
      <text:p text:style-name="P4">
Images: ['<text:a xlink:type="simple" xlink:href="https://static.ukrinform.com/photos/2019_06/thumb_files/630_360_1560230103-643.jpg" text:style-name="Internet_20_link" text:visited-style-name="Visited_20_Internet_20_Link">
630_360_15602...</text:a>
']</text:p>
      <text:p text:style-name="P4">
Tags: ['Дощ', 'Погода', 'Спека', 'Літо']</text:p>
      <text:p text:style-name="P4">
Type: Article</text:p>
      <!--METADATA-->
      <text:p text:style-name="P4">
<draw:frame draw:style-name="fr1" draw:name="Image193" text:anchor-type="as-char" svg:width="6.9236in" svg:height="3.956343in" draw:z-index="0">
<draw:image xlink:href="../Images/yкринформ/2023-07-01T21-19-00-03-00/630_360_1560230103-643.jpg" xlink:type="simple" xlink:show="embed" xlink:actuate="onLoad" draw:mime-type="image/jpeg"/>
</draw:frame>
 У неділю,2 липня, у низці областей України пройдуть короткочасні дощі з грозами,температура повітря вдень становитиме 25-30°.</text:p>
      <text:p text:style-name="P4">
Про це Укрінформу повідомили в Українському гідрометцентрі.</text:p>
      <text:p text:style-name="P4">
"Мінлива хмарність. Вночі у північно-західних, вдень у західних, північних,місцями Вінницькій та Харківській областях короткочасні дощі, вдень грози; нарешті території без опадів. Вітер переважно південно-західний, 5-10 м/с.Температура вночі 14-19°, у південній частині до 22°, в Карпатах 9-14°; вдень25-30°, в західних та Житомирській областях 22-27°", - зазначають синоптики.</text:p>
      <text:p text:style-name="P4">
У Києві та Київській області вночі опадів не прогнозують, вдень у неділюпройде короткочасний дощ, гроза. Вітер переважно південно-західний, 5-10 м/с.Температура у столиці вночі становитиме 17-19°, вдень 27-29°, у регіоні будевночі 14-19°, вдень 25-30°.</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кліматологи </text:a>
</text:p>
      <text:p text:style-name="P4">
Мінлива хмарність зберігатиметься в Україні і в наступні два дні. За прогнозомсиноптиків, 3 липня у південній частині та більшості центральних областей, 4липня у східних, вночі й у південно-східних, вдень і у західних областяхмісцями короткочасні дощі з грозами; на решті території без опадів. Вітерзмінних напрямків, 3-8 м/с. Температура вночі становитиме 15-20°, на півдні до24°; вдень 25-30°, 4 липня на півдні до 33°.</text:p>
      <text:p text:style-name="P4">
У столиці та Київській області 3-4 липня опадів не прогнозують. Температура уКиєві становитиме вночі 17-19°, вдень 27-29°, у регіоні буде вночі 15-20°,вдень 25-30°.</text:p>
      <text:p text:style-name="P4">
Синоптики попереджають, що 2-4 липня в Черкаській, Херсонській, Миколаївській,Запорізькій, 3 липня і в Тернопільській, 4 липня і в Житомирській таВінницькій областях переважатиме надзвичайний рівень пожежної небезпеки.</text:p>
      <text:p text:style-name="P4">
<text:span text:style-name="T4">
Читайте також:</text:span>
 <text:a xlink:type="simple" xlink:href="https://www.ukrinform.ua/rubric-world/3728203-torik-svit-sohvilini-vtracav-11-futbolnih-poliv-lisu-doslidzenna.html" text:style-name="Internet_20_link" text:visited-style-name="Visited_20_Internet_20_Link">
 Торік світ щохвилини втрачав 11 футбольних полів лісу</text:a>
</text:p>
      <text:p text:style-name="P4">
За прогнозом, 5-6 липня у західних, вдень 5 липня та протягом 6 липня і впівнічних, місцями центральних областях очікуються короткочасні дощі, грози,на решті території без опадів.</text:p>
      <text:p text:style-name="P4">
Температура в західних областях становитиме вночі 13-19°, вдень 5 липня22-28°, 6 липня 19-25°; на півдні вночі 20-25°, вдень 32-37°; на рештітериторії України вночі 16-22°, вдень 26-33°, 6 липня у більшості центральнихта східних областей стовпчики термометрів піднімуться до 35°.</text:p>
      <text:p text:style-name="P4">
У Києві та столичній області 5-6 липня очікується короткочасний дощ, місцямигроза (вночі 5 липня без опадів). Температура у столиці вночі становитимеблизько 20°, вдень 30-32°, по області вночі 16-21°, вдень 27-32°.</text:p>
      <text:p text:style-name="P4">
Source: <text:a xlink:type="simple" xlink:href="https://www.ukrinform.ua/rubric-regions/3730180-u-nedilu-ukraini-prognozuut-dosi-i-grozi-vden-do-30.html" text:style-name="Internet_20_link" text:visited-style-name="Visited_20_Internet_20_Link">
https://www.ukrinform.ua/rubric-regions/3730180-u-nedilu-ukraini-prognozuut-dosi-i-grozi-vden-do-30.html</text:a>
</text:p>
      <!--NEWS-->
      <text:h text:style-name="P10" text:outline-level="1">
<text:span text:style-name="T4">
Президент: Усі, хто допомагатиме агресору, отримають відповідь України та світу</text:span>
</text:h>
      <text:p text:style-name="P4">
Authors: Ukrinform (Person)</text:p>
      <text:p text:style-name="P4">
Publisher: Укринформ (Organization)</text:p>
      <text:p text:style-name="P4">
Published Time: 2023-07-01T21:35:00+03:00</text:p>
      <text:p text:style-name="P4">
Modified Time: 2023-07-01T21:35:00+03:00</text:p>
      <text:p text:style-name="P4">
Description: Президент України наголошує, що всі, хто допомагатиме державі-агресору, дістануть відповідь нашої держави та всього світу — Укрінформ.</text:p>
      <text:p text:style-name="P4">
Images: ['<text:a xlink:type="simple" xlink:href="https://static.ukrinform.com/photos/2023_07/thumb_files/630_360_1688236992-856.png" text:style-name="Internet_20_link" text:visited-style-name="Visited_20_Internet_20_Link">
630_360_16882...</text:a>
']</text:p>
      <text:p text:style-name="P4">
Tags: ['Україна', 'Зеленський', 'Війна з Росією', 'Рівненська АЕС']</text:p>
      <text:p text:style-name="P4">
Type: Article</text:p>
      <!--METADATA-->
      <text:p text:style-name="P4">
<draw:frame draw:style-name="fr1" draw:name="Image194" text:anchor-type="as-char" svg:width="6.9236in" svg:height="3.956343in" draw:z-index="0">
<draw:image xlink:href="../Images/yкринформ/2023-07-01T21-35-00-03-00/630_360_1688236992-856.png" xlink:type="simple" xlink:show="embed" xlink:actuate="onLoad" draw:mime-type="image/png"/>
</draw:frame>
 ПрезидентУкраїни наголошує, що всі, хто допомагатиме державі-агресору, дістанутьвідповідь нашої держави та всього світу</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www.facebook.com/president.gov.ua" text:style-name="Internet_20_link" text:visited-style-name="Visited_20_Internet_20_Link">
 Офіс Президента </text:a>
 _</text:p>
      <text:p text:style-name="P4">
<text:span text:style-name="T4">
Бажаю здоров’я, шановні українці, шановні українки!</text:span>
</text:p>
      <text:p text:style-name="P4">
Цей день ми завершуємо на Рівненщині – провів чергове виїзне засідання Ставки.Ключові питання безпеки у північних регіонах нашої держави, наші заходи напосилення безпеки. Все, що стосується і кордону, і наших сил ОСУВ «Північ», іукраїнських стратегічних об’єктів – таких, як Рівненська атомна станція, наякій власне й відбулась Ставка.</text:p>
      <text:p text:style-name="P4">
Були доповіді розвідки, Головкома, командувача «Півночі», керівникаприкордонної служби, міністра внутрішніх справ, голови обласної державноїадміністрації Рівненщини щодо соціальних питань і потреб людей. Також буладоповідь керівника «Енергоатома» Котіна, директора Рівненської АЕС.</text:p>
      <text:p text:style-name="P4">
Загалом детально пропрацювали не тільки все, що стосується фізичної безпекинаших стратегічних об’єктів та північних областей, а й таких чутливих питань,як кібербезпека.</text:p>
      <text:p text:style-name="P4">
Дякую кожному й кожній у Рівненській області й тут, на Рівненській АЕС, та повсьому периметру нашого північного кордону, хто дбає про безпеку України танаших людей.</text:p>
      <text:p text:style-name="P4">
Сьогодні ж опублікований черговий пакет санкцій України проти тих, хтодопомагає Росії вести цю терористичну війну. Зокрема, є санкції проти майже300 юридичних і майже 200 фізичних осіб. І це не лише громадяни Росії. Всі,хто у світі допомагатиме агресору, отримає відповідь України та всього світу.</text:p>
      <text:p text:style-name="P4">
Сьогодні з візитом в Україні був Прем’єр-міністр Іспанії Санчес. Дужесимволічно – у перший день початку іспанського головування в Раді Євросоюзу.Це однозначно свідчить про нову реальність. Наш спільний європейський дімзавжди не можна було уявити повноцінним без України. І зараз же ми досягли йна політичному рівні того, що європейські справи без України вже нерозглядаються.</text:p>
      <text:p text:style-name="P4">
Цей візит пана Прем’єр-міністра Санчеса говорить і про пріоритети іспанськогоголовування, і про нашу співпрацю. Я дякую тобі, Іспаніє, за підтримку –оборонну, політичну, економічну! Окремо хочу подякувати за повагу й допомогунашим людям, які знайшли прихисток в Іспанії, рятуючись від бойових дій вУкраїні. Вірю, що скоро зможемо забезпечити всі необхідні умови, щоб наші людиповерталися додому, в Україну.</text:p>
      <text:p text:style-name="P4">
До речі, підписали сьогодні з паном Прем’єр-міністром Санчесом спільну заявущодо підтримки європейської та євроатлантичної перспективи України, і це вже21-ша така заява, тобто більшість підтримала нашу перспективу, зокрема і впитанні про членство в Альянсі… Бельгія, Данія, наші друзі з Естонії, Італія,Ісландія, Іспанія, Канада, це Латвія, це Литва, Нідерланди, Німеччина, цеНорвегія та Польща, Румунія, Словаччина, Словенія, Фінляндія, Франція, Чехія,Чорногорія та Швеція. Дякую всім вам!</text:p>
      <text:p text:style-name="P4">
Вдячний і тим державам, із якими в нас поки немає подібних спільних підписанихзаяв та декларацій, але які абсолютно чітко підтримують Україну на шляху вНАТО, а отже, підтримують наближення реального миру в усій Європі. Дякую!</text:p>
      <text:p text:style-name="P4">
І ще одне.</text:p>
      <text:p text:style-name="P4">
Сьогодні з’явилося повідомлення від Нацкомісії щодо енергетики та комунальнихпослуг про підвищення тарифів на воду. М’яко кажучи, ганебне рішення.Непрофесійне. Не погоджене з урядом. Ми не можемо і не будемо сприйматиспокійно такі рішення. Уряду доручено представити рішення у відповідь. І вонибудуть.</text:p>
      <text:p text:style-name="P4">
<text:span text:style-name="T4">
Слава Україні!</text:span>
</text:p>
      <text:p text:style-name="P4">
<text:span text:style-name="T5">
Фото: ОП</text:span>
</text:p>
      <text:p text:style-name="P4">
Source: <text:a xlink:type="simple" xlink:href="https://www.ukrinform.ua/rubric-ato/3730327-prezident-usi-hto-dopomagatime-agresoru-otrimaut-vidpovid-ukraini-ta-svitu.html" text:style-name="Internet_20_link" text:visited-style-name="Visited_20_Internet_20_Link">
https://www.ukrinform.ua/rubric-ato/3730327-prezident-usi-hto-dopomagatime-agresoru-otrimaut-vidpovid-ukraini-ta-svitu.html</text:a>
</text:p>
      <!--NEWS-->
      <text:h text:style-name="P10" text:outline-level="1">
<text:span text:style-name="T4">
Під Парижем відбулося прощання з підлітком, якого застрелив поліцейський</text:span>
</text:h>
      <text:p text:style-name="P4">
Authors: Ukrinform (Person)</text:p>
      <text:p text:style-name="P4">
Publisher: Укринформ (Organization)</text:p>
      <text:p text:style-name="P4">
Published Time: 2023-07-01T21:46:00+03:00</text:p>
      <text:p text:style-name="P4">
Modified Time: 2023-07-01T23:46:00+03:00</text:p>
      <text:p text:style-name="P4">
Description: Поблизу Парижа відбулася церемонія прощання з підлітком, якого застрелив поліцейський. Це вбивство спричинило масові протести по всій Франції. — Укрінформ.</text:p>
      <text:p text:style-name="P4">
Images: ['<text:a xlink:type="simple" xlink:href="https://static.ukrinform.com/photos/2016_04/thumb_files/630_360_1460359115-8488.jpeg" text:style-name="Internet_20_link" text:visited-style-name="Visited_20_Internet_20_Link">
630_360_14603...</text:a>
']</text:p>
      <text:p text:style-name="P4">
Tags: ['Франція', 'Похорон', 'Поліція', 'Протест', 'Вбивство']</text:p>
      <text:p text:style-name="P4">
Type: Article</text:p>
      <!--METADATA-->
      <text:p text:style-name="P4">
<draw:frame draw:style-name="fr1" draw:name="Image195" text:anchor-type="as-char" svg:width="6.9236in" svg:height="3.956343in" draw:z-index="0">
<draw:image xlink:href="../Images/yкринформ/2023-07-01T21-46-00-03-00/630_360_1460359115-8488.jpeg" xlink:type="simple" xlink:show="embed" xlink:actuate="onLoad" draw:mime-type="image/jpeg"/>
</draw:frame>
 ПоблизуПарижа відбулася церемонія прощання з підлітком, якого застрелив поліцейський.Це вбивство спричинило масові протести по всій Франції.</text:p>
      <text:p text:style-name="P4">
Як передає Укрінформ, про це повідомляє <text:a xlink:type="simple" xlink:href="http://www.dw.com/uk/pid-parizem-poprosalisa-z-pidlitkom-ubitim-policejskim/a-66091342" text:style-name="Internet_20_link" text:visited-style-name="Visited_20_Internet_20_Link">
 DW </text:a>
 з посиланням нафранцузькі ЗМІ.</text:p>
      <text:p text:style-name="P4">
На траурний захід у мечеті в Нантері зібралися сотні людей. Навколо будівлістворили спеціальну зону безпеки,</text:p>
      <text:p text:style-name="P4">
<text:span text:style-name="T4">
Читайте також:</text:span>
 <text:a xlink:type="simple" xlink:href="https://www.ukrinform.ua/rubric-world/3729392-zavorusenna-cerez-vbivstvo-pidlitka-u-francii-mobilizuut-40-tisac-policejskih.html" text:style-name="Internet_20_link" text:visited-style-name="Visited_20_Internet_20_Link">
 <text:span text:style-name="T4">
Заворушення</text:span>
 через вбивство підлітка: у Франціїмобілізують 40 тисяч поліцейських </text:a>
</text:p>
      <text:p text:style-name="P4">
Зазначається, що за бажанням родичів загиблого на церемонію прощання та напоховання журналістів не допустили.</text:p>
      <text:p text:style-name="P4">
Про будь-які інциденти біля мечеті не повідомлень не надходило.</text:p>
      <text:p text:style-name="P4">
<text:span text:style-name="T4">
Читайте також:</text:span>
 <text:a xlink:type="simple" xlink:href="https://www.ukrinform.ua/rubric-world/3729937-u-francii-prizupinaut-ruh-avtobusiv-i-tramvaiv-cerez-masovi-zavorusenna.html" text:style-name="Internet_20_link" text:visited-style-name="Visited_20_Internet_20_Link">
 У Франції призупиняють рух автобусів і <text:span text:style-name="T4">
трамва</text:span>
 ївчерез масові заворушення </text:a>
</text:p>
      <text:p text:style-name="P4">
Як повідомляв Укрінформ, <text:a xlink:type="simple" xlink:href="http://www.ukrinform.ua/tag-protest" text:style-name="Internet_20_link" text:visited-style-name="Visited_20_Internet_20_Link">
 протести </text:a>
 йзаворушення у Франції спалахнули 27 червня після того, як поліція застрелила17-річного хлопця, який не зупинився за наказом правоохоронців.</text:p>
      <text:p text:style-name="P4">
Через протести <text:a xlink:type="simple" xlink:href="http://www.ukrinform.ua/rubric-world/3730234-makron-cerez-protesti-u-francii-perenis-vizit-do-nimeccini.html" text:style-name="Internet_20_link" text:visited-style-name="Visited_20_Internet_20_Link">
 Еммануель Макрон вирішив перенести свій візит</text:a>
 до Німеччини.</text:p>
      <text:p text:style-name="P4">
Source: <text:a xlink:type="simple" xlink:href="https://www.ukrinform.ua/rubric-world/3730344-pid-parizem-vidbulosa-prosanna-z-pidlitkom-akogo-zastreliv-policejskij.html" text:style-name="Internet_20_link" text:visited-style-name="Visited_20_Internet_20_Link">
https://www.ukrinform.ua/rubric-world/3730344-pid-parizem-vidbulosa-prosanna-z-pidlitkom-akogo-zastreliv-policejskij.html</text:a>
</text:p>
      <!--NEWS-->
      <text:h text:style-name="P10" text:outline-level="1">
<text:span text:style-name="T4">
У Кенії кількість жертв ДТП з вантажівкою зросла до 51</text:span>
</text:h>
      <text:p text:style-name="P4">
Authors: Ukrinform (Person)</text:p>
      <text:p text:style-name="P4">
Publisher: Укринформ (Organization)</text:p>
      <text:p text:style-name="P4">
Published Time: 2023-07-01T21:49:00+03:00</text:p>
      <text:p text:style-name="P4">
Modified Time: 2023-07-01T21:49:00+03:00</text:p>
      <text:p text:style-name="P4">
Description: Кількість загиблих в автокатастрофі на заході Кенії зросла до 51, понад 30 людей дістали поранення. — Укрінформ.</text:p>
      <text:p text:style-name="P4">
Images: ['<text:a xlink:type="simple" xlink:href="https://static.ukrinform.com/photos/2023_07/thumb_files/630_360_1688237459-570.jpg" text:style-name="Internet_20_link" text:visited-style-name="Visited_20_Internet_20_Link">
630_360_16882...</text:a>
']</text:p>
      <text:p text:style-name="P4">
Tags: None</text:p>
      <text:p text:style-name="P4">
Type: Article</text:p>
      <!--METADATA-->
      <text:p text:style-name="P4">
<draw:frame draw:style-name="fr1" draw:name="Image196" text:anchor-type="as-char" svg:width="6.9236in" svg:height="3.956343in" draw:z-index="0">
<draw:image xlink:href="../Images/yкринформ/2023-07-01T21-49-00-03-00/630_360_1688237459-570.jpg" xlink:type="simple" xlink:show="embed" xlink:actuate="onLoad" draw:mime-type="image/jpeg"/>
</draw:frame>
 Кількістьзагиблих в автокатастрофі на заході Кенії зросла до 51, понад 30 людей дісталипоранення.</text:p>
      <text:p text:style-name="P4">
Про це повідомляє <text:a xlink:type="simple" xlink:href="https://english.news.cn/africa/20230702/d007ca8b2b2e494098ea9835cdb98370/c.html" text:style-name="Internet_20_link" text:visited-style-name="Visited_20_Internet_20_Link">
 Xinhua</text:a>
з посиланням на місцеву поліцію, передає Укрінформ.</text:p>
      <text:p text:style-name="P4">
"Зараз у нас 51 тіло. Багато людей дістали поранення і перебувають улікарнях", - розповів Том Одеро начальник регіональної поліції Ріфт-Веллі.</text:p>
      <text:p text:style-name="P4">
Уточнюється, що внаслідок автокатастрофи постраждали щонайменше 32 людини.</text:p>
      <text:p text:style-name="P4">
Як зазначається, водій вантажівки, що перевозила контейнер, втратив контрольнад транспортним засобом і врізався в інші автівки, а відтак у пішоходів натротуарі.</text:p>
      <text:p text:style-name="P4">
У зв'язку з цією ДТП міністр внутрішніх справ Кенії Кітуре Кіндікі наказавполіцейським по всій країні посилити контроль за дотриманням правил дорожньогоруху.</text:p>
      <text:p text:style-name="P4">
<text:span text:style-name="T5">
Фото: LastHope</text:span>
</text:p>
      <text:p text:style-name="P4">
Source: <text:a xlink:type="simple" xlink:href="https://www.ukrinform.ua/rubric-world/3730331-dtp-z-vantazivkou-v-kenii-kilkist-zertv-zrosla-do-51.html" text:style-name="Internet_20_link" text:visited-style-name="Visited_20_Internet_20_Link">
https://www.ukrinform.ua/rubric-world/3730331-dtp-z-vantazivkou-v-kenii-kilkist-zertv-zrosla-do-51.html</text:a>
</text:p>
      <!--NEWS-->
      <text:h text:style-name="P10" text:outline-level="1">
<text:span text:style-name="T4">
Українець Хижняк здобув «золото» Європейських ігор у Кракові</text:span>
</text:h>
      <text:p text:style-name="P4">
Authors: Ukrinform (Person)</text:p>
      <text:p text:style-name="P4">
Publisher: Укринформ (Organization)</text:p>
      <text:p text:style-name="P4">
Published Time: 2023-07-01T21:53:35+03:00</text:p>
      <text:p text:style-name="P4">
Modified Time: 2023-07-01T21:53:35+03:00</text:p>
      <text:p text:style-name="P4">
Description: Український боксер Олександр Хижняк здобув «золото» у фіналі Європейських ігор у Кракові. — Укрінформ.</text:p>
      <text:p text:style-name="P4">
Images: ['<text:a xlink:type="simple" xlink:href="https://static.ukrinform.com/photos/2023_07/thumb_files/630_360_1688237532-930.jpeg" text:style-name="Internet_20_link" text:visited-style-name="Visited_20_Internet_20_Link">
630_360_16882...</text:a>
']</text:p>
      <text:p text:style-name="P4">
Tags: ['Бокс', 'Олександр Хижняк', 'Європейські ігри']</text:p>
      <text:p text:style-name="P4">
Type: Article</text:p>
      <!--METADATA-->
      <text:p text:style-name="P4">
<draw:frame draw:style-name="fr1" draw:name="Image197" text:anchor-type="as-char" svg:width="6.9236in" svg:height="3.956343in" draw:z-index="0">
<draw:image xlink:href="../Images/yкринформ/2023-07-01T21-53-35-03-00/630_360_1688237532-930.jpeg" xlink:type="simple" xlink:show="embed" xlink:actuate="onLoad" draw:mime-type="image/jpeg"/>
</draw:frame>
Український боксер Олександр Хижняк здобув «золото» у фіналі Європейських ігору Кракові.</text:p>
      <text:p text:style-name="P4">
Хижняк достроково переміг Габрієля Веочича з Хорватії, повідомляє Укрінформ.</text:p>
      <text:p text:style-name="P4">
Рефері зупинив бій у 2-му раунді.</text:p>
      <text:p text:style-name="P4">
Українець виступає у ваговій категорії до 80 кг.</text:p>
      <text:p text:style-name="P4">
У 1/2 фіналу Олександр здолав представника Італії Сальваторе Кавалльяро.Італієць побував у нокдауні у 1 та 2 раундах.</text:p>
      <text:p text:style-name="P4">
Для України це 20-те «золото» Європейських ігор.</text:p>
      <text:p text:style-name="P4">
<text:span text:style-name="T4">
Читайте також:</text:span>
 <text:a xlink:type="simple" xlink:href="https://www.ukrinform.ua/rubric-sports/3730001-zbirna-ukraini-utrimue-tretu-poziciu-u-komandnomu-zaliku-iii-evropejskih-igor.html" text:style-name="Internet_20_link" text:visited-style-name="Visited_20_Internet_20_Link">
 Збірна України утримує третью позицію у командному залікуIII Європейських Ігор </text:a>
</text:p>
      <text:p text:style-name="P4">
Як повідомлялося, Хижняк вже здобув олімпійську ліцензію на Ігри-2024 вПарижі.</text:p>
      <text:p text:style-name="P4">
Фото: Getty Images</text:p>
      <text:p text:style-name="P4">
Source: <text:a xlink:type="simple" xlink:href="https://www.ukrinform.ua/rubric-sports/3730332-ukrainec-hiznak-zdobuv-zoloto-evropejskih-igor-u-krakovi.html" text:style-name="Internet_20_link" text:visited-style-name="Visited_20_Internet_20_Link">
https://www.ukrinform.ua/rubric-sports/3730332-ukrainec-hiznak-zdobuv-zoloto-evropejskih-igor-u-krakovi.html</text:a>
</text:p>
      <!--NEWS-->
      <text:h text:style-name="P10" text:outline-level="1">
<text:span text:style-name="T4">
Посилення безпеки стратегічних об’єктів на півночі України є ключовим питанням - Президент</text:span>
</text:h>
      <text:p text:style-name="P4">
Authors: Ukrinform (Person)</text:p>
      <text:p text:style-name="P4">
Publisher: Укринформ (Organization)</text:p>
      <text:p text:style-name="P4">
Published Time: 2023-07-01T22:02:00+03:00</text:p>
      <text:p text:style-name="P4">
Modified Time: 2023-07-01T22:02:00+03:00</text:p>
      <text:p text:style-name="P4">
Description: Під час виїзного засідання Ставки, яке відбулося на Рівненській АЕС, обговорювалися питання посилення безпеки стратегічних об'єктів у північних регіонах країни. — Укрінформ.</text:p>
      <text:p text:style-name="P4">
Images: ['<text:a xlink:type="simple" xlink:href="https://static.ukrinform.com/photos/2022_07/thumb_files/630_360_1657829957-221.jpeg" text:style-name="Internet_20_link" text:visited-style-name="Visited_20_Internet_20_Link">
630_360_16578...</text:a>
']</text:p>
      <text:p text:style-name="P4">
Tags: ['Зеленський', 'Безпека', 'Війна з Росією', 'Рівненська АЕС']</text:p>
      <text:p text:style-name="P4">
Type: Article</text:p>
      <!--METADATA-->
      <text:p text:style-name="P4">
<draw:frame draw:style-name="fr1" draw:name="Image198" text:anchor-type="as-char" svg:width="6.9236in" svg:height="3.956343in" draw:z-index="0">
<draw:image xlink:href="../Images/yкринформ/2023-07-01T22-02-00-03-00/630_360_1657829957-221.jpeg" xlink:type="simple" xlink:show="embed" xlink:actuate="onLoad" draw:mime-type="image/jpeg"/>
</draw:frame>
 Під часвиїзного засідання Ставки, яке відбулося на Рівненській АЕС, обговорювалисяпитання посилення безпеки стратегічних об'єктів у північних регіонах країни.</text:p>
      <text:p text:style-name="P4">
Як передає Укрінформ, про це у <text:a xlink:type="simple" xlink:href="https://www.youtube.com/watch" text:style-name="Internet_20_link" text:visited-style-name="Visited_20_Internet_20_Link">
 відеозверненні</text:a>
 повідомив Володимир Зеленський.</text:p>
      <text:p text:style-name="P4">
«Цей день ми завершуємо на Рівненщині – провів чергове виїзне засіданняСтавки. Ключові питання безпеки у північних регіонах нашої держави, нашізаходи на посилення безпеки. Все, що стосується і кордону, і наших сил ОСУВ«Північ», і українських стратегічних об’єктів – таких, як Рівненська атомнастанція, на якій власне й відбулась Ставка», - сказав Президент.</text:p>
      <text:p text:style-name="P4">
_Відео:<text:a xlink:type="simple" xlink:href="https://www.facebook.com/president.gov.ua" text:style-name="Internet_20_link" text:visited-style-name="Visited_20_Internet_20_Link">
 Офіс Президента </text:a>
 _</text:p>
      <text:p text:style-name="P4">
За словами глави держави, були заслухані доповіді розвідки,Головнокомандувача, командувача сил ОСУВ «Північ», керівника прикордонноїслужби, міністра внутрішніх справ, голови обласної державної адміністрації <text:a xlink:type="simple" xlink:href="https://www.ukrinform.ua/tag-rivnensina" text:style-name="Internet_20_link" text:visited-style-name="Visited_20_Internet_20_Link">
Рівненщини </text:a>
 щодо соціальних питань іпотреб людей. Також була доповідь президента компанії «Енергоатом» ПетраКотіна, директора Рівненської АЕС.</text:p>
      <text:p text:style-name="P4">
<text:span text:style-name="T4">
Читайте також:</text:span>
 <text:a xlink:type="simple" xlink:href="https://www.ukrinform.ua/rubric-ato/3730219-zelenskij-rosiani-mozut-zdijsniti-terakt-na-zaes-abi-zupiniti-kontrnastup.html" text:style-name="Internet_20_link" text:visited-style-name="Visited_20_Internet_20_Link">
 Зеленський: Росіяни можуть здійснити теракт на ЗАЕС, абизупинити контрнаступ </text:a>
</text:p>
      <text:p text:style-name="P4">
«Загалом детально пропрацювали не тільки все, що стосується фізичної безпекинаших стратегічних об’єктів та північних областей, а й таких чутливих питань,як кібербезпека», - додав Зеленський.</text:p>
      <text:p text:style-name="P4">
Як повідомлялося, Президент Володимир Зеленський у суботу, 1 липня, провіввиїзне засідання Ставки Верховного головнокомандувача на Рівненській атомнійелектростанції, щоб на місці оцінити будь-які можливі загрози станції.</text:p>
      <text:p text:style-name="P4">
<text:span text:style-name="T5">
Фото: ОП</text:span>
</text:p>
      <text:p text:style-name="P4">
Source: <text:a xlink:type="simple" xlink:href="https://www.ukrinform.ua/rubric-ato/3730335-posilenna-bezpeki-strategicnih-obektiv-na-pivnoci-ukraini-e-klucovim-pitannam-prezident.html" text:style-name="Internet_20_link" text:visited-style-name="Visited_20_Internet_20_Link">
https://www.ukrinform.ua/rubric-ato/3730335-posilenna-bezpeki-strategicnih-obektiv-na-pivnoci-ukraini-e-klucovim-pitannam-prezident.html</text:a>
</text:p>
      <!--NEWS-->
      <text:h text:style-name="P10" text:outline-level="1">
<text:span text:style-name="T4">
Зеленський – про візит Санчеса: Європейські справи без України вже не розглядаються</text:span>
</text:h>
      <text:p text:style-name="P4">
Authors: Ukrinform (Person)</text:p>
      <text:p text:style-name="P4">
Publisher: Укринформ (Organization)</text:p>
      <text:p text:style-name="P4">
Published Time: 2023-07-01T22:19:00+03:00</text:p>
      <text:p text:style-name="P4">
Modified Time: 2023-07-01T22:19:00+03:00</text:p>
      <text:p text:style-name="P4">
Description: Візит до України Прем’єр-міністра Іспанії Педро Санчеса у перший день іспанського головування в Раді ЄС свідчить про нову реальність, в якій європейські справи без України вже не розглядаються. — Укрінформ.</text:p>
      <text:p text:style-name="P4">
Images: ['<text:a xlink:type="simple" xlink:href="https://static.ukrinform.com/photos/2023_07/thumb_files/630_360_1688239140-614.png" text:style-name="Internet_20_link" text:visited-style-name="Visited_20_Internet_20_Link">
630_360_16882...</text:a>
']</text:p>
      <text:p text:style-name="P4">
Tags: ['Іспанія', 'Візит', 'Зеленський', 'Санчес']</text:p>
      <text:p text:style-name="P4">
Type: Article</text:p>
      <!--METADATA-->
      <text:p text:style-name="P4">
<draw:frame draw:style-name="fr1" draw:name="Image199" text:anchor-type="as-char" svg:width="6.9236in" svg:height="3.956343in" draw:z-index="0">
<draw:image xlink:href="../Images/yкринформ/2023-07-01T22-19-00-03-00/630_360_1688239140-614.png" xlink:type="simple" xlink:show="embed" xlink:actuate="onLoad" draw:mime-type="image/png"/>
</draw:frame>
 Візит доУкраїни Прем’єр-міністра Іспанії Педро Санчеса у перший день іспанськогоголовування в Раді ЄС свідчить про нову реальність, в якій європейські справибез України вже не розглядаються.</text:p>
      <text:p text:style-name="P4">
На цьому під час свого <text:a xlink:type="simple" xlink:href="https://www.youtube.com/watch" text:style-name="Internet_20_link" text:visited-style-name="Visited_20_Internet_20_Link">
 звернення</text:a>
 наголосив Президент УкраїниВолодимир Зеленський.</text:p>
      <text:p text:style-name="P4">
«Сьогодні з візитом в Україні був прем’єр-міністр <text:a xlink:type="simple" xlink:href="https://www.ukrinform.ua/tag-ispania" text:style-name="Internet_20_link" text:visited-style-name="Visited_20_Internet_20_Link">
 Іспанії</text:a>
 Санчес. Дуже символічно – у першийдень початку іспанського головування в Раді Євросоюзу. Це однозначно свідчитьпро нову реальність. Наш спільний європейський дім завжди не можна було уявитиповноцінним без України. І зараз же ми досягли й на політичному рівні того, щоєвропейські справи без України вже не розглядаються», - сказав Зеленський.</text:p>
      <text:p text:style-name="P4">
_Відео:<text:a xlink:type="simple" xlink:href="https://t.me/V_Zelenskiy_official/6799" text:style-name="Internet_20_link" text:visited-style-name="Visited_20_Internet_20_Link">
 ОП </text:a>
 _</text:p>
      <text:p text:style-name="P4">
Він також повідомив, що сьогодні були підписані спільні заяви з Прем’єр-міністром Іспанії щодо підтримки європейської та євроатлантичної перспективиУкраїни.</text:p>
      <text:p text:style-name="P4">
«І це вже двадцять перша така заява, тобто більшість підтримала нашуперспективу, зокрема, і в питанні про членство в Альянсі… Бельгія, Данія, нашідрузі з Естонії, Італія, Ісландія, Іспанія, Канада, це Латвія, це Литва,Нідерланди, Німеччина, це Норвегія та Польща, Румунія, Словаччина, Словенія,Фінляндія, Франція, Чехія, Чорногорія та Швеція. Дякую всім вам», - наголосивПрезидент і підкреслив, що він вдячний також тим державам, із якими Українапоки немає подібних спільних підписаних заяв та декларацій. Але вони, напереконання Зеленського, абсолютно чітко підтримують Україну на шляху до НАТО,а отже, підтримують наближення реального миру в усій Європі.</text:p>
      <text:p text:style-name="P4">
<text:span text:style-name="T4">
Читайте також:</text:span>
 <text:a xlink:type="simple" xlink:href="https://www.ukrinform.ua/rubric-polytics/3730248-zelenskij-obgovoriv-iz-premerom-ispanii-integraciu-v-es-i-nato-ta-formulu-miru.html" text:style-name="Internet_20_link" text:visited-style-name="Visited_20_Internet_20_Link">
 Зеленський обговорив із прем’єром Іспанії інтеграцію в ЄСі НАТО та Формулу миру </text:a>
</text:p>
      <text:p text:style-name="P4">
Як повідомляв <text:a xlink:type="simple" xlink:href="https://www.ukrinform.ua/rubric-polytics/3730086-premer-ispanii-pribuv-v-ukrainu.html" text:style-name="Internet_20_link" text:visited-style-name="Visited_20_Internet_20_Link">
 Укрінформ </text:a>
 , Прем'єр-міністрІспанії Санчес прибув з візитом в Україну 1 липня, у перший день головування вРаді Європейського Союзу.</text:p>
      <text:p text:style-name="P4">
Source: <text:a xlink:type="simple" xlink:href="https://www.ukrinform.ua/rubric-polytics/3730336-zelenskij-pro-vizit-sancesa-evropejski-spravi-bez-ukraini-vze-ne-rozgladautsa.html" text:style-name="Internet_20_link" text:visited-style-name="Visited_20_Internet_20_Link">
https://www.ukrinform.ua/rubric-polytics/3730336-zelenskij-pro-vizit-sancesa-evropejski-spravi-bez-ukraini-vze-ne-rozgladautsa.html</text:a>
</text:p>
      <!--NEWS-->
      <text:h text:style-name="P10" text:outline-level="1">
<text:span text:style-name="T4">
Ворог здійснив ротацію ракетоносіїв  у Чорному морі - ОК «Південь»</text:span>
</text:h>
      <text:p text:style-name="P4">
Authors: Ukrinform (Person)</text:p>
      <text:p text:style-name="P4">
Publisher: Укринформ (Organization)</text:p>
      <text:p text:style-name="P4">
Published Time: 2023-07-01T22:31:00+03:00</text:p>
      <text:p text:style-name="P4">
Modified Time: 2023-07-01T22:31:00+03:00</text:p>
      <text:p text:style-name="P4">
Description: Російські військові замість одного надводного носія ракет «Калібр» вивели в Чорне море два підводні ракетоносії. — Укрінформ.</text:p>
      <text:p text:style-name="P4">
Images: ['<text:a xlink:type="simple" xlink:href="https://static.ukrinform.com/photos/2016_03/thumb_files/630_360_1459411837-1303-foto-milru.jpg" text:style-name="Internet_20_link" text:visited-style-name="Visited_20_Internet_20_Link">
630_360_14594...</text:a>
']</text:p>
      <text:p text:style-name="P4">
Tags: ['Ракета', ' Чорне море', 'Підводний човен', 'Війна з Росією']</text:p>
      <text:p text:style-name="P4">
Type: Article</text:p>
      <!--METADATA-->
      <text:p text:style-name="P4">
<draw:frame draw:style-name="fr1" draw:name="Image200" text:anchor-type="as-char" svg:width="6.9236in" svg:height="3.956343in" draw:z-index="0">
<draw:image xlink:href="../Images/yкринформ/2023-07-01T22-31-00-03-00/630_360_1459411837-1303-foto-milru.jpg" xlink:type="simple" xlink:show="embed" xlink:actuate="onLoad" draw:mime-type="image/jpeg"/>
</draw:frame>
 Російські військові замість одного надводного носія ракет «Калібр»вивели в Чорне море два підводні ракетоносії.</text:p>
      <text:p text:style-name="P4">
Як передає Укрінформ, про це Оперативне командування «Південь» повідомляє в <text:a xlink:type="simple" xlink:href="https://t.me/s/Nazars_look" text:style-name="Internet_20_link" text:visited-style-name="Visited_20_Internet_20_Link">
Телеграмі </text:a>
 .</text:p>
      <text:p text:style-name="P4">
«Ворог здійснив ротацію ракетоносіїв - надводний замінено на два підводних.Сумарний залп «Калібрів» залишився на рівні восьми», - йдеться в повідомленні.</text:p>
      <text:p text:style-name="P4">
Уточнюється, що в <text:a xlink:type="simple" xlink:href="https://www.ukrinform.ua/tag-corne-more" text:style-name="Internet_20_link" text:visited-style-name="Visited_20_Internet_20_Link">
 Чорному морі </text:a>
тримається штормова погода.</text:p>
      <text:p text:style-name="P4">
При цьому в ОК «Південь» попередили, що з урахуванням певної паузи в діяхворога, увага до сигналів повітряної тривоги має бути підвищена.</text:p>
      <text:p text:style-name="P4">
<text:span text:style-name="T4">
Читайте також:</text:span>
 <text:a xlink:type="simple" xlink:href="https://www.ukrinform.ua/rubric-ato/3730084-u-cornomu-mori-rosia-trimae-odin-raketonosij.html" text:style-name="Internet_20_link" text:visited-style-name="Visited_20_Internet_20_Link">
 У Чорному морі Росія тримає один ракетоносій</text:a>
</text:p>
      <text:p text:style-name="P4">
Як повідомлялося, керівниця об’єднаного координаційного пресцентру Сил оборонипівдня України <text:a xlink:type="simple" xlink:href="https://www.ukrinform.ua/rubric-ato/3729391-gumenuk-e-oznaki-pidgotovki-rosii-do-raketnih-udariv.html" text:style-name="Internet_20_link" text:visited-style-name="Visited_20_Internet_20_Link">
 Наталя Гуменюк заявила </text:a>
 пронаявність ознак імовірної підготовки Росії до ракетних ударів.</text:p>
      <text:p text:style-name="P4">
Source: <text:a xlink:type="simple" xlink:href="https://www.ukrinform.ua/rubric-ato/3730338-vorog-zdijsniv-rotaciu-raketonosiiv-u-cornomu-mori-ok-pivden.html" text:style-name="Internet_20_link" text:visited-style-name="Visited_20_Internet_20_Link">
https://www.ukrinform.ua/rubric-ato/3730338-vorog-zdijsniv-rotaciu-raketonosiiv-u-cornomu-mori-ok-pivden.html</text:a>
</text:p>
      <!--NEWS-->
      <text:h text:style-name="P10" text:outline-level="1">
<text:span text:style-name="T4">
Підвищення тарифів на воду: Зеленський назвав рішення Нацкомісії ганебним і непрофесійним</text:span>
</text:h>
      <text:p text:style-name="P4">
Authors: Ukrinform (Person)</text:p>
      <text:p text:style-name="P4">
Publisher: Укринформ (Organization)</text:p>
      <text:p text:style-name="P4">
Published Time: 2023-07-01T22:52:00+03:00</text:p>
      <text:p text:style-name="P4">
Modified Time: 2023-07-01T22:52:00+03:00</text:p>
      <text:p text:style-name="P4">
Description: Президент України розкритикував рішення НКРЕКП підвищити тарифи на водопостачання для населення, назвавши його ганебним і непрофесійним. — Укрінформ.</text:p>
      <text:p text:style-name="P4">
Images: ['<text:a xlink:type="simple" xlink:href="https://static.ukrinform.com/photos/2023_06/thumb_files/630_360_1686938443-722.jpg" text:style-name="Internet_20_link" text:visited-style-name="Visited_20_Internet_20_Link">
630_360_16869...</text:a>
']</text:p>
      <text:p text:style-name="P4">
Tags: ['НКРЕКП', 'Тариф', 'Вода', 'Зеленський']</text:p>
      <text:p text:style-name="P4">
Type: Article</text:p>
      <!--METADATA-->
      <text:p text:style-name="P4">
<draw:frame draw:style-name="fr1" draw:name="Image201" text:anchor-type="as-char" svg:width="6.9236in" svg:height="3.956343in" draw:z-index="0">
<draw:image xlink:href="../Images/yкринформ/2023-07-01T22-52-00-03-00/630_360_1686938443-722.jpg" xlink:type="simple" xlink:show="embed" xlink:actuate="onLoad" draw:mime-type="image/jpeg"/>
</draw:frame>
 ПрезидентУкраїни розкритикував рішення НКРЕКП підвищити тарифи на водопостачання длянаселення, назвавши його ганебним і непрофесійним.</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Сьогодні з’явилося повідомлення від Нацкомісії щодо енергетики та комунальнихпослуг про підвищення тарифів на воду. М’яко кажучи, ганебне рішення.Непрофесійне. Не погоджене з урядом», - наголосив глава держави.</text:p>
      <text:p text:style-name="P4">
За його словами, влада не може і не буде сприймати спокійно такі рішення.</text:p>
      <text:p text:style-name="P4">
«Уряду доручено представити рішення у відповідь. І вони будуть», - наголосивПрезидент.</text:p>
      <text:p text:style-name="P4">
<text:span text:style-name="T4">
Читайте також:</text:span>
 <text:a xlink:type="simple" xlink:href="https://www.ukrinform.ua/rubric-economy/3730303-minenergo-vvazae-neobgruntovanim-risenna-nackomisii-pro-pereglad-tarifiv-na-vodu.html" text:style-name="Internet_20_link" text:visited-style-name="Visited_20_Internet_20_Link">
 Міненерго вважає необгрунтованим рішення Нацкомісії проперегляд тарифів на воду </text:a>
</text:p>
      <text:p text:style-name="P4">
Як повідомляв Укрінформ, Національна комісія, що здійснює державне регулюванняу сферах енергетики та комунальних послуг, встановила нові <text:a xlink:type="simple" xlink:href="https://www.ukrinform.ua/tag-tarif" text:style-name="Internet_20_link" text:visited-style-name="Visited_20_Internet_20_Link">
 тарифи</text:a>
 на воду для 33 водоканалів та АТ«Укрзалізниця». Середньозважене зростання склало 32%.</text:p>
      <text:p text:style-name="P4">
Прем'єр-міністр Денис Шмигаль зазначив, що рішення Нацкомісії про підвищеннятарифів на централізоване водопостачання та водовідведення не були погоджені зурядом. Тож очільник Кабміну доручив розпочати додаткові консультації з їхперегляду.</text:p>
      <text:p text:style-name="P4">
Source: <text:a xlink:type="simple" xlink:href="https://www.ukrinform.ua/rubric-economy/3730342-pidvisenna-tarifiv-na-vodu-zelenskij-nazvav-risenna-nackomisii-ganebnim-i-neprofesijnim.html" text:style-name="Internet_20_link" text:visited-style-name="Visited_20_Internet_20_Link">
https://www.ukrinform.ua/rubric-economy/3730342-pidvisenna-tarifiv-na-vodu-zelenskij-nazvav-risenna-nackomisii-ganebnim-i-neprofesijnim.html</text:a>
</text:p>
      <!--NEWS-->
      <text:h text:style-name="P10" text:outline-level="1">
<text:span text:style-name="T4">
Стартував прийом заяв на участь у проєкті «Помічник ветерана»</text:span>
</text:h>
      <text:p text:style-name="P4">
Authors: Ukrinform (Person)</text:p>
      <text:p text:style-name="P4">
Publisher: Укринформ (Organization)</text:p>
      <text:p text:style-name="P4">
Published Time: 2023-07-01T23:24:00+03:00</text:p>
      <text:p text:style-name="P4">
Modified Time: 2023-07-01T23:24:00+03:00</text:p>
      <text:p text:style-name="P4">
Description: У Вінницькій, Дніпропетровській, Львівській та Миколаївській областях 1 липня розпочався прийом заяв на конкурсний відбір кандидатів на посади помічників ветеранів. — Укрінформ.</text:p>
      <text:p text:style-name="P4">
Images: ['<text:a xlink:type="simple" xlink:href="https://static.ukrinform.com/photos/2022_01/thumb_files/630_360_1643092726-230.jpg" text:style-name="Internet_20_link" text:visited-style-name="Visited_20_Internet_20_Link">
630_360_16430...</text:a>
']</text:p>
      <text:p text:style-name="P4">
Tags: ['Конкурс', 'Ветерани війни', 'Міністерство у справах ветеранів']</text:p>
      <text:p text:style-name="P4">
Type: Article</text:p>
      <!--METADATA-->
      <text:p text:style-name="P4">
<draw:frame draw:style-name="fr1" draw:name="Image202" text:anchor-type="as-char" svg:width="6.9236in" svg:height="3.956343in" draw:z-index="0">
<draw:image xlink:href="../Images/yкринформ/2023-07-01T23-24-00-03-00/630_360_1643092726-230.jpg" xlink:type="simple" xlink:show="embed" xlink:actuate="onLoad" draw:mime-type="image/jpeg"/>
</draw:frame>
 УВінницькій, Дніпропетровській, Львівській та Миколаївській областях 1 липнярозпочався прийом заяв на конкурсний відбір кандидатів на посади помічниківветеранів.</text:p>
      <text:p text:style-name="P4">
Як передає Укрінформ, про це повідомляє <text:a xlink:type="simple" xlink:href="http://mva.gov.ua/ua/news/vidkrito-konkursnij-vidbir-u-korpus-pomichnikiv-veterana" text:style-name="Internet_20_link" text:visited-style-name="Visited_20_Internet_20_Link">
 Міністерство у справах ветеранів.</text:a>
</text:p>
      <text:p text:style-name="P4">
Ідеться про реалізацію пілотного проєкту Мінветеранів у громадах чотирьохрегіонів - сервісної послуги з індивідуального супроводу в межах системипереходу від військової служби до цивільного життя українських захисників тазахисниць, які повертатимуться з фронту та служби додому.</text:p>
      <text:p text:style-name="P4">
“Помічники ветеранів, а здебільшого це будуть колишні військові, члениветеранських сімей та загиблих героїв, пройдуть спеціальне навчання, вонипрацюватимуть у сервісних офісах і консультуватимуть <text:a xlink:type="simple" xlink:href="https://www.ukrinform.ua/tag-veterani-vijni" text:style-name="Internet_20_link" text:visited-style-name="Visited_20_Internet_20_Link">
 ветеранів</text:a>
 з питань працевлаштування,навчання, аспектів соціального захисту та реабілітації, покращення стануздоров’я, загалом реалізації своїх прав та пільг у різних сферах”, - зазначилиу міністерстві.</text:p>
      <text:p text:style-name="P4">
Послуга розроблена Мінветеранів за сприяння ”Проєкту підтримки Дія”, щореалізується Програмою розвитку ООН в Україні за фінансування Швеції.</text:p>
      <text:p text:style-name="P4">
<text:span text:style-name="T4">
Читайте також:</text:span>
 <text:a xlink:type="simple" xlink:href="https://www.ukrinform.ua/rubric-society/3729869-na-robotu-pomicnikiv-veteraniv-vidileno-ponad-50-miljoniv-minveteraniv.html" text:style-name="Internet_20_link" text:visited-style-name="Visited_20_Internet_20_Link">
 На роботу помічників ветеранів виділили понад ₴50мільйонів </text:a>
</text:p>
      <text:p text:style-name="P4">
З 1 липня кандидати на посади помічників ветерана, які живуть у Вінницькій,Дніпропетровській, Львівській та Миколаївській областях, можуть подавати заявина конкурсний відбір для участі у цьому проєкті за допомогою інформаційногопорталу <text:a xlink:type="simple" xlink:href="http://eveteran.gov.ua/" text:style-name="Internet_20_link" text:visited-style-name="Visited_20_Internet_20_Link">
 Е-ветеран </text:a>
 .</text:p>
      <text:p text:style-name="P4">
У Мінветеранів уточнили, що обране кандидатами бажане місце працевлаштування вмежах пілотної області врахують - за умови участі територіальної громади векспериментальному проєкті.</text:p>
      <text:p text:style-name="P4">
<text:span text:style-name="T4">
Читайте також:</text:span>
 <text:a xlink:type="simple" xlink:href="https://www.ukrinform.ua/rubric-society/3729933-majze-40-gromad-stali-ucasnikami-pilotnogo-proektu-pomicnik-veterana.html" text:style-name="Internet_20_link" text:visited-style-name="Visited_20_Internet_20_Link">
 Майже 40 громад стали учасниками пілотного проєкту «<text:span text:style-name="T4">
Помічник</text:span>
 <text:span text:style-name="T4">
ветерана</text:span>
 » </text:a>
</text:p>
      <text:p text:style-name="P4">
Як повідомляв Укрінформ, міністр у справах ветеранів <text:a xlink:type="simple" xlink:href="http://www.ukrinform.ua/rubric-society/3727960-ukraina-vivcae-svitovij-dosvid-integracii-veteraniv-do-mirnogo-zitta-laputina.html" text:style-name="Internet_20_link" text:visited-style-name="Visited_20_Internet_20_Link">
 Юлія Лапутіна вважає</text:a>
 дуже важливим, щобветерани були гідно представлені в армії. Вивчається світовий досвід, щобстворити належні умови для реалізації українських ветеранів.</text:p>
      <text:p text:style-name="P4">
Source: <text:a xlink:type="simple" xlink:href="https://www.ukrinform.ua/rubric-society/3730343-startuvav-prijom-zaav-na-ucast-u-proekti-pomicnik-veterana.html" text:style-name="Internet_20_link" text:visited-style-name="Visited_20_Internet_20_Link">
https://www.ukrinform.ua/rubric-society/3730343-startuvav-prijom-zaav-na-ucast-u-proekti-pomicnik-veterana.html</text:a>
</text:p>
      <!--NEWS-->
      <text:h text:style-name="P10" text:outline-level="1">
<text:span text:style-name="T4">
Під Парижем відбулося прощання з підлітком, якого застрелив поліцейський</text:span>
</text:h>
      <text:p text:style-name="P4">
Authors: Ukrinform (Person)</text:p>
      <text:p text:style-name="P4">
Publisher: Укринформ (Organization)</text:p>
      <text:p text:style-name="P4">
Published Time: 2023-07-01T23:46:00+03:00</text:p>
      <text:p text:style-name="P4">
Modified Time: 2023-07-01T23:46:00+03:00</text:p>
      <text:p text:style-name="P4">
Description: Поблизу Парижа відбулася церемонія прощання з підлітком, якого застрелив поліцейський. Це вбивство спричинило масові протести по всій Франції. — Укрінформ.</text:p>
      <text:p text:style-name="P4">
Images: ['<text:a xlink:type="simple" xlink:href="https://static.ukrinform.com/photos/2016_04/thumb_files/630_360_1460359115-8488.jpeg" text:style-name="Internet_20_link" text:visited-style-name="Visited_20_Internet_20_Link">
630_360_14603...</text:a>
']</text:p>
      <text:p text:style-name="P4">
Tags: ['Франція', 'Похорон', 'Поліція', 'Протест', 'Вбивство']</text:p>
      <text:p text:style-name="P4">
Type: Article</text:p>
      <!--METADATA-->
      <text:p text:style-name="P4">
<draw:frame draw:style-name="fr1" draw:name="Image203" text:anchor-type="as-char" svg:width="6.9236in" svg:height="3.956343in" draw:z-index="0">
<draw:image xlink:href="../Images/yкринформ/2023-07-01T23-46-00-03-00/630_360_1460359115-8488.jpeg" xlink:type="simple" xlink:show="embed" xlink:actuate="onLoad" draw:mime-type="image/jpeg"/>
</draw:frame>
 ПоблизуПарижа відбулася церемонія прощання з підлітком, якого застрелив поліцейський.Це вбивство спричинило масові протести по всій Франції.</text:p>
      <text:p text:style-name="P4">
Як передає Укрінформ, про це повідомляє <text:a xlink:type="simple" xlink:href="http://www.dw.com/uk/pid-parizem-poprosalisa-z-pidlitkom-ubitim-policejskim/a-66091342" text:style-name="Internet_20_link" text:visited-style-name="Visited_20_Internet_20_Link">
 DW </text:a>
 з посиланням нафранцузькі ЗМІ.</text:p>
      <text:p text:style-name="P4">
На траурний захід у мечеті в Нантері зібралися сотні людей. Навколо будівлістворили спеціальну зону безпеки,</text:p>
      <text:p text:style-name="P4">
<text:span text:style-name="T4">
Читайте також:</text:span>
 <text:a xlink:type="simple" xlink:href="https://www.ukrinform.ua/rubric-world/3729392-zavorusenna-cerez-vbivstvo-pidlitka-u-francii-mobilizuut-40-tisac-policejskih.html" text:style-name="Internet_20_link" text:visited-style-name="Visited_20_Internet_20_Link">
 <text:span text:style-name="T4">
Заворушення</text:span>
 через вбивство підлітка: у Франціїмобілізують 40 тисяч поліцейських </text:a>
</text:p>
      <text:p text:style-name="P4">
Зазначається, що за бажанням родичів загиблого на церемонію прощання та напоховання журналістів не допустили.</text:p>
      <text:p text:style-name="P4">
Про будь-які інциденти біля мечеті не повідомлень не надходило.</text:p>
      <text:p text:style-name="P4">
<text:span text:style-name="T4">
Читайте також:</text:span>
 <text:a xlink:type="simple" xlink:href="https://www.ukrinform.ua/rubric-world/3729937-u-francii-prizupinaut-ruh-avtobusiv-i-tramvaiv-cerez-masovi-zavorusenna.html" text:style-name="Internet_20_link" text:visited-style-name="Visited_20_Internet_20_Link">
 У Франції призупиняють рух автобусів і <text:span text:style-name="T4">
трамва</text:span>
 ївчерез масові заворушення </text:a>
</text:p>
      <text:p text:style-name="P4">
Як повідомляв Укрінформ, <text:a xlink:type="simple" xlink:href="http://www.ukrinform.ua/tag-protest" text:style-name="Internet_20_link" text:visited-style-name="Visited_20_Internet_20_Link">
 протести </text:a>
 йзаворушення у Франції спалахнули 27 червня після того, як поліція застрелила17-річного хлопця, який не зупинився за наказом правоохоронців.</text:p>
      <text:p text:style-name="P4">
Через протести <text:a xlink:type="simple" xlink:href="http://www.ukrinform.ua/rubric-world/3730234-makron-cerez-protesti-u-francii-perenis-vizit-do-nimeccini.html" text:style-name="Internet_20_link" text:visited-style-name="Visited_20_Internet_20_Link">
 Еммануель Макрон вирішив перенести свій візит</text:a>
 до Німеччини.</text:p>
      <text:p text:style-name="P4">
Source: <text:a xlink:type="simple" xlink:href="https://www.ukrinform.ua/rubric-world/3730344-pid-parizem-vidbulosa-prosanna-z-pidlitkom-akogo-zastreliv-policejskij.html" text:style-name="Internet_20_link" text:visited-style-name="Visited_20_Internet_20_Link">
https://www.ukrinform.ua/rubric-world/3730344-pid-parizem-vidbulosa-prosanna-z-pidlitkom-akogo-zastreliv-policejskij.html</text:a>
</text:p>
      <!--NEWS-->
      <text:h text:style-name="P10" text:outline-level="1">
<text:span text:style-name="T4">
У США запрацювала перша повністю автономна залізнична система</text:span>
</text:h>
      <text:p text:style-name="P4">
Authors: Ukrinform (Person)</text:p>
      <text:p text:style-name="P4">
Publisher: Укринформ (Organization)</text:p>
      <text:p text:style-name="P4">
Published Time: 2023-07-01T2:38:00+03:00</text:p>
      <text:p text:style-name="P4">
Modified Time: 2023-07-01T20:38:00+03:00</text:p>
      <text:p text:style-name="P4">
Description: У Гонолулу, що в американському штаті Гаваї, запрацювала перша в країні повністю автоматизована залізнична система з використанням вагонів японської компанії Hitachi. — Укрінформ.</text:p>
      <text:p text:style-name="P4">
Images: ['<text:a xlink:type="simple" xlink:href="https://static.ukrinform.com/photos/2023_07/thumb_files/630_360_1688233215-462.png" text:style-name="Internet_20_link" text:visited-style-name="Visited_20_Internet_20_Link">
630_360_16882...</text:a>
']</text:p>
      <text:p text:style-name="P4">
Tags: ['Потяг', 'США', 'Технології', 'Залізниця']</text:p>
      <text:p text:style-name="P4">
Type: Article</text:p>
      <!--METADATA-->
      <text:p text:style-name="P4">
<draw:frame draw:style-name="fr1" draw:name="Image204" text:anchor-type="as-char" svg:width="6.9236in" svg:height="3.956343in" draw:z-index="0">
<draw:image xlink:href="../Images/yкринформ/2023-07-01T2-38-00-03-00/630_360_1688233215-462.png" xlink:type="simple" xlink:show="embed" xlink:actuate="onLoad" draw:mime-type="image/png"/>
</draw:frame>
 У Гонолулу,що в американському штаті Гаваї, запрацювала перша в країні повністюавтоматизована залізнична система з використанням вагонів японської компаніїHitachi.</text:p>
      <text:p text:style-name="P4">
Як передає Укрінформ, про це повідомляє <text:a xlink:type="simple" xlink:href="https://www3.nhk.or.jp/nhkworld/en/news/20230701_12/" text:style-name="Internet_20_link" text:visited-style-name="Visited_20_Internet_20_Link">
 NHK</text:a>
 .</text:p>
      <text:p text:style-name="P4">
Початковий сегмент системи Skyline становить близько 17 кілометрів, з'єднуєдев'ять станцій від центру Гонолулу до околиць міста. Всю відстань можназдолати приблизно за 20 хвилин.</text:p>
      <text:p text:style-name="P4">
У вагонах передбачене місце для велосипедів і дошок для серфінгу.</text:p>
      <text:p text:style-name="P4">
Зазначається, що керування <text:a xlink:type="simple" xlink:href="https://www.ukrinform.ua/tag-potag" text:style-name="Internet_20_link" text:visited-style-name="Visited_20_Internet_20_Link">
 потягами </text:a>
здійснюється з оперативного центру, розташованого на околиці Гонолулу.</text:p>
      <text:p text:style-name="P4">
Очікується, що залізнична система зменшить затори на автобанах, а такожзменшить викиди вуглекислого газу та інших парникових газів.</text:p>
      <text:p text:style-name="P4">
<text:span text:style-name="T4">
Читайте також:</text:span>
 <text:a xlink:type="simple" xlink:href="https://www.ukrinform.ua/rubric-technology/3728167-v-aponii-hocut-vprovaditi-stucnij-intelekt-dla-polegsenna-praci-derzsluzbovciv.html" text:style-name="Internet_20_link" text:visited-style-name="Visited_20_Internet_20_Link">
 В Японії хочуть впровадити <text:span text:style-name="T4">
штучний</text:span>
 <text:span text:style-name="T4">
інтелект</text:span>
 дляполегшення праці держслужбовців </text:a>
</text:p>
      <text:p text:style-name="P4">
Операційний сегмент повністю автоматизованої залізничної системи будепоступово розширено до міжнародного аеропорту Гаваїв.</text:p>
      <text:p text:style-name="P4">
Оператор сподівається відкрити всю лінію до 2031 року.</text:p>
      <text:p text:style-name="P4">
Як повідомляв Укрінформ, перший у <text:a xlink:type="simple" xlink:href="https://www.ukrinform.ua/rubric-technology/3729162-u-kanadi-zapustili-persij-potag-na-vodni.html" text:style-name="Internet_20_link" text:visited-style-name="Visited_20_Internet_20_Link">
 Північній Америці потяг,</text:a>
 що працює на водні, почав перевозити пасажирів уКанаді.</text:p>
      <text:p text:style-name="P4">
<text:span text:style-name="T5">
Фото: NHK</text:span>
</text:p>
      <text:p text:style-name="P4">
Source: <text:a xlink:type="simple" xlink:href="https://www.ukrinform.ua/rubric-world/3730313-u-ssa-zapracuvala-persa-povnistu-avtonomna-zaliznicna-sistema.html" text:style-name="Internet_20_link" text:visited-style-name="Visited_20_Internet_20_Link">
https://www.ukrinform.ua/rubric-world/3730313-u-ssa-zapracuvala-persa-povnistu-avtonomna-zaliznicna-sistema.html</text:a>
</text:p>
      <!--NEWS-->
      <text:h text:style-name="P10" text:outline-level="1">
<text:span text:style-name="T4">
Нова ветеранська політика — у топ-10 пріоритетних реформ Уряду — Денис Шмигаль</text:span>
</text:h>
      <text:p text:style-name="P4">
Author: ['АРМІЯINFORM']</text:p>
      <text:p text:style-name="P4">
Time: 2023-07-01T30:00:00-04:00</text:p>
      <text:p text:style-name="P4">
Description: Політика героїв, окреслена Президентом України як один з орієнтирів нової Україн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thumb_205293_820_360_0_0_auto.jpg" text:style-name="Internet_20_link" text:visited-style-name="Visited_20_Internet_20_Link">
thumb_205293_820_360_0_0_auto.jpg</text:a>
']</text:p>
      <text:p text:style-name="P4">
Tags: ['ВЕТЕРАНИ', 'ПРЕМ’ЄР-МІНІСТР ДЕНИС ШМИГАЛЬ', 'СОЦІАЛЬНА ПІДТРИМКА']</text:p>
      <text:p text:style-name="P4">
Category: News</text:p>
      <!--METADATA-->
      <text:p text:style-name="P4">
<draw:frame draw:style-name="fr1" draw:name="Image205" text:anchor-type="as-char" svg:width="6.9236in" svg:height="4.382132in" draw:z-index="0">
<draw:image xlink:href="../Images/AРМІЯINFORM/2023-07-01T30-00-00-04-00/thumb_205293_820_360_0_0_auto.jpg" xlink:type="simple" xlink:show="embed" xlink:actuate="onLoad" draw:mime-type="image/jpeg"/>
</draw:frame>
</text:p>
      <text:p text:style-name="P4">
Політика героїв, окреслена Президентом України як один з орієнтирів новоїУкраїнської доктрини, є серед пріоритетних реформ Уряду на цей рік. Про цезазначив Прем’єр-міністр Денис Шмигаль.</text:p>
      <text:p text:style-name="P4">
«Інтеграція ветеранів у суспільне та економічне життя. Доступна іпотека.Гранти, які ми вже зараз надаємо для ветеранського бізнесу і будемо надалірозширювати цей напрямок. Соціальна підтримка. Фізична та ментальнареабілітація. Інститут помічника ветеранів. Нові стандарти безбар’єрності.Меморіалізація війни та досвіду нашої перемоги. Створення Пантеону Героїв таНаціонального військового кладовища. Це ті речі, про які говорив Президент ідо реалізації яких важливо долучити ветеранів, які повернулися з війни», —підкреслив очільник Уряду.</text:p>
      <text:p text:style-name="P4">
Також серед озвучених Президентом України орієнтирів нової Українськоїдоктрини — справедливість. Це, зокрема, створення спеціального трибуналу дляпокарання російських військових і політичного керівництва та конфіскаціяросійських активів для відбудови України. За словами Прем’єр-міністра, державарухається в обох напрямках і вже має перші результати.</text:p>
      <text:p text:style-name="P4">
Джерело: <text:a xlink:type="simple" xlink:href="https://www.kmu.gov.ua/news/premier-ministr-nova-veteranska-polityka-u-top-10-priorytetnykh-reform-uriadu-na-tsei-rik" text:style-name="Internet_20_link" text:visited-style-name="Visited_20_Internet_20_Link">
Урядовий портал</text:a>
</text:p>
      <text:p text:style-name="P4">
Source: <text:a xlink:type="simple" xlink:href="https://armyinform.com.ua/2023/07/01/nova-veteranska-polityka-u-top-10-priorytetnyh-reform-uryadu-denys-shmygal/" text:style-name="Internet_20_link" text:visited-style-name="Visited_20_Internet_20_Link">
https://armyinform.com.ua/2023/07/01/nova-veteranska-polityka-u-top-10-priorytetnyh-reform-uryadu-denys-shmygal/</text:a>
</text:p>
      <!--NEWS-->
      <text:h text:style-name="P10" text:outline-level="1">
<text:span text:style-name="T4">
«Звільнення Зміїного» — керівник ЦСО «А» СБУ про унікальну спецоперацію</text:span>
</text:h>
      <text:p text:style-name="P4">
Author: ['АРМІЯINFORM']</text:p>
      <text:p text:style-name="P4">
Time: 2023-07-01T32:00:00-04:00</text:p>
      <text:p text:style-name="P4">
Description: Очищення острова Зміїний від ворога стало не тільки військовою, економічн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222-1.jpg" text:style-name="Internet_20_link" text:visited-style-name="Visited_20_Internet_20_Link">
2222-1.jpg</text:a>
']</text:p>
      <text:p text:style-name="P4">
Tags: ['ЄВГЕНІЙ ХМАРА', 'ЗМІЇНИЙ', 'ЦСО «А» СБУ']</text:p>
      <text:p text:style-name="P4">
Category: News</text:p>
      <!--METADATA-->
      <text:p text:style-name="P4">
<draw:frame draw:style-name="fr1" draw:name="Image206" text:anchor-type="as-char" svg:width="6.9236in" svg:height="3.531036in" draw:z-index="0">
<draw:image xlink:href="../Images/AРМІЯINFORM/2023-07-01T32-00-00-04-00/2222-1.jpg" xlink:type="simple" xlink:show="embed" xlink:actuate="onLoad" draw:mime-type="image/jpeg"/>
</draw:frame>
</text:p>
      <text:p text:style-name="P4">
Очищення острова Зміїний від ворога стало не тільки військовою, економічною тапсихологічною перемогою України, але й дозволило частково розблокувати Чорнеморе. Про роль Служби безпеки у цій спецоперації та її подробиці керівники ЦСО«А» СБУ розповіли під час зйомок фільму, який представила сьогодні журналісткаРаміна Есхакзай, <text:a xlink:type="simple" xlink:href="https://www.facebook.com/watch/" text:style-name="Internet_20_link" text:visited-style-name="Visited_20_Internet_20_Link">
інформує</text:a>
пресслужба СБУ.</text:p>
      <text:p text:style-name="P4">
«Звільнення Зміїного — одна зі знакових перемог над ворогом. Не тількивійськова, а ще й економічна та психологічна. Це дозволило розблокувати Чорнеморе. Для бійців ЦСО „А“ СБУ було честю брати участь у цій спецоперації тагідно реалізувати її», — сказав керівник Центру спецоперацій «А» СБУ ЄвгенійХмара.</text:p>
      <text:p text:style-name="P4">
За його словами, підготовка до операції відбувалася ретельно і виважено: збірінформації, відпрацювання деталей за допомогою макету острова, індивідуальніта групові тренування.</text:p>
      <text:p text:style-name="P4">
«Кожен боєць розумів свою задачу, яка була розписана похвилинно. Завданнязвільнити Зміїний було надскладним, але це і є спеціалізацією ЦСО „А“. Аджекожен спецпризначенець СБУ пройшов унікальну підготовку та здатен виконуватинайскладніші задачі. До таких спецоперацій ми готувалися все життя», —зазначив керівник групи спецпризначенців СБУ під час операції зі звільненняЗміїного з позивним «Кот».</text:p>
      <text:p text:style-name="P4">
Він розповів, як саме проходив штурм острова.</text:p>
      <text:p text:style-name="P4">
«На Зміїний кілька наших бойових груп доставили вертольотами. Вони вилетіли заеродрому на материковій частині і йшли на надмалій висоті. Перша спробависадки не вдалася. Ворог підняв свою авіацію і не дав нам висадитися. Висадкуна Зміїний ми здійснили після повторного вогневого ураження», — згадує боєцьЦСО «А» СБУ.</text:p>
      <text:p text:style-name="P4">
За його словами, ворог одразу відкрив щільний вогонь, спецпризначенці вступилив активний вогневий контакт і рухалися практично по мінному полю. «Росіяни щей спробували активізувати систему підриву мінних загороджень. Але наші бійцізнешкодили підривників і цим врятували багато життів», — зазначив «Кот».</text:p>
      <text:p text:style-name="P4">
На жаль, під час цієї спецоперації загинуло двоє спецпризначенців ЦСО «А».Обом бійцям посмертно присвоєно найвище звання — Герой України.</text:p>
      <text:p text:style-name="P4">
«Це приклад надзвичайної самовідданості українських військових, які готовівиконати завдання будь-якої складності заради Перемоги. Навіть ціною власногожиття. Ми маємо цінувати ті зусилля, які хлопці доклали. Маємо пам’ятати іменанаших полеглих Героїв», — наголосив керівник ЦСО «А» СБУ Євгеній Хмара.</text:p>
      <text:p text:style-name="P4">
Нагадаємо, що Центр спеціальних операцій «А» СБУ з початку війни виконуєнайскладніші завдання. Вони разом із іншими героями не дали ворогу дійти доКиєва. Тримали оборону Бахмута, Рубіжного, Білогорівки та Сєвєродонецька.Звільняли Київщину, Харківщину, Чернігівщину, Сумщину, Миколаївщину,Херсонщину, Запорізьку область. Тепер докладають максимум зусиль, абизвільнити всі інші регіони України.</text:p>
      <text:p text:style-name="P4">
Source: <text:a xlink:type="simple" xlink:href="https://armyinform.com.ua/2023/07/01/zvilnennya-zmiyinogo-kerivnyk-czso-a-sbu-pro-unikalnu-speczoperacziyu/" text:style-name="Internet_20_link" text:visited-style-name="Visited_20_Internet_20_Link">
https://armyinform.com.ua/2023/07/01/zvilnennya-zmiyinogo-kerivnyk-czso-a-sbu-pro-unikalnu-speczoperacziyu/</text:a>
</text:p>
      <!--NEWS-->
      <text:h text:style-name="P10" text:outline-level="1">
<text:span text:style-name="T4">
Зрадив за 200 тисяч «дерев’яних» і заробив 15 років</text:span>
</text:h>
      <text:p text:style-name="P4">
Author: ['АРМІЯINFORM']</text:p>
      <text:p text:style-name="P4">
Time: 2023-07-01T34:00:00-04:00</text:p>
      <text:p text:style-name="P4">
Description: За процесуального керівництва Донецької обласної прокуратури завершен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11111111111.jpg" text:style-name="Internet_20_link" text:visited-style-name="Visited_20_Internet_20_Link">
1111111111111.jpg</text:a>
']</text:p>
      <text:p text:style-name="P4">
Tags: ['ДОНЕЦЬК', 'ЗРАДНИКИ УКРАЇНИ', 'ОПЛОТ', 'ПРОКУРАТУРА']</text:p>
      <text:p text:style-name="P4">
Category: News</text:p>
      <!--METADATA-->
      <text:p text:style-name="P4">
<draw:frame draw:style-name="fr1" draw:name="Image207" text:anchor-type="as-char" svg:width="6.9236in" svg:height="4.490361in" draw:z-index="0">
<draw:image xlink:href="../Images/AРМІЯINFORM/2023-07-01T34-00-00-04-00/1111111111111.jpg" xlink:type="simple" xlink:show="embed" xlink:actuate="onLoad" draw:mime-type="image/jpeg"/>
</draw:frame>
</text:p>
      <text:p text:style-name="P4">
За процесуального керівництва Донецької обласної прокуратури завершенодосудове розслідування стосовно мешканця м. Донецька за фактом участі утерористичній організації (ч. 1 ст. 258-3 КК України).</text:p>
      <text:p text:style-name="P4">
У травні 2015 року обвинувачений, за порадою друзів з так званого ополчення,вступив до «5-ї мотострілецької бригади «Оплот»,<text:a xlink:type="simple" xlink:href="https://don.gp.gov.ua/ua/news.html" text:style-name="Internet_20_link" text:visited-style-name="Visited_20_Internet_20_Link">
повідомляє</text:a>
відділ інформаційної політики Донецької обласної прокуратури.</text:p>
      <text:p text:style-name="P4">
«За даними слідства, восени 2015 року донеччанин став стрільцем, отримав формузі зброєю та вирушив чергувати до блокпосту неподалік м. Докучаєвська. Разомзі своєю групою він незаконно перевіряв автівки, документи пасажирів таохороняв цистерни з аміаком, які розташовувалися неподалік поста. Пізніше„вартовий“ охороняв кар’єр, де розміщувалися особовий склад, танки, самохідніартилерійські установки та інша важка техніка окупантів. У січні 2016 рокучоловік звільнився в запас. За час служби учасник нзф „днр“ встиг заробитиприблизно 200 тисяч рублів, що в гривнях дорівнює близько 87 тисяч», — йдетьсяу повідомленні.</text:p>
      <text:p text:style-name="P4">
Обвинувальний акт скеровано до Красногвардійського районного суду м.Дніпропетровська для розгляду по суті. Досудове розслідування здійснювалосяслідчими ГУ СБУ в Донецькій та Луганській областях. На вирок суду чоловікчекає під вартою. Санкція статті передбачає покарання у вигляді позбавленняволі на строк від восьми до п’ятнадцяти років з конфіскацією майна або безтакої.</text:p>
      <text:p text:style-name="P4">
Source: <text:a xlink:type="simple" xlink:href="https://armyinform.com.ua/2023/07/01/zradyv-za-200-tysyach-derevyanyh-i-zarobyv-15-rokiv/" text:style-name="Internet_20_link" text:visited-style-name="Visited_20_Internet_20_Link">
https://armyinform.com.ua/2023/07/01/zradyv-za-200-tysyach-derevyanyh-i-zarobyv-15-rokiv/</text:a>
</text:p>
      <!--NEWS-->
      <text:h text:style-name="P10" text:outline-level="1">
<text:span text:style-name="T4">
В Україні розроблено «Путівник для ветеранів і членів їхніх родин»</text:span>
</text:h>
      <text:p text:style-name="P4">
Author: ['АРМІЯINFORM']</text:p>
      <text:p text:style-name="P4">
Time: 2023-07-01T36:00:00-04:00</text:p>
      <text:p text:style-name="P4">
Description: За сприяння Мінветеранів в Україні розроблено «Путівник для ветеранів і членів їхні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png" text:style-name="Internet_20_link" text:visited-style-name="Visited_20_Internet_20_Link">
4.png</text:a>
']</text:p>
      <text:p text:style-name="P4">
Tags: ['ВЕТЕРАНИ ВІЙНИ', 'ВІЙСЬКОВІ ПСИХОЛОГИ', 'МІНВЕТЕРАНІВ']</text:p>
      <text:p text:style-name="P4">
Category: News</text:p>
      <!--METADATA-->
      <text:p text:style-name="P4">
<draw:frame draw:style-name="fr1" draw:name="Image208" text:anchor-type="as-char" svg:width="6.9236in" svg:height="3.894525in" draw:z-index="0">
<draw:image xlink:href="../Images/AРМІЯINFORM/2023-07-01T36-00-00-04-00/4.png" xlink:type="simple" xlink:show="embed" xlink:actuate="onLoad" draw:mime-type="image/png"/>
</draw:frame>
</text:p>
      <text:p text:style-name="P4">
За сприяння Мінветеранів в Україні розроблено «Путівник для ветеранів і членівїхніх родин» щодо підтримки психічного здоров’я.</text:p>
      <text:p text:style-name="P4">
Путівник розроблений фахівцями Українського ветеранського фону (УВФ)Міністерства у справах ветеранів України,<text:a xlink:type="simple" xlink:href="https://mva.gov.ua/ua/news/za-spriyannya-minveteraniv-v-ukrayini-rozrobleno-putivnik-dlya-veteraniv-i-chleniv-yihnih-rodin-shchodo-pidtrimki-psihichnogo-zdorovya" text:style-name="Internet_20_link" text:visited-style-name="Visited_20_Internet_20_Link">
інформує</text:a>
 пресслужба відомства. Він являє собою збірник авторськихнапрацювань та адаптованих матеріалів з надання психологічної, медико-психологічної та психіатричної допомоги. Його підготували психологи-експерти,які працюють на Гарячій лінії кризової підтримки УВФ, що реалізується запідтримки Українського фонду швидкого реагування IREX та Державногодепартаменту США.</text:p>
      <text:p text:style-name="P4">
У збірнику представлено матеріали, спеціально розроблені для підтримкиветеранів війни, членів їхніх сімей та родин загиблих Воїнів на шляхуреінтеграції до цивільного життя. Зокрема, у Путівнику містяться «Дорожнякарта» у системі надання психологічної, медичної та психіатричної допомоги, атакож рекомендації ветеранам та членам їхніх родин. Ці рекомендації уклалифахівці Гарячої лінії з урахуванням особистого досвіду та практичноїпсихологічної роботи, у тому числі в умовах повномасштабної війни в Україні.</text:p>
      <text:p text:style-name="P4">
Під час презентації Путівника заступниця міністра у справах ветеранів УкраїниСвітлана Кашенець зазначила, що питання психічного здоров’я та емоційногостану людини ще два роки тому було не настільки актуальним, як і власнекультура звернення до психологів. Наразі ж держава відповідально та фаховоставиться до цього питання, адже ветерани та ветеранки, члени їхніх родинмають отримувати якісні та доступні послуги.</text:p>
      <text:p text:style-name="P4">
«Путівник стане у пригоді усім, хто взаємодіє з ветеранами і ветеранками, хтобуде фахово працювати в органах місцевої влади та всім колективам іорганізаціям, HR-фахівцям, які звертаються до нас щодо проведення тренінгів ізпитань комунікації з ветеранами, які зараз повертаються з війни. І у нас уже єтакий досвід, ми вже працюємо з такими колективами — і онлайн, і офлайн», —підкреслила Світлана Кашенець.</text:p>
      <text:p text:style-name="P4">
Ознайомитися і завантажити «Путівник для ветеранів і членів їхніх родин» можназа лінком: &lt;https://veteranfund.com.ua/doc/putivnik.pdf&gt;
</text:p>
      <text:p text:style-name="P4">
Source: <text:a xlink:type="simple" xlink:href="https://armyinform.com.ua/2023/07/01/v-ukrayini-rozrobleno-putivnyk-dlya-veteraniv-i-chleniv-yihnih-rodyn/" text:style-name="Internet_20_link" text:visited-style-name="Visited_20_Internet_20_Link">
https://armyinform.com.ua/2023/07/01/v-ukrayini-rozrobleno-putivnyk-dlya-veteraniv-i-chleniv-yihnih-rodyn/</text:a>
</text:p>
      <!--NEWS-->
      <text:h text:style-name="P10" text:outline-level="1">
<text:span text:style-name="T4">
Створено Координаційний центр зі збереження культурної спадщини на територіях, що постраждали внаслідок руйнування Каховської ГЕС</text:span>
</text:h>
      <text:p text:style-name="P4">
Author: ['АРМІЯINFORM']</text:p>
      <text:p text:style-name="P4">
Time: 2023-07-01T38:00:00-04:00</text:p>
      <text:p text:style-name="P4">
Description: Кабінет Міністрів створив міжвідомчий Координаційний центр зі збереження культур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ja-ges-poslednie-novosti-na-segodnja-6-ijunja-2023-v-kremle-znajut-kakuju-cel-presledoval-kievskij-rezhim-pri-podryve-kahovskoj-ges-b017ec5.jpg" text:style-name="Internet_20_link" text:visited-style-name="Visited_20_Internet_20_Link">
kahovskaja-ges-poslednie-novosti-na-segodnja-6-ijunja-2023-v-kremle-znajut-kakuju-cel-presledoval-kievskij-rezhim-pri-podryve-kahovskoj-ges-b017ec5.jpg</text:a>
']</text:p>
      <text:p text:style-name="P4">
Tags: ['КАБІНЕТ МІНІСТРІВ УКРАЇНИ', 'КАХОВСЬКА ГЕС', 'ХЕРСОНЩИНА']</text:p>
      <text:p text:style-name="P4">
Category: News</text:p>
      <!--METADATA-->
      <text:p text:style-name="P4">
<draw:frame draw:style-name="fr1" draw:name="Image209" text:anchor-type="as-char" svg:width="6.9236in" svg:height="3.4618in" draw:z-index="0">
<draw:image xlink:href="../Images/AРМІЯINFORM/2023-07-01T38-00-00-04-00/kahovskaja-ges-poslednie-novosti-na-segodnja-6-ijunja-2023-v-kremle-znajut-kakuju-cel-presledoval-kievskij-rezhim-pri-podryve-kahovskoj-ges-b017ec5.jpg" xlink:type="simple" xlink:show="embed" xlink:actuate="onLoad" draw:mime-type="image/jpeg"/>
</draw:frame>
</text:p>
      <text:p text:style-name="P4">
Кабінет Міністрів створив міжвідомчий Координаційний центр зі збереженнякультурної спадщини та культурних цінностей на територіях, що постраждаливнаслідок руйнування Каховської ГЕС. Відповідне розпорядження, розробленеМКІП, Уряд прийняв на своєму засіданні 30 червня.</text:p>
      <text:p text:style-name="P4">
Згідно з документом Координаційний центр у двотижневий строк має розробити таподати МКІП план заходів, спрямованих на посилення захисту культурної спадщинита культурних цінностей на вказаних територіях. Після цього МКІП внесе його назатвердження Уряду.</text:p>
      <text:p text:style-name="P4">
Також Уряд доручив Дніпропетровській, Запорізькій, Миколаївській таХерсонській ОВА разом з органами місцевого самоврядування, Національноюполіцією, Силами територіальної оборони Збройних Сил невідкладно забезпечитиобмеження доступу населення до територій, що постраждали внаслідок руйнуванняКаховської ГЕС, щоб не допустити випадки мародерства, завдання шкоди об’єктамкультурної спадщини та культурним цінностям.</text:p>
      <text:p text:style-name="P4">
Крім того, Координаційний центр має звернутись до міжнародних інституцій щодонадання допомоги у збереженні, документуванні, дослідженні і музеєфікаціїоб’єктів культурної спадщини та культурних цінностей на постраждалихтериторіях.</text:p>
      <text:p text:style-name="P4">
Головою Координаційного центру визначено Міністра культури та інформаційноїполітики. До його складу також увійшли представники МКІП, Мінінфраструктури,МОН, МВС, Міноборони, Нацполіції, Сил територіальної оборони Збройних Сил,Дніпропетровської, Запорізької, Миколаївської, Херсонської ОВА та Інститутуархеології НАН.</text:p>
      <text:p text:style-name="P4">
Джерело: <text:a xlink:type="simple" xlink:href="https://www.kmu.gov.ua/news/uriad-stvoryv-koordynatsiinyi-tsentr-zi-zberezhennia-kulturnoi-spadshchyny-na-terytoriiakh-shcho-postrazhdaly-vnaslidok-ruinuvannia-kakhovskoi-hes" text:style-name="Internet_20_link" text:visited-style-name="Visited_20_Internet_20_Link">
Урядовий портал</text:a>
</text:p>
      <text:p text:style-name="Horizontal_20_Line"/>
      <text:p text:style-name="P4">
Source: <text:a xlink:type="simple" xlink:href="https://armyinform.com.ua/2023/07/01/stvoreno-koordynaczijnyj-czentr-zi-zberezhennya-kulturnoyi-spadshhyny-na-terytoriyah-shho-postrazhdaly-vnaslidok-rujnuvannya-kahovskoyi-ges/" text:style-name="Internet_20_link" text:visited-style-name="Visited_20_Internet_20_Link">
https://armyinform.com.ua/2023/07/01/stvoreno-koordynaczijnyj-czentr-zi-zberezhennya-kulturnoyi-spadshhyny-na-terytoriyah-shho-postrazhdaly-vnaslidok-rujnuvannya-kahovskoyi-ges/</text:a>
</text:p>
      <!--NEWS-->
      <text:h text:style-name="P10" text:outline-level="1">
<text:span text:style-name="T4">
Віцепрезидентом Асамблеї європейських регіонів вперше обрали українця</text:span>
</text:h>
      <text:p text:style-name="P4">
Authors: Ukrinform (Person)</text:p>
      <text:p text:style-name="P4">
Publisher: Укринформ (Organization)</text:p>
      <text:p text:style-name="P4">
Published Time: 2023-07-01T3:39:00+03:00</text:p>
      <text:p text:style-name="P4">
Modified Time: 2023-07-01T20:39:00+03:00</text:p>
      <text:p text:style-name="P4">
Description: Заступник міського голови Кривого Рогу Сергій Мілютін обраний віцепрезидентом Асамблеї європейських регіонів (AER). — Укрінформ.</text:p>
      <text:p text:style-name="P4">
Images: ['<text:a xlink:type="simple" xlink:href="https://static.ukrinform.com/photos/2023_07/thumb_files/630_360_1688232847-393.jpg" text:style-name="Internet_20_link" text:visited-style-name="Visited_20_Internet_20_Link">
630_360_16882...</text:a>
']</text:p>
      <text:p text:style-name="P4">
Tags: ['Європа', 'Кривий Ріг', 'AER']</text:p>
      <text:p text:style-name="P4">
Type: Article</text:p>
      <!--METADATA-->
      <text:p text:style-name="P4">
<draw:frame draw:style-name="fr1" draw:name="Image210" text:anchor-type="as-char" svg:width="6.9236in" svg:height="3.956343in" draw:z-index="0">
<draw:image xlink:href="../Images/yкринформ/2023-07-01T3-39-00-03-00/630_360_1688232847-393.jpg" xlink:type="simple" xlink:show="embed" xlink:actuate="onLoad" draw:mime-type="image/jpeg"/>
</draw:frame>
 Заступникміського голови Кривого Рогу Сергій Мілютін обраний віцепрезидентом Асамблеїєвропейських регіонів (AER).</text:p>
      <text:p text:style-name="P4">
Про це повідомляє AER в пресрелізі, який є в розпорядженні Укрінформу.</text:p>
      <text:p text:style-name="P4">
«Заступник міського голови <text:a xlink:type="simple" xlink:href="https://www.ukrinform.ua/tag-krivij-rig" text:style-name="Internet_20_link" text:visited-style-name="Visited_20_Internet_20_Link">
 Кривого Рогу </text:a>
 Сергій Мілютін обраний віцепрезидентом Асамблеї європейськихрегіонів (AER). Високу посаду в межах об'єднання українець обійматиме вперше»,- йдеться в повідомленні.</text:p>
      <text:p text:style-name="P4">
</text:p>
      <text:p text:style-name="P4">
Вибори керівного складу організації відбулися 30 червня в іспанськійБарселоні. Як підкреслив Мілютін, обрання на одну з ключових посад організаціїукраїнця є визнанням поваги до України та її внеску в діяльність об'єднання.</text:p>
      <text:p text:style-name="P4">
AER об'єднує понад 140 регіонів з 35 країн та є найбільшим майданчикомрегіональної влади в Європі. Ключовими завданнями організації є обмін досвідомміж регіональною владою в Європі та захист інтересів регіонів-членів AER упроцесі ухвалення рішень у структурах Європейського Союзу.</text:p>
      <text:p text:style-name="P4">
Одним із основних напрямків роботи новообраного віцепрезидента станеконсолідація довкола України та координація допомоги українським регіонам. Засловами Мілютіна, учасники Асамблеї підкреслили, що продовжать допомагатибіженцям з України, які перебувають зараз на їх територіях, підтримуватирегіони України, а також обговорили потреби та перспективи подальшої допомогиукраїнцям на етапі післявоєнного відновлення.</text:p>
      <text:p text:style-name="P4">
<text:span text:style-name="T4">
Читайте також:</text:span>
 <text:a xlink:type="simple" xlink:href="https://www.ukrinform.ua/rubric-polytics/3714039-zelenskij-vistupiv-na-zasidanni-evropejskogo-komitetu-regioniv.html" text:style-name="Internet_20_link" text:visited-style-name="Visited_20_Internet_20_Link">
 Зеленський виступив на засіданні Європейського комітетурегіонів </text:a>
</text:p>
      <text:p text:style-name="P4">
Як повідомлялося, на міжнародному саміті громад і регіонів, організованомуКонгресом місцевих та регіональних влад, Україна представила структурованийплан повоєнного відновлення та допомоги у цьому громадам.</text:p>
      <text:p text:style-name="P4">
Source: <text:a xlink:type="simple" xlink:href="https://www.ukrinform.ua/rubric-regions/3730311-viceprezidentom-asamblei-evropejskih-regioniv-vperse-obrali-ukrainca.html" text:style-name="Internet_20_link" text:visited-style-name="Visited_20_Internet_20_Link">
https://www.ukrinform.ua/rubric-regions/3730311-viceprezidentom-asamblei-evropejskih-regioniv-vperse-obrali-ukrainca.html</text:a>
</text:p>
      <!--NEWS-->
      <text:h text:style-name="P10" text:outline-level="1">
<text:span text:style-name="T4">
На трьох напрямках тривають важкі бої, під Мар’їнкою відбито усі атаки противника</text:span>
</text:h>
      <text:p text:style-name="P4">
Author: ['АРМІЯINFORM']</text:p>
      <text:p text:style-name="P4">
Time: 2023-07-01T40:00:00-04:00</text:p>
      <text:p text:style-name="P4">
Description: Про це повідомляє ГШ ЗС України.    «Противник і надалі зосереджує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47269165_614856357494113_4793367899670291998_n.jpg" text:style-name="Internet_20_link" text:visited-style-name="Visited_20_Internet_20_Link">
347269165_614856357494113_4793367899670291998_n.jpg</text:a>
']</text:p>
      <text:p text:style-name="P4">
Tags: ['STOPRUSSIA', 'БАХМУТ', 'ВТОРГНЕННЯ РФ', 'ГШ ЗС УКРАЇНИ', 'МАР’ЇНКА', 'ХРОМОВЕ']</text:p>
      <text:p text:style-name="P4">
Category: News</text:p>
      <!--METADATA-->
      <text:p text:style-name="P4">
<draw:frame draw:style-name="fr1" draw:name="Image212" text:anchor-type="as-char" svg:width="6.9236in" svg:height="6.9236in" draw:z-index="0">
<draw:image xlink:href="../Images/AРМІЯINFORM/2023-07-01T40-00-00-04-00/347269165_614856357494113_4793367899670291998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VshJCPnUtbpyVWZTjG6iZoLzN9DaiZbGrN7YfmKqDqK4nXcuxPxCoKSEfFJ2fxwSl" text:style-name="Internet_20_link" text:visited-style-name="Visited_20_Internet_20_Link">
повідомляє</text:a>
ГШ ЗС України.</text:p>
      <text:p text:style-name="P4">
«Противник і надалі зосереджує основні зусилля на Лиманському, Бахмутському таМар’їнському напрямках, тривають важкі бої. Протягом доби відбулось 22 бойовихзіткнення», — йдеться у повідомленні.</text:p>
      <text:p text:style-name="P4">
Також зазначається, що на Мар’їнському напрямку наші захисники відбили усіатаки противника в районі Мар’їнки. На Лиманському напрямку, протягом доби,противник проводив наступальні дії в районі Серебрянського лісництва, успіхуне мав; на Бахмутському напрямку противник здійснив безуспішні наступальні діїв районах Богданівки та Хромового; на Авдіївському напрямку, за підтримкиавіації, ворог вів безуспішні наступальні дії в районах Авдіївки таПервомайського, здійснив артилерійські обстріли понад 15 населених пунктів.</text:p>
      <text:p text:style-name="P4">
Source: <text:a xlink:type="simple" xlink:href="https://armyinform.com.ua/2023/07/01/na-troh-napryamkah-tryvayut-vazhki-boyi-pid-maryinskoyu-vidbyto-usi-ataky-protyvnyka/" text:style-name="Internet_20_link" text:visited-style-name="Visited_20_Internet_20_Link">
https://armyinform.com.ua/2023/07/01/na-troh-napryamkah-tryvayut-vazhki-boyi-pid-maryinskoyu-vidbyto-usi-ataky-protyvnyka/</text:a>
</text:p>
      <!--NEWS-->
      <text:h text:style-name="P10" text:outline-level="1">
<text:span text:style-name="T4">
російські відказники вивели з ладу озброєння</text:span>
</text:h>
      <text:p text:style-name="P4">
Author: ['АРМІЯINFORM']</text:p>
      <text:p text:style-name="P4">
Time: 2023-07-01T42:00:00-04:00</text:p>
      <text:p text:style-name="P4">
Description: Про це повідомляє ГШ ЗС України.    «На тлі успішних бойових дій Сил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222.jpg" text:style-name="Internet_20_link" text:visited-style-name="Visited_20_Internet_20_Link">
3222.jpg</text:a>
']</text:p>
      <text:p text:style-name="P4">
Tags: ['STOPRUSSIA', 'ВТОРГНЕННЯ РФ', 'ГШ ЗС УКРАЇНИ']</text:p>
      <text:p text:style-name="P4">
Category: News</text:p>
      <!--METADATA-->
      <text:p text:style-name="P4">
<draw:frame draw:style-name="fr1" draw:name="Image213" text:anchor-type="as-char" svg:width="6.9236in" svg:height="4.347926in" draw:z-index="0">
<draw:image xlink:href="../Images/AРМІЯINFORM/2023-07-01T42-00-00-04-00/3222.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VshJCPnUtbpyVWZTjG6iZoLzN9DaiZbGrN7YfmKqDqK4nXcuxPxCoKSEfFJ2fxwSl" text:style-name="Internet_20_link" text:visited-style-name="Visited_20_Internet_20_Link">
повідомляє</text:a>
ГШ ЗС України.</text:p>
      <text:p text:style-name="P4">
«На тлі успішних бойових дій Сил оборони України та через значні втратипротивника в живій силі, збільшуються випадки дезертирства в підрозділахросійських окупаційних військ, які все частіше самовільно залишають бойовіпозиції. Зокрема, близько 50 військовослужбовців етнічних дагестанців зіскладу каспійської флотилії, в районі населеного пункту Дорожнянка Запорізькоїобласті, відмовились брати участь в бойових діях. Наявне в підрозділіозброєння російські відказники вивели з ладу», — йдеться у повідомленні.</text:p>
      <text:p text:style-name="P4">
Source: <text:a xlink:type="simple" xlink:href="https://armyinform.com.ua/2023/07/01/rosijski-vidkaznyky-vyvely-z-ladu-ozbroyennya/" text:style-name="Internet_20_link" text:visited-style-name="Visited_20_Internet_20_Link">
https://armyinform.com.ua/2023/07/01/rosijski-vidkaznyky-vyvely-z-ladu-ozbroyennya/</text:a>
</text:p>
      <!--NEWS-->
      <text:h text:style-name="P10" text:outline-level="1">
<text:span text:style-name="T4">
рашисти продовжують використовувати свою давню тактику</text:span>
</text:h>
      <text:p text:style-name="P4">
Author: ['АРМІЯINFORM']</text:p>
      <text:p text:style-name="P4">
Time: 2023-07-01T44:00:00-04:00</text:p>
      <text:p text:style-name="P4">
Description: Про це повідомляє ГШ ЗС України.    «російські окупанти продовжують використов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33439_ocupant-kaput_reuters-672x418-1.png" text:style-name="Internet_20_link" text:visited-style-name="Visited_20_Internet_20_Link">
233439_ocupant-kaput_reuters-672x418-1.png</text:a>
']</text:p>
      <text:p text:style-name="P4">
Tags: ['STOPRUSSIA', 'ВОЄННІ ЗЛОЧИНИ ЗС РФ', 'ВТОРГНЕННЯ РФ', 'ГШ ЗС УКРАЇНИ']</text:p>
      <text:p text:style-name="P4">
Category: News</text:p>
      <!--METADATA-->
      <text:p text:style-name="P4">
<draw:frame draw:style-name="fr1" draw:name="Image214" text:anchor-type="as-char" svg:width="6.9236in" svg:height="4.306644in" draw:z-index="0">
<draw:image xlink:href="../Images/AРМІЯINFORM/2023-07-01T44-00-00-04-00/233439_ocupant-kaput_reuters-672x418-1.png" xlink:type="simple" xlink:show="embed" xlink:actuate="onLoad" draw:mime-type="image/png"/>
</draw:frame>
</text:p>
      <text:p text:style-name="P4">
Про це<text:a xlink:type="simple" xlink:href="https://www.facebook.com/GeneralStaff.ua/posts/pfbid02VshJCPnUtbpyVWZTjG6iZoLzN9DaiZbGrN7YfmKqDqK4nXcuxPxCoKSEfFJ2fxwSl" text:style-name="Internet_20_link" text:visited-style-name="Visited_20_Internet_20_Link">
повідомляє</text:a>
ГШ ЗС України.</text:p>
      <text:p text:style-name="P4">
«російські окупанти продовжують використовувати цивільне населення як „живийщит“. Так, в населеному пункті Тополівка Херсонської області російськевійськове командування розселяє своїх військовослужбовців у приватнихбудинках, в яких проживає цивільне населення», — йдеться у повідомленні.</text:p>
      <text:p text:style-name="P4">
Source: <text:a xlink:type="simple" xlink:href="https://armyinform.com.ua/2023/07/01/rashysty-prodovzhuyut-vykorystovuvaty-svoyu-davnyu-taktyku/" text:style-name="Internet_20_link" text:visited-style-name="Visited_20_Internet_20_Link">
https://armyinform.com.ua/2023/07/01/rashysty-prodovzhuyut-vykorystovuvaty-svoyu-davnyu-taktyku/</text:a>
</text:p>
      <!--NEWS-->
      <text:h text:style-name="P10" text:outline-level="1">
<text:span text:style-name="T4">
Партнерство між НАТО і ЄС — ключ до продовження підтримки України — Єнс Столтенберг</text:span>
</text:h>
      <text:p text:style-name="P4">
Author: ['АРМІЯINFORM']</text:p>
      <text:p text:style-name="P4">
Time: 2023-07-01T46:00:00-04:00</text:p>
      <text:p text:style-name="P4">
Description: Генеральний секретар НАТО Єнс Столтенберг високо оцінив партнерство між НА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6896188_614703360842746_6387248969891649404_n.jpg" text:style-name="Internet_20_link" text:visited-style-name="Visited_20_Internet_20_Link">
356896188_614703360842746_6387248969891649404_n.jpg</text:a>
']</text:p>
      <text:p text:style-name="P4">
Tags: ['YES', 'ЄНС СТОЛТЕНБЕРГ', 'НАТО', 'ШАРЛЬ МІШЕЛЬ']</text:p>
      <text:p text:style-name="P4">
Category: News</text:p>
      <!--METADATA-->
      <text:p text:style-name="P4">
<draw:frame draw:style-name="fr1" draw:name="Image215" text:anchor-type="as-char" svg:width="6.9236in" svg:height="3.935897in" draw:z-index="0">
<draw:image xlink:href="../Images/AРМІЯINFORM/2023-07-01T46-00-00-04-00/356896188_614703360842746_6387248969891649404_n.jpg" xlink:type="simple" xlink:show="embed" xlink:actuate="onLoad" draw:mime-type="image/jpeg"/>
</draw:frame>
NATO Secretary General Jens Stoltenberg with European Council PresidentCharles Michel</text:p>
      <text:p text:style-name="P4">
Генеральний секретар НАТО Єнс Столтенберг високо оцінив партнерство між НАТО іЄвропейським союзом, яке досягає безпрецедентних рівнів. Він описав його якключ до продовження підтримки України і до відповіді на інші критичніпроблеми.</text:p>
      <text:p text:style-name="P4">
«Дякую вам за вашу особисту відданість стратегічному партнерству міжЄвропейським Союзом і НАТО. Це партнерство є надзвичайно важливим зараз, колими стикаємося з повномасштабною війною в Європі. Війна, яка триває в Україні.І я вдячний Європейському Союзу за безпрецедентну підтримку, яку ви надалиУкраїні. А також союзники по НАТО і НАТО надають Україні безпрецедентнупідтримку. Це демонструє, як ми доповнюємо одне одного», — заявив ГенеральнийСекретар НАТО Єнс Столтенберг на спільній з Головою Європейської ради ШарлемМішелем пресконференції після засідання Європейської Ради.</text:p>
      <text:p text:style-name="P4">
«Для НАТО важливо те, що ми продовжуватимемо підтримувати Україну. На саміті яочікую нових заяв про військову підтримку України, ми також погодимобагаторічну програму допомоги Україні та просування до НАТО, щоб бути повністюсумісними з НАТО. Тож нам просто потрібно продовжувати підтримувати Україну тагарантувати, що Україна переможе як суверенна незалежна держава в Європі», —наголосив Генеральний Секретар НАТО Єнс Столтенберг.</text:p>
      <text:p text:style-name="P4">
Джерело: <text:a xlink:type="simple" xlink:href="https://www.facebook.com/GeneralStaff.ua/posts/pfbid0anWv2B2sWX5dCvrprqTXDKMXtC8nnE9H9Rh1D4YFZ481pizCxhbFawgUyuhrxo5Zl" text:style-name="Internet_20_link" text:visited-style-name="Visited_20_Internet_20_Link">
ГШ ЗСУкраїни.</text:a>
</text:p>
      <text:p text:style-name="P4">
Source: <text:a xlink:type="simple" xlink:href="https://armyinform.com.ua/2023/07/01/partnerstvo-mizh-nato-i-yes-klyuch-do-prodovzhennya-pidtrymky-ukrayiny-yens-stoltenberg/" text:style-name="Internet_20_link" text:visited-style-name="Visited_20_Internet_20_Link">
https://armyinform.com.ua/2023/07/01/partnerstvo-mizh-nato-i-yes-klyuch-do-prodovzhennya-pidtrymky-ukrayiny-yens-stoltenberg/</text:a>
</text:p>
      <!--NEWS-->
      <text:h text:style-name="P10" text:outline-level="1">
<text:span text:style-name="T4">
У Координаційному штабі відбулася зустріч з родинами полонених та зниклих безвісти десантників</text:span>
</text:h>
      <text:p text:style-name="P4">
Author: ['АРМІЯINFORM']</text:p>
      <text:p text:style-name="P4">
Time: 2023-07-01T48:00:00-04:00</text:p>
      <text:p text:style-name="P4">
Description: Участь у заході взяли родичі бійців 25-ї окремої повітрянодесантної Січесла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1_08-14-17.jpg" text:style-name="Internet_20_link" text:visited-style-name="Visited_20_Internet_20_Link">
photo_2023-07-01_08-14-17.jpg</text:a>
', '<text:a xlink:type="simple" xlink:href="https://armyinform.com.ua/wp-content/uploads/2023/07/photo_2023-07-01_08-14-17-2.jpg" text:style-name="Internet_20_link" text:visited-style-name="Visited_20_Internet_20_Link">
photo_2023-07-01_08-14-17-2.jpg</text:a>
']</text:p>
      <text:p text:style-name="P4">
Tags: ['STOPRUSSIA']</text:p>
      <text:p text:style-name="P4">
Category: News</text:p>
      <!--METADATA-->
      <text:p text:style-name="P4">
<draw:frame draw:style-name="fr1" draw:name="Image216" text:anchor-type="as-char" svg:width="6.9236in" svg:height="4.252244in" draw:z-index="0">
<draw:image xlink:href="../Images/AРМІЯINFORM/2023-07-01T48-00-00-04-00/photo_2023-07-01_08-14-17.jpg" xlink:type="simple" xlink:show="embed" xlink:actuate="onLoad" draw:mime-type="image/jpeg"/>
</draw:frame>
</text:p>
      <text:p text:style-name="P4">
Участь у заході взяли родичі бійців 25-ї окремої повітрянодесантноїСічеславської бригади, 46-ї окремої аеромобільної бригади та 77-ї окремоїаеромобільної бригади, що входять до складу Десантно-штурмових військ ЗбройнихСил України.</text:p>
      <text:p text:style-name="P4">
Про це <text:a xlink:type="simple" xlink:href="https://t.me/Koord_shtab" text:style-name="Internet_20_link" text:visited-style-name="Visited_20_Internet_20_Link">
повідомляє</text:a>
 Координаційний штаб з питаньповодження з військовополоненими.</text:p>
      <text:p text:style-name="P4">
<draw:frame draw:style-name="fr1" draw:name="Image217" text:anchor-type="as-char" svg:width="6.9236in" svg:height="4.615733in" draw:z-index="0">
<draw:image xlink:href="../Images/AРМІЯINFORM/2023-07-01T48-00-00-04-00/photo_2023-07-01_08-14-17-2.jpg" xlink:type="simple" xlink:show="embed" xlink:actuate="onLoad" draw:mime-type="image/jpeg"/>
</draw:frame>
</text:p>
      <text:p text:style-name="P4">
«На запитання членів сімей Захисників відповідали представники Координаційногоштабу, Національної поліції України та командування Десантно-штурмових військЗбройних Сил України.</text:p>
      <text:p text:style-name="P4">
Під час зустрічі обговорили проблеми повернення з полону десантників,комунікацію з військовими частинами і отримання від них за відповіднимизапитами документів, а також підстави для зміни облікової категоріївійськовослужбовця», — йдеться в повідомленні.</text:p>
      <text:p text:style-name="P4">
Source: <text:a xlink:type="simple" xlink:href="https://armyinform.com.ua/2023/07/01/u-koordynaczijnomu-shtabi-vidbulasya-zustrich-z-rodynamy-polonenyh-ta-znyklyh-bezvisty-desantnykiv/" text:style-name="Internet_20_link" text:visited-style-name="Visited_20_Internet_20_Link">
https://armyinform.com.ua/2023/07/01/u-koordynaczijnomu-shtabi-vidbulasya-zustrich-z-rodynamy-polonenyh-ta-znyklyh-bezvisty-desantnykiv/</text:a>
</text:p>
      <!--NEWS-->
      <text:h text:style-name="P10" text:outline-level="1">
<text:span text:style-name="T4">
Президент провів засідання Ставки на Рівненській АЕС</text:span>
</text:h>
      <text:p text:style-name="P4">
Authors: Ukrinform (Person)</text:p>
      <text:p text:style-name="P4">
Publisher: Укринформ (Organization)</text:p>
      <text:p text:style-name="P4">
Published Time: 2023-07-01T4:47:00+03:00</text:p>
      <text:p text:style-name="P4">
Modified Time: 2023-07-01T20:47:00+03:00</text:p>
      <text:p text:style-name="P4">
Description: Президент Володимир Зеленський провів виїзне засідання Ставки Верховного головнокомандувача на Рівненській атомній електростанції, щоб на місці оцінити будь-які можливі загрози станції.</text:p>
      <text:p text:style-name="P4">
— Укрінформ.</text:p>
      <text:p text:style-name="P4">
Images: ['<text:a xlink:type="simple" xlink:href="https://static.ukrinform.com/photos/2023_07/thumb_files/630_360_1688235589-429.jpeg" text:style-name="Internet_20_link" text:visited-style-name="Visited_20_Internet_20_Link">
630_360_16882...</text:a>
']</text:p>
      <text:p text:style-name="P4">
Tags: ['Зеленський', 'Рівненська АЕС', 'Ставка Верховного головнокомандувача']</text:p>
      <text:p text:style-name="P4">
Type: Article</text:p>
      <!--METADATA-->
      <text:p text:style-name="P4">
<draw:frame draw:style-name="fr1" draw:name="Image218" text:anchor-type="as-char" svg:width="6.9236in" svg:height="3.956343in" draw:z-index="0">
<draw:image xlink:href="../Images/yкринформ/2023-07-01T4-47-00-03-00/630_360_1688235589-429.jpeg" xlink:type="simple" xlink:show="embed" xlink:actuate="onLoad" draw:mime-type="image/jpeg"/>
</draw:frame>
 ПрезидентВолодимир Зеленський провів виїзне засідання Ставки Верховногоголовнокомандувача на Рівненській атомній електростанції, щоб на місці оцінитибудь-які можливі загрози станції.</text:p>
      <text:p text:style-name="P4">
Як передає Укрінформ, про це Зеленський повідомив у <text:a xlink:type="simple" xlink:href="https://t.me/V_Zelenskiy_official/6798" text:style-name="Internet_20_link" text:visited-style-name="Visited_20_Internet_20_Link">
 Телеграмі</text:a>
 .</text:p>
      <text:p text:style-name="P4">
«Доповіді Залужного, Буданова про оперативну обстановку на білоруськомукордоні та можливі дії ворога. Клименко, Наєв, Лебідь, Дейнеко - про посиленняПівнічного напрямку й охорону <text:a xlink:type="simple" xlink:href="https://www.ukrinform.ua/tag-aes" text:style-name="Internet_20_link" text:visited-style-name="Visited_20_Internet_20_Link">
 АЕС </text:a>
 .Начальник Рівненської ОВА Коваль і командувач «Волині» Миронюк - про обороннірубежі та соціально-економічну ситуацію в регіоні. Щиголь - про захистРівненської АЕС від кіберзагроз», - зазначив Зеленський.</text:p>
      <text:p text:style-name="P4">
_Відео:<text:a xlink:type="simple" xlink:href="https://t.me/V_Zelenskiy_official/6798" text:style-name="Internet_20_link" text:visited-style-name="Visited_20_Internet_20_Link">
 ОП </text:a>
 _</text:p>
      <text:p text:style-name="P4">
Також у засіданні брали участь президент «Енергоатома» Петро Котін і директорстанції Павло Ковтонюк.</text:p>
      <text:p text:style-name="P4">
«Тримаємо ситуацію під контролем», - наголосив Президент.</text:p>
      <text:p text:style-name="P4">
<text:span text:style-name="T4">
Читайте також:</text:span>
 <text:a xlink:type="simple" xlink:href="https://www.ukrinform.ua/rubric-ato/3730168-zelenskij-kozen-zvilnenij-metr-kostue-zitta-ludej-tomu-kontrnastup-jde-ne-tak-svidko.html" text:style-name="Internet_20_link" text:visited-style-name="Visited_20_Internet_20_Link">
 <text:span text:style-name="T4">
Зеленський</text:span>
 : Кожен звільнений метр коштує життялюдей, тому контрнаступ йде не так швидко </text:a>
</text:p>
      <text:p text:style-name="P4">
Як повідомляв <text:a xlink:type="simple" xlink:href="https://www.ukrinform.ua/rubric-ato/3730219-zelenskij-rosiani-mozut-zdijsniti-terakt-na-zaes-abi-zupiniti-kontrnastup.html" text:style-name="Internet_20_link" text:visited-style-name="Visited_20_Internet_20_Link">
 Укрінформ </text:a>
 , Зеленський заявив, що Росія все технічно підготувала длялокального вибуху на Запорізькій атомній електростанції і може здійснити йогоз метою зупинення контрнаступальних дій Сил оборони України та політичноготиску на Київ через деяких партнерів.</text:p>
      <text:p text:style-name="P4">
<text:span text:style-name="T5">
Фото: ОП</text:span>
</text:p>
      <text:p text:style-name="P4">
Source: <text:a xlink:type="simple" xlink:href="https://www.ukrinform.ua/rubric-ato/3730318-prezident-proviv-zasidanna-stavki-na-rivnenskij-aes.html" text:style-name="Internet_20_link" text:visited-style-name="Visited_20_Internet_20_Link">
https://www.ukrinform.ua/rubric-ato/3730318-prezident-proviv-zasidanna-stavki-na-rivnenskij-aes.html</text:a>
</text:p>
      <!--NEWS-->
      <text:h text:style-name="P10" text:outline-level="1">
<text:span text:style-name="T4">
Пораненим військовослужбовцям суттєво спрощено порядок реалізації постанов ВЛК</text:span>
</text:h>
      <text:p text:style-name="P4">
Author: ['АРМІЯINFORM']</text:p>
      <text:p text:style-name="P4">
Time: 2023-07-01T50:00:00-04:00</text:p>
      <text:p text:style-name="P4">
Description: Відтепер для оформлення відпустки за станом здоров'я чи звільнення з лав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8a9d2de286a527f.jpg" text:style-name="Internet_20_link" text:visited-style-name="Visited_20_Internet_20_Link">
38a9d2de286a527f.jpg</text:a>
']</text:p>
      <text:p text:style-name="P4">
Tags: ['ВЛК']</text:p>
      <text:p text:style-name="P4">
Category: News</text:p>
      <!--METADATA-->
      <text:p text:style-name="P4">
<draw:frame draw:style-name="fr1" draw:name="Image219" text:anchor-type="as-char" svg:width="6.9236in" svg:height="3.896222in" draw:z-index="0">
<draw:image xlink:href="../Images/AРМІЯINFORM/2023-07-01T50-00-00-04-00/38a9d2de286a527f.jpg" xlink:type="simple" xlink:show="embed" xlink:actuate="onLoad" draw:mime-type="image/jpeg"/>
</draw:frame>
Автор: Kostiantyn Liberov | Власник авторських прав: AP Авторське право:Copyright 2022 The Associated Press. All rights reserved.</text:p>
      <text:p text:style-name="P4">
Відтепер для оформлення відпустки за станом здоров'я чи звільнення з лав ЗСУвійськовослужбовцям не потрібно повертатися до військової частини.</text:p>
      <text:p text:style-name="P4">
У період дії воєнного стану воїни, які були визнані ВЛК непридатними довійськової служби, або яким була призначена відпустка для лікування післяхвороби чи поранення, направляються до ТЦК та СП, де з військової частини, задопомогою електронного документообігу, можна буде отримати необхідні документищодо відпустки або звільнення з військової служби.</text:p>
      <text:p text:style-name="P4">
Закон "<text:a xlink:type="simple" xlink:href="https://zakon.rada.gov.ua/laws/show/3161-IX#Text" text:style-name="Internet_20_link" text:visited-style-name="Visited_20_Internet_20_Link">
Про внесення змін до деяких законів України щодо окремих питань,пов'язаних із проходженням військової служби під час дії воєнного стану"підписав ПрезидентУкраїни".</text:a>
</text:p>
      <text:p text:style-name="P4">
Покращення якості медичного обслуговування та забезпечення військовослужбовцівпід час проходження ВЛК є одним з пріоритетних завдань Медичних сил ЗСУ таУряду України.</text:p>
      <text:p text:style-name="P4">
Інформацію про процес проходження ВЛК можна знайти на <text:a xlink:type="simple" xlink:href="https://turbota.mil.gov.ua/" text:style-name="Internet_20_link" text:visited-style-name="Visited_20_Internet_20_Link">
веб-порталі</text:a>
.</text:p>
      <text:p text:style-name="P4">
Джерело:<text:a xlink:type="simple" xlink:href="https://t.me/ministry_of_defense_ua" text:style-name="Internet_20_link" text:visited-style-name="Visited_20_Internet_20_Link">
 Міністерство оборони України</text:a>
</text:p>
      <text:p text:style-name="P4">
Source: <text:a xlink:type="simple" xlink:href="https://armyinform.com.ua/2023/07/01/poranenym-vijskovosluzhbovczyam-suttyevo-sproshheno-poryadok-realizacziyi-postanov-vlk/" text:style-name="Internet_20_link" text:visited-style-name="Visited_20_Internet_20_Link">
https://armyinform.com.ua/2023/07/01/poranenym-vijskovosluzhbovczyam-suttyevo-sproshheno-poryadok-realizacziyi-postanov-vlk/</text:a>
</text:p>
      <!--NEWS-->
      <text:h text:style-name="P10" text:outline-level="1">
<text:span text:style-name="T4">
росія тримає у Чорному морі чотири кораблі, серед яких один носій крилатих ракет «Калібр»</text:span>
</text:h>
      <text:p text:style-name="P4">
Author: ['АРМІЯINFORM']</text:p>
      <text:p text:style-name="P4">
Time: 2023-07-01T52:00:00-04:00</text:p>
      <text:p text:style-name="P4">
Description: Станом на 09:30 01.07.2023:        у Чорному морі на бойовому чергуванні перебувають 4...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maxresdefault-1.jpg" text:style-name="Internet_20_link" text:visited-style-name="Visited_20_Internet_20_Link">
maxresdefault-1.jpg</text:a>
']</text:p>
      <text:p text:style-name="P4">
Tags: ['STOPRUSSIA', 'АГРЕСІЯ РФ']</text:p>
      <text:p text:style-name="P4">
Category: News</text:p>
      <!--METADATA-->
      <text:p text:style-name="P4">
<draw:frame draw:style-name="fr1" draw:name="Image220" text:anchor-type="as-char" svg:width="6.9236in" svg:height="3.894525in" draw:z-index="0">
<draw:image xlink:href="../Images/AРМІЯINFORM/2023-07-01T52-00-00-04-00/maxresdefault-1.jpg" xlink:type="simple" xlink:show="embed" xlink:actuate="onLoad" draw:mime-type="image/jpeg"/>
</draw:frame>
Ілюстративне фото</text:p>
      <text:p text:style-name="P4">
<text:span text:style-name="T4">
Станом на 09:30 01.07.2023:</text:span>
</text:p>
      <ul>
        <li>
у Чорному морі на бойовому чергуванні перебувають 4 ворожі кораблі серед яких 1 носій крилатих ракет "Калібр";  * в Азовському морі — 1 ворожий корабель;  * у Середземному морі на бойовому чергуванні переьбувають до 8 ворожих кораблів, серед яких 1 носій крилатих ракет "Калібр", загальний залп до 16 ракет;</li>
      </ul>
      <text:p text:style-name="P4">
<text:span text:style-name="T4">
за добу, в інтересах рф, прохід Керч-Єнікальською протокою здійснили:</text:span>
</text:p>
      <ul>
        <li>
до Азовського моря — 23 судна, з них 14 рухались з протоки Босфор;  * до Чорного моря — 10 суден, з них 5 рухались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Джерело: <text:a xlink:type="simple" xlink:href="https://www.facebook.com/navy.mil.gov.ua/" text:style-name="Internet_20_link" text:visited-style-name="Visited_20_Internet_20_Link">
Військово-Морські Сили ЗСУкраїни</text:a>
</text:p>
      <text:p text:style-name="P4">
Source: <text:a xlink:type="simple" xlink:href="https://armyinform.com.ua/2023/07/01/rosiya-trymaye-u-chornomu-mori-chotyry-korabli-sered-yakyh-odyn-nosij-krylatyh-raket-kalibr/" text:style-name="Internet_20_link" text:visited-style-name="Visited_20_Internet_20_Link">
https://armyinform.com.ua/2023/07/01/rosiya-trymaye-u-chornomu-mori-chotyry-korabli-sered-yakyh-odyn-nosij-krylatyh-raket-kalibr/</text:a>
</text:p>
      <!--NEWS-->
      <text:h text:style-name="P10" text:outline-level="1">
<text:span text:style-name="T4">
494 дитини загинули в Україні внаслідок збройної агресії рф</text:span>
</text:h>
      <text:p text:style-name="P4">
Author: ['АРМІЯINFORM']</text:p>
      <text:p text:style-name="P4">
Time: 2023-07-01T54:00:00-04:00</text:p>
      <text:p text:style-name="P4">
Description: Станом на ранок 1 липня 2023 року більше ніж 1529 дітей постраждали в Україні в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60491-1_large.jpg" text:style-name="Internet_20_link" text:visited-style-name="Visited_20_Internet_20_Link">
160491-1_large.jpg</text:a>
']</text:p>
      <text:p text:style-name="P4">
Tags: ['STOPRUSSIA']</text:p>
      <text:p text:style-name="P4">
Category: News</text:p>
      <!--METADATA-->
      <text:p text:style-name="P4">
<draw:frame draw:style-name="fr1" draw:name="Image221" text:anchor-type="as-char" svg:width="6.9236in" svg:height="4.615733in" draw:z-index="0">
<draw:image xlink:href="../Images/AРМІЯINFORM/2023-07-01T54-00-00-04-00/160491-1_large.jpg" xlink:type="simple" xlink:show="embed" xlink:actuate="onLoad" draw:mime-type="image/jpeg"/>
</draw:frame>
</text:p>
      <text:p text:style-name="P4">
Станом на ранок 1 липня 2023 року більше ніж 1529 дітей постраждали в Українівнаслідок повномасштабної збройної агресії рф. За офіційною інформацієюювенальних прокурорів, 494 дитини загинули та понад 1035 дістали пораненнярізного ступеня тяжкості.</text:p>
      <text:p text:style-name="P4">
Про це <text:a xlink:type="simple" xlink:href="https://t.me/pgo_gov_ua" text:style-name="Internet_20_link" text:visited-style-name="Visited_20_Internet_20_Link">
повідомляє</text:a>
 Офіс Генерального прокурора.</text:p>
      <text:p text:style-name="P4">
Ці цифри не остаточні. Триває робота з їх встановлення в місцях веденнябойових дій, на тимчасово окупованих та звільнених територіях.</text:p>
      <text:p text:style-name="P4">
Найбільше постраждало дітей у Донецькій області — 472, Харківській — 284,Київській — 129, Херсонській — 113, Запорізькій — 91, Миколаївській — 89,Дніпропетровській — 83, Чернігівській — 71, Луганській — 67.</text:p>
      <text:p text:style-name="P4">
<text:span text:style-name="T4">
Протягом доби:</text:span>
</text:p>
      <ul>
        <li>
30 червня внаслідок обстрілу ворогом смт Антонівка Херсонської області травмований 6-річний хлопчик.  * 30 червня через обстріл окупантами с. Костянтинівка Сумської області постраждав 17-річний хлопець.</li>
      </ul>
      <text:p text:style-name="P4">
Source: <text:a xlink:type="simple" xlink:href="https://armyinform.com.ua/2023/07/01/494-dytyny-zagynuly-v-ukrayini-vnaslidok-zbrojnoyi-agresiyi-rf/" text:style-name="Internet_20_link" text:visited-style-name="Visited_20_Internet_20_Link">
https://armyinform.com.ua/2023/07/01/494-dytyny-zagynuly-v-ukrayini-vnaslidok-zbrojnoyi-agresiyi-rf/</text:a>
</text:p>
      <!--NEWS-->
      <text:h text:style-name="P10" text:outline-level="1">
<text:span text:style-name="T4">
Володимир Зеленський нагородив захисників за особисту мужність і самовідданість</text:span>
</text:h>
      <text:p text:style-name="P4">
Author: ['АРМІЯINFORM']</text:p>
      <text:p text:style-name="P4">
Time: 2023-07-01T56:00:00-04:00</text:p>
      <text:p text:style-name="P4">
Description: Президент України Володимир Зеленський відзначив державними нагородами захис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60581819835861178_x-e1688194017105.jpg" text:style-name="Internet_20_link" text:visited-style-name="Visited_20_Internet_20_Link">
photo_5260581819835861178_x-e1688194017105.jpg</text:a>
']</text:p>
      <text:p text:style-name="P4">
Tags: ['ВОЛОДИМИР ЗЕЛЕНСЬКИЙ', 'ВРУЧЕННЯ НАГОРОД ВІЙСЬКОВОСЛУЖБОВЦЯМ', 'ПРЕЗИДЕНТ УКРАЇНИ', 'УКАЗ ПРЕЗИДЕНТА УКРАЇНИ']</text:p>
      <text:p text:style-name="P4">
Category: News</text:p>
      <!--METADATA-->
      <text:p text:style-name="P4">
<draw:frame draw:style-name="fr1" draw:name="Image222" text:anchor-type="as-char" svg:width="6.9236in" svg:height="5.435543in" draw:z-index="0">
<draw:image xlink:href="../Images/AРМІЯINFORM/2023-07-01T56-00-00-04-00/photo_5260581819835861178_x-e1688194017105.jpg" xlink:type="simple" xlink:show="embed" xlink:actuate="onLoad" draw:mime-type="image/jpeg"/>
</draw:frame>
Ілюстративне фото</text:p>
      <text:p text:style-name="P4">
Президент України Володимир Зеленський відзначив державними нагородамизахисників України.</text:p>
      <text:p text:style-name="P4">
Про це йдеться в указі <text:a xlink:type="simple" xlink:href="https://www.president.gov.ua/documents/3602023-47145" text:style-name="Internet_20_link" text:visited-style-name="Visited_20_Internet_20_Link">
№360/2023</text:a>
, оприлюдненомуна сайті Офісу Президента Україн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text:span text:style-name="T4">
Орденом «За мужність» ІІ ступеня</text:span>
</text:p>
      <text:p text:style-name="P4">
БОСОГО Дмитра Володимировича — солдата</text:p>
      <text:p text:style-name="P4">
ТРОФІМОВА Олександра Олександровича — старшого солдата</text:p>
      <text:p text:style-name="P4">
<text:span text:style-name="T4">
Орденом «За мужність» ІІІ ступеня</text:span>
</text:p>
      <text:p text:style-name="P4">
ОВЧИННІКОВА Андрія Валерійовича — молодшого сержанта</text:p>
      <text:p text:style-name="P4">
<text:span text:style-name="T4">
Медаллю «За військову службу Україні»</text:span>
</text:p>
      <text:p text:style-name="P4">
ДОВГОГО Віктора Олександровича — майора</text:p>
      <text:p text:style-name="P4">
ПОВОЗНИКА Костянтина Сергійовича — капітана</text:p>
      <text:p text:style-name="P4">
ТОЛСТОВА Максима Віталійовича — солдата</text:p>
      <text:p text:style-name="P4">
ШВЕДОВА Андрія Васильовича — солдата</text:p>
      <text:p text:style-name="P4">
ШУБОВА Віктора Аркадійовича — солдата</text:p>
      <text:p text:style-name="P4">
ЩИРСЬКОГО Володимира Олександровича — майора</text:p>
      <text:p text:style-name="P4">
<text:span text:style-name="T4">
Медаллю «Захиснику Вітчизни»</text:span>
</text:p>
      <text:p text:style-name="P4">
АВДЄЄНКА Олександра Володимировича — солдата</text:p>
      <text:p text:style-name="P4">
АНДРЕЙЧУКА Костянтина Руслановича — солдата</text:p>
      <text:p text:style-name="P4">
БАБИЧА Григорія Дмитровича — старшого солдата</text:p>
      <text:p text:style-name="P4">
БАЛАСА Олега Олександровича — солдата</text:p>
      <text:p text:style-name="P4">
БЕЗЗУБОГО Костянтина Миколайовича — солдата</text:p>
      <text:p text:style-name="P4">
БОГАЧОВА Андрія Валерійовича — солдата</text:p>
      <text:p text:style-name="P4">
БОНДАРЕНКА Сергія Павловича — старшого солдата</text:p>
      <text:p text:style-name="P4">
БОРОДАВКА Григорія Пантелійовича — сержанта</text:p>
      <text:p text:style-name="P4">
БОЯРЧУКА Владислава Володимировича — солдата</text:p>
      <text:p text:style-name="P4">
ГОЛІЧЕНКА Сергія Олександровича — солдата</text:p>
      <text:p text:style-name="P4">
ГРИШКА Євгена Миколайовича — солдата</text:p>
      <text:p text:style-name="P4">
ГУБРІЯ Сергія Івановича — старшого сержанта</text:p>
      <text:p text:style-name="P4">
ГУЛУ Станіслава Володимировича — солдата</text:p>
      <text:p text:style-name="P4">
ГУРІНА Андрія Олександровича — солдата</text:p>
      <text:p text:style-name="P4">
ГУЧЕНКА Андрія Миколайовича — молодшого сержанта</text:p>
      <text:p text:style-name="P4">
ДАМЧЕНКА Олександра Миколайовича — сержанта</text:p>
      <text:p text:style-name="P4">
ДЕМИДОВА Сергія Геннадійовича — солдата</text:p>
      <text:p text:style-name="P4">
ДЕНИСЕНКА Дениса Борисовича — солдата</text:p>
      <text:p text:style-name="P4">
ДЖОЛУ Івана Володимировича — старшого солдата</text:p>
      <text:p text:style-name="P4">
ДОВГУШУ Руслана Миколайовича — старшого солдата</text:p>
      <text:p text:style-name="P4">
ДОНЦЯ Олександра Миколайовича — солдата</text:p>
      <text:p text:style-name="P4">
ДУГЕНЦЯ Валерія Вячеславовича — солдата</text:p>
      <text:p text:style-name="P4">
ЄНДОВИЦЬКОГО Василя Олексійовича — сержанта</text:p>
      <text:p text:style-name="P4">
ЖАДЧЕНКА Богдана Дмитровича — солдата</text:p>
      <text:p text:style-name="P4">
ЗАКАЛЕНКОВА Володимира Вадимовича — солдата</text:p>
      <text:p text:style-name="P4">
ЗАХАРОВА Романа Борисовича — майстер-сержанта</text:p>
      <text:p text:style-name="P4">
ЗВАРИЧУКА Мирослава Володимировича — солдата</text:p>
      <text:p text:style-name="P4">
ІВАНЦОВА Іллю Євгеновича — старшого солдата</text:p>
      <text:p text:style-name="P4">
ІПАТКА Максима Олександровича — солдата</text:p>
      <text:p text:style-name="P4">
КАЛЕНИКА Віталія Станіславовича — солдата</text:p>
      <text:p text:style-name="P4">
КАРПЕНКА Івана Федоровича — майстер-сержанта</text:p>
      <text:p text:style-name="P4">
КАТЕЛЬНИЦЬКОГО Олексія Вікторовича — солдата</text:p>
      <text:p text:style-name="P4">
КЕПШУ Євгена Анатолійовича — старшого сержанта</text:p>
      <text:p text:style-name="P4">
КИСЛОВЦЯ Сергія Сергійовича — сержанта</text:p>
      <text:p text:style-name="P4">
КОВАЛЕНКА Максима Володимировича — солдата</text:p>
      <text:p text:style-name="P4">
КОМПАНІЧЕНКА Сергія Володимировича — старшого солдата</text:p>
      <text:p text:style-name="P4">
КОНОХА Тараса Вікторовича — солдата</text:p>
      <text:p text:style-name="P4">
КОНЬОКА Миколу Олександровича — солдата</text:p>
      <text:p text:style-name="P4">
КОРЖА Сергія Олександровича — молодшого сержанта</text:p>
      <text:p text:style-name="P4">
КОРОГОДА Павла Володимировича — солдата</text:p>
      <text:p text:style-name="P4">
КРИВОНОСА Віталія Сергійовича — старшого солдата</text:p>
      <text:p text:style-name="P4">
КУЗНЄЦОВА Євгена Олеговича — солдата</text:p>
      <text:p text:style-name="P4">
КУЛАГУ Євгена Івановича — молодшого сержанта</text:p>
      <text:p text:style-name="P4">
КУЛИКА Максима Сергійовича — старшого солдата</text:p>
      <text:p text:style-name="P4">
КУРБАНОВА Віктора Олеговича — солдата</text:p>
      <text:p text:style-name="P4">
ЛАГАЯ Володимира Вікторовича — старшого солдата</text:p>
      <text:p text:style-name="P4">
ЛАШУКА Михайла Миколайовича — солдата</text:p>
      <text:p text:style-name="P4">
ЛЕЩЕНКА Євгенія Ігоровича — солдата</text:p>
      <text:p text:style-name="P4">
ЛЄБЄДЄВА Миколу Миколайовича — старшого солдата</text:p>
      <text:p text:style-name="P4">
ЛИТВИНЕНКА Дмитра Сергійовича — солдата</text:p>
      <text:p text:style-name="P4">
ЛИТВИНЕНКА Миколу Миколайовича — солдата</text:p>
      <text:p text:style-name="P4">
ЛОМЕЙКА Артема Ігоровича — старшого солдата</text:p>
      <text:p text:style-name="P4">
МАКА Сергія Володимировича — майстер-сержанта</text:p>
      <text:p text:style-name="P4">
МАЛИШКА Юрія Олексійовича — майора</text:p>
      <text:p text:style-name="P4">
МАЛОФІЯ Сергія Васильовича — солдата</text:p>
      <text:p text:style-name="P4">
МАТВІЄНКА Вадима Вікторовича — солдата</text:p>
      <text:p text:style-name="P4">
МЕКШУНА Петра Михайловича — старшого солдата</text:p>
      <text:p text:style-name="P4">
МЕЛЬНІЧЕНКА Олексія Олександровича — старшого солдата</text:p>
      <text:p text:style-name="P4">
МИХАЙЛЕНКА Ігоря Володимировича — молодшого сержанта</text:p>
      <text:p text:style-name="P4">
НЕХАЯ Валентина Михайловича — молодшого сержанта</text:p>
      <text:p text:style-name="P4">
НІКОЛАЄНКА Костянтина Олександровича — сержанта</text:p>
      <text:p text:style-name="P4">
ОЛІЙНИКА Романа Володимировича — сержанта</text:p>
      <text:p text:style-name="P4">
ОРЛЯКУ Миколу Вікторовича — старшого солдата</text:p>
      <text:p text:style-name="P4">
ПЕТРИЩЕВА Сергія Олександровича — солдата</text:p>
      <text:p text:style-name="P4">
ПИШНОГО Миколу Миколайовича — сержанта</text:p>
      <text:p text:style-name="P4">
ПЛОТНІКОВА Віталія Вікторовича — солдата</text:p>
      <text:p text:style-name="P4">
ПОЛОЖАЯ Романа Івановича — солдата</text:p>
      <text:p text:style-name="P4">
ПОПОВИЧА Андрія Олексійовича — солдата</text:p>
      <text:p text:style-name="P4">
ПРАЙЗНЕРА Дмитра Миколайовича — солдата</text:p>
      <text:p text:style-name="P4">
ПРИДАТЧЕНКА Олександра Сафаровича — солдата</text:p>
      <text:p text:style-name="P4">
ПРИХОДЬКА Ігоря Миколайовича — солдата</text:p>
      <text:p text:style-name="P4">
РАДЧЕНКА Сергія Миколайовича — солдата</text:p>
      <text:p text:style-name="P4">
РЕНКАСА Іллю Володимировича — солдата</text:p>
      <text:p text:style-name="P4">
РУДЬКА Євгена Миколайовича — солдата</text:p>
      <text:p text:style-name="P4">
САДОВЕНКА Романа Олександровича — головного сержанта</text:p>
      <text:p text:style-name="P4">
СВІТЛИЧНОГО Олександра Валерійовича — старшого солдата</text:p>
      <text:p text:style-name="P4">
СЕРГІЙЧИКА Олександра Володимировича — молодшого лейтенанта</text:p>
      <text:p text:style-name="P4">
СИНЯТНИКА Романа Васильовича — солдата</text:p>
      <text:p text:style-name="P4">
СІЗОВА Михайла Володимировича — старшого лейтенанта</text:p>
      <text:p text:style-name="P4">
СІЛІЧЕНКА Костянтина Вікторовича — молодшого сержанта</text:p>
      <text:p text:style-name="P4">
СТАДНИКА Андрія Володимировича — солдата</text:p>
      <text:p text:style-name="P4">
СТАНЄВИЧА Олександра Анатолійовича — солдата</text:p>
      <text:p text:style-name="P4">
СУСІДСЬКОГО Станіслава Станіславовича — солдата</text:p>
      <text:p text:style-name="P4">
ТАРАНУХА Олега Михайловича — молодшого сержанта</text:p>
      <text:p text:style-name="P4">
ТЕРЕНТЯКА Віталія Дмитровича — старшого солдата</text:p>
      <text:p text:style-name="P4">
ТІМЧЕНКА Олександра Давидовича — солдата</text:p>
      <text:p text:style-name="P4">
ТРУХАНА Михайла Костянтиновича — солдата</text:p>
      <text:p text:style-name="P4">
УШАКОВА Олександра Сергійовича — старшого солдата</text:p>
      <text:p text:style-name="P4">
ЧЕРНОВА Віктора Олександровича — солдата</text:p>
      <text:p text:style-name="P4">
ЧИСТЯКОВА Андрія Валерійовича — старшого солдата</text:p>
      <text:p text:style-name="P4">
ШАПОЧКУ Віктора Михайловича — солдата</text:p>
      <text:p text:style-name="P4">
ШАУЛЬСЬКОГО Сергія Федоровича — солдата</text:p>
      <text:p text:style-name="P4">
ШЕВЧЕНКА Олександра Анатолійовича — солдата</text:p>
      <text:p text:style-name="P4">
ШЕВЧЕНКА Олексія Івановича — молодшого сержанта</text:p>
      <text:p text:style-name="P4">
ШИЯНА Веніаміна Григоровича — солдата</text:p>
      <text:p text:style-name="P4">
ШКУРА Олександра Петровича — старшого сержанта</text:p>
      <text:p text:style-name="P4">
ЩЕРБАКА Євгенія Олександровича — солдата</text:p>
      <text:p text:style-name="P4">
ЯНДОЛУ Сергія Олександровича — старшого солдата</text:p>
      <text:p text:style-name="P4">
ЯРУШЕНКОВА Ігоря Володимировича — солдата</text:p>
      <text:p text:style-name="P4">
<text:span text:style-name="T4">
Медаллю «За врятоване життя»</text:span>
</text:p>
      <text:p text:style-name="P4">
ГРИНЕВИЧА Олександра Сергійовича — солдата</text:p>
      <text:p text:style-name="P4">
ЛУЦЕНКА Романа Вікторовича — лейтенанта медичної служби.</text:p>
      <text:p text:style-name="P4">
Source: <text:a xlink:type="simple" xlink:href="https://armyinform.com.ua/2023/07/01/volodymyr-zelenskyj-nagorodyv-zahysnykiv-za-osobystu-muzhnist-i-samoviddanist-2/" text:style-name="Internet_20_link" text:visited-style-name="Visited_20_Internet_20_Link">
https://armyinform.com.ua/2023/07/01/volodymyr-zelenskyj-nagorodyv-zahysnykiv-za-osobystu-muzhnist-i-samoviddanist-2/</text:a>
</text:p>
      <!--NEWS-->
      <text:h text:style-name="P10" text:outline-level="1">
<text:span text:style-name="T4">
За добу рятувальники майже 200 разів виїжджали на ліквідацію наслідків ворожих обстрілів</text:span>
</text:h>
      <text:p text:style-name="P4">
Author: ['АРМІЯINFORM']</text:p>
      <text:p text:style-name="P4">
Time: 2023-07-01T58:00:00-04:00</text:p>
      <text:p text:style-name="P4">
Description: Протягом минулої доби 30 чер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23" text:anchor-type="as-char" svg:width="6.9236in" svg:height="4.592655in" draw:z-index="0">
<draw:image xlink:href="../Images/AРМІЯINFORM/2023-07-01T58-00-00-04-00/ac9232d099cb3d54f7d73ef2deca81a2_l.jpg" xlink:type="simple" xlink:show="embed" xlink:actuate="onLoad" draw:mime-type="image/jpeg"/>
</draw:frame>
 Ілюстративнефото</text:p>
      <text:p text:style-name="P4">
Протягом минулої доби <text:span text:style-name="T4">
30 червня</text:span>
 підрозділи Державної служби України знадзвичайних ситуацій <text:span text:style-name="T4">
здійснили 147 виїздів</text:span>
 на ліквідацію наслідківобстрілів окупантами населених пунктів та об’єктів інфраструктури. Ліквідовано2 пожежі. Надано психологічну допомогу 173 особам.</text:p>
      <text:p text:style-name="P4">
Про це йдеться у <text:a xlink:type="simple" xlink:href="https://dsns.gov.ua/uk/news/nadzvicaini-podiyi/operativna-informaciia-dsns-shhodo-naslidkiv-vedennia-boiovix-dii-rosiiskoiu-federacijeiu-204"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102 947 виїздів на ліквідацію наслідків обстрілів, ліквідовано 15 080 пожеж,врятовано 4193 особи, надано психологічну допомогу 221 227 особам.</text:p>
      <text:p text:style-name="P4">
Source: <text:a xlink:type="simple" xlink:href="https://armyinform.com.ua/2023/07/01/za-dobu-ryatuvalnyky-majzhe-200-raziv-vyyizhdzhaly-na-likvidacziyu-naslidkiv-vorozhyh-obstriliv-11/" text:style-name="Internet_20_link" text:visited-style-name="Visited_20_Internet_20_Link">
https://armyinform.com.ua/2023/07/01/za-dobu-ryatuvalnyky-majzhe-200-raziv-vyyizhdzhaly-na-likvidacziyu-naslidkiv-vorozhyh-obstriliv-11/</text:a>
</text:p>
      <!--NEWS-->
      <text:h text:style-name="P10" text:outline-level="1">
<text:span text:style-name="T4">
У Нікополі росіяни влучили в адмінбудівлю, церкву та їдальню</text:span>
</text:h>
      <text:p text:style-name="P4">
Authors: Ukrinform (Person)</text:p>
      <text:p text:style-name="P4">
Publisher: Укринформ (Organization)</text:p>
      <text:p text:style-name="P4">
Published Time: 2023-07-01T5:48:00+03:00</text:p>
      <text:p text:style-name="P4">
Modified Time: 2023-07-01T20:48:00+03:00</text:p>
      <text:p text:style-name="P4">
Description: Російські військові обстріляли церкву, адмінбудівлю та їдальню у Нікополі. — Укрінформ.</text:p>
      <text:p text:style-name="P4">
Images: ['<text:a xlink:type="simple" xlink:href="https://static.ukrinform.com/photos/2023_07/thumb_files/630_360_1688233599-674.jpg" text:style-name="Internet_20_link" text:visited-style-name="Visited_20_Internet_20_Link">
630_360_16882...</text:a>
']</text:p>
      <text:p text:style-name="P4">
Tags: ['Церква', 'Дніпропетровщина', 'Нікополь', 'Обстріл', 'Війна з Росією']</text:p>
      <text:p text:style-name="P4">
Type: Article</text:p>
      <!--METADATA-->
      <text:p text:style-name="P4">
<draw:frame draw:style-name="fr1" draw:name="Image224" text:anchor-type="as-char" svg:width="6.9236in" svg:height="3.956343in" draw:z-index="0">
<draw:image xlink:href="../Images/yкринформ/2023-07-01T5-48-00-03-00/630_360_1688233599-674.jpg" xlink:type="simple" xlink:show="embed" xlink:actuate="onLoad" draw:mime-type="image/jpeg"/>
</draw:frame>
 Російськівійськові обстріляли церкву, адмінбудівлю та їдальню у Нікополі.</text:p>
      <text:p text:style-name="P4">
Про це повідомляє у <text:a xlink:type="simple" xlink:href="https://t.me/dnipropetrovskaODA/5698" text:style-name="Internet_20_link" text:visited-style-name="Visited_20_Internet_20_Link">
 Телеграмі </text:a>
голова Дніпропетровської ОВА Сергій Лисак, передає Укрінформ.</text:p>
      <text:p text:style-name="P4">
"Російські нелюди не зупиняються. Своєю артилерією злочинно та безжальнонищать Нікополь. Сьогодні по місту випустили 10 снарядів. Обійшлося беззагиблих та постраждалих. Натомість є руйнування. Пошкоджені їдальня,адмінбудівля та церква", - написав Лисак.</text:p>
      <text:p text:style-name="P4">
<text:span text:style-name="T4">
Читайте також:</text:span>
 <text:a xlink:type="simple" xlink:href="https://www.ukrinform.ua/rubric-ato/3730268-zagarbniki-obstrilali-dvi-prifrontovi-gromadi-na-zaporizzi-e-zagiblij-ta-poraneni.html" text:style-name="Internet_20_link" text:visited-style-name="Visited_20_Internet_20_Link">
 Загарбники <text:span text:style-name="T4">
обстріл</text:span>
 яли дві прифронтові громади наЗапоріжжі, є загиблий та поранені </text:a>
</text:p>
      <text:p text:style-name="P4">
Раніше повідомлялось, що внаслідок <text:a xlink:type="simple" xlink:href="https://www.ukrinform.ua/tag-obstril" text:style-name="Internet_20_link" text:visited-style-name="Visited_20_Internet_20_Link">
 обстрілів </text:a>
 пошкоджені вісім приватних будинків, дві господарські споруди, авто.</text:p>
      <text:p text:style-name="P4">
<text:span text:style-name="T5">
Фото: Сергій Лисак, Телеграм</text:span>
</text:p>
      <text:p text:style-name="P4">
Source: <text:a xlink:type="simple" xlink:href="https://www.ukrinform.ua/rubric-ato/3730315-v-nikopoli-rosiani-vlucili-v-cerkvu-ta-idalnu-e-rujnuvanna.html" text:style-name="Internet_20_link" text:visited-style-name="Visited_20_Internet_20_Link">
https://www.ukrinform.ua/rubric-ato/3730315-v-nikopoli-rosiani-vlucili-v-cerkvu-ta-idalnu-e-rujnuvanna.html</text:a>
</text:p>
      <!--NEWS-->
      <text:h text:style-name="P10" text:outline-level="1">
<text:span text:style-name="T4">
Офіс Генпрокурора України: задокументовано понад 96 тисяч воєнних злочинів</text:span>
</text:h>
      <text:p text:style-name="P4">
Author: ['АРМІЯINFORM']</text:p>
      <text:p text:style-name="P4">
Time: 2023-07-01T60: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warcrime-01072023ua.jpg" text:style-name="Internet_20_link" text:visited-style-name="Visited_20_Internet_20_Link">
warcrime-01072023ua.jpg</text:a>
', '<text:a xlink:type="simple" xlink:href="https://armyinform.com.ua/wp-content/uploads/2023/07/warcrime-01072023en.jpg" text:style-name="Internet_20_link" text:visited-style-name="Visited_20_Internet_20_Link">
warcrime-0107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25" text:anchor-type="as-char" svg:width="6.9236in" svg:height="4.448413in" draw:z-index="0">
<draw:image xlink:href="../Images/AРМІЯINFORM/2023-07-01T60-00-00-04-00/warcrime-0107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1</text:span>
 <text:span text:style-name="T4">
липня</text:span>
 зареєстровано:</text:p>
      <ul>
        <li>
96 060 воєнних злочинів,  * 17 066 злочинів проти національної безпеки України.</li>
      </ul>
      <text:p text:style-name="P4">
Крім того (Нагадуємо що), за офіційними даними ювенальних прокурорів, <text:span text:style-name="T4">
1529дітей постраждали</text:span>
 внаслідок агресії рф, з них:</text:p>
      <ul>
        <li>
494 — дитини загинули,  * 1035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26" text:anchor-type="as-char" svg:width="6.9236in" svg:height="4.448413in" draw:z-index="0">
<draw:image xlink:href="../Images/AРМІЯINFORM/2023-07-01T60-00-00-04-00/warcrime-01072023en.jpg" xlink:type="simple" xlink:show="embed" xlink:actuate="onLoad" draw:mime-type="image/jpeg"/>
</draw:frame>
</text:p>
      <text:p text:style-name="P4">
Source: <text:a xlink:type="simple" xlink:href="https://armyinform.com.ua/2023/07/01/ofis-genprokurora-ukrayiny-zadokumentovano-ponad-96-tysyach-voyennyh-zlochyniv/" text:style-name="Internet_20_link" text:visited-style-name="Visited_20_Internet_20_Link">
https://armyinform.com.ua/2023/07/01/ofis-genprokurora-ukrayiny-zadokumentovano-ponad-96-tysyach-voyennyh-zlochyniv/</text:a>
</text:p>
      <!--NEWS-->
      <text:h text:style-name="P10" text:outline-level="1">
<text:span text:style-name="T4">
Понад 1200 вогневих завдань виконали упродовж доби підрозділи артилерії на Таврійському напрямку</text:span>
</text:h>
      <text:p text:style-name="P4">
Author: ['Владислав Назаркевич']</text:p>
      <text:p text:style-name="P4">
Time: 2023-07-01T62:00:00-04:00</text:p>
      <text:p text:style-name="P4">
Description: Ударні угруповання Сил оборони Таврійського напрямку продовжують закріплюват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6_11-11-13.jpg" text:style-name="Internet_20_link" text:visited-style-name="Visited_20_Internet_20_Link">
photo_2023-06-06_11-11-13.jpg</text:a>
']</text:p>
      <text:p text:style-name="P4">
Tags: ['ВАЛЕРІЙ ШЕРШЕНЬ', 'ТАВРІЙСЬКИЙ НАПРЯМОК', 'ТЕЛЕМАРАФОН "ЄДИНІ НОВИНИ"']</text:p>
      <text:p text:style-name="P4">
Category: News</text:p>
      <!--METADATA-->
      <text:p text:style-name="P4">
<draw:frame draw:style-name="fr1" draw:name="Image227" text:anchor-type="as-char" svg:width="6.9236in" svg:height="4.858059in" draw:z-index="0">
<draw:image xlink:href="../Images/AРМІЯINFORM/2023-07-01T62-00-00-04-00/photo_2023-06-06_11-11-13.jpg" xlink:type="simple" xlink:show="embed" xlink:actuate="onLoad" draw:mime-type="image/jpeg"/>
</draw:frame>
 Валерій Шершень</text:p>
      <text:p text:style-name="P4">
Ударні угруповання Сил оборони Таврійського напрямку продовжуютьзакріплюватися на досягнутих рубежах, проводять розмінування місцевості таперебувають у готовності номер один до продовження наступу. Про це в ефірітелемарафону «Єдині новини» повідомив речник Об’єднаного пресцентру Силоборони Таврійського напрямку Валерій Шершень.</text:p>
      <text:p text:style-name="P4">
Він додав, що, за даними радіоперехоплень, у деяких підрозділах противникаспостерігається велика кількості особового складу, який відмовляється відучасті в бойових діях.</text:p>
      <text:p text:style-name="P4">
— Ворог продовжує штурмувати мар’їнський напрямок нашої оборони. Минулої добивідбулося 15 бойових зіткнень, найбільше саме в районі міста Мар’їнки, —розповів Валерій Шершень. — Крім того, окупанти намагалися провестинаступальні операції на околицях Рівнополя. Невдало. Зазнали великих втрат.</text:p>
      <text:p text:style-name="P4">
Тим часом, застосовуючи танки, реактивні системи залпового вогню та ствольнуартилерію, ворог здійснив понад 470 обстрілів наших позицій. Було зафіксовано14 авіаударів ворожої авіації. Зокрема, рашисти завдали авіаударів по околицяхнаселених пунктів Благодатне та Золота Нива, обстріляли близько 15 довколишніхнаселених пунктів, а саме: Новомихайлівка, Катеринівка, Єлизаветівка,Богоявленка, Пречистівка та Золота Нива Донецької області.</text:p>
      <text:p text:style-name="P4">
— Минулої доби ракетні війська Сил оборони Таврійського напрямку завдали 9ударів. Серед цілей на враження були склад пально-мастильних матеріалів,вогнева позиція БМ-21 «Град», стартові позиції ЗРК «Тор», РЛС «Зоопарк»,станція РЕБ «Житель». Також було завдано ракетного удару по причіпних гарматахкалібру 152 міліметри «Гіацинт-Б». Наші ракети також вразили розрахункидивізійних самохідних гаубиць «Мста-С», — зазначив речник. — Підрозділиартилерії Сил оборони Таврійського напрямку протягом доби виконали понад 1200вогневих завдань. Зокрема, йдеться і про контрбатарейну боротьбу, і про роботупо планових цілях, виявлених раніше. Втрати ворога вбитими — 44 окупанти,пораненими— 128. Знищено 14 одиниць озброєння та військової технікипротивника: одна броньована бойова машина, 8 одиниць артилерійських систем імінометів, а саме три гармати «Гіацинт-Б», дві самохідні артилерійськіустановки 2С7 «Піон», гаубиця «Мста-Б», три безпілотні літальні апарати.</text:p>
      <text:p text:style-name="P4">
Крім того, було знищено 4 склади боєприпасів та два райони зосередженняособового складу.</text:p>
      <text:p text:style-name="P4">
Source: <text:a xlink:type="simple" xlink:href="https://armyinform.com.ua/2023/07/01/ponad-1200-vognevyh-zavdan-vykonaly-uprodovzh-doby-pidrozdily-artyleriyi-na-tavrijskomu-napryamku/" text:style-name="Internet_20_link" text:visited-style-name="Visited_20_Internet_20_Link">
https://armyinform.com.ua/2023/07/01/ponad-1200-vognevyh-zavdan-vykonaly-uprodovzh-doby-pidrozdily-artyleriyi-na-tavrijskomu-napryamku/</text:a>
</text:p>
      <!--NEWS-->
      <text:h text:style-name="P10" text:outline-level="1">
<text:span text:style-name="T4">
За добу піротехніки ДСНС знешкодили понад 300 вибухонебезпечних предметів</text:span>
</text:h>
      <text:p text:style-name="P4">
Author: ['АРМІЯINFORM']</text:p>
      <text:p text:style-name="P4">
Time: 2023-07-01T64:00:00-04:00</text:p>
      <text:p text:style-name="P4">
Description: Протягом минулої доби, 30 чер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iny-1.jpg" text:style-name="Internet_20_link" text:visited-style-name="Visited_20_Internet_20_Link">
miny-1.jpg</text:a>
']</text:p>
      <text:p text:style-name="P4">
Tags: ['STOPRUSSIA', 'АГРЕСІЯ РФ', 'ВІЙНА', 'ВТОРГНЕННЯ РФ', 'ДСНС УКРАЇНИ', 'РОЗМІНУВАННЯ']</text:p>
      <text:p text:style-name="P4">
Category: News</text:p>
      <!--METADATA-->
      <text:p text:style-name="P4">
<draw:frame draw:style-name="fr1" draw:name="Image228" text:anchor-type="as-char" svg:width="6.9236in" svg:height="3.894525in" draw:z-index="0">
<draw:image xlink:href="../Images/AРМІЯINFORM/2023-07-01T64-00-00-04-00/miny-1.jpg" xlink:type="simple" xlink:show="embed" xlink:actuate="onLoad" draw:mime-type="image/jpeg"/>
</draw:frame>
</text:p>
      <text:p text:style-name="P4">
Протягом минулої доби, <text:span text:style-name="T4">
30 червня</text:span>
 , піротехнічні підрозділи Державноїслужби України з надзвичайних ситуацій <text:span text:style-name="T4">
120 разів</text:span>
 залучалися до виконаннязавдань з розмінування.</text:p>
      <text:p text:style-name="P4">
Про це <text:span text:style-name="T5">
<text:a xlink:type="simple" xlink:href="https://dsns.gov.ua/uk/news/nadzvicaini-podiyi/operativna-informaciia-shhodo-roboti-pirotexnicnix-pidrozdiliv-dsns-ukrayini-76"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377вибухонебезпечних</text:span>
 <text:span text:style-name="T4">
предметів.</text:span>
 Обстежено (очищено) територію площею <text:span text:style-name="T4">
30гектарів</text:span>
.</text:p>
      <text:p text:style-name="P4">
Найчастіше піротехнічні підрозділи працювали: на Харківщині 19 947 разів,Київщині — 8068, Донеччині — 6382, Миколаївщині — 5310, Херсонщині — 5950,Чернігівщині — 4751,Сумщині — 2235, Черкащині — 1132.</text:p>
      <text:p text:style-name="P4">
Довідково: Всього від початку широкомасштабної агресії російської федерації натериторії України знешкоджено 406 457 од. вибухонебезпечних предметів та 2891кг вибухової речовини, у тому числі 3043 од. авіаційних бомб. Обстеженотериторію площею понад 90 731 гектар.</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7/01/za-dobu-pirotehniky-dsns-zneshkodyly-ponad-300-vybuhonebezpechnyh-predmetiv-9/" text:style-name="Internet_20_link" text:visited-style-name="Visited_20_Internet_20_Link">
https://armyinform.com.ua/2023/07/01/za-dobu-pirotehniky-dsns-zneshkodyly-ponad-300-vybuhonebezpechnyh-predmetiv-9/</text:a>
</text:p>
      <!--NEWS-->
      <text:h text:style-name="P10" text:outline-level="1">
<text:span text:style-name="T4">
морпіха зс рф судитимуть за вбивство семи цивільних на Херсонщині</text:span>
</text:h>
      <text:p text:style-name="P4">
Author: ['АРМІЯINFORM']</text:p>
      <text:p text:style-name="P4">
Time: 2023-07-01T65:00:00-04:00</text:p>
      <text:p text:style-name="P4">
Description: За вбивство семи цивільних у селі Правдине на Херсонщині судитимуть командира підрозді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586438_665105498985620_6113503999493768026_n.jpg" text:style-name="Internet_20_link" text:visited-style-name="Visited_20_Internet_20_Link">
347586438_665105498985620_6113503999493768026_n.jpg</text:a>
']</text:p>
      <text:p text:style-name="P4">
Tags: ['STOPRUSSIA', 'ВОЄННІ ЗЛОЧИНИ ЗС РФ', 'ВТОРГНЕННЯ РФ', 'ПРАВДИНЕ', 'ХЕРСОН']</text:p>
      <text:p text:style-name="P4">
Category: News</text:p>
      <!--METADATA-->
      <text:p text:style-name="P4">
<draw:frame draw:style-name="fr1" draw:name="Image229" text:anchor-type="as-char" svg:width="6.9236in" svg:height="8.048582in" draw:z-index="0">
<draw:image xlink:href="../Images/AРМІЯINFORM/2023-07-01T65-00-00-04-00/347586438_665105498985620_6113503999493768026_n.jpg" xlink:type="simple" xlink:show="embed" xlink:actuate="onLoad" draw:mime-type="image/jpeg"/>
</draw:frame>
</text:p>
      <text:p text:style-name="P4">
За вбивство семи цивільних у селі Правдине на Херсонщині судитимуть командирапідрозділу морської піхоти Чорноморського флоту вмф зс рф,<text:a xlink:type="simple" xlink:href="https://www.facebook.com/pgo.gov.ua/posts/pfbid0qCjjHXkzMgb6GUHA6zhsciEVzC1BPx4a8iNoG3dQoceNHYqYzgViHsmTTWuX9Bipl" text:style-name="Internet_20_link" text:visited-style-name="Visited_20_Internet_20_Link">
повідомляє</text:a>
Офіс Генерального прокурора.</text:p>
      <text:p text:style-name="P4">
«Прокурори Херсонської обласної прокуратури скерували до суду обвинувальнийакт стосовно командира підрозділу морської піхоти Чорноморського флоту вмф зсрф за фактом державної зради та порушення законів і звичаїв війни (ч. 1, 2 ст.111, ч. 2 ст. 28, ч. 2 ст. 438 КК України). Слідством встановлено, що у 2014році після окупації російськими військами АР Крим громадянин Українидобровільно перейшов на бік ворога, отримав громадянство рф та вступив до лавзбройних сил держави-агресора. З березня 2022 року обвинувачений разом зпідлеглими військовими рф забезпечував окупацію населених пунктів Херсонськоїобласті.</text:p>
      <text:p text:style-name="P4">
На захопленій території він організовував та контролював процеси, пов’язані зпридушенням опору місцевого населення щодо реалізації політики окупаційноївлади та схиляння громадян України до співпраці.</text:p>
      <text:p text:style-name="P4">
У квітні 2022 року, знаходячись у с. Правдине, разом із спільникамиобвинувачений затримав працівників фірми, які охороняли поблизу селазрошувальні агрегати, а також неповнолітню дівчину.</text:p>
      <text:p text:style-name="P4">
Шістьох чоловіків та дівчину привезли до приватного будинку, де застосовуючифізичне насилля — вбили. Потім підірвали будинок із загиблими» — повідомляютьправоохоронці.</text:p>
      <text:p text:style-name="P4">
Спеціальне досудове розслідування здійснювалось ГУНП в Херсонській області.</text:p>
      <text:p text:style-name="P4">
Нагадаємо, у листопаді 2022 року після звільнення населеного пункту ЗСУпрокурори органів прокуратури Херсонської області спільно зі слідчими поліціїта експертами провели ексгумацію та огляд тіл загиблих.</text:p>
      <text:p text:style-name="P4">
При огляді було встановлено ознаки насильницької смерті. Деякі з них — зушкодженням черепів внаслідок кульових поранень. На зап’ястях ще у двохвиявлено мотузки.</text:p>
      <text:p text:style-name="P4">
Source: <text:a xlink:type="simple" xlink:href="https://armyinform.com.ua/2023/07/01/morpiha-zs-rf-sudytymut-za-vbyvstvo-semy-czyvilnyh-na-hersonshhyni/" text:style-name="Internet_20_link" text:visited-style-name="Visited_20_Internet_20_Link">
https://armyinform.com.ua/2023/07/01/morpiha-zs-rf-sudytymut-za-vbyvstvo-semy-czyvilnyh-na-hersonshhyni/</text:a>
</text:p>
      <!--NEWS-->
      <text:h text:style-name="P10" text:outline-level="1">
<text:span text:style-name="T4">
Президент України нагородив орденами та медалями українських військових</text:span>
</text:h>
      <text:p text:style-name="P4">
Author: ['АРМІЯINFORM']</text:p>
      <text:p text:style-name="P4">
Time: 2023-07-01T66:00:00-04:00</text:p>
      <text:p text:style-name="P4">
Description: Президент України Володимир Зеленський відзначив державними нагородами захис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nagorody-1.jpg" text:style-name="Internet_20_link" text:visited-style-name="Visited_20_Internet_20_Link">
nagorody-1.jpg</text:a>
']</text:p>
      <text:p text:style-name="P4">
Tags: ['ВОЛОДИМИР ЗЕЛЕНСЬКИЙ', 'ВРУЧЕННЯ НАГОРОД ВІЙСЬКОВОСЛУЖБОВЦЯМ', 'ПРЕЗИДЕНТ УКРАЇНИ', 'УКАЗ ПРЕЗИДЕНТА УКРАЇНИ']</text:p>
      <text:p text:style-name="P4">
Category: News</text:p>
      <!--METADATA-->
      <text:p text:style-name="P4">
<draw:frame draw:style-name="fr1" draw:name="Image230" text:anchor-type="as-char" svg:width="6.9236in" svg:height="4.615733in" draw:z-index="0">
<draw:image xlink:href="../Images/AРМІЯINFORM/2023-07-01T66-00-00-04-00/nagorody-1.jpg" xlink:type="simple" xlink:show="embed" xlink:actuate="onLoad" draw:mime-type="image/jpeg"/>
</draw:frame>
Ілюстративне фото</text:p>
      <text:p text:style-name="P4">
Президент України Володимир Зеленський відзначив державними нагородамизахисників України.</text:p>
      <text:p text:style-name="P4">
Про це йдеться в указі <text:a xlink:type="simple" xlink:href="https://www.president.gov.ua/documents/3612023-47141" text:style-name="Internet_20_link" text:visited-style-name="Visited_20_Internet_20_Link">
№361/2023</text:a>
, оприлюдненомуна сайті Офісу Президента Україн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text:span text:style-name="T4">
Орденом Богдана Хмельницького ІІ ступеня</text:span>
</text:p>
      <text:p text:style-name="P4">
КОБИЛКІНА Дениса Олександровича (посмертно) — підполковника</text:p>
      <text:p text:style-name="P4">
ЯКОВЕНКА Олександра Олексійовича — полковника</text:p>
      <text:p text:style-name="P4">
<text:span text:style-name="T4">
Орденом Богдана Хмельницького ІІІ ступеня</text:span>
</text:p>
      <text:p text:style-name="P4">
ДИКАНЯ Максима Вікторовича — капітана</text:p>
      <text:p text:style-name="P4">
КІВШАРА Артема Олександровича — лейтенанта</text:p>
      <text:p text:style-name="P4">
КУБАЯ Івана Дем’яновича — старшого лейтенанта</text:p>
      <text:p text:style-name="P4">
ТЕРЕЛЕЦЬКОГО Михайла Олександровича — майора</text:p>
      <text:p text:style-name="P4">
<text:span text:style-name="T4">
Орденом «За мужність» І ступеня</text:span>
</text:p>
      <text:p text:style-name="P4">
КАШКОВАРА Костянтина Ігоровича (посмертно) — головного сержанта</text:p>
      <text:p text:style-name="P4">
<text:span text:style-name="T4">
Орденом «За мужність» ІІ ступеня</text:span>
</text:p>
      <text:p text:style-name="P4">
КОБИЛЯНСЬКОГО Олександра Казиміровича — капітана</text:p>
      <text:p text:style-name="P4">
МИРОНЦЯ Максима Анатолійовича — капітана</text:p>
      <text:p text:style-name="P4">
ПАНЧЕНКА Артема Володимировича — старшого лейтенанта</text:p>
      <text:p text:style-name="P4">
ПИСАРЕВИЧА Анатолія Сергійовича — сержанта</text:p>
      <text:p text:style-name="P4">
<text:span text:style-name="T4">
Орденом «За мужність» ІІІ ступеня</text:span>
</text:p>
      <text:p text:style-name="P4">
АДАМОВИЧА Сергія Сергійовича (посмертно) — солдата</text:p>
      <text:p text:style-name="P4">
АНТОНЕНКА Юрія Григоровича (посмертно) — старшого сержанта</text:p>
      <text:p text:style-name="P4">
АСТАШКЕВИЧА Ігоря Анатолійовича — солдата</text:p>
      <text:p text:style-name="P4">
БАЛАБАНОВА Дмитра Володимировича (посмертно) — молодшого сержанта</text:p>
      <text:p text:style-name="P4">
БАРАНОВСЬКОГО Олександра Олександровича — головного сержанта</text:p>
      <text:p text:style-name="P4">
БЕЗКРОВНОГО Івана Миколайовича (посмертно) — солдата</text:p>
      <text:p text:style-name="P4">
БЕРЕЖНОГО Олексія Олександровича — солдата</text:p>
      <text:p text:style-name="P4">
БЄЛОУСА Андрія Анатолійовича — старшого солдата</text:p>
      <text:p text:style-name="P4">
БІЛОГО Олександра Миколайовича (посмертно) — сержанта</text:p>
      <text:p text:style-name="P4">
БОДРУХІНА Єгора Олеговича — капітана-лейтенанта</text:p>
      <text:p text:style-name="P4">
БОЙКА Євгена Миколайовича (посмертно) — старшого сержанта</text:p>
      <text:p text:style-name="P4">
БРАТЦЕВА Віктора Сергійовича — старшого сержанта</text:p>
      <text:p text:style-name="P4">
ВАСИЛЬЧЕНКА Ігоря Анатолійовича (посмертно) — старшого сержанта</text:p>
      <text:p text:style-name="P4">
ВОЛІКОВА Олександра Вікторовича (посмертно) — старшого солдата</text:p>
      <text:p text:style-name="P4">
ВОЛОЩУКА Олександра Олександровича — солдата</text:p>
      <text:p text:style-name="P4">
ВОРОБКАЛА Андрія Станіславовича (посмертно) — солдата</text:p>
      <text:p text:style-name="P4">
В’ЮГИНА Дмитра Володимировича (посмертно) — старшого солдата</text:p>
      <text:p text:style-name="P4">
ГАВРИЛЕНКА Сергія Миколайовича (посмертно) — молодшого сержанта</text:p>
      <text:p text:style-name="P4">
ГАЙЧЕНЮ Павла Петровича (посмертно) — солдата</text:p>
      <text:p text:style-name="P4">
ГАМОЛЮКА Миколу Вікторовича — солдата</text:p>
      <text:p text:style-name="P4">
ГЛУХОГО Сергія Олександровича — молодшого сержанта</text:p>
      <text:p text:style-name="P4">
ГНЕННОГО Євгенія Олексійовича (посмертно) — старшого лейтенанта</text:p>
      <text:p text:style-name="P4">
ГОДУНОВА Миколу Вікторовича (посмертно) — молодшого сержанта</text:p>
      <text:p text:style-name="P4">
ГОЛОМАХУ Артема Валерійовича — матроса</text:p>
      <text:p text:style-name="P4">
ГРИНЦЯ Олександра Миколайовича — солдата</text:p>
      <text:p text:style-name="P4">
ГРИЩЕНКА Віктора Станіславовича (посмертно) — солдата</text:p>
      <text:p text:style-name="P4">
ГУЛЕНКА Олександра Миколайовича (посмертно) — сержанта</text:p>
      <text:p text:style-name="P4">
ДАНИЛЕНКА Іллю Романовича — молодшого сержанта</text:p>
      <text:p text:style-name="P4">
ДАНІЛОВА Володимира Васильовича (посмертно) — сержанта</text:p>
      <text:p text:style-name="P4">
ДЗЮБУ Андрія Сергійовича — старшого солдата</text:p>
      <text:p text:style-name="P4">
ДОБРИНСЬКОГО Володимира Миколайовича (посмертно) — сержанта</text:p>
      <text:p text:style-name="P4">
ДОВГОПОЛА Богдана Анатолійовича — солдата</text:p>
      <text:p text:style-name="P4">
ЄВСЄЄНКА Анатолія Андрійовича — старшину 2 статті</text:p>
      <text:p text:style-name="P4">
ІЛЬЧЕНКА Сергія Ігоровича — солдата</text:p>
      <text:p text:style-name="P4">
КАБАНОВА Василя Івановича (посмертно) — старшого солдата</text:p>
      <text:p text:style-name="P4">
КАЛЬКУ Віктора Васильовича (посмертно) — солдата</text:p>
      <text:p text:style-name="P4">
КАПУСТЯНА Юрія Олександровича (посмертно) — солдата</text:p>
      <text:p text:style-name="P4">
КАРАСЬОВА Олега Андрійовича (посмертно) — солдата</text:p>
      <text:p text:style-name="P4">
КАРПАКОВА Олександра Ігоровича — молодшого сержанта</text:p>
      <text:p text:style-name="P4">
КАУРКІНА В’ячеслава Валерійовича (посмертно) — старшого солдата</text:p>
      <text:p text:style-name="P4">
КВАШУКА Антона Леонідовича (посмертно) — молодшого сержанта</text:p>
      <text:p text:style-name="P4">
КИРИЛЮКА Ігоря Сергійовича — старшого солдата</text:p>
      <text:p text:style-name="P4">
КІШИНЦЯ Дмитра Анатолійовича (посмертно) — солдата</text:p>
      <text:p text:style-name="P4">
КЛЮЄВА Ярослава Олексійовича — солдата</text:p>
      <text:p text:style-name="P4">
КОВАЛЕНКА Євгена Юрійовича (посмертно) — солдата</text:p>
      <text:p text:style-name="P4">
КОВАЛЯ Ярослава Вікторовича (посмертно) — старшого сержанта</text:p>
      <text:p text:style-name="P4">
КОВАЛЬОВА Олександра Віталійовича — молодшого сержанта</text:p>
      <text:p text:style-name="P4">
КОЗЛОВА Дмитра Сергійовича — молодшого сержанта</text:p>
      <text:p text:style-name="P4">
КОЛОМІЧЕНКА Віктора Валентиновича (посмертно) — молодшого сержанта</text:p>
      <text:p text:style-name="P4">
КРИКУНА Сергія Володимировича (посмертно) — солдата</text:p>
      <text:p text:style-name="P4">
КРИСТУПАСА Олександра Вітавтасовича (посмертно) — солдата</text:p>
      <text:p text:style-name="P4">
КУЗУБА Владислава Андрійовича (посмертно) — капітана</text:p>
      <text:p text:style-name="P4">
КУЛЄШОВУ Олену Анатоліївну — сержанта</text:p>
      <text:p text:style-name="P4">
КУХАРЕНКА Вадима Миколайовича — головного сержанта</text:p>
      <text:p text:style-name="P4">
КУШНІРА Костянтина Анатолійовича — старшого солдата</text:p>
      <text:p text:style-name="P4">
ЛЕБЕДЄВА Владислава Олександровича — солдата</text:p>
      <text:p text:style-name="P4">
ЛЕВЧЕНКА Іллю Сергійовича (посмертно) — солдата</text:p>
      <text:p text:style-name="P4">
ЛИТВИНА Дмитра Валентиновича (посмертно) — солдата</text:p>
      <text:p text:style-name="P4">
ЛІНСЬКОГО Віталія Вікторовича (посмертно) — солдата</text:p>
      <text:p text:style-name="P4">
ЛОГУНОВА Ігоря Георгійовича (посмертно) — сержанта</text:p>
      <text:p text:style-name="P4">
МАЛАНСЬКОГО Олега Миколайовича — солдата</text:p>
      <text:p text:style-name="P4">
МАЛОФЕЄВА Євгена Євгенійовича — солдата</text:p>
      <text:p text:style-name="P4">
МАТВІЙЧУКА Юліана Олександровича (посмертно) — старшого солдата</text:p>
      <text:p text:style-name="P4">
МЕЛЬНИЧУКА Михайла Володимировича — лейтенанта</text:p>
      <text:p text:style-name="P4">
МІКШАНСЬКОГО Антона Миколайовича — капітана</text:p>
      <text:p text:style-name="P4">
МОЛДАВСЬКОГО Данила Геннадійовича (посмертно) — старшого солдата</text:p>
      <text:p text:style-name="P4">
НАЙКА Сергія Вікторовича — старшого лейтенанта</text:p>
      <text:p text:style-name="P4">
ОЛІЙНИКА Романа Васильовича (посмертно) — солдата</text:p>
      <text:p text:style-name="P4">
ПЕТРОВА Ігоря Станіславовича — старшого лейтенанта</text:p>
      <text:p text:style-name="P4">
ПЕТРУХУ Євгенія Вікторовича (посмертно) — солдата</text:p>
      <text:p text:style-name="P4">
ПОНОМАРЕНКА Сергія Миколайовича (посмертно) — солдата</text:p>
      <text:p text:style-name="P4">
ПОПОВА Дмитра Миколайовича — старшого солдата</text:p>
      <text:p text:style-name="P4">
ПРИДАТЧЕНКА Олександра Сафаровича — солдата</text:p>
      <text:p text:style-name="P4">
РОГОВЧЕНКА Олексія Миколайовича (посмертно) — солдата</text:p>
      <text:p text:style-name="P4">
САВЧЕНКА Андрія Миколайовича (посмертно) — старшого солдата</text:p>
      <text:p text:style-name="P4">
СВІТЕЛЬСЬКОГО Сергія Миколайовича (посмертно) — солдата</text:p>
      <text:p text:style-name="P4">
СЕНЮКА Юрія Тарасовича (посмертно) — солдата</text:p>
      <text:p text:style-name="P4">
СИДОРЕНКА Кирила Олександровича (посмертно) — солдата</text:p>
      <text:p text:style-name="P4">
СКОРОХОДА Олександра Олександровича (посмертно) — солдата</text:p>
      <text:p text:style-name="P4">
СМОЛЮКА Артема Георгійовича (посмертно) — старшого солдата</text:p>
      <text:p text:style-name="P4">
СОРОКІНА Євгенія Олександровича — молодшого сержанта</text:p>
      <text:p text:style-name="P4">
ТАРАНА Юрія Григоровича — старшого лейтенанта</text:p>
      <text:p text:style-name="P4">
ФЕРАРА Олексія Олександровича (посмертно) — солдата</text:p>
      <text:p text:style-name="P4">
ФРОСІНЯКА Георгія Юрійовича — старшого солдата</text:p>
      <text:p text:style-name="P4">
ХОВАНЦЯ Володимира Володимировича (посмертно) — солдата</text:p>
      <text:p text:style-name="P4">
ХРОМЕЄВА Сергія Валентиновича (посмертно) — солдата</text:p>
      <text:p text:style-name="P4">
ШЕПЕТУНА Олексія Юрійовича (посмертно) — солдата</text:p>
      <text:p text:style-name="P4">
ШИКІТУ Станіслава Миколайовича (посмертно) — сержанта</text:p>
      <text:p text:style-name="P4">
ШИЛКІНА Романа Михайловича (посмертно) — солдата</text:p>
      <text:p text:style-name="P4">
ШИЛЮКА Миколу Васильовича (посмертно) — солдата</text:p>
      <text:p text:style-name="P4">
ШМІГОЛЯ Віталія Григоровича — сержанта</text:p>
      <text:p text:style-name="P4">
ЩЕРБИНУ Ігоря Леонтійовича — старшого сержанта</text:p>
      <text:p text:style-name="P4">
ЮРЧЕНКА Сергія Павловича (посмертно) — солдата</text:p>
      <text:p text:style-name="P4">
ЯКИМЕНКА Андрія Миколайовича — молодшого сержанта</text:p>
      <text:p text:style-name="P4">
ЯКУХНА Юрія Архиповича (посмертно) — солдата</text:p>
      <text:p text:style-name="P4">
ЯРОВОГО Ігоря Вікторовича — молодшого лейтенанта</text:p>
      <text:p text:style-name="P4">
<text:span text:style-name="T4">
Орденом Данила Галицького</text:span>
</text:p>
      <text:p text:style-name="P4">
БОВКУНА Євгена Івановича — майора</text:p>
      <text:p text:style-name="P4">
УРАКОВА Дмитра Юрійовича — старшого лейтенанта медичної служби</text:p>
      <text:p text:style-name="P4">
ЧЕРЕВАТОГО Сергія Володимировича — полковника</text:p>
      <text:p text:style-name="P4">
ШОЛОМА Дениса Олександровича — старшого лейтенанта медичної служби</text:p>
      <text:p text:style-name="P4">
ШПИЧКУ Сергія Леонідовича — капітана медичної служби</text:p>
      <text:p text:style-name="P4">
<text:span text:style-name="T4">
Медаллю «За військову службу Україні»</text:span>
</text:p>
      <text:p text:style-name="P4">
БЄЛІЧЕНКА Костянтина Миколайовича — штаб-сержанта</text:p>
      <text:p text:style-name="P4">
БОРТНИКА Віктора Володимировича — солдата</text:p>
      <text:p text:style-name="P4">
БОТНАРА Олександра Юхимовича — молодшого сержанта</text:p>
      <text:p text:style-name="P4">
ВОРОНОВИЧА Євгенія Володимировича — старшого солдата</text:p>
      <text:p text:style-name="P4">
ГОЛОВІНОВА Олега Вікторовича — сержанта</text:p>
      <text:p text:style-name="P4">
ГОРОБЧУКА Олега Леонідовича — солдата</text:p>
      <text:p text:style-name="P4">
ГОРЯНІНА Вадима Вадимовича — солдата</text:p>
      <text:p text:style-name="P4">
ГРИШИНА Євгенія Сергійовича — сержанта</text:p>
      <text:p text:style-name="P4">
ДАМАСКІНА Олександра Володимировича — головного сержанта</text:p>
      <text:p text:style-name="P4">
ЄВЛАША Іллю Олеговича — капітана</text:p>
      <text:p text:style-name="P4">
ЖАНГОЖУ Алана Рустемовича — лейтенанта</text:p>
      <text:p text:style-name="P4">
ЖЕЙНОВА Сергія Дмитровича — молодшого сержанта</text:p>
      <text:p text:style-name="P4">
ЗБАРАХА Віктора Миколайовича — молодшого сержанта</text:p>
      <text:p text:style-name="P4">
ЗЕМЦОВА Вірослава Геннадійовича — солдата</text:p>
      <text:p text:style-name="P4">
ІЩЕНКА Сергія Юрійовича — молодшого сержанта</text:p>
      <text:p text:style-name="P4">
КАЧАНЮКА Андрія Миколайовича — лейтенанта</text:p>
      <text:p text:style-name="P4">
КЕПШУ Євгена Анатолійовича — старшого сержанта</text:p>
      <text:p text:style-name="P4">
КОВАЛЕНКА Валерія Валерійовича — старшого солдата</text:p>
      <text:p text:style-name="P4">
КОСЕКУ Валерія Валерійовича — солдата</text:p>
      <text:p text:style-name="P4">
КОСТЕНКА Вадима Андрійовича — молодшого сержанта</text:p>
      <text:p text:style-name="P4">
КРЕЧКА Івана Едуардовича — солдата</text:p>
      <text:p text:style-name="P4">
КУДЕЛЮ Дмитра Юрійовича — солдата</text:p>
      <text:p text:style-name="P4">
ЛІІЩЕНКА Івана Валерійовича — солдата</text:p>
      <text:p text:style-name="P4">
ЛОГВИНЕНКА Володимира Олександровича — старшого сержанта</text:p>
      <text:p text:style-name="P4">
ЛУНІНА Вячеслава Васильовича — старшого сержанта</text:p>
      <text:p text:style-name="P4">
МЕЛЬНИЧЕНКА Анатолія Миколайовича — молодшого сержанта</text:p>
      <text:p text:style-name="P4">
МОСКАЛЕНКА Миколу Валентиновича — солдата</text:p>
      <text:p text:style-name="P4">
НЕФЬОДОВА Андрія Михайловича — солдата</text:p>
      <text:p text:style-name="P4">
ОВЧІННІКОВА Віктора Дмитровича — солдата</text:p>
      <text:p text:style-name="P4">
ОЛІЙНІЧЕНКА Романа Анатолійовича — молодшого сержанта</text:p>
      <text:p text:style-name="P4">
ПОЛІЩУКА Євгена Михайловича — солдата</text:p>
      <text:p text:style-name="P4">
ПОТЄХІНА Михайла Анатолійовича — молодшого сержанта</text:p>
      <text:p text:style-name="P4">
ПРЯДКА Олександра Івановича — солдата</text:p>
      <text:p text:style-name="P4">
РИБАЧЕНКА Костянтина Вячеславовича — молодшого сержанта</text:p>
      <text:p text:style-name="P4">
РУБАНА Андрія Олександровича — солдата</text:p>
      <text:p text:style-name="P4">
СЛОБОДЯНИКА Артема Сергійовича — молодшого сержанта</text:p>
      <text:p text:style-name="P4">
СТАМУ Івана Івановича — солдата</text:p>
      <text:p text:style-name="P4">
СТАРОВОЙТА Антона Олександровича — старшого солдата</text:p>
      <text:p text:style-name="P4">
СТОЯНОВА Дмитра Ігоровича — солдата</text:p>
      <text:p text:style-name="P4">
ТИХОГЛАЗА Ігоря Анатолійовича — старшого лейтенанта</text:p>
      <text:p text:style-name="P4">
ТХОРОВСЬКОГО Богдана Івановича — старшого солдата</text:p>
      <text:p text:style-name="P4">
ХОВРУКА Геннадія Геннадійовича — головного сержанта</text:p>
      <text:p text:style-name="P4">
ХРИСТИЧЕНКА Максима Олександровича — солдата</text:p>
      <text:p text:style-name="P4">
ЧАПЛИГІНА Сергія Сергійовича — сержанта</text:p>
      <text:p text:style-name="P4">
ЩЕРБАНЯ Олега Миколайовича — головного сержанта</text:p>
      <text:p text:style-name="P4">
ЩЕРБИНУ Сергія Васильовича — молодшого сержанта</text:p>
      <text:p text:style-name="P4">
<text:span text:style-name="T4">
Медаллю «Захиснику Вітчизни»</text:span>
</text:p>
      <text:p text:style-name="P4">
СЬОМИКА Сергія Георгійовича — молодшого сержанта</text:p>
      <text:p text:style-name="P4">
ТЄРЮХОВА Володимира Володимировича — старшого сержанта.</text:p>
      <text:p text:style-name="P4">
Source: <text:a xlink:type="simple" xlink:href="https://armyinform.com.ua/2023/07/01/prezydent-ukrayiny-nagorodyv-ordenamy-ta-medalyamy-ukrayinskyh-vijskovyh/" text:style-name="Internet_20_link" text:visited-style-name="Visited_20_Internet_20_Link">
https://armyinform.com.ua/2023/07/01/prezydent-ukrayiny-nagorodyv-ordenamy-ta-medalyamy-ukrayinskyh-vijskovyh/</text:a>
</text:p>
      <!--NEWS-->
      <text:h text:style-name="P10" text:outline-level="1">
<text:span text:style-name="T4">
89% українців підтримують вступ країни в НАТО — опитування</text:span>
</text:h>
      <text:p text:style-name="P4">
Author: ['АРМІЯINFORM']</text:p>
      <text:p text:style-name="P4">
Time: 2023-07-01T67:00:00-04:00</text:p>
      <text:p text:style-name="P4">
Description: 92% українців хочуть, щоб Україна стала членом Євросоюзу, та 89% підтримують вступ 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czczcznato.jpg" text:style-name="Internet_20_link" text:visited-style-name="Visited_20_Internet_20_Link">
czczcznato.jpg</text:a>
']</text:p>
      <text:p text:style-name="P4">
Tags: ['ЄВРОСОЮЗ', 'НАТО', 'ОПИТУВАННЯ']</text:p>
      <text:p text:style-name="P4">
Category: News</text:p>
      <!--METADATA-->
      <text:p text:style-name="P4">
<draw:frame draw:style-name="fr1" draw:name="Image231" text:anchor-type="as-char" svg:width="6.9236in" svg:height="4.340623in" draw:z-index="0">
<draw:image xlink:href="../Images/AРМІЯINFORM/2023-07-01T67-00-00-04-00/czczcznato.jpg" xlink:type="simple" xlink:show="embed" xlink:actuate="onLoad" draw:mime-type="image/jpeg"/>
</draw:frame>
</text:p>
      <text:p text:style-name="P4">
92% українців хочуть, щоб Україна стала членом Євросоюзу, та 89% підтримуютьвступ країни в НАТО.</text:p>
      <text:p text:style-name="P4">
Про це<text:a xlink:type="simple" xlink:href="https://kiis.com.ua/" text:style-name="Internet_20_link" text:visited-style-name="Visited_20_Internet_20_Link">
свідчать</text:a>
дані соціологічного опитування, яке Київський міжнародний інститут соціологіїна замовлення NDI провів у травні 2022 року, серпні 2022 року, січні 2023 рокута нещодавно у травні 2023 року.</text:p>
      <text:p text:style-name="P4">
За даними соціологів, з травня 2022 року до травня 2023 року відсотокукраїнців, які бажають вступити до НАТО, зріс із 73 до майже 90%, а кількість«тих, хто очікує» приєднатися зросла приблизно з 65 до 85 відсотків.</text:p>
      <text:p text:style-name="P4">
Подібним чином українці залишаються непохитними у своєму бажанні приєднатисядо ЄС — показники «хочу» і «очікують» близько 90%, йдеться в опитуванні.</text:p>
      <text:p text:style-name="P4">
Source: <text:a xlink:type="simple" xlink:href="https://armyinform.com.ua/2023/07/01/89-ukrayincziv-pidtrymuyut-vstup-krayiny-v-nato-opytuvannya/" text:style-name="Internet_20_link" text:visited-style-name="Visited_20_Internet_20_Link">
https://armyinform.com.ua/2023/07/01/89-ukrayincziv-pidtrymuyut-vstup-krayiny-v-nato-opytuvannya/</text:a>
</text:p>
      <!--NEWS-->
      <text:h text:style-name="P10" text:outline-level="1">
<text:span text:style-name="T4">
Наші захисники подарували Володимиру Зеленському нарукавні емблеми</text:span>
</text:h>
      <text:p text:style-name="P4">
Author: ['АРМІЯINFORM']</text:p>
      <text:p text:style-name="P4">
Time: 2023-07-01T68:00:00-04:00</text:p>
      <text:p text:style-name="P4">
Description: «Це шеврон 47-ї окремої механізованої бригади „Маґура“ та неофіційний шеврон зведе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1_10-07-57-e1688204270378.jpg" text:style-name="Internet_20_link" text:visited-style-name="Visited_20_Internet_20_Link">
photo_2023-07-01_10-07-57-e1688204270378.jpg</text:a>
', '<text:a xlink:type="simple" xlink:href="https://armyinform.com.ua/wp-content/uploads/2023/07/photo_2023-07-01_10-07-55-2-150x150.jpg" text:style-name="Internet_20_link" text:visited-style-name="Visited_20_Internet_20_Link">
photo_2023-07-01_10-07-55-2-150x150.jpg</text:a>
', '<text:a xlink:type="simple" xlink:href="https://armyinform.com.ua/wp-content/uploads/2023/07/photo_2023-07-01_10-07-55-150x150.jpg" text:style-name="Internet_20_link" text:visited-style-name="Visited_20_Internet_20_Link">
photo_2023-07-01_10-07-55-150x150.jpg</text:a>
', '<text:a xlink:type="simple" xlink:href="https://armyinform.com.ua/wp-content/uploads/2023/07/photo_2023-07-01_10-07-56-150x150.jpg" text:style-name="Internet_20_link" text:visited-style-name="Visited_20_Internet_20_Link">
photo_2023-07-01_10-07-56-150x150.jpg</text:a>
']</text:p>
      <text:p text:style-name="P4">
Tags: []</text:p>
      <text:p text:style-name="P4">
Category: News</text:p>
      <!--METADATA-->
      <text:p text:style-name="P4">
<draw:frame draw:style-name="fr1" draw:name="Image232" text:anchor-type="as-char" svg:width="6.9236in" svg:height="5.608116in" draw:z-index="0">
<draw:image xlink:href="../Images/AРМІЯINFORM/2023-07-01T68-00-00-04-00/photo_2023-07-01_10-07-57-e1688204270378.jpg" xlink:type="simple" xlink:show="embed" xlink:actuate="onLoad" draw:mime-type="image/jpeg"/>
</draw:frame>
</text:p>
      <text:p text:style-name="P4">
«Це шеврон 47-ї окремої механізованої бригади „Маґура“ та неофіційний шевронзведеного загону 78-го полку Десантно-штурмових військ. Мені їх передаливійськові під час моєї поїздки на фронт. Ще один — на згадку про нашу зустріч— подарував майстер-сержант 47-ї ОМБр Валерій Маркус.</text:p>
      <text:p text:style-name="P4">
<text:a xlink:type="simple" xlink:href="https://armyinform.com.ua/wp-content/uploads/2023/07/photo_2023-07-01_10-07-55-2.jpg" text:style-name="Internet_20_link" text:visited-style-name="Visited_20_Internet_20_Link">
<draw:frame draw:style-name="fr1" draw:name="Image233" text:anchor-type="as-char" svg:width="6.9236in" svg:height="6.9236in" draw:z-index="0">
<draw:image xlink:href="../Images/AРМІЯINFORM/2023-07-01T68-00-00-04-00/photo_2023-07-01_10-07-55-2-150x150.jpg" xlink:type="simple" xlink:show="embed" xlink:actuate="onLoad" draw:mime-type="image/jpeg"/>
</draw:frame>
</text:a>
</text:p>
      <text:p text:style-name="P4">
<text:a xlink:type="simple" xlink:href="https://armyinform.com.ua/wp-content/uploads/2023/07/photo_2023-07-01_10-07-55.jpg" text:style-name="Internet_20_link" text:visited-style-name="Visited_20_Internet_20_Link">
<draw:frame draw:style-name="fr1" draw:name="Image234" text:anchor-type="as-char" svg:width="6.9236in" svg:height="6.9236in" draw:z-index="0">
<draw:image xlink:href="../Images/AРМІЯINFORM/2023-07-01T68-00-00-04-00/photo_2023-07-01_10-07-55-150x150.jpg" xlink:type="simple" xlink:show="embed" xlink:actuate="onLoad" draw:mime-type="image/jpeg"/>
</draw:frame>
</text:a>
</text:p>
      <text:p text:style-name="P4">
<text:a xlink:type="simple" xlink:href="https://armyinform.com.ua/wp-content/uploads/2023/07/photo_2023-07-01_10-07-56.jpg" text:style-name="Internet_20_link" text:visited-style-name="Visited_20_Internet_20_Link">
<draw:frame draw:style-name="fr1" draw:name="Image235" text:anchor-type="as-char" svg:width="6.9236in" svg:height="6.9236in" draw:z-index="0">
<draw:image xlink:href="../Images/AРМІЯINFORM/2023-07-01T68-00-00-04-00/photo_2023-07-01_10-07-56-150x150.jpg" xlink:type="simple" xlink:show="embed" xlink:actuate="onLoad" draw:mime-type="image/jpeg"/>
</draw:frame>
</text:a>
</text:p>
      <text:p text:style-name="P4">
Це честь для мене — зберігати їх на дошці шевронів у своєму кабінеті. Кожен ізних — про нашу оборону, волю й прагнення України бути незалежною. А отже, пронашу перемогу, яка неодмінно буде», — йдеться в дописі.</text:p>
      <text:p text:style-name="P4">
Джерело: <text:a xlink:type="simple" xlink:href="https://t.me/V_Zelenskiy_official" text:style-name="Internet_20_link" text:visited-style-name="Visited_20_Internet_20_Link">
Офіційний Telegram-канал Президента України - Володимира Зеленського</text:a>
</text:p>
      <text:p text:style-name="P4">
Source: <text:a xlink:type="simple" xlink:href="https://armyinform.com.ua/2023/07/01/nashi-zahysnyky-podaruvaly-volodymyru-zelenskomu-narukavni-emblemy/" text:style-name="Internet_20_link" text:visited-style-name="Visited_20_Internet_20_Link">
https://armyinform.com.ua/2023/07/01/nashi-zahysnyky-podaruvaly-volodymyru-zelenskomu-narukavni-emblemy/</text:a>
</text:p>
      <!--NEWS-->
      <text:h text:style-name="P10" text:outline-level="1">
<text:span text:style-name="T4">
Уражено 6 районів зосередження противника та 3 склади боєприпасів</text:span>
</text:h>
      <text:p text:style-name="P4">
Author: ['АРМІЯINFORM']</text:p>
      <text:p text:style-name="P4">
Time: 2023-07-01T69:00:00-04:00</text:p>
      <text:p text:style-name="P4">
Description: Про це повідомляє ГШ ЗС України.    «Підрозділи ракетних військ і артилерії протяг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48852915_614856277494121_7952754773897049306_n.jpg" text:style-name="Internet_20_link" text:visited-style-name="Visited_20_Internet_20_Link">
348852915_614856277494121_7952754773897049306_n.jpg</text:a>
']</text:p>
      <text:p text:style-name="P4">
Tags: ['STOPRUSSIA', 'АВІАЦІЯ', 'ВТОРГНЕННЯ РФ', 'ГШ ЗС УКРАЇНИ', 'РЕБ']</text:p>
      <text:p text:style-name="P4">
Category: News</text:p>
      <!--METADATA-->
      <text:p text:style-name="P4">
<draw:frame draw:style-name="fr1" draw:name="Image236" text:anchor-type="as-char" svg:width="6.9236in" svg:height="3.37846in" draw:z-index="0">
<draw:image xlink:href="../Images/AРМІЯINFORM/2023-07-01T69-00-00-04-00/348852915_614856277494121_7952754773897049306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VshJCPnUtbpyVWZTjG6iZoLzN9DaiZbGrN7YfmKqDqK4nXcuxPxCoKSEfFJ2fxwSl" text:style-name="Internet_20_link" text:visited-style-name="Visited_20_Internet_20_Link">
повідомляє</text:a>
ГШ ЗС України.</text:p>
      <text:p text:style-name="P4">
«Підрозділи ракетних військ і артилерії протягом минулої доби уразили 1 пунктуправління, 6 районів зосередження живої сили, озброєння та військової технікипротивника, 3 склади боєприпасів, 24 артилерійських засоби на вогневихпозиціях та станцію РЕБ противника», — йдеться у повідомленні.</text:p>
      <text:p text:style-name="P4">
Крім того, авіація сил оборони за минулу добу завдала 12 ударів по районахзосередження особового складу противника та 1 — по зенітно-ракетному комплексуворога.</text:p>
      <text:p text:style-name="P4">
Source: <text:a xlink:type="simple" xlink:href="https://armyinform.com.ua/2023/07/01/urazheno-6-rajoniv-zoseredzhennya-protyvnyka-ta-3-sklady-boyeprypasiv/" text:style-name="Internet_20_link" text:visited-style-name="Visited_20_Internet_20_Link">
https://armyinform.com.ua/2023/07/01/urazheno-6-rajoniv-zoseredzhennya-protyvnyka-ta-3-sklady-boyeprypasiv/</text:a>
</text:p>
      <!--NEWS-->
      <text:h text:style-name="P10" text:outline-level="1">
<text:span text:style-name="T4">
Потрібно залучати більше західного досвіду для відбудови українських міст - експерт</text:span>
</text:h>
      <text:p text:style-name="P4">
Authors: Ukrinform (Person)</text:p>
      <text:p text:style-name="P4">
Publisher: Укринформ (Organization)</text:p>
      <text:p text:style-name="P4">
Published Time: 2023-07-01T6:54:00+03:00</text:p>
      <text:p text:style-name="P4">
Modified Time: 2023-07-01T20:54:00+03:00</text:p>
      <text:p text:style-name="P4">
Description: Під час післявоєнної відбудови українських міст слід перебороти наявну досі у вітчизняній архітектурі радянську агресію. — Укрінформ.</text:p>
      <text:p text:style-name="P4">
Images: ['<text:a xlink:type="simple" xlink:href="https://static.ukrinform.com/photos/2023_07/thumb_files/630_360_1688234022-212.jpg" text:style-name="Internet_20_link" text:visited-style-name="Visited_20_Internet_20_Link">
630_360_16882...</text:a>
']</text:p>
      <text:p text:style-name="P4">
Tags: ['Архітектура', 'Захід', 'Війна з Росією', 'Відбудова']</text:p>
      <text:p text:style-name="P4">
Type: Article</text:p>
      <!--METADATA-->
      <text:p text:style-name="P4">
<draw:frame draw:style-name="fr1" draw:name="Image237" text:anchor-type="as-char" svg:width="6.9236in" svg:height="3.956343in" draw:z-index="0">
<draw:image xlink:href="../Images/yкринформ/2023-07-01T6-54-00-03-00/630_360_1688234022-212.jpg" xlink:type="simple" xlink:show="embed" xlink:actuate="onLoad" draw:mime-type="image/jpeg"/>
</draw:frame>
 Під часпіслявоєнної відбудови українських міст слід перебороти наявну досі увітчизняній архітектурі радянську агресію.</text:p>
      <text:p text:style-name="P4">
Про це <text:a xlink:type="simple" xlink:href="https://ukr.radio/news.html" text:style-name="Internet_20_link" text:visited-style-name="Visited_20_Internet_20_Link">
 Українському радіо </text:a>
заявив архітектор Олег Гречух, аналізуючи, як краще проєктувати будинки післявійни, передає Укрінформ.</text:p>
      <text:p text:style-name="P4">
Він зазначив, що варто залучати більше іноземних спеціалістів, щоб помінятирадянську архітектурну парадигму.</text:p>
      <text:p text:style-name="P4">
"Досвід англійських промислових міст і українських є різним, тому що Україна300 років колонізована та індустріалізована саме радянською владою. Дужебагато міст були орієнтовані на радянську військову промисловість і фактичноостаннім моментом там було те, як там будуть <text:a xlink:type="simple" xlink:href="https://www.ukrinform.ua/tag-zitlo" text:style-name="Internet_20_link" text:visited-style-name="Visited_20_Internet_20_Link">
 жити</text:a>
 люди. Адже завданням тих людей булоїздити і виготовляти зброю, через що наші міста сформовані досить жорсткостосовно людини. Плюс це неестетично. Була радянська утопічна ідея, що требазробити "місто-сад", щоб було багато дерев, а між ними будинки, а вулиці булиширокі. Але ми ж знаємо: вони широкі, тому що там мали проїхати танки", -сказав експерт.</text:p>
      <text:p text:style-name="P4">
За його словами, переробити цю агресію, яка була багато років вбудована вархітектуру міст і направлена на те, щоб протистояти, на зовсім іншуфілософію, напрямок розвитку – складно і для нас, і для західних архітекторів.</text:p>
      <text:p text:style-name="P4">
"Але ми повинні залучати більше західного досвіду, щоб поміняти своюпарадигму. Досить триматися радянської школи архітектури", - зазначив він.</text:p>
      <text:p text:style-name="P4">
<text:span text:style-name="T4">
Читайте також:</text:span>
 <text:a xlink:type="simple" xlink:href="https://www.ukrinform.ua/rubric-uarazom/3634461-britanskomu-arhitektoru-normanu-fosteru-peredali-propozicii-sodo-vidbudovi-harkova.html" text:style-name="Internet_20_link" text:visited-style-name="Visited_20_Internet_20_Link">
 Британському архітектору Норману Фостеру передалипропозиції щодо відбудови Харкова </text:a>
</text:p>
      <text:p text:style-name="P4">
Водночас Гречух назвав дискусійною актуальність для України досвідувідновлення "з нуля" після завершення Другої світової війни Варшави,Франкфурта, нідерландських, англійських міст, зруйнованих вщент нацистськимибомбардуваннями.</text:p>
      <text:p text:style-name="P4">
Як <text:a xlink:type="simple" xlink:href="https://www.ukrinform.ua/rubric-regions/3455905-do-vidnovlenna-harkova-priednaetsa-vsesvitno-vidomij-arhitektor-norman-foster.html" text:style-name="Internet_20_link" text:visited-style-name="Visited_20_Internet_20_Link">
 повідомлялося </text:a>
 , британський архітектор Норман Фостер планує відбудовуватиХарків. Він уже представив потенційним інвесторам бачення нового генеральногоплану міста.</text:p>
      <text:p text:style-name="P4">
<text:span text:style-name="T5">
Фото: commons.wikimedia.org</text:span>
</text:p>
      <text:p text:style-name="P4">
Source: <text:a xlink:type="simple" xlink:href="https://www.ukrinform.ua/rubric-vidbudova/3730319-potribno-zalucati-bilse-zahidnogo-dosvidu-dla-vidbudovi-ukrainskih-mist-ekspert.html" text:style-name="Internet_20_link" text:visited-style-name="Visited_20_Internet_20_Link">
https://www.ukrinform.ua/rubric-vidbudova/3730319-potribno-zalucati-bilse-zahidnogo-dosvidu-dla-vidbudovi-ukrainskih-mist-ekspert.html</text:a>
</text:p>
      <!--NEWS-->
      <text:h text:style-name="P10" text:outline-level="1">
<text:span text:style-name="T4">
Президент України і Прем’єр-міністр Іспанії ухвалили спільну декларацію</text:span>
</text:h>
      <text:p text:style-name="P4">
Author: ['АРМІЯINFORM']</text:p>
      <text:p text:style-name="P4">
Time: 2023-07-01T70:00:00-04:00</text:p>
      <text:p text:style-name="P4">
Description: Президент України Володимир Зеленський і Прем’єр-міністр Іспанії Педро Санчес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a527f02700e6b2e06eb1b0c10d627433_1677162117_extra_large.jpeg" text:style-name="Internet_20_link" text:visited-style-name="Visited_20_Internet_20_Link">
a527f02700e6b2e06eb1b0c10d627433_1677162117_extra_large.jpeg</text:a>
']</text:p>
      <text:p text:style-name="P4">
Tags: ['STOPRUSSIA', 'ВОЛОДИМИР ЗЕЛЕНСЬКИЙ', 'ПЕДРО САНЧЕС']</text:p>
      <text:p text:style-name="P4">
Category: News</text:p>
      <!--METADATA-->
      <text:p text:style-name="P4">
<draw:frame draw:style-name="fr1" draw:name="Image238" text:anchor-type="as-char" svg:width="6.9236in" svg:height="4.617948in" draw:z-index="0">
<draw:image xlink:href="../Images/AРМІЯINFORM/2023-07-01T70-00-00-04-00/a527f02700e6b2e06eb1b0c10d627433_1677162117_extra_large.jpeg" xlink:type="simple" xlink:show="embed" xlink:actuate="onLoad" draw:mime-type="image/jpeg"/>
</draw:frame>
</text:p>
      <text:p text:style-name="P4">
Президент України Володимир Зеленський і Прем’єр-міністр Іспанії Педро Санчеспід час зустрічі в Києві 1 липня 2023 року, яка збіглася з першим днемголовування Іспанії в Раді Європейського Союзу, ухвалили таку спільнудекларацію.</text:p>
      <text:p text:style-name="P4">
1. Президент України та голова уряду Іспанії підтвердили своє однозначнезасудження агресивної війни Росії проти України, яка триває й підриваєзаснований на правилах міжнародний порядок і Статут Організації Об'єднанихНацій. Україна продемонструвала неабияку рішучість у здійсненні свогоневід'ємного права на самооборону проти цього неспровокованого йневиправданого нападу. Росія повинна негайно повністю й беззастережно вивестивсі свої збройні сили з території України в межах її міжнародно визнанихкордонів.</text:p>
      <text:p text:style-name="P4">
2. Іспанія підтверджує свою непохитну відданість незалежності, суверенітету йтериторіальній цілісності України в межах її міжнародно визнаних кордонів івисоко оцінює рішучість і мужність українського народу та його Збройних Сил узахисті від незаконної російської агресії та в забезпеченні вільного йдемократичного майбутнього України.</text:p>
      <text:p text:style-name="P4">
3. Україна високо цінує масштабну допомогу, надану Іспанією, зокрема увійськово-технічній, оборонній, дипломатичній, гуманітарній, економічній тафінансовій сферах, а також солідарність іспанського народу, який нині приймаєпонад 175 000 переміщених українців, котрі отримали статус тимчасовогозахисту, який містить вільний доступ до іспанської системи охорони здоров'я таосвіти. Іспанія продовжуватиме надавати політичну, гуманітарну та військовупідтримку Україні та її народу як індивідуально, так і в межах міжнародноїспівпраці, зокрема як голова Ради Європейського Союзу, стільки, скільки цебуде потрібно.</text:p>
      <text:p text:style-name="P4">
4. Іспанія підтримує ініціативу України щодо досягнення справедливого йсталого миру відповідно до міжнародного права та Статуту ООН і на основісуверенітету й територіальної цілісності України, як це передбачено у Формулімиру Президента Володимира Зеленського. Іспанія схвалює ключові принципиУкраїнської формули миру і продовжуватиме співпрацювати з Україною з метоюрозширення міжнародної підтримки Української формули миру, зокрема черезмайбутній Глобальний саміт миру. Іспанія вже робить значний внесок за кількомапунктами, визначеними у Формулі, включно з продовольчою безпекою.</text:p>
      <text:p text:style-name="P4">
5. Україна та Іспанія підкреслюють свою тверду відданість притягненню довідповідальності осіб, винних у воєнних злочинах та інших тяжких злочинах,скоєних у зв'язку з військовою агресією Росії проти України, та підтримцістворення належного механізму правосуддя, що спирається на широку міжнароднупідтримку, для забезпечення повної та ефективної відповідальності за злочинагресії. Україна та Іспанія підтверджують свою підтримку розслідуваньпрокурора Міжнародного кримінального суду та беруть до уваги видані судомордери на арешт.</text:p>
      <text:p text:style-name="P4">
6. Україна та Іспанія погоджуються з необхідністю продовження колективногосанкційного тиску на Росію з метою послаблення її спроможності продовжуватинезаконну агресивну війну. Необхідно посилити зусилля, спрямовані назабезпечення ефективного виконання санкцій, протидію їх обходу та уникненнянебажаних наслідків. Належна увага також має бути приділена глобальнимнегативним наслідкам російської агресивної війни, зокрема у сфері продовольчоїбезпеки. Іспанія повністю підтримує поточні ініціативи, спрямовані назапобігання й пом'якшення цих наслідків, включно з Іспанським планом протидіїпродовольчій небезпеці та «Шляхами солідарності» ЄС – Україна, і закликає донеобмеженого продовження Чорноморської зернової ініціативи та гуманітарноїпрограми «Зерно з України».</text:p>
      <text:p text:style-name="P4">
7. Україна та Іспанія продовжуватимуть працювати разом з іншими сторонами надрозробкою механізмів для забезпечення компенсації за втрати, шкоду та збитки,спричинені російською агресією. З цією метою вони вітають міжнародний реєстрзбитків, представлений на саміті Ради Європи в Рейк'явіку 16–17 травня 2023року.</text:p>
      <text:p text:style-name="P4">
8. Іспанія готова брати активну участь у відновленні та реконструкціїУкраїни. Україна та Іспанія домовилися об'єднати зусилля в цьому напрямку. Ужезараз важливо закласти основу для амбітної та довгострокової взаємодії, якастворить можливості й дасть змогу українському народу відбудувати свою країнута економіку на основі прозорої та інклюзивної національної архітектуривідновлення. Україна розглядає Іспанію та іспанські компанії як основнихпартнерів у відновленні, зокрема в інфраструктурі, енергетиці, транспорті,капітальних товарах, охороні здоров'я та цифровому секторі. Залучення всіхвідповідних партнерів, включно з приватним сектором, а також національними таміжнародними організаціями та фінансовими установами, з метою забезпеченнянеобхідної фінансової підтримки, інвестицій, потенціалу та знань має важливезначення для забезпечення процвітаючого майбутнього України.</text:p>
      <text:p text:style-name="P4">
9. Іспанія підтверджує свою підтримку кандидатури України на вступ до ЄС, щобуде одним з пріоритетів її головування в ЄС. Іспанія підтверджує своюготовність працювати з Україною під час її прогресу у виконанні умов длявступу до ЄС, беручи до уваги підхід, заснований на оцінці заслуг, і знетерпінням чекає на звіт про прогрес від Європейської комісії, який станеосновою для ухвалення рішення щодо наступних кроків.</text:p>
      <text:p text:style-name="P4">
10. Іспанія підтримує зміцнення партнерства НАТО з Україною, зокрема шляхомстворення Ради Україна – НАТО як майданчика для подальшого посилення тарозширення поточної співпраці з метою сприяння реалізації шляху України доєвроатлантичної сім'ї відповідно до Бухарестської декларації. Іспаніяпідтверджує свою підтримку політики відкритих дверей НАТО відповідно доСтратегічної концепції НАТО від 2022 року та Декларації Мадридського самітуНАТО. Україна та Іспанія очікують на розв’язання цих питань на саміті НАТО уВільнюсі в липні 2023 року.</text:p>
      <text:p text:style-name="P4">
Джерело: <text:a xlink:type="simple" xlink:href="https://www.president.gov.ua/news/spilna-deklaraciya-prezidenta-ukrayini-volodimira-zelenskogo-83985" text:style-name="Internet_20_link" text:visited-style-name="Visited_20_Internet_20_Link">
Офіційне інтернет-представництво ПрезидентаУкраїни</text:a>
</text:p>
      <text:p text:style-name="P4">
Source: <text:a xlink:type="simple" xlink:href="https://armyinform.com.ua/2023/07/01/prezydent-ukrayiny-volodymyr-zelenskyj-i-premyer-ministr-ispaniyi-pedro-sanches-uhvalyly-spilnu-deklaracziyu/" text:style-name="Internet_20_link" text:visited-style-name="Visited_20_Internet_20_Link">
https://armyinform.com.ua/2023/07/01/prezydent-ukrayiny-volodymyr-zelenskyj-i-premyer-ministr-ispaniyi-pedro-sanches-uhvalyly-spilnu-deklaracziyu/</text:a>
</text:p>
      <!--NEWS-->
      <text:h text:style-name="P10" text:outline-level="1">
<text:span text:style-name="T4">
Кабмін унормував терміни відрядження для участі у заходах з нацбезпеки і оборони</text:span>
</text:h>
      <text:p text:style-name="P4">
Author: ['АРМІЯINFORM']</text:p>
      <text:p text:style-name="P4">
Time: 2023-07-01T71:00:00-04:00</text:p>
      <text:p text:style-name="P4">
Description: Кабінет Міністрів унормував терміни відрядження поліцейських і військовослужбов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7352698_614286687551080_6590918641647191363_n.jpg" text:style-name="Internet_20_link" text:visited-style-name="Visited_20_Internet_20_Link">
357352698_614286687551080_6590918641647191363_n.jpg</text:a>
']</text:p>
      <text:p text:style-name="P4">
Tags: ['STOPRUSSIA', 'ВТОРГНЕННЯ РФ', 'УРЯД']</text:p>
      <text:p text:style-name="P4">
Category: News</text:p>
      <!--METADATA-->
      <text:p text:style-name="P4">
<draw:frame draw:style-name="fr1" draw:name="Image239" text:anchor-type="as-char" svg:width="6.9236in" svg:height="6.9236in" draw:z-index="0">
<draw:image xlink:href="../Images/AРМІЯINFORM/2023-07-01T71-00-00-04-00/357352698_614286687551080_6590918641647191363_n.jpg" xlink:type="simple" xlink:show="embed" xlink:actuate="onLoad" draw:mime-type="image/jpeg"/>
</draw:frame>
</text:p>
      <text:p text:style-name="P4">
Кабінет Міністрів унормував терміни відрядження поліцейських івійськовослужбовців на здійснення заходів із забезпечення національної безпекий оборони України.</text:p>
      <text:p text:style-name="P4">
Про це <text:a xlink:type="simple" xlink:href="https://t.me/tmelnychuk/2632" text:style-name="Internet_20_link" text:visited-style-name="Visited_20_Internet_20_Link">
поінформував</text:a>
 уповноважений КабінетуМіністрів у Верховній Раді Тарас Мельничук.</text:p>
      <text:p text:style-name="P4">
«Внесено зміну до пункту 6 постанови КМУ від 02.02 2011 N 98 „Про суми тасклад витрат на відрядження державних службовців, а також інших осіб, щонаправляються у відрядження підприємствами, установами та організаціями, якіповністю або частково утримуються (фінансуються) за рахунок бюджетних коштів“.Встановлено, що строк відрядження військовослужбовців, поліцейських, осібрядового і начальницького складу та працівників, які в особливий періоднаправляються в межах України в райони воєнних (бойових) дій для участі уздійсненні заходів із забезпечення національної безпеки і оборони, відсічі істримування збройної агресії РФ, забезпеченні їх здійснення, перебуваючибезпосередньо в районах та у період здійснення зазначених заходів, а такожздійснення заходів із забезпечення правопорядку на деокупованих територіях тана державному кордоні, не повинен перевищувати період здійснення такихзаходів», — йдеться у повідомленні.</text:p>
      <text:p text:style-name="P4">
Source: <text:a xlink:type="simple" xlink:href="https://armyinform.com.ua/2023/07/01/kabmin-unormuvav-terminy-vidryadzhennya-dlya-uchasti-u-zahodah-z-naczbezpeky-i-oborony/" text:style-name="Internet_20_link" text:visited-style-name="Visited_20_Internet_20_Link">
https://armyinform.com.ua/2023/07/01/kabmin-unormuvav-terminy-vidryadzhennya-dlya-uchasti-u-zahodah-z-naczbezpeky-i-oborony/</text:a>
</text:p>
      <!--NEWS-->
      <text:h text:style-name="P10" text:outline-level="1">
<text:span text:style-name="T4">
Військовий ліцей Національної академії сухопутних військ імені гетьмана Петра Сагайдачного оголошує набір на навчання</text:span>
</text:h>
      <text:p text:style-name="P4">
Author: ['Владислав Назаркевич']</text:p>
      <text:p text:style-name="P4">
Time: 2023-07-01T72:00:00-04:00</text:p>
      <text:p text:style-name="P4">
Description: Уже 1 вересня 2023 року новостворений навчальний заклад, розташований у мі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1.jpg" text:style-name="Internet_20_link" text:visited-style-name="Visited_20_Internet_20_Link">
3-1.jpg</text:a>
', '<text:a xlink:type="simple" xlink:href="https://armyinform.com.ua/wp-content/uploads/2023/07/1.jpeg" text:style-name="Internet_20_link" text:visited-style-name="Visited_20_Internet_20_Link">
1.jpeg</text:a>
']</text:p>
      <text:p text:style-name="P4">
Tags: []</text:p>
      <text:p text:style-name="P4">
Category: News</text:p>
      <!--METADATA-->
      <text:p text:style-name="P4">
<draw:frame draw:style-name="fr1" draw:name="Image240" text:anchor-type="as-char" svg:width="6.9236in" svg:height="4.615733in" draw:z-index="0">
<draw:image xlink:href="../Images/AРМІЯINFORM/2023-07-01T72-00-00-04-00/3-1.jpg" xlink:type="simple" xlink:show="embed" xlink:actuate="onLoad" draw:mime-type="image/jpeg"/>
</draw:frame>
</text:p>
      <text:p text:style-name="P4">
Уже 1 вересня 2023 року новостворений навчальний заклад, розташований у містіЧервонограді Львівської області, розпочне вишкіл перших ліцеїстів. Ліцейнадаватиме повну загальну середню освіту та забезпечуватиме поглибленудопрофесійну підготовку військового спрямування для подальшого навчання увищих військових навчальних закладах України. Термін навчання у ліцеї — двароки (10-11 класи).</text:p>
      <text:p text:style-name="P4">
Військовий ліцей Національної академії сухопутних військ — третій такийнавчальний заклад у структурі Міністерства оборони України.</text:p>
      <text:p text:style-name="P4">
Вступити на навчання можуть юнаки віком 15-16 років незалежно від місцяпроживання.</text:p>
      <text:p text:style-name="P4">
Вимоги до вступників: базова середня освіта, успішне складання вступнихвипробувань з математики, української та іноземної мов, відповідний рівеньфізичної підготовки і проходження медичного та професійного психологічноговідбору.</text:p>
      <text:p text:style-name="P4">
Ліцеїстам безоплатно надається житлове, речове, продовольче, медичне та іншівиди забезпечення.</text:p>
      <text:p text:style-name="P4">
Адреса:</text:p>
      <text:p text:style-name="P4">
80103, Україна, Львівська область, місто Червоноград, вулиця В. Івасюка, 4</text:p>
      <text:p text:style-name="P4">
Телефони для довідок:</text:p>
      <text:p text:style-name="P4">
міжміський: (03249) 3 80 08,</text:p>
      <text:p text:style-name="P4">
міський: (03249) 3 14 04,</text:p>
      <text:p text:style-name="P4">
мобільний: (097) 018 20 51.</text:p>
      <text:p text:style-name="P4">
Електронна пошта: <text:a xlink:type="simple" xlink:href="mailto:vl_nasv@ukr.net" text:style-name="Internet_20_link" text:visited-style-name="Visited_20_Internet_20_Link">
vl_nasv@ukr.net</text:a>
</text:p>
      <text:p text:style-name="P4">
<draw:frame draw:style-name="fr1" draw:name="Image241" text:anchor-type="as-char" svg:width="6.9236in" svg:height="3.45603in" draw:z-index="0">
<draw:image xlink:href="../Images/AРМІЯINFORM/2023-07-01T72-00-00-04-00/1.jpeg" xlink:type="simple" xlink:show="embed" xlink:actuate="onLoad" draw:mime-type="image/jpeg"/>
</draw:frame>
</text:p>
      <text:p text:style-name="P4">
Source: <text:a xlink:type="simple" xlink:href="https://armyinform.com.ua/2023/07/01/vijskovyj-liczej-naczionalnoyi-akademiyi-suhoputnyh-vijsk-imeni-getmana-petra-sagajdachnogo-ogoloshuye-nabir-na-navchannya/" text:style-name="Internet_20_link" text:visited-style-name="Visited_20_Internet_20_Link">
https://armyinform.com.ua/2023/07/01/vijskovyj-liczej-naczionalnoyi-akademiyi-suhoputnyh-vijsk-imeni-getmana-petra-sagajdachnogo-ogoloshuye-nabir-na-navchannya/</text:a>
</text:p>
      <!--NEWS-->
      <text:h text:style-name="P10" text:outline-level="1">
<text:span text:style-name="T4">
Сили оборони за добу ліквідували понад 500 окупантів, знищили 35 артсистем та 26 БПЛА</text:span>
</text:h>
      <text:p text:style-name="P4">
Author: ['АРМІЯINFORM']</text:p>
      <text:p text:style-name="P4">
Time: 2023-07-01T73:00:00-04:00</text:p>
      <text:p text:style-name="P4">
Description: Загальні бойові втрати противника з 24.02.22 по 01.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60212950864611316_w-scaled.jpg" text:style-name="Internet_20_link" text:visited-style-name="Visited_20_Internet_20_Link">
photo_5260212950864611316_w-scaled.jpg</text:a>
']</text:p>
      <text:p text:style-name="P4">
Tags: ['STOPRUSSIA', 'АГРЕСІЯ РФ', 'ВІЙНА', 'ВТОРГНЕННЯ РФ', 'ВТРАТИ ВОРОГА', 'ГЕНЕРАЛЬНИЙ ШТАБ ЗС УКРАЇНИ']</text:p>
      <text:p text:style-name="P4">
Category: News</text:p>
      <!--METADATA-->
      <text:p text:style-name="P4">
<draw:frame draw:style-name="fr1" draw:name="Image242" text:anchor-type="as-char" svg:width="6.9236in" svg:height="6.987066in" draw:z-index="0">
<draw:image xlink:href="../Images/AРМІЯINFORM/2023-07-01T73-00-00-04-00/photo_5260212950864611316_w-scaled.jpg" xlink:type="simple" xlink:show="embed" xlink:actuate="onLoad" draw:mime-type="image/jpeg"/>
</draw:frame>
</text:p>
      <text:p text:style-name="P4">
Загальні бойові втрати противника з 24.02.22 по 01.07.23 орієнтовностановлять:</text:p>
      <ul>
        <li>
<text:span text:style-name="T4">
особового складу ‒</text:span>
 228870 (+530) осіб ліквідовано  * <text:span text:style-name="T4">
танків ‒</text:span>
 4042 (+1)  * <text:span text:style-name="T4">
бойових броньованих машин ‒</text:span>
 7868 (+5)  * <text:span text:style-name="T4">
артилерійських систем ‒</text:span>
 4162 (+35)  * <text:span text:style-name="T4">
РСЗВ ‒</text:span>
 632 (+2)  * <text:span text:style-name="T4">
засоби ППО ‒</text:span>
 389 (0)  * <text:span text:style-name="T4">
літаків ‒</text:span>
 315 (0)  * <text:span text:style-name="T4">
гелікоптерів ‒</text:span>
 308 (0)  * <text:span text:style-name="T4">
БПЛА оперативно-тактичного рівня ‒</text:span>
 3545 (+26)  * <text:span text:style-name="T4">
крилаті ракети ‒</text:span>
 1261 (0)  * <text:span text:style-name="T4">
кораблі / катери ‒</text:span>
 18 (0)  * <text:span text:style-name="T4">
автомобільної техніки та автоцистерн ‒</text:span>
 6794 (+9)  * <text:span text:style-name="T4">
спеціальна техніка ‒</text:span>
 580 (+11)</li>
      </ul>
      <text:p text:style-name="P4">
Дані уточнюються…</text:p>
      <text:p text:style-name="P4">
Бий окупанта! Разом переможемо! Наша сила - в правді!</text:p>
      <text:p text:style-name="P4">
Source: <text:a xlink:type="simple" xlink:href="https://armyinform.com.ua/2023/07/01/syly-oborony-za-dobu-likviduvaly-ponad-500-okupantiv-znyshhyly-35-artsystem-ta-26-bpla/" text:style-name="Internet_20_link" text:visited-style-name="Visited_20_Internet_20_Link">
https://armyinform.com.ua/2023/07/01/syly-oborony-za-dobu-likviduvaly-ponad-500-okupantiv-znyshhyly-35-artsystem-ta-26-bpla/</text:a>
</text:p>
      <!--NEWS-->
      <text:h text:style-name="P10" text:outline-level="1">
<text:span text:style-name="T4">
Уряд утворив кафедру військової підготовки Національного університету «Чернігівська політехніка»</text:span>
</text:h>
      <text:p text:style-name="P4">
Author: ['АРМІЯINFORM']</text:p>
      <text:p text:style-name="P4">
Time: 2023-07-01T74:00:00-04:00</text:p>
      <text:p text:style-name="P4">
Description: Кабінет Міністрів ухвалив Постанову «Про утворення військового навчального підрозді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chernihiv_polytechnic_main_building_2020-scaled.jpg" text:style-name="Internet_20_link" text:visited-style-name="Visited_20_Internet_20_Link">
chernihiv_polytechnic_main_building_2020-scaled.jpg</text:a>
']</text:p>
      <text:p text:style-name="P4">
Tags: ['НАЦІОНАЛЬНОГО УНІВЕРСИТЕТУ «ЧЕРНІГІВСЬКА ПОЛІТЕХНІКА»', 'ПІДГОТОВКА ОФІЦЕРІВ ЗАПАСУ']</text:p>
      <text:p text:style-name="P4">
Category: News</text:p>
      <!--METADATA-->
      <text:p text:style-name="P4">
<draw:frame draw:style-name="fr1" draw:name="Image243" text:anchor-type="as-char" svg:width="6.9236in" svg:height="3.894525in" draw:z-index="0">
<draw:image xlink:href="../Images/AРМІЯINFORM/2023-07-01T74-00-00-04-00/chernihiv_polytechnic_main_building_2020-scaled.jpg" xlink:type="simple" xlink:show="embed" xlink:actuate="onLoad" draw:mime-type="image/jpeg"/>
</draw:frame>
</text:p>
      <text:p text:style-name="P4">
Кабінет Міністрів ухвалив Постанову «Про утворення військового навчальногопідрозділу Національного університету «Чернігівська політехніка»,<text:a xlink:type="simple" xlink:href="https://www.kmu.gov.ua/news/uriad-utvoryv-kafedru-viiskovoi-pidhotovky-natsionalnoho-universytetu-chernihivska-politekhnika" text:style-name="Internet_20_link" text:visited-style-name="Visited_20_Internet_20_Link">
повідомляє</text:a>
 Урядовийпортал.</text:p>
      <text:p text:style-name="P4">
У повідомленні йдеться, що це рішення дасть змогу готувати офіцерів запасу задефіцитними військово-обліковими спеціальностями, які визначив Генеральнийштаб Збройних Сил України.</text:p>
      <text:p text:style-name="P4">
Створення кафедри зумовлене потребою підготовки громадян України до захистусуверенітету, територіальної цілісності й недоторканності держави, а також дляналежного виконання військового обов’язку в умовах мобілізаційного розгортаннявійськ, воєнної загрози, обов’язків військової служби у воєнний час.</text:p>
      <text:p text:style-name="P4">
Source: <text:a xlink:type="simple" xlink:href="https://armyinform.com.ua/2023/07/01/uryad-utvoryv-kafedru-vijskovoyi-pidgotovky-naczionalnogo-universytetu-chernigivska-politehnika/" text:style-name="Internet_20_link" text:visited-style-name="Visited_20_Internet_20_Link">
https://armyinform.com.ua/2023/07/01/uryad-utvoryv-kafedru-vijskovoyi-pidgotovky-naczionalnogo-universytetu-chernigivska-politehnika/</text:a>
</text:p>
      <!--NEWS-->
      <text:h text:style-name="P10" text:outline-level="1">
<text:span text:style-name="T4">
Понад 7 тисяч вибухонебезпечних предметів Сили оборони знешкодили протягом минулого тижня</text:span>
</text:h>
      <text:p text:style-name="P4">
Author: ['Володимир Загребельний']</text:p>
      <text:p text:style-name="P4">
Time: 2023-07-01T75:00:00-04:00</text:p>
      <text:p text:style-name="P4">
Description: Протягом минулого тижня з 23 по 29 червня підрозділи з розмінування (піротехніч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ebezpechno-miny-960x540-1.jpg" text:style-name="Internet_20_link" text:visited-style-name="Visited_20_Internet_20_Link">
nebezpechno-miny-960x540-1.jpg</text:a>
']</text:p>
      <text:p text:style-name="P4">
Tags: ['STOPRUSSIA']</text:p>
      <text:p text:style-name="P4">
Category: News</text:p>
      <!--METADATA-->
      <text:p text:style-name="P4">
<draw:frame draw:style-name="fr1" draw:name="Image244" text:anchor-type="as-char" svg:width="6.9236in" svg:height="3.894525in" draw:z-index="0">
<draw:image xlink:href="../Images/AРМІЯINFORM/2023-07-01T75-00-00-04-00/nebezpechno-miny-960x540-1.jpg" xlink:type="simple" xlink:show="embed" xlink:actuate="onLoad" draw:mime-type="image/jpeg"/>
</draw:frame>
</text:p>
      <text:p text:style-name="P4">
Протягом минулого тижня з 23 по 29 червня підрозділи з розмінування(піротехнічні підрозділи) Сил оборони на деокупованих територіях Українивиявили, вилучили і знешкодили <text:span text:style-name="T4">
7248 вибухонебезпечних предметів</text:span>
 , зокрема:</text:p>
      <ul>
        <li>
Збройні Сили України — 3826;  * Державна спеціальна служба транспорту — 1139;  * Державна служба України з надзвичайних ситуацій — 1496;  * Національна гвардія України — 624;  * Національна поліція — 163.</li>
      </ul>
      <text:p text:style-name="P4">
Про це Інформаційному агентству АрміяInform повідомили в Управлінніекологічної безпеки та протимінної діяльності Міністерства оборони України. НаУправління покладені функції секретаріату Національного органу з питаньпротимінної діяльності.</text:p>
      <text:p text:style-name="P4">
Розміновано (перевірено) територію площею <text:span text:style-name="T4">
2013,31 гектара,</text:span>
 з них:</text:p>
      <ul>
        <li>
ЗС України — 1234,58;  * ДССТ МО України — 297,76;  * ДСНС — 238,4;  * Нацгвардія — 160,68;  * Нацполіція — 81,89.</li>
      </ul>
      <text:p text:style-name="P4">
Усього від початку широкомасштабної агресії російської федерації підрозділиСил оборони України виявили, вилучили і знешкодили <text:span text:style-name="T4">
714 730 вибухонебезпечнихпредметів;</text:span>
 розміновано (перевірено) територію площею <text:span text:style-name="T4">
167 311,06 гектара</text:span>
.</text:p>
      <text:p text:style-name="P4">
Протягом тижня для виявлення, вилучення і знешкодження вибухонебезпечнихпредметів було залучено понад 200 груп різних підрозділів Сил оборони Україн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за номером телефону — 101 абоНаціональної поліції — 102. Неодмінно дочекайтеся приїзду фахівців та вкажітьмісце розташування підозрілої знахідки.</text:p>
      <text:p text:style-name="P4">
Source: <text:a xlink:type="simple" xlink:href="https://armyinform.com.ua/2023/07/01/ponad-7-tysyach-vybuhonebezpechnyh-predmetiv-syly-oborony-zneshkodyly-protyagom-mynulogo-tyzhnya/" text:style-name="Internet_20_link" text:visited-style-name="Visited_20_Internet_20_Link">
https://armyinform.com.ua/2023/07/01/ponad-7-tysyach-vybuhonebezpechnyh-predmetiv-syly-oborony-zneshkodyly-protyagom-mynulogo-tyzhnya/</text:a>
</text:p>
      <!--NEWS-->
      <text:h text:style-name="P10" text:outline-level="1">
<text:span text:style-name="T4">
Президент України нагородив 119 захисників, із них 39 — посмертно</text:span>
</text:h>
      <text:p text:style-name="P4">
Author: ['АРМІЯINFORM']</text:p>
      <text:p text:style-name="P4">
Time: 2023-07-01T76:00:00-04:00</text:p>
      <text:p text:style-name="P4">
Description: Президент України Володимир Зеленський відзначив державними нагородами захис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3213cb444a7b4dddfd13032ccfd9f959_1648215665_extra_large-2.jpeg" text:style-name="Internet_20_link" text:visited-style-name="Visited_20_Internet_20_Link">
3213cb444a7b4dddfd13032ccfd9f959_1648215665_extra_large-2.jpeg</text:a>
']</text:p>
      <text:p text:style-name="P4">
Tags: ['ВОЛОДИМИР ЗЕЛЕНСЬКИЙ', 'ВРУЧЕННЯ НАГОРОД ВІЙСЬКОВОСЛУЖБОВЦЯМ', 'ПРЕЗИДЕНТ УКРАЇНИ', 'УКАЗ ПРЕЗИДЕНТА УКРАЇНИ']</text:p>
      <text:p text:style-name="P4">
Category: News</text:p>
      <!--METADATA-->
      <text:p text:style-name="P4">
<draw:frame draw:style-name="fr1" draw:name="Image245" text:anchor-type="as-char" svg:width="6.9236in" svg:height="4.611226in" draw:z-index="0">
<draw:image xlink:href="../Images/AРМІЯINFORM/2023-07-01T76-00-00-04-00/3213cb444a7b4dddfd13032ccfd9f959_1648215665_extra_large-2.jpeg" xlink:type="simple" xlink:show="embed" xlink:actuate="onLoad" draw:mime-type="image/jpeg"/>
</draw:frame>
Ілюстративне фото</text:p>
      <text:p text:style-name="P4">
Президент України Володимир Зеленський відзначив державними нагородамизахисників України.</text:p>
      <text:p text:style-name="P4">
Про це йдеться в указі №<text:a xlink:type="simple" xlink:href="https://www.president.gov.ua/documents/3622023-47181" text:style-name="Internet_20_link" text:visited-style-name="Visited_20_Internet_20_Link">
362/2023</text:a>
,оприлюдненому на сайті Офісу Президента Україн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text:span text:style-name="T4">
Орденом Богдана Хмельницького ІІІ ступеня</text:span>
</text:p>
      <text:p text:style-name="P4">
МАРТИНЮКА Олексія Олексійовича — капітана</text:p>
      <text:p text:style-name="P4">
МАЮКА Анатолія Миколайовича (посмертно) — старшого лейтенанта</text:p>
      <text:p text:style-name="P4">
МУКАНА Володимира Сергійовича (посмертно) — молодшого лейтенанта</text:p>
      <text:p text:style-name="P4">
ПУШКІНА Кирила Павловича (посмертно) — лейтенанта</text:p>
      <text:p text:style-name="P4">
<text:span text:style-name="T4">
Орденом «За мужність» ІІ ступеня</text:span>
</text:p>
      <text:p text:style-name="P4">
ОРЛОВА Віталія Геннадійовича — старшого солдата</text:p>
      <text:p text:style-name="P4">
<text:span text:style-name="T4">
Орденом «За мужність» ІІІ ступеня</text:span>
</text:p>
      <text:p text:style-name="P4">
АЛЄКСЄЄВА Ігоря Олександровича (посмертно) — молодшого сержанта</text:p>
      <text:p text:style-name="P4">
АФАНАСЕНКА Костянтина Євгеновича (посмертно) — старшого солдата</text:p>
      <text:p text:style-name="P4">
БАБЕНЦОВА Кирила Олександровича (посмертно) — лейтенанта</text:p>
      <text:p text:style-name="P4">
БАЛАШОВА Юрія Валентиновича (посмертно) — молодшого сержанта</text:p>
      <text:p text:style-name="P4">
БАЛЮКА Володимира Петровича — майстер-сержанта</text:p>
      <text:p text:style-name="P4">
БАРИЛЮКА Віталія Олександровича — старшого сержанта</text:p>
      <text:p text:style-name="P4">
БАЦУРУ Олександра Олександровича — старшого солдата</text:p>
      <text:p text:style-name="P4">
БЕЗНОСЮКА Ігоря Миколайовича — солдата</text:p>
      <text:p text:style-name="P4">
БЕЗУГЛОГО Івана Вікторовича — солдата</text:p>
      <text:p text:style-name="P4">
БЕЛОУСА Валентина Юрійовича — солдата</text:p>
      <text:p text:style-name="P4">
БЕРДЕЦЬКОГО Миколу Вікторовича — солдата</text:p>
      <text:p text:style-name="P4">
БЕСПРОЗВАННОГО Олега Вікторовича — солдата</text:p>
      <text:p text:style-name="P4">
БІЛОБОРОДЬКА Максима Вікторовича — солдата</text:p>
      <text:p text:style-name="P4">
БІЛООКОГО Олександра Олександровича (посмертно) — солдата</text:p>
      <text:p text:style-name="P4">
БОНДАРЕНКА Олександра Михайловича (посмертно) — солдата</text:p>
      <text:p text:style-name="P4">
ВЕРГУНА Дениса Володимировича — молодшого сержанта</text:p>
      <text:p text:style-name="P4">
ВИСОЦЬКОГО Андрія Миколайовича — штаб-сержанта</text:p>
      <text:p text:style-name="P4">
ВІТА Владислава Олександровича — старшого солдата</text:p>
      <text:p text:style-name="P4">
ВОЛКОВА Євгена Ростиславовича — солдата</text:p>
      <text:p text:style-name="P4">
ВОЛОХА Максима Андрійовича (посмертно) — солдата</text:p>
      <text:p text:style-name="P4">
ВОРОБЕЯ Сергія Вікторовича — старшого солдата</text:p>
      <text:p text:style-name="P4">
ГАВРИЛЮКА Павла Володимировича (посмертно) — молодшого сержанта</text:p>
      <text:p text:style-name="P4">
ГАРАСЮТУ Максима Валентиновича — солдата</text:p>
      <text:p text:style-name="P4">
ГЕРАЩЕНКА Миколу Миколайовича (посмертно) — солдата</text:p>
      <text:p text:style-name="P4">
ГЛУШКОВА Олексія Олексійовича (посмертно) — молодшого сержанта</text:p>
      <text:p text:style-name="P4">
ГОДОВАНЦЯ Дмитра Михайловича — солдата</text:p>
      <text:p text:style-name="P4">
ГОЛОДНОГО Вадима Григоровича — солдата</text:p>
      <text:p text:style-name="P4">
ГОЛУБЄВА Ігоря Олександровича — старшого сержанта</text:p>
      <text:p text:style-name="P4">
ГОНЧАРЕНКА Олександра Васильовича — солдата</text:p>
      <text:p text:style-name="P4">
ГОНЧАРЕНКА Олександра Юрійовича (посмертно) — молодшого сержанта</text:p>
      <text:p text:style-name="P4">
ГОНЧАРОВА Олександра Миколайовича (посмертно) — солдата</text:p>
      <text:p text:style-name="P4">
ГОРДІЄНКА Василя Петровича — молодшого сержанта</text:p>
      <text:p text:style-name="P4">
ГУМЕНЮКА Геннадія Володимировича (посмертно) — сержанта</text:p>
      <text:p text:style-name="P4">
ДАВИДОВА Олексія Олексійовича — молодшого сержанта</text:p>
      <text:p text:style-name="P4">
ДАНИЛЮКА Степана Михайловича — молодшого сержанта</text:p>
      <text:p text:style-name="P4">
ДАНІША Олександра Миколайовича (посмертно) — солдата</text:p>
      <text:p text:style-name="P4">
ДВОРНИКА Володимира Петровича — молодшого сержанта</text:p>
      <text:p text:style-name="P4">
ДЗИСА Юрія Олександровича — головного сержанта</text:p>
      <text:p text:style-name="P4">
ЄРМОЛОВИЧА Дмитра Андрійовича — солдата</text:p>
      <text:p text:style-name="P4">
ЗАХАРЧЕНКА Олександра Віталійовича (посмертно) — солдата</text:p>
      <text:p text:style-name="P4">
ЗОТОВА Олександра В’ячеславовича — солдата</text:p>
      <text:p text:style-name="P4">
ЗУБЧЕНКА Данила Романовича — молодшого сержанта</text:p>
      <text:p text:style-name="P4">
ЗУЛУНОВА Олександра Вікторовича — штаб-сержанта</text:p>
      <text:p text:style-name="P4">
КАСПРІВА Володимира Івановича — молодшого сержанта</text:p>
      <text:p text:style-name="P4">
КЕПЕНКА Івана Івановича — солдата</text:p>
      <text:p text:style-name="P4">
КЛИМЕНКА Олексія Олександровича — солдата</text:p>
      <text:p text:style-name="P4">
КЛОЧАНА Євгенія Геннадійовича — молодшого сержанта</text:p>
      <text:p text:style-name="P4">
КОЗІЦКОГО Володимира Богдановича — молодшого сержанта</text:p>
      <text:p text:style-name="P4">
КОЛЕСНІКА Ігоря Івановича — молодшого сержанта</text:p>
      <text:p text:style-name="P4">
КОЛОДНОГО Володимира Анатолійовича (посмертно) — молодшого сержанта</text:p>
      <text:p text:style-name="P4">
КОЛОМІЙЦЕВА Ігоря Станіславовича — солдата</text:p>
      <text:p text:style-name="P4">
КОНЮШУ Михайла Григоровича — солдата</text:p>
      <text:p text:style-name="P4">
КОСТЮКА Дмитра Олександровича (посмертно) — солдата</text:p>
      <text:p text:style-name="P4">
КОСТЮКА Олександра Михайловича (посмертно) — солдата</text:p>
      <text:p text:style-name="P4">
КРАСОТУ Івана Тимофійовича — солдата</text:p>
      <text:p text:style-name="P4">
КУЗЬМІНА Сергія Олексійовича (посмертно) — старшого сержанта</text:p>
      <text:p text:style-name="P4">
ЛЕБЕДЯ Антона Вячеславовича (посмертно) — солдата</text:p>
      <text:p text:style-name="P4">
ЛЕШЕНКА Олександра Олександровича (посмертно) — старшого солдата</text:p>
      <text:p text:style-name="P4">
ЛИСЕНКА Руслана Сергійовича (посмертно) — молодшого сержанта</text:p>
      <text:p text:style-name="P4">
МАНЗЕНКА Миколу Сергійовича (посмертно) — солдата</text:p>
      <text:p text:style-name="P4">
МАТВЕЙЧЕНКА Петра Ігоровича — молодшого сержанта</text:p>
      <text:p text:style-name="P4">
МЕЛЬНИЧУКА Валерія Анатолійовича — молодшого сержанта</text:p>
      <text:p text:style-name="P4">
МИСЬКА Василя Миколайовича — молодшого сержанта</text:p>
      <text:p text:style-name="P4">
НІКІТІНА Руслана Анатолійовича — молодшого сержанта</text:p>
      <text:p text:style-name="P4">
НЮНЬКА Ігоря Григоровича — сержанта</text:p>
      <text:p text:style-name="P4">
ОВЧАРУКА Сергія Григоровича (посмертно) — солдата</text:p>
      <text:p text:style-name="P4">
ОПАНАСЕНКА Михайла Анатолійовича — старшого солдата</text:p>
      <text:p text:style-name="P4">
ОРУДЖОВА Афгана Гумбата Огли — солдата</text:p>
      <text:p text:style-name="P4">
ОЧКАНА Ігоря Петровича — солдата</text:p>
      <text:p text:style-name="P4">
ПЕЧЕНЕНКА Олексія Сергійовича (посмертно) — солдата</text:p>
      <text:p text:style-name="P4">
ПОЛІСТРАНТА Володимира Миколайовича (посмертно) — солдата</text:p>
      <text:p text:style-name="P4">
ПОЛІЩУКА Дмитра Володимировича — солдата</text:p>
      <text:p text:style-name="P4">
ПОПАДИНЦЯ Івана Васильовича — солдата</text:p>
      <text:p text:style-name="P4">
ПРОКОПЧУКА Віктора Юрійовича — сержанта</text:p>
      <text:p text:style-name="P4">
РУБАНА Олега Олексійовича (посмертно) — молодшого сержанта</text:p>
      <text:p text:style-name="P4">
РУДКОВСЬКОГО Володимира Анатолійовича — лейтенанта</text:p>
      <text:p text:style-name="P4">
САВЧУКА Павла Івановича (посмертно) — солдата</text:p>
      <text:p text:style-name="P4">
САРГСЯНА Сурена Андраниковича — молодшого сержанта</text:p>
      <text:p text:style-name="P4">
СЕРВАЧИНСЬКОГО Руслана Володимировича — молодшого сержанта</text:p>
      <text:p text:style-name="P4">
СЕРГІЄНКА Антона Сергійовича — солдата</text:p>
      <text:p text:style-name="P4">
СЛАВГОРОДСЬКОГО Станіслава Андрійовича — молодшого сержанта</text:p>
      <text:p text:style-name="P4">
СЛЮСАРЯ Артема Миколайовича — старшого лейтенанта</text:p>
      <text:p text:style-name="P4">
СОКОЛОВА Олексія Романовича — солдата</text:p>
      <text:p text:style-name="P4">
СОЛОВ’Я Андрія Володимировича (посмертно) — солдата</text:p>
      <text:p text:style-name="P4">
СОЛОДКОГО Олександра Івановича (посмертно) — головного сержанта</text:p>
      <text:p text:style-name="P4">
СПЕЦІАЛЬНОГО Тараса Миколайовича — капітана</text:p>
      <text:p text:style-name="P4">
СУПРУНЕНКА Дмитра Миколайовича — штаб-сержанта</text:p>
      <text:p text:style-name="P4">
ТАРАНЕНКА Дениса Валерійовича — солдата</text:p>
      <text:p text:style-name="P4">
ТЕЛИКА Михайла Олександровича — молодшого сержанта</text:p>
      <text:p text:style-name="P4">
ТІТОВИЧА Владислава Петровича (посмертно) — солдата</text:p>
      <text:p text:style-name="P4">
ТРОФІМЧУКА Андрія Юрійовича — молодшого сержанта</text:p>
      <text:p text:style-name="P4">
ТРОХИМЧУКА Ігоря Вячеславовича — штаб-сержанта</text:p>
      <text:p text:style-name="P4">
ФАЛЬКОВСЬКОГО Богдана Григоровича — сержанта</text:p>
      <text:p text:style-name="P4">
ФУРМАНА Олексія Володимировича — молодшого сержанта</text:p>
      <text:p text:style-name="P4">
ХАБАТЮКА Олексія Петровича (посмертно) — сержанта</text:p>
      <text:p text:style-name="P4">
ХОДІЯКА Сергія Олександровича — молодшого сержанта</text:p>
      <text:p text:style-name="P4">
ХОМЮКА Микиту Олеговича (посмертно) — старшого солдата</text:p>
      <text:p text:style-name="P4">
ХОМЮКА Олега Петровича (посмертно) — солдата</text:p>
      <text:p text:style-name="P4">
ХРЯПАКА Антона Сергійовича — солдата</text:p>
      <text:p text:style-name="P4">
ЧЕБОНЕНКО Олену Федорівну (посмертно) — солдата</text:p>
      <text:p text:style-name="P4">
ЧЕРЕВАТЮКА Олексія Віталійовича — старшого сержанта</text:p>
      <text:p text:style-name="P4">
ШЕВЧЕНКА Дмитра Вікторовича — молодшого сержанта</text:p>
      <text:p text:style-name="P4">
ШЕПТУНА Анатолія Івановича (посмертно) — сержанта</text:p>
      <text:p text:style-name="P4">
ЯКОВЕНКА Ігоря Леонідовича — солдата</text:p>
      <text:p text:style-name="P4">
ЯКОВЛЄВА Руслана Олександровича — старшого лейтенанта</text:p>
      <text:p text:style-name="P4">
<text:span text:style-name="T4">
Медаллю «За військову службу Україні»</text:span>
</text:p>
      <text:p text:style-name="P4">
ДОРОШЕНКА Володимира Олександровича — солдата</text:p>
      <text:p text:style-name="P4">
КОВАЛЕНКА В’ячеслава Валерійовича — солдата</text:p>
      <text:p text:style-name="P4">
ОМЕЛЬЧАКА Дмитра Сергійовича — старшого солдата</text:p>
      <text:p text:style-name="P4">
ПОДОЛЬСЬКОГО Богдана Вячеславовича — молодшого сержанта</text:p>
      <text:p text:style-name="P4">
ПОЛІЩУКА Дмитра Миколайовича — солдата</text:p>
      <text:p text:style-name="P4">
СМАГЛІЯ Сергія Васильовича — головного сержанта</text:p>
      <text:p text:style-name="P4">
<text:span text:style-name="T4">
Медаллю «За врятоване життя»</text:span>
</text:p>
      <text:p text:style-name="P4">
МАРКЕВИЧ Наталію Степанівну — сержанта</text:p>
      <text:p text:style-name="P4">
МОРСЬКОГО Костянтина Володимировича — молодшого сержанта</text:p>
      <text:p text:style-name="P4">
НЕПОПА Володимира Васильовича — солдата.</text:p>
      <text:p text:style-name="P4">
Source: <text:a xlink:type="simple" xlink:href="https://armyinform.com.ua/2023/07/01/prezydent-ukrayiny-nagorodyv-119-zahysnykiv-iz-nyh-39-posmertno/" text:style-name="Internet_20_link" text:visited-style-name="Visited_20_Internet_20_Link">
https://armyinform.com.ua/2023/07/01/prezydent-ukrayiny-nagorodyv-119-zahysnykiv-iz-nyh-39-posmertno/</text:a>
</text:p>
      <!--NEWS-->
      <text:h text:style-name="P10" text:outline-level="1">
<text:span text:style-name="T4">
Повітряні тривоги зараз здебільшого пов’язані з активністю тактичної авіації ворога</text:span>
</text:h>
      <text:p text:style-name="P4">
Author: ['Владислав Назаркевич']</text:p>
      <text:p text:style-name="P4">
Time: 2023-07-01T77:00:00-04:00</text:p>
      <text:p text:style-name="P4">
Description: Про це в ефірі телемарафону «Єдині новини» повідомив речник Командування Повітря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yurij-ignat-1.jpg" text:style-name="Internet_20_link" text:visited-style-name="Visited_20_Internet_20_Link">
yurij-ignat-1.jpg</text:a>
']</text:p>
      <text:p text:style-name="P4">
Tags: ['STOPRUSSIA']</text:p>
      <text:p text:style-name="P4">
Category: News</text:p>
      <!--METADATA-->
      <text:p text:style-name="P4">
<draw:frame draw:style-name="fr1" draw:name="Image246" text:anchor-type="as-char" svg:width="6.9236in" svg:height="3.883237in" draw:z-index="0">
<draw:image xlink:href="../Images/AРМІЯINFORM/2023-07-01T77-00-00-04-00/yurij-ignat-1.jpg" xlink:type="simple" xlink:show="embed" xlink:actuate="onLoad" draw:mime-type="image/jpeg"/>
</draw:frame>
</text:p>
      <text:p text:style-name="P4">
Про це в ефірі телемарафону «Єдині новини» повідомив речник КомандуванняПовітряних Сил ЗС України полковник Юрій Ігнат.</text:p>
      <text:p text:style-name="P4">
Окупанти застосовують тактичну авіацію для скидання модернізованих керованихавіаційних бомб КАБ-500 вздовж лінії фронту.</text:p>
      <text:p text:style-name="P4">
— Активність тактичної авіації на фронті є завжди. Практично щодня росіяниатакують із застосуванням керованих авіаційних бомб, — зазначив Юрій Ігнат. —Ці бомби не такі точні, як адаптовані бомби, які застосовують українськільотчики. Але неточність росіян не зупиняє. Вони мають достатню кількістьрадянських 500-кілограмових бомб. Від їх більш масового застосування росіянстримує тільки необхідність модернізації. Вони обладнують їх крилами та блокомуправління.</text:p>
      <text:p text:style-name="P4">
Юрій Ігнат підкреслив, що ситуацію в повітрі могла б змінити передача Українісучасних західних літаків.</text:p>
      <text:p text:style-name="P4">
— Станом на зараз достатньо, мабуть, кількох ескадрилій, озброєних сучаснимизахідними літаками, які не поступаються своїми тактико-технічнимихарактеристиками російським літакам, аби завоювати перевагу в повітрі, —зазначив він. — Це дозволило б оперативно реагувати на зміни в повітрянійобстановці, перехоплювати цілі й, зокрема, відігнати російську авіацію далівід наших кордонів, аби вони не застосовували КАБи.</text:p>
      <text:p text:style-name="P4">
Source: <text:a xlink:type="simple" xlink:href="https://armyinform.com.ua/2023/07/01/povitryani-tryvogy-zaraz-zdebilshogo-povyazani-z-aktyvnistyu-taktychnoyi-aviacziyi-voroga/" text:style-name="Internet_20_link" text:visited-style-name="Visited_20_Internet_20_Link">
https://armyinform.com.ua/2023/07/01/povitryani-tryvogy-zaraz-zdebilshogo-povyazani-z-aktyvnistyu-taktychnoyi-aviacziyi-voroga/</text:a>
</text:p>
      <!--NEWS-->
      <text:h text:style-name="P10" text:outline-level="1">
<text:span text:style-name="T4">
москву у 1941-му врятували мобілізовані народи Сибіру та Центральної Азії — Іван Патриляк</text:span>
</text:h>
      <text:p text:style-name="P4">
Author: ['Володимир Загребельний']</text:p>
      <text:p text:style-name="P4">
Time: 2023-07-01T78:00:00-04:00</text:p>
      <text:p text:style-name="P4">
Description: В інтерв’ю АрміяInform доктор історичних наук, співробітник Центру досліджень воєн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22-1.jpg" text:style-name="Internet_20_link" text:visited-style-name="Visited_20_Internet_20_Link">
golovna-22-1.jpg</text:a>
']</text:p>
      <text:p text:style-name="P4">
Tags: ['STOPRUSSIA']</text:p>
      <text:p text:style-name="P4">
Category: News</text:p>
      <!--METADATA-->
      <text:p text:style-name="P4">
<draw:frame draw:style-name="fr1" draw:name="Image247" text:anchor-type="as-char" svg:width="6.9236in" svg:height="4.615733in" draw:z-index="0">
<draw:image xlink:href="../Images/AРМІЯINFORM/2023-07-01T78-00-00-04-00/golovna-22-1.jpg" xlink:type="simple" xlink:show="embed" xlink:actuate="onLoad" draw:mime-type="image/jpeg"/>
</draw:frame>
Іван Патриляк. Фото: Дмитро Юрченко / АрміяInform</text:p>
      <text:p text:style-name="P4">
В <text:a xlink:type="simple" xlink:href="https://armyinform.com.ua/2023/07/01/rosiya-kydaye-u-myasorubku-vijny-etnichni-menshyny-vlasnoyi-krayiny/" text:style-name="Internet_20_link" text:visited-style-name="Visited_20_Internet_20_Link">
інтерв’ю</text:a>
АрміяInform доктор історичних наук, співробітник Центру досліджень воєнноїісторії Збройних Сил України Іван Патриляк розповів про те, що в росіїпрактика мобілізації національних меншин є традиційною та має глибоке коріння.</text:p>
      <text:p text:style-name="P4">
Зокрема, він зазначив, що у 1941 році під час оборони москви столицюрадянської росії значною мірою врятували мобілізовані народи Сибіру таЦентральної Азії. Усі ці народи зазнали колосальних втрат. Крім того, під часбитви за москву рішенням командирів було страчено 8 тисяч червоноармійців,яких звинувачували у невиконанні наказів. І основний масив цих людей буввихідцями з Центральної Азії, які не були боягузами, а просто не розуміли, щовід них хоче командування.</text:p>
      <text:p text:style-name="P4">
читайте також:</text:p>
      <text:p text:style-name="P4">
<text:a xlink:type="simple" xlink:href="https://armyinform.com.ua/2023/07/01/rosiya-kydaye-u-myasorubku-vijny-etnichni-menshyny-vlasnoyi-krayiny/" text:style-name="Internet_20_link" text:visited-style-name="Visited_20_Internet_20_Link">
росія кидає у м’ясорубку війни етнічні меншини власноїкраїни</text:a>
</text:p>
      <text:p text:style-name="P4">
«Тоді це була трагедія для цих народів і зараз росія повторює те саме. Мибачимо, що найбільш поголовна мобілізація відбувається в цих самихнаціональних районах», — зазначив Іван Патриляк.</text:p>
      <text:p text:style-name="P4">
Також він розповів про інші особливості мобілізації населення в росії у різнічаси.</text:p>
      <text:p text:style-name="P4">
Source: <text:a xlink:type="simple" xlink:href="https://armyinform.com.ua/2023/07/01/moskvu-u-1941-mu-vryatuvaly-mobilizovani-narody-sybiru-ta-czentralnoyi-aziyi-ivan-patrylyak/" text:style-name="Internet_20_link" text:visited-style-name="Visited_20_Internet_20_Link">
https://armyinform.com.ua/2023/07/01/moskvu-u-1941-mu-vryatuvaly-mobilizovani-narody-sybiru-ta-czentralnoyi-aziyi-ivan-patrylyak/</text:a>
</text:p>
      <!--NEWS-->
      <text:h text:style-name="P10" text:outline-level="1">
<text:span text:style-name="T4">
ЗСУ знищили практично 10 артилерійських бригад рф протягом червня — Петро Черник</text:span>
</text:h>
      <text:p text:style-name="P4">
Author: ['Владислав Назаркевич']</text:p>
      <text:p text:style-name="P4">
Time: 2023-07-01T79:00:00-04:00</text:p>
      <text:p text:style-name="P4">
Description: В ефірі телемарафону «Єдині новини» військовий експерт Петро Черник повідомив, що темп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7-chernyk.jpg" text:style-name="Internet_20_link" text:visited-style-name="Visited_20_Internet_20_Link">
7-chernyk.jpg</text:a>
']</text:p>
      <text:p text:style-name="P4">
Tags: ['STOPRUSSIA', 'ПЕТРО ЧЕРНИК']</text:p>
      <text:p text:style-name="P4">
Category: News</text:p>
      <!--METADATA-->
      <text:p text:style-name="P4">
<draw:frame draw:style-name="fr1" draw:name="Image248" text:anchor-type="as-char" svg:width="6.9236in" svg:height="3.894525in" draw:z-index="0">
<draw:image xlink:href="../Images/AРМІЯINFORM/2023-07-01T79-00-00-04-00/7-chernyk.jpg" xlink:type="simple" xlink:show="embed" xlink:actuate="onLoad" draw:mime-type="image/jpeg"/>
</draw:frame>
Військовий експерт Петро Черник</text:p>
      <text:p text:style-name="P4">
В ефірі телемарафону «Єдині новини» військовий експерт Петро Черник повідомив,що темпи наступу ЗСУ відповідають принципу збереження життявійськовослужбовців.</text:p>
      <text:p text:style-name="P4">
— Ми не можемо дозволити собі класичну «жуковщину», яку демонстрували росіянипід час штурму Бахмута, — підкреслив Петро Черник. — Наш військовослужбовецьна вагу золота, і про це неодноразово заявляв Президент України. Пам’ятаємо,що росіян 140 мільйонів, а нас — 35. Це війна інтелекту й кількості. Іінтелект однозначно на нашому боці. Для якісних результатів потрібний час, часі ще раз час.</text:p>
      <text:p text:style-name="P4">
Військовий експерт зазначив, що дії українських підрозділів є правильними іграмотними.</text:p>
      <text:p text:style-name="P4">
— Нашим підрозділам необхідно заходити у смугу забезпечення, у першу лініюоборони, вступати у вогневий контакт з противником із застосовуванням західноїзброї, змушувати ворога рухатися, вивчати та знищувати їхню логістику, —розповів Петро Черник. — І це ЗСУ робить грамотно й результативно. Про цесвідчить ще й такий факт. Протягом червня ми маємо абсолютний рекорд зізнищення російської артилерії — 678 стволів. Це неймовірно багато. Нагадаю, щоштат бригади — це 72 стволи. Отже, практично 10 ворожих артилерійських бригадЗСУ знищили за місяць. Це колосальний показник. Ми у третій стадії класичноїіндустріальної війни — знищення ресурсів. Розуміючи, що колективний захід нанашому боці, їхній ресурс у рази більший за російський, ми рано чи пізнодійдемо до точки надлому. Це не буде так швидко, як комусь хотілося б. Всевідбудеться у циклі сухої погоди цього року.</text:p>
      <text:p text:style-name="P4">
Source: <text:a xlink:type="simple" xlink:href="https://armyinform.com.ua/2023/07/01/zsu-znyshhyly-praktychno-10-artylerijskyh-brygad-rf-protyagom-chervnya-petro-chernyk/" text:style-name="Internet_20_link" text:visited-style-name="Visited_20_Internet_20_Link">
https://armyinform.com.ua/2023/07/01/zsu-znyshhyly-praktychno-10-artylerijskyh-brygad-rf-protyagom-chervnya-petro-chernyk/</text:a>
</text:p>
      <!--NEWS-->
      <text:h text:style-name="P10" text:outline-level="1">
<text:span text:style-name="T4">
Президент України провів зустріч із Прем’єр-міністром Іспанії, яка почала головувати в Раді ЄС</text:span>
</text:h>
      <text:p text:style-name="P4">
Author: ['АРМІЯINFORM']</text:p>
      <text:p text:style-name="P4">
Time: 2023-07-01T80:00:00-04:00</text:p>
      <text:p text:style-name="P4">
Description: Президент України Володимир Зеленський провів зустріч із Прем’єр-міністром Королів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8c4f8f6c7e64968c6abf78daa24d145c_1688213272_extra_large.jpeg" text:style-name="Internet_20_link" text:visited-style-name="Visited_20_Internet_20_Link">
8c4f8f6c7e64968c6abf78daa24d145c_1688213272_extra_large.jpeg</text:a>
', '<text:a xlink:type="simple" xlink:href="https://armyinform.com.ua/wp-content/uploads/2023/07/297e86f26ae884b135b24f9828c24a15_1688213215_extra_large.jpeg" text:style-name="Internet_20_link" text:visited-style-name="Visited_20_Internet_20_Link">
297e86f26ae884b135b24f9828c24a15_1688213215_extra_large.jpeg</text:a>
', '<text:a xlink:type="simple" xlink:href="https://armyinform.com.ua/wp-content/uploads/2023/07/3fb7f9931818133e8408439f24c5d66d_1688213270_extra_large.jpeg" text:style-name="Internet_20_link" text:visited-style-name="Visited_20_Internet_20_Link">
3fb7f9931818133e8408439f24c5d66d_1688213270_extra_large.jpeg</text:a>
', '<text:a xlink:type="simple" xlink:href="https://armyinform.com.ua/wp-content/uploads/2023/07/0be523cf88491ad0ce3e70d8b5f430ca_1688217931_extra_large.jpeg" text:style-name="Internet_20_link" text:visited-style-name="Visited_20_Internet_20_Link">
0be523cf88491ad0ce3e70d8b5f430ca_1688217931_extra_large.jpeg</text:a>
']</text:p>
      <text:p text:style-name="P4">
Tags: ['STOPRUSSIA', 'ВОЛОДИМИР ЗЕЛЕНСЬКИЙ']</text:p>
      <text:p text:style-name="P4">
Category: News</text:p>
      <!--METADATA-->
      <text:p text:style-name="P4">
<draw:frame draw:style-name="fr1" draw:name="Image249" text:anchor-type="as-char" svg:width="6.9236in" svg:height="4.604691in" draw:z-index="0">
<draw:image xlink:href="../Images/AРМІЯINFORM/2023-07-01T80-00-00-04-00/8c4f8f6c7e64968c6abf78daa24d145c_1688213272_extra_large.jpeg" xlink:type="simple" xlink:show="embed" xlink:actuate="onLoad" draw:mime-type="image/jpeg"/>
</draw:frame>
</text:p>
      <text:p text:style-name="P4">
Президент України Володимир Зеленський провів зустріч із Прем’єр-міністромКоролівства Іспанія Педро Санчесом, який перебуває з візитом у нашій країні.</text:p>
      <text:p text:style-name="P4">
Глава держави відзначив, що візит голови іспанського уряду в Українусимволічний, адже відбувається в перший день головування Іспанії в РадіЄвропейського Союзу.</text:p>
      <text:p text:style-name="P4">
«Це дуже чітко говорить і про фактичну реальність у Європі, коли наш спільнийєвропейський дім уже точно не уявити без нас, без України, і про пріоритетиІспанії в захисті свободи, рівності та справедливості для всієї Європи. Явдячний за цей візит і за підтримку», — сказав Володимир Зеленський під часспілкування з представниками ЗМІ за результатами переговорів із Педро Санчесому Києві.</text:p>
      <text:p text:style-name="P4">
Під час зустрічі лідери обговорили низку питань, передусім ті, що стосуютьсязахисту від російської агресії.</text:p>
      <text:p text:style-name="P4">
<draw:frame draw:style-name="fr1" draw:name="Image250" text:anchor-type="as-char" svg:width="6.9236in" svg:height="4.613521in" draw:z-index="0">
<draw:image xlink:href="../Images/AРМІЯINFORM/2023-07-01T80-00-00-04-00/297e86f26ae884b135b24f9828c24a15_1688213215_extra_large.jpeg" xlink:type="simple" xlink:show="embed" xlink:actuate="onLoad" draw:mime-type="image/jpeg"/>
</draw:frame>
</text:p>
      <text:p text:style-name="P4">
«Я вдячний Іспанії та вам, пане Санчесе, пане Прем’єр-міністре, за надануУкраїні допомогу, зокрема безпекову, для захисту життя українців відросійського терору. Вдячний за надання прихистку в Іспанії для близько 180тисяч українців одразу після початку повномасштабного вторгнення росії. Ми цевисоко цінуємо й ніколи цього не забудемо», — зазначив Президент.</text:p>
      <text:p text:style-name="P4">
Він також висловив подяку за підтримку спільних європейських рішень щодосанкцій та іншого справедливого тиску на росію, що допомагає обмежити потужнийтерористичний потенціал.</text:p>
      <text:p text:style-name="P4">
Глава держави акцентував, що Педро Санчес принципово й дуже оперативно засудивпідрив росією споруд Каховської ГЕС, який призвів до знищення одного знайбільших водосховищ у Європі та найбільшого за десятиліття екоциду наконтиненті.</text:p>
      <text:p text:style-name="P4">
«На жаль, є ще страшніша загроза — це підготовка російськими терористамипотенційного сценарію радіаційної катастрофи на найбільшій у ЄвропіЗапорізькій атомній станції, яку Росія окупувала й повністю контролює вжепонад рік. Увага світу — кожної країни, кожного лідера — та конкретний,відчутний тиск на росію — усе це комплекс дуже потрібних речей, щоб недопустити радіаційних інцидентів на Запорізькій АЕС», — наголосив ПрезидентУкраїни.</text:p>
      <text:p text:style-name="P4">
<draw:frame draw:style-name="fr1" draw:name="Image251" text:anchor-type="as-char" svg:width="6.9236in" svg:height="4.604691in" draw:z-index="0">
<draw:image xlink:href="../Images/AРМІЯINFORM/2023-07-01T80-00-00-04-00/3fb7f9931818133e8408439f24c5d66d_1688213270_extra_large.jpeg" xlink:type="simple" xlink:show="embed" xlink:actuate="onLoad" draw:mime-type="image/jpeg"/>
</draw:frame>
</text:p>
      <text:p text:style-name="P4">
За його словами, потрібно негайно почати роботу над 12-м пакетом санкційЄвросоюзу проти РФ.</text:p>
      <text:p text:style-name="P4">
«Ми з Педро почали говорити про ці санкції. Україна не розуміє, чому досі незапроваджені санкції проти компанії „Росатом“, чиї представники й даліокупують Запорізьку АЕС і наражають на ризик нашу загальну безпеку», —зазначив Володимир Зеленський.</text:p>
      <text:p text:style-name="P4">
Він також подякував Іспанії за рішення відмовити у видачі віз російським ібілоруським спортсменам на чемпіонат Європи зі спортивної боротьби, який заразтриває в цій країні.</text:p>
      <text:p text:style-name="P4">
Крім того, Президент висловив подяку за підтримку України на шляху до вступу уЄвросоюз.</text:p>
      <text:p text:style-name="P4">
«Ми обговорили наближення старту переговорів про членство України у Євросоюзі.Україна вдячна за проміжну усну оцінку нашого прогресу й очікує на звітЄврокомісії цьогоріч у жовтні, а до кінця року, у грудні, — на рішенняЄвропейської ради про початок переговорів. Усе це дуже важливо для нас.Наближення України до вступу у Євросоюз надзвичайно мотивує наших захисників ізахисниць, бо переконує, що Європа бачить, якою ціною наші люди боронятьабсолютно такі ж цінності, які вже захищені для кожної країни у складіЄвросоюзу», — наголосив Володимир Зеленський.</text:p>
      <text:p text:style-name="P4">
Він також відзначив підтримку з боку Іспанії євроатлантичного руху України.</text:p>
      <text:p text:style-name="P4">
«Це тепер очевидний факт: що ширше у Європі НАТО, то ширший у Європі простірмиру, простір захисту. Наша спільна з паном Премʼєр-міністром заява напідтримку європейських та євроатлантичних прагнень України чітко стверджує, щобезпека для Європи — це наш спільний пріоритет», — сказав Глава держави йдодав, що це вже 21-й такий документ із членами Альянсу, тобто з більшістю.</text:p>
      <text:p text:style-name="P4">
Володимир Зеленський зазначив, що розраховує на підтримку України з бокуІспанії на саміті Альянсу у Вільнюсі.</text:p>
      <text:p text:style-name="P4">
<draw:frame draw:style-name="fr1" draw:name="Image252" text:anchor-type="as-char" svg:width="6.9236in" svg:height="4.604691in" draw:z-index="0">
<draw:image xlink:href="../Images/AРМІЯINFORM/2023-07-01T80-00-00-04-00/0be523cf88491ad0ce3e70d8b5f430ca_1688217931_extra_large.jpeg" xlink:type="simple" xlink:show="embed" xlink:actuate="onLoad" draw:mime-type="image/jpeg"/>
</draw:frame>
</text:p>
      <text:p text:style-name="P4">
«Переконані, що на сьогодні існують усі підстави для того, щоб надати Українізапрошення до членства в НАТО. Це стане сигналом, що мир і безпека у Європі немають і ніколи не матимуть альтернатив. Обговорили й гарантії безпеки дляУкраїни, які потрібні на час до вступу в Альянс. Ми запрошуємо Іспаніюдолучитися до обговорення надання таких гарантій», — повідомив Президент.</text:p>
      <text:p text:style-name="P4">
Окремо Глава держави наголосив на спільній з Іспанією роботі щодо залученнясвітової підтримки задля досягнення миру й подякував за підтримку Українськоїформули миру, пункти якої здатні убезпечити від агресії та її наслідків.</text:p>
      <text:p text:style-name="P4">
«Формула миру базується на принципах Статуту ООН і підкріплена резолюціямиГенасамблеї ООН. Ми готуємо Глобальний саміт миру і розраховуємо на дієвуучасть Іспанії в ньому. Якнайшвидше проведення такого саміту об’єднає зусиллякраїн Європи та Глобального Півдня з метою принесення миру в Україну, азначить, у Європу та весь світ», — сказав Володимир Зеленський.</text:p>
      <text:p text:style-name="P4">
Він висловив переконання, що спільно вдасться подолати агресію росії йзабезпечити для України та кожної країни Європи мирне і справедливе майбутнє.</text:p>
      <text:p text:style-name="P4">
«Але для цього наша співпраця та наші альянси мають ставати лише міцнішими», —акцентував Президент.</text:p>
      <text:p text:style-name="P4">
Зі свого боку Педро Санчес висловив переконання, що під час головуванняІспанії в Раді ЄС буде досягнуто прогресу в питаннях, що є важливими длямайбутнього Євросоюзу, і, звичайно, Україна перебуватиме в центрі всіхдебатів.</text:p>
      <text:p text:style-name="P4">
Він наголосив, що сьогодні українці захищають найважливіші міжнародніпринципи: суверенітет, незалежність і територіальну цілісність.</text:p>
      <text:p text:style-name="P4">
За словами Педро Санчеса, Іспанія продовжує активну співпрацю з Україною воборонній сфері і найближчим часом передасть нову важку техніку, зокрема танкиLeopard і бронетранспортери. Іспанська сторона передасть також польовийгоспіталь із хірургічним обладнанням, що посилить спроможність Українинадавати допомогу пораненим військовим і цивільним поблизу лінії фронту. ПедроСанчес оголосив про виділення Іспанією ще 55 млн євро на відновлення України.</text:p>
      <text:p text:style-name="P4">
Голова іспанського уряду зазначив, що на рівні ЄС також триває координаціязусиль для реагування на оборонні потреби України, зокрема надаються важливібоєприпаси та зброя через Європейський фонд миру.</text:p>
      <text:p text:style-name="P4">
У контексті євроінтеграції нашої країни Педро Санчес зауважив, що проміжнаоцінка Єврокомісії щодо статусу України як кандидата на вступ до ЄС єпозитивною та свідчить про значний прогрес.</text:p>
      <text:p text:style-name="P4">
«Я хотів би привітати Україну з цим і заохотити продовжувати шлях реформ.Чекатимемо на письмовий звіт Єврокомісії восени. Він стане основою дляподальших кроків і рішень», — сказав він.</text:p>
      <text:p text:style-name="P4">
За словами Прем’єр-міністра Іспанії, багато роботи здійснюється в напрямістворення механізмів притягнення до відповідальності винних у воєннихзлочинах, скоєних в Україні. Крім того, триває пошук шляхів розв’язанняпитання із замороженими російськими активами у Європі, що потребує певнихюридичних рішень.</text:p>
      <text:p text:style-name="P4">
Прем’єр-міністр Іспанії побажав Україні успіхів у її контрнаступальнихопераціях і висловив сподівання, що це дасть змогу забезпечити справедливий ітривалий мир.</text:p>
      <text:p text:style-name="P4">
«Європа й Іспанія залишаються на вашому боці», — резюмував Педро Санчес.</text:p>
      <text:p text:style-name="P4">
Джерело: <text:a xlink:type="simple" xlink:href="https://www.president.gov.ua/news/u-kiyevi-prezident-ukrayini-proviv-zustrich-iz-premyer-minis-83989" text:style-name="Internet_20_link" text:visited-style-name="Visited_20_Internet_20_Link">
Офіс Генеральногопрокурора</text:a>
</text:p>
      <text:p text:style-name="P4">
Source: <text:a xlink:type="simple" xlink:href="https://armyinform.com.ua/2023/07/01/prezydent-ukrayiny-proviv-zustrich-iz-premyer-ministrom-ispaniyi-yaka-pochala-golovuvaty-v-radi-yes/" text:style-name="Internet_20_link" text:visited-style-name="Visited_20_Internet_20_Link">
https://armyinform.com.ua/2023/07/01/prezydent-ukrayiny-proviv-zustrich-iz-premyer-ministrom-ispaniyi-yaka-pochala-golovuvaty-v-radi-yes/</text:a>
</text:p>
      <!--NEWS-->
      <text:h text:style-name="P10" text:outline-level="1">
<text:span text:style-name="T4">
«Кримінальний Рамштайн», або Перспективи притягнення до відповідальності воєнних злочинців рф</text:span>
</text:h>
      <text:p text:style-name="P4">
Author: ['Володимир Поліщук']</text:p>
      <text:p text:style-name="P4">
Time: 2023-07-01T81:00:00-04:00</text:p>
      <text:p text:style-name="P4">
Description: Про те, які існують перспективи створення Спеціального міжнародного трибуналу на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crime-putin.jpg" text:style-name="Internet_20_link" text:visited-style-name="Visited_20_Internet_20_Link">
crime-putin.jpg</text:a>
', '<text:a xlink:type="simple" xlink:href="https://armyinform.com.ua/wp-content/uploads/2023/07/oleksij-kot.jpg" text:style-name="Internet_20_link" text:visited-style-name="Visited_20_Internet_20_Link">
oleksij-kot.jpg</text:a>
']</text:p>
      <text:p text:style-name="P4">
Tags: ['STOPRUSSIA']</text:p>
      <text:p text:style-name="P4">
Category: News</text:p>
      <!--METADATA-->
      <text:p text:style-name="P4">
<draw:frame draw:style-name="fr1" draw:name="Image253" text:anchor-type="as-char" svg:width="6.9236in" svg:height="3.894525in" draw:z-index="0">
<draw:image xlink:href="../Images/AРМІЯINFORM/2023-07-01T81-00-00-04-00/crime-putin.jpg" xlink:type="simple" xlink:show="embed" xlink:actuate="onLoad" draw:mime-type="image/jpeg"/>
</draw:frame>
</text:p>
      <text:p text:style-name="P4">
Про те, які існують перспективи створення Спеціального міжнародного трибуналунад ватажком злочинної російської федерації володимиром путіним, АрміяInform<text:a xlink:type="simple" xlink:href="https://armyinform.com.ua/2023/06/30/sogodni-mizhnarodne-pravo-zabezpechuyut-zbrojni-syly-ukrayiny-oleksij-kot/" text:style-name="Internet_20_link" text:visited-style-name="Visited_20_Internet_20_Link">
розповів</text:a>
 директор Науково-дослідногоінституту правотворчості та науково-правових експертиз Національної академіїправових наук України (НАПрН), доктор юридичних наук, професор, член-кореспондент НАПрН України, заслужений юрист України Олексій Кот.</text:p>
      <text:p text:style-name="P4">
Кореспонденту Інформаційного агентства Міністерства оборони України вінвисловив сподівання, що стосовно путіна, за результатами спільної роботи ЗСУ,міжнародних партнерів, політиків, юристів, представників громадськості, все жтаки буде дотриманий головний принцип кримінального права — невідворотністьпокарання.</text:p>
      <text:p text:style-name="P4">
Інша річ, як забезпечити це? На продовження свого<text:a xlink:type="simple" xlink:href="https://armyinform.com.ua/2023/06/30/sogodni-mizhnarodne-pravo-zabezpechuyut-zbrojni-syly-ukrayiny-oleksij-kot/" text:style-name="Internet_20_link" text:visited-style-name="Visited_20_Internet_20_Link">
інтерв’ю</text:a>
 нашому агентству Олексій Котповідомив, що в теорії є такі можливі моделі притягнення до відповідальностікерівної верхівки російської влади:</text:p>
      <ol>
        <li>
Суди держави-агресора.  2. Національні українські суди.  3. Міжнародний кримінальний суд (International Criminal Court / Cour pénale international).  4. Міжнародний кримінальний трибунал (або спеціальний трибунал).</li>
      </ol>
      <text:p text:style-name="P4">
<draw:frame draw:style-name="fr1" draw:name="Image254" text:anchor-type="as-char" svg:width="6.9236in" svg:height="5.417717in" draw:z-index="0">
<draw:image xlink:href="../Images/AРМІЯINFORM/2023-07-01T81-00-00-04-00/oleksij-kot.jpg" xlink:type="simple" xlink:show="embed" xlink:actuate="onLoad" draw:mime-type="image/jpeg"/>
</draw:frame>
Директор Науково-дослідного інституту правотворчості та науково-правових експертиз НАПрН Олексій Кот. Фото Володимира Поліщука</text:p>
      <text:p text:style-name="P4">
На думку знаного правника, перший сценарій із притягненням путіна та йогопоплічників судами росії наразі видається абсолютно нереальним чи навітьфантастичним. Наші національні суди також не зможуть розслідувати воєннізлочини путіна, котрий має судовий імунітет.</text:p>
      <text:p text:style-name="P4">
— У цьому випадку Міжнародний суд ООН чітко визначив, що національні суди немають юрисдикції над вищими посадовцями іноземних держав. Глава держави, главауряду й міністр іноземних справ становлять так звану трійку, яка наділяєтьсяперсональним імунітетом ratione personae, — зауважив Олексій Кот.</text:p>
      <text:p text:style-name="P4">
За таких обставин він порадив сконцентрувати увагу на інших механізмахпритягнення до відповідальності міжнародних злочинців — зокрема на міжнародно-правових інструментах, які з урахуванням приписів міжнародного права матимутькримінальну юрисдикцію над топпосадовцями країни-агресора. Йдеться проМіжнародний кримінальний суд або Міжнародний спеціальний трибунал.</text:p>
      <text:p text:style-name="P4">
Міжнародний кримінальний суд був створений шляхом підписання Римського статутудля того, щоб забезпечити притягнення воєнних злочинців до відповідальності,але він не допускає розслідування в режимі in absentia — тобто заочнекримінальне провадження. Отже, путін як обвинувачений має бути в залі суду.</text:p>
      <text:p text:style-name="P4">
Остання модель притягнення міжнародного злочинця, на думку професора, — черезМіжнародний спеціальний трибунал — може мати певні різновиди: на зразокНюрнберзького або Токійського процесу, у формі інтернаціоналізованого абогібридного трибуналу на базі українського суду за участю міжнароднихпосадовців на кшталт югославського або руандійського трибуналів, на підставівідповідних резолюцій Ради безпеки Організації Об’єднаних Націй. Але востанньому випадку росія, безперечно, ветуватиме таке рішення Радбезу.</text:p>
      <text:p text:style-name="P4">
Підставою створення трибуналу могла би стати резолюція Генеральної АсамблеїООН, утім, з огляду на його Статут, ані в Генеральної Асамблеї, ані в генсекаООН таких повноважень немає. Тож це може поставити під сумнів повноваженнятакого трибуналу.</text:p>
      <text:p text:style-name="P4">
— Якщо говорити про більш-менш реальний варіант, принаймні як я його бачу, якми з колегами обговорювали це на різноманітних конференціях, — це має бутитакий собі «Кримінальний Рамштайн». Врешті-решт є коаліція наших якщо несоюзників, то партнерів, тож я думаю, що цілком резонно було б ставити питанняпро створення Спеціального міжнародного кримінального суду аd hoc <text:span text:style-name="T5">
(букв. дляконкретного випадку. — Авт.)</text:span>
 для розгляду винятково воєнних злочинів,вчинених російською злочинною верхівкою на території нашої країни протиукраїнських громадян, українських міст та містечок, української природи, —каже Олексій Кот. — В угоді про створення такого трибуналу мають бутипрописані його повноваження, процедурні аспекти, можливість приєднання допідписантів інших країн. Ми знаємо, що поразка — завжди сирота, а у перемогизавжди багато батьків. Коли ми все ж таки там доб'ємося нашої омріяноїперемоги, знайдеться багато країн з тих, що вагалися, але згодом із превеликимзадоволенням «підхоплять цю колоду» й увійдуть до складу цього трибуналу. Тожможливість приєднання до такої угоди має бути заздалегідь передбачена.</text:p>
      <text:p text:style-name="P4">
Наостанок директор Науково-дослідного інституту правотворчості та науково-правових експертиз НАПрН України Олексій Кот зауважив, що сучасний світсьогодні, так само як і після Другої світової війни, потребує створення новихбезпекових інструментів: «Сподіваємося, віднайдення ефективного механізмуміжнародного покарання за злочини російського режиму в Україні автоматичнодасть відповідь на запитання щодо створення Міжнародного спеціальноготрибуналу, нового Нюрнбергу для путінської кліки, що підтвердить один зосновних принципів кримінального права — невідворотність покарання».</text:p>
      <text:p text:style-name="P4">
<text:span text:style-name="T5">
Фото автора, колаж Армія</text:span>
 <text:span text:style-name="T5">
Inform</text:span>
</text:p>
      <text:p text:style-name="P4">
Source: <text:a xlink:type="simple" xlink:href="https://armyinform.com.ua/2023/07/01/kryminalnyj-ramshtajn-abo-perspektyvy-prytyagnennya-do-vidpovidalnosti-voyennyh-zlochyncziv-rf/" text:style-name="Internet_20_link" text:visited-style-name="Visited_20_Internet_20_Link">
https://armyinform.com.ua/2023/07/01/kryminalnyj-ramshtajn-abo-perspektyvy-prytyagnennya-do-vidpovidalnosti-voyennyh-zlochyncziv-rf/</text:a>
</text:p>
      <!--NEWS-->
      <text:h text:style-name="P10" text:outline-level="1">
<text:span text:style-name="T4">
Спецпідрозділ ГУР МОУ «Кракен» отримав автомобільну майстерню на колесах</text:span>
</text:h>
      <text:p text:style-name="P4">
Author: ['Олексій Мазепа']</text:p>
      <text:p text:style-name="P4">
Time: 2023-07-01T82:00:00-04:00</text:p>
      <text:p text:style-name="P4">
Description: Сьогодні харківські волонтери з благодійного фонду «Твій Крок» передали спеціальн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golovna-1.jpg" text:style-name="Internet_20_link" text:visited-style-name="Visited_20_Internet_20_Link">
golovna-1.jpg</text:a>
', '<text:a xlink:type="simple" xlink:href="https://armyinform.com.ua/wp-content/uploads/2023/07/img_8875-150x150.jpg" text:style-name="Internet_20_link" text:visited-style-name="Visited_20_Internet_20_Link">
img_8875-150x150.jpg</text:a>
', '<text:a xlink:type="simple" xlink:href="https://armyinform.com.ua/wp-content/uploads/2023/07/img_8854-150x150.jpg" text:style-name="Internet_20_link" text:visited-style-name="Visited_20_Internet_20_Link">
img_8854-150x150.jpg</text:a>
', '<text:a xlink:type="simple" xlink:href="https://armyinform.com.ua/wp-content/uploads/2023/07/img_8894.jpg" text:style-name="Internet_20_link" text:visited-style-name="Visited_20_Internet_20_Link">
img_8894.jpg</text:a>
']</text:p>
      <text:p text:style-name="P4">
Tags: []</text:p>
      <text:p text:style-name="P4">
Category: News</text:p>
      <!--METADATA-->
      <text:p text:style-name="P4">
<draw:frame draw:style-name="fr1" draw:name="Image255" text:anchor-type="as-char" svg:width="6.9236in" svg:height="4.615733in" draw:z-index="0">
<draw:image xlink:href="../Images/AРМІЯINFORM/2023-07-01T82-00-00-04-00/golovna-1.jpg" xlink:type="simple" xlink:show="embed" xlink:actuate="onLoad" draw:mime-type="image/jpeg"/>
</draw:frame>
</text:p>
      <text:p text:style-name="P4">
Сьогодні харківські волонтери з благодійного фонду «Твій Крок» передалиспеціальному підрозділу Головного управління розвідки Міністерства оборониУкраїни «Кракен» незвичайний автомобіль — автомобільну майстерню на колесах.</text:p>
      <text:p text:style-name="P4">
читайте також:</text:p>
      <text:p text:style-name="P4">
<text:a xlink:type="simple" xlink:href="https://armyinform.com.ua/2023/04/20/harkivski-volontery-stvoryly-dlya-syl-oborony-majsternyu-na-kolesah/" text:style-name="Internet_20_link" text:visited-style-name="Visited_20_Internet_20_Link">
Харківські волонтери створили для Сил оборони майстерню наколесах</text:a>
</text:p>
      <text:p text:style-name="P4">
Ідея створення мобільної автомобільної майстерні виникла в Харківськихпідприємців-волонтерів восени минулого року. Команда однодумців, яка багатороків займалася виготовленням професійного інструменту та обладнанням дляавтомобільного сервісу, а також його імпортом з-за кордону, з початком великоївійни почала постачати свою продукцію й до підрозділів Сил безпеки та оборони.</text:p>
      <text:p text:style-name="P4">
<text:a xlink:type="simple" xlink:href="https://armyinform.com.ua/wp-content/uploads/2023/07/img_8875.jpg" text:style-name="Internet_20_link" text:visited-style-name="Visited_20_Internet_20_Link">
<draw:frame draw:style-name="fr1" draw:name="Image256" text:anchor-type="as-char" svg:width="6.9236in" svg:height="6.9236in" draw:z-index="0">
<draw:image xlink:href="../Images/AРМІЯINFORM/2023-07-01T82-00-00-04-00/img_8875-150x150.jpg" xlink:type="simple" xlink:show="embed" xlink:actuate="onLoad" draw:mime-type="image/jpeg"/>
</draw:frame>
</text:a>
</text:p>
      <text:p text:style-name="P4">
<text:a xlink:type="simple" xlink:href="https://armyinform.com.ua/wp-content/uploads/2023/07/img_8854.jpg" text:style-name="Internet_20_link" text:visited-style-name="Visited_20_Internet_20_Link">
<draw:frame draw:style-name="fr1" draw:name="Image257" text:anchor-type="as-char" svg:width="6.9236in" svg:height="6.9236in" draw:z-index="0">
<draw:image xlink:href="../Images/AРМІЯINFORM/2023-07-01T82-00-00-04-00/img_8854-150x150.jpg" xlink:type="simple" xlink:show="embed" xlink:actuate="onLoad" draw:mime-type="image/jpeg"/>
</draw:frame>
</text:a>
</text:p>
      <text:p text:style-name="P4">
— Спілкуючись із нашими захисниками, серед яких є й хлопці, що займаютьсяремонтом та обслуговуванням техніки, ми зрозуміли, що в умовах сучасної війниконче потрібне мобільне СТО, яке швидко можна доправити у визначене місце,розгорнути за лічені хвилини та виконати роботи, які зазвичай неможливозробити в польових умовах. Ця машина вже п’ята у своїй серії, тож більшістьрішень уже відпрацьовані з урахуванням побажань замовників. Наприклад, тутзамість станка для шиномонтажу ми додали верстат і відсік для зберіганнятехнічних рідин об’ємом 80 літрів, — розповідає куратор проєктів ДмитроВільчинський.</text:p>
      <text:p text:style-name="P4">
<draw:frame draw:style-name="fr1" draw:name="Image258" text:anchor-type="as-char" svg:width="6.9236in" svg:height="4.615733in" draw:z-index="0">
<draw:image xlink:href="../Images/AРМІЯINFORM/2023-07-01T82-00-00-04-00/img_8894.jpg" xlink:type="simple" xlink:show="embed" xlink:actuate="onLoad" draw:mime-type="image/jpeg"/>
</draw:frame>
</text:p>
      <text:p text:style-name="P4">
Це вже не перша допомога, яку Харківські волонтери надають підрозділу«Кракен».</text:p>
      <text:p text:style-name="P4">
— Наша співпраця з благодійним фондом «Твій Крок» розпочалася ще з перших днівширокомасштабного вторгнення під час оборони Харківщини. Ми зв’язалися зДмитром, і хлопці своєчасно допомагали нам з інструментом та іншиминеобхідними речами. Це дало змогу краще нищити ворога на рідній Харківщині.Сьогодні ми щиро дякуємо всім, хто допоміг створити та доправити нам цейчудовий автомобіль, який зі своїм обладнанням спроможний виконати більшістьремонтних робіт у найнебезпечніших місцях. Це дасть нам можливість швидше таякісніше відновлювати пошкоджені в боях озброєння та техніку, — наголосивофіцер підрозділу ГУР МО «Кракен» Костянтин Немічев.</text:p>
      <text:p text:style-name="P4">
Зі свого боку, передаючи хлопцям ключі від автомобільної майстерні, керівникблагодійного фонду «Твій Крок» Сергій Алфьоров подякував хлопцям за захистХарківщини та України в цілому, а також усім, хто своїми донатами чи роботоюдолучився до цього проєкту.</text:p>
      <text:p text:style-name="P4">
<text:span text:style-name="T5">
Фото автора</text:span>
</text:p>
      <text:p text:style-name="P4">
Source: <text:a xlink:type="simple" xlink:href="https://armyinform.com.ua/2023/07/01/speczpidrozdil-gur-mou-kraken-otrymav-avtomobilnu-majsternyu-na-kolesah/" text:style-name="Internet_20_link" text:visited-style-name="Visited_20_Internet_20_Link">
https://armyinform.com.ua/2023/07/01/speczpidrozdil-gur-mou-kraken-otrymav-avtomobilnu-majsternyu-na-kolesah/</text:a>
</text:p>
      <!--NEWS-->
      <text:h text:style-name="P10" text:outline-level="1">
<text:span text:style-name="T4">
Ворог перекинув повітряно-десантний полк на Бахмутський напрямок — Сергій Череватий</text:span>
</text:h>
      <text:p text:style-name="P4">
Author: ['Владислав Назаркевич']</text:p>
      <text:p text:style-name="P4">
Time: 2023-07-01T83:00:00-04:00</text:p>
      <text:p text:style-name="P4">
Description: На Бахмутському напрямку Сили оборони України продовжують тиснути на ворога на північн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cherevatyj.jpg" text:style-name="Internet_20_link" text:visited-style-name="Visited_20_Internet_20_Link">
cherevatyj.jpg</text:a>
']</text:p>
      <text:p text:style-name="P4">
Tags: ['STOPRUSSIA', 'АГРЕСІЯ РФ']</text:p>
      <text:p text:style-name="P4">
Category: News</text:p>
      <!--METADATA-->
      <text:p text:style-name="P4">
<draw:frame draw:style-name="fr1" draw:name="Image259" text:anchor-type="as-char" svg:width="6.9236in" svg:height="4.611226in" draw:z-index="0">
<draw:image xlink:href="../Images/AРМІЯINFORM/2023-07-01T83-00-00-04-00/cherevatyj.jpg" xlink:type="simple" xlink:show="embed" xlink:actuate="onLoad" draw:mime-type="image/jpeg"/>
</draw:frame>
</text:p>
      <text:p text:style-name="P4">
На Бахмутському напрямку Сили оборони України продовжують тиснути на ворога напівнічному і південному флангах. Про це в ефірі телемарафону «Єдині новини»повідомив речник Східного угрупування військ Сергій Череватий. Він додав, щонаші підрозділи 70 окупантів тут знищили, а 192 зазнали поранень. Такожзнищений ворожий танк, бойова машина піхоти, одинадцять гармат, одна самохіднаартилерійська установка, зенітно-ракетний комплекс «Стріла-10» та два БПЛА«Орлан-10». Ворог чинить відчайдушний спротив.</text:p>
      <text:p text:style-name="P4">
На Лиманському напрямку під час відбиття ворожих нападів українські підрозділизнищили 27 та поранили 64 окупантів, підбили ворожу бойову машину піхоти, 2гармати, міномет, безпілотний літальний апарат та 2 польові складибоєприпасів.</text:p>
      <text:p text:style-name="P4">
— Окупанти постійно маневрують особовим складом. З Лиманського напрямку напівніч Бахмутського напрямку вони перекинули повітряно-десантний полк,замістивши його підрозділами територіальних військ, — розповів СергійЧереватий. — У такий спосіб ворог намагається зосереджувати найкращі свої силина Бахмутському напрямку. Місто має для них не тільки військове значення, а йінформаційно-пропагандистське. Наші герої, практично знищивши ПВК «вагнер» підБахмутом, не дали окупантам повністю захопити місто. Якщо ж тепер вони ще йвиб’ють росіян звідси, то це стане величезною поразкою і приниженням дляросіян. Тож ворог зосереджує тут свої найкращі сили і робить все можливе, абизберегти контроль над Бахмутом і передмістям.</text:p>
      <text:p text:style-name="P4">
Source: <text:a xlink:type="simple" xlink:href="https://armyinform.com.ua/2023/07/01/vorog-perekynuv-povitryano-desantnyj-polk-na-bahmutskyj-napryamok-sergij-cherevatyj/" text:style-name="Internet_20_link" text:visited-style-name="Visited_20_Internet_20_Link">
https://armyinform.com.ua/2023/07/01/vorog-perekynuv-povitryano-desantnyj-polk-na-bahmutskyj-napryamok-sergij-cherevatyj/</text:a>
</text:p>
      <!--NEWS-->
      <text:h text:style-name="P10" text:outline-level="1">
<text:span text:style-name="T4">
росія може влаштувати теракт на ЗАЕС, щоб залякати світ наслідками війни й політично вплинути на контрнаступ України — Володимир Зеленський</text:span>
</text:h>
      <text:p text:style-name="P4">
Author: ['АРМІЯINFORM']</text:p>
      <text:p text:style-name="P4">
Time: 2023-07-01T84:00:00-04:00</text:p>
      <text:p text:style-name="P4">
Description: Президент Володимир Зеленський вважає, що росія може вдатися до терористичного акту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098ba5b02791616111935b2f1cdf8d0_1688217929_extra_large.jpeg" text:style-name="Internet_20_link" text:visited-style-name="Visited_20_Internet_20_Link">
7098ba5b02791616111935b2f1cdf8d0_1688217929_extra_large.jpeg</text:a>
']</text:p>
      <text:p text:style-name="P4">
Tags: ['STOPRUSSIA', 'ВОЛОДИМИР ЗЕЛЕНСЬКИЙ']</text:p>
      <text:p text:style-name="P4">
Category: News</text:p>
      <!--METADATA-->
      <text:p text:style-name="P4">
<draw:frame draw:style-name="fr1" draw:name="Image260" text:anchor-type="as-char" svg:width="6.9236in" svg:height="4.613521in" draw:z-index="0">
<draw:image xlink:href="../Images/AРМІЯINFORM/2023-07-01T84-00-00-04-00/7098ba5b02791616111935b2f1cdf8d0_1688217929_extra_large.jpeg" xlink:type="simple" xlink:show="embed" xlink:actuate="onLoad" draw:mime-type="image/jpeg"/>
</draw:frame>
</text:p>
      <text:p text:style-name="P4">
Президент Володимир Зеленський вважає, що росія може вдатися до терористичногоакту на окупованій нею Запорізькій АЕС, щоб налякати світ можливими наслідкамисвоєї агресії проти України та створити політичний вплив на контрнаступальнідії української армії. Про це Глава держави заявив під час зустрічі зпредставниками ЗМІ після переговорів із Прем’єр-міністром Іспанії ПедроСанчесом у Києві.</text:p>
      <text:p text:style-name="P4">
«Ми давно говоримо, що є серйозна загроза. Тому що росія технічно готова длятого, щоб спровокувати локальний вибух на станції, який може призвести довикиду небезпечних речовин у повітря. Ми це дуже чітко комунікуємо. Ми все цеобговорюємо з партнерами, щоб усі розуміли, для чого росія це робить, ітиснули на РФ політично, щоб вони навіть не думали про таке», – наголосивВолодимир Зеленський, відповідаючи на запитання журналістів.</text:p>
      <text:p text:style-name="P4">
За словами Президента, російські окупанти вдаються до терористичних дій черезте, що їхня армія впродовж року демонструє слабкість на полі бою. Тожтерактами на кшталт підриву греблі Каховської ГЕС або можливим локальнимтерактом на ЗАЕС росіяни намагаються зупинити сили оборони України.</text:p>
      <text:p text:style-name="P4">
Крім того, Володимир Зеленський переконаний, що цим РФ хоче показати, що їїагресивна війна проти України небезпечна для світу. «Щоб люди боялися цього.Щоб потім ті чи інші партнери, особливо ті, що є скептиками, почали політичнозупиняти Україну, наші контрнаступальні дії», – пояснив він.</text:p>
      <text:p text:style-name="P4">
Глава держави наголосив, що Україна вже тривалий час говорить про те, щоЗапорізька АЕС має бути повернута під повний контроль української влади. Ітакож дуже важливо, щоб у момент переходу контролю над станцією до України всеперевірили незалежні фахівці. На думку Президента, свою роль у цьому маєвідіграти МАГАТЕ, яка є посередником і може залучати інші держави.</text:p>
      <text:p text:style-name="P4">
«Тому що може бути дистанційне мінування. Щоб потім сказати, що під контролемокупантів усе було гаразд, а зараз ось є викид. Це дуже важливий момент», –зауважив Володимир Зеленський.</text:p>
      <text:p text:style-name="P4">
Відповідаючи на запитання журналістів щодо перспектив отримання Україноюлітаків F-16, Президент нагадав, що було досягнуто домовленостей про створеннякоаліції країн, які готові розпочати відповідні тренування для українськихпілотів. Зараз Україна очікує на графік цих тренувальних місій, наголосивГлава держави.</text:p>
      <text:p text:style-name="P4">
«Ми домовилися, дотиснули, що в нас є коаліція країн, які готові розпочатитренування для українських пілотів. Графіка тренувальних місій немає. Явважаю, що деякі партнери з цим затягують. Для чого вони це роблять, меніневідомо», – сказав Володимир Зеленський.</text:p>
      <text:p text:style-name="P4">
Джерело: <text:a xlink:type="simple" xlink:href="https://www.president.gov.ua/news/rosiya-mozhe-vlashtuvati-terakt-na-zaes-shob-zalyakati-svit-83993" text:style-name="Internet_20_link" text:visited-style-name="Visited_20_Internet_20_Link">
Офіційне інтернет-представництво ПрезидентаУкраїни</text:a>
</text:p>
      <text:p text:style-name="P4">
Source: <text:a xlink:type="simple" xlink:href="https://armyinform.com.ua/2023/07/01/rosiya-mozhe-vlashtuvaty-terakt-na-zaes-shhob-zalyakaty-svit-naslidkamy-vijny-j-politychno-vplynuty-na-kontrnastup-ukrayiny-volodymyr-zelenskyj/" text:style-name="Internet_20_link" text:visited-style-name="Visited_20_Internet_20_Link">
https://armyinform.com.ua/2023/07/01/rosiya-mozhe-vlashtuvaty-terakt-na-zaes-shhob-zalyakaty-svit-naslidkamy-vijny-j-politychno-vplynuty-na-kontrnastup-ukrayiny-volodymyr-zelenskyj/</text:a>
</text:p>
      <!--NEWS-->
      <text:h text:style-name="P10" text:outline-level="1">
<text:span text:style-name="T4">
В Україні за добу внаслідок російських обстрілів троє цивільних загинуло, 17 поранено</text:span>
</text:h>
      <text:p text:style-name="P4">
Author: ['АРМІЯINFORM']</text:p>
      <text:p text:style-name="P4">
Time: 2023-07-01T85:00:00-04:00</text:p>
      <text:p text:style-name="P4">
Description: За наданою Ситуаційним центром Міністерства оборони України інформацією,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60647640209672047_y.jpg" text:style-name="Internet_20_link" text:visited-style-name="Visited_20_Internet_20_Link">
photo_5260647640209672047_y.jpg</text:a>
']</text:p>
      <text:p text:style-name="P4">
Tags: ['STOPRUSSIA', 'АГРЕСІЯ РФ', 'ВІЙНА', 'ВТОРГНЕННЯ РФ', 'НАСЛІДКИ ВОРОЖИХ ОБСТРІЛІВ', 'ХАРКІВСЬКИЙ ТРИБУНАЛ']</text:p>
      <text:p text:style-name="P4">
Category: News</text:p>
      <!--METADATA-->
      <text:p text:style-name="P4">
<draw:frame draw:style-name="fr1" draw:name="Image261" text:anchor-type="as-char" svg:width="6.9236in" svg:height="4.937547in" draw:z-index="0">
<draw:image xlink:href="../Images/AРМІЯINFORM/2023-07-01T85-00-00-04-00/photo_5260647640209672047_y.jpg" xlink:type="simple" xlink:show="embed" xlink:actuate="onLoad" draw:mime-type="image/jpeg"/>
</draw:frame>
</text:p>
      <text:p text:style-name="P4">
За наданою Ситуаційним центром Міністерства оборони України інформацією,протягом минулої доби російські війська обстріляли територію 9 областейУкраїни.</text:p>
      <text:p text:style-name="P4">
Про це у Telegram <text:a xlink:type="simple" xlink:href="https://t.me/militarymediacenter/2401" text:style-name="Internet_20_link" text:visited-style-name="Visited_20_Internet_20_Link">
інформує</text:a>
MilitaryMediaCenter.</text:p>
      <text:p text:style-name="P4">
У повідомленні йдеться, що обстріли велись із різних видів озброєння, а саме:мінометів, танків, артилерії, реактивних систем залпового вогню, зенітно-ракетних комплексів, оперативно-тактичних ракетних комплексів. Такожзастосовувались БПЛА та тактична авіація.</text:p>
      <text:p text:style-name="P4">
«Були атаковані 117 населених пунктів та 74 об’єкти інфраструктури», —повідомляє MilitaryMediaCenter.</text:p>
      <text:p text:style-name="P4">
Попередньо 3 цивільні особи загинули та 17 були поранені.</text:p>
      <text:p text:style-name="P4">
Source: <text:a xlink:type="simple" xlink:href="https://armyinform.com.ua/2023/07/01/v-ukrayini-za-dobu-vnaslidok-rosijskyh-obstriliv-troye-czyvilnyh-zagynulo-17-poraneno-2/" text:style-name="Internet_20_link" text:visited-style-name="Visited_20_Internet_20_Link">
https://armyinform.com.ua/2023/07/01/v-ukrayini-za-dobu-vnaslidok-rosijskyh-obstriliv-troye-czyvilnyh-zagynulo-17-poraneno-2/</text:a>
</text:p>
      <!--NEWS-->
      <text:h text:style-name="P10" text:outline-level="1">
<text:span text:style-name="T4">
Окупанти встановили ще один мобільний крематорій на території Бердянського порту</text:span>
</text:h>
      <text:p text:style-name="P4">
Author: ['АРМІЯINFORM']</text:p>
      <text:p text:style-name="P4">
Time: 2023-07-01T86:00:00-04:00</text:p>
      <text:p text:style-name="P4">
Description: Про це повідомив Генеральний штаб України.    «Окупанти щодня зазнають значних втра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0220413-2-1.jpg" text:style-name="Internet_20_link" text:visited-style-name="Visited_20_Internet_20_Link">
20220413-2-1.jpg</text:a>
']</text:p>
      <text:p text:style-name="P4">
Tags: ['STOPRUSSIA', 'АГРЕСІЯ РФ', 'ГШ ЗСУ']</text:p>
      <text:p text:style-name="P4">
Category: News</text:p>
      <!--METADATA-->
      <text:p text:style-name="P4">
<draw:frame draw:style-name="fr1" draw:name="Image262" text:anchor-type="as-char" svg:width="6.9236in" svg:height="3.894525in" draw:z-index="0">
<draw:image xlink:href="../Images/AРМІЯINFORM/2023-07-01T86-00-00-04-00/20220413-2-1.jpg" xlink:type="simple" xlink:show="embed" xlink:actuate="onLoad" draw:mime-type="image/jpeg"/>
</draw:frame>
Ілюстративне фото <text:span text:style-name="T4">
🔥 Ситуація щодо російського вторгнення</text:span>
</text:p>
      <text:p text:style-name="P4">
Про це <text:a xlink:type="simple" xlink:href="https://www.facebook.com/GeneralStaff.ua/" text:style-name="Internet_20_link" text:visited-style-name="Visited_20_Internet_20_Link">
повідомив</text:a>
 Генеральний штабУкраїни.</text:p>
      <text:p text:style-name="P4">
«Окупанти щодня зазнають значних втрат, які намагаються приховати, продовжуютьзастосовувати традиційну російську практику позбавлення родин загиблих пільгта компенсацій, розрекламованих російською пропагандою. Для цього активновикористовують мобільні крематорії. Зокрема, встановлено, що один з такихкрематоріїв у режимі 24/7 наразі працює на території Бердянського порту», -йдеться в повідомленні.</text:p>
      <text:p text:style-name="P4">
На даний час кремації підлягають близько 50 тіл загиблих російськихвійськовослужбовців, які нещодавно були доправлені з районів ведення бойовихдій до місцевого моргу. Слід зазначити, що кремація загиблих російськихвійськовослужбовців проводиться без їх ідентифікації та обліку.</text:p>
      <text:p text:style-name="P4">
Source: <text:a xlink:type="simple" xlink:href="https://armyinform.com.ua/2023/07/01/okupanty-aktyvno-vykorystovuyut-mobilni-krematoriyi-shhe-odyn-vstanovyly-na-terytoriyi-berdyanskogo-portu/" text:style-name="Internet_20_link" text:visited-style-name="Visited_20_Internet_20_Link">
https://armyinform.com.ua/2023/07/01/okupanty-aktyvno-vykorystovuyut-mobilni-krematoriyi-shhe-odyn-vstanovyly-na-terytoriyi-berdyanskogo-portu/</text:a>
</text:p>
      <!--NEWS-->
      <text:h text:style-name="P10" text:outline-level="1">
<text:span text:style-name="T4">
Відкрито конкурсний відбір у корпус помічників ветерана</text:span>
</text:h>
      <text:p text:style-name="P4">
Author: ['АРМІЯINFORM']</text:p>
      <text:p text:style-name="P4">
Time: 2023-07-01T87:00:00-04:00</text:p>
      <text:p text:style-name="P4">
Description: Розпочався процес прийому заяв в електронному форматі на конкурсний відбір кандидаті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obrazhennya-whatsapp-data-2023-06-30-o-160447.jpg" text:style-name="Internet_20_link" text:visited-style-name="Visited_20_Internet_20_Link">
zobrazhennya-whatsapp-data-2023-06-30-o-160447.jpg</text:a>
']</text:p>
      <text:p text:style-name="P4">
Tags: ['STOPRUSSIA', 'АГРЕСІЯ РФ', 'ВТОРГНЕННЯ РФ']</text:p>
      <text:p text:style-name="P4">
Category: News</text:p>
      <!--METADATA-->
      <text:p text:style-name="P4">
<draw:frame draw:style-name="fr1" draw:name="Image263" text:anchor-type="as-char" svg:width="6.9236in" svg:height="4.895202in" draw:z-index="0">
<draw:image xlink:href="../Images/AРМІЯINFORM/2023-07-01T87-00-00-04-00/zobrazhennya-whatsapp-data-2023-06-30-o-160447.jpg" xlink:type="simple" xlink:show="embed" xlink:actuate="onLoad" draw:mime-type="image/jpeg"/>
</draw:frame>
</text:p>
      <text:p text:style-name="P4">
Розпочався процес прийому заяв в електронному форматі на конкурсний відбіркандидатів на посади помічників ветерана у межах пілотного проекту,започаткованого Мінветеранів у Вінницькій, Дніпропетровській, Львівській таМиколаївській областях.</text:p>
      <text:p text:style-name="P4">
Про це <text:a xlink:type="simple" xlink:href="https://mva.gov.ua/ua/news/startuye-konkursnij-vidbir-kandidativ-u-pomichniki-veterana" text:style-name="Internet_20_link" text:visited-style-name="Visited_20_Internet_20_Link">
повідомляє</text:a>
 Міністерство у справах ветеранів України.</text:p>
      <text:p text:style-name="P4">
Йдеться про апробацію у громадах згаданих регіонів сервісної послуги ізіндивідуального супроводу в межах системи переходу від військової служби доцивільного життя наших Захисників та Захисниць, які повертатимуться з фронтута служби додому. Помічники ветеранів, а здебільшого це будуть колишнівійськові, члени ветеранських сімей та загиблих Героїв, пройдуть спеціальненавчання, вони працюватимуть у сервісних офісах. Вони консультуватимутьветеранів з питань працевлаштування, навчання, аспектів соціального захисту тареабілітації, покращення стану здоров’я, загалом реалізації своїх прав тапільг у різних сферах.</text:p>
      <text:p text:style-name="P4">
Послуга розроблена Мінветеранів України за сприяння «Проекту підтримки Дія»,що реалізується Програмою розвитку ООН в Україні за фінансування Швеції.</text:p>
      <text:p text:style-name="P4">
Вже з сьогоднішнього дня кандидати на посади помічників ветерана, які мешкаютьу згаданих чотирьох регіонах, можуть подаватися на конкурсний відбір дляучасті у цьому проєкті винятково за допомогою інформаційного порталу<text:a xlink:type="simple" xlink:href="https://eveteran.gov.ua" text:style-name="Internet_20_link" text:visited-style-name="Visited_20_Internet_20_Link">
Е-ветеран</text:a>
.</text:p>
      <text:p text:style-name="P4">
Важливо, що обране кандидатами бажане місце працевлаштування в межах пілотноїобласті врахують за умови участі територіальної громади в експериментальномупроєкті.</text:p>
      <text:p text:style-name="P4">
Про умови долучення до проекту, особливості та перспективи діяльностіпомічників ветерани докладно можна дізнатися за<text:a xlink:type="simple" xlink:href="https://mva.gov.ua/ua/news/startuye-konkursnij-vidbir-kandidativ-u-pomichniki-veterana" text:style-name="Internet_20_link" text:visited-style-name="Visited_20_Internet_20_Link">
посиланням</text:a>
</text:p>
      <text:p text:style-name="P4">
Source: <text:a xlink:type="simple" xlink:href="https://armyinform.com.ua/2023/07/01/vidkryto-konkursnyj-vidbir-u-korpus-pomichnykiv-veterana/" text:style-name="Internet_20_link" text:visited-style-name="Visited_20_Internet_20_Link">
https://armyinform.com.ua/2023/07/01/vidkryto-konkursnyj-vidbir-u-korpus-pomichnykiv-veterana/</text:a>
</text:p>
      <!--NEWS-->
      <text:h text:style-name="P10" text:outline-level="1">
<text:span text:style-name="T4">
Під час Другої світової війни практично все чоловіче населення Лівобережжя України було мобілізовано</text:span>
</text:h>
      <text:p text:style-name="P4">
Author: ['Володимир Загребельний']</text:p>
      <text:p text:style-name="P4">
Time: 2023-07-01T88:00:00-04:00</text:p>
      <text:p text:style-name="P4">
Description: Про це в інтерв’ю АрміяInform сказав доктор історичних наук співробітник Цент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5-02_13-26-36-e1683027102637-768x575-1.webp" text:style-name="Internet_20_link" text:visited-style-name="Visited_20_Internet_20_Link">
photo_2023-05-02_13-26-36-e1683027102637-768x575-1.webp</text:a>
']</text:p>
      <text:p text:style-name="P4">
Tags: ['STOPRUSSIA']</text:p>
      <text:p text:style-name="P4">
Category: News</text:p>
      <!--METADATA-->
      <text:p text:style-name="P4">
<draw:frame draw:style-name="fr1" draw:name="Image264" text:anchor-type="as-char" svg:width="6.9236in" svg:height="5.183685in" draw:z-index="0">
<draw:image xlink:href="../ConvertedIMGs/AРМІЯINFORM/2023-07-01T88-00-00-04-00/photo_2023-05-02_13-26-36-e1683027102637-768x575-1.png" xlink:type="simple" xlink:show="embed" xlink:actuate="onLoad" draw:mime-type="image/png"/>
</draw:frame>
Іван Патриляк</text:p>
      <text:p text:style-name="P4">
Про це в <text:a xlink:type="simple" xlink:href="https://armyinform.com.ua/2023/07/01/rosiya-kydaye-u-myasorubku-vijny-etnichni-menshyny-vlasnoyi-krayiny/" text:style-name="Internet_20_link" text:visited-style-name="Visited_20_Internet_20_Link">
інтерв’ю</text:a>
АрміяInform сказав доктор історичних наук співробітник Центру дослідженьвоєнної історії Збройних Сил України Іван Патриляк. Також він розповів і проінші особливості мобілізації «не росіян» на території росії у різні часи.</text:p>
      <text:p text:style-name="P4">
«Наведу приклад України під час Другої світової війни, коли практично всечоловіче населення Лівобережжя було мобілізовано. Така сама доля спіткалачоловіків Білорусі та країн Балтії.</text:p>
      <text:p text:style-name="P4">
Для Литви це стало майже національною трагедією, коли все чоловіче населеннябуло мобілізоване й величезна кількість литовців загинула під час штурмуКенігсберга. При цьому варто зауважити, що вони були фактично громадянамиіншої держави й не знали російської мови», — зазначив під час розмови зкореспондентом АрміяInform Іван Патриляк.</text:p>
      <text:p text:style-name="P4">
читайте також:</text:p>
      <text:p text:style-name="P4">
<text:a xlink:type="simple" xlink:href="https://armyinform.com.ua/2023/07/01/rosiya-kydaye-u-myasorubku-vijny-etnichni-menshyny-vlasnoyi-krayiny/" text:style-name="Internet_20_link" text:visited-style-name="Visited_20_Internet_20_Link">
росія кидає у м’ясорубку війни етнічні меншини власноїкраїни</text:a>
</text:p>
      <text:p text:style-name="P4">
Крім того, він розповів, що приблизно така сама ситуація склалася з народамиСибіру та Кавказу. Коли у 1942 році відбувалася битва за Кавказ, усеЗакавказзя «вигребли» повністю. Згодом ці люди замерзали цілими батальйонами уснігах Кавказу в очікуванні військ нацистської Німеччини.</text:p>
      <text:p text:style-name="P4">
Source: <text:a xlink:type="simple" xlink:href="https://armyinform.com.ua/2023/07/01/pid-chas-drugoyi-svitovoyi-vijny-praktychno-vse-choloviche-naselennya-livoberezhzhya-ukrayiny-bulo-mobilizovano/" text:style-name="Internet_20_link" text:visited-style-name="Visited_20_Internet_20_Link">
https://armyinform.com.ua/2023/07/01/pid-chas-drugoyi-svitovoyi-vijny-praktychno-vse-choloviche-naselennya-livoberezhzhya-ukrayiny-bulo-mobilizovano/</text:a>
</text:p>
      <!--NEWS-->
      <text:h text:style-name="P10" text:outline-level="1">
<text:span text:style-name="T4">
У Координаційному штабі відбулася зустріч з родинами полонених військовослужбовців 36-ї окремої бригади морської піхоти</text:span>
</text:h>
      <text:p text:style-name="P4">
Author: ['АРМІЯINFORM']</text:p>
      <text:p text:style-name="P4">
Time: 2023-07-01T89:00:00-04:00</text:p>
      <text:p text:style-name="P4">
Description: З дружинами морських піхотинців спілкувався представник Штабу.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1_14-20-29.jpg" text:style-name="Internet_20_link" text:visited-style-name="Visited_20_Internet_20_Link">
photo_2023-07-01_14-20-29.jpg</text:a>
']</text:p>
      <text:p text:style-name="P4">
Tags: ['STOPRUSSIA']</text:p>
      <text:p text:style-name="P4">
Category: News</text:p>
      <!--METADATA-->
      <text:p text:style-name="P4">
<draw:frame draw:style-name="fr1" draw:name="Image265" text:anchor-type="as-char" svg:width="6.9236in" svg:height="5.19847in" draw:z-index="0">
<draw:image xlink:href="../Images/AРМІЯINFORM/2023-07-01T89-00-00-04-00/photo_2023-07-01_14-20-29.jpg" xlink:type="simple" xlink:show="embed" xlink:actuate="onLoad" draw:mime-type="image/jpeg"/>
</draw:frame>
</text:p>
      <text:p text:style-name="P4">
З дружинами морських піхотинців спілкувався представник Штабу.</text:p>
      <text:p text:style-name="P4">
Про це <text:a xlink:type="simple" xlink:href="https://t.me/Koord_shtab" text:style-name="Internet_20_link" text:visited-style-name="Visited_20_Internet_20_Link">
повідомляє</text:a>
 Координаційний штаб з питаньповодження з військовополоненими.</text:p>
      <text:p text:style-name="P4">
«Насамперед рідних цікавили причини сповільнення обміну з боку рфвійськовополонених з числа офіцерського складу. Крім того, родичі полоненихрозповіли про ідею створення майбутнього проєкту для міжнародної спільноти.Головним завданням є допомога у визволенні Захисників», — йдеться вповідомленні.</text:p>
      <text:p text:style-name="P4">
Представник Штабу надав максимально вичерпні відповіді на запитання дружинпіхотинців та підкреслив, що для ефективної роботи з організації обмінуполонених використовуються всі можливі засоби.</text:p>
      <text:p text:style-name="P4">
Source: <text:a xlink:type="simple" xlink:href="https://armyinform.com.ua/2023/07/01/u-koordynaczijnomu-shtabi-vidbulasya-zustrich-z-rodynamy-polonenyh-vijskovosluzhbovcziv-morskoyi-pihoty-36-oyi-okremoyi-brygady/" text:style-name="Internet_20_link" text:visited-style-name="Visited_20_Internet_20_Link">
https://armyinform.com.ua/2023/07/01/u-koordynaczijnomu-shtabi-vidbulasya-zustrich-z-rodynamy-polonenyh-vijskovosluzhbovcziv-morskoyi-pihoty-36-oyi-okremoyi-brygady/</text:a>
</text:p>
      <!--NEWS-->
      <text:h text:style-name="P10" text:outline-level="1">
<text:span text:style-name="T4">
Маск заявив про обмеження на перегляд твітів за добу</text:span>
</text:h>
      <text:p text:style-name="P4">
Authors: Ukrinform (Person)</text:p>
      <text:p text:style-name="P4">
Publisher: Укринформ (Organization)</text:p>
      <text:p text:style-name="P4">
Published Time: 2023-07-01T8:00:00+03:00</text:p>
      <text:p text:style-name="P4">
Modified Time: 2023-07-01T21:00:00+03:00</text:p>
      <text:p text:style-name="P4">
Description: Власник Твіттера Ілон Маск заявив, що у соцмережі тимчасово вводяться обмеження для користувачів в питанні перегляду кількості постів за добу. — Укрінформ.</text:p>
      <text:p text:style-name="P4">
Images: ['<text:a xlink:type="simple" xlink:href="https://static.ukrinform.com/photos/2021_05/thumb_files/630_360_1620987964-731.jpg" text:style-name="Internet_20_link" text:visited-style-name="Visited_20_Internet_20_Link">
630_360_16209...</text:a>
']</text:p>
      <text:p text:style-name="P4">
Tags: ['Ілон Маск', 'Технології', 'Twitter', 'Соцмережі']</text:p>
      <text:p text:style-name="P4">
Type: Article</text:p>
      <!--METADATA-->
      <text:p text:style-name="P4">
<draw:frame draw:style-name="fr1" draw:name="Image266" text:anchor-type="as-char" svg:width="6.9236in" svg:height="3.956343in" draw:z-index="0">
<draw:image xlink:href="../Images/yкринформ/2023-07-01T8-00-00-03-00/630_360_1620987964-731.jpg" xlink:type="simple" xlink:show="embed" xlink:actuate="onLoad" draw:mime-type="image/jpeg"/>
</draw:frame>
 ВласникТвіттера Ілон Маск заявив, що у соцмережі тимчасово вводяться обмеження длякористувачів в питанні перегляду кількості постів за добу.</text:p>
      <text:p text:style-name="P4">
Як передає Укрінформ, про це він написав на власній сторінці у <text:a xlink:type="simple" xlink:href="https://twitter.com/elonmusk" text:style-name="Internet_20_link" text:visited-style-name="Visited_20_Internet_20_Link">
 Твіттері</text:a>
 .</text:p>
      <text:p text:style-name="P4">
«Щоб усунути екстремальний рівень збору даних і маніпулювання <text:a xlink:type="simple" xlink:href="https://www.ukrinform.ua/tag-twitter" text:style-name="Internet_20_link" text:visited-style-name="Visited_20_Internet_20_Link">
 системою</text:a>
 , ми застосували тимчасові обмеження»,- повідомив Маск.</text:p>
      <text:p text:style-name="P4">
Він додав, що перевірені облікові записи зможуть читати 6 000 постів за добу,неперевірені акаунти до 600 постів за добу, а нові неперевірені обліковізаписи до 300 постів за добу.</text:p>
      <text:p text:style-name="P4">
<text:span text:style-name="T4">
Читайте також:</text:span>
 <text:a xlink:type="simple" xlink:href="https://www.ukrinform.ua/rubric-technology/3725248-mask-zapevniv-so-twitter-vikonuvatime-zakoni-es-pro-borotbu-z-dezinformacieu.html" text:style-name="Internet_20_link" text:visited-style-name="Visited_20_Internet_20_Link">
 <text:span text:style-name="T4">
Маск</text:span>
 запевнив, що Twitter виконуватиме закони ЄС проборотьбу з дезінформацією </text:a>
</text:p>
      <text:p text:style-name="P4">
Як повідомляв <text:a xlink:type="simple" xlink:href="https://www.ukrinform.ua/rubric-technology/3730247-u-tvitteri-stavsa-globalnij-zbij-akij-vidculi-j-ukrainski-koristuvaci.html" text:style-name="Internet_20_link" text:visited-style-name="Visited_20_Internet_20_Link">
 Укрінформ </text:a>
 , у популярній соціальній мережі Твіттері у суботу післяобіду стався глобальний збій, який також відчули українські користувачі.</text:p>
      <text:p text:style-name="P4">
Також <text:a xlink:type="simple" xlink:href="https://www.ukrinform.ua/rubric-technology/3730197-tvitter-zakrivae-dostup-do-kontentu-koristuvacam-bez-oblikovogo-zapisu.html" text:style-name="Internet_20_link" text:visited-style-name="Visited_20_Internet_20_Link">
 «Твіттер» відтепер вимагатиме від користувачів мати обліковий запис</text:a>
 у соцмережі, щобпереглядати твіти.</text:p>
      <text:p text:style-name="P4">
<text:span text:style-name="T5">
Фото: Getty Images</text:span>
</text:p>
      <text:p text:style-name="P4">
Source: <text:a xlink:type="simple" xlink:href="https://www.ukrinform.ua/rubric-technology/3730321-mask-zaaviv-pro-obmezenna-na-pereglad-tvitiv-za-dobu.html" text:style-name="Internet_20_link" text:visited-style-name="Visited_20_Internet_20_Link">
https://www.ukrinform.ua/rubric-technology/3730321-mask-zaaviv-pro-obmezenna-na-pereglad-tvitiv-za-dobu.html</text:a>
</text:p>
      <!--NEWS-->
      <text:h text:style-name="P10" text:outline-level="1">
<text:span text:style-name="T4">
Післявоєнне відновлення України — головні ймовірні сценарії</text:span>
</text:h>
      <text:p text:style-name="P4">
Author: ['Валерій Гастинщиков']</text:p>
      <text:p text:style-name="P4">
Time: 2023-07-01T90:00:00-04:00</text:p>
      <text:p text:style-name="P4">
Description: Незважаючи на те, що бойові дії в Україні тривають, уже час починати думат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9.06.23_vidnovlennya-ukrayiny.jpg" text:style-name="Internet_20_link" text:visited-style-name="Visited_20_Internet_20_Link">
29.06.23_vidnovlennya-ukrayiny.jpg</text:a>
', '<text:a xlink:type="simple" xlink:href="https://armyinform.com.ua/wp-content/uploads/2023/07/29.06.23_vidnovlennya-ukrayiny_2.jpeg" text:style-name="Internet_20_link" text:visited-style-name="Visited_20_Internet_20_Link">
29.06.23_vidnovlennya-ukrayiny_2.jpeg</text:a>
']</text:p>
      <text:p text:style-name="P4">
Tags: ['STOPRUSSIA', 'АГРЕСІЯ РФ', 'ВІЙНА', 'ВТОРГНЕННЯ РФ']</text:p>
      <text:p text:style-name="P4">
Category: News</text:p>
      <!--METADATA-->
      <text:p text:style-name="P4">
<draw:frame draw:style-name="fr1" draw:name="Image267" text:anchor-type="as-char" svg:width="6.9236in" svg:height="3.893007in" draw:z-index="0">
<draw:image xlink:href="../Images/AРМІЯINFORM/2023-07-01T90-00-00-04-00/29.06.23_vidnovlennya-ukrayiny.jpg" xlink:type="simple" xlink:show="embed" xlink:actuate="onLoad" draw:mime-type="image/jpeg"/>
</draw:frame>
</text:p>
      <text:p text:style-name="P4">
Незважаючи на те, що бойові дії в Україні тривають, уже час починати думатипро післявоєнну відбудову країни. І також треба зазначити, що найбільш активнісоюзники Україні — насамперед США та Європейський Союз — вже почали плануватите, що, ймовірно, стане найамбітнішою післявоєнною відбудовою в сучаснійісторії.</text:p>
      <text:p text:style-name="P4">
Експерти вважають, що зусилля щодо України значно відрізнятимуться віднедавніх ініціатив із післявоєнної відбудови в Іраку та Афганістану. Цявідбудова нагадуватиме ситуацію в Західній Європі після Другої світової війни,а також Східну Європу після холодної війни та Західні Балкани після розпадуЮгославії. Уроки цих епізодів мають стати джерелом інформації для відбудовиУкраїни. Їхня основна й успішна формула була створена раніше. Так, у ті часиСША надали гроші та безпеку, а європейці забезпечили основну частинуфінансування та просунули історичний процес європейської інтеграції.</text:p>
      <text:p text:style-name="P4">
І безпека буде такою ж важливою, як і відбудова України, оскільки безпека тареконструкція взаємопідсилюють одна одну. Надійні механізми безпеки посилюютьвпевненість у тому, щоб ризикувати та брати на себе довгостроковізобов’язання.</text:p>
      <text:p text:style-name="P4">
Однак перспективи зростання України потребуватимуть потужного компонентареформ. Україні потрібно буде управляти масштабним фінансуванням, і довіра донеї буде в центрі уваги. Відповідно, Україна та її донори потребуватимутьсильного генерального інспектора та ефективного моніторингу та оцінки. Україназіткнеться з викликом — але також матиме можливість — надолужити 30 роківнезадовільного економічного та політичного розвитку.</text:p>
      <text:p text:style-name="P4">
Реконструкція має бути організована навколо кількох простих принципів: Українамає визначити пріоритети, тоді як США мають очолити безпеку, а ЄС — керуватиекономічними реформами та відновленням.</text:p>
      <text:p text:style-name="P4">
Згадаємо історичні паралелі: щоб керувати реконструкцією Східної Європи післяхолодної війни, Конгрес надав одному старшому координатору широкі наглядовіповноваження. Відтворення цього підходу для України посилить внесок США увідбудову: колективний Захід повинен мати високопосадовців в Україні, якіщоденно контактують з українською владою, тут недостатньо періодичнихдонорських конференцій.</text:p>
      <text:p text:style-name="P4">
<draw:frame draw:style-name="fr1" draw:name="Image268" text:anchor-type="as-char" svg:width="6.9236in" svg:height="4.183008in" draw:z-index="0">
<draw:image xlink:href="../Images/AРМІЯINFORM/2023-07-01T90-00-00-04-00/29.06.23_vidnovlennya-ukrayiny_2.jpeg" xlink:type="simple" xlink:show="embed" xlink:actuate="onLoad" draw:mime-type="image/jpeg"/>
</draw:frame>
</text:p>
      <text:p text:style-name="P4">
Західні експерти зауважують, що визначення послідовності та пріоритетностіосновних завдань: розмінування величезних масивів землі, розчищення завалів,будівництво притулків і шкіл, а також надання базової медичної допомоги —дасть швидкий старт відбудові. Близько 35 % довоєнного населення України єпереселенцями. Якщо політики не будуть активно сприяти поверненню, це невідбудеться органічно в масштабах, необхідних для відновлення.</text:p>
      <text:p text:style-name="P4">
Приватні інвестиції, ймовірно, забезпечать основну частину фінансуваннявідновлення України. А заморожені російські активи, як офіційні, так іприватні, можуть зробити значний внесок у цей процес, однак їх використаннявимагатиме серйозних юридичних обґрунтувань.</text:p>
      <text:p text:style-name="P4">
Сьогодні Україна має нагальні потреби як в економічній, так і в безпековійдопомозі, вони не закінчаться після припинення бойових дій. ВідновленняУкраїни може тривати десятиліття, і постійна громадська підтримка буде життєвоважливою. Відбудова України буде тривалою складною справою. Але Захід повинензараз вирішити таке:</text:p>
      <ul>
        <li>
Політики повинні ретельно вивчити альтернативи, якстарі, так інові, для безпеки України, готуючись до взаємодії із союзниками. Гарантована безпека є важливою для будь-якого іншого аспекту реконструкції.  * Адміністрація таконгрес США повинні затвердити сучасну версію законів, які дозволять діяльність США вЦентральній та Східній Європі. І важливим компонентом буде створення уповноваженого координатора для роботи з європейськими урядами, міжнародними фінансовими установами, а також із населенням та урядом в Україні.  * Публічна підтримка довгострокової політики США вУкраїні неможе сприйматися як належне. Це вимагатиме зусиль обох партій, щоб пояснити та створити підтримку серед американського народу.</li>
      </ul>
      <text:p text:style-name="P4">
Виклик реформування та реконструкції України слід розглядати через призмууспішної післявоєнної відбудови та реінтеграції Європи, а також 75-річноїбезпеки та економічної політики США. Безпека та реконструкція будуть ітипоруч. Безпечна, економічно процвітаюча Україна, яка повністю інтегрована вєвропейські інституції, стане визначним досягненням, яке приведе до реалізаціїєвропейського проєкту багатьох поколінь, який підтримується міцнимтрансатлантичним партнерством.</text:p>
      <text:p text:style-name="P4">
Source: <text:a xlink:type="simple" xlink:href="https://armyinform.com.ua/2023/07/01/pislyavoyenne-vidnovlennya-ukrayiny-golovni-jmovirni-sczenariyi/" text:style-name="Internet_20_link" text:visited-style-name="Visited_20_Internet_20_Link">
https://armyinform.com.ua/2023/07/01/pislyavoyenne-vidnovlennya-ukrayiny-golovni-jmovirni-sczenariyi/</text:a>
</text:p>
      <!--NEWS-->
      <text:h text:style-name="P10" text:outline-level="1">
<text:span text:style-name="T4">
Авіація Cил оборони за добу завдала 10 ударів по районах зосередження противника</text:span>
</text:h>
      <text:p text:style-name="P4">
Author: ['АРМІЯINFORM']</text:p>
      <text:p text:style-name="P4">
Time: 2023-07-01T91:00:00-04:00</text:p>
      <text:p text:style-name="P4">
Description: Про це повідомляє Генеральний штаб ЗСУ.    «Авіація Cил оборони за добу завдала 1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АГРЕСІЯ РФ', 'ГШ ЗСУ', 'ХРОНІКА ОБОРОНИ УКРАЇНИ']</text:p>
      <text:p text:style-name="P4">
Category: News</text:p>
      <!--METADATA-->
      <text:p text:style-name="P4">
<draw:frame draw:style-name="fr1" draw:name="Image269" text:anchor-type="as-char" svg:width="6.9236in" svg:height="4.501139in" draw:z-index="0">
<draw:image xlink:href="../Images/AРМІЯINFORM/2023-07-01T91-00-00-04-00/war-1.jpg" xlink:type="simple" xlink:show="embed" xlink:actuate="onLoad" draw:mime-type="image/jpeg"/>
</draw:frame>
Ілюстративне фото <text:span text:style-name="T4">
🔥 Ситуація щодо російського вторгнення</text:span>
</text:p>
      <text:p text:style-name="P4">
Про це <text:a xlink:type="simple" xlink:href="https://www.facebook.com/GeneralStaff.ua/" text:style-name="Internet_20_link" text:visited-style-name="Visited_20_Internet_20_Link">
повідомляє</text:a>
 Генеральнийштаб ЗСУ.</text:p>
      <text:p text:style-name="P4">
«Авіація Cил оборони за добу завдала 10 ударів по районах зосередженняособового складу противника, 2 по зенітно-ракетних комплексах та 1 по пунктууправління ворога.</text:p>
      <text:p text:style-name="P4">
Підрозділи ракетних військ і артилерії протягом доби уразили пункт управління,район зосередження живої сили, озброєння та військової техніки противника,склад боєприпасів, 2 артилерійських засоби на вогневій позиції, засібпротиповітряної оборони, станцію РЕБ та ще один важливий об’єкт окупантів», —йдеться в повідомленні.</text:p>
      <text:p text:style-name="P4">
Source: <text:a xlink:type="simple" xlink:href="https://armyinform.com.ua/2023/07/01/aviacziya-syl-oborony-za-dobu-zavdala-10-udariv-po-rajonah-zoseredzhennya-protyvnyka/" text:style-name="Internet_20_link" text:visited-style-name="Visited_20_Internet_20_Link">
https://armyinform.com.ua/2023/07/01/aviacziya-syl-oborony-za-dobu-zavdala-10-udariv-po-rajonah-zoseredzhennya-protyvnyka/</text:a>
</text:p>
      <!--NEWS-->
      <text:h text:style-name="P10" text:outline-level="1">
<text:span text:style-name="T4">
Володимир Зеленський нагородив 109 захисників України — посмертно</text:span>
</text:h>
      <text:p text:style-name="P4">
Author: ['АРМІЯINFORM']</text:p>
      <text:p text:style-name="P4">
Time: 2023-07-01T92:00:00-04:00</text:p>
      <text:p text:style-name="P4">
Description: Президент України Володимир Зеленський відзначив державними нагородами захис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35ba8246793fede_759x425-1.jpg" text:style-name="Internet_20_link" text:visited-style-name="Visited_20_Internet_20_Link">
35ba8246793fede_759x425-1.jpg</text:a>
']</text:p>
      <text:p text:style-name="P4">
Tags: ['ВОЛОДИМИР ЗЕЛЕНСЬКИЙ', 'НАГОРОДЖЕННЯ ВІЙСЬКОВОСЛУЖБОВЦІВ', 'ПРЕЗИДЕНТ УКРАЇНИ', 'УКАЗ ПРЕЗИДЕНТА УКРАЇНИ']</text:p>
      <text:p text:style-name="P4">
Category: News</text:p>
      <!--METADATA-->
      <text:p text:style-name="P4">
<draw:frame draw:style-name="fr1" draw:name="Image270" text:anchor-type="as-char" svg:width="6.9236in" svg:height="3.876851in" draw:z-index="0">
<draw:image xlink:href="../Images/AРМІЯINFORM/2023-07-01T92-00-00-04-00/35ba8246793fede_759x425-1.jpg" xlink:type="simple" xlink:show="embed" xlink:actuate="onLoad" draw:mime-type="image/jpeg"/>
</draw:frame>
 Ілюстративне фото</text:p>
      <text:p text:style-name="P4">
Президент України Володимир Зеленський відзначив державними нагородамизахисників України.</text:p>
      <text:p text:style-name="P4">
Про це йдеться в указі №<text:a xlink:type="simple" xlink:href="https://www.president.gov.ua/documents/3632023-47177" text:style-name="Internet_20_link" text:visited-style-name="Visited_20_Internet_20_Link">
363/2023</text:a>
,оприлюдненому на сайті Офісу Президента Україн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text:span text:style-name="T4">
Орденом Богдана Хмельницького ІІІ ступеня</text:span>
</text:p>
      <text:p text:style-name="P4">
ЄЛІСЄЄВА Олександра Олександровича (посмертно) — старшого лейтенанта</text:p>
      <text:p text:style-name="P4">
МАРТИНЮКА Олександра Ксенофонтовича (посмертно) — старшого лейтенанта</text:p>
      <text:p text:style-name="P4">
МИТОШОПА Олега Петровича (посмертно) — майора</text:p>
      <text:p text:style-name="P4">
ЧІГАСОВА Владислава Валерійовича (посмертно) — капітана</text:p>
      <text:p text:style-name="P4">
ЩЕГЕЛЯ Сергія Михайловича (посмертно) — старшого лейтенанта</text:p>
      <text:p text:style-name="P4">
<text:span text:style-name="T4">
Орденом «За мужність» ІІІ ступеня</text:span>
</text:p>
      <text:p text:style-name="P4">
БЕРЕЗНІКОВА Євгена Михайловича (посмертно) — солдата</text:p>
      <text:p text:style-name="P4">
БІЛЯЄВА Петра Анатолійовича (посмертно) — солдата</text:p>
      <text:p text:style-name="P4">
БОГОВІДА Миколу Адамовича (посмертно) — старшого сержанта</text:p>
      <text:p text:style-name="P4">
БОНДАРУКА Олександра Святославовича (посмертно) — солдата</text:p>
      <text:p text:style-name="P4">
БОРОВСЬКОГО Віктора Анатолійовича (посмертно) — солдата</text:p>
      <text:p text:style-name="P4">
БУДЯ Руслана Івановича (посмертно) — солдата</text:p>
      <text:p text:style-name="P4">
ВАСИЛЮКА Андрія Сергійовича (посмертно) — солдата</text:p>
      <text:p text:style-name="P4">
ВОРОБЕЯ Максима Васильовича (посмертно) — солдата</text:p>
      <text:p text:style-name="P4">
ГАВРИЛЮКА Дмитра Богдановича (посмертно) — сержанта</text:p>
      <text:p text:style-name="P4">
ГАВРИЩУКА Сергія Володимировича (посмертно) — солдата</text:p>
      <text:p text:style-name="P4">
ГЕРАСИМЧУКА Олександра Олександровича (посмертно) — молодшого сержанта</text:p>
      <text:p text:style-name="P4">
ГЛИНЮКА Віктора Васильовича (посмертно) — старшого солдата</text:p>
      <text:p text:style-name="P4">
ГОЛОВЧАКА Євгена Михайловича (посмертно) — солдата</text:p>
      <text:p text:style-name="P4">
ГОНЧАРА Дмитра Петровича (посмертно) — старшого сержанта</text:p>
      <text:p text:style-name="P4">
ГРАНОВСЬКОГО Андрія Сергійовича (посмертно) — солдата</text:p>
      <text:p text:style-name="P4">
ГУБЕРУКА Володимира Миколайовича (посмертно) — молодшого сержанта</text:p>
      <text:p text:style-name="P4">
ГУРСЬКОГО Віктора Миколайовича (посмертно) — солдата</text:p>
      <text:p text:style-name="P4">
ЗАДУНАЙЧУКА Віктора Михайловича (посмертно) — солдата</text:p>
      <text:p text:style-name="P4">
ЗАСЛАВСЬКОГО Олександра Вікторовича (посмертно) — сержанта</text:p>
      <text:p text:style-name="P4">
ЗУБЦЯ Андрія Андрійовича (посмертно) — сержанта</text:p>
      <text:p text:style-name="P4">
ІВЧЕНКА Олексія Анатолійовича (посмертно) — солдата</text:p>
      <text:p text:style-name="P4">
КАВКУ Віталія Руслановича (посмертно) — солдата</text:p>
      <text:p text:style-name="P4">
КАЛАШНІКОВА Віталія Вікторовича (посмертно) — солдата</text:p>
      <text:p text:style-name="P4">
КАРАШЕВИЧА Олександра Віталійовича (посмертно) — старшого сержанта</text:p>
      <text:p text:style-name="P4">
КИЛИБУ Леоніда Петровича (посмертно) — сержанта</text:p>
      <text:p text:style-name="P4">
КИЦЮКА Андрія Володимировича (посмертно) — старшого солдата</text:p>
      <text:p text:style-name="P4">
КЛИМЧУКА Володимира Юрійовича (посмертно) — старшого солдата</text:p>
      <text:p text:style-name="P4">
КОЛЯДУ Юрія Васильовича (посмертно) — солдата</text:p>
      <text:p text:style-name="P4">
КОРОТЮКА Віталія Богдановича (посмертно) — солдата</text:p>
      <text:p text:style-name="P4">
КОСТЕНКА Євгенія Вікторовича (посмертно) — солдата</text:p>
      <text:p text:style-name="P4">
КОСТЮКА Олександра Вікторовича (посмертно) — солдата</text:p>
      <text:p text:style-name="P4">
КОХНА Сергія Олександровича (посмертно) — старшого солдата</text:p>
      <text:p text:style-name="P4">
КРУТІЯ Віктора Івановича (посмертно) — солдата</text:p>
      <text:p text:style-name="P4">
КУДРЯВЦЕВА Дениса Ігоровича (посмертно) — старшого сержанта</text:p>
      <text:p text:style-name="P4">
ЛУКАШУКА Юрія Івановича (посмертно) — солдата</text:p>
      <text:p text:style-name="P4">
ЛУЦИКА Романа Петровича (посмертно) — солдата</text:p>
      <text:p text:style-name="P4">
ЛЮТИНСЬКОГО Олега Миколайовича (посмертно) — старшого сержанта</text:p>
      <text:p text:style-name="P4">
МАКАРОВА Василя Васильовича (посмертно) — сержанта</text:p>
      <text:p text:style-name="P4">
МАКСИМУКА Юрія Юрійовича (посмертно) — старшого солдата</text:p>
      <text:p text:style-name="P4">
МАРТИНИШИНА Олега Івановича (посмертно) — старшого солдата</text:p>
      <text:p text:style-name="P4">
МИХНА Максима Івановича (посмертно) — сержанта</text:p>
      <text:p text:style-name="P4">
МИЧКА Петра Васильовича (посмертно) — старшого солдата</text:p>
      <text:p text:style-name="P4">
МУЗИЧУКА Віктора Анатолійовича (посмертно) — сержанта</text:p>
      <text:p text:style-name="P4">
НЕВІРКА Богдана Васильовича (посмертно) — солдата</text:p>
      <text:p text:style-name="P4">
НІКОЛАЙЧУКА Івана Анатолійовича (посмертно) — солдата</text:p>
      <text:p text:style-name="P4">
НОВОСАДА Олександра Ярославовича (посмертно) — сержанта</text:p>
      <text:p text:style-name="P4">
ОКУШКА Василя Анатолійовича (посмертно) — старшого солдата</text:p>
      <text:p text:style-name="P4">
ОМЕЛЬЧУКА Артура Івановича (посмертно) — старшого солдата</text:p>
      <text:p text:style-name="P4">
ОМЕЛЬЧУКА Миколу Леонтійовича (посмертно) — старшого солдата</text:p>
      <text:p text:style-name="P4">
ОМЕЛЯНЧУКА Михайла Михайловича (посмертно) — солдата</text:p>
      <text:p text:style-name="P4">
ОСТАПОВИЧА Іллю Олександровича (посмертно) — солдата</text:p>
      <text:p text:style-name="P4">
ОСТАПЧУКА Володимира Івановича (посмертно) — старшого солдата</text:p>
      <text:p text:style-name="P4">
ПАВЛІКА Юрія Михайловича (посмертно) — солдата</text:p>
      <text:p text:style-name="P4">
ПАЛВАШОВА Ігоря Олеговича (посмертно) — солдата</text:p>
      <text:p text:style-name="P4">
ПАНТЕЛЄЄВА Володимира Сергійовича (посмертно) — солдата</text:p>
      <text:p text:style-name="P4">
ПАПЕНКА Олександра Віталійовича (посмертно) — солдата</text:p>
      <text:p text:style-name="P4">
ПИВОВАРА Олександра Миколайовича (посмертно) — сержанта</text:p>
      <text:p text:style-name="P4">
ПЛОХУШКА Олексія Олексійовича (посмертно) — солдата</text:p>
      <text:p text:style-name="P4">
ПОЛОЖЕВЦЯ Олександра Анатолійовича (посмертно) — старшого солдата</text:p>
      <text:p text:style-name="P4">
ПРОКОПЧУКА Василя Олександровича (посмертно) — солдата</text:p>
      <text:p text:style-name="P4">
РЕДЬКОВИЧА Володимира Васильовича (посмертно) — молодшого сержанта</text:p>
      <text:p text:style-name="P4">
РОМАНЧУКА Руслана Федоровича (посмертно) — солдата</text:p>
      <text:p text:style-name="P4">
САПІГУ Андрія Вікторовича (посмертно) — солдата</text:p>
      <text:p text:style-name="P4">
СИНИЦЮ Миколу Сергійовича (посмертно) — старшого солдата</text:p>
      <text:p text:style-name="P4">
СИНОВ’ЯТА Павла Васильовича (посмертно) — солдата</text:p>
      <text:p text:style-name="P4">
СІМОНЧУКА Ігоря В’ячеславовича (посмертно) — сержанта</text:p>
      <text:p text:style-name="P4">
СКИДЧЕНКА Павла Михайловича (посмертно) — старшого солдата</text:p>
      <text:p text:style-name="P4">
СМІТЮХА Миколу Григоровича (посмертно) — солдата</text:p>
      <text:p text:style-name="P4">
СОЗОНЮК Олену Василівну (посмертно) — сержанта</text:p>
      <text:p text:style-name="P4">
СОСНІНА Романа Олександровича (посмертно) — солдата</text:p>
      <text:p text:style-name="P4">
СТЕФАНЮКА Сергія Іларіоновича (посмертно) — старшого сержанта</text:p>
      <text:p text:style-name="P4">
СТРИЖАКА Віктора Борисовича (посмертно) — молодшого сержанта</text:p>
      <text:p text:style-name="P4">
СУРМАЯ Петра Леонтійовича (посмертно) — солдата</text:p>
      <text:p text:style-name="P4">
ТВЕРДОХЛІБА Андрія Миколайовича (посмертно) — солдата</text:p>
      <text:p text:style-name="P4">
ТЕСЛЕНКА Дмитра Миколайовича (посмертно) — старшого сержанта</text:p>
      <text:p text:style-name="P4">
ТИМОШУКА Антона Володимировича (посмертно) — солдата</text:p>
      <text:p text:style-name="P4">
ТИХОНОВА Олександра Володимировича (посмертно) — солдата</text:p>
      <text:p text:style-name="P4">
ТОВКАЧА Валентина Івановича (посмертно) — старшого сержанта</text:p>
      <text:p text:style-name="P4">
ТРІЩАНОВИЧА Сергія Володимировича (посмертно) — солдата</text:p>
      <text:p text:style-name="P4">
ТРОЦЮКА Якова Федоровича (посмертно) — солдата</text:p>
      <text:p text:style-name="P4">
ТУРКА Віталія Васильовича (посмертно) — солдата</text:p>
      <text:p text:style-name="P4">
ФЕДІНУ Дмитра Івановича (посмертно) — солдата</text:p>
      <text:p text:style-name="P4">
ФІЛОЗОФА Василя Григоровича (посмертно) — солдата</text:p>
      <text:p text:style-name="P4">
ФІЛЮКА Артема Анатолійовича (посмертно) — солдата</text:p>
      <text:p text:style-name="P4">
ХАРКІВСЬКОГО Андрія Андрійовича (посмертно) — солдата</text:p>
      <text:p text:style-name="P4">
ХІЛЄВИЧА Олександра Івановича (посмертно) — сержанта</text:p>
      <text:p text:style-name="P4">
ХМІЛЯ Павла Степановича (посмертно) — сержанта</text:p>
      <text:p text:style-name="P4">
ЦЮП’ЯШУКА Івана Вікторовича (посмертно) — солдата</text:p>
      <text:p text:style-name="P4">
ЧАБАНА Тараса Олександровича (посмертно) — солдата</text:p>
      <text:p text:style-name="P4">
ЧАБАНЕНКА Олександра Вікторовича (посмертно) — молодшого сержанта</text:p>
      <text:p text:style-name="P4">
ЧИРКА Віктора Миколайовича (посмертно) — головного сержанта</text:p>
      <text:p text:style-name="P4">
ЧОРЕЯ Михайла Васильовича (посмертно) — солдата</text:p>
      <text:p text:style-name="P4">
ЧУЙКА Володимира Миколайовича (посмертно) — молодшого сержанта</text:p>
      <text:p text:style-name="P4">
ЧУЛЯНЧИКА Юрія Григоровича (посмертно) — солдата</text:p>
      <text:p text:style-name="P4">
ШИМОНЮКА Андрія Вікторовича (посмертно) — солдата</text:p>
      <text:p text:style-name="P4">
ШНАЙДЕРА Юрія Володимировича (посмертно) — солдата</text:p>
      <text:p text:style-name="P4">
ШПИТУ Іллю Вікторовича (посмертно) — солдата</text:p>
      <text:p text:style-name="P4">
ЮДІНА Євгена Олександровича (посмертно) — солдата</text:p>
      <text:p text:style-name="P4">
ЮРЧУКА Василя Вікторовича (посмертно) — старшого солдата</text:p>
      <text:p text:style-name="P4">
ЯНГОЛЯ Олександра Олександровича (посмертно) — молодшого сержанта</text:p>
      <text:p text:style-name="P4">
ЯРМОЛЬСЬКОГО Сергія Петровича (посмертно) — солдата</text:p>
      <text:p text:style-name="P4">
ЯЦУТУ Юрія Івановича (посмертно) — молодшого сержанта</text:p>
      <text:p text:style-name="P4">
<text:span text:style-name="T4">
Медаллю «За військову службу Україні»</text:span>
</text:p>
      <text:p text:style-name="P4">
КЛЕІНА Сергія Вікторовича (посмертно) — солдата</text:p>
      <text:p text:style-name="P4">
<text:span text:style-name="T4">
Медаллю «Захиснику Вітчизни»</text:span>
</text:p>
      <text:p text:style-name="P4">
ЛАМПІКУ Миколу Леонідовича (посмертно) — солдата.</text:p>
      <text:p text:style-name="P4">
Source: <text:a xlink:type="simple" xlink:href="https://armyinform.com.ua/2023/07/01/volodymyr-zelenskyj-nagorodyv-109-zahysnykiv-ukrayiny-posmertno/" text:style-name="Internet_20_link" text:visited-style-name="Visited_20_Internet_20_Link">
https://armyinform.com.ua/2023/07/01/volodymyr-zelenskyj-nagorodyv-109-zahysnykiv-ukrayiny-posmertno/</text:a>
</text:p>
      <!--NEWS-->
      <text:h text:style-name="P10" text:outline-level="1">
<text:span text:style-name="T4">
На трьох напрямках фронту за добу відбулося понад 30 бойових зіткнень</text:span>
</text:h>
      <text:p text:style-name="P4">
Author: ['АРМІЯINFORM']</text:p>
      <text:p text:style-name="P4">
Time: 2023-07-01T93:00:00-04:00</text:p>
      <text:p text:style-name="P4">
Description: На Лиманському, Бахмутському та Мар’їнському напрямках протягом доби відбулося пона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81723-uk.png" text:style-name="Internet_20_link" text:visited-style-name="Visited_20_Internet_20_Link">
181723-uk.png</text:a>
']</text:p>
      <text:p text:style-name="P4">
Tags: ['STOPRUSSIA', 'АГРЕСІЯ РФ', 'ГШ ЗСУ']</text:p>
      <text:p text:style-name="P4">
Category: News</text:p>
      <!--METADATA-->
      <text:p text:style-name="P4">
<draw:frame draw:style-name="fr1" draw:name="Image271" text:anchor-type="as-char" svg:width="6.9236in" svg:height="3.865677in" draw:z-index="0">
<draw:image xlink:href="../Images/AРМІЯINFORM/2023-07-01T93-00-00-04-00/181723-uk.png" xlink:type="simple" xlink:show="embed" xlink:actuate="onLoad" draw:mime-type="image/png"/>
</draw:frame>
Ілюстративне фото</text:p>
      <text:p text:style-name="P4">
На Лиманському, Бахмутському та Мар’їнському напрямках протягом доби відбулосяпонад 30 бойових зіткнень.</text:p>
      <text:p text:style-name="P4">
Про це <text:a xlink:type="simple" xlink:href="https://www.facebook.com/GeneralStaff.ua/" text:style-name="Internet_20_link" text:visited-style-name="Visited_20_Internet_20_Link">
повідомляє</text:a>
 Генеральнийштаб Збройних Сил України.</text:p>
      <text:p text:style-name="P4">
«Противник зосереджує основні зусилля на Лиманському, Бахмутському таМар’їнському напрямках — протягом доби відбулось понад 30 бойових зіткнень», —йдеться в повідомленні.</text:p>
      <text:p text:style-name="P4">
Source: <text:a xlink:type="simple" xlink:href="https://armyinform.com.ua/2023/07/01/na-troh-napryamkah-frontu-za-dobu-vidbulosya-ponad-30-bojovyh-zitknen/" text:style-name="Internet_20_link" text:visited-style-name="Visited_20_Internet_20_Link">
https://armyinform.com.ua/2023/07/01/na-troh-napryamkah-frontu-za-dobu-vidbulosya-ponad-30-bojovyh-zitknen/</text:a>
</text:p>
      <!--NEWS-->
      <text:h text:style-name="P10" text:outline-level="1">
<text:span text:style-name="T4">
Прем’єр-міністр Королівства Іспанія Педро Санчес відвідав поранених прикордонників</text:span>
</text:h>
      <text:p text:style-name="P4">
Author: ['АРМІЯINFORM']</text:p>
      <text:p text:style-name="P4">
Time: 2023-07-01T94:00:00-04:00</text:p>
      <text:p text:style-name="P4">
Description: Сьогодні в рамках візиту в Україну Прем’єр-міністр Королівства Іспанія Педро Санч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ews_20230701_180019_168822361927.jpg" text:style-name="Internet_20_link" text:visited-style-name="Visited_20_Internet_20_Link">
news_20230701_180019_168822361927.jpg</text:a>
', '<text:a xlink:type="simple" xlink:href="https://armyinform.com.ua/wp-content/uploads/2023/07/news_20230701_180021_168822362128-150x150.jpg" text:style-name="Internet_20_link" text:visited-style-name="Visited_20_Internet_20_Link">
news_20230701_180021_168822362128-150x150.jpg</text:a>
', '<text:a xlink:type="simple" xlink:href="https://armyinform.com.ua/wp-content/uploads/2023/07/news_20230701_180012_168822361222-150x150.jpg" text:style-name="Internet_20_link" text:visited-style-name="Visited_20_Internet_20_Link">
news_20230701_180012_168822361222-150x150.jpg</text:a>
']</text:p>
      <text:p text:style-name="P4">
Tags: ['STOPRUSSIA', 'АГРЕСІЯ РФ']</text:p>
      <text:p text:style-name="P4">
Category: News</text:p>
      <!--METADATA-->
      <text:p text:style-name="P4">
<draw:frame draw:style-name="fr1" draw:name="Image272" text:anchor-type="as-char" svg:width="6.9236in" svg:height="4.615733in" draw:z-index="0">
<draw:image xlink:href="../Images/AРМІЯINFORM/2023-07-01T94-00-00-04-00/news_20230701_180019_168822361927.jpg" xlink:type="simple" xlink:show="embed" xlink:actuate="onLoad" draw:mime-type="image/jpeg"/>
</draw:frame>
</text:p>
      <text:p text:style-name="P4">
Сьогодні в рамках візиту в Україну Прем’єр-міністр Королівства Іспанія ПедроСанчес побував в медичному закладі Державної прикордонної служби, де відвідавпоранених прикордонників.</text:p>
      <text:p text:style-name="P4">
Про це <text:a xlink:type="simple" xlink:href="https://dpsu.gov.ua/ua/news/Premr-ministr-Korolivstva-Ispaniya-Pedro-Sanches-vidvidav-poranenih-prikordonnikiv/" text:style-name="Internet_20_link" text:visited-style-name="Visited_20_Internet_20_Link">
повідомляє</text:a>
 Державнаприкордонна служба України.</text:p>
      <text:p text:style-name="P4">
Під час зустрічі заступник Голови Держприкордонслужби Сергій Сердюк подякувавПрем'єр-міністру та Уряду Королівства Іспанія за підтримку суверенітету,територіальної цілісності та незалежності України й прикордонного відомствазокрема та запевнив, що Україна й надалі продовжує залишатися надійнимфорпостом безпеки на східному кордоні Європи.</text:p>
      <text:p text:style-name="P4">
Окремо він висловив вдячність Міністерству оборони Королівства Іспанія, атакож Фондам монастиря «Санта Клара» та «Посланці миру» за вагомий внесок узабезпечення безпеки на українській землі.</text:p>
      <text:p text:style-name="P4">
<text:a xlink:type="simple" xlink:href="https://armyinform.com.ua/wp-content/uploads/2023/07/news_20230701_180021_168822362128.jpg" text:style-name="Internet_20_link" text:visited-style-name="Visited_20_Internet_20_Link">
<draw:frame draw:style-name="fr1" draw:name="Image273" text:anchor-type="as-char" svg:width="6.9236in" svg:height="6.9236in" draw:z-index="0">
<draw:image xlink:href="../Images/AРМІЯINFORM/2023-07-01T94-00-00-04-00/news_20230701_180021_168822362128-150x150.jpg" xlink:type="simple" xlink:show="embed" xlink:actuate="onLoad" draw:mime-type="image/jpeg"/>
</draw:frame>
</text:a>
</text:p>
      <text:p text:style-name="P4">
<text:a xlink:type="simple" xlink:href="https://armyinform.com.ua/wp-content/uploads/2023/07/news_20230701_180012_168822361222.jpg" text:style-name="Internet_20_link" text:visited-style-name="Visited_20_Internet_20_Link">
<draw:frame draw:style-name="fr1" draw:name="Image274" text:anchor-type="as-char" svg:width="6.9236in" svg:height="6.9236in" draw:z-index="0">
<draw:image xlink:href="../Images/AРМІЯINFORM/2023-07-01T94-00-00-04-00/news_20230701_180012_168822361222-150x150.jpg" xlink:type="simple" xlink:show="embed" xlink:actuate="onLoad" draw:mime-type="image/jpeg"/>
</draw:frame>
</text:a>
</text:p>
      <text:p text:style-name="P4">
«Дякую за невичерпну енергію і величезне серце усіх, хто пліч-о-пліч зприкордонниками та Україною у цей непростий період нашого життя. Завдяки такійспівпраці наші медичні заклади змогли пережити зиму, а прикордонники пройтиреабілітацію у медичних установах на території Іспанії, – зазначив СергійСердюк. - Ваша підтримка, Пане Прем'єр-міністре, і підтримка народуКоролівства Іспанія є для нас надважливою, ми відчуваємо Вашу турботу ісприяння, які крок за кроком наближають нас до Перемоги».</text:p>
      <text:p text:style-name="P4">
Загалом з початку повномасштабного вторгнення, за ініціативи іспанськихпартнерів, започатковані та реалізуються низка проектів соціально-гуманітарноїта матеріально-технічної підтримки Державної прикордонної служби України знарощування лікувально-евакуаційного та реабілітаційного забезпечення воїнів-прикордонників.</text:p>
      <text:p text:style-name="P4">
Варто зазначити, що саме сьогодні на базі Повітряно-космічних сил Іспанії у м.Сарагоса розпочався тренінг особового складу Мобільного госпіталю Державноїприкордонної служби України з розгортання та використання обладнання мобільнихмедичних комплексів.</text:p>
      <text:p text:style-name="P4">
Загалом з початку повномасштабної збройної агресії росії за підтримки Іспаніїбуло перевезено на лікування 35 прикордонників, а також наданоДержприкордонслужбі значну кількість транспортних засобів, медикаментів,хірургічного обладнання. Крім того, з початку українським прикордонникамнадано генератори, взуття, зимові куртки та транспортні засобів, серед яких іавтобус для перевезення поранених.</text:p>
      <text:p text:style-name="P4">
Дякуємо іспанському народу за таку щиру і вкрай важливу духовну та матеріальнупідтримку народу України.</text:p>
      <text:p text:style-name="P4">
Source: <text:a xlink:type="simple" xlink:href="https://armyinform.com.ua/2023/07/01/premyer-ministr-korolivstva-ispaniya-pedro-sanches-vidvidav-poranenyh-prykordonnykiv/" text:style-name="Internet_20_link" text:visited-style-name="Visited_20_Internet_20_Link">
https://armyinform.com.ua/2023/07/01/premyer-ministr-korolivstva-ispaniya-pedro-sanches-vidvidav-poranenyh-prykordonnykiv/</text:a>
</text:p>
      <!--NEWS-->
      <text:h text:style-name="P10" text:outline-level="1">
<text:span text:style-name="T4">
В Україні завершується дія карантину у зв’язку з пандемією коронавірусу</text:span>
</text:h>
      <text:p text:style-name="P4">
Author: ['АРМІЯINFORM']</text:p>
      <text:p text:style-name="P4">
Time: 2023-07-01T95:00:00-04:00</text:p>
      <text:p text:style-name="P4">
Description: 1 липня в Україні завершується дія карантину у зв’язку з пандемією коронавірусу. Так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17f8a45afa71.jpeg" text:style-name="Internet_20_link" text:visited-style-name="Visited_20_Internet_20_Link">
617f8a45afa71.jpeg</text:a>
']</text:p>
      <text:p text:style-name="P4">
Tags: ['STOPRUSSIA', 'АГРЕСІЯ РФ']</text:p>
      <text:p text:style-name="P4">
Category: News</text:p>
      <!--METADATA-->
      <text:p text:style-name="P4">
<draw:frame draw:style-name="fr1" draw:name="Image275" text:anchor-type="as-char" svg:width="6.9236in" svg:height="4.615733in" draw:z-index="0">
<draw:image xlink:href="../Images/AРМІЯINFORM/2023-07-01T95-00-00-04-00/617f8a45afa71.jpeg" xlink:type="simple" xlink:show="embed" xlink:actuate="onLoad" draw:mime-type="image/jpeg"/>
</draw:frame>
</text:p>
      <text:p text:style-name="P4">
1 липня в Україні завершується дія карантину у зв’язку з пандемієюкоронавірусу. Таке рішення днями ухвалив <text:a xlink:type="simple" xlink:href="https://www.facebook.com/KabminUA" text:style-name="Internet_20_link" text:visited-style-name="Visited_20_Internet_20_Link">
Кабінет МіністрівУкраїни</text:a>
.</text:p>
      <text:p text:style-name="P4">
Раніше заяву про те, що пандемія COVID-19 більше не є надзвичайною ситуацієюоприлюднила Всесвітня організація охорони здоров’я. Висновок зробили на основісвітової тенденції до зниження рівнів смертності від COVID-19, загальноїкількості госпіталізацій та госпіталізацій до відділень інтенсивної терапії,повʼязаних із COVID-19, а також високий рівень імунітету населення до SARS-CoV-2, який виник здебільшого завдяки масовій вакцинації.</text:p>
      <text:p text:style-name="P4">
Водночас важливо пам’ятати, що COVID-19 нікуди не зникає, а SARS-CoV-2циркулюватиме надалі. Проте хвороба перейшла до групи сезонних захворювань, якгрип. Отже, скасування карантину не скасовує вакцинацію – вона залишаєтьсяєдиним способом запобігти тяжкому перебігу захворювання, ускладнень і смерті.В Україні щеплення проти COVID-19 залишаються рекомендованими і безоплатними.Країна забезпечена вакциною в межах програми COVAX на 2024 рік.</text:p>
      <text:p text:style-name="P4">
Карантин в Україні тривав понад три роки – від березня 2020. Скільки українцівмали підтверджений діагноз «коронавірусна інфекція», скільки змогли поборотиковід і скільки – ні – дивіться у нашій інфографіці.</text:p>
      <text:p text:style-name="P4">
Джерело: <text:a xlink:type="simple" xlink:href="https://www.facebook.com/moz.ukr" text:style-name="Internet_20_link" text:visited-style-name="Visited_20_Internet_20_Link">
Міністерство охорони здоров’яУкраїни</text:a>
</text:p>
      <text:p text:style-name="P4">
Source: <text:a xlink:type="simple" xlink:href="https://armyinform.com.ua/2023/07/01/v-ukrayini-zavershuyetsya-diya-karantynu-u-zvyazku-z-pandemiyeyu-koronavirusu/" text:style-name="Internet_20_link" text:visited-style-name="Visited_20_Internet_20_Link">
https://armyinform.com.ua/2023/07/01/v-ukrayini-zavershuyetsya-diya-karantynu-u-zvyazku-z-pandemiyeyu-koronavirusu/</text:a>
</text:p>
      <!--NEWS-->
      <text:h text:style-name="P10" text:outline-level="1">
<text:span text:style-name="T4">
У Київському морі відбулися навчання з відбиття нападу ДРГ противника</text:span>
</text:h>
      <text:p text:style-name="P4">
Author: ['АРМІЯINFORM']</text:p>
      <text:p text:style-name="P4">
Time: 2023-07-01T96:00:00-04:00</text:p>
      <text:p text:style-name="P4">
Description: Напередодні святкування Дня Військово-Морських Сил підрозділи, що виконують зав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47430582_663201082502614_8834417920400912709_n.jpg" text:style-name="Internet_20_link" text:visited-style-name="Visited_20_Internet_20_Link">
347430582_663201082502614_8834417920400912709_n.jpg</text:a>
', '<text:a xlink:type="simple" xlink:href="https://armyinform.com.ua/wp-content/uploads/2023/07/347426288_663201212502601_684384254194834233_n-150x150.jpg" text:style-name="Internet_20_link" text:visited-style-name="Visited_20_Internet_20_Link">
347426288_663201212502601_684384254194834233_n-150x150.jpg</text:a>
', '<text:a xlink:type="simple" xlink:href="https://armyinform.com.ua/wp-content/uploads/2023/07/347435538_663200839169305_8422768460355724292_n-150x150.jpg" text:style-name="Internet_20_link" text:visited-style-name="Visited_20_Internet_20_Link">
347435538_663200839169305_8422768460355724292_n-150x150.jpg</text:a>
', '<text:a xlink:type="simple" xlink:href="https://armyinform.com.ua/wp-content/uploads/2023/07/347417966_663201119169277_842008930484937230_n-150x150.jpg" text:style-name="Internet_20_link" text:visited-style-name="Visited_20_Internet_20_Link">
347417966_663201119169277_842008930484937230_n-150x150.jpg</text:a>
']</text:p>
      <text:p text:style-name="P4">
Tags: ['STOPRUSSIA', 'АГРЕСІЯ РФ']</text:p>
      <text:p text:style-name="P4">
Category: News</text:p>
      <!--METADATA-->
      <text:p text:style-name="P4">
<draw:frame draw:style-name="fr1" draw:name="Image276" text:anchor-type="as-char" svg:width="6.9236in" svg:height="4.621503in" draw:z-index="0">
<draw:image xlink:href="../Images/AРМІЯINFORM/2023-07-01T96-00-00-04-00/347430582_663201082502614_8834417920400912709_n.jpg" xlink:type="simple" xlink:show="embed" xlink:actuate="onLoad" draw:mime-type="image/jpeg"/>
</draw:frame>
</text:p>
      <text:p text:style-name="P4">
Напередодні святкування Дня Військово-Морських Сил підрозділи, що виконуютьзавдання в Північній операційній зоні взяли участь у тактико-спеціальнихнавчаннях з відбиття нападу ворожих диверсійних груп на узбережжі Київськогоморя. За ходом навчань спостерігав командувач Об’єднаних Сил ЗС Українигенерал-лейтенант Сергій Наєв.</text:p>
      <text:p text:style-name="P4">
— Тісна взаємодія різнорідних сил та засобів на воді та на суші є дужеважливою, для того щоб кожен командир підрозділу розумів свій маневр, аособовий склад був добре навченим діяти в стислі терміни і за будь-якого рівнязагрози, — повідомив генерал-лейтенант Сергій Наєв.</text:p>
      <text:p text:style-name="P4">
Як зазначив командувач, зокрема військовослужбовці підрозділу національнихВійськово-Морських Сил, які діють в акваторії Київського моря, використовуютьсучасну техніку та озброєння, передані у рамках воєнно-технічної допомогиСполученими Штатами.</text:p>
      <text:p text:style-name="P4">
<text:a xlink:type="simple" xlink:href="https://armyinform.com.ua/wp-content/uploads/2023/07/347426288_663201212502601_684384254194834233_n.jpg" text:style-name="Internet_20_link" text:visited-style-name="Visited_20_Internet_20_Link">
<draw:frame draw:style-name="fr1" draw:name="Image277" text:anchor-type="as-char" svg:width="6.9236in" svg:height="6.9236in" draw:z-index="0">
<draw:image xlink:href="../Images/AРМІЯINFORM/2023-07-01T96-00-00-04-00/347426288_663201212502601_684384254194834233_n-150x150.jpg" xlink:type="simple" xlink:show="embed" xlink:actuate="onLoad" draw:mime-type="image/jpeg"/>
</draw:frame>
</text:a>
</text:p>
      <text:p text:style-name="P4">
<text:a xlink:type="simple" xlink:href="https://armyinform.com.ua/wp-content/uploads/2023/07/347435538_663200839169305_8422768460355724292_n.jpg" text:style-name="Internet_20_link" text:visited-style-name="Visited_20_Internet_20_Link">
<draw:frame draw:style-name="fr1" draw:name="Image278" text:anchor-type="as-char" svg:width="6.9236in" svg:height="6.9236in" draw:z-index="0">
<draw:image xlink:href="../Images/AРМІЯINFORM/2023-07-01T96-00-00-04-00/347435538_663200839169305_8422768460355724292_n-150x150.jpg" xlink:type="simple" xlink:show="embed" xlink:actuate="onLoad" draw:mime-type="image/jpeg"/>
</draw:frame>
</text:a>
</text:p>
      <text:p text:style-name="P4">
<text:a xlink:type="simple" xlink:href="https://armyinform.com.ua/wp-content/uploads/2023/07/347417966_663201119169277_842008930484937230_n.jpg" text:style-name="Internet_20_link" text:visited-style-name="Visited_20_Internet_20_Link">
<draw:frame draw:style-name="fr1" draw:name="Image279" text:anchor-type="as-char" svg:width="6.9236in" svg:height="6.9236in" draw:z-index="0">
<draw:image xlink:href="../Images/AРМІЯINFORM/2023-07-01T96-00-00-04-00/347417966_663201119169277_842008930484937230_n-150x150.jpg" xlink:type="simple" xlink:show="embed" xlink:actuate="onLoad" draw:mime-type="image/jpeg"/>
</draw:frame>
</text:a>
</text:p>
      <text:p text:style-name="P4">
— Вони оперують не лише на воді, а й виконують завдання із прикриттяповітряного простору над Києвом. І на їхньому рахунку вже чимало збитихзасобів повітряного нападу противника. Дається взнаки підготовка — особовийсклад дивізіону катерів добре навчений, адже проходив навчання за кордоном ізараз виконує завдання, знаходячись у постійному бойовому чергуванні, —підкреслив генерал-лейтенант Сергій Наєв.</text:p>
      <text:p text:style-name="P4">
За словами командувача, на Північному напрямку ще зберігається загрозаракетних та авіаційних ударів ворога, а також вірогідність появи диверсійно-розвідувальних груп противника. Відтак війська постійно тренуються активнодіяти у обороні північних рубежів.</text:p>
      <text:p text:style-name="P4">
— Тренування відбуваються на постійній основі. Тож відповідно до розпорядженняПрезидента України Верховного головнокомандувача Збройних Сил України, мисвідомі того, що необхідно робити і зробимо все залежне для оборони країни напівнічному напрямку, — наголосив генерал-лейтенант Сергій Наєв.</text:p>
      <text:p text:style-name="P4">
Водночас командувач Об’єднаних Сил ЗС України зазначив, що війська не повинніперебувати у статичному положенні. Лише постійні тренування є запорукоюефективної та швидкої реакції на зміни у бойовій обстановці.</text:p>
      <text:p text:style-name="P4">
По завершенню навчань генерал-лейтенант Сергій Наєв привітав військовихморяків з прийдешнім професійним святом і вручив відомчі нагороди групівійськовослужбовців ВМС ЗС України, які брали активну участь у бойових діях вході широкомасштабного вторгнення ворога.</text:p>
      <text:p text:style-name="P4">
Джерело: <text:a xlink:type="simple" xlink:href="https://www.facebook.com/JointForcesCommandAFU" text:style-name="Internet_20_link" text:visited-style-name="Visited_20_Internet_20_Link">
Командування Об'єднаних Сил ЗСУкраїни</text:a>
</text:p>
      <text:p text:style-name="P4">
Source: <text:a xlink:type="simple" xlink:href="https://armyinform.com.ua/2023/07/01/u-kyyivskomu-mori-vidbulysya-navchannya-z-vidbyttya-napadu-drg-protyvnyka/" text:style-name="Internet_20_link" text:visited-style-name="Visited_20_Internet_20_Link">
https://armyinform.com.ua/2023/07/01/u-kyyivskomu-mori-vidbulysya-navchannya-z-vidbyttya-napadu-drg-protyvnyka/</text:a>
</text:p>
      <!--NEWS-->
      <text:h text:style-name="P10" text:outline-level="1">
<text:span text:style-name="T4">
Усі, хто допомагатиме агресору, отримають відповідь України та всього світу — Володимир Зеленський</text:span>
</text:h>
      <text:p text:style-name="P4">
Author: ['АРМІЯINFORM']</text:p>
      <text:p text:style-name="P4">
Time: 2023-07-01T97:00:00-04:00</text:p>
      <text:p text:style-name="P4">
Description: https://youtu.be/YHAyEZzad0o    Бажаю здоров’я, шановні українці, шановні українк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ЗВЕРНЕННЯ ПРЕЗИДЕНТА УКРАЇНИ', 'ВОЛОДИМИР ЗЕЛЕНСЬКИЙ', 'ПРЕЗИДЕНТ УКРАЇНИ']</text:p>
      <text:p text:style-name="P4">
Category: News</text:p>
      <!--METADATA-->
      <text:p text:style-name="P4">
<text:span text:style-name="T4">
Бажаю здоров’я, шановні українці, шановні українки!</text:span>
</text:p>
      <text:p text:style-name="P4">
Цей день ми завершуємо на Рівненщині — провів чергове виїзне засідання Ставки.Ключові питання безпеки у північних регіонах нашої держави, наші заходи напосилення безпеки. Все, що стосується і кордону, і наших сил ОСУВ «Північ», іукраїнських стратегічних об’єктів — таких, як Рівненська атомна станція, наякій власне й відбулась Ставка.</text:p>
      <text:p text:style-name="P4">
Були доповіді розвідки, Головкома, командувача «Півночі», керівникаприкордонної служби, міністра внутрішніх справ, голови обласної державноїадміністрації Рівненщини щодо соціальних питань і потреб людей. Також буладоповідь керівника «Енергоатома» Котіна, директора Рівненської АЕС.</text:p>
      <text:p text:style-name="P4">
Загалом детально пропрацювали не тільки все, що стосується фізичної безпекинаших стратегічних об’єктів та північних областей, а й таких чутливих питань,як кібербезпека.</text:p>
      <text:p text:style-name="P4">
Дякую кожному й кожній у Рівненській області й тут, на Рівненській АЕС, та повсьому периметру нашого північного кордону, хто дбає про безпеку України танаших людей.</text:p>
      <text:p text:style-name="P4">
Сьогодні ж опублікований черговий пакет санкцій України проти тих, хтодопомагає росії вести цю терористичну війну. Зокрема, є санкції проти майже300 юридичних і майже 200 фізичних осіб. І це не лише громадяни росії. Всі,хто у світі допомагатиме агресору, отримає відповідь України та всього світу.</text:p>
      <text:p text:style-name="P4">
Сьогодні з візитом в Україні був Прем’єр-міністр Іспанії Санчес. Дужесимволічно — у перший день початку іспанського головування в Раді Євросоюзу.Це однозначно свідчить про нову реальність. Наш спільний європейський дімзавжди не можна було уявити повноцінним без України. І зараз же ми досягли йна політичному рівні того, що європейські справи без України вже нерозглядаються.</text:p>
      <text:p text:style-name="P4">
Цей візит пана Прем’єр-міністра Санчеса говорить і про пріоритети іспанськогоголовування, і про нашу співпрацю. Я дякую тобі, Іспаніє, за підтримку —оборонну, політичну, економічну! Окремо хочу подякувати за повагу й допомогунашим людям, які знайшли прихисток в Іспанії, рятуючись від бойових дій вУкраїні. Вірю, що скоро зможемо забезпечити всі необхідні умови, щоб наші людиповерталися додому, в Україну.</text:p>
      <text:p text:style-name="P4">
До речі, підписали сьогодні з паном Прем’єр-міністром Санчесом спільну заявущодо підтримки європейської та євроатлантичної перспективи України, і це вже21-ша така заява, тобто більшість підтримала нашу перспективу, зокрема і впитанні про членство в Альянсі… Бельгія, Данія, наші друзі з Естонії, Італія,Ісландія, Іспанія, Канада, це Латвія, це Литва, Нідерланди, Німеччина, цеНорвегія та Польща, Румунія, Словаччина, Словенія, Фінляндія, Франція, Чехія,Чорногорія та Швеція. Дякую всім вам!</text:p>
      <text:p text:style-name="P4">
Вдячний і тим державам, із якими в нас поки немає подібних спільних підписанихзаяв та декларацій, але які абсолютно чітко підтримують Україну на шляху вНАТО, а отже, підтримують наближення реального миру в усій Європі. Дякую!</text:p>
      <text:p text:style-name="P4">
І ще одне.</text:p>
      <text:p text:style-name="P4">
Сьогодні з’явилося повідомлення від Нацкомісії щодо енергетики та комунальнихпослуг про підвищення тарифів на воду. М’яко кажучи, ганебне рішення.Непрофесійне. Не погоджене з урядом. Ми не можемо і не будемо сприйматиспокійно такі рішення. Уряду доручено представити рішення у відповідь. І вонибудуть.</text:p>
      <text:p text:style-name="P4">
<text:span text:style-name="T4">
Слава Україні!</text:span>
</text:p>
      <text:p text:style-name="P4">
Source: <text:a xlink:type="simple" xlink:href="https://armyinform.com.ua/2023/07/01/usi-hto-dopomagatyme-agresoru-otrymayut-vidpovid-ukrayiny-ta-vsogo-svitu-volodymyr-zelenskyj/" text:style-name="Internet_20_link" text:visited-style-name="Visited_20_Internet_20_Link">
https://armyinform.com.ua/2023/07/01/usi-hto-dopomagatyme-agresoru-otrymayut-vidpovid-ukrayiny-ta-vsogo-svitu-volodymyr-zelenskyj/</text:a>
</text:p>
      <!--NEWS-->
      <text:h text:style-name="P10" text:outline-level="1">
<text:span text:style-name="T4">
Санкції проти російської федерації станом на 1 липня — СЗР України</text:span>
</text:h>
      <text:p text:style-name="P4">
Author: ['АРМІЯINFORM']</text:p>
      <text:p text:style-name="P4">
Time: 2023-07-01T98:00:00-04:00</text:p>
      <text:p text:style-name="P4">
Description: Служба зовнішньої розвідки України повідомляє про санкції проти російської федераці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1679294453141.jpg" text:style-name="Internet_20_link" text:visited-style-name="Visited_20_Internet_20_Link">
1679294453141.jpg</text:a>
']</text:p>
      <text:p text:style-name="P4">
Tags: ['STOPRUSSIA', 'АГРЕСІЯ РФ', 'АНТИРОСІЙСЬКІ САНКЦІЇ', 'ВІЙНА', 'ВТОРГНЕННЯ РФ', 'СЛУЖБА ЗОВНІШНЬОЇ РОЗВІДКИ УКРАЇНИ']</text:p>
      <text:p text:style-name="P4">
Category: News</text:p>
      <!--METADATA-->
      <text:p text:style-name="P4">
<draw:frame draw:style-name="fr1" draw:name="Image280" text:anchor-type="as-char" svg:width="6.9236in" svg:height="4.668485in" draw:z-index="0">
<draw:image xlink:href="../Images/AРМІЯINFORM/2023-07-01T98-00-00-04-00/1679294453141.jpg" xlink:type="simple" xlink:show="embed" xlink:actuate="onLoad" draw:mime-type="image/jpeg"/>
</draw:frame>
Ілюстративне фото</text:p>
      <text:p text:style-name="P4">
Служба зовнішньої розвідки України <text:a xlink:type="simple" xlink:href="https://szru.gov.ua/news-media/publications/010723-ukraina-i-svit--proty-rosiiskoi-ahresii-sanktsii-v-dii" text:style-name="Internet_20_link" text:visited-style-name="Visited_20_Internet_20_Link">
повідомляє</text:a>
 про санкції проти російської федерації та республіки білорусь станом на 1липня.</text:p>
      <text:p text:style-name="P4">
• До державного бюджету України надійшли грантові кошти в сумі 1,215 мільярдадоларів: 1,2 млрд дол. від США та 15 млн дол. від Фінляндії.</text:p>
      <text:p text:style-name="P4">
• Уряд Данії планує черговий пакет військової допомоги Україні на суму 1,3млрд данських крон (близько 170 млн євро). Пакет зокрема містить ракетипротиповітряної оборони, боєприпаси, машини для розмінування та кошти напридбання артилерійських снарядів.</text:p>
      <text:p text:style-name="P4">
• Німеччина передала Україні радіолокаційну станцію TRML-4D, тримостоукладальні машини Biber, мобільну систему розмінування, дві машиниприкордонної охорони та 16 ваговозів Zetros.</text:p>
      <text:p text:style-name="P4">
• Іспанія в рамках нового пакета військової допомоги може передати Українінову партію бронеавтомобілів Uro Vamtac. Зараз українські військові наіспанській території проходять навчання на цих бойових машинах.</text:p>
      <text:p text:style-name="P4">
• Чехія надасть Україні 1,8 млн євро для допомоги переселенцям і нарозмінування.</text:p>
      <text:p text:style-name="P4">
• Міністр оброни Сполученого Королівств Бен Воллес вважає, що Україна може«пропустити» План дій щодо членства в НАТО на своєму шляху до вступу в Альянс.</text:p>
      <text:p text:style-name="P4">
• Європейський Союз не розголошує деталі щодо конкретного співробітництва звладою України у наданні військової допомоги, але ця допомога спрямована нате, щоб підвищити спроможності Збройних сил України та привести їх ближче достандартів європейських армій та до НАТО, — заявив за підсумками другого дняроботи саміту ЄС у Брюсселі президент Європейської Ради Шарль Мішель.</text:p>
      <text:p text:style-name="P4">
• Лідери ЄС на саміті в Брюсселі ухвалили заяву, в якій висловили готовністьзробити внесок у майбутні зобов’язання з безпеки перед Україною та розглянутипідходи до такого внеску.</text:p>
      <text:p text:style-name="P4">
• Євросоюз зобов’язався продовжувати працювати з іншими країнами длязабезпечення якомога ширшої міжнародної підтримки ключових принципівукраїнської «формули миру».</text:p>
      <text:p text:style-name="P4">
• Президент Європейського парламенту Роберта Метсола заявила, що підтримуєпочаток переговорів щодо членства України в Європейському Союзі в серединігрудня цього року.</text:p>
      <text:p text:style-name="P4">
• Глава бельгійського уряду Александр де Кроо заявив, що заколот «вагнерівців»у росії мотивує ЄС продовжувати підтримувати Україну у російсько-українськійвійні.</text:p>
      <text:p text:style-name="P4">
• Президент Литви Гітанас Науседа закликав партнерів по ЄС не перетворюватинадання гарантій безпеки для України на неконтрольований процес. За йогословами, гарантії безпеки для України, яка протистоїть російському вторгненню,є частковою компенсацією за те, що країна поки що не може стати членом НАТО.</text:p>
      <text:p text:style-name="P4">
• Постійне представництво Литви в ОБСЄ у річницю звільнення острова Зміїнийзапропонувало росії повторити «жест доброї волі» і з таким самим поясненнямвивести війська з усієї території України.</text:p>
      <text:p text:style-name="P4">
• 3 липня 2023 року в Гаазі відкриється Міжнародний центр з кримінальногопереслідування за злочин агресії проти України (ICPA).</text:p>
      <text:p text:style-name="P4">
• Прем’єр міністр Польщі Матеуш Моравецький заявив, що його країна хотіла бприєднатися до програми ядерного обміну серед країн НАТО.</text:p>
      <text:p text:style-name="P4">
• Цьогоріч у липні Україна і Польща проведуть низку спільних заходів ізвшанування жертв Волинської трагедії.</text:p>
      <text:p text:style-name="P4">
• Україна та низка інших держав, що прагнуть стати членами ЄвропейськогоСоюзу, поінформували Раду ЄС про наміри приєднатись до санкційного режиму,пов’язаного із дестабілізацією Молдови.</text:p>
      <text:p text:style-name="P4">
• ЄС вирішив на пів року продовжити економічні санкції проти росії за війну.</text:p>
      <text:p text:style-name="P4">
• Лідери держав-членів Європейського Союзу підтримали план використаннязаморожених активів центробанку росії на користь України, що передбачаєстягнення з них податку на прибуток. За оцінками, цей прибуток може становитиблизько трьох мільярдів євро на рік.</text:p>
      <text:p text:style-name="P4">
• Європейська рада на своєму засіданні у рамках саміту Євросоюзу засудиласпівпрацю білорусі та Ірану з росією в оборонній галузі. Крім того, Єврорада«найрішучішим чином засуджує» незаконну депортацію та вивіз до росії табілорусі українських дітей та інших цивільних осіб. У вищому політичномуоргані Європейського союзу вимагають від росії і білорусі «негайно забезпечитиїх безпечне повернення» в Україну.</text:p>
      <text:p text:style-name="P4">
• ЄС і білоруська опозиція утворили консультативну групу, яка забезпечитьобмін інформацією про ситуацію в країні та допоможе «сформувати подальші діїЄС на підтримку вільної, суверенної та демократичної Білорусі».</text:p>
      <text:p text:style-name="P4">
• У Польщі за шпигунство затримали російського хокеїста.</text:p>
      <text:p text:style-name="P4">
• Акціонерам «газпрому» не виплачуватимуть дивіденди за 2022 рік, як раніше івимагала рада директорів: через російську кризу за підсумками 2022 року«газпром» отримав 1,226 трлн руб чистого прибутку, проти 2,093 трлн руб у 2021році.</text:p>
      <text:p text:style-name="P4">
• російський міжнародний авіаційно-космічний салон (макс), який мав відбутися25–30 липня, остаточно скасовано та перенесено на 2024 та 2025 роки.</text:p>
      <text:p text:style-name="P4">
• З 30 червня найпопулярніший у світі мобільний додаток для знайомств Tinderперестав працювати на росії. Також додаток Tinder став недоступний росіянамдля завантаження через Play Market від Google та AppStore від Apple.</text:p>
      <text:p text:style-name="P4">
• У червні нафтокомпанії поставили на внутрішній російський ринок 2,8 млн. тонбензину, що на 6,5 % менше, ніж за аналогічний період минулого року.</text:p>
      <text:p text:style-name="P4">
• За даними центробанку росії, обсяг коштів у системі обов’язкового медичногострахування, призначений для оплати лікування населення, у першому кварталіскоротився на 14,6 % порівняно з 2022 роком.</text:p>
      <text:p text:style-name="P4">
• Обсяг кредитного портфеля для фінансової допомоги російському приватномубізнесу в іноземних банках, що залишились на росії, із лютого 2022 рокускоротився на 870 млрд руб, в окремих банках він знизився до нуля. Найбільшийза активами з іноземним капіталом райффайзенбанк за рік скоротив кредитнийпортфель на понад 50 %, до 295 млрд руб.</text:p>
      <text:p text:style-name="P4">
• За підсумками першого півріччя на торгах московської біржі російський рубльопустився до мінімуму із березня 2022 року: один долар США коштував понад 89руб, євро — понад 97 руб, китайський юань — понад 12 руб. Високий попит на цівалюти пов’язують із відтоком капіталу та нестабільністю в країні. Аналітикиприпускають зростання вартості долара до 90 руб.</text:p>
      <text:p text:style-name="P4">
• 30 червня російська соціальна мережа яrus (12 млн користувачів) закрилась,як заявлено, «через нестабільну політичну ситуацію».</text:p>
      <text:p text:style-name="P4">
• Суд ЄС відмовився скасовувати санкції проти білоруської будівельної компанії«дана астра» сербських бізнесменів братів карічів.</text:p>
      <text:p text:style-name="P4">
• Візовий центр VFS Global повідомив, що литовський візовий центр припиняєприймання документів у білорусі на національні візи.</text:p>
      <text:p text:style-name="P4">
• З 6 липня у білорусі піднімуть тарифи на пасажирські залізничні перевезення.Подорожчання квитків та провезення багажу торкнеться поїздів міських,регіональних та міжрегіональних ліній. У деяких випадках тарифи збільшатьсябільш ніж на 40 %.</text:p>
      <text:p text:style-name="P4">
• член-кореспондент академії військових наук росії владімір козін заявив, щоправо застосування розміщеної в білорусі російської тактичної ядерної зброїналежить виключно путіну.</text:p>
      <text:p text:style-name="P4">
• мвд білорусі оновило свій перелік громадян рб, іноземних громадян або осіббез громадянства, причетних до екстремістської діяльності. До нього додано ще25 осіб. У списку вже 2 992 особи.</text:p>
      <text:p text:style-name="P4">
Source: <text:a xlink:type="simple" xlink:href="https://armyinform.com.ua/2023/07/01/sankcziyi-proty-rosijskoyi-federacziyi-stanom-na-1-lypnya-szr-ukrayiny/" text:style-name="Internet_20_link" text:visited-style-name="Visited_20_Internet_20_Link">
https://armyinform.com.ua/2023/07/01/sankcziyi-proty-rosijskoyi-federacziyi-stanom-na-1-lypnya-szr-ukrayiny/</text:a>
</text:p>
      <!--NEWS-->
      <text:h text:style-name="P10" text:outline-level="1">
<text:span text:style-name="T4">
Коротко. Війна. День 493. Відеодайджест</text:span>
</text:h>
      <text:p text:style-name="P4">
Author: ['АРМІЯINFORM']</text:p>
      <text:p text:style-name="P4">
Time: 2023-07-01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ГШ ЗСУ']</text:p>
      <text:p text:style-name="P4">
Category: News</text:p>
      <!--METADATA-->
      <text:p text:style-name="P4">
Source: <text:a xlink:type="simple" xlink:href="https://armyinform.com.ua/2023/07/01/korotko-vijna-den-493-videodajdzhest/" text:style-name="Internet_20_link" text:visited-style-name="Visited_20_Internet_20_Link">
https://armyinform.com.ua/2023/07/01/korotko-vijna-den-493-videodajdzhest/</text:a>
</text:p>
      <!--NEWS-->
      <text:h text:style-name="P10" text:outline-level="1">
<text:span text:style-name="T4">
Команда Мінстратегпрому майже сформована - міністр</text:span>
</text:h>
      <text:p text:style-name="P4">
Authors: Ukrinform (Person)</text:p>
      <text:p text:style-name="P4">
Publisher: Укринформ (Organization)</text:p>
      <text:p text:style-name="P4">
Published Time: 2023-07-01T9:09:00+03:00</text:p>
      <text:p text:style-name="P4">
Modified Time: 2023-07-01T21:09:00+03:00</text:p>
      <text:p text:style-name="P4">
Description: Міністр з питань стратегічних галузей промисловості Олександр Камишін підбив підсумки 100 днів роботи на посаді, зазначивши, що команда Мінстратегпрому вже майже сформована. — Укрінформ.</text:p>
      <text:p text:style-name="P4">
Images: ['<text:a xlink:type="simple" xlink:href="https://static.ukrinform.com/photos/2022_04/thumb_files/630_360_1648797791-111.jpg" text:style-name="Internet_20_link" text:visited-style-name="Visited_20_Internet_20_Link">
630_360_16487...</text:a>
']</text:p>
      <text:p text:style-name="P4">
Tags: ['ОПК', 'Мінстратегпром', 'Камишін']</text:p>
      <text:p text:style-name="P4">
Type: Article</text:p>
      <!--METADATA-->
      <text:p text:style-name="P4">
<draw:frame draw:style-name="fr1" draw:name="Image281" text:anchor-type="as-char" svg:width="6.9236in" svg:height="3.956343in" draw:z-index="0">
<draw:image xlink:href="../Images/yкринформ/2023-07-01T9-09-00-03-00/630_360_1648797791-111.jpg" xlink:type="simple" xlink:show="embed" xlink:actuate="onLoad" draw:mime-type="image/jpeg"/>
</draw:frame>
 Міністр зпитань стратегічних галузей промисловості Олександр Камишін підбив підсумки100 днів роботи на посаді, зазначивши, що команда Мінстратегпрому вже майжесформована.</text:p>
      <text:p text:style-name="P4">
Як передає Укрінформ, про це Камишін повідомив у <text:a xlink:type="simple" xlink:href="http://t.me/zalizni_zminy/1409" text:style-name="Internet_20_link" text:visited-style-name="Visited_20_Internet_20_Link">
 Телеграмі</text:a>
 .</text:p>
      <text:p text:style-name="P4">
«Залізна команда вже майже в зборі. Формував команду із професіоналів, якіраніше працювали в міністерстві, кількох спеців заманив з ринку, і знайшовкількох сильних військовослужбовців, яких залучаю до міністерства», - зазначивміністр.</text:p>
      <text:p text:style-name="P4">
За його словами, протягом 100 днів роботи на новій посаді разом із командоювдалося сформувати цілі, завдання та стратегічну ідею розвитку вітчизняногоОПК.</text:p>
      <text:p text:style-name="P4">
<text:span text:style-name="T4">
Читайте також:</text:span>
 <text:a xlink:type="simple" xlink:href="https://www.ukrinform.ua/rubric-ato/3726929-na-stavci-obgovorili-oboronnonastupalni-operacii-j-robotu-ukrainskogo-opk-zelenskij.html" text:style-name="Internet_20_link" text:visited-style-name="Visited_20_Internet_20_Link">
 На Ставці обговорили оборонно-наступальні операції йроботу українського ОПК – Зеленський </text:a>
</text:p>
      <text:p text:style-name="P4">
Камишін наголосив, що галузь під його керівництвом «почала видаватирезультат».</text:p>
      <text:p text:style-name="P4">
«По одному з ключових напрямків вже вдалося відчутно наростити виробництво. Мище далекі від потреб наших сил <text:a xlink:type="simple" xlink:href="https://www.ukrinform.ua/tag-oborona" text:style-name="Internet_20_link" text:visited-style-name="Visited_20_Internet_20_Link">
 оборони </text:a>
 . Та за один тільки місяць червень ми виробили в кілька разів більшевиробів, ніж за весь минулий рік. Починаємо виробляти те, що вже багато роківне виробляли», - зазначив очільник Мінстратегпрому.</text:p>
      <text:p text:style-name="P4">
Як повідомлялося, в Україні буде напрацьована програма фінансування з метоюрозвитку оборонно-промислового комплексу.</text:p>
      <text:p text:style-name="P4">
Source: <text:a xlink:type="simple" xlink:href="https://www.ukrinform.ua/rubric-economy/3730323-komanda-minstrategpromu-majze-sformovana-ministr.html" text:style-name="Internet_20_link" text:visited-style-name="Visited_20_Internet_20_Link">
https://www.ukrinform.ua/rubric-economy/3730323-komanda-minstrategpromu-majze-sformovana-ministr.html</text:a>
</text:p>
      <!--NEWS-->
      <text:h text:style-name="P10" text:outline-level="1">
<text:span text:style-name="T4">
Повітряні сили попереджають про загрозу ударних безпілотників на півдні</text:span>
</text:h>
      <text:p text:style-name="P4">
Authors: Ukrinform (Person)</text:p>
      <text:p text:style-name="P4">
Publisher: Укринформ (Organization)</text:p>
      <text:p text:style-name="P4">
Published Time: 2023-07-02T-1:05:00+03:00</text:p>
      <text:p text:style-name="P4">
Modified Time: 2023-07-02T00:05:00+03:00</text:p>
      <text:p text:style-name="P4">
Description: Жителів Херсонської та Миколаївської областей попереджають про загрозу застосування ворогом ударних БпЛА. — Укрінформ.</text:p>
      <text:p text:style-name="P4">
Images: ['<text:a xlink:type="simple" xlink:href="https://static.ukrinform.com/photos/2023_03/thumb_files/630_360_1680242099-410.jpg" text:style-name="Internet_20_link" text:visited-style-name="Visited_20_Internet_20_Link">
630_360_16802...</text:a>
']</text:p>
      <text:p text:style-name="P4">
Tags: ['Херсонщина', 'Миколаївщина', 'Війна з Росією', 'Повітряна тривога', 'Дрон-камікадзе']</text:p>
      <text:p text:style-name="P4">
Type: Article</text:p>
      <!--METADATA-->
      <text:p text:style-name="P4">
<draw:frame draw:style-name="fr1" draw:name="Image282" text:anchor-type="as-char" svg:width="6.9236in" svg:height="3.956343in" draw:z-index="0">
<draw:image xlink:href="../Images/yкринформ/2023-07-02T-1-05-00-03-00/630_360_1680242099-410.jpg" xlink:type="simple" xlink:show="embed" xlink:actuate="onLoad" draw:mime-type="image/jpeg"/>
</draw:frame>
 ЖителівХерсонської та Миколаївської областей попереджають про загрозу застосуванняворогом ударних БпЛА.</text:p>
      <text:p text:style-name="P4">
Відповідне попередження Повітряні сили ЗСУ опублікували у <text:a xlink:type="simple" xlink:href="https://t.me/s/kpszsu" text:style-name="Internet_20_link" text:visited-style-name="Visited_20_Internet_20_Link">
 Телеграмі</text:a>
 , повідомляє Укрінформ.</text:p>
      <text:p text:style-name="P4">
«Херсонська, Миколаївська області - загроза застосування ворогом ударних БпЛАз південного напрямку!» - йдеться в дописі.</text:p>
      <text:p text:style-name="P4">
У цих двох регіонах оголошено <text:a xlink:type="simple" xlink:href="https://www.ukrinform.ua/tag-povitrana-trivoga" text:style-name="Internet_20_link" text:visited-style-name="Visited_20_Internet_20_Link">
 повітряну тривогу.</text:a>
</text:p>
      <text:p text:style-name="P4">
</text:p>
      <text:p text:style-name="P4">
<text:span text:style-name="T4">
Читайте також:</text:span>
 <text:a xlink:type="simple" xlink:href="https://www.ukrinform.ua/rubric-ato/3730081-ignat-vvazae-so-vorog-nakopicue-raketi-dla-akihos-pidstupnisih-namiriv.html" text:style-name="Internet_20_link" text:visited-style-name="Visited_20_Internet_20_Link">
 Ігнат вважає, що ворог накопичує ракети для «якихосьпідступніших намірів» </text:a>
</text:p>
      <text:p text:style-name="P4">
Як повідомлялося, російські військові замість одного надводного носія ракет«Калібр» вивели в Чорне море два підводні ракетоносії.</text:p>
      <text:p text:style-name="P4">
<text:span text:style-name="T5">
Фото: Getty Images</text:span>
</text:p>
      <text:p text:style-name="P4">
Source: <text:a xlink:type="simple" xlink:href="https://www.ukrinform.ua/rubric-ato/3730345-povitrani-sili-poperedzaut-pro-zagrozu-udarnih-bezpilotnikiv-na-pivdni.html" text:style-name="Internet_20_link" text:visited-style-name="Visited_20_Internet_20_Link">
https://www.ukrinform.ua/rubric-ato/3730345-povitrani-sili-poperedzaut-pro-zagrozu-udarnih-bezpilotnikiv-na-pivdni.html</text:a>
</text:p>
      <!--NEWS-->
      <text:h text:style-name="P10" text:outline-level="1">
<text:span text:style-name="T4">
Повітряні сили попереджають про загрозу ударних безпілотників на півдні</text:span>
</text:h>
      <text:p text:style-name="P4">
Authors: Ukrinform (Person)</text:p>
      <text:p text:style-name="P4">
Publisher: Укринформ (Organization)</text:p>
      <text:p text:style-name="P4">
Published Time: 2023-07-02T00:05:00+03:00</text:p>
      <text:p text:style-name="P4">
Modified Time: 2023-07-02T00:05:00+03:00</text:p>
      <text:p text:style-name="P4">
Description: Жителів Херсонської та Миколаївської областей попереджають про загрозу застосування ворогом ударних БпЛА. — Укрінформ.</text:p>
      <text:p text:style-name="P4">
Images: ['<text:a xlink:type="simple" xlink:href="https://static.ukrinform.com/photos/2023_03/thumb_files/630_360_1680242099-410.jpg" text:style-name="Internet_20_link" text:visited-style-name="Visited_20_Internet_20_Link">
630_360_16802...</text:a>
']</text:p>
      <text:p text:style-name="P4">
Tags: ['Херсонщина', 'Миколаївщина', 'Війна з Росією', 'Повітряна тривога', 'Дрон-камікадзе']</text:p>
      <text:p text:style-name="P4">
Type: Article</text:p>
      <!--METADATA-->
      <text:p text:style-name="P4">
<draw:frame draw:style-name="fr1" draw:name="Image284" text:anchor-type="as-char" svg:width="6.9236in" svg:height="3.956343in" draw:z-index="0">
<draw:image xlink:href="../Images/yкринформ/2023-07-02T00-05-00-03-00/630_360_1680242099-410.jpg" xlink:type="simple" xlink:show="embed" xlink:actuate="onLoad" draw:mime-type="image/jpeg"/>
</draw:frame>
 ЖителівХерсонської та Миколаївської областей попереджають про загрозу застосуванняворогом ударних БпЛА.</text:p>
      <text:p text:style-name="P4">
Відповідне попередження Повітряні сили ЗСУ опублікували у <text:a xlink:type="simple" xlink:href="https://t.me/s/kpszsu" text:style-name="Internet_20_link" text:visited-style-name="Visited_20_Internet_20_Link">
 Телеграмі</text:a>
 , повідомляє Укрінформ.</text:p>
      <text:p text:style-name="P4">
«Херсонська, Миколаївська області - загроза застосування ворогом ударних БпЛАз південного напрямку!» - йдеться в дописі.</text:p>
      <text:p text:style-name="P4">
У цих двох регіонах оголошено <text:a xlink:type="simple" xlink:href="https://www.ukrinform.ua/tag-povitrana-trivoga" text:style-name="Internet_20_link" text:visited-style-name="Visited_20_Internet_20_Link">
 повітряну тривогу.</text:a>
</text:p>
      <text:p text:style-name="P4">
</text:p>
      <text:p text:style-name="P4">
<text:span text:style-name="T4">
Читайте також:</text:span>
 <text:a xlink:type="simple" xlink:href="https://www.ukrinform.ua/rubric-ato/3730081-ignat-vvazae-so-vorog-nakopicue-raketi-dla-akihos-pidstupnisih-namiriv.html" text:style-name="Internet_20_link" text:visited-style-name="Visited_20_Internet_20_Link">
 Ігнат вважає, що ворог накопичує ракети для «якихосьпідступніших намірів» </text:a>
</text:p>
      <text:p text:style-name="P4">
Як повідомлялося, російські військові замість одного надводного носія ракет«Калібр» вивели в Чорне море два підводні ракетоносії.</text:p>
      <text:p text:style-name="P4">
<text:span text:style-name="T5">
Фото: Getty Images</text:span>
</text:p>
      <text:p text:style-name="P4">
Source: <text:a xlink:type="simple" xlink:href="https://www.ukrinform.ua/rubric-ato/3730345-povitrani-sili-poperedzaut-pro-zagrozu-udarnih-bezpilotnikiv-na-pivdni.html" text:style-name="Internet_20_link" text:visited-style-name="Visited_20_Internet_20_Link">
https://www.ukrinform.ua/rubric-ato/3730345-povitrani-sili-poperedzaut-pro-zagrozu-udarnih-bezpilotnikiv-na-pivdni.html</text:a>
</text:p>
      <!--NEWS-->
      <text:h text:style-name="P10" text:outline-level="1">
<text:span text:style-name="T4">
Росіяни за день 25 разів обстріляли Сумщину, пошкоджена ЛЕП</text:span>
</text:h>
      <text:p text:style-name="P4">
Authors: Ukrinform (Person)</text:p>
      <text:p text:style-name="P4">
Publisher: Укринформ (Organization)</text:p>
      <text:p text:style-name="P4">
Published Time: 2023-07-02T00:26:00+03:00</text:p>
      <text:p text:style-name="P4">
Modified Time: 2023-07-02T00:26:00+03:00</text:p>
      <text:p text:style-name="P4">
Description: Протягом суботи російські агресори вчинили 25 обстрілів прикордонних громад Сумської області, загалом зафіксовано 140 вибухів. — Укрінформ.</text:p>
      <text:p text:style-name="P4">
Images: ['<text:a xlink:type="simple" xlink:href="https://static.ukrinform.com/photos/2018_10/thumb_files/630_360_1540384583-725.jpg" text:style-name="Internet_20_link" text:visited-style-name="Visited_20_Internet_20_Link">
630_360_15403...</text:a>
']</text:p>
      <text:p text:style-name="P4">
Tags: ['Обстріл', 'Сумщина', 'Вибух', 'Міномет', 'Війна з Росією', 'Артилерія']</text:p>
      <text:p text:style-name="P4">
Type: Article</text:p>
      <!--METADATA-->
      <text:p text:style-name="P4">
<draw:frame draw:style-name="fr1" draw:name="Image286" text:anchor-type="as-char" svg:width="6.9236in" svg:height="3.956343in" draw:z-index="0">
<draw:image xlink:href="../Images/yкринформ/2023-07-02T00-26-00-03-00/630_360_1540384583-725.jpg" xlink:type="simple" xlink:show="embed" xlink:actuate="onLoad" draw:mime-type="image/jpeg"/>
</draw:frame>
 Протягомсуботи російські агресори вчинили 25 обстрілів прикордонних громад Сумськоїобласті, загалом зафіксовано 140 вибухів.</text:p>
      <text:p text:style-name="P4">
Про це Сумська ОВА повідомляє у <text:a xlink:type="simple" xlink:href="https://www.facebook.com/sumska.oda/" text:style-name="Internet_20_link" text:visited-style-name="Visited_20_Internet_20_Link">
 Фейсбуку</text:a>
 передає Укрінформ.</text:p>
      <text:p text:style-name="P4">
«Протягом дня росіяни здійснили 25 обстрілів. Зафіксовано 140 вибухів», -ідеться в повідомленні.</text:p>
      <text:p text:style-name="P4">
Обстрілів зазнали Краснопільська, Миропільська, Білопільська,Великописарівська, Юнаківська, Хотінська, Есманська, Глухівська, Шалигинськагромади.</text:p>
      <text:p text:style-name="P4">
Есманська громада зазнала мінометного обстрілу (20 вибухів), пошкоджено лініюелектропередач.</text:p>
      <text:p text:style-name="P4">
По Миропільській громаді ворог з мінометів випустив 13 мін, пошкодженоприватне домогосподарство та трактор.</text:p>
      <text:p text:style-name="P4">
<text:span text:style-name="T4">
Читайте також:</text:span>
 <text:a xlink:type="simple" xlink:href="https://www.ukrinform.ua/rubric-ato/3729199-rosiani-utrici-zbilsili-obstrili-prikordonna-z-pocatku-cervna-1-700.html" text:style-name="Internet_20_link" text:visited-style-name="Visited_20_Internet_20_Link">
 Росіяни утричі збільшили обстріли прикордоння - з початкучервня 1 700 </text:a>
</text:p>
      <text:p text:style-name="P4">
У Краснопільській громаді зафіксовано вісім вибухів унаслідок артилерійськогообстрілу та 11 «прильотів» з міномета.</text:p>
      <text:p text:style-name="P4">
Під мінометним обстрілом перебувала і Глухівська громада (вісім вибухів).</text:p>
      <text:p text:style-name="P4">
На територію Білопільської громади росіяни скинули 20 мін. Також тутзафіксовано артобстріли (11 вибухів) та обстріл з АГС (вісім вибухів).</text:p>
      <text:p text:style-name="P4">
Великописарівська громада зазнала артилерійського та мінометного обстрілів (пошість вибухів в обох випадках).</text:p>
      <text:p text:style-name="P4">
У Шалигинській громаді зафіксовано шість «прильотів» з міномета, у Юнаківській- 11.</text:p>
      <text:p text:style-name="P4">
<text:span text:style-name="T4">
Читайте також:</text:span>
 <text:a xlink:type="simple" xlink:href="https://www.ukrinform.ua/rubric-regions/3729156-rosiani-vnoci-obstrilali-prikordonna-cernigivsini-i-sumsini-ponad-30-prilotiv.html" text:style-name="Internet_20_link" text:visited-style-name="Visited_20_Internet_20_Link">
 Росіяни вночі обстріляли прикордоння Чернігівщини і<text:span text:style-name="T4">
Сумщин</text:span>
 и - понад 30 «прильотів» </text:a>
</text:p>
      <text:p text:style-name="P4">
По Хотінській громаді росіяни били з мінометів (шість вибухів) та артилерії(шість вибухів).</text:p>
      <text:p text:style-name="P4">
Як повідомлялося, командувач Об’єднаних сил ЗСУ генерал-лейтенант Сергій Наєв<text:a xlink:type="simple" xlink:href="https://www.ukrinform.ua/rubric-regions/3729226-naev-zaklikav-ziteliv-sumsini-viihati-z-prikordonnih-rajoniv.html" text:style-name="Internet_20_link" text:visited-style-name="Visited_20_Internet_20_Link">
 закликав жителів прикордонних районів Сумщини</text:a>
 виїхати у безпечніші регіони.</text:p>
      <text:p text:style-name="P4">
Source: <text:a xlink:type="simple" xlink:href="https://www.ukrinform.ua/rubric-ato/3730340-rosiani-za-den-25-raziv-obstrilali-sumsinu-poskodzena-lep.html" text:style-name="Internet_20_link" text:visited-style-name="Visited_20_Internet_20_Link">
https://www.ukrinform.ua/rubric-ato/3730340-rosiani-za-den-25-raziv-obstrilali-sumsinu-poskodzena-lep.html</text:a>
</text:p>
      <!--NEWS-->
      <text:h text:style-name="P10" text:outline-level="1">
<text:span text:style-name="T4">
Румунію залишили 40 працівників посольства Росії</text:span>
</text:h>
      <text:p text:style-name="P4">
Authors: Ukrinform (Person)</text:p>
      <text:p text:style-name="P4">
Publisher: Укринформ (Organization)</text:p>
      <text:p text:style-name="P4">
Published Time: 2023-07-02T00:49:00+03:00</text:p>
      <text:p text:style-name="P4">
Modified Time: 2023-07-02T00:49:00+03:00</text:p>
      <text:p text:style-name="P4">
Description: З Бухареста спеціальним рейсом вилетіли 40 російських дипломатів та представників технічного персоналу посольства РФ, а також члени їхніх сімей. — Укрінформ.</text:p>
      <text:p text:style-name="P4">
Images: ['<text:a xlink:type="simple" xlink:href="https://static.ukrinform.com/photos/2023_07/thumb_files/630_360_1688247423-177.jpg" text:style-name="Internet_20_link" text:visited-style-name="Visited_20_Internet_20_Link">
630_360_16882...</text:a>
']</text:p>
      <text:p text:style-name="P4">
Tags: ['Посольство', 'Румунія', 'Російські дипломати', 'Вислання дипломатів']</text:p>
      <text:p text:style-name="P4">
Type: Article</text:p>
      <!--METADATA-->
      <text:p text:style-name="P4">
<draw:frame draw:style-name="fr1" draw:name="Image287" text:anchor-type="as-char" svg:width="6.9236in" svg:height="3.956343in" draw:z-index="0">
<draw:image xlink:href="../Images/yкринформ/2023-07-02T00-49-00-03-00/630_360_1688247423-177.jpg" xlink:type="simple" xlink:show="embed" xlink:actuate="onLoad" draw:mime-type="image/jpeg"/>
</draw:frame>
 ЗБухареста спеціальним рейсом вилетіли 40 російських дипломатів тапредставників технічного персоналу посольства РФ, а також члени їхніх сімей.</text:p>
      <text:p text:style-name="P4">
Про це повідомляє <text:a xlink:type="simple" xlink:href="https://www.radiosvoboda.org/a/news-rumunia-posolstvo-rf/32485203.html" text:style-name="Internet_20_link" text:visited-style-name="Visited_20_Internet_20_Link">
 Радіо Свобода </text:a>
 , передає Укрінформ.</text:p>
      <text:p text:style-name="P4">
Спецрейс було організовано Кремлем після наказу МЗС Румунії скоротитидипломатичну присутність Росії в країні.</text:p>
      <text:p text:style-name="P4">
Як уточнила румунська сторона, на борту літака перебували 11 дипломатів і 29технічно-адміністративних співробітників. За словами офіційних осіб, літаквилетів із шестигодинною затримкою.</text:p>
      <text:p text:style-name="P4">
Бухарест 8 червня закликав Москву скоротити штат <text:a xlink:type="simple" xlink:href="https://www.ukrinform.ua/tag-posolstvo" text:style-name="Internet_20_link" text:visited-style-name="Visited_20_Internet_20_Link">
 посольства</text:a>
 в Румунії на 40 осіб, нагадує РадіоСвобода. Ішлося про те, щоб чисельність дипломатів і технічних працівниківросійського представництва дорівнювала кількості співробітників дипмісіїРумунії в РФ.</text:p>
      <text:p text:style-name="P4">
<text:span text:style-name="T4">
Читайте також:</text:span>
 <text:a xlink:type="simple" xlink:href="https://www.ukrinform.ua/rubric-world/3700517-svecia-visilae-patoh-rosijskih-diplomativ-mzs.html" text:style-name="Internet_20_link" text:visited-style-name="Visited_20_Internet_20_Link">
 Швеція висилає п'ятьох російських дипломатів – МЗС</text:a>
</text:p>
      <text:p text:style-name="P4">
Загалом Росія мала скоротити 51 посаду, але оскільки не всі вони зайняті,Румунію залишили 40 працівників посольства. Це понад половина штату.</text:p>
      <text:p text:style-name="P4">
Як зазначається, зовнішньополітичне відомство Румун**ї наголосило, що рішенняпро скорочення персоналу дипмісії відображає поточний рівень відносин міждвома країнами після того, як РФ розв’язала агресивну війну проти України.</text:p>
      <text:p text:style-name="P4">
<text:span text:style-name="T5">
Фото: Nicubunu</text:span>
</text:p>
      <text:p text:style-name="P4">
Source: <text:a xlink:type="simple" xlink:href="https://www.ukrinform.ua/rubric-world/3730346-rumuniu-zalisili-40-pracivnikiv-posolstva-rosii.html" text:style-name="Internet_20_link" text:visited-style-name="Visited_20_Internet_20_Link">
https://www.ukrinform.ua/rubric-world/3730346-rumuniu-zalisili-40-pracivnikiv-posolstva-rosii.html</text:a>
</text:p>
      <!--NEWS-->
      <text:h text:style-name="P10" text:outline-level="1">
<text:span text:style-name="T4">
Прокурори фіксують наслідки ворожого обстрілу у Балаклії на Харківщині</text:span>
</text:h>
      <text:p text:style-name="P4">
Author: ['АРМІЯINFORM']</text:p>
      <text:p text:style-name="P4">
Time: 2023-07-02T99:00:00-04:00</text:p>
      <text:p text:style-name="P4">
Description: За процесуального керівництва Ізюмської окружної прокуратури Харківської обла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1_17-23-41.jpg" text:style-name="Internet_20_link" text:visited-style-name="Visited_20_Internet_20_Link">
photo_2023-07-01_17-23-41.jpg</text:a>
']</text:p>
      <text:p text:style-name="P4">
Tags: ['STOPRUSSIA', 'АГРЕСІЯ РФ']</text:p>
      <text:p text:style-name="P4">
Category: News</text:p>
      <!--METADATA-->
      <text:p text:style-name="P4">
<draw:frame draw:style-name="fr1" draw:name="Image288" text:anchor-type="as-char" svg:width="6.9236in" svg:height="4.73293in" draw:z-index="0">
<draw:image xlink:href="../Images/AРМІЯINFORM/2023-07-02T99-00-00-04-00/photo_2023-07-01_17-23-41.jpg" xlink:type="simple" xlink:show="embed" xlink:actuate="onLoad" draw:mime-type="image/jpeg"/>
</draw:frame>
</text:p>
      <text:p text:style-name="P4">
За процесуального керівництва Ізюмської окружної прокуратури Харківськоїобласті розпочато досудове розслідування за фактом порушення законів тазвичаїв війни (ч. 1 ст. 438 КК України).</text:p>
      <text:p text:style-name="P4">
Про це <text:a xlink:type="simple" xlink:href="https://t.me/pgo_gov_ua" text:style-name="Internet_20_link" text:visited-style-name="Visited_20_Internet_20_Link">
повідомляє</text:a>
 Офіс Генерального прокурора.</text:p>
      <text:p text:style-name="P4">
«Слідством встановлено, що 1 липня близько 14:35 російські військовіобстріляли цивільну інфраструктуру м. Балаклія. За попередніми даними, з РСЗВ.Пошкоджено приватні житлові будинки, господарчі споруди. Отримали поранення65-річна жінка, двоє чоловіків і 14-річний хлопчик. Наразі прокурори увзаємодії зі слідчими поліції проводять першочергові слідчі дії», — йдеться вповідомленні.</text:p>
      <text:p text:style-name="P4">
Source: <text:a xlink:type="simple" xlink:href="https://armyinform.com.ua/2023/07/02/prokurory-fiksuyut-naslidky-vorozhogo-obstrilu-u-balakliyi-na-harkivshhyni/" text:style-name="Internet_20_link" text:visited-style-name="Visited_20_Internet_20_Link">
https://armyinform.com.ua/2023/07/02/prokurory-fiksuyut-naslidky-vorozhogo-obstrilu-u-balakliyi-na-harkivshhyn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